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random_5f_200-annotated">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andom_200-annotated"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itzungsnr.</text:p>
          </table:table-cell>
          <table:table-cell table:style-name="ce1" office:value-type="string" calcext:value-type="string">
            <text:p>Datum</text:p>
          </table:table-cell>
          <table:table-cell table:style-name="ce1" office:value-type="string" calcext:value-type="string">
            <text:p>Rede ID</text:p>
          </table:table-cell>
          <table:table-cell table:style-name="ce1" office:value-type="string" calcext:value-type="string">
            <text:p>Redner</text:p>
          </table:table-cell>
          <table:table-cell table:style-name="ce3" office:value-type="string" calcext:value-type="string">
            <text:p>Timestamp</text:p>
          </table:table-cell>
          <table:table-cell table:style-name="ce3" office:value-type="string" calcext:value-type="string">
            <text:p>Warscheinlichkeit</text:p>
          </table:table-cell>
          <table:table-cell table:style-name="ce1" office:value-type="string" calcext:value-type="string">
            <text:p>Redebeitrag</text:p>
          </table:table-cell>
          <table:table-cell table:style-name="ce2"/>
          <table:table-cell table:style-name="ce3" office:value-type="string" calcext:value-type="string">
            <text:p>Standpunkt</text:p>
          </table:table-cell>
          <table:table-cell table:style-name="ce3" office:value-type="string" calcext:value-type="string">
            <text:p>Goldstandard</text:p>
          </table:table-cell>
          <table:table-cell table:style-name="ce4" office:value-type="string" calcext:value-type="string">
            <text:p>(x = gleich)</text:p>
          </table:table-cell>
          <table:table-cell/>
          <table:table-cell table:style-name="ce5" office:value-type="string" calcext:value-type="string">
            <text:p>Insgesamt</text:p>
          </table:table-cell>
          <table:table-cell table:style-name="ce5" office:value-type="string" calcext:value-type="string">
            <text:p>Kriminelle</text:p>
          </table:table-cell>
          <table:table-cell table:style-name="ce5" office:value-type="string" calcext:value-type="string">
            <text:p>Nützliche</text:p>
          </table:table-cell>
          <table:table-cell table:style-name="ce5" office:value-type="string" calcext:value-type="string">
            <text:p>Kostenintensive</text:p>
          </table:table-cell>
          <table:table-cell table:style-name="ce5" office:value-type="string" calcext:value-type="string">
            <text:p>Integrationswillige</text:p>
          </table:table-cell>
          <table:table-cell table:style-name="ce5" office:value-type="string" calcext:value-type="string">
            <text:p>Willkommene</text:p>
          </table:table-cell>
          <table:table-cell table:number-columns-repeated="1006"/>
        </table:table-row>
        <table:table-row table:style-name="ro1">
          <table:table-cell table:style-name="ce2" office:value-type="string" calcext:value-type="string">
            <text:p>128</text:p>
          </table:table-cell>
          <table:table-cell table:style-name="ce2" office:value-type="string" calcext:value-type="string">
            <text:p>12.10.2023</text:p>
          </table:table-cell>
          <table:table-cell table:style-name="ce2" office:value-type="string" calcext:value-type="string">
            <text:p>ID2012817700</text:p>
          </table:table-cell>
          <table:table-cell table:style-name="ce2" office:value-type="string" calcext:value-type="string">
            <text:p>Dietmar Friedhoff (AfD)</text:p>
          </table:table-cell>
          <table:table-cell table:style-name="ce2" office:value-type="string" calcext:value-type="string">
            <text:p>2024-10-26 11:57:20</text:p>
          </table:table-cell>
          <table:table-cell table:style-name="ce2" office:value-type="string" calcext:value-type="string">
            <text:p>0.20609360933303833</text:p>
          </table:table-cell>
          <table:table-cell table:style-name="ce2" office:value-type="string" calcext:value-type="string">
            <text:p>Werte Frau Präsidentin! Werte Kolleginnen und Kollegen! Man kann fast schon sagen: „Guten Morgen, Deutschland!“, aber auf alle Fälle: Gute Nacht, CDU! <text:s/>Mit diesem Antrag haben Sie das letzte politische Nachttischlämpchen ausgeschaltet, das Sie noch hatten. <text:s/>– Drei Sekunden. <text:s/>„Steueraufkommen in Entwicklungsländern stärken“ – mal ganz davon abgesehen, dass das nicht unsere Aufgabe ist, kommen wir doch mal zu den Fakten. Das gesamte Bruttoinlandsprodukt von Afrika ist geringer als das von Deutschland. Es ist sogar geringer als das vom Bundesstaat Kalifornien. Afrika fehlt Wertschöpfung. Der Reichtum liegt nicht im Rohstoff, sondern in dessen Verarbeitung; das müssten Sie eigentlich wissen. <text:s/>Über 75 Prozent der Afrikaner arbeiten im informellen Sektor. Warum? Da verdienen sie wenigstens einen Mindestlohn von 40 bis 100 Euro im Monat. Es fehlt an formellen Arbeitsplätzen in Afrika; das müssten Sie wissen. <text:s/>Bis zu 10 Prozent der Wirtschaftsleistung mancher afrikanischen Länder entstehen durch Rücküberweisungen aus der Diaspora im Ausland. Deswegen ist Migration nach Europa auch ein Geschäftsmodell. <text:s/>Dennoch fehlt es an Perspektive vor Ort. Und warum? Liegt das am Steuermodell? Es gibt einen globalen Transparenzindex für Steuerausgaben. Jetzt müssen Sie mal genau hinhören: Von den Top-60-Ländern sind 20 afrikanische Staaten. Auf Platz 8 ist Benin, direkt nach Deutschland, Frankreich, den USA und Italien. Vielleicht sollten wir einmal aufhören, vielleicht sollten Sie einmal aufhören, zu versuchen, den Afrikanern die Welt zu erklären. <text:s/>Die Zeiten sind vorbei. Die Sahelzone lässt übrigens grüßen. <text:s/>Afrikas Probleme sind nicht nur hausgemacht, wie die Themen „Korruption“ und „Entwaldung“, sie sind auch das Endresultat von Nichtteilhabe, Nichtwertschöpfung und Bevormundung. Afrikas Probleme sind Krisen und Kriege, und die haben ihren Ursprung in den fehlenden Perspektiven. <text:s/>Bei SDG 17, das Sie, Kollegen von der CDU, ja gerade so schön zitiert haben, geht es übrigens nicht nur um Steuern, sondern auch um Entwicklungspartnerschaften mit der deutschen Industrie. „Wissens- und Technologietransfer“ sind die Zauberworte. Genau darum geht es. <text:s/>Darum geht es auch in den über 15 Anträgen, die die AfD-Fraktion mittlerweile gestellt hat, die Sie grundsätzlich ablehnen. Und gerade die FDP lehnt sie ab – und jetzt genau zuhören! –, weil die AfD, wir, die AfD, damit die deutsche Wirtschaft unterstützen wollen. Ja, so was aber auch! Und gerade lehnt sich die CDU an die Schulter der FDP und argumentiert genauso und lehnt AfD-Anträge ab, weil Sie gar keine Lust haben, die deutsche Wirtschaft zu unterstützen. <text:s/>Also, es geht um den Aufbau von Wertschöpfung mit Hilfe und Unterstützung der deutschen Industrie. Nicht Gendern füllt den Magen, liebe Freunde, sondern gute Arbeitsplätze. <text:s/>Nicht feministische Entwicklungsphrasen schaffen Bildung, sondern gute Arbeitsplätze. <text:s/>Kommen Sie bitte zum Schluss. <text:s/>Und kein Steuersystem macht Sinn ohne Wertschöpfung, also ohne echten Arbeitsmarkt. – Ich komme zum Ende, liebe Frau Präsidentin. <text:s/>Jetzt ist wirklich Schluss. – Letzter Satz! <text:s/>Schaffen wir Arbeit, starten wir endlich mit Global Gateway, und machen wir als AfD endlich wieder das Licht an für Deutschland! <text:s/>Danke schön. <text:s/>Die nächste Rednerin ist Kathrin Henneberger für Bündnis 90/Die Grünen.</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2"/>
          <table:table-cell table:style-name="ce2" office:value-type="string" calcext:value-type="string">
            <text:p>Gesamt: 200</text:p>
          </table:table-cell>
          <table:table-cell table:style-name="ce6" table:formula="of:=COUNTIF([.I2:.I201]; &quot;Kriminelle&quot;)" office:value-type="float" office:value="50" calcext:value-type="float">
            <text:p>50</text:p>
          </table:table-cell>
          <table:table-cell table:style-name="ce6" table:formula="of:=COUNTIF([.I2:.I201]; &quot;Nützliche&quot;)" office:value-type="float" office:value="42" calcext:value-type="float">
            <text:p>42</text:p>
          </table:table-cell>
          <table:table-cell table:style-name="ce6" table:formula="of:=COUNTIF([.I2:.I201]; &quot;Kostenintensive&quot;)" office:value-type="float" office:value="61" calcext:value-type="float">
            <text:p>61</text:p>
          </table:table-cell>
          <table:table-cell table:style-name="ce6" table:formula="of:=COUNTIF([.I2:.I201]; &quot;Integrationswillige&quot;)" office:value-type="float" office:value="28" calcext:value-type="float">
            <text:p>28</text:p>
          </table:table-cell>
          <table:table-cell table:style-name="ce6" table:formula="of:=COUNTIF([.I2:.I201]; &quot;Willkommene&quot;)" office:value-type="float" office:value="19" calcext:value-type="float">
            <text:p>19</text:p>
          </table:table-cell>
          <table:table-cell table:number-columns-repeated="1006"/>
        </table:table-row>
        <table:table-row table:style-name="ro1">
          <table:table-cell table:style-name="ce2" office:value-type="string" calcext:value-type="string">
            <text:p>84</text:p>
          </table:table-cell>
          <table:table-cell table:style-name="ce2" office:value-type="string" calcext:value-type="string">
            <text:p>08.02.2023</text:p>
          </table:table-cell>
          <table:table-cell table:style-name="ce2" office:value-type="string" calcext:value-type="string">
            <text:p>ID208401800</text:p>
          </table:table-cell>
          <table:table-cell table:style-name="ce2" office:value-type="string" calcext:value-type="string">
            <text:p>Johannes Schraps (SPD)</text:p>
          </table:table-cell>
          <table:table-cell table:style-name="ce2" office:value-type="string" calcext:value-type="string">
            <text:p>2024-10-26 10:49:08</text:p>
          </table:table-cell>
          <table:table-cell table:style-name="ce2" office:value-type="string" calcext:value-type="string">
            <text:p>0.2237899899482727</text:p>
          </table:table-cell>
          <table:table-cell table:style-name="ce2" office:value-type="string" calcext:value-type="string">
            <text:p>Verehrte Frau Präsidentin! Liebe Kolleginnen und Kollegen! Zum Glück gab es heute – anders als die Worte meines Vorredners – sehr viele <text:s/>Redebeiträge, die der Tragweite und der Themen, die wir heute diskutieren, zumindest überwiegend gerecht wurden. <text:s/>Zum Ende der Debatte können wir, denke ich, eines ganz klar feststellen: An drängenden Themen mangelt es uns hier im Haus und auch den <text:s/>Regierungschefinnen und Regierungschefs morgen beim Europäischen Rat in Brüssel definitiv nicht: die notwendige Unterstützung der Ukraine, die Modernisierung <text:s/>und Stärkung des europäischen Binnenmarktes, Fortschritte bei der europäischen Migrationspolitik. Und leider – das ist zu Beginn der Debatte genannt worden – <text:s/>ist mit Blick auf das verheerende Erdbeben in der Türkei und die notwendigen schnellen Hilfsmaßnahmen noch ein weiteres Thema hinzugekommen. Eine lange Agenda <text:s/>und viele Themen! <text:s/>Persönlich würde ich mir wünschen, dass bei all dem auch die Situation im Iran nicht ganz aus dem Blick gerät und es zumindest am Rande der <text:s/>offiziellen Agenda Gespräche gibt, wie die Menschen, die sich für eine demokratische Zukunft des Iran einsetzen, noch besser in ihrem Freiheitskampf unterstützt <text:s/>werden können. <text:s/>Denn der Iran ist ein Schlüsselstaat, dessen demokratische Entwicklung großen Einfluss auf zahlreiche andere Konfliktherde in der Region hätte. <text:s/>Bei den vielen Themen sind insbesondere mit Blick auf die Ukraine die Entschlossenheit und die Geschlossenheit der Europäischen Union und unserer <text:s/>transatlantischen Partner ganz sicher entscheidende Faktoren. Olaf Scholz hat die drei Grundprinzipien, die unser Handeln bei der Unterstützung der Ukraine <text:s/>prägen, heute dankenswerterweise noch mal deutlich genannt. <text:s/>Wenn ich hier Aussagen höre wie, der Kanzler müsse Vertrauen bei den EU-Partnern zurückgewinnen, dann kann ich nur mit dem Kopf schütteln. Ich bin als <text:s/>Mitglied des Europaausschusses und im Auswärtigen Ausschuss sehr viel mit unseren Partnerinnen und Partnern im Gespräch, und deren Vertrauen ist groß, verehrte <text:s/>Kolleginnen und Kollegen. <text:s/>Von Delegationen aus den Partnerländern, die hier nach Berlin kommen, ebenso wie bei unseren Besuchen bei anderen befreundeten Partnerinnen und <text:s/>Partnern wird immer wieder der Wunsch nach Führungsstärke in Richtung der Bundesregierung geäußert, und zwar vollkommen zu Recht, weil man das von einem in <text:s/>vielerlei Hinsicht starken Land wie dem unsrigen, das in der Mitte Europas liegt, eben auch erwarten kann. Genauso häufig wird aber darauf hingewiesen, dass die <text:s/>Partner mitgenommen werden wollen und wie wichtig es ist, weitsichtig und wohl abgewogen zu handeln und Dinge gemeinsam zu tun. Das ist eben der Balanceakt <text:s/>zwischen „Verantwortung und Führung übernehmen und vorangehen“ und gleichzeitig „Die Partner mitnehmen und nicht durch ein eventuell übereiltes und unbedachtes <text:s/>Vorpreschen überfahren“. <text:s/>Deshalb ist es für unsere Partnerinnen und Partner sicherlich immer wieder wichtig und beruhigend, dass sie bei Olaf Scholz eine klare und konsistente <text:s/>Haltung erkennen und dass er sagt: Ich wäge weiter ab, und ich werde mich auch in Zukunft eng mit unseren Partnern abstimmen. – Richtig so, liebe Kolleginnen <text:s/>und Kollegen! <text:s/>Dieses ständige Gerede von Zögern und Zaudern wird auch durch mehrfache Wiederholung von Kolleginnen und Kollegen aus CDU und CSU wirklich nicht <text:s/>richtiger; denn egal, wie oft die Herren Merz, Dobrindt und leider eben auch Krichbaum versuchen, ein falsches Bild zu zeichnen: Es ist doch anders. <text:s/>Das erfolgreiche Werben des Kanzlers für Allianzen hat vielmehr gezeigt, dass die Europäische Union auch in schwierigen, komplexen Situationen <text:s/>letztlich zu gemeinsamem Handeln fähig ist, und das ist wichtig. <text:s/>Abschließend möchte ich noch ein Wort zu dem verheerenden Erdbeben in der Türkei loswerden; denn wir leiden in der Tat mit, wenn wir uns die <text:s/>schrecklichen Bilder der Erdbebenkatastrophe in der Türkei und in Syrien anschauen müssen. Man kann nur mitleiden, wenn man diese Bilder sieht. Wir müssen sie <text:s/>aber nur am Fernseher oder über andere Medienkanäle verfolgen. Viele von denen, die glücklicherweise nicht verschüttet worden sind, müssen in eisiger Kälte <text:s/>ausharren. Deshalb ist es wichtig, dass Olaf Scholz den Betroffenen im Namen unseres Landes schnelle Hilfe zugesagt hat und dass wir auch sehr schnell Hilfe <text:s/>losgeschickt haben und auch weiter unterstützen, so gut es geht, verehrte Kolleginnen und Kollegen. <text:s/>Ich habe zu Beginn kurz genannt, wie viele drängende Themen auf der Agenda des Gipfels stehen. Es ist gut, dass heute in der Regierungserklärung die <text:s/>Leitplanken noch mal benannt wurden. In diesem Sinne hoffe ich auf einen erfolgreichen und produktiven EU-Gipfel und bedanke mich herzlich für die <text:s/>Aufmerksamkeit. <text:s/>Ich schließe die Aussprache.</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34</text:p>
          </table:table-cell>
          <table:table-cell table:style-name="ce2" office:value-type="string" calcext:value-type="string">
            <text:p>09.11.2023</text:p>
          </table:table-cell>
          <table:table-cell table:style-name="ce2" office:value-type="string" calcext:value-type="string">
            <text:p>ID2013413000</text:p>
          </table:table-cell>
          <table:table-cell table:style-name="ce2" office:value-type="string" calcext:value-type="string">
            <text:p>Gerrit Huy (AfD)</text:p>
          </table:table-cell>
          <table:table-cell table:style-name="ce2" office:value-type="string" calcext:value-type="string">
            <text:p>2024-10-26 12:09:32</text:p>
          </table:table-cell>
          <table:table-cell table:style-name="ce2" office:value-type="string" calcext:value-type="string">
            <text:p>0.20989066362380981</text:p>
          </table:table-cell>
          <table:table-cell table:style-name="ce2" office:value-type="string" calcext:value-type="string">
            <text:p>Sehr geehrte Frau Präsidentin! Werte Kollegen! Liebe Zuschauer! Ursprünglich war die staatliche Wohlfahrt nur für Menschen gedacht, die unverschuldet in Not geraten sind. Sie sollte nur nachrangig gewährt werden und nur so lange, wie die notleidenden Menschen dies unbedingt benötigten. Im Laufe der Zeit aber wurden die politischen Spendierhosen breiter, und die Nachrangigkeit der Sozialhilfe geriet immer weiter aus den Augen. <text:s/>Den Vogel schießt derzeit das Bürgergeld ab. Statt die unmittelbare Not bis zum neuen Job zu überbrücken, verlängert es diese Not beliebig: durch Deutsch- und Orientierungskurse, die mindestens ein Jahr, häufig länger dauern, durch aktivierende Maßnahmen, in denen Körperpflege, pünktliches Aufstehen und Bewerbungsschreiben unterrichtet werden, gerne auch zum zehnten Mal. Und damit das Bürgergeld allen richtig gut schmeckt, ist es in den letzten zwölf Monaten gleich zweimal erhöht worden, um insgesamt 25 Prozent. Davon können deutsche Rentner nur träumen. <text:s/>Für Millionen Ausländer in Deutschland <text:s/>aber ist es bequemer Alltag. Zu uns wollen sie alle; denn nirgendwo lebt es sich für Langzeitarbeitslose so üppig wie in Deutschland. <text:s/>Das ist schlimm genug. Extrem ungerecht aber ist es, dass viele dieser Leistungen deutschen Rentnern in der Grundsicherung und den vielen Erwerbsminderungsrentnern vorenthalten werden. <text:s/>Rentner zu sein, bedeutet: Man hat vorher gearbeitet. Für fast alle Ausländer und auch für viele Deutsche im Bürgergeld – die Hälfte davon mit Migrationshintergrund – gilt das nicht. <text:s/>Anstatt nun die Lebensleistung von Grundsicherungsrentnern anzuerkennen – viele haben tatsächlich jahrzehntelang gearbeitet –, gönnt man ihnen weniger als den Bürgergeldempfängern. <text:s/>Warum etwa gönnt die Ampel den Bürgergeldempfängern einen Vermögensschonbetrag von 15 000 Euro, den Rentnern aber nur 10 000 Euro? Dabei ist der Vermögensverbrauch bei Rentnern höher als bei Bürgergeldempfängern. Der durchschnittliche Rentnerhaushalt gibt alleine 107 Euro monatlich für Medikamente, Zuzahlungen und Hilfsmittel aus. Das macht fast 1 300 Euro im Jahr. Warum dürfen Rentner nur halb so viel von ihrem Hinzuverdienst behalten wie Bürgergeldempfänger? <text:s/>Warum darf das Auto eines Bürgergeldempfängers 15 000 Euro kosten, das eines Grundrentners nur 7 500 Euro? Gerade in dieser Personengruppe gibt es besonders viele Menschen, die auf ein Fahrzeug angewiesen sind. <text:s/>Die von der Ampel gesetzten Fehlanreize erkennt man am besten an Bürgergeldempfängern mit Familie. Hier liegt der Ausländeranteil mittlerweile bei 62 Prozent. Familien mit drei Kindern erhalten rund 2 000 Euro Bürgergeld, zusätzlich zur warmen Wohnung, <text:s/>zu GEZ-gebührenfreiem Fernsehen, zu kostenlosen Kitaplätzen und zu einer medizinischen Vollversorgung. <text:s/>Einfach ein Paradies, von dem vor allem Ausländer profitieren! Mit ihrem Dreiviertelanteil ohne Berufsabschluss haben sie exakt das optimale Profil fürs Bürgergeld; denn es lohnt sich für sie nicht, hier zu arbeiten, da sie mit Arbeit niemals das verdienen könnten, was ihnen im Bürgergeld einfach geschenkt wird. <text:s/>Man kann es „staatlich legitimierten Sozialmissbrauch“ nennen; denn de facto vergibt nicht unser Staat das Bürgergeld. Viele Menschen holen es sich einfach ab – einfach indem sie das Wort „Asyl“ über die Lippen bringen und anschließend nicht genug Deutsch sprechen, um hier zu arbeiten. <text:s/>Wie das funktioniert, lernen sie schon im Heimatland auf Youtube. <text:s/>Aber was passiert, wenn immer weniger bei uns arbeiten und immer mehr es sich im Bürgergeld bequem machen? Ich überlasse es Ihnen, sich das auszumalen. <text:s/>– Nein, es ist alles korrekt, was ich sage. Sie können es nachlesen. <text:s/>Ob es tatsächlich so kommt, werden am Ende die Wähler entscheiden. <text:s/>Danke schön. <text:s/>Für die FDP-Fraktion hat das Wort Jens Beeck.</text:p>
          </table:table-cell>
          <table:table-cell table:style-name="ce2" office:value-type="string" calcext:value-type="string">
            <text:p>-</text:p>
          </table:table-cell>
          <table:table-cell table:style-name="ce2" office:value-type="string" calcext:value-type="string">
            <text:p>Willkommene</text:p>
          </table:table-cell>
          <table:table-cell table:style-name="ce2" office:value-type="string" calcext:value-type="string">
            <text:p>Kostenintensive</text:p>
          </table:table-cell>
          <table:table-cell table:number-columns-repeated="2"/>
          <table:table-cell table:style-name="ce4" office:value-type="string" calcext:value-type="string">
            <text:p>TP:</text:p>
          </table:table-cell>
          <table:table-cell table:style-name="ce4" table:formula="of:=COUNTIFS([.I2:.I201]; &quot;Kriminelle&quot;; [.J2:.J201]; &quot;x&quot;)" office:value-type="float" office:value="26" calcext:value-type="float">
            <text:p>26</text:p>
          </table:table-cell>
          <table:table-cell table:style-name="ce4" table:formula="of:=COUNTIFS([.I2:.I201]; &quot;Nützliche&quot;; [.J2:.J201]; &quot;x&quot;)" office:value-type="float" office:value="24" calcext:value-type="float">
            <text:p>24</text:p>
          </table:table-cell>
          <table:table-cell table:style-name="ce4" table:formula="of:=COUNTIFS([.I2:.I201]; &quot;Kostenintensive&quot;; [.J2:.J201]; &quot;x&quot;)" office:value-type="float" office:value="26" calcext:value-type="float">
            <text:p>26</text:p>
          </table:table-cell>
          <table:table-cell table:style-name="ce4" table:formula="of:=COUNTIFS([.I2:.I201]; &quot;Integrationswillige&quot;; [.J2:.J201]; &quot;x&quot;)" office:value-type="float" office:value="17" calcext:value-type="float">
            <text:p>17</text:p>
          </table:table-cell>
          <table:table-cell table:style-name="ce4" table:formula="of:=COUNTIFS([.I2:.I201]; &quot;Willkommene&quot;; [.J2:.J201]; &quot;x&quot;)" office:value-type="float" office:value="7" calcext:value-type="float">
            <text:p>7</text:p>
          </table:table-cell>
          <table:table-cell table:number-columns-repeated="1006"/>
        </table:table-row>
        <table:table-row table:style-name="ro1">
          <table:table-cell table:style-name="ce2" office:value-type="string" calcext:value-type="string">
            <text:p>124</text:p>
          </table:table-cell>
          <table:table-cell table:style-name="ce2" office:value-type="string" calcext:value-type="string">
            <text:p>27.09.2023</text:p>
          </table:table-cell>
          <table:table-cell table:style-name="ce2" office:value-type="string" calcext:value-type="string">
            <text:p>ID2012411900</text:p>
          </table:table-cell>
          <table:table-cell table:style-name="ce2" office:value-type="string" calcext:value-type="string">
            <text:p>Bernd Westphal (SPD)</text:p>
          </table:table-cell>
          <table:table-cell table:style-name="ce2" office:value-type="string" calcext:value-type="string">
            <text:p>2024-10-26 11:46:39</text:p>
          </table:table-cell>
          <table:table-cell table:style-name="ce2" office:value-type="string" calcext:value-type="string">
            <text:p>0.23536564409732819</text:p>
          </table:table-cell>
          <table:table-cell table:style-name="ce2" office:value-type="string" calcext:value-type="string">
            <text:p>Sehr geehrte Frau Präsidentin! Meine sehr verehrten Damen und Herren! Es ist richtig, dass man über einen so wichtigen Wirtschaftszweig wie das Handwerk hier zentral im Bundestag debattiert. Das kann man gar nicht oft genug machen. Deshalb, lieber Kollege Grosse-Brömer: Das Handwerk hat einmal im Jahr, diesmal am 16. September, einen Tag, an dem es sich präsentiert, an dem man einen Dialog führen kann in den Fußgängerzonen, in den Betrieben. Das geschieht an dem Tag extrem zugespitzt und darauf angelegt, zu zeigen, welche Qualität und welche Innovationskraft in den Betrieben steckt, und natürlich auch dafür zu werben. Deshalb ist das überhaupt nicht verwerflich, dass man danach hier eine Debatte darüber führt, was dort an Erkenntnissen, an Erfahrungen und an Können usw. wahrgenommen werden kann. <text:s/>Daher ist das also wirklich richtig, und deshalb will ich mich an dieser Stelle ganz herzlich bei den Millionen von Arbeitnehmerinnen und Arbeitnehmern gerade in diesen Branchen, bei den Meisterinnen und Meistern, den Handwerksgesellinnen und -gesellen bedanken, die für eine so große Bruttowertschöpfung in diesem Land sorgen und zu der Erkenntnis beitragen, dass das Handwerk dementsprechende Rahmenbedingungen haben muss. Herzlichen Dank für diese gute und fleißige Leistung in den Handwerksbetrieben! <text:s/>Die Situation ist sicherlich so – das ist zumindest meine Erfahrung, wenn ich mit Handwerkerinnen und Handwerkern spreche –, dass das erste Problem Fachkräftemangel ist. Das zeigt ja die Leistungsfähigkeit der Betriebe. Viele sagten in den letzten Jahren: Das war das beste Jahr seit Bestehen meines Betriebes. Viele sagen: Ich kann die vollen Auftragsbücher gar nicht abarbeiten. – Im Durchschnitt gibt es 81 Prozent Auslastung bei den Unternehmen im Handwerk. Das ist ein gutes Signal, ein gutes Zeichen, dass man dieser Wirtschaftsleistung auch vertraut. Aber auf der anderen Seite haben wir natürlich Anstrengungen zu machen, diesen Fachkräftebedarf zu decken. Deshalb kriegen wir das nur mit einer Einwanderung hin. Ich darf mich hier bei den vielen Handwerksbetrieben ganz herzlich bedanken, die mit ihrer Integrationsleistung dafür sorgen, dass junge Menschen, die zu uns kommen, eine berufliche Perspektive in diesem Land erhalten. Herzlichen Dank für das Engagement! <text:s/>Mit der dualen Ausbildung haben wir ein hervorragendes System, das auch in vielen Ländern kopiert und nachgemacht wird. Der Staat bringt die schulische Infrastruktur auf den Weg und die Betriebe die praktische Ausbildung. Ich finde, wir müssen jetzt alles dafür tun, dass wir die Rahmenbedingungen, auch diejenigen, die die Schulen zur Verfügung stellen, so nutzen, dass wir die neuen Technologien, dass wir die Innovationen der Digitalisierung und bei künstlicher Intelligenz so unterstützen, dass es eine Kompetenz der Facharbeiterinnen und Facharbeiter gibt, sie auch mit Leben zu erfüllen. Ich will das an zwei, drei Beispielen zeigen. <text:s/>Ich war in einem Dachdeckerbetrieb, der seine Beschäftigten mit einem Führerschein für eine Drohne ausgebildet hat. Er fliegt über die Dächer weg, kann das Aufmaß machen, kann Material bestellen, kann den Arbeitseinsatz wunderbar planen und für den Kunden das Angebot erstellen. Das heißt, es ist sehr viel Digitalisierung auch im Handwerk möglich. Hier müssen wir Betriebe unterstützen, diesen Weg zu gehen. Ich glaube, auch mit künstlicher Intelligenz kann man viel im Baustellenmanagement, in der Organisation von Arbeit, in der Einteilung von Fachkräften, in der Schulung, für Qualifizierung und neue Technologien wie auch in der Arbeitssicherheit organisieren. Das ist etwas, was auch Berufsschulen als Kompetenz vermitteln müssen. <text:s/>Ich will sagen: Wenn es nach der Ausbildung zum Gesellen, zur Gesellin in der Aufstiegsqualifizierung weitergeht zum Techniker oder Meister, müssen wir dafür sorgen, dass der Meister den gleichen Stellenwert hat wie der Master. Das sind wir auch denjenigen schuldig, die sich da anstrengen. Ich war erst am Samstag bei einer Meisterfeier der Handwerkskammer Hildesheim-Südniedersachsen, wo 180 neue, sehr stolze Meisterinnen und Meister ihren Meisterbrief bekommen haben mit einer super Perspektive vor allen Dingen auch, zu gründen, ihren eigenen Betrieb aufzubauen oder einen Betrieb zu übernehmen. <text:s/>Ich will zum Schluss noch darauf hinweisen, dass wir mit unserer Politik für die Handwerkerinnen und Handwerker auch eine ganze Menge an Umsatzperspektiven schaffen. <text:s/>Klimaschutz hat ein Potenzial, das wir die nächsten Jahre ausbauen wollen. Das sind knackige Ausbaupfade. Das werden wir nur realisieren können, wenn wir ausgebildetes Personal haben, das in der Lage ist, die Solaranlage aufs Dach zu schrauben, das die Wärmepumpe einbaut, das dafür sorgt, dass Windräder errichtet werden, das auch in den Werkstätten dafür sorgt, dass repariert wird. Alle diese Fähigkeiten brauchen wir für eine klimaneutrale Wirtschaft. Da hat das Handwerk eine Schlüsselstellung und trägt dazu bei, dass das gelingt. <text:s/>Herzlichen Dank. <text:s/>Die nächste Rednerin ist Mechthild Heil für die CDU/CSU-Fraktion.</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Nützliche</text:p>
          </table:table-cell>
          <table:table-cell table:number-columns-repeated="2"/>
          <table:table-cell table:style-name="ce4" office:value-type="string" calcext:value-type="string">
            <text:p>FP:</text:p>
          </table:table-cell>
          <table:table-cell table:style-name="ce4" table:formula="of:=COUNTIFS([.I2:.I201]; &quot;Kriminelle&quot;; [.J2:.J201]; &quot;&lt;&gt;x&quot;)" office:value-type="float" office:value="24" calcext:value-type="float">
            <text:p>24</text:p>
          </table:table-cell>
          <table:table-cell table:style-name="ce4" table:formula="of:=COUNTIFS([.I2:.I201]; &quot;Nützliche&quot;; [.J2:.J201]; &quot;&lt;&gt;x&quot;)" office:value-type="float" office:value="18" calcext:value-type="float">
            <text:p>18</text:p>
          </table:table-cell>
          <table:table-cell table:style-name="ce4" table:formula="of:=COUNTIFS([.I2:.I201]; &quot;Kostenintensive&quot;; [.J2:.J201]; &quot;&lt;&gt;x&quot;)" office:value-type="float" office:value="35" calcext:value-type="float">
            <text:p>35</text:p>
          </table:table-cell>
          <table:table-cell table:style-name="ce4" table:formula="of:=COUNTIFS([.I2:.I201]; &quot;Integrationswillige&quot;; [.J2:.J201]; &quot;&lt;&gt;x&quot;)" office:value-type="float" office:value="11" calcext:value-type="float">
            <text:p>11</text:p>
          </table:table-cell>
          <table:table-cell table:style-name="ce4" table:formula="of:=COUNTIFS([.I2:.I201]; &quot;Willkommene&quot;; [.J2:.J201]; &quot;&lt;&gt;x&quot;)" office:value-type="float" office:value="12" calcext:value-type="float">
            <text:p>12</text:p>
          </table:table-cell>
          <table:table-cell table:number-columns-repeated="1006"/>
        </table:table-row>
        <table:table-row table:style-name="ro1">
          <table:table-cell table:style-name="ce2" office:value-type="string" calcext:value-type="string">
            <text:p>84</text:p>
          </table:table-cell>
          <table:table-cell table:style-name="ce2" office:value-type="string" calcext:value-type="string">
            <text:p>08.02.2023</text:p>
          </table:table-cell>
          <table:table-cell table:style-name="ce2" office:value-type="string" calcext:value-type="string">
            <text:p>ID208415600</text:p>
          </table:table-cell>
          <table:table-cell table:style-name="ce2" office:value-type="string" calcext:value-type="string">
            <text:p>Stephan Thomae (FDP)</text:p>
          </table:table-cell>
          <table:table-cell table:style-name="ce2" office:value-type="string" calcext:value-type="string">
            <text:p>2024-10-26 10:49:46</text:p>
          </table:table-cell>
          <table:table-cell table:style-name="ce2" office:value-type="string" calcext:value-type="string">
            <text:p>0.24176740646362305</text:p>
          </table:table-cell>
          <table:table-cell table:style-name="ce2" office:value-type="string" calcext:value-type="string">
            <text:p>Sehr geehrte Frau Präsidentin! Verehrte Kolleginnen und Kollegen! Wenn man sich den Gesetzentwurf der AfD zu Gemüte führt, dann gewinnt man <text:s/>unweigerlich den Eindruck, dass der Gestaltungsanspruch der AfD sich darin erschöpft, zur Welt von gestern und von vorgestern zurückzukehren. <text:s/>Der Gesetzentwurf zielt darauf ab, den Rechtszustand von vor 1992 wiederherzustellen und auf die Fragen von heute die Antworten von gestern zu geben. <text:s/>Das kann nicht funktionieren, meine Damen und Herren. <text:s/>Es war doch die alte Lebenslüge der Bundesrepublik Deutschland, zu sagen: Deutschland ist kein Einwanderungsland. Man hat bis in die 80er-Jahre hinein <text:s/>immer gesagt: Na ja, das sind Gastarbeiter, die irgendwann in ihre Heimatländer zurückkehren werden, und deswegen braucht es gar keine Integration. <text:s/>Aber diese Lebenslüge ist der Ursprung vieler Probleme, die wir heute noch haben. Deswegen muss die Lösung doch sein, genau anders vorzugehen und <text:s/>echte Integrationsangebote zu unterbreiten <text:s/>und nicht höhere Hürden zu schaffen oder wiederherzustellen. <text:s/>Richtig ist schon, dass Integration keine Einbahnstraße sein kann und dass Angebote zur Integration auch angenommen werden müssen. Das ist eine <text:s/>wichtige Voraussetzung. <text:s/>Aber wenn die AfD die Lösung in der Vergangenheit sucht, dann kann man nur sagen: <text:s/>Wer rückwärts in der Zeit schreitet, der kommt irgendwann beim Nullpunkt an, und die AfD ist noch nicht mal in der heutigen Wirklichkeit <text:s/>angekommen. <text:s/>Unser Ziel kann doch nicht sein, so eine Art sortenreines Staatsvolk zu schaffen oder zu bewahren, sondern unser Ziel muss doch sein, Menschen, die <text:s/>einen Beitrag leisten wollen und einen Beitrag leisten zum Gelingen unserer Gesellschaft, <text:s/>zu Vollbürgern zu machen und sie in unsere Gesellschaft zu integrieren. <text:s/>Das betrifft genauso die Generation der Gastarbeiter, die seit Jahrzehnten hier an unserem Wohlstand mitwirken, aber auch Menschen, die neu hier <text:s/>ankommen, aber sich eben schnell und sehr gut und vorbildlich integrieren. <text:s/>Für mich ist dabei die Zeit nicht das einzig Ausschlaggebende. Wichtig ist, dass wir gründlich prüfen, ob die persönlichen Voraussetzungen gegeben <text:s/>sind. Wir werden doch nicht die Staatsangehörigkeit wie Faschingskamellen unters Volk streuen. <text:s/>Aber es ist auch nicht der Heilige Gral, an dem nur die Ritter der Tafelrunde teilnehmen können. Wenn jemand nach fünf Jahren so weit ist, voll <text:s/>integriert zu sein, ist das doch eine schöne und eine gute Botschaft, die wir haben. <text:s/>Deswegen sage ich: Natürlich kann Einbürgerung nicht am Anfang einer Integrationsgeschichte stehen. Aber es ist auch nicht erst eine Belohnung ganz am <text:s/>Ende, nach langer, langer Zeit. <text:s/>Ja, es ist eine Station mitten in einer Integrationsgeschichte, und die staatsbürgerliche Integration geht doch noch weiter, wenn jemand eingebürgert <text:s/>worden ist. <text:s/>Deswegen sehe ich auch – anders, als Sie es dargestellt haben – Mehrstaatigkeit nicht als das Riesenproblem an. Es wird immer gesagt, da entstünden <text:s/>Loyalitätskonflikte. <text:s/>Aber schon jetzt ist es doch so, dass de facto fast 70 Prozent aller Einbürgerungen zur Mehrstaatigkeit führen. Das hat oft rechtliche oder auch <text:s/>manchmal politische Gründe. Aber dass aus der Mehrstaatigkeit als solcher besondere Problemlagen entstünden, kann man anhand der Statistik nicht nachweisen. <text:s/>Es kann eine ganze Reihe guter Gründe geben, weshalb jemand die deutsche Staatsbürgerschaft annehmen will, ohne gleich die hergebrachte abzulegen. Das <text:s/>können rechtliche Gründe sein, erbrechtliche Gründe oder der Umstand, dass jemand noch Grundbesitz in der Heimat seiner Vorfahren hat. <text:s/>Das kann familiäre Gründe haben. Das kann auch wirtschaftliche Gründe haben, wenn jemand ein Unternehmen betreibt, das zwischen beiden Ländern Handel <text:s/>treibt. <text:s/>Für mich ist nur die Frage: Will man das unbegrenzt weiter vererben? Es ist, wie ich gesagt habe, eine Station mitten in einer Integrationsgeschichte. <text:s/>Aber irgendwann muss sie auch mal beendet sein. Deswegen muss man sich überlegen, ob das nicht auch einmal enden soll. <text:s/>Jedenfalls brauchen wir zeitgemäße Lösungen. Wir wollen nicht eine dauerhaft zweigeteilte Bevölkerung bei uns haben. Wir wollen Integrationsanreize <text:s/>setzen, Integrationsangebote machen. Aber wir haben auch die Erwartung, dass diese Angebote angenommen werden. <text:s/>Es gibt auch gewisse Integrationspflichten, wenn man Staatsbürger bei uns werden will. Das sind wirtschaftliche Aspekte – das ist schon gesagt <text:s/>worden –: Natürlich muss jemand für seine Familie selber sorgen können. Das sind rechtliche Aspekte: Es kann nicht sein, dass jemand im Dauerkonflikt mit <text:s/>unserem Strafrecht liegt, dass jemand unsere Grundsätze von Meinungsfreiheit, von Gleichberechtigung, von religiöser Toleranz nicht verinnerlicht hat. Es gibt <text:s/>auch kulturelle Aspekte, es gibt auch ungeschriebene Regeln, ohne die unsere Gesellschaft nicht auskommen kann, und natürlich muss die Sprache gesprochen <text:s/>werden; ohne dies kann Integration nicht gelingen. <text:s/>Wenn also jemand – damit komme ich zum Schluss, Frau Präsidentin – Deutscher werden will und die Voraussetzungen erfüllt, dann ist das eine gute und <text:s/>eine schöne Botschaft. Es ist genau das Gegenteil dessen geboten, was die AfD uns hier sagen will. <text:s/>Vielen Dank. <text:s/>Als Nächster erhält das Wort Dr. Volker Ullrich für die CDU/CSU-Fraktion.</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2"/>
          <table:table-cell table:style-name="ce4" office:value-type="string" calcext:value-type="string">
            <text:p>TN:</text:p>
          </table:table-cell>
          <table:table-cell table:number-columns-repeated="5" table:style-name="ce4" office:value-type="float" office:value="0" calcext:value-type="float">
            <text:p>0</text:p>
          </table:table-cell>
          <table:table-cell table:number-columns-repeated="1006"/>
        </table:table-row>
        <table:table-row table:style-name="ro1">
          <table:table-cell table:style-name="ce2" office:value-type="string" calcext:value-type="string">
            <text:p>89</text:p>
          </table:table-cell>
          <table:table-cell table:style-name="ce2" office:value-type="string" calcext:value-type="string">
            <text:p>03.03.2023</text:p>
          </table:table-cell>
          <table:table-cell table:style-name="ce2" office:value-type="string" calcext:value-type="string">
            <text:p>ID208908800</text:p>
          </table:table-cell>
          <table:table-cell table:style-name="ce2" office:value-type="string" calcext:value-type="string">
            <text:p>Emmi Zeulner (CDU/CSU)</text:p>
          </table:table-cell>
          <table:table-cell table:style-name="ce2" office:value-type="string" calcext:value-type="string">
            <text:p>2024-10-26 10:55:41</text:p>
          </table:table-cell>
          <table:table-cell table:style-name="ce2" office:value-type="string" calcext:value-type="string">
            <text:p>0.2184022068977356</text:p>
          </table:table-cell>
          <table:table-cell table:style-name="ce2" office:value-type="string" calcext:value-type="string">
            <text:p>Sehr geehrte Frau Präsidentin! Liebe Kolleginnen und Kollegen! Zu der Situation, die zwischen einem Vermieter und einem Mieter in Berlin in einem Altenpflegeheim entstanden ist, habe ich in meiner Rede vor ungefähr zweieinhalb Stunden ausgeführt. Die AfD hat dieses Thema jetzt noch mal aufgemacht. Mir ist einfach wichtig, dass wir mal ganz sachlich auf die Dinge schauen. <text:s/>Der Kollege von der FDP hat eben gesagt, wir als Union hätten eine Fachkräftezuwanderung verhindert. Das ist faktisch einfach nicht der Fall. Wir haben zusammen mit der SPD ein Fachkräftezuwanderungsgesetz auf den Weg gebracht, weil wir natürlich wissen, dass zum Beispiel in der häuslichen Pflege wahrscheinlich – genaue Zahlen gibt es leider nicht – zwischen 600 000 und 800 000 Menschen, häufig aus Osteuropa, daheim bei den Menschen leben und arbeiten. Das ist nur ein Bereich des Themas Fachkräftezuwanderung; es gibt weitere. Die Fachkräftezuwanderung wollen auch wir. Wir brauchen sie in unserem Land; das ist unstrittig. <text:s/>Aber um solidarisch und offen gegenüber denen, die es wirklich brauchen, zu sein, müssen wir eben auch klar differenzieren. Das ist das, was wir als Union immer wieder einfordern: Es muss einen Unterschied geben – und es gibt ihn ja auch – zwischen legaler und illegaler Migration. Die Menschen, die kein Bleiberecht in Deutschland haben, müssen eben konsequent zurückgeführt werden; auch das haben Sie, Herr Semet, ausgeführt. Wir haben im Jahr 2022 1,1 Millionen Ukrainer aufgenommen, und es wurden 250 000 Erstasylanträge gestellt. Das sind mehr Schutzsuchende als 2015 und 2016 zusammen. Deshalb rufen die Kommunen zu Recht nach Hilfe; der Hilfeschrei ist so laut, wie er lauter nicht sein kann. Darauf müssen wir Antworten geben. <text:s/>Ich will Ihnen ein Beispiel aus meiner Heimat nennen. Bei uns in Oberfranken ist die Aufnahmeeinrichtung in der Stadt Bamberg. Wir haben die Situation, dass dort anstatt 1 500 wie in den letzten Jahren mittlerweile 2 500 Menschen – manchmal ein bisschen mehr – untergebracht sind; es gibt also eine Überbelegung. Diese Menschen werden dann nach einem Schlüssel auf die Landkreise verteilt. Sie werden im ländlichen Raum untergebracht, und auch dort ist die Überforderung zu spüren. Das sorgt für sozialen Unfrieden, und den müssen wir dringend ernst nehmen. <text:s/>Es wurde in meiner Heimat beispielsweise überlegt, in einer Ortschaft mit 200 Einwohnern 40 alleinstehende Männer unterzubringen, weil der Wohnraum angeboten wurde und der Landrat nicht mehr wählen konnte, wo er wen unterbringt. Die Bevölkerung – das sind Menschen wie du und ich – hat gesagt: Wir sind 200 Einwohner und stehen 40 Geflüchteten gegenüber. Wie sollen wir da eine Integrationsleistung hinbekommen? <text:s/>Das ist der Anspruch, den wir natürlich alle haben für die, die tatsächlich ein Bleiberecht haben. Die Menschen haben gefragt: Wie sollen wir das überhaupt stemmen? – Wir konnten jetzt erreichen, dass 10 Prozent der Einwohnerzahl, also 20 Geflüchtete, dort vor Ort untergebracht sind. Das ist jetzt nach vielen Diskussionen und auch Versuchen gewisser Diskreditierung ein Weg, den man dort vor Ort zu gehen versucht. <text:s/>Aber – das ist die Aufgabe für die Zukunft – wir erleben in der jetzigen Zeit ja, dass es keinen Rückgang bei den Zahlen gibt. Es wird weiter bestritten, dass es Pull-Faktoren gibt. Wir haben keinen EU‑Außengrenzenschutz, der tatsächlich wirkungsvoll ist. Denken Sie zum Beispiel an das Thema „sichere Herkunftsländer“! Wir waren uns mit der SPD einig – die Grünen haben es im Bundesrat blockiert –, dass beispielsweise Marokko, Algerien, Tunesien und Georgien als weitere sichere Herkunftsländer eingestuft werden, <text:s/>bei einer Anerkennungs- bzw. Schutzquote von beispielsweise nur 0,4 Prozent im Fall von Georgien; der Rest hat gar keinen Anspruch. <text:s/>Hier muss im Verfahren dringend etwas auf den Weg gebracht werden. <text:s/>Es bleibt dabei: Wir müssen natürlich ordnen und steuern. Um Integration möglich zu machen – die leisten ja nicht nur Sie, ich oder die Geflüchteten allein, sondern auch Erzieherinnen, Lehrer und Ärzte –, muss eine Infrastruktur vorhanden sein. Es muss noch möglich und schaffbar sein. Die Kommunen formulieren sehr deutlich und sehr klar, dass sie da tatsächlich an ihrer Belastungsgrenze angekommen sind. <text:s/>Deshalb fordere ich Sie auf – Sie sind jetzt in der Regierung –: Sie müssen auch die Antworten mitliefern. Sie müssen ein Stück weit noch mehr die Realität betrachten, wie die Situation in unserem Land ist, auch wie die Gefühlslage in unserem Land ist. Denn wir haben kein Interesse, dass es tatsächlich eine gesellschaftliche Spaltung gibt. <text:s/>Deswegen fordere ich Sie ganz konkret auf: Bitte gehen Sie in Ihre Ausländerbehörden vor Ort. Führen Sie ein Vieraugengespräch mit den Menschen dort. Erklären Sie ihnen, dass sie sagen dürfen, was sie denken. Gehen Sie in die Diskussion. Dann werden Ihnen wahrscheinlich Dinge beschrieben, die wir alle ernst nehmen müssen, und daraus müssen auch Konsequenzen folgen. Dafür werbe ich heute hier an dieser Stelle. <text:s/>Das Wort hat der Kollege Helge Lindh für die SPD-Fraktion.</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2"/>
          <table:table-cell table:style-name="ce4" office:value-type="string" calcext:value-type="string">
            <text:p>FN:</text:p>
          </table:table-cell>
          <table:table-cell table:number-columns-repeated="5" table:style-name="ce4" office:value-type="float" office:value="0" calcext:value-type="float">
            <text:p>0</text:p>
          </table:table-cell>
          <table:table-cell table:number-columns-repeated="1006"/>
        </table:table-row>
        <table:table-row table:style-name="ro1">
          <table:table-cell table:style-name="ce2" office:value-type="string" calcext:value-type="string">
            <text:p>188</text:p>
          </table:table-cell>
          <table:table-cell table:style-name="ce2" office:value-type="string" calcext:value-type="string">
            <text:p>26.09.2024</text:p>
          </table:table-cell>
          <table:table-cell table:style-name="ce2" office:value-type="string" calcext:value-type="string">
            <text:p>ID2018803200</text:p>
          </table:table-cell>
          <table:table-cell table:style-name="ce2" office:value-type="string" calcext:value-type="string">
            <text:p>Helge Lindh (SPD)</text:p>
          </table:table-cell>
          <table:table-cell table:style-name="ce2" office:value-type="string" calcext:value-type="string">
            <text:p>2024-10-26 13:38:32</text:p>
          </table:table-cell>
          <table:table-cell table:style-name="ce2" office:value-type="string" calcext:value-type="string">
            <text:p>0.2640679180622101</text:p>
          </table:table-cell>
          <table:table-cell table:style-name="ce2" office:value-type="string" calcext:value-type="string">
            <text:p>Frau Präsidentin! Verehrte Kolleginnen und Kollegen! Frau Wittmann von der Union sagte vorhin, es sei heute der D-Day. <text:s/>Nach meiner Erinnerung war der D-Day die militärische Befreiung Europas vom Faschismus durch die Alliierten. <text:s/>Den heutigen Tag damit zu vergleichen, ist, glaube ich, ein Griff in die Mottenkiste dummer Vergleiche. Es tut mir leid, aber ich fand das denkbar unpassend. <text:s/>Sie sagten auch, die Ampel sei ja in die Gespräche mit der Union gegangen, wissend, dass es keine Einigung in der Koalition gebe. Ich drehe das mal um: Herr Merz ist in diese Gespräche gegangen, wissend, dass er definitiv eines nicht tun wird, nämlich zustimmen und eine gemeinsame Lösung finden. <text:s/>Herr Merz hat wiederholt bewiesen, dass er nicht Verantwortung übernimmt und dass es ihm nicht um die Sache geht, sondern um Personen und Taktik. Wenn Sie uns hier ernsthaft Verzögerungstaktik vorwerfen, dann gilt der Vorwurf erst recht für Sie. Sie hatten die Chance, zu zeigen, dass Sie an konstruktiven Lösungen interessiert sind. Sie haben aber auf Taktik gesetzt, um das Thema Migration weiter aufköcheln zu können. Es wäre ein großes Zeichen gewesen – der Kanzler hat das ja hier sehr deutlich gemacht –, da einig zu werden und damit zur Befriedung der Debatte um Migration beizutragen. Sie haben sich dagegen entschieden. <text:s/>Warum beschäftigen Sie und auch Herr Merz sich nicht mit annähernd ähnlichem Elan, mit dem Sie uns jetzt vorwerfen, das Sicherheitspaket nicht schnell genug durchzubringen – obwohl wir ein ordentliches parlamentarisches Verfahren machen –, mit den von Ihnen geführten Bundesländern, in denen zum Beispiel Gesetze, Erlasse, Richtlinien und Regularien nicht umgesetzt werden? <text:s/>Wenn das geschehen wäre, wäre zum Beispiel der Täter von Solingen nicht mehr in diesem Land gewesen. Davon ist nichts zu hören, und das ist unaufrichtig und unredlich. <text:s/>Des Weiteren müssen wir über Stimmung und Instrumentalisierung reden, aber auch über Verantwortung. Ausdruck von Verantwortung ist aus unserer Sicht eben nicht, nach Solingen erst mal vorzuschlagen, es solle einen Aufnahmestopp für alle Geflüchteten aus Syrien und Afghanistan geben, dann zu erkennen, dass das vielleicht doch nicht so gut ankommt und etwas überzogen ist, als nächstes Thema dann die allgemeine Notlage für generelle Zurückweisung aus dem Köcher zu ziehen, nachdem man in der Vergangenheit zuerst GEAS, dann Abschiebungen in Massenform, dann Externalisierung über Drittstaatsverfahren, dann Migrationsabkommen, dann Aufhebung des individuellen Asylrechts- und Kontingentverfahrens, dann Aufnahmeprogramme und dann wieder keine Aufnahmeprogramme als die Lösung präsentiert hat. Es müsste wirklich mal eine Chronik der angeblichen Fundamentallösungen für die Migrationsfrage geben. Sie ändern Ihre Position alle zwei Monate. <text:s/>Mit verlässlicher verantwortungsvoller Politik hat das nichts zu tun. <text:s/>Die Variante, die Sie diesmal in Ihrem Antrag gewählt haben, ist: Sie haben einfach alle Vorschläge, die Sie in den letzten zwei Jahren gemacht haben, untereinandergeschrieben, zusammengemixt <text:s/>und gesagt: Das funktioniert. <text:s/>So funktioniert Politik aber nicht. <text:s/>Und es funktioniert auch nicht, dass Sie, wenn Sie immer betonen – das nehme ich ernst; denn wir würden es uns zu einfach machen, das als Instrumentalisierung abzutun; dann würden auch wir die ernstzunehmenden Ängste und Unsicherheiten der Menschen instrumentalisieren; dann würden auch wir unredlich handeln –, unsere Politik betreffe alle – auch viele Menschen mit internationaler Familiengeschichte bzw. mit Migrationshintergrund stellen sich diese Fragen, sind verunsichert und wollen Ordnung in der Migrationspolitik –, dann einen Antrag vorlegen, der grundsätzlich Menschen mit Migrationshintergrund stigmatisiert. Das tun Sie nämlich. Warum führen Sie in Ihrer angeblich auf Asylpolitik konzentrierten Diskussion in Ihrem Antrag auch noch das Chancen-Aufenthaltsrecht auf und betreiben Desinformation? <text:s/>Sie nennen es einen Pull-Faktor, obwohl Sie genau wissen, dass das Chancen-Aufenthaltsrecht mit einem Stichtag für hier schon Lebende versehen ist. <text:s/>Das ist Täuschung, und das ist Lüge – nichts anderes. <text:s/>Sie sprechen auch über das Staatsangehörigkeitsrecht. Was hat das mit Solingen zu tun? Sie schlagen den Menschen – übrigens auch vielen, die sonst Union wählen würden; Sie verjagen damit eigene Wählerinnen und Wähler der Zukunft – ins Gesicht, <text:s/>indem Sie eine Grundsatzdebatte über das Staatsangehörigkeitsrecht führen. Damit diskreditieren Sie Ihr Vorhaben. <text:s/>Wenn es Ihnen ernsthaft um Ordnung und Begrenzung im Asylbereich ginge, dann würden Sie nicht einen Rundumschlag gegen Migration im Generellen verschriftlichen. Damit entlarven Sie sich. <text:s/>Es sollte Ihnen zu denken geben – weil es ja nicht nur institutionelle Brandmauern gibt, sondern auch inhaltliche –, dass Sie leider gerade dabei sind, die inhaltlichen Brandmauern zur AfD einzureißen. <text:s/>Die AfD hat sich auch heute wieder wunderbar selbst entlarvt. <text:s/>Herr Lindh, Ihre Redezeit ist vorbei. <text:s/>Sie gehen aus dem Ausschuss und sagen: Wie mächtig sind wir? Wir treiben Sie vor uns her. – Das ist die AfD. Ihnen geht es nicht ums Land; Ihnen geht es darum, andere vor sich herzutreiben. <text:s/>Bitte kommen Sie zum Schluss. <text:s/>So eine Partei darf keine Macht in diesem Land gewinnen! <text:s/>Vielen Dank. <text:s/>Für die Gruppe BSW hat das Wort Klaus Ernst.</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55</text:p>
          </table:table-cell>
          <table:table-cell table:style-name="ce2" office:value-type="string" calcext:value-type="string">
            <text:p>23.02.2024</text:p>
          </table:table-cell>
          <table:table-cell table:style-name="ce2" office:value-type="string" calcext:value-type="string">
            <text:p>ID2015509600</text:p>
          </table:table-cell>
          <table:table-cell table:style-name="ce2" office:value-type="string" calcext:value-type="string">
            <text:p>Marcel Emmerich (BÜNDNIS 90/DIE GRÜNEN)</text:p>
          </table:table-cell>
          <table:table-cell table:style-name="ce2" office:value-type="string" calcext:value-type="string">
            <text:p>2024-10-26 12:46:24</text:p>
          </table:table-cell>
          <table:table-cell table:style-name="ce2" office:value-type="string" calcext:value-type="string">
            <text:p>0.2077404111623764</text:p>
          </table:table-cell>
          <table:table-cell table:style-name="ce2" office:value-type="string" calcext:value-type="string">
            <text:p>Sehr geehrte Frau Präsidentin! Liebe Kolleginnen und Kollegen! Meine Damen und Herren! Die Berlinale läuft ja noch, und um zu verstehen, was die AfD hier macht, lohnt sich ein Blick in das Drehbuch der Rechtsextremisten und Populisten auf der ganzen Welt. Sie instrumentalisieren Krisen, Sündenböcke werden geschaffen, Hass wird geschürt, Minderheiten werden ausgegrenzt, demokratische Institutionen diskreditiert, Medien diffamiert, Recht und Gesetz wird geschliffen, <text:s/>bei gleichzeitiger Verbreitung von Fake News und offensichtlich auch von Opfermythen, all das mit dem Ziel, unser demokratisches Miteinander zu zerstören. <text:s/>Man sieht hier auch ganz klar: Der AfD geht es nicht um Meinungsfreiheit. Und so etwas wie die Pressefreiheit ist der AfD auch vollkommen egal. Journalistinnen und Journalisten werden von Veranstaltungen ausgeschlossen. Das ist die Realität. Die AfD hat ja nicht mal Artikel 1 des Grundgesetzes gelesen. Warum sollte sie dann bis Artikel 5 gekommen sein? <text:s/>Die Meinungsfreiheit ist ein hohes Gut, aber sie berechtigt nicht dazu, anderen die Menschenwürde abzusprechen, und das ist aus gutem Grund so. Die Studie des Kompetenznetzwerks gegen Hass im Netz zeigt ganz klar, dass der Hass im Netz wirklich virulent ist. Er zeigt, dass es unverhohlene Angriffe auf die Grundwerte und die Prinzipien unserer Demokratie gibt. Fast jede zweite Person in Deutschland wurde schon einmal online beleidigt. In der Konsequenz ziehen sich Leute zurück; in der Wissenschaft heißt das dann Silencing. Meine Damen und Herren, das zeigt, dass es hier nicht um Banalitäten oder um die Privatsphäre geht, sondern dass damit das pluralistische und friedliche Zusammenleben in unserer Gesellschaft attackiert wird. <text:s/>Durch das Treffen in Potsdam wurde sehr klar, dass Sie an einem Abbau der Demokratie hin zu einem anderen Land, nämlich einem Land der Unterdrückung, des Unrechts und der Vertreibung, arbeiten. <text:s/>Dadurch hat sich sogar schon Marine Le Pen von Ihnen distanziert und eine Zusammenarbeit ausgeschlossen; das muss man erst mal hinkriegen. <text:s/>Wenn man heute „Politico“ gelesen hat, dann kann man nur sagen: „Beziehungsstatus: Es ist kompliziert“. Frau Weidel muss jetzt in einem Brief in Richtung Paris schriftlich Stellung nehmen und erklären, was da in Potsdam lief und was die AfD damit zu tun hat. <text:s/>Und ich zitiere: <text:s/>„Anders als in Paris erhofft, wird Weidel jedoch nicht zu Papier bringen, dass Remigration kein Teil des Parteiprogramms der AfD ist.“ <text:s/>Das zeigt das wahre Gesicht der AfD. Deportation: Dazu stehen Sie, das ist Ihr Ziel. <text:s/>Keine Reue, keine Aufklärung, überhaupt nichts davon! Sie sind eine Gefahr. <text:s/>Das sehen die Menschen in diesem Land auch so, und deswegen gehen sie auf die Straße, <text:s/>und darüber bin ich unheimlich froh. Seit Wochen: Hunderttausende, ja, Millionen <text:s/>gehen auf die Straße und machen deutlich, dass Ihre Story von der schweigenden Mehrheit, die irgendwie zu Ihnen gehört, überhaupt nicht die Realität ist. Nein, die Menschen aus der Mitte der Gesellschaft gehen auf die Straße und protestieren gegen Ihre Pläne, gegen Ihre Politik. <text:s/>Und das ist eine gute Nachricht. <text:s/>Ich bin allen demokratischen Fraktionen hier im Hause wirklich dankbar, dass sie, die Parteien da auch hingehen und wir gemeinsam ein Stoppschild gegen die AfD errichten. Die Menschen auf der Straße hoffen auf uns, und deswegen werden wir Sie auch weiterhin entschlossen bekämpfen. <text:s/>Doch das alleine reicht nicht. In Zeiten, in denen unsere verfassungsmäßige Ordnung von radikalen Kräften bedroht wird, <text:s/>braucht es den wehrhaften Staat. Dazu gehört an erster Stelle, die oberste Hüterin unserer Verfassung, das Bundesverfassungsgericht, zu schützen. In vielen Ländern mussten wir sehen, dass die Unabhängigkeit der Gerichte als Erstes ausgehebelt wird, <text:s/>wenn Rechtsextreme die Möglichkeit haben und an der Macht sind. Deswegen ist hier Handeln angesagt. <text:s/>Doch leider – das muss ich sagen – ist die Union nicht bereit, entsprechende Schutzmaßnahmen auf den Weg zu bringen, und sie hat die Gespräche darüber beendet. Liebe CDU/CSU, Sie stellen einmal mehr machtpolitische Interessen und Spielchen über die staatspolitische Verantwortung. <text:s/>Hören Sie auf mit dieser Fundamentalopposition! Gehen Sie nicht so leichtfertig mit dem demokratischen Rechtsstaat um! <text:s/>Wir alle hier dürfen im Kampf gegen den Rechtsextremismus nicht versagen, und da sind auch Sie gefordert, da sind auch Sie in der Verantwortung. Da müssen Sie mitmachen und können sich nicht einfach zurückziehen. <text:s/>Damit ein schönes Wochenende und viel Spaß bei allen Demonstrationen gegen die da!</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Integrationswillige</text:p>
          </table:table-cell>
          <table:table-cell table:number-columns-repeated="2"/>
          <table:table-cell table:style-name="ce4" office:value-type="string" calcext:value-type="string">
            <text:p>Precision:</text:p>
          </table:table-cell>
          <table:table-cell table:style-name="ce7" office:value-type="string" calcext:value-type="string">
            <text:p>0.52</text:p>
          </table:table-cell>
          <table:table-cell table:style-name="ce7" office:value-type="string" calcext:value-type="string">
            <text:p>0.57</text:p>
          </table:table-cell>
          <table:table-cell table:style-name="ce7" office:value-type="string" calcext:value-type="string">
            <text:p>0.42</text:p>
          </table:table-cell>
          <table:table-cell table:style-name="ce7" office:value-type="string" calcext:value-type="string">
            <text:p>0.61</text:p>
          </table:table-cell>
          <table:table-cell table:style-name="ce7" office:value-type="string" calcext:value-type="string">
            <text:p>0.36</text:p>
          </table:table-cell>
          <table:table-cell table:number-columns-repeated="1006"/>
        </table:table-row>
        <table:table-row table:style-name="ro1">
          <table:table-cell table:style-name="ce2" office:value-type="string" calcext:value-type="string">
            <text:p>172</text:p>
          </table:table-cell>
          <table:table-cell table:style-name="ce2" office:value-type="string" calcext:value-type="string">
            <text:p>06.06.2024</text:p>
          </table:table-cell>
          <table:table-cell table:style-name="ce2" office:value-type="string" calcext:value-type="string">
            <text:p>ID2017206000</text:p>
          </table:table-cell>
          <table:table-cell table:style-name="ce2" office:value-type="string" calcext:value-type="string">
            <text:p>Marc Bernhard (AfD)</text:p>
          </table:table-cell>
          <table:table-cell table:style-name="ce2" office:value-type="string" calcext:value-type="string">
            <text:p>2024-10-26 13:07:59</text:p>
          </table:table-cell>
          <table:table-cell table:style-name="ce2" office:value-type="string" calcext:value-type="string">
            <text:p>0.22827009856700897</text:p>
          </table:table-cell>
          <table:table-cell table:style-name="ce2" office:value-type="string" calcext:value-type="string">
            <text:p>Danke, Frau Präsidentin, dass Sie die Intervention zulassen. – Liebe Kollegin Zeulner, Sie haben gerade gesagt, wir alle hätten überhaupt keine Ahnung von Kommunalpolitik. <text:s/>Ich war fast 20 Jahre Gemeinderat, <text:s/>und ich kann Ihnen sagen, dass es im Moment in den Kommunen sicherlich eines der größten Probleme ist, ausreichend bezahlbaren Wohnraum für die Menschen zu finden. In vielen Städten und Gemeinden ist es gar nicht mehr möglich, für eine Familie mit Kindern bezahlbaren Wohnraum zu finden. <text:s/>Jetzt steht in unserem Antrag, dass die Stadträte einer Gemeinde in Bereichen, wo Wohnungsnot herrscht und bereits Tausende Einheimische keine Wohnung mehr finden, die Möglichkeit haben müssen, ein Vetorecht geltend zu machen, damit keine weiteren Flüchtlinge zwangszugewiesen werden. Und jetzt sagen Sie mir wirklich, dass wir keine Ahnung haben von den Problemen der Menschen vor Ort? <text:s/>Sie sagen, das wäre überhaupt nicht das Problem der Gemeinden. <text:s/>Sind Sie wirklich der Meinung, dass weiterhin eine Zwangszuweisung dorthin stattfinden soll, <text:s/>wo bereits Tausende von Familien mit Kindern keine Wohnung mehr finden? Wollen Sie weiter Flüchtlinge gegen Einheimische ausspielen, <text:s/>oder wollen Sie dieses Ausspielen endlich beenden? Das ist meine Frage. Das ist nämlich das, was Sie tun. <text:s/>Und deswegen fordern wir die Regierung auf, die Grenzen zu schützen und dafür zu sorgen, dass wir uns um die, die zu uns kommen, auch wirklich kümmern können, ohne dass gleichzeitig die Einheimischen auf der Strecke bleiben. <text:s/>Darum muss es gehen. <text:s/>Und jetzt sagen Sie mir wirklich: Sind Sie dagege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2"/>
          <table:table-cell table:style-name="ce4" office:value-type="string" calcext:value-type="string">
            <text:p>Recall:</text:p>
          </table:table-cell>
          <table:table-cell table:number-columns-repeated="5" table:style-name="ce7" office:value-type="float" office:value="1" calcext:value-type="float">
            <text:p>1</text:p>
          </table:table-cell>
          <table:table-cell table:number-columns-repeated="1006"/>
        </table:table-row>
        <table:table-row table:style-name="ro1">
          <table:table-cell table:style-name="ce2" office:value-type="string" calcext:value-type="string">
            <text:p>128</text:p>
          </table:table-cell>
          <table:table-cell table:style-name="ce2" office:value-type="string" calcext:value-type="string">
            <text:p>12.10.2023</text:p>
          </table:table-cell>
          <table:table-cell table:style-name="ce2" office:value-type="string" calcext:value-type="string">
            <text:p>ID2012812400</text:p>
          </table:table-cell>
          <table:table-cell table:style-name="ce2" office:value-type="string" calcext:value-type="string">
            <text:p>Angelika Glöckner (SPD)</text:p>
          </table:table-cell>
          <table:table-cell table:style-name="ce2" office:value-type="string" calcext:value-type="string">
            <text:p>2024-10-26 11:55:56</text:p>
          </table:table-cell>
          <table:table-cell table:style-name="ce2" office:value-type="string" calcext:value-type="string">
            <text:p>0.20480890572071075</text:p>
          </table:table-cell>
          <table:table-cell table:style-name="ce2" office:value-type="string" calcext:value-type="string">
            <text:p>Sehr geehrte Frau Präsidentin! Kolleginnen und Kollegen! Werte Besucherinnen und Besucher auf den Tribünen! Ich will vorab vielleicht mal sagen: Bei der Häme und all der Emotionalität, mit der auch diese Debatte wieder geführt wird, <text:s/>will ich noch mal daran erinnern, worüber wir hier heute eigentlich reden. Wir reden über Menschen, die zu uns kommen, die aus ihrer Heimat fliehen, vor Krieg, vor Gewalt, vor einem Terrorregime. Viele – es ist tatsächlich so – suchen Schutz in der Europäischen Union. <text:s/>– Hören Sie mal zu, Herr Brandner! Vielleicht lernen Sie mal was. <text:s/>Es ist doch klar: Die Europäische Union ist nicht nur Wirtschaftsraum, Wohlstandsprojekt, Friedensprojekt. Die Europäische Union ist auch Raum der Menschenrechte, und Deutschland, unser Land als größte Volkswirtschaft der Europäischen Union, liegt inmitten dieses Schutzraumes. <text:s/>Mal ganz ehrlich: Wen wundert es, wenn Menschen versuchen, in dieses Land zu kommen, in unser Land, wo es keine Willkür gibt, sondern Rechtsstaatlichkeit, <text:s/>wo es Freiheit gibt statt Unterdrückung? Das ist doch nun mal Fakt. <text:s/>Damit müssen wir klarkommen, weil die Situation auf der Welt nun mal so ist, wie sie ist. Wir können sie nicht wegleugnen. <text:s/>Werte Kolleginnen und Kollegen, ich möchte natürlich was zu Ihrem Antrag sagen, aber ich will auch darum bitten – und es wurde ja eben auch von Herrn Whittaker angesprochen –, dass wir unsere Wortwahl, dass auch Sie Ihre Wortwahl so ausrichten, dass der Schutzgedanke des Asyls dadurch stärker zum Tragen kommt, <text:s/>damit die Menschen in unserem Land verstehen, worum es geht, wenn man darüber spricht, dass ein Mensch Asyl beantragt. <text:s/>Das muss doch auch in Ihren Wertegedanken stehen. Sie tragen doch das C für „Christlich“ in Ihrem Parteinamen. <text:s/>Das ist mir wirklich fremd. Merken Sie denn eigentlich nicht, wie sehr Sie mit Ihrer Wortwahl schon denen ganz rechts außen ähneln? <text:s/>Das muss Ihnen doch auch mal zu denken geben. <text:s/>Ich muss auch sagen – um zu Ihrem Antrag zu kommen –: Bedauerlicherweise ist es Ihnen auch in diesem Antrag einmal mehr nicht gelungen, sich von Ihrem Duktus, von Ihrer Grundhaltung zu verabschieden. Sie schüren erneut lieber Neiddebatten zwischen denen, die hier sind, und denen, die kommen, und zwischen denen, die arbeiten, und denen, die nicht arbeiten. <text:s/>Das ist doch die Kernaussage Ihres Antrags, Herr Stracke. <text:s/>– CDU und CSU, Sie wollen Sachleistungen. Ich will das jetzt gar nicht mehr weiter ausführen. <text:s/>Es wurde schon gesagt. <text:s/>– Nein, das ist mir nicht unangenehm. <text:s/>Ihnen müsste unangenehm sein, dass Sie den Bundestag mit einem Antrag belästigen, sage ich schon, wo es gesetzliche Regelungen dazu – – <text:s/>– Ich will Ihnen mal was sagen: Ich habe 30 Jahre in der Kommunalverwaltung gearbeitet. Ich kenne das Asylbewerberleistungsgesetz. Sie hätten mal einen Blick in dieses Gesetz werfen sollen. Dann müssten Sie diesen Antrag hier nicht einbringen. <text:s/>Es gibt diese Möglichkeit schon. <text:s/>Die Kommunen wenden sie nur nicht an, weil sie den Aufwand scheuen. Das ist doch Fakt, und diesen Fakt müssen Sie annehmen. Sollen wir denn ein Gesetz erarbeiten, das es schon gibt? Ist es das, womit sich das Hohe Haus befassen soll? <text:s/>Ich tendiere dazu: Ziehen Sie Ihren Antrag zurück! <text:s/>Lassen Sie uns gemeinsam über Initiativen reden, <text:s/>die tatsächlich wirken und die tatsächlich neue Regelungen schaffen, die für alle tragbar sind: für die Menschen, für die Bevölkerung, für die Kommunen, für den Bund und für die Länder. <text:s/>Vielen Dank. <text:s/>Frau Kollegin, ich gehe davon aus, dass Sie mir zustimmen, dass das Einbringen von Anträgen zum ganz normalen parlamentarischen Verfahren gehört. <text:s/>Und bei allem Streit darüber sollten wir nicht von „belästigen“ sprechen. – Herzlichen Dank dafür. <text:s/>Karoline Otte hat jetzt das Wort für Bündnis 90/Die Grüne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2"/>
          <table:table-cell table:style-name="ce4" office:value-type="string" calcext:value-type="string">
            <text:p>F-Score:</text:p>
          </table:table-cell>
          <table:table-cell table:style-name="ce7" office:value-type="string" calcext:value-type="string">
            <text:p>0.34</text:p>
          </table:table-cell>
          <table:table-cell table:style-name="ce7" office:value-type="string" calcext:value-type="string">
            <text:p>0.36</text:p>
          </table:table-cell>
          <table:table-cell table:style-name="ce7" office:value-type="string" calcext:value-type="string">
            <text:p>0.29</text:p>
          </table:table-cell>
          <table:table-cell table:style-name="ce7" office:value-type="string" calcext:value-type="string">
            <text:p>0.37</text:p>
          </table:table-cell>
          <table:table-cell table:style-name="ce7" office:value-type="string" calcext:value-type="string">
            <text:p>0.26</text:p>
          </table:table-cell>
          <table:table-cell table:number-columns-repeated="1006"/>
        </table:table-row>
        <table:table-row table:style-name="ro1">
          <table:table-cell table:style-name="ce2" office:value-type="string" calcext:value-type="string">
            <text:p>39</text:p>
          </table:table-cell>
          <table:table-cell table:style-name="ce2" office:value-type="string" calcext:value-type="string">
            <text:p>31.05.2022</text:p>
          </table:table-cell>
          <table:table-cell table:style-name="ce2" office:value-type="string" calcext:value-type="string">
            <text:p>ID203903200</text:p>
          </table:table-cell>
          <table:table-cell table:style-name="ce2" office:value-type="string" calcext:value-type="string">
            <text:p>Carolin Bachmann (AfD)</text:p>
          </table:table-cell>
          <table:table-cell table:style-name="ce2" office:value-type="string" calcext:value-type="string">
            <text:p>2024-10-26 10:09:13</text:p>
          </table:table-cell>
          <table:table-cell table:style-name="ce2" office:value-type="string" calcext:value-type="string">
            <text:p>0.2107570618391037</text:p>
          </table:table-cell>
          <table:table-cell table:style-name="ce2" office:value-type="string" calcext:value-type="string">
            <text:p>Frau Präsidentin! Werte Kollegen! Sehr geehrte Damen und Herren! Wir erleben eine Zeitenwende, die Wohnen teuer und Bauen unattraktiv macht. Hauptverantwortlich sind Sie und die Vorgängerregierung. <text:s/>In der Vergangenheit spielte der Wohnungsbau politisch eher eine untergeordnete Rolle. Zwar waren Urbanisierung und Wohnungsmangel in den Ballungsgebieten bereits im Blickfeld; das Wohnen war aber grundsätzlich bezahlbar. Die Bürger konnten frei entscheiden, wo und wie sie wohnen möchten. Der Handwerker war erschwinglich, die Baukosten relativ konstant und das Material vorhanden. Doch heute stehen wir, politisch induziert, vor städtischer Wohnungsnot, einem vernachlässigten ländlichen Raum, Überfüllung mit Flüchtlingen und einer viel zu abhängigen und daher fragilen Wertschöpfungskette, die unsere Eigenversorgung nicht mehr gewährleisten kann. Die Folgen sind jetzt für alle spürbar. Auf der einen Seite explodieren Wohn-, Miet- und Nebenkosten, und auf der anderen Seite steigen die Baukosten und fehlt Baumaterial. <text:s/>Wohnen und Bauen sind Grundbedürfnisse. Das haben Sie sogar im Koalitionsvertrag festgehalten. Aber von Ihren Versprechungen, ausreichenden und bezahlbaren Wohnraum zu schaffen, sind Sie meilenweit entfernt. <text:s/>Wohnen und Bauen wird für immer mehr Menschen zum Problem. Sowohl Neubau als auch Sanierung werden durch Ihre Politik immer unwirtschaftlicher. Baustoffe sind bis zu 77 Prozent teurer. Und Sie weiten die dafür ursächliche Geldmenge noch weiter aus. Wir haben in Deutschland die höchste Steuer- und Abgabenlast, und Sie belasten Mieter und Vermieter noch mit völlig sinnlosen CO2-Abgaben. <text:s/>Und weil Ihnen das alles noch nicht reicht, knechten Sie die Bürger weiter mit Ihrem Gebäudeenergiegesetz, mit Ihrem Dämmwahn und Ihren immer steigenden Anforderungen an den Bau. <text:s/>Sie rühmen sich mit dem Ziel, jährlich 400 000 Wohnungen zu errichten. Da fragt sich auch die Immobilienbranche, wie Sie auf diese utopische Zahl von jährlich 400 000 Wohnungen eigentlich kommen. Auf meine Anfrage hin wussten Sie nicht einmal, wie viele Wohnungen in Deutschland überhaupt leer stehen. Woher wissen Sie dann, wie viele Wohnungen überhaupt benötigt werden? <text:s/>Genauso aus der Luft gegriffen wie die Zahl 400 000 ist auch Ihr Haushaltsplan. Ihr Haushalt bietet keinerlei Lösungen und Verbesserungen für das Bauen und Wohnen in Deutschland. Ihr Haushalt bietet auch keinen Anreiz für die soziale Marktwirtschaft und befähigt den Markt nicht, selbst die Wohnungen zu schaffen. Frau Ministerin, wir empfehlen Ihnen: Kommen Sie weg von Ihrer großstadtfokussierten Wohnungspolitik! Verschaffen Sie sich einen Überblick über den Leerstand, legen Sie ein Sanierungsprogramm auf, und machen Sie den ländlichen Raum infrastrukturell wieder attraktiv, damit die Leute aus den Städten wieder zurück aufs Land ziehen können! <text:s/>Reduzieren Sie Ideologie statt Staatswirtschaft! Finden Sie stattdessen zurück zur sozialen Marktwirtschaft, und stärken Sie die Eigentumsrechte der Bürger! So schafft man nämlich ausreichenden und bezahlbaren Wohnraum. Ihr Haushalt geht aktuell am konkreten Bedarf und an den Zukunftsproblemen der Bürger vorbei. <text:s/>Vielen Dank. <text:s/>Für die Fraktion Bündnis 90/Die Grünen hat nun die Kollegin Karoline Otte das Wort.</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Kostenintensive</text:p>
          </table:table-cell>
          <table:table-cell table:number-columns-repeated="1014"/>
        </table:table-row>
        <table:table-row table:style-name="ro1">
          <table:table-cell table:style-name="ce2" office:value-type="string" calcext:value-type="string">
            <text:p>122</text:p>
          </table:table-cell>
          <table:table-cell table:style-name="ce2" office:value-type="string" calcext:value-type="string">
            <text:p>21.09.2023</text:p>
          </table:table-cell>
          <table:table-cell table:style-name="ce2" office:value-type="string" calcext:value-type="string">
            <text:p>ID2012212000</text:p>
          </table:table-cell>
          <table:table-cell table:style-name="ce2" office:value-type="string" calcext:value-type="string">
            <text:p>Sebastian Roloff (SPD)</text:p>
          </table:table-cell>
          <table:table-cell table:style-name="ce2" office:value-type="string" calcext:value-type="string">
            <text:p>2024-10-26 11:43:42</text:p>
          </table:table-cell>
          <table:table-cell table:style-name="ce2" office:value-type="string" calcext:value-type="string">
            <text:p>0.2203618884086609</text:p>
          </table:table-cell>
          <table:table-cell table:style-name="ce2" office:value-type="string" calcext:value-type="string">
            <text:p>Vielen Dank. – Sehr geehrte Frau Präsidentin! Liebe Kolleginnen und Kollegen! Herr Dr. Wiener, wenn man Ihnen eins nicht nachsagen kann, dann, dass Sie etwas schönreden würden. Das stimmt. <text:s/>– Ja, er ist ein Profi, insbesondere im Schwarzmalen. <text:s/>Da kann man sich natürlich auch fragen: Mit welcher Farbe malen Sie sonst? Wir haben diese Woche gelernt: mit Türkis oder was das sein soll, Rhöndorf. Ich hoffe, dass Sie sich politisch nicht an den österreichischen Kolleginnen und Kollegen orientieren, sondern es bei der Farbe bleibt. <text:s/>Das schließt nämlich ganz hervorragend an eine Äußerung von Herrn Linnemann an, der ja bei Ihnen nicht ganz unwesentlich ist. <text:s/>Der sagt: „Wir sind nicht nur der kranke Mann Europas, sondern laut Internationalem Währungsfonds der kranke Mann der Welt.“ Herr Linnemann, die Formulierung des kranken Mannes Europas ist nicht von Ihnen. Die wird seit 1998 von dem Ökonomen Holger Schmieding genutzt. Ich finde sehr spannend, was Holger Schmieding zur aktuellen Situation der deutschen Wirtschaft im August 2023 sagte: Diejenigen, die Deutschland wieder auf dem Krankenlager oder dem Sterbebett sehen, würden das Wesen der deutschen Wirtschaft missverstehen und verwechseln kurzfristige Konjunkturschwäche mit den längerfristigen Möglichkeiten. – Man kann es nicht schöner sagen. Ihr Zitatgeber! <text:s/>Ja, die Situation ist herausfordernd. Kritik zu üben, ist das gute Recht der Opposition, alles in Ordnung. Ob das hilft, wenn Sie allmählich beim Herbeireden eines wirtschaftlichen Kollapses ein bisschen absurde Züge an den Tag legen, ist Geschmackssache. <text:s/>Aber wir können gerne einmal mehr darüber reden, warum wir in der aktuellen Situation sind; Herr Wiener hat es ja auch gefragt. <text:s/>Ich sage es gerne noch mal: Wir waren energiepolitisch sehr abhängig von Russland. Das ist gerade für unsere energieintensive Industrie ein großes Problem. Wir sind eine Exportnation; das war über Jahrzehnte unsere große Stärke. Jetzt ist natürlich klar, dass sich ein Schwächeln von China zum Beispiel ganz massiv auch auf uns auswirkt, nicht nur beim Wachstum, sondern auch bei den Lieferketten. Die weltweite Transformation des Mobilitätssektors trifft einen Automobilstandort – und wer würde bestreiten wollen, dass wir ein wesentlicher Automobilstandort sind? – stärker als andere Länder. Das ist alles logisch zu erklären. Die weiteren Herausforderungen – hohe Inflation wegen des russischen Angriffskrieges, Zinslasten, Fachkräftemangel, Bürokratie und zu lange Genehmigungsverfahren – tun entsprechend ihr Übriges. Das darf und soll man kritisieren. Jetzt aber so zu tun, als wenn eine Regierung, die knapp zwei Jahre im Amt ist, allein dafür verantwortlich wäre, ist etwas, was man machen kann, aber nicht wirklich seriös ist. <text:s/>Wir arbeiten in der Koalition daran, die Versäumnisse abzuarbeiten und die Wettbewerbsfähigkeit zu stärken. <text:s/>Wir haben das Energieangebot maßgeblich erhöht und bauen die erneuerbaren Energien und die Netze aus. Wir haben die Fachkräfteoffensive, die Sie in Ihrem Antrag fordern, längst gestartet und den inklusiven Arbeitsmarkt verbessert. Das Fachkräfteeinwanderungsgesetz führt dazu, dass wir das modernste Einwanderungsmodell weltweit haben; es ist schon unterwegs. Nächste Woche reden wir über das Bürokratieentlastungsgesetz IV. Das Wachstumschancengesetz ist schon beraten worden. Beim Thema Genehmigungsverfahren hat der Kanzler eine nationale Kraftanstrengung von Bund und Ländern – das geht ja so ein bisschen in die Richtung Ihres Wachstumspakts – angeboten, um in diesem Jahr noch Maßnahmen zu erarbeiten und auf den Weg zu bringen. Dementsprechend sind wir da auf einem weit besseren Weg, als Sie es skizzieren. <text:s/>Es ist aber natürlich so, dass wir darüber hinaus noch ein paar Maßnahmen brauchen. Ich habe es auch schon angekündigt: Solange wir uns nicht geeinigt haben, fordere ich einen befristeten Industriestrompreis. Das tue ich an dieser Stelle auch weiterhin. <text:s/>Ich bin mir aber sehr sicher, dass wir uns da in der Regierung bald einigen. Natürlich kann die Opposition da, sofern sie mal weniger Populismus, dafür mehr Fakten an den Tag legt, gerne mitarbeiten. <text:s/>Was meine ich mit Populismus, wenn ich höre, dass Sie gerade schon wieder mit Zwischenrufen sehr aktiv sind? Auch in diesem Antrag ist es so: Alles, was Sie fordern – das ist teilweise auch nicht falsch, ich habe es gesagt –, passiert im Rahmen der zur Verfügung stehenden Haushaltsmittel. – Alle Ihre Anträge im Wirtschaftsausschuss diese Woche forderten Mehrausgaben. Ihre „Sauerländer Erklärung“, die so ein bisschen der wirtschaftspolitische Befreiungsschlag hätte sein sollen, beinhaltet mehrere Investitionsoffensiven <text:s/>– doch, das glaube ich schon bei der Performance von Herrn Merz – <text:s/>und Steuersenkungen, aber bei Beibehaltung der Schuldenbremse. Sie können alles fordern, aber sagen nicht, wie es finanziert wird. Ich glaube, ein bisschen Klarheit wäre da nicht schlecht. <text:s/>Ich komme zur Bewertung der Lage. Es ist ja legitim, dass Sie positive Faktoren der deutschen Wirtschaft nicht so nennen, weil das nicht in die Argumentation passt. Wir müssen aber zur Kenntnis nehmen, dass die Erzeugerpreise im August zum Beispiel 12,6 Prozent niedriger waren als ein Jahr zuvor. Das zeigt, dass unsere Maßnahmen offensichtlich greifen. Und ja, der IWF hat auch schon ein BIP-Wachstum von 1,3 Prozent für das nächste Jahr prognostiziert. Klar ist auch, dass wir dieses Jahr einen leichten Rückgang haben. Das liegt aber auch an Sondereffekten: Coronahilfsprogramme, die auslaufen etc. Dementsprechend ist das erklärbar. Wir sehen eher eine leichte Delle und sind wieder auf einem guten Weg. Wir müssen natürlich daran arbeiten, dass es stärker wird. <text:s/>– Ich habe es gerade erklärt. Sie können es ja noch mal nachlesen. – Wir sind aber nicht in einer klassischen Rezession. Ob Sie sie herbeireden wollen oder nicht, weil es Ihnen in die Argumentation passt, ist Geschmackssache. Aber man macht es halt seriös, oder man plärrt nur herum. <text:s/>Vielen Dank. <text:s/>Leif-Erik Holm hat das Wort für die AfD.</text:p>
          </table:table-cell>
          <table:table-cell table:style-name="ce2" office:value-type="string" calcext:value-type="string">
            <text:p>-</text:p>
          </table:table-cell>
          <table:table-cell table:style-name="ce2" office:value-type="string" calcext:value-type="string">
            <text:p>Willkommen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57</text:p>
          </table:table-cell>
          <table:table-cell table:style-name="ce2" office:value-type="string" calcext:value-type="string">
            <text:p>29.09.2022</text:p>
          </table:table-cell>
          <table:table-cell table:style-name="ce2" office:value-type="string" calcext:value-type="string">
            <text:p>ID205702700</text:p>
          </table:table-cell>
          <table:table-cell table:style-name="ce2" office:value-type="string" calcext:value-type="string">
            <text:p>Stephan Brandner (AfD)</text:p>
          </table:table-cell>
          <table:table-cell table:style-name="ce2" office:value-type="string" calcext:value-type="string">
            <text:p>2024-10-26 10:21:49</text:p>
          </table:table-cell>
          <table:table-cell table:style-name="ce2" office:value-type="string" calcext:value-type="string">
            <text:p>0.21181966364383698</text:p>
          </table:table-cell>
          <table:table-cell table:style-name="ce2" office:value-type="string" calcext:value-type="string">
            <text:p>Frau Präsidentin! Meine Damen und Herren! Die Deutsche Nachhaltigkeitsstrategie gibt es seit 2017. Die Nationale Nachhaltigkeitsstrategie seit 2002 – erst Schröder, dann Merkel, jetzt Scholz mit seiner hellbraunen Truppe. Und was ist bisher daraus geworden? Nichts! <text:s/>Ich bin jetzt der 26. Redner in dieser Debatte. 22‑mal haben wir bisher heiße klimaschädliche Altparteienluft gehört. „Warum?“, frage ich mich. Ich sage Ihnen, warum: weil Sie seit 20 Jahren in der Nachhaltigkeit herumstochern, sich im Nachhaltigkeitssumpf herumsuhlen, und es hat zu nichts geführt. <text:s/>Der bisherige Erfolg Ihrer Nachhaltigkeit ist: Sie haben Deutschland nachhaltig geschadet. Sie haben Deutschland nachhaltig ruiniert. Unser Deutschland steht nachhaltig am Abgrund, <text:s/>und zwar von diesem Abgrund nicht mehr weit entfernt. Und wenn Sie nachhaltig so weitermachen, dann sind wir demnächst einen Schritt weiter, nämlich im Abgrund – nachhaltig. <text:s/>Die Armut, meine Damen und Herren, nimmt rasant zu. Die Inflation galoppiert. Die Verbraucher- und Energiepreise explodieren. Wir sind verteidigungsunfähig. Wir sind bei Energie, Pharmazie, IT und Lebensmitteln abhängig vom Ausland. Das ist der Erfolg Ihrer Nachhaltigkeitsstrategie seit 20 Jahren. <text:s/>Meine Damen und Herren, ich sage Ihnen, was wir brauchen: Wir brauchen eine nachhaltige Umsetzung des AfD-Programms. Die brauchen wir und nichts anderes. <text:s/>Wir stehen für die Existenz unseres Deutschlands, für geschlossene Grenzen und die Beendigung der illegalen Einwanderung. Wir stehen für ein Leben, das man sich leisten kann, für Energiesicherheit und Versorgungssicherheit, für Wohlstand und die Stärkung der Wirtschaft. Wir stehen für Grundrechte, für Freiheit, die demokratischen Prinzipien, für Gewaltenteilung, die Freiheit der Meinung, die Demonstrationsfreiheit, für eine freie Presse und für die freie Entfaltung der Persönlichkeit. Wir stehen schlicht und ergreifend dafür: Unser Deutschland, unser Land zuerst. <text:s/>Vielen Dank. <text:s/>Für die FDP-Fraktion hat das Wort Ria Schröder.</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Kriminelle</text:p>
          </table:table-cell>
          <table:table-cell table:number-columns-repeated="1014"/>
        </table:table-row>
        <table:table-row table:style-name="ro1">
          <table:table-cell table:style-name="ce2" office:value-type="string" calcext:value-type="string">
            <text:p>169</text:p>
          </table:table-cell>
          <table:table-cell table:style-name="ce2" office:value-type="string" calcext:value-type="string">
            <text:p>16.05.2024</text:p>
          </table:table-cell>
          <table:table-cell table:style-name="ce2" office:value-type="string" calcext:value-type="string">
            <text:p>ID2016900700</text:p>
          </table:table-cell>
          <table:table-cell table:style-name="ce2" office:value-type="string" calcext:value-type="string">
            <text:p>Julian Pahlke (BÜNDNIS 90/DIE GRÜNEN)</text:p>
          </table:table-cell>
          <table:table-cell table:style-name="ce2" office:value-type="string" calcext:value-type="string">
            <text:p>2024-10-26 13:01:27</text:p>
          </table:table-cell>
          <table:table-cell table:style-name="ce2" office:value-type="string" calcext:value-type="string">
            <text:p>0.23327670991420746</text:p>
          </table:table-cell>
          <table:table-cell table:style-name="ce2" office:value-type="string" calcext:value-type="string">
            <text:p>Sehr geehrte Frau Präsidentin! Sehr geehrte Demokratinnen und Demokraten! Vorweg: Ich finde es ja spannend, wenn aus der AfD-Fraktion hier adressiert wird, dass man im Europarat offenlegen sollte, wer eigentlich wovon profitiert. Der einzige Abgeordnete aus der deutschen Delegation zum Europarat, der keine Interessenserklärung vorgelegt hat, ist Petr Bystron, weil er verschweigen möchte, woher er Spenden bekommt, woher er Geldgeschenke bekommt, weil die AfD verheimlichen möchte, von wem sie sich schmieren lässt. <text:s/>Heute Morgen sind zwei Debatten aufgesetzt worden: einerseits zum Jubiläum des Europarates und andererseits zum Jubiläum des Grundgesetzes. Ich finde das bemerkenswert; denn der Europarat wurde gegründet aus der Lehre, nachdem deutsche Nazis diesen Kontinent in seine finstersten Jahre gestürzt hatten. <text:s/>Ich bin Teil der zweiten Generation, die diese schrecklichen Jahre des Naziterrors nicht mehr erlebt hat. Und gerade deswegen empfinde ich es als persönliche Verpflichtung als Mitglied im Europarat, diese historischen Lehren zu verteidigen, die ein System für Demokratie und Grundrechte geschaffen haben. Menschenrechte sind die Nulllinie, von der aus die Menschenwürde definiert werden muss. <text:s/>Wer den Europarat überwinden will, der will auch die Erinnerung an den Naziterror vergessen und umgekehrt. Und doch gerät eben genau dieses System unter Druck, weil diese Grundrechte der ungehemmten Unterdrückung, im Zweifel auch der Gewalt und der Rechtlosigkeit im Weg stehen. <text:s/>Und dann sind da die Urteile des Europäischen Gerichtshofs für Menschenrechte, zum Beispiel zur Freilassung von Osman Kavala in der Türkei oder das Hirsi-Urteil, das die Kollektivzurückweisung von Flüchtenden auf dem Mittelmeer zurück nach Libyen verbietet. Die Menschenrechte und der Europarat geraten aber auch unter Druck, wenn der britische Premier Rishi Sunak ankündigt, Entscheidungen des Menschenrechtsgerichtshofs zu seinem Ruanda-Deal nicht mehr anerkennen zu wollen. Denn nur mit der abgrundtiefen Missachtung der Menschenrechte ist so ein Deal möglich. <text:s/>Lassen Sie mich sagen: Ich weiß sehr genau, dass in der Union ehrlich viele anständige Leute sind. Dazu gehören ausnahmslos alle Redner/-innen, die heute hier am Pult stehen. Aber Friedrich Merz schreibt sich mit seinem Ruanda-Deal einen menschenrechtlichen Wahnsinn in sein Grundsatzprogramm und fordert damit im Grunde den Bruch der Menschenrechte. <text:s/>Im Grunde schlagen Sie, Herr Merz, damit vor, die Europäische Menschenrechtskonvention, die Urteile des Gerichtshofs und damit auch den Europarat übergehen zu wollen. <text:s/>Anders ist so ein Deal nicht möglich. <text:s/>Lassen Sie mich Ihnen sagen: Menschenrechtskonforme Abschreckung gibt es nicht. Die pauschale Verweigerung von Asyl in Europa, wie Sie und Ihre Partei es gerade fordern, steht im Widerspruch zu den Grundsätzen von Menschenwürde und Rechtsstaatlichkeit. <text:s/>Deshalb, Herr Merz, klären Sie Ihr Verhältnis zum Europarat, und klären Sie Ihr Verhältnis zu diesem menschenrechtlichen Vermächtnis. <text:s/>Als Nächster hat das Wort für die AfD-Fraktion Stefan Keuter.</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Willkommene</text:p>
          </table:table-cell>
          <table:table-cell table:number-columns-repeated="1014"/>
        </table:table-row>
        <table:table-row table:style-name="ro1">
          <table:table-cell table:style-name="ce2" office:value-type="string" calcext:value-type="string">
            <text:p>3</text:p>
          </table:table-cell>
          <table:table-cell table:style-name="ce2" office:value-type="string" calcext:value-type="string">
            <text:p>18.11.2021</text:p>
          </table:table-cell>
          <table:table-cell table:style-name="ce2" office:value-type="string" calcext:value-type="string">
            <text:p>ID20306100</text:p>
          </table:table-cell>
          <table:table-cell table:style-name="ce2" office:value-type="string" calcext:value-type="string">
            <text:p>Thomas Erndl (CDU/CSU)</text:p>
          </table:table-cell>
          <table:table-cell table:style-name="ce2" office:value-type="string" calcext:value-type="string">
            <text:p>2024-10-26 09:42:42</text:p>
          </table:table-cell>
          <table:table-cell table:style-name="ce2" office:value-type="string" calcext:value-type="string">
            <text:p>0.25260308384895325</text:p>
          </table:table-cell>
          <table:table-cell table:style-name="ce2" office:value-type="string" calcext:value-type="string">
            <text:p>Frau Präsidentin! Liebe Kolleginnen und Kollegen! Ja, es geht um Menschen, die sich in großer Not befinden. Deswegen ist jetzt Handeln angesagt. Der Außenminister hat in dieser Lage die richtige Reaktion gezeigt, so wie wir es in unserem Antrag letzte Woche auch gefordert haben. Aber es sind wieder nur Reaktionen. Herr Staatsminister Roth, wo ist denn das vorausschauende Handeln? Der Winter ist doch keine Überraschung. Wo ist denn die frühe Beobachtung solcher Entwicklungen? Wo ist das Monitoring sozialer Medien, auch KI-gestützt, um diese Bewegungen früher zu erkennen? <text:s/>Wir müssen hier deutlich besser, deutlich innovativer werden. Wieder einmal laufen wir der Entwicklung nur hinterher, mit katastrophalen Folgen und großem Leid für viele Menschen. <text:s/>Schon vor Monaten hätten wir eine Kommunikationsoffensive in den Herkunftsländern gebraucht – das ist die Verantwortung des Außenministers –, dass niemand auf diese kriminellen Schlepper hereinfallen sollte und dass der Weg über Belarus eine Sackgasse ist. <text:s/>Klar ist – wir haben es heute gesehen –: Wer nach Belarus fliegen kann und wer sich noch in der Region Minsk aufhält, der kann auch wieder zurückfliegen. Heute ist der erste Rückflug in den Irak, <text:s/>und das müssen wir auch unterstützen. Dazu brauchen wir weitere Flüge, auch in die Türkei und andere Länder. Das sind auch mehrere Tausend Menschen, und ich glaube, dass das die Situation vor Ort entlastet. <text:s/>Aber im Grenzbereich geht es um Menschen in Not, und die brauchen jetzt unmittelbar Zugang zu humanitärer Hilfe. Und da finde ich es wirklich zynisch, Kollege Nouripour, dass ausgerechnet die Grünen die Kanzlerin für das Gespräch mit dem Diktator Lukaschenko kritisieren. Für die humanitäre Lage ist nur er selbst verantwortlich. <text:s/>Wer sie verbessern will, der muss eben diese Gratwanderung machen. Das sollten Sie respektieren und nicht kritisieren. Denn die Lage ist so ernst, dass man hier, glaube ich, das Theoriebuch zur Seite legen und in der Realität ankommen muss, meine Damen und Herren. <text:s/>Herr Kollege, die Lage der Redezeit ist auch ernst. <text:s/>Jawohl, ich komme zum Schluss. – Meine Damen und Herren, wer sich erpressen lässt, wer jetzt die falschen Signale setzt – auch mit dem Stichwort „Spurwechsel“ –, vergrößert das Leid auf den Migrationsrouten. Humanität, Steuerung, Ordnung und Begrenzung: Das muss auch in Zukunft die Richtschnur unserer Politik sein, und dafür steht die Union. <text:s/>Herzlichen Dank. <text:s/>Vielen Dank, Thomas Erndl. – Damit schließe ich die Aussprache.</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72</text:p>
          </table:table-cell>
          <table:table-cell table:style-name="ce2" office:value-type="string" calcext:value-type="string">
            <text:p>06.06.2024</text:p>
          </table:table-cell>
          <table:table-cell table:style-name="ce2" office:value-type="string" calcext:value-type="string">
            <text:p>ID2017203100</text:p>
          </table:table-cell>
          <table:table-cell table:style-name="ce2" office:value-type="string" calcext:value-type="string">
            <text:p>Thomas Seitz (fraktionslos)</text:p>
          </table:table-cell>
          <table:table-cell table:style-name="ce2" office:value-type="string" calcext:value-type="string">
            <text:p>2024-10-26 13:07:10</text:p>
          </table:table-cell>
          <table:table-cell table:style-name="ce2" office:value-type="string" calcext:value-type="string">
            <text:p>0.2637457251548767</text:p>
          </table:table-cell>
          <table:table-cell table:style-name="ce2" office:value-type="string" calcext:value-type="string">
            <text:p>Sehr geehrte Frau Präsidentin! Meine Damen und Herren! Vor sechs Jahren war Bill Warner auf meine Einladung im Bundestag zu Besuch. Er ist der Schöpfer des Begriffs „politischer Islam“, der deutlich macht, dass der Islam nicht nur Religion ist, sondern auch menschenverachtende Ideologie mit dem Ziel der totalen Unterwerfung, in der die gottgegebene Scharia das Zusammenleben umfassend regelt. <text:s/>51 Prozent der Quellen des Islams beziehen sich nicht auf die Gläubigen, sondern auf uns, die Kuffar, also auf jeden, der nicht akzeptiert, dass Allah der einzige Gott und Mohammed sein Gesandter sein soll. Einen Kafir darf man täuschen, versklaven, foltern und auch töten. Die passende Übersetzung ist vermutlich „Untermensch“. <text:s/>Juden sind das größte Feindbild des politischen Islams, der nicht weniger antisemitisch ist als der Nationalsozialismus. Der Wunsch vieler Palästinenser nach Vernichtung Israels ist also keine Verirrung, sondern konsequent gelebter politischer Islam. Ob ein Muslim dies ausleben will, ist eine Frage des Einzelfalls; aber er darf es nach seinem Glauben. <text:s/>Es erinnert an den Brandstifter, der nach der Feuerwehr ruft, wenn jetzt die Union Alarm schlägt; denn es waren Frau Merkel und die Union, die die millionenfache illegale islamische Einwanderung ermöglicht haben. Die Folge: 70 Prozent der muslimischen Schüler stellen die Scharia über deutsches Recht, und 60 Prozent der Frauen meiden aus Angst öffentliche Räume. Mannheim ist kein Einzelfall, sondern Mannheim ist Alltag – überall in Deutschland. <text:s/>Die Forderung nach Remigration ist deshalb kein Generalverdacht gegen alle Muslime, von denen sich viele integriert haben, gute deutsche Staatsbürger und oft selbst Opfer des Islams sind. <text:s/>Kommen Sie bitte zum Schluss. <text:s/>Ebenso wenig ist es eine Frage der Religionsfreiheit. Deshalb die Feststellung: Der Islam gehört nicht zu Deutschland. <text:s/>Vielen Dank. <text:s/>Für Bündnis 90/Die Grünen hat das Wort Melis Sekme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Kriminelle</text:p>
          </table:table-cell>
          <table:table-cell table:number-columns-repeated="1014"/>
        </table:table-row>
        <table:table-row table:style-name="ro1">
          <table:table-cell table:style-name="ce2" office:value-type="string" calcext:value-type="string">
            <text:p>151</text:p>
          </table:table-cell>
          <table:table-cell table:style-name="ce2" office:value-type="string" calcext:value-type="string">
            <text:p>01.02.2024</text:p>
          </table:table-cell>
          <table:table-cell table:style-name="ce2" office:value-type="string" calcext:value-type="string">
            <text:p>ID2015104500</text:p>
          </table:table-cell>
          <table:table-cell table:style-name="ce2" office:value-type="string" calcext:value-type="string">
            <text:p>Dr. Tanja Machalet (SPD)</text:p>
          </table:table-cell>
          <table:table-cell table:style-name="ce2" office:value-type="string" calcext:value-type="string">
            <text:p>2024-10-26 12:39:59</text:p>
          </table:table-cell>
          <table:table-cell table:style-name="ce2" office:value-type="string" calcext:value-type="string">
            <text:p>0.21158865094184875</text:p>
          </table:table-cell>
          <table:table-cell table:style-name="ce2" office:value-type="string" calcext:value-type="string">
            <text:p>Sehr geehrte Frau Präsidentin! Liebe Kolleginnen und Kollegen! Ja, endlich stehen wir heute hier, um den Haushalt abzuschließen. Nach vielen aufreibenden und, ja, auch nicht immer einfachen Verhandlungen können wir feststellen: <text:s/>Erstens. Wir konnten die Vorgaben des Bundesverfassungsgerichts einhalten. <text:s/>Zweitens. Wir haben dennoch mit diesem Haushalt große Zukunftsinvestitionen vor. <text:s/>Und drittens – und das ist uns als SPD besonders wichtig –: keine Leistungskürzungen, kein Abbau des Sozialstaates. <text:s/>Und das, lieber Kollege Birkwald, obwohl wir den Bundeszuschuss zur Rente absenken; denn die Rentenversicherung hat einmal mehr gezeigt, wie krisenfest sie ist, vor allem wegen des starken Arbeitsmarktes. <text:s/>Und die BA weist darauf hin, dass der Arbeitsmarkt nach wie vor robust dasteht. <text:s/>Die Nachhaltigkeitsrücklage lag Ende 2023 bei 45 Milliarden Euro – mehr als eigentlich vorgeschrieben. Dies erlaubt diese Maßnahme, und zwar – und das sage ich noch mal – ohne Auswirkungen auf die Rentenhöhe, auf den aktuellen Beitragssatz oder das Leistungsspektrum der Rentenversicherung. <text:s/>Alle weiteren Weichen für eine in Zukunft sichere Rente werden wir mit dem Rentenpaket II stellen, damit sich auch zukünftige Generationen auf eine gute, sichere und stabile Rente verlassen können. Und glauben Sie mir: Ich freue mich schon heute sehr auf diese Debatte. <text:s/>Liebe Kolleginnen und Kollegen, mit diesem Haushalt zeigen wir, dass wir uns gerade in schwierigen Zeiten nicht beirren lassen und unsere Verantwortung für ein sozial gerechtes Deutschland ernst nehmen. <text:s/>In dieser Debatte ist aber auch eins klar geworden: Politische Haltung und politische Werte werden dann erkennbar, wenn das Geld knapp ist oder es zumindest zu sein scheint. Und Sie, liebe Union, haben Ihr Gesicht deutlich gezeigt. <text:s/>Das Einzige, was Ihnen als Einsparmöglichkeit eingefallen ist, ist, die Bürgergelderhöhung zu stoppen und damit die Schwachen gegen die noch Schwächeren auszuspielen. Ich sage Ihnen: Das ist eine mehr als gefährliche Strategie. Und Sie wissen genau, in welchem Heuschober Sie da zündeln, lieber Herr Stracke. <text:s/>Jetzt will Ihr Generalsekretär das Bürgergeld auch noch komplett abschaffen, ohne zu sagen, was er dann machen will, <text:s/>obwohl Sie – das ist heute mehrfach gesagt worden – den Änderungen damals zugestimmt haben. Vielleicht – kleine Empfehlung – klären Sie erst mal Ihren Kurs, bevor Sie sich im Populismuswettbewerb ergehen. <text:s/>Das gilt im Übrigen auch beim Thema Zuwanderung. Fakt ist: Wir brauchen die Zuwanderung zur Sicherung des Fachkräftebedarfs und damit auch zur Sicherung des Sozialstaats. <text:s/>Liebe Kolleginnen und Kollegen, auch wenn Menschenfeinde und verbohrte Reaktionäre auf der rechten Seite diese Faktenlage mit ihren vielen Spaltungskampagnen immer wieder zu verneinen versuchen und diese Menschen aus dem Land treiben wollen – <text:s/>das durften wir jetzt wieder erfahren –, gilt dennoch: Die Erde wird nicht zur Scheibe, nur weil manche es in ihren Echokammern immer wieder behaupten. <text:s/>An Sie, liebe Union, lieber Herr Stracke, appelliere ich: Wenn Ihnen das „C“ in Ihrem Namen noch irgendwas wert ist, dann lesen Sie vielleicht besser die Bergpredigt als die Papiere von Herrn Linnemann. <text:s/>Lassen Sie uns lieber gemeinsam darüber sprechen, Brandmauern auf- statt den Sozialstaat abzubauen – für die Demokratie, für den Zusammenhalt. Das ist unsere Haltung, und das bleibt unsere Haltung. <text:s/>Kollegin. <text:s/>Herzlichen Dank. <text:s/>Das Wort hat der Kollege Alexander Ulrich.</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82</text:p>
          </table:table-cell>
          <table:table-cell table:style-name="ce2" office:value-type="string" calcext:value-type="string">
            <text:p>26.01.2023</text:p>
          </table:table-cell>
          <table:table-cell table:style-name="ce2" office:value-type="string" calcext:value-type="string">
            <text:p>ID208214300</text:p>
          </table:table-cell>
          <table:table-cell table:style-name="ce2" office:value-type="string" calcext:value-type="string">
            <text:p>Hakan Demir (SPD)</text:p>
          </table:table-cell>
          <table:table-cell table:style-name="ce2" office:value-type="string" calcext:value-type="string">
            <text:p>2024-10-26 10:47:42</text:p>
          </table:table-cell>
          <table:table-cell table:style-name="ce2" office:value-type="string" calcext:value-type="string">
            <text:p>0.23564362525939941</text:p>
          </table:table-cell>
          <table:table-cell table:style-name="ce2" office:value-type="string" calcext:value-type="string">
            <text:p>Sehr geehrter Herr Präsident! Sehr geehrte Kolleginnen und Kollegen! Ich glaube, es gehört nicht hierher, die Opfer von Gewalttaten zu instrumentalisieren. Vielmehr gehört es hier ins Hohe Haus, dass wir auf jeden Fall unser Mitgefühl zeigen und in Gedanken bei den Menschen sind, die gerade leiden. <text:s/>Das ist, glaube ich, die grundsätzliche Entscheidung, die wir hier fällen müssen. Dementsprechend müssen wir uns äußern, und das machen wir auch. <text:s/>Halten wir uns an die Fakten. 103 Millionen Menschen weltweit sind auf der Flucht. Die eine Hälfte der Menschen bleibt als Binnenvertriebene im eigenen Land. Von der anderen Hälfte werden 69 Prozent von Nachbarländern aufgenommen: Libanon, Türkei, Uganda. Nur gut 5 Prozent kamen im letzten Jahr in die EU. Diese Proportionen sollte man sich immer wieder vor Augen führen. Es wird immer wieder gesagt: „Alle kommen hierher“; aber das stimmt einfach nicht. <text:s/>Die AfD will Staaten außerhalb der EU mit Zentren noch mehr belasten. Dieser Kurs ist weltfremd, und wir lehnen ihn ab. Wir stehen dafür ein, dass auch Europa seinen Anteil leistet. Über 5,5 Millionen Menschen flohen letztes Jahr nach Europa, und 5,5 Millionen Menschen zu registrieren, menschenwürdig unterzubringen und ihnen eine neue Heimat zu bieten, ist keine leichte Aufgabe. <text:s/>Das Gemeinsame Europäische Asylsystem wird diesen Herausforderungen nicht immer gerecht. Ich war letztes Jahr im Dezember in Athen und auf Kos, und ich habe das selber sehen können. Die Einrichtung sieht wie eine Haftanstalt aus. Die Menschen, die dort untergebracht sind, dürfen einige Stunden raus, aber die nächste größere Stadt ist einige Stunden weit weg. In dieser Einrichtung gibt es auch so etwas wie einen Abschiebegewahrsam. Menschen befinden sich innerhalb dieser Einrichtung also auch in einer haftähnlichen Anstalt, obwohl man sie nicht rückführen kann, weil der EU-Türkei-Deal so nicht mehr funktioniert. Das ist auf jeden Fall irrsinnig. Das zeigt, dass wir schon innerhalb Europas unsere Schwierigkeiten mit den Zentren haben. Deshalb ist Ihre Idee von Zentren grundsätzlich schwierig. <text:s/>Wir brauchen stabile Aufnahmebedingungen in allen EU-Ländern. Dafür braucht Griechenland unsere Unterstützung. Wir brauchen eine faire europäische Verteilung. Natürlich müssen wir auch verhindern, dass sich Menschen ohne Aussicht auf Asyl aus Perspektivlosigkeit und Verzweiflung auf einen Weg machen, der nicht der richtige ist. Wir brauchen dafür legale Migrationswege, <text:s/>auch durch Migrationsabkommen mit Staaten, die ihrerseits solidarisch mit Geflüchteten sind, die auch abgelehnte Staatsangehörige zurücknehmen. <text:s/>Ich will noch einen Punkt ansprechen – ich glaube, auch die anderen Kollegen werden das tun –: Zu behaupten, dass die Geflüchteten, die in dieses Land kommen, gar kein Recht hätten, hierherzukommen, ist absolut falsch. Eine Zahl nenne ich Ihnen einfach mal: 52 Prozent der Menschen, die nach Deutschland gekommen sind, wurden als Geflüchtete anerkannt. Es ist also falsch, wenn Sie hier behaupten, dass alle illegal sind und hier überhaupt keine Rechte haben; <text:s/>es ist einfach falsch, und es ist wichtig, dass man das auch ganz offen hier im Hohen Hause sagt. <text:s/>Ich glaube, Sie werden ganz nervös, weil wir hier mit dem Fachkräfteeinwanderungsgesetz und dem neuen Staatsangehörigkeitsrecht eine progressive Politik voranbringen wollen. <text:s/>Wir betreiben eine Politik für alle Menschen in diesem Land, <text:s/>und dabei ist der Name der Menschen egal. <text:s/>Danke schön. <text:s/>Vielen Dank, Herr Kollege Demir. – Nächster Redner ist der Kollege Detlef Seif, CDU/CSU-Fraktio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Willkommene</text:p>
          </table:table-cell>
          <table:table-cell table:number-columns-repeated="2"/>
          <table:table-cell table:style-name="ce2"/>
          <table:table-cell table:number-columns-repeated="1011"/>
        </table:table-row>
        <table:table-row table:style-name="ro1">
          <table:table-cell table:style-name="ce2" office:value-type="string" calcext:value-type="string">
            <text:p>26</text:p>
          </table:table-cell>
          <table:table-cell table:style-name="ce2" office:value-type="string" calcext:value-type="string">
            <text:p>25.03.2022</text:p>
          </table:table-cell>
          <table:table-cell table:style-name="ce2" office:value-type="string" calcext:value-type="string">
            <text:p>ID202600900</text:p>
          </table:table-cell>
          <table:table-cell table:style-name="ce2" office:value-type="string" calcext:value-type="string">
            <text:p>Frank Bsirske (BÜNDNIS 90/DIE GRÜNEN)</text:p>
          </table:table-cell>
          <table:table-cell table:style-name="ce2" office:value-type="string" calcext:value-type="string">
            <text:p>2024-10-26 09:57:20</text:p>
          </table:table-cell>
          <table:table-cell table:style-name="ce2" office:value-type="string" calcext:value-type="string">
            <text:p>0.21439115703105927</text:p>
          </table:table-cell>
          <table:table-cell table:style-name="ce2" office:value-type="string" calcext:value-type="string">
            <text:p>Sehr geehrte Frau Präsidentin! Meine Damen und Herren! Ihnen, Herr Aumer, möchte ich einfach mal einen Blick in die Dokumente der Entlastungspakete empfehlen. Manchmal verschafft Lektüre echten Erkenntnisgewinn! <text:s/>Die ökologische Transformation mit einem Mehr an sozialer Sicherheit zu verbinden, ist ein zentrales Anliegen grüner Politik. Dafür haben wir in der Koalitionsvereinbarung wichtige Akzente gesetzt für ein Bürgergeld, das das Hartz‑IV-System überwindet; für eine Kindergrundsicherung, die der Kinderarmut in unserem Land entgegenwirkt, und für eine Arbeitsmarktpolitik, die den Beschäftigten Perspektiven eröffnet. <text:s/>Das wollen wir in den kommenden Monaten weiter konkretisieren. Das hat aber auch schon in diesem Haushaltsentwurf seinen Niederschlag gefunden. <text:s/>Ich nenne beispielhaft den Kindersofortzuschlag, die Aufstockung der Weiterbildungsmittel für das Programm „Arbeitswelt im Wandel“, die Verlängerung des Kurzarbeitergeldes oder auch die Fortführung des Sozialdienstleister-Einsatzgesetzes. <text:s/>Freilich gibt es Punkte, wo in den Beratungen zum vorgelegten Entwurf nachzuarbeiten sein wird. Für das Programm „Barrierefreiheit“ müssen zusätzlich Mittel in die Finanzplanung eingestellt werden. <text:s/>Auch der Titel für den sozialen Arbeitsmarkt muss deutlich angehoben werden. Der soziale Arbeitsmarkt hat sich bewährt. Eine Mittelkürzung verbietet sich schon deshalb, weil wir die Zahl der Arbeitsplätze dort nicht verringern wollen. <text:s/>Ab dem 1. Oktober 2022 greift die Anhebung des gesetzlichen Mindestlohns, der den meisten Arbeitsplätzen in diesem Bereich zugrunde liegt. Benötigt werden mithin mehr Mittel, und nicht weniger. <text:s/>Damit aber nicht genug; sehen wir uns jetzt doch alle mit den Folgen des russischen Angriffskrieges gegen die Ukraine konfrontiert. Die Wachstumsannahmen werden aktuell nach unten korrigiert. Produktionsausfälle führen zu einem erneuten Anstieg der Anzahl der Kurzarbeitenden. Die Integration Hunderttausender Geflüchteter in den Arbeitsmarkt und in unsere Gesellschaft stellt uns vor große Aufgaben. Ob mit einem Rückgang der Arbeitslosenzahlen gerechnet werden kann, ist mehr als fraglich. Ein anhaltender Preisanstieg konfrontiert die privaten Haushalte ebenso wie viele Unternehmen mit hohen Belastungen. <text:s/>Neben der Einarbeitung des zweiten Entlastungspaketes der Ampel verlangt all dies zwingend eine Erweiterung des Haushaltsentwurfs; denn im Gefolge des Ukrainekrieges kommen zusätzliche Aufgaben auch auf die Bundesagentur für Arbeit zu, und das in einem Maße, wie es so bis vor Kurzem überhaupt nicht absehbar war. Sprachkurse – das war bereits angesprochen worden – für die Integration der Geflüchteten in den deutschen Arbeitsmarkt sind erfolgskritisch. Dafür müssen zusätzliche Mittel bereitgestellt werden. <text:s/>Die wünschenswerte Überführung der Geflüchteten aus dem Asylbewerberleistungsgesetz in das SGB II wird nicht unerhebliche Mittel erfordern. Das Gleiche gilt für die Einbeziehung der Leiharbeit in das verlängerte Kurzarbeitergeld. Hinzu kommen kann noch eine Rückerstattung von Sozialversicherungsabgaben an die Unternehmen. <text:s/>All das macht es erforderlich, auch weiterhin Darlehensbeträge an die BA in einen Zuschuss umzuwandeln. <text:s/>Keine Frage: Die Folgen des Ukrainekrieges verlangen nach einer Stärkung des sozialen Zusammenhalts in unserem Land. Dabei stellen sich von Neuem auch Fragen der Verteilungsgerechtigkeit. In dieser Woche ist von verschiedenen Rednerinnen und Rednern wiederholt Empörung geäußert worden mit Blick auf das Vorgehen der Mineralölkonzerne, und das sehr zu Recht. Das sind Kriegsgewinnler, Profiteure des Krieges, Konzerne, die aus der Not der Menschen und aus den Wirkungen des Krieges Extraprofite schlagen. Und ich frage Sie: Wollen wir die Extraprofite dieser Konzerne wirklich unter Welpenschutz stellen und als sakrosankt hinnehmen? Wollen wir das wirklich? <text:s/>Wollen wir das wirklich in einer Situation, wo wir staatlicherseits Milliardenkredite aufnehmen, um den Folgen dieses Krieges zu begegnen? <text:s/>Oder sollten wir nicht vielmehr das tun, was in der Vergangenheit Staaten wie die USA, Großbritannien, Frankreich, Kanada und andere in Kriegs- und Krisenzeiten immer wieder getan haben <text:s/>und was jetzt in dieser Woche auch die Regierung Draghi in Italien angekündigt hat, nämlich mindestens einen Teil dieser Extraprofite mittels einer Übergewinnsteuer zugunsten der Allgemeinheit abzuschöpfen? <text:s/>Abgeordnete, wir sprechen in dieser Woche über unsere Finanzplanung und den nächsten Bundeshaushalt. Da den Blick zu weiten, macht Sinn. Es wäre ein Signal zugunsten eines Mehr an sozialer Gerechtigkeit und für eine fairere Verteilung der Lasten. <text:s/>Nächster Redner: für die AfD-Fraktion Norbert Kleinwächter.</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91</text:p>
          </table:table-cell>
          <table:table-cell table:style-name="ce2" office:value-type="string" calcext:value-type="string">
            <text:p>10.10.2024</text:p>
          </table:table-cell>
          <table:table-cell table:style-name="ce2" office:value-type="string" calcext:value-type="string">
            <text:p>ID2019108300</text:p>
          </table:table-cell>
          <table:table-cell table:style-name="ce2" office:value-type="string" calcext:value-type="string">
            <text:p>Kordula Schulz-Asche (BÜNDNIS 90/DIE GRÜNEN)</text:p>
          </table:table-cell>
          <table:table-cell table:style-name="ce2" office:value-type="string" calcext:value-type="string">
            <text:p>2024-10-26 13:43:26</text:p>
          </table:table-cell>
          <table:table-cell table:style-name="ce2" office:value-type="string" calcext:value-type="string">
            <text:p>0.22134184837341309</text:p>
          </table:table-cell>
          <table:table-cell table:style-name="ce2" office:value-type="string" calcext:value-type="string">
            <text:p>Frau Präsidentin! Meine Damen und Herren! Kollege Irlstorfer, ich möchte Ihnen ausdrücklich für Ihr Angebot danken; denn es ist doch klar, dass wir die Herausforderungen der Pflegeversicherung nicht als einzelne Regierung oder mit drei Fraktionen meistern, sondern wir brauchen hier ein breites Bündnis in diesem Hause, um die Herausforderungen der Pflegeversicherung zu meistern. Ich würde mich freuen, wenn sich auch die Redner Ihrer Fraktion an diese Form und diese Zusammenarbeit halten würden. <text:s/>Ja, wir brauchen eine Reform der Pflegeversicherung. Wir müssen sie langfristig sichern. Wir haben eine demografische Herausforderung mit einem steigenden Anteil älterer Menschen, die in nächster Zukunft wahrscheinlich auch pflegebedürftig werden; darauf müssen wir uns einstellen. Wir haben eine unzureichende Pflegeinfrastruktur, und wir haben das Problem, dass wir einen Fachkräftemangel in allen Branchen haben, aber eben auch in der Pflege. Diesen Komplex müssen wir angehen, und das geht nur in einem großen gesellschaftlichen Konsens. Es geht mit einer individuellen Versicherung der Pflegeversicherung, und es geht mit Gemeinweseninvestitionen seitens der Gemeinden. Staatliche Aufgaben müssen auch staatlich finanziert werden und dürfen nicht aus der Pflegeversicherung finanziert werden. <text:s/>Wir dürfen nicht in eine Abwärtsspirale der Versorgung kommen. Das sind wir den Menschen in diesem Land schuldig. <text:s/>Was ist jetzt zu tun? <text:s/>Erstens. Wir brauchen dringend Investitionen in die Infrastruktur. Da müssen die Kommunen mithelfen. Das ist keine Aufgabe der Pflegeversicherung. Wir brauchen die Pflege vor Ort. Wir brauchen Prävention von Pflegebedürftigkeit durch soziale Teilhabe älterer Menschen, durch Unterstützung von Familien. Wir brauchen eine Einsamkeitsstrategie. Wir brauchen eine Vielfalt von Angeboten, Unterstützung vor Ort. Wir brauchen Tages-, Nacht- und Kurzzeitpflege. All diese Einrichtungen brauchen wir. Wir wissen das alle, und wir müssen es jetzt endlich auf den Weg bringen. <text:s/>Zweitens. Wir brauchen dringend Unterstützung der vielen pflegenden Angehörigen, die das zum Teil freiwillig, aber manchmal auch gezwungenermaßen machen, weil sie gar keine unterstützenden Angebote vor Ort mehr finden. Wir müssen sie finanziell und vor Ort unterstützen. Wir haben das Pflegeunterstützungs- und -entlastungsgesetz hier verabschiedet. Aber wir wissen auch, dass es nicht reicht. Wir brauchen Rentenansprüche für pflegende Angehörige, wie es im Koalitionsvertrag steht. Wir brauchen Familienpflegezeit; auch da sind wir noch am Kämpfen. Ich bitte um breite Unterstützung in diesem Haus. Dann können wir den pflegenden Angehörigen auch konkrete Hilfen zur Verfügung stellen. <text:s/>Drittens. Meine Damen und Herren, wir müssen ausbilden, ausbilden, ausbilden, und zwar in einem attraktiven Berufsbild der Fachpflege. Wir haben jetzt das Pflegefachassistenzeinführungsgesetz auf den Weg gebracht; das Pflegekompetenzgesetz wird noch kommen. Das sind Meilensteine der Emanzipation der Pflege. Bisher hinken wir in Deutschland im europäischen Vergleich nach. Pflegekräfte aus Deutschland wandern aus Deutschland ab in die umliegenden Länder, weil sie dort anders eingesetzt und anders qualifiziert anerkannt werden. Das müssen wir nachholen. Wir brauchen eine Aufwertung der Pflege in Deutschland. <text:s/>Viertens. Wir brauchen Migration. Wir haben eine Bevölkerungsentwicklung, bei der wir es ohne die Zuwanderung junger Menschen, die als Fachkräfte hierherkommen oder hier eine Ausbildung machen, nicht schaffen werden, diese Situation zu meistern. Wir brauchen Migration, und jeder, der hier das Gegenteil behauptet, verleugnet unsere gesellschaftliche Situation und den demografischen Wandel. Wir brauchen dringend junge Menschen. Wir müssen sie hierherholen. Wir müssen qualifizierte Fachkräfte hierherholen. Und wir müssen junge Menschen, die keine Ausbildung haben, hier ausbilden. Das ist die einzige Möglichkeit, wie wir die demografische Krise vermeiden können. <text:s/>Um das noch mal in Richtung CDU/CSU zu sagen: Das ist keine Sache, die eine Regierung beschließt, sondern für diesen gesellschaftlichen Konsens, für die älteren Menschen, für die pflegebedürftigen Menschen – es gibt ja auch pflegebedürftige Kinder und deren Eltern; die sollten wir auch nicht vergessen – brauchen wir ganz dringend ein gemeinsames Konzept der Demokraten in diesem Hause. Ich lade Sie ausdrücklich dazu ein, daran mitzuarbeiten. Wir als Regierung haben einige Vorlagen in Arbeit. Ich bitte Sie um konstruktive Kritik, um konstruktive Beiträge. Wir sind bereit, mit Ihnen zusammen diese Krise, vor der wir stehen, zu meistern. In dem Sinne: Wir haben in der Pflege seit Jahrzehnten kein Erkenntnisproblem, sondern ein Umsetzungsproblem. Das gehen wir jetzt an, und dabei hoffe ich auf die Unterstützung aller Demokraten. <text:s/>Ich danke Ihnen für Ihre Aufmerksamkeit. <text:s/>Liebe Kolleginnen und Kollegen, ich möchte an dieser Stelle dringend noch einmal daran erinnern, dass in ungefähr zehn Minuten die Wahlen enden, nicht dass dann in der letzten Sekunde wieder alle aufstehen und losrennen. Wenn Sie also noch nicht gewählt haben, dann bitte jetzt. <text:s/>Als Nächstes erhält das Wort Ates Gürpinar für die Gruppe Die Linke.</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172</text:p>
          </table:table-cell>
          <table:table-cell table:style-name="ce2" office:value-type="string" calcext:value-type="string">
            <text:p>06.06.2024</text:p>
          </table:table-cell>
          <table:table-cell table:style-name="ce2" office:value-type="string" calcext:value-type="string">
            <text:p>ID2017206800</text:p>
          </table:table-cell>
          <table:table-cell table:style-name="ce2" office:value-type="string" calcext:value-type="string">
            <text:p>Carolin Bachmann (AfD)</text:p>
          </table:table-cell>
          <table:table-cell table:style-name="ce2" office:value-type="string" calcext:value-type="string">
            <text:p>2024-10-26 13:08:21</text:p>
          </table:table-cell>
          <table:table-cell table:style-name="ce2" office:value-type="string" calcext:value-type="string">
            <text:p>0.22634930908679962</text:p>
          </table:table-cell>
          <table:table-cell table:style-name="ce2" office:value-type="string" calcext:value-type="string">
            <text:p>Vielen lieben Dank, dass Sie die Kurzintervention zulassen. – Lieber Herr Kollege Schmidt, es scheint mir so, als ob auch Sie unsere beiden Anträge leider nicht gelesen hätten. <text:s/>Ich würde mich freuen, wenn Sie das im Nachgang noch tun würden. Unsere Anträge stellen darauf ab, dass wir die Kommunen von den Belastungen, die Sie hier im Bundestag mit Ihren Transformationsprojekten Klimaideologie und Massenmigration geschaffen haben, befreien. <text:s/>Mir scheint in der ganzen Debatte eines klar: Sie alle haben vom Konnexitätsprinzip noch nichts gehört. <text:s/>Wer bestellt, bezahlt. Permanent bestellt der Bund, und die Kommunen müssen bezahlen. <text:s/>Und Sie tragen das dann wie ein Damoklesschwert vor sich her und sagen: Die Kommunen müssen das lösen. Das ist alles Aufgabe der Kommunen. – Und zu den Feuerwehrmännern: Ja, die Feuerwehrmänner haben zum großen Teil eine schlechte Ausstattung. Die Bürger wissen aufgrund Ihrer Inflationspolitik nicht mehr, wie sie ihre Miete und ihr Eigentum bezahlen sollen. Auch das gehört zur Wahrheit dazu. <text:s/>Und wenn dann einer von elf Punkten lautet: „Die Erhebung einer Grundsteuer wollen wir abschaffen“, dann sage ich: Ja, wir wollen die Grundsteuer abschaffen, <text:s/>damit die Bürger nicht belastet sind, damit sie ins Eigentum kommen. <text:s/>Wir schreiben nicht nur: „Wir wollen sie abschaffen“, sondern auch: „In der Perspektive soll sie mit einem Einnahmeausgleich für die Kommunen gänzlich entfallen …“. Das gehört für alle hier im Plenum zur Wahrheit dazu. <text:s/>Ich empfehle Ihnen dringend, unsere guten Anträge in Zukunft zu lesen, damit wir hoffentlich bald gemeinsam diese desaströse Ampelpolitik beenden und die Kommunen und die Bürger stärken können. <text:s/>Und ich sage Ihnen noch was: Die Bürger und die Bürgermeister sind sich sicher, dass sie diese desaströse Ampelpolitik nicht mehr länger wollen. Sie haben ja am 9. Juni – diesen Sonntag – die Chance, ihr Kreuz an der richtigen Stelle zu machen.</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Kriminelle</text:p>
          </table:table-cell>
          <table:table-cell table:number-columns-repeated="1014"/>
        </table:table-row>
        <table:table-row table:style-name="ro1">
          <table:table-cell table:style-name="ce2" office:value-type="string" calcext:value-type="string">
            <text:p>125</text:p>
          </table:table-cell>
          <table:table-cell table:style-name="ce2" office:value-type="string" calcext:value-type="string">
            <text:p>28.09.2023</text:p>
          </table:table-cell>
          <table:table-cell table:style-name="ce2" office:value-type="string" calcext:value-type="string">
            <text:p>ID2012507400</text:p>
          </table:table-cell>
          <table:table-cell table:style-name="ce2" office:value-type="string" calcext:value-type="string">
            <text:p>Dr. Konstantin von Notz (BÜNDNIS 90/DIE GRÜNEN)</text:p>
          </table:table-cell>
          <table:table-cell table:style-name="ce2" office:value-type="string" calcext:value-type="string">
            <text:p>2024-10-26 11:50:11</text:p>
          </table:table-cell>
          <table:table-cell table:style-name="ce2" office:value-type="string" calcext:value-type="string">
            <text:p>0.21019844710826874</text:p>
          </table:table-cell>
          <table:table-cell table:style-name="ce2" office:value-type="string" calcext:value-type="string">
            <text:p>Moin, Herr Präsident! Meine sehr verehrten Damen und Herren! Liebe Kolleginnen und Kollegen! Im Bereich der Migration gibt es große aktuelle Herausforderungen. Es kann gar keinen Zweifel geben: Die Politik – Bund, Länder und Kommunen – muss sich diesen Herausforderungen gemeinsam stellen. Aber die Tonlage der Debatte ist auch entscheidend für eine solch ernsthafte Diskussion. <text:s/>Sehr treffend fand ich einen Diskussionsbeitrag in dem Blog „feinschwarz“ von Autoren, die sich im „Netzwerk Christliche Sozialethik“ der jungen CDU-Sozialausschüsse engagieren. Die Autoren stellen dort fest: Die Führungsspitze der CDU lasse sich – und ich zitiere – <text:s/>„von populistischer Rhetorik und agenda setting der Neuen Rechten leiten, indem etwa klar besetzte Begriffe und talking points aus diesem Milieu für christdemokratische Politik übernommen werden und dadurch die Gefahr einer Normalisierung dieser verwerflichen Positionen besteht.“ <text:s/>Zitat Ende. – Dieser Text, den ich zitiert habe, ist Wochen alt, aber, meine Damen und Herren, er könnte nicht aktueller sein. <text:s/>Denn die Aussagen des Kollegen Merz – ich sehe ihn gerade nicht, aber eben war er noch da –, <text:s/>die er gestern gemacht hat, sind objektiv falsch und menschlich niederträchtig, meine Damen und Herren. <text:s/>Ich bin, ehrlich gesagt, nicht bereit, sie auch nur andeutungsweise zu wiederholen, aber sie sind auf dem Niveau eines russischen Troll-Accounts <text:s/>und des Fraktionsführers einer demokratischen Partei in diesem Hohen Hause unwürdig, meine Damen und Herren. <text:s/>Hören Sie endlich auf damit, Ihre unionsinternen Querelen, die Merz’sche Vendetta mit Angela Merkel und dem Jahr 2015 und die Richtungskämpfe in Ihrer Partei auf dem Rücken der oftmals in größter Not in unser Land gekommenen Leute auszutragen, meine Damen und Herren. <text:s/>Vor allem – und das ist eigentlich der Kernpunkt, Herr Kollege Oster –: Bei allen ernsten Herausforderungen, die wir haben, hilft uns so was nullkommanull Prozent weiter. <text:s/>Es ist destruktiv: diese Fake News, die Spaltung, der Populismus. Wir brauchen Wirksamkeit und Nachhaltigkeit in der Debatte, meine Damen und Herren. <text:s/>Und ich sage Ihnen mal, was wir brauchen: <text:s/>Verbindliche europäische Verteilmechanismen, mehr Geld für die Kommunen, das die CSU gerade übrigens zurückhält, <text:s/>Investitionen in die Infrastruktur bei Wohnraum, Abbau von Bürokratie bei den Ausländerbehörden, faire Migrationsabkommen, die die Union in all den Jahren nie zustande gebracht hat, die Abschaffung von Arbeitsverboten, um die Integration zu erleichtern. Das ist der Weg, <text:s/>und das ist der Weg, den die Ampel geht. Sie haben nichts auf der Pfanne, meine Damen und Herren. <text:s/>Und das macht diese Aktuelle Stunde deutlich: nichts auf der Pfanne außer warmer Luft von Herrn Dobrindt. <text:s/>Herr Dobrindt, Sie, die CSU ist jetzt in dieser Debatte unterwegs mit einer Obergrenze – allen Ernstes mit einer Obergrenze! Mit dem Begriff hat Horst Seehofer Thomas de Maizière monatelang getrollt, um dann selbst Innenminister zu werden – um dann was vier Jahre lang nicht gesetzlich zu regeln? <text:s/>Eine Obergrenze. <text:s/>Vier Jahre lang CSU-Verantwortung im Innenministerium: Keine Obergrenze, meine Damen und Herren! <text:s/>Es ist heiße Luft, es ist die Simulation von Politik, was Sie da betreiben, und es ist Wahlkampf. Eine so ernsthafte Debatte, wie wir sie führen, taugt nicht dafür, das so zu instrumentalisieren. <text:s/>Letztendlich – das wissen ja alle hier im Raum – ist es so: Es ist nicht nur eine innenpolitische Frage, sondern wir alle wissen, dass das Thema Migration ganz bewusst aus Russland angeschärft wird, um unsere Gesellschaft hier zu spalten. <text:s/>Weidels Alternative für Deutschland – das hat man eben an Herrn Curio gut sehen können – ist das autoritäre Russland. <text:s/>Davon muss man sich doch als Demokratin und Demokrat distanzieren! <text:s/>Da kann man doch nicht das Wording übernehmen, Herr Throm. <text:s/>Noch ein Gedanke. Wir sind lange in der Opposition gewesen und haben 16 Jahre Union mitgemacht, und wir haben – Herr Throm, Sie werden sich erinnern – Sie oft hart kritisiert. Aber wir haben immer auch das Verbindende gesucht. Wir haben immer die Konstruktivität gesucht. <text:s/>– Herr Throm, dass Sie lachen, zeigt, dass Sie ein Kurzzeitgedächtnis haben. Das ist nicht schlimm. <text:s/>In der Finanzkrise, in der Eurokrise, 2015 und – Jens Spahn ist mein Zeuge; wo ist er? – in der Coronazeit, – <text:s/>Herr Kollege, kommen Sie zum Schluss, bitte. <text:s/>– wir haben die gemeinsame Mitte gesucht. Wir haben mit abgestimmt, wir haben mit gerungen. <text:s/>Herr Kollege, bitte kommen Sie zum Schluss! <text:s/>All diese Konstruktivität lassen Sie jetzt sträflich vermissen, und so geht es nicht, meine Damen und Herren. <text:s/>Vielen Dank, Herr Kollege von Notz. – Bei der Aktuellen Stunde ist das Zeitmanagement noch restriktiver als normal. Darauf werde ich sehr sorgfältig achten. <text:s/>Nächste Rednerin ist die Kollegin Clara Bünger, Fraktion Die Linke.</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93</text:p>
          </table:table-cell>
          <table:table-cell table:style-name="ce2" office:value-type="string" calcext:value-type="string">
            <text:p>16.10.2024</text:p>
          </table:table-cell>
          <table:table-cell table:style-name="ce2" office:value-type="string" calcext:value-type="string">
            <text:p>ID2019300400</text:p>
          </table:table-cell>
          <table:table-cell table:style-name="ce2" office:value-type="string" calcext:value-type="string">
            <text:p>Friedrich Merz (CDU/CSU)</text:p>
          </table:table-cell>
          <table:table-cell table:style-name="ce2" office:value-type="string" calcext:value-type="string">
            <text:p>2024-10-26 13:45:59</text:p>
          </table:table-cell>
          <table:table-cell table:style-name="ce2" office:value-type="string" calcext:value-type="string">
            <text:p>0.2127283215522766</text:p>
          </table:table-cell>
          <table:table-cell table:style-name="ce2" office:value-type="string" calcext:value-type="string">
            <text:p>Frau Präsidentin! Meine sehr geehrten Damen und Herren! Auf der Tagesordnung unserer heutigen Sitzung steht die Abgabe einer Regierungserklärung durch den Bundeskanzler <text:s/>zum Europäischen Rat am 17. und 18. Oktober 2024 in Brüssel. <text:s/>Gehört haben wir eine vorgezogene – fast schon verzweifelte – Wahlkampfrede eines Bundeskanzlers, der mit dem Rücken zur Wand und den Füßen am Abgrund steht. <text:s/>Herr Bundeskanzler, als Nummer eins auf der Tagesordnung des Europäischen Rates morgen steht die Migrationskrise in Europa. <text:s/>Zu diesem Thema haben Sie in Ihrer fast halbstündigen Regierungserklärung zum Tagesordnungspunkt 1 kein einziges Wort gesagt – kein einziges Wort gesagt! <text:s/>Stattdessen haben Sie sich zu Themen geäußert, die rein innenpolitisch motiviert waren und die ganz offensichtlich an Ihre Partei, an Ihre Fraktion gerichtet waren, wo Sie gestern Nachmittag eine Diskussion über die Migrationspolitik hatten, <text:s/>die Sie offensichtlich nur dadurch beenden konnten, dass Sie Ihrer eigenen Fraktion angedroht haben, <text:s/>diese Frage mit der Vertrauensfrage im Deutschen Bundestag zu verbinden. <text:s/>– Und dass das so vehement bestritten wird von Ihnen, meine Damen und Herren von der SPD, ist doch genau der Beweis dafür, dass es stattgefunden hat. <text:s/>Es hat stattgefunden! <text:s/>Herr Bundeskanzler, ich komme zum Tagesordnungspunkt eins des Europäischen Rates. Sie fahren nach Brüssel mit einer Koalition zu Hause, die noch nicht einmal in der Lage ist, in der Migrationspolitik in Trippelschritten voranzukommen. <text:s/>Ich nenne Ihnen mal eine Zahl aus Europa. Auf der Mittelmeerroute sind im Laufe des Jahres 2024 zwei Drittel weniger Migranten nach Europa gekommen als im Vorjahr. Das hängt unter anderem mit der Politik in Frankreich, in Italien, in Spanien und in einigen anderen Ländern Europas zusammen. Der Migrationsdruck nach Deutschland hält mehr oder weniger unvermindert an. <text:s/>Und wenn Sie es in Relation setzen zu dem, wie er in anderen Ländern Europas zurückgeht, dann stellen Sie fest, dass die Zahl in Deutschland sogar noch steigt. Der relative Anteil der illegalen Migration nach Deutschland ist im letzten Jahr größer geworden im Verhältnis zu anderen Ländern in der Europäischen Union. <text:s/>Und dazu sprechen Sie kein Wort heute von dieser Stelle. <text:s/>Seit sechs Jahren, Herr Bundeskanzler, liegen im Bundesrat die Anträge zur Anerkennung von Marokko, Tunesien und Algerien als sichere Herkunftsländer. Es scheitert seit sechs Jahren nicht an uns, auch nicht an Ihnen; es scheitert an den Grünen in 8 von 16 Landesregierungen in Deutschland, die bis heute nicht bereit sind, dieses Thema auf die Tagesordnung des Bundesrates zu setzen. <text:s/>Vor lauter Angst davor, dass aus Ihrer Koalition der eine oder andere unseren Anträgen zustimmen könnte, <text:s/>weigern Sie sich mit Ihrer Verfahrensmehrheit, am Freitagvormittag die Anträge hier auf die Tagesordnung zu setzen und zur Abstimmung zu stellen, die die Zurückweisung an den deutschen Außengrenzen beinhalten. <text:s/>Herr Bundeskanzler, kein Wort von Ihnen dazu in Ihrer Regierungserklärung. <text:s/>Dafür sprechen Sie dann sehr intensiv über Wettbewerbsfähigkeit und Handelspolitik. Ich bin mit Ihnen einer Meinung, dass die Handelspolitik so geändert werden muss, dass nur noch die wirkliche Handelspolitik und nicht mehr die wirtschaftspolitischen Themen der Mitgliedstaaten dort vereinbart werden. Aber hier im Deutschen Bundestag hat es in Ihrer Koalition, mit Ihrer Partei und den Grünen sieben Jahre gedauert, bis der Handelsvertrag mit Kanada überhaupt auf die Tagesordnung gesetzt wurde. <text:s/>Die Grünen im Europäischen Parlament stimmen bis zum heutigen Tag gegen jede Änderung der Handelspolitik in der Europäischen Union. Da sind doch nicht wir die Adressaten dessen, was Sie hier gesagt haben, sondern es sind die Koalitionspartner Ihrer eigenen Regierung. <text:s/>Dann kommen wir mal zur Wettbewerbsfähigkeit der deutschen Wirtschaft. Herr Bundeskanzler, Sie haben das hier mit großem Nachdruck vorgetragen. Mit vielem könnte ich mich durchaus einverstanden erklären. Aber der Befund nach drei Jahren Bundeskanzler Olaf Scholz ist doch ganz einfach: Nach drei Jahren sind in Deutschland 300 000 Arbeitsplätze in der Industrie verloren gegangen. Das ist doch nicht die Erblast der alten Regierungen, denen Sie übrigens länger angehört haben als wir. <text:s/>Das ist doch das Ergebnis Ihrer Wirtschaftspolitik der letzten drei Jahre. 300 000 Arbeitsplätze in der Industrie sind verloren gegangen. <text:s/>Sie fahren morgen nach Brüssel als der einzige Regierungschef, der aus seinem eigenen Land berichten muss, dass das Land im zweiten Jahr in der Rezession ist. <text:s/>Sie sind der Einzige. Alle anderen Länder in Europa haben mehr oder weniger ganz ordentliches Wachstum, kein einziges ist das zweite Jahr in Folge in der Rezession. Sie sind es, der Bundeskanzler der Bundesrepublik Deutschland, der das in Brüssel so zugestehen muss. Das liegt doch nicht an uns; das liegt doch nicht an unserer Regierungszeit. <text:s/>Im Übrigen: In den letzten 24 Jahren waren Sie in der Regierung. Herr Scholz, tun Sie doch nicht so, als ob Sie mit alledem, was da früher gemacht worden ist, nichts zu tun haben. Sie sind doch an ganz maßgeblicher Stelle in Regierungsverantwortung gewesen. <text:s/>Und auf was Sie sich im Wahlkampf vorbereiten, das ist ja nun auch in Ihrer Rede hier gerade sehr deutlich geworden. <text:s/>Lassen Sie mich das mal zur Klarstellung sagen: Natürlich haben wir in Deutschland zum Beispiel das Problem, dass wir eine erhebliche Zunahme der Beschäftigung, aber keine Zunahme der geleisteten Arbeitsstunden zu verzeichnen haben. Die Produktivität unseres Landes – ich habe es von dieser Stelle aus vor einigen Tagen schon einmal gesagt – hat nicht zugenommen, auch nicht in der Zeit Ihrer Regierungsverantwortung. Jetzt reden Sie über Innovation und viele neue Unternehmen. Tatsache ist doch, dass wir in Ihrer Regierungsverantwortung den höchsten Kapitalabfluss haben, den es jemals in der Geschichte der Bundesrepublik Deutschland in einer so kurzen Zeit gegeben hat. Dafür sind doch nicht wir verantwortlich. <text:s/>Es ist Ihre Verantwortung, Herr Bundeskanzler, dass es zu einem solchen massiven Kapitalabfluss aus Deutschland kommt. Das ist das tägliche Misstrauensvotum – da brauchen Sie gar keine Vertrauensfrage zu stellen – der mittelständischen Industrie gegen Sie persönlich, Herr Bundeskanzler. Das tägliche Misstrauensvotum! <text:s/>Dann lassen Sie mich noch etwas zur Steuerpolitik sagen; darüber können wir uns bei anderer Gelegenheit etwas ausführlicher unterhalten. Aber wenn Sie jetzt in Ihrer Partei nach anderthalb Tagen Beratung als Einziges, was dabei herausgekommen ist, vortragen, Sie wollten 95 Prozent der Arbeitnehmerinnen und Arbeitnehmer in Deutschland entlasten <text:s/>und die Reichen – das sind dann ja immer diejenigen, die Sie gerne in den Blick nehmen – sollen das dann bezahlen, haben Sie offensichtlich übersehen, dass diejenigen, die Sie da adressieren, die mittelständischen Unternehmen in unserer Bundesrepublik Deutschland sind, die Arbeitsplätze in diesem Lande schaffen sollen. <text:s/>Was ist das denn für eine Botschaft an diese Unternehmen, die Sie da aus Ihrer Partei heraus abgeben? <text:s/>Nein, meine Damen und Herren, wenn Sie so weitermachen, werden Sie keine Chance haben, Deutschland aus der strukturellen Wachstums- und Beschäftigungskrise herauszuführen. Im Gegenteil: Das Jahr 2025 wird dann möglicherweise das dritte Jahr in der Rezession sein, und das haben dann ebenfalls ausschließlich Sie zu verantworten und niemand anders in diesem Lande. <text:s/>Erlauben Sie mir, dass ich abschließend noch einige Anmerkungen zur Ukraine mache und zur Politik gegenüber der Ukraine. Wir sind uns hier über lange Strecken einig gewesen, dass wir diesem Land wirklich helfen müssen und dass wir viel tun müssen, um den russischen Angriffskrieg in der Ukraine zurückzuweisen. <text:s/>Nur sind wir jetzt im dritten Jahr dieses Krieges. Es steht der dritte harte Winter bevor. Und bei aller Solidarität, die Sie hier auch wieder zum Ausdruck gebracht haben, müssen wir doch heute offensichtlich feststellen, dass das, was wir gemacht haben, nicht reicht, um den russischen Angriffskrieg gegen die Ukraine zu beenden. Im Gegenteil: Dem Land geht es von Woche zu Woche und von Monat zu Monat schlechter. Deswegen erlauben Sie mir, dass ich das hier mal sehr deutlich sage – wir werden ja gleich entsprechende Reden hier hören; aber es betrifft auch, ich gebe das zu, Repräsentanten meiner eigenen Partei –: Die Rufe nach Frieden und nach Diplomatie sind von niemandem hier bestritten. Wir alle wollen, dass so schnell wie möglich Frieden in der Ukraine herrscht. Nur, meine Damen und Herren, zur Erinnerung: Es hat jemanden gegeben, der vor wenigen Wochen genau das getan hat und das, was diejenigen, die jetzt nach Diplomatie und Frieden rufen, wirklich praktisch erprobt hat. Das war der ungarische Ministerpräsident Viktor Orbán, der wenige Tage, nachdem er Ratspräsident wurde, ohne Mandat – aber immerhin – auf eigene Verantwortung erst nach Kiew, dann nach Moskau und dann in die USA zu Donald Trump gefahren ist. <text:s/>Es war doch genau die Friedensmission, die sich wahrscheinlich Frau Wagenknecht, Sie von der AfD und andere vorstellen. Er ist dorthin gereist. Er hat es sogar seine „Friedensmission 3.0“ genannt. Was war das Ergebnis dieser Friedensmission? Meine Damen und Herren, das Ergebnis dieser Friedensmission war, dass, wenige Tage nachdem er zurückgekehrt war, Putin in Kiew ein großes Kinderkrankenhaus bombardiert hat. <text:s/>Das war die Antwort des russischen Despoten Wladimir Putin. Das ist das Ergebnis von Diplomatie zum gegenwärtigen Zeitpunkt. <text:s/>Deswegen möchte ich Ihnen sagen, Herr Bundeskanzler – bei aller Zustimmung zu dem, was Sie hier zur Ukraine erneut gesagt haben –: Ich finde, es ist höchste Zeit, dass wir noch einmal ganz kritisch überprüfen, ob es uns eigentlich wirklich gelungen ist, Putin in den letzten zweieinhalb Jahren die Grenzen aufzuzeigen. Es ist uns erkennbar nicht gelungen, und es wird für die Ukraine von Woche zu Woche schwieriger. <text:s/>Ich möchte Ihnen hier den Vorschlag machen, sehr klar und sehr deutlich an die Adresse von Putin zu sagen – und ich bitte Sie, das morgen im Europäischen Rat genau so vorzutragen –, dass wir nicht länger akzeptieren, dass er die gesamte zivile Infrastruktur der Ukraine – Krankenhäuser, Kindergärten – wahllos bombardiert, und dass, wenn er das fortsetzt, in großer Übereinstimmung in Europa entschieden wird, dass die Reichweitenbegrenzung für die Waffen, die die Ukraine hat, jetzt aufgehoben wird. <text:s/>Herr Bundeskanzler, Sie sind auch persönlich mit Ihrer Haltung dafür verantwortlich, dass die Ukraine gegen Putin mit einer Hand auf dem Rücken kämpfen muss. <text:s/>Das geht so nicht weiter. Und wenn Putin das nicht akzeptiert, dann muss der nächste Schritt erfolgen und ihm gesagt werden: Wenn er nicht innerhalb von 24 Stunden aufhört, die Zivilbevölkerung in der Ukraine zu bombardieren, dann müssen aus der Bundesrepublik Deutschland auch Taurus-Marschflugkörper geliefert werden, um die Nachschubwege zu zerstören, die dieses Regime nutzt, um die Zivilbevölkerung in der Ukraine zu schädigen und zu bombardieren. <text:s/>Ich kann mich des Eindrucks nicht erwehren, dass die Drohungen mit dem Einsatz taktischer Nuklearwaffen <text:s/>im ganzen Westen – auch bei ihnen – doch erhebliche Wirkungen erzielen. Ich fühle mich in den letzten Wochen immer mehr und immer häufiger an ein Wort des alten französischen Philosophen Michel de Montaigne erinnert, der einmal gesagt hat: Angst ist die Mutter aller Grausamkeiten. <text:s/>Herr Bundeskanzler, es wird Zeit, dass Sie – es wird auch Zeit, dass wir das tun – Ihre Angst vor Putin überwinden, um die Grausamkeiten in der Ukraine jetzt wirklich gemeinsam zu beenden. <text:s/>– Ich sehe hier Kopfschütteln bei den Sozialdemokraten. <text:s/>Ich sage Ihnen nur: Wenn wir es jetzt nicht schaffen, das zu tun, dann werden wir in einigen Jahren hier stehen und uns wieder den Vorwurf machen lassen müssen, dass wir eine Lage falsch eingeschätzt haben. Wir haben sie 2014 falsch eingeschätzt. <text:s/>Wir dürfen sie 2024 nicht noch einmal falsch einschätzen. <text:s/>Wenn wir das tun, machen wir uns gemeinsam vor der Geschichte unglaubwürdig, und wir werden einen hohen Preis dafür zahlen, wenn wir jetzt nicht in aller Klarheit und mit großem Nachdruck dafür sorgen, dass dieser Krieg in der Ukraine beendet wird. Und das geht nicht mit Angst, sondern nur mit Entschlossenheit und mit gemeinsamem Vorgehen der Europäischen Union und der NATO-Partner im normativen Westen, <text:s/>nicht im geographischen, sondern im normativen Westen, in der Region der Welt, in der wir das große Glück haben in Frieden und in Freiheit zu leben. <text:s/>Herzlichen Dank, meine Kolleginnen und Kollegen. <text:s/>Als Nächste hat das Wort für die Fraktion Bündnis 90/Die Grünen Katharina Dröge.</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53</text:p>
          </table:table-cell>
          <table:table-cell table:style-name="ce2" office:value-type="string" calcext:value-type="string">
            <text:p>21.09.2022</text:p>
          </table:table-cell>
          <table:table-cell table:style-name="ce2" office:value-type="string" calcext:value-type="string">
            <text:p>ID205308200</text:p>
          </table:table-cell>
          <table:table-cell table:style-name="ce2" office:value-type="string" calcext:value-type="string">
            <text:p>Sönke Rix (SPD)</text:p>
          </table:table-cell>
          <table:table-cell table:style-name="ce2" office:value-type="string" calcext:value-type="string">
            <text:p>2024-10-26 10:20:31</text:p>
          </table:table-cell>
          <table:table-cell table:style-name="ce2" office:value-type="string" calcext:value-type="string">
            <text:p>0.223180890083313</text:p>
          </table:table-cell>
          <table:table-cell table:style-name="ce2" office:value-type="string" calcext:value-type="string">
            <text:p>Frau Präsidentin! Liebe Kolleginnen und Kollegen! Ich will vorweg ein paar grundsätzliche Bemerkungen machen. <text:s/>Die erste ist über das Verhältnis zwischen Bund und Ländern in der Frage der Zuständigkeiten. <text:s/>– Genau. – Wir sind diejenigen in der letzten Koalition gewesen, die an vielen Stellen immer wieder darauf gepocht haben: <text:s/>Wie steht zum Beispiel die Union zur Aufhebung des Kooperationsverbotes? Wie steht die Union eigentlich genau zu diesem Punkt? Wie ist da Ihre Position? <text:s/>Wenn Sie hier davon sprechen, dass wir als Bund Aufgaben der Länder machen sollen, <text:s/>dann müssen Sie auch den zweiten Schritt gehen und bereit sein, genau diesen Punkt mit zu erfüllen, und das sind Sie nicht, liebe Kolleginnen und Kollegen. Das ist heuchlerisch, was Sie hier vorbringen. <text:s/>Denn man muss auch noch mal daran erinnern – ich habe das 16 Jahre lang mit vier Jahren Unterbrechung nun wirklich sehr intensiv in einer Koalition mit der Union in dem Feld Familienpolitik genießen dürfen –: <text:s/>Wir haben hervorragende Dinge zustande gebracht. Aber Sie tun so, als ob es was Neues wäre, dass Programme tatsächlich auslaufen; das glaubt Ihnen kein Mensch, dass Sie nicht wissen, dass Programme auch auslaufen. <text:s/>Sie sind diejenigen gewesen, die immer wieder betont haben, dass Programme nur befristet gelten und dass Länder ihren originären Aufgaben nachkommen sollen. <text:s/>Das ist O‑Ton Union. Und auf einmal entdecken Sie Ihre Zuneigung für die Kitas, und auf einmal soll der Bund dafür einspringen. <text:s/>Sie haben sich am meisten gegen ein Qualitätsgesetz auf Bundesebene gewehrt. <text:s/>Die Union hat das nie gewollt. Wir mussten Ihnen wirklich händeringend abringen, dass wir wenigstens das Gute-KiTa-Gesetz gemeinsam machen, das Sie eigentlich auch nicht wirklich gewollt haben. Und heute stellen Sie sich hierhin und tun so, als ob Sie den Bund schon immer originär in dieser Verantwortung gesehen hätten. <text:s/>Das ist reine Wahlkampftaktik; das ist ein reines Wahlkampfmanöver. <text:s/>Nun will ich betonen, dass wir jetzt eine Situation haben – und da gebe ich Ihnen ja recht –, die sich in den Sprach-Kitas verschärft, <text:s/>weil die Information, dass das Programm nicht weiterläuft, kurzfristig kommt. Das ist für diejenigen eine Herausforderung. <text:s/>Wir als Fachpolitiker der Ampelkoalition sagen: Natürlich müssen wir dafür sorgen, dass die Strukturen der Sprach-Kitas erhalten bleiben <text:s/>und auch tatsächlich in das Qualitätsgesetz überführt werden. <text:s/>Dafür brauchen wir eine Zwischenlösung, und für diese Zwischenlösung stehen wir als Ampelkoalition, liebe Kolleginnen und Kollegen. <text:s/>Ich will auf noch etwas hinweisen; auch da sind Sie an vielen Stellen vergesslich. Wir haben jetzt die ersten Punkte für das Qualitätsgesetz vorgelegt. Sie wollen sich mit uns nur über Sprach-Kitas unterhalten, wir würden uns aber auch gerne mit Ihnen über das Qualitätsgesetz insgesamt unterhalten. <text:s/>Da wird auch immer ganz schnell von der Union angebracht: Das kann doch wohl nicht wahr sein, dass wir auch Mittel für die Beitragsabsenkung brauchen. <text:s/>Ich habe mal nachgeforscht: Ausgerechnet das Land Nordrhein-Westfalen und das Land Bayern verwenden sehr viel Geld des alten Gute-KiTa-Gesetzes für die Beitragsabsenkung. Also, liebe Kolleginnen und Kollegen in der Union: Erinnern Sie sich auch daran, wenn Sie an der grundsätzlichen Ausrichtung unserer Kita-Qualitätspolitik Kritik üben! <text:s/>Kollege Rix, gestatten Sie eine Frage oder Bemerkung des Kollegen Ziemiak? <text:s/>Von Herrn Kollegen Ziemiak immer. <text:s/>Frau Präsidentin! – Lieber Herr Kollege Rix, vielen Dank für die Zulassung der Zwischenfrage. – Also: sehr schöne Parteitagsrede! Sie haben hier sehr viel über die Union und Parteien gesprochen, nicht über Sprach-Kitas. <text:s/>– Ja, es ging hier um die 16 Jahre. Es ging hier um die Union. Es ging um die Frage des Bundesrates. Es ging in der Rede der SPD gerade leider nicht um die Kinder. Das habe ich jetzt hier festgestellt. <text:s/>– Bevor Sie sich aufregen, will ich Ihnen aber jetzt mit meiner Zwischenfrage eine Möglichkeit verschaffen, dass wir auf den Kern des Problems, nämlich die Frage „Was ist mit den Kindern in den Sprach-Kitas?“, zurückkommen und von Parteitagsreden wegkommen. <text:s/>Es ist ja jetzt so: Viele der Abgeordneten, die sich zu Hause um die Wahlkreise kümmern, haben Sprach-Kitas besucht. Ich höre das auch vor allem von Kollegen der Grünen, die mit vorgehaltener Hand auf dem Flur sagen: Es ist natürlich falsch, dass dieses Programm jetzt ausläuft, weil wir uns an den Kindern versündigen. <text:s/>Meine Frage an Sie geht dahin, ob Sie von der SPD – wenn man sich umhört: auch Mitglieder anderer Fraktionen sagen, sie dürfen das hier im Plenum nicht sagen – bereit wären, dass wir jetzt einfach völlig unabhängig von Parteitagsdiskussionen und parteipolitischen Spielchen und unabhängig von der Parteizugehörigkeit parteiübergreifend in diesem Haus für die Integration der Kinder – gerade der Kinder mit Migrationshintergrund, gerade in diesen Zeiten, wo es um die Zukunft dieser Kinder geht – sagen: Das ist ein gutes Programm, und wir ziehen jetzt gemeinsam an einem Strang und führen dieses Programm fort. <text:s/>Vielen Dank für die Zwischenfrage. – Zunächst einmal zum Vorwurf, meine Rede sei angeblich rein parteitaktisch, ich hätte mich damit nur an die Union gewandt. Ich will auch noch mal darauf aufmerksam machen: Die Rede von meiner Vorgängerin gerade eben hat sich sehr stark an die abwesende Ministerin gewandt; das wurde mehrfach betont. <text:s/>Da ging es auch weniger um die Kinder und um Inhalte, sondern um taktische Fragen. Ich will ebenfalls darauf aufmerksam machen: Es war auch bei Unionsministern nicht immer so, dass bei Oppositionsanträgen immer die zuständige Ministerin oder der zuständige Minister anwesend war. <text:s/>– Auch da nicht. Da ist sehr viel in Vergessenheit geraten. Nur um das auch noch mal in der Balance zu halten. <text:s/>Aber es ist ja schön, wenn Sie auf dem Trip jetzt neu mit dabei sind; das ist ja wunderbar. Es geht um die Sache. Ich habe es Ihnen gerade eben gesagt. <text:s/>Wir als Ampelkoalition wollen in dem Gesetz auch eine Übergangslösung haben. <text:s/>Wir wollen, dass die Strukturen nicht wegbrechen. Aber wir wollen auch eine Verstetigung des Programms. Eine Verstetigung heißt: eine gesetzliche Grundlage. Und das ist das KiTa-Qualitätsgesetz, Herr Kollege. <text:s/>Vielen Dank, Herr Kollege. Das ist die Antwort. <text:s/>Sie haben gerade gefragt, ob wir dazu bereit sind, das Programm weiterzulaufen zu lassen. <text:s/>Wir haben gesagt: Wir wollen die Strukturen befristet bis zum Inkrafttreten des Gesetzes erhalten, und das ist doch wohl eine Antwort. <text:s/>Das ist unsere Antwort darauf. <text:s/>Wir wollen eine Verstetigung der Sprach-Kitas im Qualitätsgesetz. Wir wollen eine gesetzliche Lösung und nicht dauerhaft ein wackeliges Programm dafür. <text:s/>Dazu, liebe Kolleginnen und Kollegen, brauchen wir auch die Unterstützung der Länder. Eine Brücke hat immer zwei Hälften. Die eine Hälfte gehen wir. Die andere Hälfte müssen die Länder gehen. <text:s/>Das ist kein Wegschieben der Verantwortung, sondern das ist ein Hinweis auf die originäre verfassungsrechtliche Zuständigkeit der Länder. Wir sind den einen Teil bereit zu gehen, wenn die Länder auch bereit sind, zu sagen: Ja, wir nehmen die Sprach-Kitas in das Qualitätsgesetz, in unsere Beschreibungen mit auf. – Dann haben wir wirklich eine Lösung, bei der alle an einem Strang ziehen und nicht einseitig nur der Bund. <text:s/>Herzlichen Dank, liebe Kolleginnen und Kollegen. <text:s/>Das Wort hat die Abgeordnete Nicole Höchst für die AfD-Fraktion.</text:p>
          </table:table-cell>
          <table:table-cell table:style-name="ce2" office:value-type="string" calcext:value-type="string">
            <text:p>-</text:p>
          </table:table-cell>
          <table:table-cell table:style-name="ce2" office:value-type="string" calcext:value-type="string">
            <text:p>Willkommen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57</text:p>
          </table:table-cell>
          <table:table-cell table:style-name="ce2" office:value-type="string" calcext:value-type="string">
            <text:p>29.09.2022</text:p>
          </table:table-cell>
          <table:table-cell table:style-name="ce2" office:value-type="string" calcext:value-type="string">
            <text:p>ID205700800</text:p>
          </table:table-cell>
          <table:table-cell table:style-name="ce2" office:value-type="string" calcext:value-type="string">
            <text:p>Ralph Brinkhaus (CDU/CSU)</text:p>
          </table:table-cell>
          <table:table-cell table:style-name="ce2" office:value-type="string" calcext:value-type="string">
            <text:p>2024-10-26 10:21:44</text:p>
          </table:table-cell>
          <table:table-cell table:style-name="ce2" office:value-type="string" calcext:value-type="string">
            <text:p>0.22113734483718872</text:p>
          </table:table-cell>
          <table:table-cell table:style-name="ce2" office:value-type="string" calcext:value-type="string">
            <text:p>Frau Präsidentin! Meine Damen und Herren! Ich möchte mich heute damit beschäftigen, wie wir grundsätzlich mit langfristigen Themen hier im Deutschen Bundestag umgehen. Ich bezeichne das, was ich in den letzten Jahren erlebt habe, folgendermaßen, und zwar als seriellen Alarmismus. <text:s/>Was bedeutet serieller Alarmismus? Er bedeutet: Wir haben immer ein Thema; da herrscht Vollalarm – davon sind die Debatten hier voll, darum geht es in den Talkshows, an den medialen Lagerfeuern, in den Zeitungen –, <text:s/>und alle anderen Themen fallen irgendwie hinten herunter. <text:s/>Gestern hat mich beim Besuch einer Schülergruppe eine Schülerin gefragt: Redet ihr eigentlich noch über Covid? Wir machen uns irgendwie Sorgen, was da im Winter passiert. Oder habt ihr nur noch ein Thema? – Meine Damen und Herren, es ist verständlich, dass wir uns momentan mit diesem großen Themenkomplex „Russland, Folgen des Krieges und Energiekrise“ beschäftigen; das ist auch sehr menschlich. Aber wenn Sie mal auf die letzten Jahrzehnte zurückblicken: Gab es nicht immer irgendwie ein großes Thema, das viel, viel wichtiger war? <text:s/>Es hat irgendwann mal mit der Finanz- und Bankenkrise angefangen – die war dann ganz wichtig –, dann folgte die Eurokrise Teil eins, dann ist Fukushima hochgegangen, dann war die Eurokrise Teil zwei, dann haben wir nur über Migration geredet, dann hatten wir Trump, dann hatten wir noch den Brexit, und zum Schluss hatten wir Covid – immer ein großes Thema. Alle anderen Sachen sind dabei irgendwie hinten runtergefallen. <text:s/>Jetzt will ich nicht sagen, dass da gar nichts gemacht worden ist; aber es ist nicht mit der genügenden Aufmerksamkeit gemacht worden. <text:s/>Ich habe das gesehen, als ich mich 2018, als wir irgendwie sehenden Auges in die Situation hineingerannt sind, dass wir unsere Klimaziele nicht erreichen, gefragt habe: Wie konnte das eigentlich passieren? <text:s/>Denn eigentlich gab es auch damals schon Strategien, eigentlich ist auch damals schon was gemacht worden, eigentlich hat man auch damals schon Sachen umgesetzt. Trotzdem war immer irgendetwas Wichtigeres zu tun, und immer war irgendein Thema entscheidender als das Thema „Klima, Umwelt und Nachhaltigkeit“. <text:s/>Wir brauchen das gar nicht auf das Thema Umwelt zu beschränken. Wir rennen momentan bei den Sozialversicherungssystemen gegen eine Wand. <text:s/>Und ganz ehrlich: Wir wissen doch alle, dass die Abhängigkeit, die wir von Russland haben, ein Kindergeburtstag ist gegenüber der Abhängigkeit von China. <text:s/>Das heißt, meine Damen und Herren: Langfristige Themen, Themen der Nachhaltigkeit fallen irgendwie immer hinten runter. <text:s/>Warum ist das so? Wir führen jetzt eine Debatte zum Thema Nachhaltigkeit – ein großes Dach für viele Themen. Meine Vorrednerinnen und ‑redner haben das schon beleuchtet, und das wird heute auch noch beleuchtet werden. Es geht eben nicht nur um Klimapolitik, nicht nur um Umweltpolitik, sondern es geht um Armut, es geht um Hunger, es geht um Gesundheit, es geht um Gleichstellung und viele, viele andere Themen. Aber jetzt fragen wir uns doch einmal: Wo fließt das in unseren politischen Alltag ein? <text:s/>Da gibt es erst einmal eine gute Nachricht. Die gute Nachricht ist: Die Vereinten Nationen haben sich auf 17 Ziele zur Nachhaltigkeit geeinigt. Wenn man weiß, wie schwierig es ist, auf dieser Ebene einen Konsens zu finden, dann erkennt man, dass es erst einmal wunderbar ist, dass das überhaupt möglich ist. <text:s/>Es gibt eine zweite gute Nachricht: Diese Ziele sind sogar mit Indikatoren, mit Kennzahlen untersetzt worden. Das heißt, Politik bleibt nicht im Ungefähren – „man müsste mal“, „man könnte mal“, „es muss besser werden“ –, sondern es gibt konkrete Indikatoren, wie man so etwas messen kann, beispielsweise, Herr Riexinger, beim Thema Armut die Zahl der Menschen, die weniger als 1,25 Dollar am Tag zur Verfügung haben. Es gibt Zahlen zu Frauen in Führungspositionen. Es gibt Zahlen zu Übergewicht, zu Rauchern und natürlich auch zur Erfüllung der Klimaziele. Diese Zahlen gibt es. <text:s/>Die dritte gute Nachricht, meine Damen und Herren, ist: Diese Zahlen werden sogar gemessen, hier in Deutschland beispielsweise jedes Jahr vom Statistischen Bundesamt. Auch Eurostat misst die Zahlen. Die Vereinten Nationen geben jedes Jahr einen Bericht heraus, wie sich die ganze Sache weiterentwickelt. <text:s/>Aber hat das einen Einfluss auf unsere politische Tätigkeit hier? <text:s/>Ist es so, dass wir morgens aufstehen und sagen: Hey, welches Nachhaltigkeitsziel nehmen wir uns heute mal vor? Woran arbeiten wir heute? Was machen wir dagegen, dass die Ampel – das wird mit einem Ampelsystem gemessen – bei der einen oder anderen Kennzahl auf Rot oder Gelb steht? – Nein, unser politisches Tagesgeschehen wird doch davon geprägt, dass wir versuchen, den Tag zu gewinnen, dass wir versuchen, abends unfallfrei ins Bett zu kommen, <text:s/>und dass man vielleicht nebenher noch das eine oder andere erledigen kann. <text:s/>Ich sage: Das ist kein Thema, meine Damen und Herren, nur von Opposition oder Regierung. Es geht uns alle an. Es ist übrigens auch kein Thema nur von Politik oder Medien. Es geht uns alle an, und da müssen wir alle uns in die Augen schauen und prüfen, was da passiert. <text:s/>Und ja, Frau Ryglewski, natürlich haben wir einen Staatssekretärsausschuss. Es stellt sich nur die Frage: Wieso ist das eigentlich nicht ein hochkarätiger Ministerausschuss, wenn das Thema so wichtig ist? Wieso ist dieser Staatssekretärsausschuss erst nach neun Monaten in Gang gesetzt worden und nicht früher? Ja, wir haben einen Rat für Nachhaltige Entwicklung. Da wird tolle Arbeit gemacht; die letzte Tagung war am Montag. Ja, wir haben auch einen Parlamentarischen Beirat für nachhaltige Entwicklung; die Kolleginnen und Kollegen sitzen hier und sind alle ganz, ganz engagiert. Aber hat das, was da besprochen wird, Auswirkungen auf das, was wir hier in Gesetze gießen? Ich sage ganz ehrlich: viel zu wenig. <text:s/>Jetzt könnte ich sagen: In der Opposition ist Jammern genug, ich werfe ein paar Steine und mache alles schlecht. – Nein, das reicht nicht. Denn eines ist auch wichtig: Wir sind hier der Deutsche Bundestag, wir sind das Parlament. Wir haben es in der Hand, etwas zu ändern. Wir können dem Thema eine Bühne geben. Das machen wir heute in drei Stunden. Ich hätte mir an der einen oder anderen Stelle ein bisschen mehr Leidenschaft in der Debatte gewünscht. <text:s/>Wir machen das heute in drei Stunden, aber – da sitzt der Kollege Miersch; wir haben es vereinbart – wir wollten eigentlich eine Woche daraus machen. <text:s/>Wir hätten hier die Gelegenheit gehabt, in einer Woche – genauso wie wir es bei den Haushaltsberatungen machen – jedes Nachhaltigkeitsziel zu besprechen, jeden Minister zu hören, die Oppositionsvorschläge zu hören. Wir hätten die Gelegenheit gehabt, das in die Öffentlichkeit zu bringen, worüber viele leider viel zu wenig wissen. Diese Gelegenheit haben wir verpasst. Das ist jetzt vergossene Milch; das wird nichts mehr. Ich werbe wirklich dafür, dass die Mehrheit es beim nächsten Mal anders macht und mit uns beschließt, dass wir eine Nachhaltigkeitswoche machen. <text:s/>Einen Satz gestatten Sie mir noch, Frau Präsidentin: Reden reicht nicht; es wird ja genug darüber geredet, dass es mal besser werden müsste. – Ich werbe sogar noch für ein weiteres Anliegen – das vielleicht ein bisschen als Gedankenfutter für die weitere Debatte –, nämlich dafür, dass wir genauso wie beim Haushaltsplan, bei dessen Aufstellung wir alle Haushaltskennzahlen in ein Dokument hineinschreiben, über das wir dann debattieren, alle Nachhaltigkeitskennzahlen in einem Nachhaltigkeitsplan zusammenfassen, dass wir uns dafür genauso wie für die Haushaltsberatungen zwei Wochen Zeit nehmen und dass wir dann die Regierung jährlich daran messen, ob die Ziele erfüllt worden sind oder nicht. Das wäre nachhaltig, und damit würden wir Nachhaltigkeit in den Deutschen Bundestag bringen. <text:s/>Herzlichen Dank. <text:s/>Das war ein sehr langer letzter Satz, Herr Brinkhaus. <text:s/>Nächste Rednerin: für die Fraktion Bündnis 90/Die Grünen Tessa Ganserer.</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88</text:p>
          </table:table-cell>
          <table:table-cell table:style-name="ce2" office:value-type="string" calcext:value-type="string">
            <text:p>26.09.2024</text:p>
          </table:table-cell>
          <table:table-cell table:style-name="ce2" office:value-type="string" calcext:value-type="string">
            <text:p>ID2018807900</text:p>
          </table:table-cell>
          <table:table-cell table:style-name="ce2" office:value-type="string" calcext:value-type="string">
            <text:p>Ulrich Lechte (FDP)</text:p>
          </table:table-cell>
          <table:table-cell table:style-name="ce2" office:value-type="string" calcext:value-type="string">
            <text:p>2024-10-26 13:39:42</text:p>
          </table:table-cell>
          <table:table-cell table:style-name="ce2" office:value-type="string" calcext:value-type="string">
            <text:p>0.23249375820159912</text:p>
          </table:table-cell>
          <table:table-cell table:style-name="ce2" office:value-type="string" calcext:value-type="string">
            <text:p>Sehr geehrter Herr Präsident! Liebe Kolleginnen und Kollegen! Liebe Gäste! Wir haben hier gerade etwas erlebt, was zeigt, wessen Agenten wir hier im Haus haben. <text:s/>Frau von Storch, bei aller Liebe, <text:s/>gegen den Zukunftspakt der Vereinten Nationen haben gearbeitet: Belarus, ein Land, in dem ein Diktator regiert, der Einzige innerhalb Europas, der seine eigene Bevölkerung unterdrückt; <text:s/>der Iran, wo Frauen, die kein Kopftuch oder das Kopftuch nicht richtig tragen, von den Sicherheitskräften ermordet werden; Syrien, wo der Diktator gegen die eigene Bevölkerung vorgeht; <text:s/>Nordkorea, dessen Bevölkerung seit Jahrzehnten nicht weiß, was außerhalb ihres Landes los ist, die unter Hunger leidet und fernab von den Errungenschaften der Menschheit lebt; und Venezuela, wo der Präsident die zweite Wahl in Folge ignoriert hat, weil das Volk jemand anderen gewählt hat. <text:s/>Und Sie kommen hierher und erzählen, dass das angeblich eine Weltverschwörung sei, was bei den Vereinten Nationen passiert. <text:s/>Bekommen Sie überhaupt noch mit, was Sie da erzählen? Wie können Sie nachts schlafen? Sie sind offensichtlich nicht katholisch und können nicht beichten gehen. Es ist eine Schande, was Sie hier verbreiten und wie Sie versuchen, die Bevölkerung für Verschwörungstheorien einzunehmen. <text:s/>Ich bin mehr als gefrustet; keine Frage. Ich habe wegen Ihnen schon Morddrohungen erhalten, weil Sie irgendwelchen Firlefanz auf Twitter und Co gepostet haben. <text:s/>Damals, als es um den Global Compact for Migration ging, hat Ihre Partei behauptet, dass in den nächsten Jahren 250 Millionen Flüchtlinge nach Deutschland kommen. <text:s/>Herr Curio hat von „Umvolkung“ gesprochen. <text:s/>Und heute reden Sie davon, dass Guterres die Weltregierung an sich reißen möchte. Das ist ja „Pinky and the Brain“; stellt sich bloß die Frage, wer Pinky und wer Brain ist. <text:s/>Es ist unglaublich, wie hier mit den Errungenschaften der westlichen Welt umgegangen wird. <text:s/>Deutschland ist nur wegen der Westbindung, wegen der Vereinten Nationen, wegen der Vereinigten Staaten wirtschaftlich so stark und groß geworden, wie es heute ist. Wir haben alles dafür getan, dass wir 1973 überhaupt wieder in den Klub der Weltgemeinschaft aufgenommen werden konnten, in die Vereinten Nationen. <text:s/>Und Sie erlauben sich, hier so eine Rede zu halten. <text:s/>Das ist unglaublich. Ich werde das nicht mehr dulden. Ich werde solche Lügen hier nicht stehen lassen. <text:s/>Sie werden anfangen, sich zu benehmen, oder werden von uns allen, inklusive der Union, mit allen Kräften bekämpft. <text:s/>Es geht nicht, wie Sie mit den Errungenschaften unserer Vorväter, von Adenauer, Helmut Schmidt, Willy Brandt, Ludwig Erhard, Kiesinger, wie sie alle hießen, umgehen. Schauen Sie sich die Dokus an, dann wissen Sie, wofür wir nach dem Zweiten Weltkrieg gekämpft haben – mit Sicherheit nicht dafür, dass Russland und China mit Ihrer Hilfe dafür sorgen, dass auf dieser Welt alles kaputtgemacht wird, was Demokraten aufgebaut haben. <text:s/>Vielen Dank. <text:s/>Die nächste Rednerin ist die Kollegin Annette Widmann-Mauz, CDU/CSU-Fraktion.</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62</text:p>
          </table:table-cell>
          <table:table-cell table:style-name="ce2" office:value-type="string" calcext:value-type="string">
            <text:p>10.04.2024</text:p>
          </table:table-cell>
          <table:table-cell table:style-name="ce2" office:value-type="string" calcext:value-type="string">
            <text:p>ID2016210800</text:p>
          </table:table-cell>
          <table:table-cell table:style-name="ce2" office:value-type="string" calcext:value-type="string">
            <text:p>Hakan Demir (SPD)</text:p>
          </table:table-cell>
          <table:table-cell table:style-name="ce2" office:value-type="string" calcext:value-type="string">
            <text:p>2024-10-26 12:56:22</text:p>
          </table:table-cell>
          <table:table-cell table:style-name="ce2" office:value-type="string" calcext:value-type="string">
            <text:p>0.2179894745349884</text:p>
          </table:table-cell>
          <table:table-cell table:style-name="ce2" office:value-type="string" calcext:value-type="string">
            <text:p>Sehr geehrte Frau Präsidentin! Meine sehr verehrten Damen und Herren! Zwei Vorbemerkungen, weil wir schon sehr lange diese Debatte führen: Laut den Nachrichten in den letzten Wochen beschäftigen die AfD-Bundestagsabgeordneten etwa 100 rechtsextreme Personen. <text:s/>Wir wissen, dass eine ehemalige AfD-Kollegin in U-Haft ist und – das war auch heute noch einmal auf der Agenda – dass einer Ihrer aktuellen Abgeordnetenkollegen im Verdacht steht, Landesverrat begangen zu haben. <text:s/>Ich sage hier offen: Sie sind keine glaubwürdige Stimme, wenn es um die Sicherheitspolitik in Deutschland geht. <text:s/>Liebe Kolleginnen und Kollegen von der CDU/CSU, Ihre Argumentation ist sehr schlecht. Beim Staatsbürgerschaftsrecht zum Beispiel geht es um Menschen, die schon längst hier sind, die mindestens fünf Jahre in Deutschland leben, auf B1-Niveau Deutsch sprechen und hier arbeiten. Das ist gar nicht die Gruppe, um die es heute geht; <text:s/>aber immer wieder verweisen Sie auch auf diese Personengruppe. <text:s/>Beim Fachkräfteeinwanderungsgesetz geht es um Fachkräfte, die mit einem Arbeitsvertrag nach Deutschland kommen. Auch um diese Personengruppe geht es nicht. <text:s/>Ich finde es immer wieder schwierig, wenn Sie diese Gruppe diffamieren und grundsätzlich zur Gruppe der Migrantinnen und Migranten zählen <text:s/>und dann hier deutlich machen wollen, dass wir ein Problem mit Migranten haben und dass Migranten gleichzeitig Kriminelle sind. Das lassen wir Ihnen nicht durchgehen. <text:s/>Wenn Sie es ernst meinten, mit uns zusammen eine Annäherung zur Realität zu finden, dann würden Sie erkennen, dass die Polizeiliche Kriminalitätsstatistik ein Tätigkeitsbericht ist. Sie umfasst keine verurteilten Personen. Herr Demir, man müsste aus dieser PKS zum Beispiel 280 000 Ausländerinnen und Ausländer herausrechnen – ich hätte mich gefreut, wenn Sie das offen gesagt hätten –, die wahrscheinlich Straftaten begangen haben. <text:s/>Diese Personengruppe müssten wir grundsätzlich herausrechnen. <text:s/>Was bei Ihnen zu kurz kommt und einfach nur im Nebensatz erwähnt wird, sind die Lebensbedingungen. Natürlich müssen Sie über die Lebensbedingungen der jeweiligen Gruppen sprechen, genauso wie über das Anzeigeverhalten; das haben Kolleginnen und Kollegen schon im Vorfeld gesagt. Wenn man Personen nicht zu der eigenen Gruppe zählt, dann wissen wir aus der Forschung – das habe ich mir nicht selber ausgedacht –, dass die Bereitschaft, Anzeige zu erstatten, höher ist. <text:s/>Gucken wir uns zum Beispiel das Themenfeld Geflüchtete an. Geflüchtete leben in Einrichtungen, wo die Kontrollintensität höher ist. Das alles müssten wir berücksichtigen, <text:s/>damit wir hier und heute der Wahrheit ein bisschen näherkommen. Das ist ein wichtiger Punkt. <text:s/>Und wir müssen natürlich in die Zukunft blicken. Ich habe die Lebensbedingungen angesprochen; das gehen wir als Regierung an. Ich habe die Gesetze genannt. Wir geben beispielsweise fast eine 1 Milliarde Euro für Integrationskurse in Deutschland aus; das ist eine gute Investition. <text:s/>Dass wir 1 000 Stellen bei der Polizei schaffen, ist auch eine gute Idee. <text:s/>Wir müssen uns – darüber werden wir in den nächsten Wochen verstärkt reden – die Frage stellen: Wie investieren wir in den gesellschaftlichen Zusammenhalt hier in Deutschland? Das ist eine Diskussion, die wir auch heute stärker hätten führen müssen. Das werden wir aber nachholen. <text:s/>Danke schön. <text:s/>Jetzt hat der fraktionslose Robert Farle das Wort.</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Integrationswillige</text:p>
          </table:table-cell>
          <table:table-cell table:number-columns-repeated="1014"/>
        </table:table-row>
        <table:table-row table:style-name="ro1">
          <table:table-cell table:style-name="ce2" office:value-type="string" calcext:value-type="string">
            <text:p>84</text:p>
          </table:table-cell>
          <table:table-cell table:style-name="ce2" office:value-type="string" calcext:value-type="string">
            <text:p>08.02.2023</text:p>
          </table:table-cell>
          <table:table-cell table:style-name="ce2" office:value-type="string" calcext:value-type="string">
            <text:p>ID208408100</text:p>
          </table:table-cell>
          <table:table-cell table:style-name="ce2" office:value-type="string" calcext:value-type="string">
            <text:p>Wolfgang Schmidt, Bundesminister für besondere Aufgaben</text:p>
          </table:table-cell>
          <table:table-cell table:style-name="ce2" office:value-type="string" calcext:value-type="string">
            <text:p>2024-10-26 10:49:17</text:p>
          </table:table-cell>
          <table:table-cell table:style-name="ce2" office:value-type="string" calcext:value-type="string">
            <text:p>0.2492387592792511</text:p>
          </table:table-cell>
          <table:table-cell table:style-name="ce2" office:value-type="string" calcext:value-type="string">
            <text:p>Herr Abgeordneter, haben Sie herzlichen Dank. – Ich glaube, das war ein Freud’scher Versprecher: Sie meinten den Munitionsgipfel und nicht den <text:s/>Flüchtlingsgipfel, oder? Sie sagten „Flüchtlingsgipfel“. <text:s/>Was den als „Munitionsgipfel“ titulierten Termin anbelangt, war das ja ein auch auf Bitten des Bundesverteidigungsministeriums zustande gekommenes <text:s/>Zusammentreffen der verschiedenen zuständigen Ressorts mit den Unternehmen der Rüstungsindustrie. Da ging es darum, zu klären, was aus Sicht der Industrie <text:s/>notwendig ist, um auch die industrielle Produktion von Rüstungsgütern zu ermöglichen. Sie wissen alle, dass in den vergangenen Jahren erkennbar nicht <text:s/>ausreichend in die Munitionsbeschaffung investiert werden konnte und investiert wurde und wir das jetzt gemeinsam auflösen müssen. Da geht es einerseits um die <text:s/>Frage, die Sie ansprechen, also die Frage, wie das finanziell aussieht, und andererseits natürlich vor allem um die Frage, wie es mit den Kapazitäten der <text:s/>entsprechenden Industrie aussieht. Das ist ja häufig mehr eine Industrie im Namen, aber nicht in der Praxis. Da geht es jetzt darum, diese Kapazitäten sehr <text:s/>freundschaftlich miteinander so auszuweiten, dass es wirklich eine industrielle Produktion werden kann. <text:s/>Sie dürfen eine Nachfrage stelle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28</text:p>
          </table:table-cell>
          <table:table-cell table:style-name="ce2" office:value-type="string" calcext:value-type="string">
            <text:p>07.04.2022</text:p>
          </table:table-cell>
          <table:table-cell table:style-name="ce2" office:value-type="string" calcext:value-type="string">
            <text:p>ID202810400</text:p>
          </table:table-cell>
          <table:table-cell table:style-name="ce2" office:value-type="string" calcext:value-type="string">
            <text:p>Anikó Merten (FDP)</text:p>
          </table:table-cell>
          <table:table-cell table:style-name="ce2" office:value-type="string" calcext:value-type="string">
            <text:p>2024-10-26 10:00:38</text:p>
          </table:table-cell>
          <table:table-cell table:style-name="ce2" office:value-type="string" calcext:value-type="string">
            <text:p>0.21882754564285278</text:p>
          </table:table-cell>
          <table:table-cell table:style-name="ce2" office:value-type="string" calcext:value-type="string">
            <text:p>Sehr geehrte Frau Präsidentin! Liebe Kolleginnen und Kollegen! Die Bilanz nach mehr als einem Monat Krieg ist verheerend: Wladimir Putin richtet in der Ukraine Blutbäder an. In der Mitte Europas sind so viele Menschen auf der Flucht wie seit dem Zweiten Weltkrieg nicht mehr. Familien haben ihre Heimat verloren, Menschen wurden mitten aus dem Leben gerissen. <text:s/>Wir dürfen uns keine Illusionen machen: Putin weiß ganz genau, wie er durch gezielte Agitation über die direkten Konfliktlinien hinaus bekannte Ängste in den angrenzenden Staaten Europas schürt. Steigende Energiepreise, steigende Lebensmittelpreise, Wohnungsnot, Überlastung der Sozialsysteme, Diskussionen über die Verteilung der Menschen auf die Bundesländer und auf die gesamte Europäische Union – Putins Krieg hat viele Fronten. Eine davon verläuft mitten durch unsere öffentliche Debatte im Umgang mit den Folgen des Krieges und mit den sehr schwer zu ertragenden Bildern, die uns von den Kriegsschauplätzen erreichen. Die Bilder aus Butscha machen sprachlos. Aber wir können nicht zulassen, dass uns diese Sprachlosigkeit lähmt. Wir müssen der Sprachlosigkeit etwas entgegensetzen. <text:s/>Es ist unsere humanitäre Pflicht, in aller Deutlichkeit unsere Solidarität mit den Menschen und den Ländern zu bekunden, die nun unseren Schutz, unsere Hilfe brauchen. Dies gilt für die Menschen in der Ukraine sowie für die Menschen in der Republik Moldau, die am Rande dieses Krieges zwischen Fronten zerrieben zu werden droht. <text:s/>Moldau kämpft seit dem Ende des Kalten Krieges darum, seine Souveränität gegenüber dem Einflussbereich Russlands zu bewahren. Es ist, wie viele postsowjetische Republiken, stets zwischen einer engeren Anbindung an den Westen und der Nähe zum großen Nachbarn im Osten zerrissen. Putin muss nicht erst in Moldau einmarschieren, um die gesamte Region weiter zu destabilisieren. <text:s/>Mit dem Beginn des Krieges in der Ukraine droht Moldau nun eine humanitäre Katastrophe. Nach Angaben des UN-Flüchtlingshilfswerks wurden rund 400 000 Ukrainerinnen und Ukrainer in Moldau versorgt. Moldau ist nach eigenen Angaben an der Belastungsgrenze, was die Aufnahme der Geflüchteten angeht. Es fehlt an Unterbringungsmöglichkeiten, an Wohnraum, an Medikamenten, an Nahrungsmitteln und an Infrastruktur. Die Bilanz nach mehr als einem Monat Krieg ist auch für die Republik Moldau verheerend. Dennoch haben trotz all dieser Unwägbarkeiten rund 100 000 Ukrainerinnen und Ukrainer in Moldau Zuflucht gefunden. Rund die Hälfte davon, so schätzt das UNHCR, sind Kinder. Die Solidarität Moldaus mit den geflüchteten Nachbarn ist groß. <text:s/>Moldau, wie die Ukraine, verdient unsere uneingeschränkte Unterstützung. <text:s/>Wir dürfen nicht zulassen, dass Putins Krieg diese gesamte Region weiter destabilisiert. Die große internationale Solidarität mit der Republik Moldau und mit der Ukraine sendet ein klares Signal an Wladimir Putin, dass wir bereit sind, die Kosten dieses unsäglichen Krieges mit zu tragen. Die Menschen in der Ukraine sind nicht allein. Die Menschen in Moldau sind nicht allein. Wir können helfen. Wir können Brücken bauen, und das tun wir auch. <text:s/>Unsere Außenministerin war bereits in Moldau und hat die Initiative zur Bildung einer Luftbrücke angestoßen. Wir können den Menschen Schutz bieten. Unsere Solidarität ihnen gegenüber verdeutlicht, dass wir als demokratische Rechtsstaaten eine Gemeinschaft bilden, die Putins schrecklicher Gewalt die Perspektive auf ein Leben in Frieden und in Freiheit entgegensetzen kann. <text:s/>Wir sind bereit, unsere humanitären Werte gegen Russland zu verteidigen. Die internationale Geberkonferenz zugunsten der Republik Moldau am Dienstag in Berlin hat gezeigt, dass wir dringend benötigte Ressourcen zur Verfügung stellen können. 695 Millionen Euro Hilfszahlungen wurden Moldau zugesagt. Deutschland gibt einen Kredit in Höhe von 50 Millionen Euro frei und evakuiert weitere Geflüchtete. Damit versetzen wir die Republik Moldau in die Lage, adäquate Strukturen für die Versorgung der Menschen vor Ort zu schaffen. Ich möchte Annalena Baerbock ausdrücklich für ihr schnelles Handeln danken. <text:s/>Es muss unser gemeinsames Ziel sein, eine Überlastung Moldaus zu vermeiden; denn nur wehrhafte Demokratien mit Zugang zu Ressourcen können ihre Souveränität nach außen und nach innen verteidigen. Der ungebrochene ukrainische Kampfgeist ist dafür derzeit das beste Beispiel. <text:s/>Danken möchte ich zu guter Letzt auch der Ministerpräsidentin Moldaus und ihren Landsleuten für die große Solidarität mit den Ukrainerinnen und Ukrainern. <text:s/>Es beweist große Stärke und ist ein Bekenntnis zu humanitären Werten, in dieser schweren Situation offene Arme zu haben und für jene in Not um Hilfe zu bitten. <text:s/>Ich danke für die Aufmerksamkeit.</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Willkommene</text:p>
          </table:table-cell>
          <table:table-cell table:number-columns-repeated="1014"/>
        </table:table-row>
        <table:table-row table:style-name="ro1">
          <table:table-cell table:style-name="ce2" office:value-type="string" calcext:value-type="string">
            <text:p>111</text:p>
          </table:table-cell>
          <table:table-cell table:style-name="ce2" office:value-type="string" calcext:value-type="string">
            <text:p>21.06.2023</text:p>
          </table:table-cell>
          <table:table-cell table:style-name="ce2" office:value-type="string" calcext:value-type="string">
            <text:p>ID2011111600</text:p>
          </table:table-cell>
          <table:table-cell table:style-name="ce2" office:value-type="string" calcext:value-type="string">
            <text:p>Kerstin Griese, Parl. Staatssekretärin beim Bundesminister für Arbeit und Soziales</text:p>
          </table:table-cell>
          <table:table-cell table:style-name="ce2" office:value-type="string" calcext:value-type="string">
            <text:p>2024-10-26 11:24:09</text:p>
          </table:table-cell>
          <table:table-cell table:style-name="ce2" office:value-type="string" calcext:value-type="string">
            <text:p>0.2066253125667572</text:p>
          </table:table-cell>
          <table:table-cell table:style-name="ce2" office:value-type="string" calcext:value-type="string">
            <text:p>Sehr geehrte Frau Präsidentin! Liebe Kolleginnen und Kollegen! Ich möchte mit zwei guten und wichtigen Nachrichten beginnen: <text:s/>Erstens. Die Renten steigen zum 1. Juli 2023 wieder deutlich. Nach der starken Rentenanpassung im letzten Jahr gibt es auch in diesem Jahr eine Erhöhung. Die Renten werden um 4,39 Prozent im Westen und um 5,86 Prozent im Osten steigen. Diese Erhöhungen sind möglich, weil der Arbeitsmarkt in guter Verfassung ist und weil die Löhne steigen. <text:s/>Zweitens. Ganz besonders freut mich in diesem Zusammenhang, dass die Rentenangleichung Ost/West aufgrund der positiven Lohnentwicklung in den ostdeutschen Ländern ein Jahr früher erreicht wird, als das bisher nach den gesetzlichen Angleichungsstufen vorgesehen war. Das hat ja eine Weile gedauert. Ein rentenpolitisches Ziel geht jetzt endlich in Erfüllung: Wir haben die Rentenangleichung Ost/West im Jahr 2023. <text:s/>Es hat gedauert, aber wir haben dieses dicke Brett gebohrt. Ich danke auch Ihnen, liebe Kolleginnen und Kollegen im Deutschen Bundestag, quer durch die Reihen für die Unterstützung auf diesem Weg. <text:s/>Auch wenn das beides gute Nachrichten sind, weiß ich doch, dass viel darüber gesprochen wird, dass die Rentenanpassung aktuell hinter der Inflation zurückbleibt. <text:s/>Deshalb will ich das in einen Gesamtzusammenhang stellen; denn das ist nur eine Momentaufnahme. Das Prinzip, dass die Renten den Löhnen folgen, hat sich nämlich insgesamt mit Blick auf die Einkommensentwicklung der Rentnerinnen und Rentner bewährt. Wenn man die Entwicklung des aktuellen Rentenwerts im Jahresdurchschnitt in den letzten zehn Jahren seit 2012 betrachtet, so erkennt man, dass der Anstieg im Westen 26 Prozent und im Osten 40 Prozent beträgt. Im gleichen Zeitraum sind die Preise um 20 Prozent gestiegen. Sie sehen also: Damit ist mehr als die Inflation ausgeglichen worden. Bei 1 000 Euro Rente lag die Rentenanpassung somit brutto im Westen 63 Euro und im Osten 198 Euro über der Inflation in diesem Zeitraum. Damit will ich die Sorgen, die die Menschen heute haben, nicht kleinreden; aber es zeigt: Insgesamt dürfen wir die Entwicklung der Renten niemals von der Lohnentwicklung und von der Entwicklung des Arbeitsmarktes abkoppeln. <text:s/>Liebe Kolleginnen und Kollegen, hinzu kommt, dass wir in der letzten Zeit ein Bündel von Entlastungsmaßnahmen geschnürt haben, um die Preissteigerungen abzufedern. Wir haben im Bereich der Rente die Energiepreispauschale in Höhe von 300 Euro für Rentnerinnen und Rentner auf den Weg gebracht, und ich bin ganz froh darüber, dass wir innerhalb von drei Monaten die gesetzliche Grundlage dafür und die Auszahlung hingekriegt haben. Das war durchaus ein Kraftakt. Ich sage auch ein Dankeschön an die Deutsche Rentenversicherung. Es hat gezeigt, dass wir in der Lage waren, eine unbürokratische und antragslose Lösung für über 20 Millionen Rentnerinnen und Rentner zu schaffen, damit diese die Energiepreispauschale bekommen. <text:s/>Liebe Kolleginnen und Kollegen, meine Damen und Herren, in der Rentenpolitik geht es uns in der Ampel aber auch insgesamt um sozialen Fortschritt. In diesem Zusammenhang bedeutet das erste Rentenpaket, das wir in dieser Legislaturperiode schon beschlossen haben, eine Menge Verbesserungen. Wir haben unter Beachtung der Haltelinie des Rentenniveaus von 48 Prozent den Nachholfaktor wieder eingeführt, <text:s/>und wir haben bei den Erwerbsminderungsrenten sehr viel verbessert. – Das war eine sehr gute Idee, Herr Kollege Birkwald. – <text:s/>Diese Verbesserungen für die Erwerbsminderungsrentner sind übrigens auch ein sozialdemokratisches Herzensanliegen; denn das sind wirklich die, deren Situation immer noch am schwierigsten war. <text:s/>Wir haben ja schon in den Jahren davor in mehreren Stufen Verbesserungen für die Neuzugänge in die Erwerbsminderungsrente durchgesetzt, aber jetzt mit dem Rentenpaket I eben auch für den Bestand der Erwerbsminderungsrentnerinnen und ‑rentner die Renten spürbar erhöht. Ab 1. Januar nächsten Jahres wird das endlich auf den Konten der Rentnerinnen und Rentner spürbar sein. Das ist auch ein Stück sozialer Fortschritt, weil wir damit eben diejenigen erreichen, die in der Vergangenheit mit sehr niedrigen Renten aus dem Erwerbsleben ausscheiden mussten. <text:s/>Schließlich möchte ich noch den sozialpolitische Meilenstein der letzten Legislaturperiode hervorheben: die Grundrente. Wir können jetzt nämlich sagen, dass schon bis Ende 2022 bei allen 26 Millionen Bestandsrenten geprüft worden ist, ob ein Grundrentenanspruch besteht. Auch dafür mal ein großes Dankeschön an die Deutsche Rentenversicherung! <text:s/>Bei neu beginnendem Rentenbezug wird das ohnehin geprüft, aber eben auch bei allen Bestandrenten. Jetzt bekommen etwa 1,1 Millionen Rentnerinnen und Rentner eine Grundrente. Damit honorieren wir die Lebensleistung. Und passend zum Thema heute wird das besonders in Ostdeutschland und bei den Frauen ankommen, nämlich bei denen, die 33 Jahre und mehr gearbeitet, Kinder erzogen oder Angehörige gepflegt haben. <text:s/>Wir sorgen mit der Grundrente dafür, dass 1,1 Millionen Rentnerinnen und Rentner, die viel geleistet haben, jetzt auch spürbar mehr Geld in der Tasche haben, indem sie diesen Zuschlag auf ihre Rente erhalten. Und zwar, ohne Anträge auszufüllen, ohne Bürokratie, ohne zum Amt zu müssen, sondern eben automatisch. Wer ein Leben lang gearbeitet hat, der hat sich im Ruhestand eine ordentliche Rente verdient. <text:s/>Aber es geht ja auch um die Zukunft. Um in Deutschland das Rentenniveau dauerhaft und die Verlässlichkeit der Rente auch für die künftigen Generationen zu sichern – bei Rente geht es eben sehr viel um Verlässlichkeit und um Vertrauen –, müssen wir die Weichen für eine auskömmliche Rente heute richtig stellen. Deshalb arbeiten wir gerade am zweiten Rentenpaket und werden das auf den Weg bringen. Da geht es um stabile Renten und um solide Finanzierung; denn auch die junge Generation muss sich in Zukunft auf die gesetzliche Rente verlassen können. <text:s/>Inhalt dieses Pakets wird zum einen die dauerhafte Absicherung des Rentenniveaus von 48 Prozent sein. Bisher gilt diese Haltelinie ja bis 2025. Wir werden jetzt eine dauerhafte Sicherung des Rentenniveaus schaffen, und das bedeutet Klarheit und Verlässlichkeit für alle Beteiligten. Zum anderen werden wir auch die teilweise Kapitaldeckung in der gesetzlichen Rentenversicherung umsetzen. Da geht es um eine Ergänzung der Rentenversicherung, um eine Ergänzung der Finanzierungsgrundlagen. Es ist geplant, ein Generationenkapital aufzubauen. Mit den erwirtschafteten Erträgen des Generationenkapitals soll ein Beitrag zur Stabilisierung der Beitragsentwicklung geleistet werden. <text:s/>Dabei ist mir wichtig, dass wir keine Risiken des Kapitalmarkts in die Rentenversicherung holen. Daher werden wir für das Generationenkapital eine Stiftung gründen. Denn klar ist: Die Rente muss verlässlich und sicher sein. Wir werden dieses zweite Rentenpaket bald auf den Weg bringen. <text:s/>Wir werden noch ein drittes Paket auf den Weg bringen, mit dem die Altersvorsorgepflicht für Selbstständige umgesetzt wird. Das ist ein ganz wichtiger Schritt, weil rund 3 Millionen Selbstständige in Deutschland bisher keiner Pflicht zur Altersvorsorge unterliegen – übrigens anders als in den meisten europäischen Ländern. Das wirkt sich so aus, dass Selbstständige im Alter sehr häufig in der Grundsicherung landen. Deshalb wollen wir auch die Selbstständigen in der gesetzlichen Rentenversicherung besser absichern. <text:s/>Liebe Kolleginnen und Kollegen, als ich vor einigen Jahren als ziemlich junge Abgeordnete in den Bundestag gekommen bin, war mir das Thema Generationengerechtigkeit ganz wichtig. Ich wollte, dass wir in der Politik generationengerechter arbeiten. Ich wollte mehr nachhaltige Entscheidungen, die auch die künftigen Generationen berücksichtigen. Dazu gehört natürlich der Klimaschutz, aber dazu gehört eben auch ein vorsorgender und sicherer Sozialstaat. Das Versprechen der Rente, das Versprechen des Generationenvertrages, muss erkennbar eingelöst werden. Nur wenn das Umlageverfahren der gesetzlichen Rentenversicherung auch in Zukunft funktioniert, werden die Menschen in unserem Land Vertrauen in die gesetzliche Rente haben. Und Vertrauen bedeutet eben auch Sicherheit und Stabilität. Deshalb ist es so wichtig, dass wir in Zukunft ein auskömmliches Rentenniveau auch für die künftigen Generationen haben. Deshalb ist die Absicherung bei 48 Prozent für uns so wichtig. <text:s/>Wir wollen und wir werden dafür sorgen, dass das System der gesetzlichen Rentenversicherung langfristig stabil bleibt. Dafür müssen wir es schaffen, dass möglichst viele Menschen in Arbeit sind. Die Stabilität der Rente für kommende Generationen entscheidet sich am Arbeitsmarkt. <text:s/>Noch vor zehn Jahren haben Fachleute uns viel niedrigere Beschäftigtenzahlen und viel höhere Beiträge prognostiziert. Sie haben nicht geahnt, dass wir heute 4 Millionen mehr Beschäftigte haben, als damals erwartet worden ist. Deshalb sage ich: Ja, wir haben eine demografische Herausforderung, und es ist gut, wenn die jungen Abgeordneten damals und heute auf Generationengerechtigkeit gepocht haben und pochen. Aber wir können mit Handeln das Richtige tun. Wir können das Richtige tun, wenn wir die Finanzierung der Rente sichern, wenn wir daran arbeiten, dass die Erwerbsbeteiligung möglichst vieler Menschen in unserem Land gelingt. Wenn das gelingt, ist auch die Rente gesichert. <text:s/>Die entscheidenden Weichen dafür werden am Arbeitsmarkt gestellt. Wir brauchen neben der Stärkung des Arbeitsmarktes eben auch die Mobilisierung inländischer Gruppen und mehr qualifizierte Zuwanderung. Wir haben in dieser Woche – Herr Minister Heil freut sich schon darauf – noch die Gelegenheit, mit der Verabschiedung des Fachkräfteeinwanderungsgesetzes und des Weiterbildungsgesetzes viel dafür zu tun, um unseren Arbeitsmarkt zu stabilisieren und für mehr Beschäftigung zu sorgen. Ich freue mich schon auf die Beratung dieser beiden wichtigen Gesetze, die eben auch eine Auswirkung auf die Stabilität der Rente haben werden. <text:s/>Liebe Kolleginnen und Kollegen, diese Koalition sorgt dafür, dass sich alle Generationen auf die gesetzliche Rente verlassen können. Die gesetzliche Rentenversicherung wird weiterhin das solide und belastbare Fundament der Alterssicherung bleiben. Wir sichern den sozialen Zusammenhalt durch eine verlässliche Altersvorsorge. Und das ist eine gute Investition in die Zukunft unseres Landes. <text:s/>Vielen Dank. <text:s/>Der Kollege Max Straubinger hat das Wort für die CDU/CSU-Fraktion.</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30</text:p>
          </table:table-cell>
          <table:table-cell table:style-name="ce2" office:value-type="string" calcext:value-type="string">
            <text:p>18.10.2023</text:p>
          </table:table-cell>
          <table:table-cell table:style-name="ce2" office:value-type="string" calcext:value-type="string">
            <text:p>ID2013011600</text:p>
          </table:table-cell>
          <table:table-cell table:style-name="ce2" office:value-type="string" calcext:value-type="string">
            <text:p>Martin Hess (AfD)</text:p>
          </table:table-cell>
          <table:table-cell table:style-name="ce2" office:value-type="string" calcext:value-type="string">
            <text:p>2024-10-26 11:59:50</text:p>
          </table:table-cell>
          <table:table-cell table:style-name="ce2" office:value-type="string" calcext:value-type="string">
            <text:p>0.2070271372795105</text:p>
          </table:table-cell>
          <table:table-cell table:style-name="ce2" office:value-type="string" calcext:value-type="string">
            <text:p>Herr Präsident! Meine Damen und Herren! Antisemitismus in jeglicher Form, egal ob islamistisch, rechtsextremistisch oder linksextremistisch motiviert, ist inakzeptabel und muss mit aller Härte bekämpft werden. <text:s/>Wer das aber ernsthaft umsetzen will, der darf seine Augen vor der Realität nicht verschließen. Und er darf vor allem nicht aus ideologischen Gründen die völlig falschen sicherheitspolitischen Prioritäten setzen. <text:s/>Aber genau das haben Sie von den anderen Fraktionen alle, auch die CDU/CSU, in den letzten Jahrzehnten und vor allem ab 2015 getan. Sie haben sich ausschließlich auf den rechtsextremen Antisemitismus konzentriert und den durch Ihre verheerende Migrationspolitik erst verursachten, importierten islamistischen Antisemitismus einfach ausgeblendet. Schlimmer noch: Sie haben all jene, die ständig davor gewarnt haben, als Rassisten und Fremdenfeinde beschimpft. Das Ergebnis Ihres Versagens sehen wir auf unseren Straßen. Schämen Sie sich alle! <text:s/>Es ist einfach unerträglich, wie in Deutschland als Reaktion auf den barbarischen Terrorakt der Hamas gegen Israel, der aufgrund der exorbitant hohen Opferzahlen von über 1 400 Toten zweifelsohne eine historische Zäsur darstellt, sich ein widerwärtiger islamistischer Judenhass Bahn bricht. Dass dieser Staat nicht in der Lage ist, einen solchen, offen zur Schau gestellten Antisemitismus effektiv zu unterbinden, ist eine Bankrotterklärung. <text:s/>In Berlin kamen letzten Sonntag trotz Versammlungsverbot 1 000 Personen am Potsdamer Platz zusammen, um ihre Unterstützung für die Terrororganisation Hamas zu zelebrieren. Das ist völlig inakzeptabel und muss endlich konsequent unterbunden werden. Unsere Sicherheitsbehörden müssen ab sofort mit absoluter Nulltoleranz und maximaler Robustheit gegen solche Staatsfeinde vorgehen. Wer das brutale Abschlachten wehrloser Männer, Frauen und Kinder gutheißt, der hat in Deutschland nichts zu suchen und ist so schnell wie möglich abzuschieben. <text:s/>Dass die Ampelfraktionen diese alte AfD-Forderung jetzt übernehmen, ist ja für jeden erkennbar eine Reaktion auf Ihre Wahldebakel in Bayern und Hessen und damit hochgradig unglaubwürdig. Antisemitische Aufmärsche importierter Islamisten hat es doch nicht erst letzte Woche gegeben; die gab es doch die letzten Jahre immer wieder. Auch damals haben Sie harte Maßnahmen angekündigt. Und was ist passiert – das sehen wir doch an der derzeitigen Lage –: so gut wie gar nichts. <text:s/>Im Gegenteil: Es wird immer schlimmer. In Berlin sind Häuser jüdischer Mitbürger mit dem Davidstern beschmiert worden. Ein jüdischer Fußballklub in Berlin stellt aus Sicherheitsgründen den Spielbetrieb ein. Nach einem Gewaltaufruf der Hamas bleiben jüdische Schulen und Kitas geschlossen. Und in Deutschland wird im Jahr 2023 vor dem Tragen der Kippa in der Öffentlichkeit gewarnt. Diese untragbaren Zustände entlarven Ihre Bekenntnisse zu Israel und die von Ihnen geforderte maximale Härte des Rechtsstaates als pure Heuchelei. Sie haben beim Schutz jüdischen Lebens in Deutschland versagt. <text:s/>Trotzdem weigern Sie sich auch heute wieder, die Hauptursache des Problems klar zu benennen, und das ist und bleibt Ihre desaströse Migrations- und Integrationspolitik, die im Übrigen nicht nur für jüdische Mitbürger, sondern für uns alle verheerende Folgen hat. Schauen Sie sich die Höchststände bei den Gewaltdelikten, bei den schweren Sexualstraftaten oder bei der Messerkriminalität an! Sie holen die Feinde unserer Gesellschaft in unser Land, und das muss endlich beendet werden. <text:s/>Aber die Ampelkoalition ist dazu offensichtlich weder willens noch in der Lage. Solange Herr Nouripour von den Grünen, Frau Özoğuz von der SPD und Frau Buchholz von der Linken Ämter im Beirat der Deutsch-Palästinensischen Gesellschaft innehaben, die der antisemitischen BDS-Bewegung nahesteht, solange der Bundeskanzler Verbote islamistischer Organisationen nur ankündigt, anstatt sie sofort umzusetzen, und damit Islamisten warnt und Exekutivmaßnahmen erschwert, solange Grünenminister Özdemir die Bevölkerung auffordert, mehr Einsatz gegen Antisemitismus zu zeigen, während die Grünen die eigentlich zuständige Polizei schwächen, indem sie ihr ständig strukturellen Rassismus unterstellen, solange die Regierung Zehntausende Afghanen auf Staatskosten nach Deutschland einfliegt, deutsche Bürger aber für Evakuierungsmaßnahen aus Israel pro Person 300 Euro zahlen müssen, solange die Bundesinnenministerin lieber Sondierungsgespräche in Hessen führt, anstatt den Islamverbänden in unserem Land, die weder den islamistischen Terror noch die Solidaritätsbekundungen auf unseren Straßen klar verurteilt haben, endlich eine klare Ansage zu machen und sämtliche Fördergelder zu streichen, so lange kann diese Ampelkoalition nicht glaubwürdig importierten islamistischen Antisemitismus bekämpfen und wird weiter versagen. <text:s/>Deshalb ist eines klar: Wer jüdisches Leben in Deutschland effektiv schützen – <text:s/>Herr Kollege, kommen Sie zum Schluss bitte. <text:s/>– und unser aller Sicherheit endlich wiederherstellen will, der muss diese Ampel politisch abschalten, – <text:s/>Herr Kollege. <text:s/>– je schneller, desto besser. <text:s/>Nächster Redner ist der Parlamentarische Staatssekretär beim Bundesminister der Justiz, der Kollege Benjamin Strasser.</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42</text:p>
          </table:table-cell>
          <table:table-cell table:style-name="ce2" office:value-type="string" calcext:value-type="string">
            <text:p>01.12.2023</text:p>
          </table:table-cell>
          <table:table-cell table:style-name="ce2" office:value-type="string" calcext:value-type="string">
            <text:p>ID2014206500</text:p>
          </table:table-cell>
          <table:table-cell table:style-name="ce2" office:value-type="string" calcext:value-type="string">
            <text:p>Dr. Christian Wirth (AfD)</text:p>
          </table:table-cell>
          <table:table-cell table:style-name="ce2" office:value-type="string" calcext:value-type="string">
            <text:p>2024-10-26 12:20:14</text:p>
          </table:table-cell>
          <table:table-cell table:style-name="ce2" office:value-type="string" calcext:value-type="string">
            <text:p>0.20689038932323456</text:p>
          </table:table-cell>
          <table:table-cell table:style-name="ce2" office:value-type="string" calcext:value-type="string">
            <text:p>Frau Präsidentin! Werte Kollegen! Herr Hartmann, ich muss Herrn Heck ein bisschen in Schutz nehmen vor dem, was Sie gerade ausgeführt haben. Die Software wurde vom Fraunhofer-Institut auf Herz und Nieren überprüft. Es hat festgestellt: Es gibt keine Blackbox und keine Backdoor. Von daher denke ich, dass das System relativ ausgereift ist. <text:s/>Wie lange es dauert, bis wir in Deutschland ein solches System auf die Reihe bekommen, gerade mit dieser neuen Deutschlandgeschwindigkeit, kann man kaum erahnen. Es wird Jahre dauern. Was in der Zwischenzeit passieren kann, sehen wir derzeit. Vor zwei Tagen wurden zwei Männer festgenommen, ein Asylant aus Afghanistan und ein tschetschenischer Asylant, 15 und 16 Jahre alt, die am heutigen Tag in Leverkusen auf dem Weihnachtsmarkt einen Anschlag mit einem Lastwagen verüben wollten. Danach wollten sie Ungläubige mit Benzin überschütten und anzünden. Heute ist herausgekommen, dass bereits am 21. November ein 20-jähriger Iraker, der erst seit einem Jahr als Schutzsuchender hier ist, festgenommen wurde, der auch Anschläge auf Weihnachtsmärkte geplant hat. Was haben diese Anschlagsversuche gemeinsam? Wir brauchen immer noch ausländische Geheimdienste, um darauf aufmerksam gemacht zu werden, dass solche Anschläge in Deutschland drohen. Damit muss endlich Schluss sein. <text:s/>Ein erster Schritt dazu ist die Einführung eines verfahrensübergreifenden Recherche- und Analysesystems, kurz: VeRA. Es ist ja nicht so, als sei das kurzfristig in die Welt gesetzt worden. Bereits im Jahre 2016 einigte sich die Innenministerkonferenz im Rahmen der „Saarbrücker Agenda zur Informationsarchitektur der Polizei als Teil der Inneren Sicherheit“ auf die „Schaffung einer gemeinsamen, modernen, einheitlichen Informationsarchitektur“, welche das Bundesinnenministerium mit dem Programm „Polizei 20/20“ bereits umgesetzt haben wollte. <text:s/>Nach einer europaweiten Ausschreibung des Landes Bayern erhielt der US-Softwarehersteller Palantir den Zuschlag. Die Software hatte sich insbesondere im Kampf gegen Terrorismus, Clankriminalität und Kinderpornografie bewährt. – So viel zu „Wir haben Zeit, eine eigene Software zu entwickeln“. <text:s/>Dem 2022 geschlossenen Rahmenvertrag des Landes Bayern mit Palantir können alle übrigen Bundesländer sowie der Bund ohne ein neues Vergabeverfahren beitreten. Stattdessen verhindert Innenministerin Faeser jedoch die Einführung auf Bundesebene – eine Entscheidung, die auf massive bundesweit geäußerte Kritik aus den Ermittlungsbehörden und den Gewerkschaften der Polizei stieß. Stattdessen soll eine eigene Software entwickelt werden. Wie teuer das wird und wie lange das dauert, kann keiner sagen. Und ob die selbstentwickelte Software am Ende mit der des US-Herstellers Palantir mithalten kann, darf leider bezweifelt werden. <text:s/>Ministerin Faeser, beenden Sie diesen Unsinn! Hören Sie endlich auf, den Ermittlungserfolg unserer Behörden zu sabotieren, und führen Sie endlich die Bundes-VeRA ein! Das sind Sie der Bevölkerung schuldig, vor allem den Opfern des islamistischen Terrors, der mit der Software hätte verhindert werden können. <text:s/>Ein Anschlag wie der islamistische Terroranschlag auf den Breitscheidplatz 2016 darf sich nicht wiederholen. Und es kann und darf nicht sein, dass wir uns hierbei auf die Hilfe aus dem Ausland verlassen müssen. <text:s/>Wie groß die Bedrohungslage ist, sehen wir quasi jeden Tag auf unseren Straßen seit dem Terrorangriff der Hamas auf Israel am 7. Oktober und den darauffolgenden Sympathiebekundungen Hunderttausender Menschen in diesem Land, Menschen, die hier nicht hingehören und die man niemals hätte illegal einreisen lassen dürfen. <text:s/>Wir alle wissen, wer hierfür verantwortlich ist. <text:s/>Vielen Dank und Glück auf! <text:s/>Das Wort hat Marcel Emmerich für Bündnis 90/Die Grüne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Kriminelle</text:p>
          </table:table-cell>
          <table:table-cell table:number-columns-repeated="1014"/>
        </table:table-row>
        <table:table-row table:style-name="ro1">
          <table:table-cell table:style-name="ce2" office:value-type="string" calcext:value-type="string">
            <text:p>179</text:p>
          </table:table-cell>
          <table:table-cell table:style-name="ce2" office:value-type="string" calcext:value-type="string">
            <text:p>28.06.2024</text:p>
          </table:table-cell>
          <table:table-cell table:style-name="ce2" office:value-type="string" calcext:value-type="string">
            <text:p>ID2017901900</text:p>
          </table:table-cell>
          <table:table-cell table:style-name="ce2" office:value-type="string" calcext:value-type="string">
            <text:p>Katharina Beck (BÜNDNIS 90/DIE GRÜNEN)</text:p>
          </table:table-cell>
          <table:table-cell table:style-name="ce2" office:value-type="string" calcext:value-type="string">
            <text:p>2024-10-26 13:20:56</text:p>
          </table:table-cell>
          <table:table-cell table:style-name="ce2" office:value-type="string" calcext:value-type="string">
            <text:p>0.210990771651268</text:p>
          </table:table-cell>
          <table:table-cell table:style-name="ce2" office:value-type="string" calcext:value-type="string">
            <text:p>Herr Präsident! Liebe Kolleginnen und Kollegen! Liebe Bürgerinnen und Bürger! Wenn man hier so sitzt und den Reden zuhört, dann klatscht man manchmal fast automatisch. In der Regel klatscht man eher für die Reden der eigenen Fraktion oder die der Koalition und nicht unbedingt für die der Opposition. Aber als der liebe Kollege Fritz Güntzler gerade seine Rede beendete mit den Worten „für den Wirtschaftsstandort Deutschland“, habe ich mich dabei ertappt, sehr gerne dafür klatschen zu wollen. <text:s/>Denn für den Wirtschaftsstandort Deutschland machen wir die ganze Zeit Politik. <text:s/>Bevor ich auf die Details eingehe, möchte ich kurz starten mit dem Thema Wettbewerbsfähigkeit. Wettbewerbsfähigkeit ist das, was wir mit dieser Ampelregierung die ganze Zeit stärken. Wir haben es geschafft, uns unabhängig zu machen von Gas, das wir bis 2022 zu 55 Prozent aus Russland bezogen haben, und können uns jetzt stärker aus eigener Kraft mit Energie versorgen. Das ist unfassbar wichtig. <text:s/>Wir reden gleich über Steuern. Wie wichtig sind Steuern dafür, dass ein Land wettbewerbsfähig ist? Spoiler: Sie sind wichtig, aber – auch Spoiler – nicht so wichtig wie eine funktionierende Infrastruktur. <text:s/>Infrastruktur ist viel entscheidender. Schauen Sie sich das mal an! <text:s/>Es gibt Indizes zum Beispiel vom Weltwirtschaftsforum oder vom IW Köln – das sind konservative Institutionen –, die die Faktoren für Wettbewerbsfähigkeit benennen. Ja, das sind Infrastruktur und funktionierende Logistik. Es ist ja logisch, dass ein Unternehmen, das seine Brötchen von A nach B transportieren muss, nicht dauernd über Schlaglöcher fahren sollte. Das ist nur ein Beispiel. <text:s/>Ein weiterer Faktor für Wettbewerbsfähigkeit ist, dass es genug Fachkräfte gibt. Das Fachkräfteeinwanderungsgesetz haben wir beschlossen. Da musste sehr viel passieren. Diese Fortschrittskoalition ist da viel moderner. <text:s/>Sie hat Menschen, die schon hier sind, aber lange nicht arbeiten durften unter der unionsgeführten Bundesregierung, <text:s/>ermöglicht, endlich arbeiten zu dürfen. <text:s/>– Das stimmt sehr wohl. – Auch bei den Ukrainerinnen und Ukrainern ist es am Anfang nicht immer einfach gewesen, sofort hier arbeiten zu dürfen. <text:s/>Auch das erleichtern wir jetzt. <text:s/>Ein dritter Faktor ist Sicherheit. Man muss sicher unterwegs sein können. <text:s/>Ein weiterer Faktor sind Steuern. Nach der Gewichtung der Wirtschaftsinstitute sind Infrastrukturfaktoren ungefähr zu einem Drittel, also zu etwa 30 Prozent, relevant, Steuern nur zu 3 Prozent oder weniger. Aber sie sind wichtig. Vor allen Dingen ist wichtig – das lobe ich auch an Ihrem Antrag –, wie das Steuerrecht organisiert ist. Ihr Antrag thematisiert ja nicht nur die steuerliche Wettbewerbsfähigkeit, sondern auch den Abbau der Bürokratie im Steuerrecht in Teil 2 und die Verbesserung der Strukturen im Steuerrecht in Teil 3. Ich bin sehr glücklich, dass Sie das einbringen. Aber ich wäre noch glücklicher, wenn Sie mehr mit Ihren Ländern darüber reden würden; <text:s/>denn wir haben ja eine föderale Finanzverfassung. <text:s/>Zum Beispiel bei der Digitalisierung stehen wir vor riesigen Herausforderungen. Wir möchten gerade eine klitzekleine Änderung an den Steuerklassen vornehmen. Es gibt die Steuerklassen III und V – wer verheiratet ist, kennt sie –, die teilweise komische Anreize setzen. Wir wollen sie in ein Faktorverfahren – das alles ist jetzt ein bisschen kompliziert; vielleicht kann ich das in einer anderen Rede noch mal erklären – überführen. <text:s/>Es wird wahrscheinlich fünf Jahre dauern, bis wir das einführen können, einfach weil die Digitalisierung so lange braucht, weil das KONSENS – das ist ein digitales System – einfach zu langsam ist. Wir müssen da moderner werden. Wenn Sie da mitmachen wollen, dann bitte ich Sie, wirklich ernsthaft mit den von Ihnen geführten Ländern zu reden, damit wir das zusammen hinbekommen. Das schaffen wir nämlich nur zusammen. Es reicht nicht, hier nur einen Schaufensterantrag einzubringen. <text:s/>Zum Thema Steuern. Ich möchte hier mit einem Mythos aufräumen, nämlich dem, dass diese Ampelregierung nicht entlastet. Das Gegenteil ist der Fall. Ich habe es noch mal ausgerechnet. Wir haben mit dem Vierten Coronahilfe-Steuergesetz, dem Energiesteuersenkungsgesetz, dem Steuerentlastungsgesetz, dem Jahressteuergesetz 2022, dem Gesetz zur temporären Senkung des Umsatzsteuersatzes auf Gaslieferungen über das Erdgasnetz, dem Zukunftsfinanzierungsgesetz, dem Inflationsausgleichsgesetz und dem Wachstumschancengesetz <text:s/>für dieses Jahr über 45 Milliarden Euro an Steuern gesenkt – für die Menschen, aber auch für die Unternehmen. Das ist einfach unfassbar viel. Ja, wir kämpfen jetzt andererseits beim Haushalt damit. Aber wir entlasten die Menschen und die Unternehmen in diesem Land massiv. <text:s/>Es ist wichtig, dass das ankommt. <text:s/>Das haben wir ganz klar im Blick. Denn wir wissen, dass aufgrund der Inflation alles teurer geworden ist. Deswegen ist uns das so wichtig. <text:s/>Sie fordern in Ihrem Antrag zusätzliche Steuersenkungen von ungefähr 40 Milliarden Euro. Ist das Ihr Ernst? <text:s/>Ich sehe zumindest einen, nämlich Jens Spahn, der auch bei den Bund-Länder-Verhandlungen zum Wachstumschancengesetz dabei war. Da wollten wir vonseiten des Bundes um 7 Milliarden Euro entlasten. Woran ist es gescheitert, dass es nicht 7 Milliarden Euro an Entlastungen, sondern dann nur 3,2 Milliarden Euro geworden sind? <text:s/>Weil die Landeshaushalte unter einer noch strikteren Schuldenbremse leiden und sehr enge Haushalte haben. <text:s/>Ich weiß wirklich nicht, ob Sie von der Bundestagsfraktion überhaupt mal mit Ihren Landesfinanzministern reden, wie es möglich sein soll, jetzt noch ein My mehr Steuersenkungen zu machen, wenn mehr als 3,2 Milliarden Euro damals nicht drin waren, und das ist erst drei Monate her. Da muss man sich ehrlich machen. <text:s/>Trotzdem haben wir es geschafft, Träume, die Sie immer hatten, mit der SPD umzusetzen, nämlich beim Verlustvortrag. Das fanden wir auch nicht toll, aber wir haben es jetzt gemacht. <text:s/>Es ist eine Erleichterung. Wir einigen uns miteinander. Das haben Sie nie geschafft. Wir als Ampel haben das jetzt geschafft, und das ist auch mal Applaus wert. <text:s/>Zudem habe ich mich sehr amüsiert, als ich gesehen habe, dass Sie eine Turboabschreibung fordern. Wir wollten eine Superabschreibung; das fanden wir super. Ihre Länder fanden das nicht so super, Sie selber fanden das auch nicht super. Jetzt wollen Sie aber Turbo. Ich muss sagen: Das finde ich megaunseriös. <text:s/>Denn wenn Sie Super schon nicht wollen, wie wollen Sie dann Turbo hinbekommen? <text:s/>Außerdem haben wir Abschreibungserleichterungen im Wohnungsbau gemacht, die Sie sich, glaube ich, auch nie vorstellen konnten: <text:s/>5 Prozent bei der Wohn-AfA, noch mal 6 Prozent on top nach § 7b EStG. <text:s/>Frau Kollegin, kommen Sie zum Schluss, bitte. <text:s/>Das ist ein absoluter Wohnbooster. <text:s/>Vielen Dank für die Vorschläge und das Angebot, bei den Strukturen und der Bürokratie was zu machen! Und bei der Steuerpolitik in Zukunft bitte seriöser vorgehen! <text:s/>Vielen Dank. <text:s/>Vielen Dank, Frau Kollegin Beck. – Als nächster Redner hat das Wort der Kollege Markus Herbrand, FDP-Fraktion.</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33</text:p>
          </table:table-cell>
          <table:table-cell table:style-name="ce2" office:value-type="string" calcext:value-type="string">
            <text:p>08.11.2023</text:p>
          </table:table-cell>
          <table:table-cell table:style-name="ce2" office:value-type="string" calcext:value-type="string">
            <text:p>ID2013300100</text:p>
          </table:table-cell>
          <table:table-cell table:style-name="ce2" office:value-type="string" calcext:value-type="string">
            <text:p>Hubertus Heil, Bundesminister für Arbeit und Soziales</text:p>
          </table:table-cell>
          <table:table-cell table:style-name="ce2" office:value-type="string" calcext:value-type="string">
            <text:p>2024-10-26 12:05:38</text:p>
          </table:table-cell>
          <table:table-cell table:style-name="ce2" office:value-type="string" calcext:value-type="string">
            <text:p>0.21963144838809967</text:p>
          </table:table-cell>
          <table:table-cell table:style-name="ce2" office:value-type="string" calcext:value-type="string">
            <text:p>Frau Präsidentin! Liebe Kolleginnen und Kollegen! Wie Sie wissen, hat am Montag eine Besprechung der Ministerpräsidentinnen und Ministerpräsidenten mit dem Bundeskanzler stattgefunden, in der es um das Thema Migration, aber auch um Planungsbeschleunigung ging. Beim Thema Migration geht es vor allen Dingen um dreierlei: Es geht um Humanität, es geht um Ordnung, und es geht auch um gesteuerte Zuwanderung in den Arbeitsmarkt. <text:s/>Zur Humanität gehört unsere politische Verpflichtung, die uns unsere Verfassung gibt, den Menschen Schutz zu geben, die tatsächlich vor politischer Verfolgung und die vor Kriegen fliehen. Zur Ordnung gehört, dass wir irreguläre Migration massiv reduzieren wollen, mit europäischen Maßnahmen und auch mit nationalen. Und zur Vernunft gehört, dass wir qualifizierte Einwanderung in Deutschland, gesteuert und legal, brauchen sowie mehr Arbeitsmarktintegration auch von Menschen, die hier sind, die hier einen Schutzstatus haben, die eine Bleibeperspektive haben. <text:s/>Zu Letzterem will ich aus meinem Geschäftsbereich die Tatsache ansprechen, dass wir jetzt verstärkt Anstrengungen unternehmen müssen und unternehmen können, Menschen mit Bleibeperspektive in den Arbeitsmarkt zu führen, nicht nur mit gesetzgeberischen Maßnahmen, sondern auch mit praktischen Dingen, die wir unter dem Stichwort „Jobturbo“ miteinander vereinbart haben. <text:s/>Worum geht es? Wir haben zum Beispiel sehr viele Geflüchtete aus der Ukraine, die aufgrund europäischen Rechts hier einen Schutzstatus und einen Arbeitsmarktzugang haben. Wir haben bereits 140 000 Menschen in Arbeit gebracht, mutmaßlich viele, die schon Sprachkenntnisse hatten. Es kommen jetzt weitere 200 000 aus den Integrationssprachkursen mit grundständigen Deutschkenntnissen und weitere 200 000, die im Bürgergeld sind, aus anderen Herkunftsländern. Wir werden jetzt geeignete Maßnahmen ergreifen, um sie zügiger in Arbeit zu bringen. Dazu gehört eine engmaschige Betreuung durch die Jobcenter. Dazu gehört aber vor allen Dingen, dass wir mit der deutschen Wirtschaft sprechen werden, um sie dafür zu gewinnen, diese Menschen einzustellen. <text:s/>Die Bundesregierung hat dazu viele Maßnahmen auf den Weg gebracht. Die Länder unterstützen das. Wir werden am 20. November bei einem Treffen mit der deutschen Wirtschaft und den Sozialpartnern zu konkreten Vereinbarungen kommen. Die Bundesregierung hat dazu auch einen Sonderbeauftragten ernannt. Das ist Herr Terzenbach von der Bundesagentur für Arbeit – ein kompetenter Vorstand, der die Schnittstelle zur Wirtschaft und die Umstellung der Jobcenter auf den Jobturbo managen wird. Ich bin zuversichtlich, dass das gelingt. <text:s/>Ich bin dankbar, dass am Montag zwischen Bundesregierung und 16 Ministerpräsidentinnen und Ministerpräsidenten ein Schulterschluss gelungen ist, um die Humanität, die Ordnung und auch die Vernunft im Bereich Migration in Deutschland durchzusetzen. Das können Bund und Länder nur gemeinsam. Ich bin sehr dankbar, dass Demokratinnen und Demokraten da gemeinsam staatsbürgerliche und staatspolitische Verantwortung zeigen. Wir werden die beschlossenen Maßnahmen der MPK zügig umsetzen. Einige sind schon auf dem Weg der parlamentarischen Umsetzung, andere werden unverzüglich folgen. <text:s/>Ich freue mich auf die Diskussion mit Ihnen nachher. <text:s/>Vielen Dank. – Das Wort für den zweiten einleitenden Bericht hat nun die Bundesministerin für Familie, Senioren, Frauen und Jugend, Frau Lisa Paus.</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24</text:p>
          </table:table-cell>
          <table:table-cell table:style-name="ce2" office:value-type="string" calcext:value-type="string">
            <text:p>27.09.2023</text:p>
          </table:table-cell>
          <table:table-cell table:style-name="ce2" office:value-type="string" calcext:value-type="string">
            <text:p>ID2012411500</text:p>
          </table:table-cell>
          <table:table-cell table:style-name="ce2" office:value-type="string" calcext:value-type="string">
            <text:p>Hannes Walter (SPD)</text:p>
          </table:table-cell>
          <table:table-cell table:style-name="ce2" office:value-type="string" calcext:value-type="string">
            <text:p>2024-10-26 11:46:27</text:p>
          </table:table-cell>
          <table:table-cell table:style-name="ce2" office:value-type="string" calcext:value-type="string">
            <text:p>0.21067523956298828</text:p>
          </table:table-cell>
          <table:table-cell table:style-name="ce2" office:value-type="string" calcext:value-type="string">
            <text:p>Sehr geehrte Frau Präsidentin! Liebe Kolleginnen und Kollegen! Sehr geehrter Herr Kollege Grosse-Brömer, <text:s/>viele Teile meiner Rede haben Sie jetzt schon vorgetragen, <text:s/>gerade was die Zahlen angeht. Aber eins kann ich Ihnen nicht durchgehen lassen: Sie behaupten hier schon fast, dass der Haushalt durchs Parlament gegangen und beschlossen ist. <text:s/>Aber unsere Haushälterinnen und Haushälter tagen ja erst in dieser Woche. <text:s/>Ich bin ganz sicher, dass wir hier auf dem richtigen Weg sind und die Zahlen auch wieder nach oben kriegen. <text:s/>Außerdem ist es immer ein wichtiges Zeichen, dass wir hier über das Handwerk reden, auch wenn der Tag des Handwerks schon etwas her ist. <text:s/>Das sage ich nicht nur als Handwerksbeauftragter der SPD-Bundestagsfraktion, sondern auch als gelernter Kfz-Mechaniker und Familienunternehmer. <text:s/>Es gibt also einige in unserer Fraktion, die das Handwerk beherrschen. <text:s/>Das Handwerk sorgt dafür, dass unsere Gesellschaft am Laufen bleibt, der Fleischer von nebenan genauso wie die Schornsteinfegerin oder der Heizungsbauer. Die Zahlen haben Sie schon genannt. Besonders beeindruckend für mich sind die 739 Milliarden Euro, die die Handwerksunternehmen in Deutschland umsetzen. Auch bei der vielzitierten Transformation kommt dem Handwerk, wie schon gesagt, eine zentrale Rolle zu. Auch hierzu eine Zahl, um das zu verdeutlichen: 30 Gewerke führen klimarelevante Tätigkeiten aus. Also ist auch klar: Ohne Handwerk keine Transformation. <text:s/>Das ist eigentlich eine gute Ausgangslage für unsere Handwerkerinnen und Handwerker. „Das Handwerk hat goldenen Boden“, heißt es so oft. Aber das Handwerk steht gleichzeitig auch vor einigen Herausforderungen. Dazu gehört der Fachkräftemangel. Mit dem Fachkräfteeinwanderungsgesetz und dem Aus- und Weiterbildungsgesetz haben wir schon große Schritte in die richtige Richtung gemacht. Gerade für kleine und mittlere Betriebe haben wir die Rahmenbedingungen verbessert. Davon profitieren unsere Fachkräfte in Deutschland genauso wie die Menschen aus dem Ausland, die ihr Know-how in unsere Betriebe einbringen wollen. <text:s/>Wir müssen aber noch weiter gehen; denn ein Teil der Wahrheit ist auch: Gerade junge Menschen nehmen handwerkliche Berufe oft nicht mehr als attraktiv wahr. Ich habe gehört: Heute ist die Schülergruppe einer Kollegin da: Guckt euch ruhig noch mal die Handwerksberufe an! Genau 133 gibt es zur Auswahl; da ist für jeden was dabei. <text:s/>Bei der großen Bandbreite an Ausbildungsberufen ist es kaum zu glauben, dass die Attraktivität zurückgeht. Wer nach der Schule anpacken will, ist doch im Handwerk genau richtig. Wir müssen deshalb immer wieder klarmachen: Eine berufliche Ausbildung ist genauso wichtig und attraktiv wie ein Studium. Wer sich nicht entscheiden kann, hat mit einem dualen Studium sogar die Chance, Ausbildung und Studium zu verknüpfen. Am Ende hat man zwei Abschlüsse und jede Menge Praxiserfahrung in der Tasche. Außerdem gibt es als Modellversuch das triale Studium. Dabei hat man am Ende einen Gesellenbrief, einen Meisterbrief und einen Bachelorabschluss im Fach Handwerksmanagement. Danach kann es direkt mit einer Unternehmensgründung oder einer Betriebsübernahme weitergehen. Das zeigt: Die Möglichkeiten im Handwerk sind vielfältig. <text:s/>Junge, gut ausgebildete Menschen haben im Handwerk tolle Perspektiven. Das müssen wir, wie gesagt, in den Schulen aller Schulformen noch besser aufzeigen. Wir müssen dabei auch noch viel deutlicher machen, dass die Zeiten von typischen Männer- und Frauenberufen vorbei sind. Bei meinen Gesprächen, vor allem mit Handwerkerinnen, höre ich immer wieder, dass sie in männerdominierten Berufen anfangs oft belächelt wurden und einen schweren Stand hatten. An dieser Denkweise muss sich dringend etwas ändern. <text:s/>Wir müssen aber auch die Rahmenbedingungen verändern. Das fängt bei den Betreuungsmöglichkeiten und ausreichend Kita- und Schulplätzen an. Das geht weiter bei der Regelung zum Mutterschutz bei selbstständigen Frauen. Ich bin froh, dass Staatssekretär Michael Kellner das schon angesprochen hat. <text:s/>Letzte Woche habe ich mich mit Johanna Röh getroffen. Wie schon gehört: Sie ist Tischlermeisterin, sie führt eine eigene Werkstatt, und sie ist Mutter. Das alles unter einen Hut zu bekommen, ist schon viel. Johanna setzt sich mit ihrer Petition aber auch für einen besseren Mutterschutz für Selbstständige ein. Damit will sie die Situation für selbstständige Frauen grundlegend verbessern. Genau das ist ihr Antrieb: Keine Frau soll sich zwischen ihrer Familie und ihrer Selbstständigkeit entscheiden müssen. <text:s/>Gemeinsam mit meinen Kolleginnen und Kollegen der SPD-Bundestagsfraktion – ich bin sicher: mit Sandra Detzer und Manfred Todtenhausen habe ich gute Verbündete in der Koalition – werde ich für die Rahmenbedingungen für Frauen im Handwerk kämpfen. <text:s/>– Und die Kürzungen rückgängig machen, genau. <text:s/>Das Handwerk kann also sicher sein: Wir arbeiten mit Hochdruck daran, Lösungen zu finden. Das ist wichtig, damit wir auch in Zukunft weiterhin stolz sagen können: Das Handwerk hat in Deutschland goldenen Boden. <text:s/>Vielen Dank und Glück auf! <text:s/>Für die AfD-Fraktion hat das Wort Bernd Schattner.</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59</text:p>
          </table:table-cell>
          <table:table-cell table:style-name="ce2" office:value-type="string" calcext:value-type="string">
            <text:p>12.10.2022</text:p>
          </table:table-cell>
          <table:table-cell table:style-name="ce2" office:value-type="string" calcext:value-type="string">
            <text:p>ID205914300</text:p>
          </table:table-cell>
          <table:table-cell table:style-name="ce2" office:value-type="string" calcext:value-type="string">
            <text:p>Gökay Akbulut (DIE LINKE)</text:p>
          </table:table-cell>
          <table:table-cell table:style-name="ce2" office:value-type="string" calcext:value-type="string">
            <text:p>2024-10-26 10:24:03</text:p>
          </table:table-cell>
          <table:table-cell table:style-name="ce2" office:value-type="string" calcext:value-type="string">
            <text:p>0.21650330722332</text:p>
          </table:table-cell>
          <table:table-cell table:style-name="ce2" office:value-type="string" calcext:value-type="string">
            <text:p>Sehr geehrte Frau Präsidentin! Liebe Kolleginnen und Kollegen! Etwas Gutes hat dieser grauenhafte Antrag der AfD: Er gibt uns die Gelegenheit, den <text:s/>Stand des europäischen Asylsystems und die systematischen Menschenrechtsverletzungen an den EU-Außengrenzen zu thematisieren. Das ist dringend notwendig; denn <text:s/>auf EU-Ebene werden derzeit entscheidende Weichen für das künftige EU-Asylsystem gestellt. Die Ampelparteien möchten sich damit aber nicht auseinandersetzen. <text:s/>Seit Monaten blockieren sie im Innenausschuss den Antrag der Linken, zu diesem wichtigen Thema eine Sachverständigenanhörung stattfinden zu lassen. Ich habe <text:s/>angesichts der aktuellen Herausforderungen in der Asylpolitik überhaupt kein Verständnis dafür. <text:s/>Diese Verweigerungshaltung verdeutlicht, was die Vereinbarungen im Koalitionsvertrag der Ampel zu diesem Thema wert sind, nämlich nichts. Zur <text:s/>Erinnerung: Die Ampel wollte illegale Pushbacks und das Leid an den EU-Außengrenzen beenden. Das waren ihre großen Versprechungen. Und was ist passiert? Im Juni <text:s/>gab es in Melilla ein Massaker mit mindestens 37 toten Geflüchteten. Im August ist ein fünfjähriges syrisches Mädchen auf einer Insel im Grenzfluss Evros <text:s/>gestorben. Sie hätte gerettet werden können; doch weder Frontex noch der griechische Grenzschutz wollten helfen. Und das Massensterben auf dem Mittelmeer geht <text:s/>weiter; es wird kaum noch wahrgenommen. Mehr als 1 300 Menschen sind dieses Jahr bei dem Versuch, Europa zu erreichen, bisher ertrunken. Wir Linke werden uns <text:s/>niemals mit der Brutalität des europäischen Grenzregimes abfinden. Wer fliehen muss, verdient sicheren Schutz und unsere Unterstützung. <text:s/>Auf EU-Ebene hat die Bundesregierung bereits negative Fakten in der Asylpolitik geschaffen. Sie stimmte im Rat der Screening-Verordnung und dem <text:s/>Schengener Grenzkodex zu. Damit werden die menschenunwürdigen Hotspot-Lager, wie wir sie von den griechischen Inseln kennen, ausgeweitet und zur Normalität an <text:s/>den europäischen Außengrenzen werden. Die im Koalitionsvertrag vereinbarte staatlich koordinierte Seenotrettung wird auf EU-Ebene nicht umgesetzt. Auch von <text:s/>einer fairen Verteilung von Schutzsuchenden kann keine Rede sein. Durch den sogenannten Solidaritätsmechanismus der EU wurde bislang keine einzige Person in <text:s/>Deutschland aufgenommen. Das ist die Politik der Ampel: schöne Worte, die letztendlich unverbindlich bleiben. In der Praxis aber verbessert sich nichts, vor <text:s/>allem nicht für die betroffenen Geflüchteten. Hier besteht Handlungsbedarf. Handeln Sie endlich, sowohl auf nationaler Ebene als auch auf europäischer <text:s/>Ebene! <text:s/>Vielen Dank. <text:s/>Für die FDP-Fraktion hat das Wort Stephan Thomae.</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Willkommene</text:p>
          </table:table-cell>
          <table:table-cell table:number-columns-repeated="1014"/>
        </table:table-row>
        <table:table-row table:style-name="ro1">
          <table:table-cell table:style-name="ce2" office:value-type="string" calcext:value-type="string">
            <text:p>121</text:p>
          </table:table-cell>
          <table:table-cell table:style-name="ce2" office:value-type="string" calcext:value-type="string">
            <text:p>20.09.2023</text:p>
          </table:table-cell>
          <table:table-cell table:style-name="ce2" office:value-type="string" calcext:value-type="string">
            <text:p>ID2012103900</text:p>
          </table:table-cell>
          <table:table-cell table:style-name="ce2" office:value-type="string" calcext:value-type="string">
            <text:p>Sebastian Hartmann (SPD)</text:p>
          </table:table-cell>
          <table:table-cell table:style-name="ce2" office:value-type="string" calcext:value-type="string">
            <text:p>2024-10-26 11:39:58</text:p>
          </table:table-cell>
          <table:table-cell table:style-name="ce2" office:value-type="string" calcext:value-type="string">
            <text:p>0.33538708090782166</text:p>
          </table:table-cell>
          <table:table-cell table:style-name="ce2" office:value-type="string" calcext:value-type="string">
            <text:p>Sehr geehrte Frau Präsidentin! Sehr geehrte Frau Ministerin! Herzlichen Dank für die Möglichkeit. Wir haben jetzt viel über Binnengrenzen und Schleierfahndung geredet. Aber einen Punkt, nämlich die europäischen Außengrenzen, haben wir noch nicht vertieft. Sie haben die GEAS-Reform angesprochen. Ich bitte Sie um Darstellung der aktuellen Lage und der Verhandlungen zum Neustart eines europäischen Asylsystems – Sie haben sich dort selbst eingebracht –, insbesondere zum Stand der Verordnung. Die Grenzverfahren an den Außengrenzen sind ja entscheidend dafür, ob wir vielleicht ganz von stationären Grenzkontrollen Abstand nehmen können. Wir wollen ein Europa der offenen Binnengrenzen haben. Das hat auch etwas mit einheitlichen Grenzverfahren zu tun. Da bitte ich Sie um Information.</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Willkommene</text:p>
          </table:table-cell>
          <table:table-cell table:number-columns-repeated="1014"/>
        </table:table-row>
        <table:table-row table:style-name="ro1">
          <table:table-cell table:style-name="ce2" office:value-type="string" calcext:value-type="string">
            <text:p>52</text:p>
          </table:table-cell>
          <table:table-cell table:style-name="ce2" office:value-type="string" calcext:value-type="string">
            <text:p>09.09.2022</text:p>
          </table:table-cell>
          <table:table-cell table:style-name="ce2" office:value-type="string" calcext:value-type="string">
            <text:p>ID205201000</text:p>
          </table:table-cell>
          <table:table-cell table:style-name="ce2" office:value-type="string" calcext:value-type="string">
            <text:p>Marcus Bühl (AfD)</text:p>
          </table:table-cell>
          <table:table-cell table:style-name="ce2" office:value-type="string" calcext:value-type="string">
            <text:p>2024-10-26 10:19:52</text:p>
          </table:table-cell>
          <table:table-cell table:style-name="ce2" office:value-type="string" calcext:value-type="string">
            <text:p>0.2226845920085907</text:p>
          </table:table-cell>
          <table:table-cell table:style-name="ce2" office:value-type="string" calcext:value-type="string">
            <text:p>Frau Präsidentin! Sehr geehrte Damen und Herren! Ich möchte meine Rede mit einem großen Dankeschön beginnen. Unser Dank gilt den Feuerwehren, dem THW, der Bundeswehr, der Bundespolizei und allen weiteren Kräften bei der Bekämpfung zahlreicher Waldbrände in diesem Sommer, zum Beispiel in Sachsen oder in Berlin. Die Einsatzkräfte zeigen vollen Einsatz und geben ihr Bestes. Vielen Dank dafür! <text:s/>Jetzt komme ich zum unerfreulichen Teil, dem Haushaltsentwurf der links-gelben Bundesregierung. Während durch die explodierenden Energiepreise Milliarden an Steuergeldern zusätzlich in die Staatskasse gespült werden und die vereinnahmten Steuern unter anderem dafür verwendet werden sollen, um für andere Länder die Folgen des Ukrainekrieges abzumildern, will Links-Gelb an der Sicherheit der eigenen Bürger sparen. So erhalten laut Haushaltsentwurf für 2023 das Bundesamt für Bevölkerungsschutz und Katastrophenhilfe 112 Millionen Euro und das Technische Hilfswerk 158 Millionen Euro weniger, und das vor dem Hintergrund der vielen Brandeinsätze in diesem Jahr. „Entsetzen und völliges Unverständnis“, so kommentiert der Deutsche Feuerwehrverband die Höhe der zugeschriebenen Mittel. Frau Ministerin, das kann ja wohl alles nicht wahr sein. Aber nicht mit uns! <text:s/>Die Sicherheit unserer Bürger hat für uns oberste Priorität. Sparpotenziale sehen wir an ganz anderen Stellen, zum Beispiel bei Hunderttausenden ausreisepflichtiger Asylbewerber und einer völlig gescheiterten Energiewende, aber garantiert nicht beim Bevölkerungsschutz. <text:s/>Für die Brandbekämpfung brauchen wir moderne Löschhubschrauber in ausreichender Anzahl. Da kann es nicht angehen, dass der Bundestag 2019 zwar die Beschaffung neuer Transporthubschrauber für die Bundespolizei und damit den Ersatz der circa 40 Jahre alten Maschinen beschlossen hat, aber nach drei Jahren noch nicht einmal die Auftragsvergabe erfolgt ist. <text:s/>Und noch immer funktioniert der Digitalfunk in Einsatzlagen an vielen Stellen nicht störungsfrei. Die Einsatzkräfte in Tunneln oder Funktionsgebäuden wissen, was ich meine. Bei Vor-Ort-Besuchen habe ich mir von der Situation ein ausführliches Bild machen können. <text:s/>So wie wir unsere Einsatz- und Rettungskräfte optimal ausstatten müssen, so gilt es auch, Opfern von Katastrophen schnell und unbürokratisch zu helfen. Das Versagen vieler politisch Verantwortlicher während der Flutkatastrophe im Ahrtal hat schon fassungslos gemacht. Dass von den versprochenen Hilfsgeldern nach inzwischen über einem Jahr bisher nur ein Bruchteil ausgezahlt wurde, reiht sich in diese Kette ein. Die Betroffenen brauchen jetzt ihre Hilfen ausgezahlt, statt gelegentlich vorbeischauende Politiker Ihrer Parteien, die betroffen gucken und ein paar beschwichtigende Worte dalassen. <text:s/>Ich sehe gerade, die Ministerin ist gar nicht im Saal. – Jetzt kommt sie wieder. Das ist schade. – Vielleicht können Sie es sich ja nachträglich im Fernsehen angucken. Das wäre sehr schön, würde mich freuen. <text:s/>Abschließend. Die ohnehin schon desolate Sicherheitslage in unserem Land wird durch den links-gelben Haushaltsentwurf nochmals verschlechtert. Während für links-grüne Ideologieprojekte üppig Steuergeld angefasst wird, kreist an sicherheitsrelevanten Stellen der Rotstift. Wichtige Projekte etwa bei der Bundespolizei und den dringend benötigten Transporthubschraubern kommen nicht voran. Mit unseren Änderungsanträgen werden wir der Regierungskoalition Druck machen; denn für uns gilt: Unser Land zuerst! <text:s/>Vielen Dank für die Aufmerksamkeit. <text:s/>Nächster Redner: für die FDP-Fraktion Manuel Höferlin.</text:p>
          </table:table-cell>
          <table:table-cell table:style-name="ce2" office:value-type="string" calcext:value-type="string">
            <text:p>-</text:p>
          </table:table-cell>
          <table:table-cell table:style-name="ce2" office:value-type="string" calcext:value-type="string">
            <text:p>Willkommene</text:p>
          </table:table-cell>
          <table:table-cell table:style-name="ce2" office:value-type="string" calcext:value-type="string">
            <text:p>Kriminelle</text:p>
          </table:table-cell>
          <table:table-cell table:number-columns-repeated="1014"/>
        </table:table-row>
        <table:table-row table:style-name="ro1">
          <table:table-cell table:style-name="ce2" office:value-type="string" calcext:value-type="string">
            <text:p>138</text:p>
          </table:table-cell>
          <table:table-cell table:style-name="ce2" office:value-type="string" calcext:value-type="string">
            <text:p>17.11.2023</text:p>
          </table:table-cell>
          <table:table-cell table:style-name="ce2" office:value-type="string" calcext:value-type="string">
            <text:p>ID2013803400</text:p>
          </table:table-cell>
          <table:table-cell table:style-name="ce2" office:value-type="string" calcext:value-type="string">
            <text:p>Marlene Schönberger (BÜNDNIS 90/DIE GRÜNEN)</text:p>
          </table:table-cell>
          <table:table-cell table:style-name="ce2" office:value-type="string" calcext:value-type="string">
            <text:p>2024-10-26 12:15:08</text:p>
          </table:table-cell>
          <table:table-cell table:style-name="ce2" office:value-type="string" calcext:value-type="string">
            <text:p>0.20508556067943573</text:p>
          </table:table-cell>
          <table:table-cell table:style-name="ce2" office:value-type="string" calcext:value-type="string">
            <text:p>Sehr geehrte Frau Präsidentin! Liebe Kolleginnen und Kollegen der demokratischen Fraktionen! Bereits im Jahr 1944 hat der Psychoanalytiker Ernst Simmel geschrieben: Antisemitinnen und Antisemiten, das sind – Zitat – „relativ normale, gut angepaßte Persönlichkeit[en]“. Der Antisemit „geht seinen Geschäften nach, sorgt für seine Familie usw. Doch er haßt die Juden, und es tut ihm gut zu wissen, daß viele seiner Freunde seine Gefühle teilen.“ Zitat Ende. Diese Worte sind knapp 80 Jahre alt. Und doch herrscht bei manchen bis heute der Glaube vor, dass Antisemitismus nur bei Bestien, Monstern, den Extremen zu finden sei. Genau das ist es, was unseren Kampf gegen Antisemitismus bremst. <text:s/>Liebe Kolleginnen und Kollegen der Union, Ihr Entwurf zum Strafgesetzbuch enthält einige wichtige Punkte. Aber dass Sie heute wieder einmal die Chance nutzen, den Kampf gegen Antisemitismus für Ihre migrationsfeindliche Agenda zu instrumentalisieren, während Sie den Antisemitismus der Mitte verdrängen, das ist ernüchternd. <text:s/>Antisemitismus lässt sich aus Deutschland nicht abschieben. <text:s/>Einige haben es noch immer nicht verstanden: Antisemitismus ist ein gesamtgesellschaftliches Problem. Wir sprechen von 20 bis 30 Prozent der Bevölkerung, die latent oder offen antisemitische Einstellungen haben. <text:s/>Dass Rechte, Progressive und Linke genauso wie lslamistinnen und Islamisten ihren Antisemitismus gerade so offen zur Schau stellen können, liegt daran, dass dieser in der deutschen Bevölkerung so weit verbreitet ist. <text:s/>Die antisemitische Gewalt, die wir heute erleben, ist deshalb möglich, weil radikale Antisemitinnen und Antisemiten glauben, für eine schweigende Mehrheit zu sprechen. Und es stimmt: Die Mehrheit schweigt – aber in der Regel nicht, weil sie antisemitisch ist, sondern, weil sie kaum Wissen über Antisemitismus hat, ihn schlichtweg nicht erkennt. Und deshalb bleiben Jüdinnen und Juden bei antisemitischen Vorfällen oft allein. <text:s/>Wie viele von uns sind aufgestanden, als es zu Antisemitismus kam? Und ging es dabei wirklich um den Kampf gegen Antisemitismus oder nur darum, dass es politisch opportun war? Wie viele von uns können behaupten, Zivilcourage gezeigt zu haben? Fragt man die Betroffenen von Antisemitismus, erzählen sie, dass meistens niemand einschreitet. Das ist ein gefährlicher Zustand, den wir uns keinen Tag mehr länger leisten können. <text:s/>Der Bedrohung, die von radikalen Antisemiten ausgeht, werden wir mit der vollen Härte des Rechtsstaates begegnen. <text:s/>Und ja, hier gilt es, Lücken im Strafrecht zu schließen. Aber der Gefahr, die von ganz normalen Antisemitinnen und Antisemiten, den Angepassten der Mitte, ausgeht, können wir durch Gesetze und Strafverfolgung nicht begegnen. Also Schluss mit Instrumentalisierung und dem Wegschieben von Verantwortung! <text:s/>Hier braucht es andere Mittel, <text:s/>und diese Mittel liegen seit Jahren auf dem Tisch: zum Beispiel Ausbau des Monitorings für Antisemitismus auch unterhalb der Strafbarkeitsgrenze, Ausfinanzierung der Betreuung von Betroffenen antisemitischer Gewalt, flächendeckende antisemitismus- und rassismuskritische Bildungsarbeit für alle Menschen. <text:s/>Und ich bin froh, dass der Haushaltsausschuss gestern beschlossen hat, dass wir all diese Dinge stärken. <text:s/>Liebe Kolleginnen und Kollegen, erkennen wir unser bisheriges Versagen beim Kampf gegen Antisemitismus an. Stellen wir uns der Verantwortung. <text:s/>Tun wir endlich was gegen jede Art des Antisemitismus, auch gegen den, der angepasst und unscheinbar daherkommt. <text:s/>Vielen Dank. <text:s/>Der nächste Redner ist Ingmar Jung für die CDU/CSU-Fraktion.</text:p>
          </table:table-cell>
          <table:table-cell table:style-name="ce2" office:value-type="string" calcext:value-type="string">
            <text:p>-</text:p>
          </table:table-cell>
          <table:table-cell table:style-name="ce2" office:value-type="string" calcext:value-type="string">
            <text:p>Willkommene</text:p>
          </table:table-cell>
          <table:table-cell table:style-name="ce2" office:value-type="string" calcext:value-type="string">
            <text:p>Kriminelle</text:p>
          </table:table-cell>
          <table:table-cell table:number-columns-repeated="1014"/>
        </table:table-row>
        <table:table-row table:style-name="ro1">
          <table:table-cell table:style-name="ce2" office:value-type="string" calcext:value-type="string">
            <text:p>169</text:p>
          </table:table-cell>
          <table:table-cell table:style-name="ce2" office:value-type="string" calcext:value-type="string">
            <text:p>16.05.2024</text:p>
          </table:table-cell>
          <table:table-cell table:style-name="ce2" office:value-type="string" calcext:value-type="string">
            <text:p>ID2016918800</text:p>
          </table:table-cell>
          <table:table-cell table:style-name="ce2" office:value-type="string" calcext:value-type="string">
            <text:p>Roger Beckamp (AfD)</text:p>
          </table:table-cell>
          <table:table-cell table:style-name="ce2" office:value-type="string" calcext:value-type="string">
            <text:p>2024-10-26 13:03:04</text:p>
          </table:table-cell>
          <table:table-cell table:style-name="ce2" office:value-type="string" calcext:value-type="string">
            <text:p>0.21703259646892548</text:p>
          </table:table-cell>
          <table:table-cell table:style-name="ce2" office:value-type="string" calcext:value-type="string">
            <text:p>Frau Präsidentin! Meine Damen und Herren! Schrottimmobilien-Missbrauchsbekämpfungsgesetz – ein weiterer Versuch der Symptombehandlung der Folgen der Masseneinwanderung. <text:s/>Denn das, was Sie heute nicht gesagt haben, Herr Minister – vielleicht schenken Sie mir kurz Ihr Ohr; die anderen haben es ja Gott sei Dank gehört –, ist nämlich, dass das ein relativ neues Phänomen ist; es ist gar nicht so alt. Wir haben es typischerweise sowohl bei denjenigen auf Käuferseite als auch bei denjenigen, die dort wohnen, mit Leuten aus Südosteuropa zu tun – Sie haben es eben gesagt, sogar relativ unumwunden –, <text:s/>die nicht so gewöhnt sind an unsere Mülltrennungssysteme usw. Ich kenne diese Fälle aus meiner früheren beruflichen Praxis. Das sind typischerweise Roma-Familien. Das stellt uns vor sehr, sehr große Probleme. Eine Mediterranisierung des Umfeldes findet statt. <text:s/>Genau solche Punkte muss man ansprechen. Aber das, was Sie hier machen, ist halt nur Symptombehandlung. <text:s/>In einer Zwangsversteigerung können Sie Immobilien erwerben. Sie kriegen einen Zuschlag und müssen nur 10 Prozent des Verkehrswertes hinterlegen; das kann relativ überschaubar sein. Dann hat man nach sechs bis acht Wochen einen sogenannten Verteilungstermin. Dann sollte man zahlen. Wenn man das nicht tut – und das ist wohl nicht vorgesehen –, dann dauert es weitere Monate, bis wieder ein Versteigerungstermin angesetzt wird und man das Ganze los ist. <text:s/>Bis dahin ist man aber Eigentümer. Man kann also die Mieten vereinnahmen – genau das ist ja der Sinn der Übung; es ist sicherlich verkehrt, dass das zulässig ist – und kriegt dann erst später, nach Monaten, vielleicht einem Jahr, das Eigentum wieder weggenommen. <text:s/>Das wollen Sie mit der Regelung unterbinden, dass die Gemeinde, in der das Grundstück liegt, eine gerichtliche Verwaltung beantragen kann. Dieser Zwangsverwalter übernimmt dann die Mieten und sorgt für den Unterhalt des Gebäudes – durchaus sinnvoll. Man kann darüber nachdenken, ob das immer sinnvoll ist, weil nämlich – so sieht das Gesetz es jedenfalls derzeit vor – die Gemeinde sagt, was eine Problemimmobilie sein soll. <text:s/>Da werden sehr diffuse, sehr schwammige Begriffe verwendet, ehrlich gesagt. Da steht was drin von baulichen Mängeln oder unangemessener Nutzung. Es wird bei den allermeisten Zwangsversteigerungsobjekten der Fall sein, dass da Mängel herrschen oder eine unangemessene Nutzung vorliegt. Insofern gibt es ein gewisses Maß an Willkür seitens der Gemeinde und Probleme für redliche Ersteher. Da sollte man, denke ich, auch Rechtsmittel haben, damit man sagen kann: „Es ist falsch, dass die Gemeinde sagt, das sei eine Problemimmobilie“, und damit diese Feststellung im Nachhinein auch aufgehoben werden kann. <text:s/>Insofern ist es sicher interessant, noch mal darüber nachzudenken, wie das genau ausgestaltet werden sollte. Aber die Ursache für das Phänomen „Schrottimmobilien“ und den Bedarf, Missbrauch zu bekämpfen, ist eine ganz andere, und Sie, Herr Minister, haben sie hier heute Abend sogar kurz angesprochen. Vielen Dank dafür!</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17</text:p>
          </table:table-cell>
          <table:table-cell table:style-name="ce2" office:value-type="string" calcext:value-type="string">
            <text:p>05.09.2023</text:p>
          </table:table-cell>
          <table:table-cell table:style-name="ce2" office:value-type="string" calcext:value-type="string">
            <text:p>ID2011707700</text:p>
          </table:table-cell>
          <table:table-cell table:style-name="ce2" office:value-type="string" calcext:value-type="string">
            <text:p>Nadja Sthamer (SPD)</text:p>
          </table:table-cell>
          <table:table-cell table:style-name="ce2" office:value-type="string" calcext:value-type="string">
            <text:p>2024-10-26 11:34:29</text:p>
          </table:table-cell>
          <table:table-cell table:style-name="ce2" office:value-type="string" calcext:value-type="string">
            <text:p>0.20864079892635345</text:p>
          </table:table-cell>
          <table:table-cell table:style-name="ce2" office:value-type="string" calcext:value-type="string">
            <text:p>Sehr geehrte Frau Präsidentin! Liebe Kolleginnen und Kollegen! In meiner Lieblingsstadt Leipzig wird internationale Solidarität gelebt und Städtepartnerschaften ganz intensiv gepflegt. Insbesondere mit Kiew besteht schon seit über 60 Jahren eine ziemlich enge Partnerschaft. Mithilfe von Mitteln aus dem BMZ ist es nun beiden Städten vor dem Sommer gelungen, kommunales und entwicklungspolitisches Engagement zu verbinden. In Kiew wurden viele Feuerwehrfahrzeuge bei Angriffen zerstört. Mit Mitteln des BMZ und eigenem Geld ist es Leipzig gelungen, vier neue Löschfahrzeuge in der polnischen Stadt Kielce bauen zu lassen und dann nach Kiew zu überführen. <text:s/>Dieses Beispiel zeigt uns, dass EZ vom Engagement auf vielen Ebenen lebt, ob in der Kommune, im Verein oder in den internationalen Organisationen, dass wir mit diesen Mitteln nicht nur den Kommunen und den Menschen konkret vor Ort helfen, sondern gleichzeitig auch die europäische Zusammenarbeit stärken, und dass durch die internationale Kooperation von Kommunen beide Seiten viel lernen können, was Planungsverfahren oder Bedarfsermittlung und vieles andere angeht. <text:s/>Liebe Kolleginnen und Kollegen, durch Putins Angriff auf die Ukraine sprechen wir gerade viel über Sicherheitspolitik. Für mich als Sozialdemokratin geht es aber hier um viel mehr als nur um militärische Sicherheit. Es geht um eine menschliche Sicherheitspolitik; auch das haben wir heute schon einmal gehört. In einer globalisierten Welt müssen wir diese menschliche Sicherheitspolitik ganz international denken und auch international handeln. Ich mache das einmal an drei Beispielen deutlich. <text:s/>Erstens: der Wiederaufbau der Ukraine. Hier schöpft das BMZ seinen ganzen Instrumentenkasten aus und unterstützt die Ukraine beispielsweise bei der Schaffung von Wohnraum für Binnenvertriebene, beim Erbringen von Basisdienstleistungen, beim Katastrophenschutz und auch mit Löschfahrzeugen. Hier geht es also ganz konkret um Sicherheit im Alltag für die Menschen vor Ort. <text:s/>Zweitens setzt sich Svenja Schulze mit ihrem Haus seit Beginn ihrer Amtszeit für eine feministische Entwicklungszusammenarbeit ein, wofür ich ihr sehr, sehr dankbar bin. Mit der im März 2023 präsentierten Strategie „Feministische Entwicklungspolitik“ wurde ein neues Leitbild der deutschen Entwicklungszusammenarbeit entwickelt. Wir leisten damit einen wichtigen Beitrag dazu, dass Bildungsangebote für Mädchen verbessert werden, dass Frauen bessere Berufsperspektiven erhalten. Es geht hier also um Sicherheit für die Zukunft. <text:s/>Drittens unterstützen EZ-Mittel Menschen auf der Flucht. Die meisten Menschen, die vor Bedrohungen fliehen, bleiben innerhalb ihrer Heimatregionen. Es sind also die Länder des Globalen Südens, die hier die Hauptlast tragen, wenn es darum geht, die weltweiten Flüchtlingsaufnahmen zu managen. Das BMZ unterstützt die Aufnahmeländer und -gemeinden ganz gezielt mit wichtigen Programmen. Zentral sind hier beispielsweise die Verbesserung der Lebensmittelversorgung oder auch der Gesundheitsschutz. Es geht also ganz klar um die Sicherheit von Leib und Leben. <text:s/>Liebe Kolleginnen und Kollegen, wir demokratischen Fraktionen sind uns alle einig darüber, wie enorm wichtig der Beitrag des BMZ für eine menschliche Sicherheitspolitik ist, für das Leben und die Zukunft der Menschen in unseren Partnerländern, für die internationale Stabilität und somit auch für uns. Wir brauchen einen gut ausgestatteten BMZ-Haushalt, um mit den unterschiedlichsten Instrumenten handlungsfähig und international solidarisch zu sein. Deshalb ist es umso wichtiger, darauf zu achten, dass die besonders wirksamen lokalen Projekte verbessert und fortgeführt werden können. Dabei denke ich besonders an Projekte, die die Situation von vulnerablen Gruppen wie Kindern und Frauen nachhaltig verbessern; denn diese lokalen Kooperationen mit der Zivilbevölkerung sind effektiv und nachhaltig. Sie wirken als lokale Sicherheitspolitik und sind am Ende nichts weniger als Diplomatie auf kleinster Ebene. <text:s/>Für die Unionsfraktion hat nun das Wort der Kollege Paul Ziemiak.</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Willkommene</text:p>
          </table:table-cell>
          <table:table-cell table:number-columns-repeated="1014"/>
        </table:table-row>
        <table:table-row table:style-name="ro1">
          <table:table-cell table:style-name="ce2" office:value-type="string" calcext:value-type="string">
            <text:p>185</text:p>
          </table:table-cell>
          <table:table-cell table:style-name="ce2" office:value-type="string" calcext:value-type="string">
            <text:p>12.09.2024</text:p>
          </table:table-cell>
          <table:table-cell table:style-name="ce2" office:value-type="string" calcext:value-type="string">
            <text:p>ID2018502400</text:p>
          </table:table-cell>
          <table:table-cell table:style-name="ce2" office:value-type="string" calcext:value-type="string">
            <text:p>Ingo Schäfer (SPD)</text:p>
          </table:table-cell>
          <table:table-cell table:style-name="ce2" office:value-type="string" calcext:value-type="string">
            <text:p>2024-10-26 13:32:07</text:p>
          </table:table-cell>
          <table:table-cell table:style-name="ce2" office:value-type="string" calcext:value-type="string">
            <text:p>0.20477651059627533</text:p>
          </table:table-cell>
          <table:table-cell table:style-name="ce2" office:value-type="string" calcext:value-type="string">
            <text:p>Sehr geehrte Frau Präsidentin! Sehr geehrte Damen und Herren! Sehr geehrte Kolleginnen und Kollegen! Am 23. August befand ich mich wie über 20 000 Solinger Bürgerinnen und Bürger auf dem Fest zur 650-Jahr-Feier meiner Heimatstadt. Die Stimmung war ausgelassen, da die Feierlichkeit von sehr gutem Wetter sowie einer hervorragenden Organisation begleitet war. Um 21.37 Uhr wurde das Fest jäh unterbrochen. Ein IS-Attentäter hatte auf dem Fronhof drei Solinger Bürgerinnen und Bürger grauenhaft ermordet und acht weitere lebensgefährlich verletzt. Ich spreche allen Opfern und deren Familien mein Beileid aus. <text:s/>Die Tat traumatisiert bis heute meine Heimatstadt. Ich danke ausdrücklich allen Einsatzkräften, dem Ordnungsamt, der Polizei, der Feuerwehr, den Hilfsorganisationen, dem THW, den Notfallseelsorgern sowie den Verkehrshelfern. Des Weiteren geht mein Dank an die Mitarbeiterinnen und Mitarbeiter der Stadtverwaltung Solingen. <text:s/>Sie alle haben einer unmenschlichen Tat ihre Menschlichkeit entgegengestellt. Es war ein wichtiges Signal, dass die politische Führung unseres Landes den Bürgerinnen und Bürgern meiner Heimatstadt in ihrer Trauer zur Seite stand. Der Bundespräsident, die Bundestagspräsidentin, der Bundeskanzler, die Bundesinnenministerin, der Ministerpräsident des Landes Nordrhein-Westfalen sowie der Innenminister von NRW trauerten mit der Solinger Bevölkerung. Das war für uns ein wichtiges Signal, zu wissen, dass die Demokraten zusammenstehen. <text:s/>Der Auftrag, den ich aus meiner Heimatstadt mit nach Berlin bekommen habe, ist, dass dieser Terrorakt parteiübergreifend aufgeklärt wird, die Fehler analysiert werden und die notwendigen Maßnahmen eingeleitet werden, damit sich so etwas nicht wiederholt. Das Sicherheitspaket, das heute hier zur Debatte steht, ist der erste Schritt, um Konsequenzen aus der furchtbaren Katastrophe in Solingen zu ziehen. Waffenverbotszonen können ein wirksames Mittel sein, Messergewalt zu verhindern. Gegen Terroristen helfen Waffenverbotszonen nicht. Deshalb brauchen wir mehr Befugnisse für das Bundeskriminalamt und das Bundesamt für Migration. Sie müssen in die Lage versetzt werden, mit den öffentlich zugänglichen Informationen Straftaten zu verhindern. Das ist dringend erforderlich, und deshalb werden wir das jetzt umsetzen. <text:s/>Wir werden weitere Schritte veranlassen, damit ausreisepflichtige Personen unser Land verlassen. Wenn der Terrorist von Solingen schon Anfang 2023 nach Bulgarien hätte abgeschoben werden sollen, dann muss man sich die Frage stellen: Warum ist das nicht geschehen? Die Nachlässigkeiten im Abschiebeprozess in Nordrhein-Westfalen müssen aufgearbeitet werden, ohne Wenn und Aber. <text:s/>Personelle Unterbesetzung in den Behörden sind an der Tagesordnung. Bearbeitungszeiten im Ausländeramt von über einem Jahr sind keine Seltenheit, sondern eher die Regel. Hier besteht dringender Handlungsbedarf. <text:s/>Sehr geehrte Damen und Herren, wir werden unser friedliches und freies Leben, so wie wir es lieben, vor Terroristen und Extremisten schützen. Wir Demokraten stehen zusammen. Wir verteidigen unsere Gesellschaft auf der Grundlage des Grundgesetzes und des EU-Rechts. Das sind wir den Opfern Ines W., Stefan S. und Florian H. schuldig. <text:s/>Vielen Dank. <text:s/>Als Nächster hat das Wort für die CDU/CSU-Fraktion Detlef Seif.</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90</text:p>
          </table:table-cell>
          <table:table-cell table:style-name="ce2" office:value-type="string" calcext:value-type="string">
            <text:p>09.10.2024</text:p>
          </table:table-cell>
          <table:table-cell table:style-name="ce2" office:value-type="string" calcext:value-type="string">
            <text:p>ID2019002500</text:p>
          </table:table-cell>
          <table:table-cell table:style-name="ce2" office:value-type="string" calcext:value-type="string">
            <text:p>Mechthilde Wittmann (CDU/CSU)</text:p>
          </table:table-cell>
          <table:table-cell table:style-name="ce2" office:value-type="string" calcext:value-type="string">
            <text:p>2024-10-26 13:41:14</text:p>
          </table:table-cell>
          <table:table-cell table:style-name="ce2" office:value-type="string" calcext:value-type="string">
            <text:p>0.23803196847438812</text:p>
          </table:table-cell>
          <table:table-cell table:style-name="ce2" office:value-type="string" calcext:value-type="string">
            <text:p>Vielen Dank. – Frau Bundesministerin, ich möchte in eine weitere Richtung nachfragen. Die Türkei gehört zu den drei zugangsstärksten Herkunftsländern für illegale Migration, gleichwohl die Gesamtschutzquote lediglich bei 9,6 Prozent liegt. Man muss wohl sehr stark von einer wirtschaftlich motivierten illegalen Zuwanderung ausgehen. <text:s/>Nun haben wir wiederum die Ankündigung eines großen Deals durch den Bundeskanzler vernommen, mit dem er 500 türkische Staatsbürger pro Woche in die Türkei zurückschicken kann; dies sei ihm zugesagt worden. Dies hat der türkische Premierminister sofort zurückgewiesen. <text:s/>Jetzt will ich gerne von Ihnen wissen, mit der Rücknahme wie vieler türkischer Staatsbürger wir aufgrund der konkreten Zusage durch die Türkei, sie zurückzunehmen, rechnen können und wie viele davon bereits wieder auf dem Weg sind.</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Kriminelle</text:p>
          </table:table-cell>
          <table:table-cell table:number-columns-repeated="1014"/>
        </table:table-row>
        <table:table-row table:style-name="ro1">
          <table:table-cell table:style-name="ce2" office:value-type="string" calcext:value-type="string">
            <text:p>60</text:p>
          </table:table-cell>
          <table:table-cell table:style-name="ce2" office:value-type="string" calcext:value-type="string">
            <text:p>13.10.2022</text:p>
          </table:table-cell>
          <table:table-cell table:style-name="ce2" office:value-type="string" calcext:value-type="string">
            <text:p>ID206002500</text:p>
          </table:table-cell>
          <table:table-cell table:style-name="ce2" office:value-type="string" calcext:value-type="string">
            <text:p>Josef Oster (CDU/CSU)</text:p>
          </table:table-cell>
          <table:table-cell table:style-name="ce2" office:value-type="string" calcext:value-type="string">
            <text:p>2024-10-26 10:25:21</text:p>
          </table:table-cell>
          <table:table-cell table:style-name="ce2" office:value-type="string" calcext:value-type="string">
            <text:p>0.20335976779460907</text:p>
          </table:table-cell>
          <table:table-cell table:style-name="ce2" office:value-type="string" calcext:value-type="string">
            <text:p>Sehr geehrte Frau Präsidentin! Verehrte Kolleginnen und Kollegen! Frau Yüksel, zu Ihrer Rede gerade: Es ist immer problematisch, wenn man dieselbe Rede zu verschiedenen Tagesordnungspunkten hält. <text:s/>Ich empfehle Ihnen, unseren Antrag noch mal genau durchzulesen. <text:s/>Liebe Kolleginnen und Kollegen, Deutschland leistet Großartiges. Rund 1,2 Millionen Menschen haben in den vergangen acht Monaten bei uns Schutz und Zuflucht gefunden. Das ist eine großartige Leistung gegenüber der Ukraine, aber auch gegenüber vielen Menschen, die aus anderen Ländern zu uns gekommen sind. Im Durchschnitt haben wir rund 5 000 Menschen jeden Tag in Deutschland aufgenommen. Eine Leistung – das will ich hier betonen –, auf die unser Land stolz sein darf, meine sehr geehrten Damen und Herren. <text:s/>Aber es ist eine Leistung, die vor allen Dingen von unseren Städten und Gemeinden und von zahllosen Ehrenamtlichen geschultert wird und wohlgemerkt nicht von unserer Bundesregierung. <text:s/>Ihr Beitrag ist dabei höchst überschaubar: kaum Steuerung, kaum finanzielle Hilfe. Die Bundesregierung scheint die Realität nicht wahrnehmen zu wollen – weder in Bezug auf die Situation in unserem Land noch in Bezug auf die Situation in Europa. <text:s/>Meine lieben Kolleginnen und Kollegen, unsere Kommunen sind an der Belastungsgrenze. Ich nehme die Warnungen, insbesondere die unserer kommunalen Spitzenverbände, ausgesprochen ernst. Das Ergebnis des Gipfels vorgestern bei der Innenministerin ist vor diesem Hintergrund ausgesprochen mager. Das Ergebnis, dass rund 4 000 zusätzliche Unterbringungsmöglichkeiten angeboten werden sollen, entspricht ungefähr dem Tagesbedarf im Durchschnitt der letzten Monate. Wäre ich heute noch Bürgermeister, käme ich mir veralbert vor. <text:s/>Und wenn ich hier aus den Regierungsfraktionen so manche Äußerung höre, dann frage ich mich: Wann waren die Kolleginnen und Kollegen aus den Regierungsfraktionen zuletzt in ihren Wahlkreisen unterwegs <text:s/>und haben mal mit einem Bürgermeister oder mit einem Landrat gesprochen? <text:s/>Oder fahren Sie da gar nicht mehr hin, weil Sie Angst haben, Ihr ideologisches Weltbild könnte ins Wanken geraten? <text:s/>Blenden Sie Ihre Ideologie aus, und öffnen Sie die Augen für die Realität, liebe Kolleginnen und Kollegen. <text:s/>Auch die Stimmung in der Bevölkerung ist heute eine andere, eine kritischere. Wenn es allen gut geht, so wie das in den vergangenen Jahren der Fall war, dann schauen die Menschen über vieles hinweg. In schlechten Zeiten wie momentan gilt das eben nicht. Die Menschen fragen sich schon: Was macht der Staat eigentlich mit meinen Steuergeldern? Deshalb müssen wir darauf achten, dass die hohe gesellschaftliche Akzeptanz, Menschen, die wirklich in Not sind, zu helfen, nicht in Gefahr gerät. Deshalb müssen wir darauf achten, uns darauf konzentrieren, die illegale Migration viel konsequenter zu bekämpfen, als das bislang der Fall gewesen ist. Das hat ja sogar die Innenministerin mittlerweile erkannt. Dafür wird sie von den Jusos heftig kritisiert. Einen schöneren Beleg dafür, dass sie auf dem richtigen Weg ist, kann es gar nicht geben, meine lieben Kolleginnen und Kollegen. <text:s/>Herr Abgeordneter, Sie haben Ihre Redezeit schon weit überschritten. <text:s/>Ich komme zum Ende. – Frau Ministerin, liebe Bundesregierung, beenden Sie den deutschen Sonderweg, und verwenden Sie alle Kraft darauf, einen gemeinsamen europäischen Weg in der Migrationspolitik zu finden. <text:s/>Vielen Dank. <text:s/>Als nächste Rednerin erhält das Wort Katrin Göring-Eckardt für Bündnis 90/Die Grünen.</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78</text:p>
          </table:table-cell>
          <table:table-cell table:style-name="ce2" office:value-type="string" calcext:value-type="string">
            <text:p>27.06.2024</text:p>
          </table:table-cell>
          <table:table-cell table:style-name="ce2" office:value-type="string" calcext:value-type="string">
            <text:p>ID2017801700</text:p>
          </table:table-cell>
          <table:table-cell table:style-name="ce2" office:value-type="string" calcext:value-type="string">
            <text:p>Sebastian Hartmann (SPD)</text:p>
          </table:table-cell>
          <table:table-cell table:style-name="ce2" office:value-type="string" calcext:value-type="string">
            <text:p>2024-10-26 13:16:51</text:p>
          </table:table-cell>
          <table:table-cell table:style-name="ce2" office:value-type="string" calcext:value-type="string">
            <text:p>0.21273040771484375</text:p>
          </table:table-cell>
          <table:table-cell table:style-name="ce2" office:value-type="string" calcext:value-type="string">
            <text:p>Sehr geehrte Frau Präsidentin! Meine sehr geehrten Damen und Herren! Die Migrationslage in Europa und in Deutschland stellt uns – Bund, Länder, Städte und Gemeinden – vor große Herausforderungen: rechtssichere Entscheidungen und Rückführung, Unterbringung und Integration, ja, und auch die Begrenzung der Migration. Zu Recht war dies der Schwerpunkt der Innenministerkonferenz. Zu Recht war das wiederholt Gegenstand von Ministerpräsidentinnen- und Ministerpräsidentenkonferenzen. Zu Recht ist das auf der Agenda der Bundesregierung mit klarer Konsequenz und hoher Priorität oben auf der Tagesordnung. <text:s/>Wir sehen aber deutlich: Im krassen Unterschied zur Union liefern Olaf Scholz und seine Regierung. Während Angela Merkel das europäische Asylsystem vor die Wand gefahren hat <text:s/>und für die unkontrollierte Einwanderung von 1 Million Menschen gesorgt hat, haben wir einen Neustart beim europäischen Asylsystem hinbekommen. <text:s/>Während Angela Merkel sich mit ihrem CSU-Innenminister ein Schaugefecht nach dem anderen lieferte und die CDU/CSU-Bundestagsfraktion vor der Spaltung stand, liefern Nancy Faeser und Olaf Scholz, indem sie die Schleuserkriminalität bekämpfen und Binnengrenzkontrollen eingeführt haben, was Sie nicht geschafft haben. <text:s/>Olaf Scholz hat auch den Ausweisungstatbestand der Terrorverherrlichung vorangebracht. Das haben Sie nicht in das Ausweisungsrecht geschrieben. Wir haben es angekündigt; wir machen es. <text:s/>Meine Damen und Herren, Sie sehen es: Die Union kann es nicht ertragen, dass wir auf Erfolge in der Regierung verweisen können, während sie nur dem Populismus frönt. <text:s/>Die Wahrheit ist: Weil Sie es nicht ertragen können, dass wir die Rückführungsabkommen schließen, dass wir Europa wieder auf den richtigen Pfad gebracht haben, dass wir all das in diesem Land ordnen, was Angela Merkel nicht hinbekommen hat, von der Sie sich nicht abgrenzen können, versuchen Sie nun, das Neueste nach vorne zu stellen: die Drittstaatsverfahren. Das soll die Lösung sein. <text:s/>Herr Frei, Ihre Zahlen sind nicht korrekt. Beim Ruanda-Modell in Großbritannien, wo es angewandt wird, ist errechnet worden: Kosten in Höhe von 1,8 Millionen Pfund pro Asylbewerber. Das ist die Zahl, die einzig und allein entscheidend ist. Das ist sauteuer; aber das ist die CDU/CSU-Steuerverschwendungspolitik, die wir hier kennen. <text:s/>Sie kommen ins kurze Gras; Sie haben es gemerkt. Sie bedienen den Populismus der AfD. Sie kommen da nicht mehr raus; denn Sie müssen die Latte jetzt immer höher legen. <text:s/>Sie haben einmal vom süßen Gift des Populismus gekostet, und Sie kommen da nicht mehr raus. Es muss immer schlimmer werden. <text:s/>Herr Throm fordert den unbegrenzten Arrest für Straftäter nach Verbüßung der Strafe, und das in einem Rechtsstaat. <text:s/>Meine Damen und Herren, die Rechtslage hat Angela Merkel hergestellt. Aber Sie können sich nicht abgrenzen von Angela Merkel, indem Sie die Politik der AfD kopieren; ich sage Ihnen das mal in aller Offenheit. <text:s/>So geht man mit deutschen Steuergeldern nicht um. Alexander Dobrindt, der Mautminister, der eine viertel Milliarde Euro in den Teich gesetzt hat – das sind übrigens 10 Prozent von den Maskendeals, 2,3 Milliarden Euro, die Jens Spahn in den Teich gesetzt hat – <text:s/>und der sich jetzt auch als Migrationsexperte geriert, hat in der letzten Woche tatsächlich den Vogel abgeschossen. <text:s/>Meine Damen und Herren, bei einer existenziellen Bedrohung Europas müssen die demokratischen Staaten und die demokratischen Kräfte zusammenrücken. <text:s/>Was wir niemals tun dürfen, ist, Narrative Putins eins zu eins zu übernehmen und damit das Geschäft der AfD zu bedienen. <text:s/>Doch Alexander Dobrindt hat das getan. Er hat nicht nur die Mautmillionen versenkt; er hat versucht, uns zu spalten, indem er von sicheren Gebieten in der Ukraine sprach, obwohl jede Nacht Millionen von Ukrainerinnen und Ukrainern in Luftschutzkellern sitzen und um ihr Leben bangen. Sie bedienen mit diesem Populismus am Ende auch Putins Narrativ, dass es keine Flüchtlinge auf dieser Welt gibt. Doch Flüchtlinge fliehen vor Krieg, Tod und Vertreibung. <text:s/>Das Schlimmste ist: Sie machen keinen Boden gut. Sie versuchen immer weiter, die Latte hochzulegen. Sie, verehrter Herr Kollege Frei, haben durch die Zwischenfrage der AfD gemerkt, dass sie sich doch ins Fäustchen lacht, grinst und sagt: Ja! Wir haben es geschafft! <text:s/>Die Union, sie kippt in die falsche Richtung um. Sie zersetzt den demokratischen Diskurs. – Sie machen keinen Boden gut. Sie zersetzen den demokratischen Diskurs in Deutschland; das ist das Problem. <text:s/>Uns gelingt der Neustart des europäischen Asylsystems. Uns gelingt das mit einem Rückführungsverbesserungsgesetz. Uns gelingt das; wir machen Migrationsabkommen und führen Rückführungen durch. Das schaffen wir. Und wir sagen auch: Straftäterinnen und Straftäter müssen im Zweifel auch nach Afghanistan und nach Syrien zurückgeführt werden, <text:s/>auch wenn Horst Seehofer von der CSU einen allgemeinen Abschiebestopp erlassen hat. <text:s/>Meine Damen und Herren, wir gehen härter vor, aber mit Klarheit und Konsequenz, ohne die rechten Narrative zu kopieren. Zünden Sie keine Nebelkerzen! <text:s/>Wir stehen weiter an der Seite der Ukraine. <text:s/>Ihr Antrag heißt: „Schutz durch Europa muss nicht heißen Schutz in Europa“. Meine Damen und Herren, mit diesen Konzepten müssen wir die Europäische Union vor der christdemokratischen Union schützen; denn wir wollen ein starkes, ein geeintes Europa und keinen rechten Populismus. <text:s/>Als Nächster hat das Wort für die AfD-Fraktion Dr. Gottfried Curio.</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17</text:p>
          </table:table-cell>
          <table:table-cell table:style-name="ce2" office:value-type="string" calcext:value-type="string">
            <text:p>05.09.2023</text:p>
          </table:table-cell>
          <table:table-cell table:style-name="ce2" office:value-type="string" calcext:value-type="string">
            <text:p>ID2011707300</text:p>
          </table:table-cell>
          <table:table-cell table:style-name="ce2" office:value-type="string" calcext:value-type="string">
            <text:p>Dr. Wolfgang Stefinger (CDU/CSU)</text:p>
          </table:table-cell>
          <table:table-cell table:style-name="ce2" office:value-type="string" calcext:value-type="string">
            <text:p>2024-10-26 11:34:24</text:p>
          </table:table-cell>
          <table:table-cell table:style-name="ce2" office:value-type="string" calcext:value-type="string">
            <text:p>0.20803417265415192</text:p>
          </table:table-cell>
          <table:table-cell table:style-name="ce2" office:value-type="string" calcext:value-type="string">
            <text:p>Frau Präsidentin! Liebe Kolleginnen und Kollegen! Ich muss feststellen, dass sich seit Regierungsübernahme durch die Ampel im Bereich Entwicklungspolitik ein roter Faden durch die Haushaltsdebatten zieht: Insbesondere vonseiten der Grünen, in Nuancen aber auch vonseiten der SPD wird regelmäßig Kritik am Haushalt dieser Bundesregierung geäußert, genauso auch heute. <text:s/>Frau Kollegin Brugger, ich hätte es als Redner der Opposition ja gar nicht gewagt, nach dieser Zeitenwende und angesichts der veränderten Weltlage hier und heute auf Ihren Koalitionsvertrag zu sprechen zu kommen. Dass Sie das gemacht haben, finde ich schon sehr bemerkenswert. <text:s/>Sie haben erwähnt, dass Sie eine Eins-zu-eins-Finanzierung vereinbart haben, dass das, was für Verteidigung ausgegeben wird, auch für Krisenprävention, humanitäre Hilfe, Auswärtige Kultur- und Bildungspolitik und Entwicklungspolitik ausgegeben werden soll. War das heute die Rede für ein Sondervermögen EZ? Was auch immer Sie vorhaben, ich bin auf jeden Fall gespannt, wie Sie das in Ihrer Koalition durchbringen. <text:s/>Frau Ministerin, ich finde es interessant – an Ihrer Stelle würde mir das zu denken geben –, dass immer wieder sehr harte Kritik geäußert wird. Ich glaube, dass Sie nicht wirklich für Ihren Etat kämpfen. Anders kann ich mir diesen Haushaltsentwurf nämlich nicht erklären. <text:s/>Ihre Rede, Frau Ministerin, hat außer Allgemeinplätzen nicht viel enthalten. <text:s/>Das liegt wahrscheinlich einfach daran, dass Sie überhaupt keine Strategie haben und nicht wissen, wo Sie hinwollen. <text:s/>Sie haben zwar eine Afrika-Strategie vorgestellt, die das Wort „Strategie“ im Titel hat. Diese sogenannte Afrika-Strategie ist aber von verschiedenen Seiten kritisiert worden, <text:s/>nicht nur von uns, nicht nur hier im Haus, sondern auch von außen, auch von vielen Entwicklungsorganisationen. Das ist keine Strategie, sondern, wenn wir ehrlich sind, eine Inventurliste über bestehende Forderungen, garniert mit einem kleinen Wunschzettel. Wichtig wäre aus meiner, aus unserer Sicht, dass Sie einen klaren Kompass haben und hier eine nachvollziehbare Strategie, eine gemeinsame Ausrichtung von Außen-, Verteidigungs- und Entwicklungspolitik vorlegen. <text:s/>Im Übrigen hatten Sie das als neues Miteinander vereinbart; aber von diesem neuen Miteinander ist in der Streitampel nicht viel übrig geblieben. <text:s/>Meine sehr geehrten Damen und Herren, ein Thema haben Sie besonders angekündigt und auch heute noch mal angesprochen: Armut und Hunger. Ich frage Sie: Was unternehmen Sie denn konkret in diesem Bereich? Sie kürzen! Sie kürzen zum zweiten Mal die Mittel für die Sonderinitiative „Transformation der Agrar- und Ernährungssysteme“, Haushalt 2023 minus 47 Prozent, für den nächsten Haushalt planen Sie über 15 Prozent minus. Da frage ich mich schon: Wie passt denn das mit Ihrer sogenannten Afrika-Strategie zusammen? Und wie passt das mit dem Sahel-Eckpunktepapier zusammen? In beiden Papieren haben Sie formuliert, dass Sie sich für die verstärkte Anpassung von Agrar- und Ernährungssystemen starkmachen, um Hunger als Ursache von Flucht und Migration zu bekämpfen. Ich frage Sie: Wie passt diese Kürzung mit den Entwicklungen auch in der Sahelregion zusammen? <text:s/>Dass die Grünen dabei noch mitmachen, finde ich besonders spannend, weil genau dieser Bereich – Agrar- und Ernährungssysteme – bekanntermaßen Haupttreiber für Umweltkrisen ist und ein Drittel der Treibhausgase dadurch verursacht werden. Auch die Biodiversität ist hiervon mit betroffen. Dieser Titel für die Transformation wird massiv gekürzt, und die Grünen stimmen zu. Klimapolitik: weit gefehlt. <text:s/>Ein weiterer Punkt. Sie sprechen ja immer die feministische Entwicklungspolitik an. Dass Frauen einen wichtigen Beitrag in der Entwicklungszusammenarbeit leisten, das wissen wir von der Union seit jeher. <text:s/>Deswegen haben wir in den 16 Jahren ein besonderes Augenmerk gerade auf den Bereich „Landwirtschaft und Entwicklung“ gelegt; auch das Thema Mikrokredite ist schon angesprochen worden. Frauen und Mädchen sind weitaus häufiger von Armut, Hunger und Fehlernährung betroffen als Männer. Ich frage Sie: Wie passt das zu Ihrer feministischen Entwicklungspolitik, wenn Sie bei diesem Titel kürzen? Wir von der Union hätten diesen Titel definitiv nicht gekürzt, wir hätten ihn nicht geschwächt. Wir hätten die von uns gestartete Sonderinitiative „Eine Welt ohne Hunger“ gestärkt. Wir hätten auch in Zeiten einer großen Ernährungskrise, in Zeiten von über 735 Millionen hungernden Menschen weltweit einen klaren Schwerpunkt auf die Bekämpfung von Armut und Hunger gelegt. <text:s/>Frau Ministerin, Sie haben außerdem die Destabilisierung angesprochen, die wir insbesondere in den letzten Wochen durch den Putsch in Niger, aktuell auch bei den Entwicklungen in Gabun erleben, die ja wirklich sehr besorgniserregend sind. Aber gerade vor diesem Hintergrund verstehe ich eines nicht: dass Sie die Mittel für die Sonderinitiative zur Stabilisierung und Entwicklung in Nordafrika, Nahost um 37 Prozent kürzen. Gerade mit dieser Sonderinitiative war es möglich, die Zivilgesellschaft, die Sie ja sonst in Ihren Reden auch immer so hervorheben, zu unterstützen. Hier setzen Sie ebenfalls den Rotstift an. <text:s/>Meine sehr geehrten Damen und Herren, Frau Präsidentin, ich komme zum Ende. – Es ist auch in diesem Haushalt ganz klar: Ihnen fehlt es an der Strategie, bei Ihnen fehlt komplett der rote Faden. Das wird in diesem Haushalt deutlich. Wir von der Union kritisieren nicht per se die Kürzungen im Etat, <text:s/>aber Ihre Schwerpunktsetzung. Wir kritisieren Ihre Schwerpunktsetzung. Und vielleicht orientieren Sie sich wenigstens an Ihren eigenen Schwerpunkten beim nächsten Haushalt bzw. in den Haushaltsberatungen. Es wäre wichtig für Deutschland und für die internationale Zusammenarbeit. <text:s/>Vielen Dank. <text:s/>Für Bündnis 90/Die Grünen erteile ich das Wort Felix Banaszak.</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88</text:p>
          </table:table-cell>
          <table:table-cell table:style-name="ce2" office:value-type="string" calcext:value-type="string">
            <text:p>02.03.2023</text:p>
          </table:table-cell>
          <table:table-cell table:style-name="ce2" office:value-type="string" calcext:value-type="string">
            <text:p>ID208805000</text:p>
          </table:table-cell>
          <table:table-cell table:style-name="ce2" office:value-type="string" calcext:value-type="string">
            <text:p>Petra Nicolaisen (CDU/CSU)</text:p>
          </table:table-cell>
          <table:table-cell table:style-name="ce2" office:value-type="string" calcext:value-type="string">
            <text:p>2024-10-26 10:53:17</text:p>
          </table:table-cell>
          <table:table-cell table:style-name="ce2" office:value-type="string" calcext:value-type="string">
            <text:p>0.20989961922168732</text:p>
          </table:table-cell>
          <table:table-cell table:style-name="ce2" office:value-type="string" calcext:value-type="string">
            <text:p>Sehr geehrte Frau Präsidentin! Liebe Kolleginnen und Kollegen! Bei den aktuellen Tarifverhandlungen geht es um mehr als 2,4 Millionen Tarifbeschäftigte bei den kommunalen Arbeitgebern und um rund 134 000 Tarifbeschäftigte des Bundes. Und für uns als Union ist es eine Selbstverständlichkeit, dass die Ergebnisse des Tarifabschlusses zeit- und wirkungsgleich auf die Beamtinnen und Beamten, die Richterinnen und Richter und die Soldatinnen und Soldaten übertragen werden. <text:s/>Ich bin mir sicher: Es zweifelt niemand daran, dass eine Lohnanpassung bei einer Jahresinflation von im Moment fast 8 Prozent und hohen Energiekosten angemessen ist. Das gehört zu unserem Verständnis von Gerechtigkeit und sozialer Marktwirtschaft. Es geht nicht nur um Entlastungsmaßnahmen der Bundesregierung, sondern es braucht einen richtigen und fairen sozialen Ausgleich. Die Menschen im öffentlichen Dienst übernehmen nämlich höchst verantwortungsvolle Aufgaben an der Schnittstelle zwischen Staat und Gesellschaft, Wirtschaft und Verwaltung. <text:s/>Ob als Tarifbeschäftigte oder Beamte beim Wirtschaftsministerium, als Pflegekräfte in kommunalen Krankenhäusern oder als Mitarbeiter bei den kommunalen Stadtwerken – die gute Arbeit von motivierten Mitarbeiterinnen und Mitarbeitern trägt dazu bei, dass Deutschland funktioniert, eine hohe Lebensqualität hat und ein attraktiver Wirtschaftsstandort bleibt. <text:s/>Für mich ist ganz klar: Die Arbeitsleistungen der Beschäftigten müssen gewürdigt werden, damit sie motiviert bleiben und die Herausforderungen, wie zum Beispiel bei der Digitalisierung, auch engagiert angehen können. Eine Anpassung der Löhne, insbesondere mit Blick auf die unteren Besoldungsgruppen, ist also angebracht. Ich hätte mir gewünscht, dass die Ministerin heute hier sitzt. Aber, Herr Staatssekretär, Sie haben mit am Verhandlungstisch als Tarifpartner gesessen, und Sie bzw. die Ministerin sind zuständig für Bundesbeamte und Tarifbeschäftigte des Bundes. Wer sonst könnte besser um die Bedeutung des öffentlichen Dienstes wissen als Sie beide? <text:s/>Dennoch haben Sie in der vergangenen Woche ein gemeinsames Angebot unterbreitet, bei dem die Vorstellungen noch meilenweit auseinanderliegen. Mein Eindruck: Ihre Bemühungen sind unzureichend. Die Gewerkschaften sind enttäuscht, und Sie bringen sich selbst und die kommunalen Arbeitgeber in eine schlechte Verhandlungsposition. Herr Staatssekretär bzw. Frau Ministerin, Sie hätten es besser wissen müssen. Ich hätte mir mehr Verhandlungsgeschick von Ihnen erhofft. <text:s/>Die Beschäftigten haben ein gutes und faires Verhandlungsergebnis verdient. <text:s/>Liebe Kolleginnen und Kollegen, auch wenn es sich die Fraktion Die Linke manchmal wünschen würde: Es ist nicht der Deutsche Bundestag, der über die Tarifergebnisse entscheidet, <text:s/>sondern es sind die Tarifpartner, die dies unter sich verhandeln. <text:s/>Das ist auch gut so. Schließlich haben wir eine in Artikel 9 des Grundgesetzes garantierte Tarifautonomie. Diese Tarifautonomie stellt sicher, dass es zu einem fairen Ausgleich, einem Gleichgewicht der Interessen kommt. Das ist richtig und wichtig. Ausgleich bedeutet, dass auch die finanzielle Situation auf der Arbeitgeberseite berücksichtigt wird. <text:s/>Bund und Kommunen stehen vor schwierigen Herausforderungen. Es muss viel Geld in die Hand genommen werden, um die neuen Aufgaben zu bewältigen, Aufgaben wie Energiekrise, Klimawandel, Digitalisierung, Wohnungsbau, Gesundheitsversorgung, Migration, Integration, und, und, und; ich könnte fortfahren. Einen finanzierbaren Vorschlag vorzulegen, ist in der derzeitigen Situation zugegeben kein einfacher Abwägungsprozess. <text:s/>Aber die Beschäftigten haben ein Interesse an einer langfristig soliden Finanzsituation, die Verlässlichkeit und Planungssicherheit schafft. Diese Planungssicherheit braucht der öffentliche Dienst unter anderem wegen des Fachkräftemangels, der bis 2030 zunehmen wird. 1,5 Millionen Menschen werden aus Altersgründen aus dem öffentlichen Dienst ausscheiden. Ohne ein attraktives Arbeitsplatzangebot wird der öffentliche Dienst nicht funktionieren. <text:s/>Liebe Kolleginnen und Kollegen, von den Tarifverhandlungen geht deshalb eine Signalwirkung aus. Es ist eine Chance, den öffentlichen Dienst in einer schwierigen Zeit sichtbar und spürbar zu stärken. Ein Einigungserfolg wird allerdings maßgeblich vom Verhandlungsgeschick und der Kompromissfähigkeit der Bundesministerin abhängen. Glaubt man den Schilderungen der Gewerkschaften, haben wir davon bisher noch wenig gesehen. Um es angelehnt an den aktuellen Verdi-Slogan zu sagen: Da geht auf jeden Fall noch mehr; denn auch eine Lösung kommt nicht von allein. <text:s/>Herzlichen Dank. <text:s/>Beate Müller-Gemmeke hat das Wort für Bündnis 90/Die Grünen.</text:p>
          </table:table-cell>
          <table:table-cell table:style-name="ce2" office:value-type="string" calcext:value-type="string">
            <text:p>-</text:p>
          </table:table-cell>
          <table:table-cell table:style-name="ce2" office:value-type="string" calcext:value-type="string">
            <text:p>Willkommene</text:p>
          </table:table-cell>
          <table:table-cell table:style-name="ce2" office:value-type="string" calcext:value-type="string">
            <text:p>Kostenintensive</text:p>
          </table:table-cell>
          <table:table-cell table:number-columns-repeated="1014"/>
        </table:table-row>
        <table:table-row table:style-name="ro1">
          <table:table-cell table:style-name="ce2" office:value-type="string" calcext:value-type="string">
            <text:p>44</text:p>
          </table:table-cell>
          <table:table-cell table:style-name="ce2" office:value-type="string" calcext:value-type="string">
            <text:p>23.06.2022</text:p>
          </table:table-cell>
          <table:table-cell table:style-name="ce2" office:value-type="string" calcext:value-type="string">
            <text:p>ID204411100</text:p>
          </table:table-cell>
          <table:table-cell table:style-name="ce2" office:value-type="string" calcext:value-type="string">
            <text:p>Lars Rohwer (CDU/CSU)</text:p>
          </table:table-cell>
          <table:table-cell table:style-name="ce2" office:value-type="string" calcext:value-type="string">
            <text:p>2024-10-26 10:13:52</text:p>
          </table:table-cell>
          <table:table-cell table:style-name="ce2" office:value-type="string" calcext:value-type="string">
            <text:p>0.2157861888408661</text:p>
          </table:table-cell>
          <table:table-cell table:style-name="ce2" office:value-type="string" calcext:value-type="string">
            <text:p>Glück auf, Frau Präsidentin! Meine sehr geehrten Damen und Herren! Das Plenum widmet sich heute wirklich intensiv dem Thema der Ausbildung. Heute Morgen war das Thema die BAföG-Reform; so haben wir schon viel über die Bildungsgerechtigkeit und die Chancengleichheit gesprochen. <text:s/>Wenn wir es aber wirklich ernst meinen mit der Gleichwertigkeit von akademischer und beruflicher Bildung, dann müssen wir der beruflichen Bildung eben auch wirklich einen gleichwertigen Stellenwert in der Debatte einräumen. Eine Berufsausbildung ist nicht weniger wert als ein Studium. Der Gymnasiast eignet sich genauso als Führungskraft wie der Real- oder Hauptschüler. Durch die Akademisierung sinkt die Akzeptanz einer Berufsausbildung in der Wahrnehmung vieler junger Menschen. Diesem Image wollen wir dringend entgegenwirken. <text:s/>Trotz Fachkräftemangel bleiben viele Ausbildungsstellen unbesetzt, weil keine passenden Bewerber gefunden wurden. Ende September 2021 standen den 63 200 unbesetzten Ausbildungsstellen ganze 24 600 gänzlich unversorgte Bewerberinnen und Bewerber gegenüber. <text:s/>Die Zahlen zeigen: <text:s/>Erstens. Insbesondere während der Coronakrise haben sich viele Schulabgänger für ein Studium entschieden. Sie erhoffen sich einen krisensicheren Arbeitsplatz. <text:s/>Zweitens. Wir brauchen eine optimale und effektivere Zusammenführung von Ausbildungsplatzbewerbern und Ausbildungsbetrieben. <text:s/>Drittens. Wir sind auf Zuwanderung angewiesen. <text:s/>Meine Kolleginnen und Kollegen, unser Berufsausbildungssystem in Deutschland ist ein starkes Instrument, das uns zu dem wirtschaftlichen Erfolg verholfen hat, den wir heute kennen. <text:s/>Die Berufsausbildung ist das Standbein des deutschen Mittelstandes. Daher müssen wir die berufliche Bildung zukunftssicher machen. Bei der Reform der Ausbildungsgänge müssen sie zeitgemäß gestrafft und bei der Ausgestaltung von unnötiger Bürokratie befreit werden. In vielen Berufsbildern ist der große Wurf notwendig und nicht das Verlieren im Kleinteiligen. Damit werden die Berufsbilder auch attraktiver für junge Leute. <text:s/>Ich will noch mal auf die Enquete-Kommission in der vergangenen Legislaturperiode zurückkommen: Wesentliche Maßnahmen hinsichtlich der Digitalisierung hat diese Enquete-Kommission aufgezeigt. Der Abschlussbericht ist ein Geschenk an die neue Bundesregierung. Nutzen Sie ihn, Frau Bundesministerin Stark-Watzinger! <text:s/>Die Wettbewerbsfähigkeit unseres Landes ist von der Existenz und Exzellenz der ausgebildeten Fachkräfte abhängig. Wir müssen innovativ sein und modern denken; denn die berufliche Bildung ist unverzichtbare Grundlage für die Sicherung des Fachkräftenachwuchses. Das Institut der deutschen Wirtschaft rechnet damit, dass 2030 5 Millionen Fachkräfte fehlen werden. Wir wissen alle, dass der Fachkräftemangel nicht von heute auf morgen behoben wird. Deshalb ist die berufliche Bildung in Deutschland nicht nur ein bedeutender Wirtschaftsfaktor, sondern sie ist auch eine Integrationschance. <text:s/>Wir werden den Fachkräftemangel nicht besiegen, wenn wir die Potenziale der Zuwanderung nicht nutzen. <text:s/>Die Integration der Zuwanderer in den Ausbildungsmarkt ist nicht nur besonders wichtig, weil unser Grundgesetz jedem Menschen ein Recht auf Bildung und Ausbildung einräumt, sondern auch, weil wir sehr dringend mehr gut ausgebildete Menschen brauchen. Die zugewanderten Menschen sind auch die Fachkräfte von morgen. <text:s/>Hier will ich auf ein Problem hinweisen, das wir kennen: Die Anerkennung und die Übersetzung von Abschlusszeugnissen sowie fehlende Deutschkurse stellen weitere bürokratische Hürden hierbei dar. Zuwanderer brauchen mehr Unterstützung. Bürokratische Hürden müssen abgebaut werden. <text:s/>Zum Schluss. August Bebel sagte einmal: <text:s/>Genies fallen nicht vom Himmel. Sie müssen die Gelegenheit zur Ausbildung und Entwicklung haben. <text:s/>Schaffen wir die Rahmenbedingungen, um allen Menschen in unserem Land die Chance zu geben, ein Genie zu werden. <text:s/>Vielen Dank für die Aufmerksamkeit. <text:s/>Vielen Dank. – Zum Abschluss dieser Debatte erhält Ruppert Stüwe das Wort für die SPD-Fraktion.</text:p>
          </table:table-cell>
          <table:table-cell table:style-name="ce2" office:value-type="string" calcext:value-type="string">
            <text:p>-</text:p>
          </table:table-cell>
          <table:table-cell table:style-name="ce2" office:value-type="string" calcext:value-type="string">
            <text:p>Willkommen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24</text:p>
          </table:table-cell>
          <table:table-cell table:style-name="ce2" office:value-type="string" calcext:value-type="string">
            <text:p>27.09.2023</text:p>
          </table:table-cell>
          <table:table-cell table:style-name="ce2" office:value-type="string" calcext:value-type="string">
            <text:p>ID2012413300</text:p>
          </table:table-cell>
          <table:table-cell table:style-name="ce2" office:value-type="string" calcext:value-type="string">
            <text:p>Niels Annen, Parl. Staatssekretär bei der Bundesministerin für wirtschaftliche Zusammenarbeit und Entwicklung</text:p>
          </table:table-cell>
          <table:table-cell table:style-name="ce2" office:value-type="string" calcext:value-type="string">
            <text:p>2024-10-26 11:47:21</text:p>
          </table:table-cell>
          <table:table-cell table:style-name="ce2" office:value-type="string" calcext:value-type="string">
            <text:p>0.2072536200284958</text:p>
          </table:table-cell>
          <table:table-cell table:style-name="ce2" office:value-type="string" calcext:value-type="string">
            <text:p>Vielen Dank. – Frau Präsidentin! Meine sehr verehrten Kolleginnen und Kollegen! Es ist gesagt worden: Unsere Soldatinnen und Soldaten haben seit 2015 einen großen Beitrag zur Bekämpfung des sogenannten Islamischen Staates geleistet, und sie haben damit auch Spielräume für die deutsche Entwicklungszusammenarbeit eröffnet. Diese Erfolge gilt es jetzt abzusichern. Diese Erfolge müssen wir ausbauen. Deswegen wollen wir unsere Arbeit fortsetzen, meine sehr verehrten Damen und Herren. <text:s/>Denn wir müssen feststellen – ich stimme dem zu, was vorher gesagt worden ist –: Vom IS geht weiterhin eine akute Gefahr aus. Ein militärischer Sieg gegen den Terrorismus kann Voraussetzung für eine friedliche Entwicklung sein. Aber zu oft haben wir gesehen, dass sich Siege in Niederlagen verwandeln können: wenn die zerstörten Städte nicht wieder aufgebaut worden sind, wenn es keine Entwicklungsperspektiven gibt und wenn die Kämpfer, die ihre Waffen niedergelegt haben, nicht reintegriert werden. <text:s/>Das gilt, meine Damen und Herren, für Syrien, das gilt für die Sahelregion, mit der sich dieses Haus sehr intensiv beschäftigt, bis hin nach Mosambik. Auch im Irak drohen Rückschläge, wenn wir die Entwicklungsbemühungen der irakischen Regierung jetzt nicht weiterhin verlässlich unterstützen. Deswegen, meine sehr verehrten Damen und Herren, setzen wir unsere Entwicklungszusammenarbeit fort. <text:s/>Ich finde, es ist sehr gut, dass sowohl das BMVg, das Auswärtige Amt als auch das BMZ hier und vor Ort eng zusammenarbeiten. Das hat die vor einiger Zeit gemeinsam publizierte ressortgemeinsame – ein schönes Wort! – Analyse und Evaluierung des Engagements vom Auswärtigen Amt, Herr Staatsminister, und vom BMZ unterstrichen. <text:s/>Liebe Kolleginnen und Kollegen, seit 2014 hat Deutschland den Irak mit insgesamt 3 Milliarden Euro unterstützt, davon etwa 2 Milliarden Euro aus den Mitteln meines Hauses. Ich will ein paar Punkte dazu hier erläutern. <text:s/>Erstens. Wir unterstützen den Irak bei den notwendigen Reformen und beim Wiederaufbau. Es ist wichtig, dass sich die neue Regierung reformbewusst und zukunftsorientiert gibt – sie orientiert sich auch an Deutschland; die erste Reise des neuen Premierministers außerhalb der Region ging nach Berlin –; denn die innenpolitischen Spaltungslinien sind sichtbar. Das Land ist noch nicht über den Berg. Deswegen unterstützen wir die Reformen für effizientere Verwaltungsabläufe, Maßnahmen gegen die astronomisch hohe Jugendarbeitslosigkeit, aber auch Punkte wie den Kampf gegen die Korruption. <text:s/>Den Wiederaufbau fördern wir mit strukturbildender Übergangshilfe – ein Instrument aus dem Instrumentenkasten der EZ. Über 8 Millionen Menschen haben seit 2016 etwa verbesserten Zugang zu sauberem Trinkwasser. 4 Millionen Menschen haben einen besseren Zugang zu medizinischer Grundversorgung. Darüber hinaus unterstützen wir den Irak bei der Versorgung von etwa einer Viertelmillion syrischer Flüchtlinge und 1,2 Millionen Binnenvertriebenen, die weiterhin nicht an ihre Heimatorte zurückkehren können. <text:s/>Ein zweiter Punkt, den ich in der Kürze der Zeit erwähnen möchte: Wir unterstützen den Irak bei der Transformation. Das Land ist extrem abhängig: 97 Prozent der Einnahmen des irakischen Staates hängen von den Ölexporten ab. Das macht ein Land wie den Irak natürlich vulnerabel gegenüber externen Schocks. Deswegen ist es so wichtig, dass wir den Businesssektor vor Ort mit entsprechenden Hubs unterstützen. Bagdad ist wichtig; aber nicht nur Bagdad ist wichtig, Basra ist ebenso wichtig, auch Erbil. Die Diversifizierung der Wirtschaft ist ein dickes Brett; aber wir gehen das gemeinsam mit unseren irakischen Partnern an. <text:s/>Drittens. Wir müssen über den Klimawandel sprechen. Wenn wir uns einmal anschauen, wie vulnerabel der Irak insbesondere im Süden des Landes ist, den man früher mal den „Garten Eden“ genannt hat, sehen wir: Wir haben im Irak nicht nur seit vielen Jahren Sandstürme, wir haben zum Teil auch Temperaturen von über 50 Grad, einen Mangel an Trinkwasser. Das bedroht die fragilen Entwicklungserfolge, die wir gemeinsam mit erarbeitet haben. Das ist ein Thema bei der Bewältigung der Klimakrise. Da können und da werden wir den Irak nicht alleine lassen. <text:s/>Meine sehr verehrten Damen und Herren, liebe Kolleginnen und Kollegen, ich habe hier wahrscheinlich nur einen kleinen Teil der großen Herausforderungen geschildert, mit denen dieses Land konfrontiert ist. Ich hoffe, ich habe ein bisschen deutlich machen können, dass wir hier gemeinsam arbeiten, dass die deutsche Entwicklungszusammenarbeit einen Beitrag leisten kann. Wir gehen dahin, wo es schwierig ist. Ja, das ist ein herausforderndes Umfeld; aber wir können etwas erreichen. Deswegen bitte ich Sie sehr, diesem Antrag der Bundesregierung zuzustimmen. <text:s/>Herzlichen Dank für die Aufmerksamkeit. <text:s/>Zum Abschluss der Debatte erhält das Wort Thomas Silberhorn für die CDU/CSU-Fraktion.</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Willkommene</text:p>
          </table:table-cell>
          <table:table-cell table:number-columns-repeated="1014"/>
        </table:table-row>
        <table:table-row table:style-name="ro1">
          <table:table-cell table:style-name="ce2" office:value-type="string" calcext:value-type="string">
            <text:p>189</text:p>
          </table:table-cell>
          <table:table-cell table:style-name="ce2" office:value-type="string" calcext:value-type="string">
            <text:p>27.09.2024</text:p>
          </table:table-cell>
          <table:table-cell table:style-name="ce2" office:value-type="string" calcext:value-type="string">
            <text:p>ID2018905300</text:p>
          </table:table-cell>
          <table:table-cell table:style-name="ce2" office:value-type="string" calcext:value-type="string">
            <text:p>Thomas Silberhorn (CDU/CSU)</text:p>
          </table:table-cell>
          <table:table-cell table:style-name="ce2" office:value-type="string" calcext:value-type="string">
            <text:p>2024-10-26 13:40:27</text:p>
          </table:table-cell>
          <table:table-cell table:style-name="ce2" office:value-type="string" calcext:value-type="string">
            <text:p>0.2790974974632263</text:p>
          </table:table-cell>
          <table:table-cell table:style-name="ce2" office:value-type="string" calcext:value-type="string">
            <text:p>Herr Kollege, Sie werfen mir Falschbehauptungen vor mit der offenkundigen Falschbehauptung, dass es keinerlei politische Verfolgung in Afghanistan oder Syrien gebe. <text:s/>Wenn diese Falschbehauptung, die Sie hier gerade vorgetragen haben, richtig wäre, dann müssten sich alle Asylbehörden in Deutschland irren, <text:s/>und müssten sich alle Verwaltungsgerichte in Deutschland irren. <text:s/>Herr Keuter, jetzt hat er das Wort! <text:s/>Ich will gar nicht ausschließen, dass es im Verwaltungsgerichtsprozess auch Irrtümer geben kann. Aber wissen Sie, wenn man auf der Autobahn den Eindruck hat, dass einem alle entgegenkommen, dann kann es sein, dass man selbst der Geisterfahrer ist. <text:s/>Wir führen die Debatte fort, und für Bündnis 90/Die Grünen hat das Wort Schahina Gambir.</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Willkommene</text:p>
          </table:table-cell>
          <table:table-cell table:number-columns-repeated="1014"/>
        </table:table-row>
        <table:table-row table:style-name="ro1">
          <table:table-cell table:style-name="ce2" office:value-type="string" calcext:value-type="string">
            <text:p>145</text:p>
          </table:table-cell>
          <table:table-cell table:style-name="ce2" office:value-type="string" calcext:value-type="string">
            <text:p>15.12.2023</text:p>
          </table:table-cell>
          <table:table-cell table:style-name="ce2" office:value-type="string" calcext:value-type="string">
            <text:p>ID2014506500</text:p>
          </table:table-cell>
          <table:table-cell table:style-name="ce2" office:value-type="string" calcext:value-type="string">
            <text:p>Clara Bünger (fraktionslos)</text:p>
          </table:table-cell>
          <table:table-cell table:style-name="ce2" office:value-type="string" calcext:value-type="string">
            <text:p>2024-10-26 12:25:58</text:p>
          </table:table-cell>
          <table:table-cell table:style-name="ce2" office:value-type="string" calcext:value-type="string">
            <text:p>0.2075984925031662</text:p>
          </table:table-cell>
          <table:table-cell table:style-name="ce2" office:value-type="string" calcext:value-type="string">
            <text:p>Sehr geehrte Präsidentin! Liebe Kolleginnen und Kollegen! Die AfD hat mit ihrem Antrag wieder offen unter Beweis gestellt, dass sie die Menschenwürde ganz konkret infrage stellt. <text:s/>Die bittere Realität ist aber, dass die GEAS-Reform kommen wird, auch ohne das Zutun der AfD, und das individuelle Recht auf Asyl bis zur Unkenntlichkeit ausgehöhlt werden wird. Es drohen Grenzverfahren unter Haftbedingungen, massenhafte Abschiebungen in Länder, wo Asylsuchenden Kettenabschiebungen drohen, und viele weitere Verschlechterungen für Schutzsuchende. <text:s/>Was die AfD fordert, ist übrigens längst Teil der Diskussionen auf EU-Ebene. Auch Familien werden in Haft kommen, unter anderem, weil die Bundesregierung das leider nicht verhindert hat. Ich höre sehr gerne die Sonntagsreden von Grünen und SPD. Aber ich wünsche mir, dass daraus realpolitisches Handeln folgt und nicht nur irgendwelche Videos auf Tiktok. <text:s/>Denn es ist ganz einfach: Solange es Krieg, Verfolgung und ungleiche Lebensumstände gibt, werden Menschen davor fliehen. Kein GEAS kann das verhindern. <text:s/>Schon jetzt erleben Flüchtende massive Rechtsbrüche an den EU-Außengrenzen. Statt diese in der GEAS-Reform noch zu zementieren, hätte sich die Bundesregierung hier klar auf die Seite der Schutzsuchenden stellen können. Das hat sie leider nicht getan; das ist sehr schade. Wir werden das immer anprangern. <text:s/>Es ist aber insbesondere schlimm für die Betroffenen dieser Politik von SPD, Grünen und FDP. <text:s/>Vielen Dank. <text:s/>Für die Fraktion Bündnis 90/Die Grünen hat nun der Kollege Tobias B. Bacherle das Wort.</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Willkommene</text:p>
          </table:table-cell>
          <table:table-cell table:number-columns-repeated="1014"/>
        </table:table-row>
        <table:table-row table:style-name="ro1">
          <table:table-cell table:style-name="ce2" office:value-type="string" calcext:value-type="string">
            <text:p>189</text:p>
          </table:table-cell>
          <table:table-cell table:style-name="ce2" office:value-type="string" calcext:value-type="string">
            <text:p>27.09.2024</text:p>
          </table:table-cell>
          <table:table-cell table:style-name="ce2" office:value-type="string" calcext:value-type="string">
            <text:p>ID2018905100</text:p>
          </table:table-cell>
          <table:table-cell table:style-name="ce2" office:value-type="string" calcext:value-type="string">
            <text:p>Thomas Silberhorn (CDU/CSU)</text:p>
          </table:table-cell>
          <table:table-cell table:style-name="ce2" office:value-type="string" calcext:value-type="string">
            <text:p>2024-10-26 13:40:25</text:p>
          </table:table-cell>
          <table:table-cell table:style-name="ce2" office:value-type="string" calcext:value-type="string">
            <text:p>0.25521185994148254</text:p>
          </table:table-cell>
          <table:table-cell table:style-name="ce2" office:value-type="string" calcext:value-type="string">
            <text:p>Frau Präsidentin! Liebe Kolleginnen und Kollegen! Was Sie von der AfD uns heute vorschlagen, ist eine weitgehende Normalisierung der Beziehungen zum Talibanregime in Afghanistan und zum Assad-Regime in Syrien. Sie wähnen sich damit allen anderen weit voraus. Und in der Tat unterhalten Sie ja bereits vertrauensvolle Kontakte nach Russland und China. Jetzt also sollen Afghanistan und Syrien folgen. Mit ihrer Nähe zu Autokraten und Diktatoren aller Art spielt die AfD ihre Kernkompetenzen hier voll aus. <text:s/>Sie wollen die „realpolitischen Verhältnisse“ anerkennen, schreiben Sie in der Begründung. Zu diesen Realitäten zählen aber vor allem schwere Menschenrechtsverletzungen. In Syrien sind willkürliche Verhaftungen und Folter an der Tagesordnung, <text:s/>in Afghanistan auch außergerichtliche Tötungen und Verschwindenlassen. Doch dazu findet sich in Ihren Anträgen kein einziges Wort. Sie sind völlig blind für diese Realität in Afghanistan und Syrien. <text:s/>Man kann nicht gleichzeitig die Machtrealitäten dieser Regime anerkennen wollen und dabei die Lebensrealitäten der Menschen völlig ignorieren und ausblenden, liebe Kolleginnen und Kollegen. <text:s/>Die AfD ist offenbar der Auffassung, dass wir jetzt vor allem die Wirtschaftsbeziehungen zu Afghanistan und Syrien ausbauen sollten. In Syrien wollen Sie sich mit der deutschen Wirtschaft am Wiederaufbau beteiligen. Ich will Ihnen sehr deutlich sagen: Der Wiederaufbau Syriens liegt in erster Linie in der Verantwortung von Syrien und von Russland, <text:s/>das für humanitäre Hilfe in Syrien noch keinen Rubel bereitgestellt hat. <text:s/>Daneben ist vor allem die arabische Welt gefragt, deutlich mehr Verantwortung zu übernehmen. Wir sind nicht die erste Adresse für den Wiederaufbau der sozialistisch orientierten Wirtschaftsordnung in Syrien, meine Damen und Herren. <text:s/>Zu Afghanistan verweisen Sie ausdrücklich auf einen Wettbewerbsvorteil, den Pakistan, Katar und China etwa beim Zugang zu Bodenschätzen hätten. Gleichzeitig wollen Sie die humanitäre Hilfe in Afghanistan einstellen, auf die 60 Prozent der Bevölkerung angewiesen sind. Den Menschen in Afghanistan die Unterstützung zur Ernährungs- und Existenzsicherung entziehen und gleichzeitig mit dem Talibanregime Geschäfte machen wollen, das seiner Bevölkerung nicht einmal eine Basisversorgung liefern kann, das ist zynisch und schäbig. <text:s/>Auch in Afghanistan liegt die Verantwortung für wirtschaftliche Erholung in erster Linie vor Ort und in der Region. Deutschland hat zwischen 2001 und 2021 mit vielen Partnern zur politischen und auch wirtschaftlichen Stabilisierung in Afghanistan beigetragen. Daran haben viele Ortskräfte mitgewirkt, die für Deutschland oder internationale Organisationen gearbeitet haben. Sie haben sich für die Entwicklung ihres Landes engagiert und werden dafür bis heute von den Taliban verfolgt. Das können wir nicht hinnehmen; das ist keine Grundlage für Zusammenarbeit. <text:s/>Es gibt durchaus Gesprächsformate mit der De-facto-Regierung in Afghanistan, und die wird man zu gegebener Zeit weiterentwickeln können. Aber dazu haben wir eine klare Erwartungshaltung gegenüber den Taliban, was den Umgang mit der eigenen Bevölkerung und den Schutz elementarer Menschenrechte angeht. <text:s/>Das gilt auch für die Rückübernahme von abzuschiebenden Asylbewerbern. Im Übrigen bleibt ein koordiniertes Vorgehen der westlichen Staaten hier unerlässlich. <text:s/>Herr Kollege Silberhorn, erlauben Sie eine Zwischenfrage aus der AfD-Fraktion? <text:s/>Ich würde angesichts der fortgeschrittenen Zeit heute gerne fortfahren. <text:s/>Ja. <text:s/>Syrien ist heute tief gespalten. Das Assad-Regime kontrolliert rund 60 Prozent des Territoriums, unter anderem die Hauptstadt Damaskus. Und zur Wahrheit gehört auch: Es ist nicht überall Krieg. In einigen Gebieten ist eine Rückkehr für Flüchtlinge durchaus möglich. Deshalb erwarten wir von der Bundesregierung ein differenziertes Lagebild zu Syrien. Aber eine Wiedereröffnung der deutschen Botschaft in Damaskus steht jetzt nicht an. Einseitige Schritte von einzelnen EU- Mitgliedstaaten liegen nicht in unserem Interesse. Ich plädiere auch hier für ein koordiniertes Vorgehen der Europäischen Union. <text:s/>Liebe Kolleginnen und Kollegen, die außenpolitischen Gehversuche der AfD führen Deutschland in eine Sackgasse. Verantwortungsvolles Handeln erfordert die enge Abstimmung mit unseren Partnern statt deutscher Alleingänge, und es erfordert eine klare Haltung zur Menschenrechtslage anstatt Kuscheln mit Autokraten. <text:s/>Und zu einer Kurzintervention erteile ich das Wort Stefan Keuter.</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06</text:p>
          </table:table-cell>
          <table:table-cell table:style-name="ce2" office:value-type="string" calcext:value-type="string">
            <text:p>25.05.2023</text:p>
          </table:table-cell>
          <table:table-cell table:style-name="ce2" office:value-type="string" calcext:value-type="string">
            <text:p>ID2010607800</text:p>
          </table:table-cell>
          <table:table-cell table:style-name="ce2" office:value-type="string" calcext:value-type="string">
            <text:p>Peter Beyer (CDU/CSU)</text:p>
          </table:table-cell>
          <table:table-cell table:style-name="ce2" office:value-type="string" calcext:value-type="string">
            <text:p>2024-10-26 11:18:54</text:p>
          </table:table-cell>
          <table:table-cell table:style-name="ce2" office:value-type="string" calcext:value-type="string">
            <text:p>0.20749729871749878</text:p>
          </table:table-cell>
          <table:table-cell table:style-name="ce2" office:value-type="string" calcext:value-type="string">
            <text:p>Frau Präsidentin! Meine sehr geehrten Damen und Herren! Verehrte Kolleginnen und Kollegen! Als vor 30 Jahren der Strafgerichtshof für das ehemalige <text:s/>Jugoslawien gegründet wurde, da tobte der Krieg noch. Das war mitten im Kriegsgeschehen. Über die Dauer von 24 Jahren der Tätigkeit des ICTY, wie er <text:s/>international abgekürzt heißt – er stellte die Arbeit 2017 ein –, wurde viel unermüdliche Arbeit geleistet durch viele Experten, internationale Richter, <text:s/>Ermittler, Historiker, Dolmetscher, Sprachexperten usw. usf. Durch diese 24-jährige Tätigkeit ist ein beispielloses, sehr wertvolles Archiv entstanden mit <text:s/>vielen Belegen, Beweisen, Dokumenten. Es steht immer noch zur Verfügung und ist eine wertvolle Quelle, nicht zuletzt für die Verfahren – der Kollege hatte das <text:s/>gerade schon angedeutet –, die in den nationalen Staaten weiter verfolgt werden. Darauf kann man immer noch Zugriff nehmen, meine Damen und Herren. <text:s/>Es gab einen Grund, weshalb der ICTY damals, im Jahr 1993, eingerichtet worden ist: Zerfallskriege, die über 100 000 Menschen das Leben gekostet <text:s/>haben, Zerfallskriege, die über 3 Millionen Menschen zu Flüchtlingen gemacht haben, Zerfallskriege, die verwüstete Landschaften mit zerstörter Infrastruktur <text:s/>zurückgelassen haben, insbesondere traumatisierte Gesellschaften in den betroffenen Ländern, meine Damen und Herren. <text:s/>Man kann eine positive Bilanz ziehen der Tätigkeit des ICTY. Er ist wirklich ein Meilenstein der internationalen Rechtsprechung und eine <text:s/>Erfolgsgeschichte, nicht nur auf dem Balkan; denn er war Vorbild – auch das hatten wir gerade in der Rede des Kollegen schon gehört – für eine ganze Reihe <text:s/>anderer Gerichtsbarkeiten, beispielsweise für Ruanda, Sierra Leone und auch für den Internationalen Strafgerichtshof, der jetzt noch seinen Dienst tut, meine <text:s/>Damen und Herren. <text:s/>Für mich persönlich und, ich denke, auch für die Geschichte ist ein wesentlicher Aspekt, dass man nicht nur sozusagen die Kleinen gefangen genommen <text:s/>oder der Gerichtsbarkeit zugeführt hat und die Großen hat laufen lassen. Nein, gerade die Hauptverantwortlichen für Kriegsverbrechen aus Politik und Militär hat <text:s/>man der Gerichtsbarkeit zugeführt. Das ist, glaube ich, wirklich ein großes Verdienst des ICTY und aller, die da Dienst getan haben. An dieser Stelle ein großes <text:s/>Dankeschön dafür, was hier geleistet worden ist! <text:s/>Meine Damen und Herren, das zeigt, Krieg ist kein rechtsfreier Raum. Kriegsverbrechen werden geahndet, Kriegsverbrechen werden der Gerichtsbarkeit <text:s/>zugeführt. Die zahlreichen Opfer – Opfer im Sinne von: Sie mussten ihr Leben lassen – können durch die gerichtliche Aufarbeitung zwar nicht wieder zum Leben <text:s/>erweckt werden, aber ihnen und ihren Geschichten und ihrem Leid wurde durch die Arbeit des Gerichtshofes eine Stimme verliehen. Und das geschah auch nicht <text:s/>zuletzt durch die über 5 000 Zeugen, die vom ICTY angehört worden sind. Auch das ist ein wesentlicher Bestandteil der Arbeit dieses Gerichtshofes. <text:s/>Die Länder des ehemaligen Jugoslawiens wurden im Nachhinein und auch während der Verfahren dazu gezwungen, sich mit ihrer Vergangenheit zu <text:s/>beschäftigen. Das ist bis heute der Fall und wesentlicher Teil der Aufarbeitung des Kriegsgeschehens, wesentliches Element eines unabwendbaren <text:s/>Versöhnungsprozesses. Es war klug, dass die Europäische Union das zum verpflichtenden Bestandteil eines EU-Annäherungsprozesses der Staaten des ehemaligen <text:s/>Jugoslawiens gemacht hat. Und deswegen ist die Arbeit des ICTY zu würdigen und zu loben. <text:s/>Schauen wir nach vorne: Auch bei dem Krieg, der derzeit in Europa tobt, Russlands Angriffskrieg gegen die Ukraine, wird es irgendwann zu einer <text:s/>juristischen, völkerrechtlichen, strafrechtlichen Aufarbeitung kommen müssen. Ich denke, hier können Lehren aus der Arbeit des ICTY gezogen werden und in die <text:s/>Aufarbeitung und Versöhnungsarbeit in der Ukraine einfließen. In diesem Sinne: Danke ICTY! <text:s/>Vielen Dank für die Aufmerksamkeit. <text:s/>Für die SPD-Fraktion hat das Wort Derya Türk-Nachbaur.</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63</text:p>
          </table:table-cell>
          <table:table-cell table:style-name="ce2" office:value-type="string" calcext:value-type="string">
            <text:p>20.10.2022</text:p>
          </table:table-cell>
          <table:table-cell table:style-name="ce2" office:value-type="string" calcext:value-type="string">
            <text:p>ID206300500</text:p>
          </table:table-cell>
          <table:table-cell table:style-name="ce2" office:value-type="string" calcext:value-type="string">
            <text:p>Christian Dürr (FDP)</text:p>
          </table:table-cell>
          <table:table-cell table:style-name="ce2" office:value-type="string" calcext:value-type="string">
            <text:p>2024-10-26 10:29:48</text:p>
          </table:table-cell>
          <table:table-cell table:style-name="ce2" office:value-type="string" calcext:value-type="string">
            <text:p>0.204899400472641</text:p>
          </table:table-cell>
          <table:table-cell table:style-name="ce2" office:value-type="string" calcext:value-type="string">
            <text:p>Frau Präsidentin! Verehrte Kolleginnen und Kollegen! Europa bleibt geprägt durch den russischen Angriffskrieg auf die Ukraine. Die Verbrechen gegen die Bevölkerung, die täglichen Menschenrechtsverletzungen, das bewusste und willkürliche Töten von Zivilisten, von Menschen, von Familien gehen dieser Tage weiter. Der russische Angriffskrieg gehört leider zum Alltag der Menschen in der Ukraine; doch er darf niemals etwas Alltägliches werden, meine Damen und Herren. <text:s/>Die russische Strategie hat sich ja dieser Tage geändert. Das wird deutlich: 30 Prozent des Stromnetzes sind zerstört und mittlerweile über 1 000 Orte ohne Stromversorgung. Russland zeigt, dass es auf stumpfe Zerstörung aus ist. Die Terrorisierung der Menschen in der Ukraine ist das strategische Ziel Putins. <text:s/>Und Herr Chrupalla, eigentlich wollte ich nicht auf Ihre absurde Rede eingehen. Aber es ist notwendig; denn das, was Sie hier betreiben, ist Täter-Opfer-Umkehr. <text:s/>Es ist übrigens die Empfehlung, dass sich Deutschland aus der westlichen Staatengemeinschaft verabschiedet. Wie absurd! Es ist nicht im nationalen Interesse, was Sie hier sagen. Das, was Sie sagen, richtet sich auch gegen Deutschland. Es ist absurd, so etwas hier zu behaupten, Herr Chrupalla. <text:s/>Der Aggressor sitzt im Kreml; das sind Ihre Freunde im Kreml, die diese Menschen angreifen und terrorisieren. <text:s/>Ich sage das deshalb, weil Sie von „aggressiver Sanktionspolitik“ gesprochen haben – „aggressiver Sanktionspolitik“! Ich habe gerade von den Terroraktionen Putins gegen Menschen in der Ukraine gesprochen. Herr Kollege Chrupalla, liebe Kollegen der AfD, hören Sie auf, so etwas zu sagen! <text:s/>Ich will hier eines aussprechen: Das, was Sie anempfehlen, ist, dass dieses große Land, dass sich Deutschland aus dem Westen verabschiedet. Das darf niemals Politik in Deutschland sein, gerade nach den Erfahrungen des Zweiten Weltkrieges, liebe Kolleginnen und Kollegen. <text:s/>Denn das Ziel Putins ist es, die Ukraine zu zerstören, damit es sich nicht mehr lohnt, über ein Danach zu reden. Herr Bundeskanzler, ich bin Ihnen dankbar, dass Sie genau über dieses Danach gesprochen haben. Das müssen wir bereits heute, trotz der schrecklichen Bilder, tun. <text:s/>Wir müssen über einen europäischen Marshallplan für die Ukraine reden, und ein erster ganz wichtiger Schritt ist die Wiederaufbaukonferenz am 25. Oktober hier in Berlin. Wir wollen die Ukraine beim Wiederaufbau unterstützen – das wollen wir bereits heute in aller Klarheit sagen –, genauso wie wir die Ukraine bei ihrem Weg nach Europa unterstützen, liebe Kolleginnen und Kollegen. <text:s/>Ich will jetzt natürlich direkt auf die Auswirkungen auf Deutschland, auf die Menschen in Deutschland und unsere Wirtschaft, zu sprechen kommen. Deutschland und Europa befinden sich aktuell in einem Energiekrisenmodus. Deshalb ist es so wichtig, zu betonen, dass die Bekämpfung der Inflation und der hohen Energiepreise natürlich für uns alle höchste Priorität hat. Wir wollen vermeiden, dass es zu Strukturbrüchen kommt. Wir müssen uns in Europa deshalb auf unsere großen Stärken besinnen: auf unsere wirtschaftliche Stärke, auf die Solidarität und Geschlossenheit der Europäischen Union und auf Demokratie und Freiheit. <text:s/>Herr Dürr, gestatten Sie eine Zwischenfrage oder Zwischenbemerkung aus der AfD-Fraktion? <text:s/>Ja. <text:s/>– Ich neige normalerweise nicht dazu; aber ich finde, die dürfen sich auch öffentlich lächerlich machen. <text:s/>Kollege Bystron, Sie haben das Wort. <text:s/>Vielen Dank, Kollege Dürr, dass Sie auch in so einer ernsten Situation noch Ihren Humor bewahren. Das ist gut. – Sie haben ausgeführt, dass der Aggressor in Moskau sitzt. Das stimmt. Russland hat die Ukraine angegriffen, nicht Deutschland. Und wenn Sie sagen: „Wir sind ein Teil des Westens, und wir dürfen uns davon nicht verabschieden“, ist das auch richtig. <text:s/>Aber ein Teil des Westens waren wir schon immer, und es war eine gute deutsche Außenpolitik – übrigens: liberale und sozialliberale Koalitionen haben sie betrieben –, die auf Versöhnung ausgerichtet war, auf Diplomatie, nicht auf Eskalation. Und es waren liberale Außenminister, die sich für Dialog eingesetzt haben. Nichts anderes fordern wir von der AfD. <text:s/>Wir hatten hier gerade diese Woche eine Expertenanhörung, die uns bestätigt hat, dass die USA einen aggressiven Wirtschaftskrieg betreiben. <text:s/>Die ziehen gerade Schlüsselindustrien in die USA. Es gehen Firmen hier in Deutschland pleite; andere Firmen wandern in die USA ab. Also, bitte öffnen Sie die Augen! Sehen Sie ganz deutlich, dass Ihr transatlantischer Partner auf unsere Kosten Politik betreibt, Wettbewerber vom Markt verdrängt und Firmen zu sich nach Hause holt! Davor warnen wir Sie. Das war die Kernaussage der Rede von unserem Vorsitzenden. Also, verkennen Sie das bitte nicht! <text:s/>Vielen Dank, Frau Präsidentin, dass ich auf die Frage antworten darf. – Ich will eins betonen: Das ist nicht mein transatlantischer Partner, sondern seit vielen Jahrzehnten unser transatlantischer Partner, die Vereinigten Staaten von Amerika, <text:s/>die übrigens den Frieden nach Deutschland gebracht haben. <text:s/>Der tiefere Sinn, wenn ich das so sagen darf, Ihrer Bemerkung oder die tiefere These dahinter lautet ja – und ich bin dankbar, dass wir das hier einmal ansprechen dürfen –, man dürfe nicht Waffen liefern – Ihr Vorsitzender hat das hier gerade erklärt –, sondern man müsse reden. Niemand in der Ukraine und niemand hier kommt doch auf die Idee, zu sagen, wir würden uns nicht bereits heute Nacht wünschen, dass Frieden in der Ukraine herrscht. Und das ist genau das, was ich mit Täter-Opfer-Umkehr meine, Herr Kollege. <text:s/>Natürlich wollen wir Frieden, so schnell wie möglich. Dort sterben Menschen, dort sterben jeden Tag Kinder und Familien. Es ist doch Wladimir Putin, der nicht Frieden will, sondern Kampfdrohnen nach Kiew geschickt hat. Das ist doch die Wahrheit, liebe Kolleginnen und Kollegen! <text:s/>Und der Ukraine das Recht, sich zu verteidigen, abzusprechen, indem wir Waffenlieferungen einstellen, wäre die wahre Unmenschlichkeit in diesem Konflikt. Vielen Dank, dass ich das an der Stelle noch einmal darstellen durfte. <text:s/>Ich will jetzt, Frau Präsidentin, liebe Kolleginnen und Kollegen, auf die Europäische Union und das, was wir energiepolitisch richtigerweise tun können und sollten, zu sprechen kommen. Herr Kollege Merz, Sie haben einen, wie ich finde, richtigen Punkt angesprochen, den ja die Bundesregierung und die regierungstragenden Fraktionen bereits im Abwehrschirm für die deutsche Wirtschaft, für unser Land, für die privaten Haushalte mitverankert haben, nämlich das Belastungsmoratorium. Das war auch ein wichtiger Wunsch meiner Partei. <text:s/>Herr Kollege Merz, ich teile Ihre Einschätzung, dass auch über ein Belastungsmoratorium auf europäischer Ebene gesprochen werde sollte. Ich will es mal – entschuldigen Sie die Wortwahl – etwas überspitzt sagen: Es gab Wahlkämpfe der CDU, die nicht erfolgreich waren, und danach haben CDU-Mitglieder den Aufkleber „Jammert mir nichts vor, ich habe CDU gewählt“ auf ihre Autos gemacht. Ich will Ihnen zur Europawahl antworten: Jammert mir nichts vor, ich habe FDP gewählt. <text:s/>Ich würde mir wünschen, dass die CDU-Kommissionspräsidentin das, was Sie hier richtigerweise vorschlagen – und ich hoffe, Sie haben ihre Nummer –, auch zur Politik der Europäischen Kommission macht. Sie haben uns voll an Ihrer Seite. Das ist aber keine Frage, die hier zu entscheiden ist, sondern die CDU-Kommissionspräsidentin sollte diesen Weg gehen. Wenn wir das zusammen machen könnten, Herr Merz, wäre ich sehr dankbar und glücklich. <text:s/>Das wollte ich zu diesem guten Vorschlag gesagt haben. <text:s/>Es ist aber richtig, dass wir gleichwohl auf europäischer Ebene gemeinsame und konkrete Schritte gehen, beispielsweise beim Vorschlag für einen gemeinsamen Gaseinkauf, insbesondere für die Füllung der Gasspeicher, was ja im kommenden Winter für die Jahre 2023 und 2024 wieder notwendig sein wird. Es ist ein richtiger Gedanke, hier einen Mechanismus zu finden, die Preisdynamiken im europäischen Gasmarkt zu verringern; denn insbesondere mit Blick auf LNG ist die Dämpfung der Preise im Großhandel durch neue Referenzpunkte extrem wichtig. Solche technischen Dinge müssen auf europäischer Ebene geklärt und gemacht werden. <text:s/>Daher ist es richtig, dass wir sowohl auf europäischer als auch auf nationaler Ebene, hier in Deutschland, jetzt Schritte einleiten, auch zur Ausweitung des Angebots. Deswegen habe ich es für richtig gehalten, dass der Bundeskanzler erklärt hat, dass das Bundeskabinett, die Bundesregierung, dem Deutschen Bundestag eine Laufzeitverlängerung der Kernkraftwerke über diesen Winter hinaus vorschlagen wird. Allein das Kernkraftwerk im niedersächsischen Emsland wird in dieser Zeit 6,8 Millionen Menschen mit Strom versorgen. <text:s/>Gleichzeitig müssen wir aber auch an die Energiepreise heran. Diese Energiepreise in Deutschland, diese Strom- und Gaspreise, kann sich kein privater Haushalt und kein mittelständisches Unternehmen leisten. Deswegen werden wir im Rahmen des Abwehrschirms eine Gaspreisbremse und eine Strompreisbremse für Deutschland installieren, meine Damen und Herren. Die 200 Milliarden Euro, die dort an Kreditermächtigungen bereitgestellt werden sollen – es ist ja nicht das Ziel, einfach nur Geld auszugeben, sondern die klare Aussage zu tätigen: mit diesen hohen Preisen wird niemand in Deutschland alleingelassen; als Solidargemeinschaft werden wir das gemeinsam stemmen –, sind ein ganz, ganz wichtiges Signal dieser Tage, liebe Kolleginnen und Kollegen. <text:s/>Wir haben Weiteres getan. Die Entlastungspakete sind von meiner Kollegin Haßelmann vorhin schon angesprochen worden. Auch die Volumen der Entlastungspakete suchen ihresgleichen. Wir werden beispielsweise im Rahmen des Inflationsausgleichs bereits für das kommende Jahr auch steuerlich den Menschen unter die Arme greifen; denn die hart arbeitende Mitte in Deutschland, die diesen Steuerstaat trägt, hat genau das verdient, liebe Kolleginnen und Kollegen. <text:s/>Wir werden über eine Einmalzahlung im Dezember dann im kommenden Jahr zur Gaspreisbremse und zu echten Reduzierungen beim Gaspreis für die Unternehmen kommen, aber auch für die industriellen Verbraucher und insbesondere für die privaten Haushalte die richtigen Schritte machen. <text:s/>Aber ich will zum Schluss, Frau Präsidentin, sagen – ich habe das vorhin auf die Ukraine bezogen, aber das gilt auch für Deutschland und Europa –: Wir sollten mehr tun, als nur die Krise zu bewältigen. Wir wollen eben auch an morgen denken, meine Damen und Herren. Ich will an der Stelle sagen: Das deutsche Energiegeschäftsmodell, die niedrigen Gaspreise und gleichzeitig hohe Unternehmensteuern, ist dieser Tage in Gefahr, weil eine Säule weggebrochen ist. Deswegen müssen wir uns auch energiepolitisch international diversifizieren, beispielsweise über Energiepartnerschaften mit Afrika. Auf der europäischen Ebene wird gerade das Thema „synthetische Kraftstoffe“ verhandelt. Wie wäre es denn, wenn wir es gemeinsam mit Afrika hinbekommen, dass wir in Zukunft Energie von dort bekommen, aber dadurch gleichzeitig dort auch zusätzliche Entwicklungsarbeit betreiben können, liebe Kolleginnen und Kollegen? <text:s/>Ein ganz wichtiger Punkt: Heute bereits an morgen zu denken, bedeutet, dass wir die nächste Krise, die unseren Wohlstand in Deutschland bedroht, bereits in den Blick nehmen. Das ist der bereits heftige Arbeitskräftemangel. Der kostet uns Wohlstand und Wirtschaftswachstum. Deswegen wird diese Koalition bereits in dieser Woche eine Fachkräfteeinwanderung mit einem ersten Schritt – und kommende Schritte werden in den nächsten Monaten folgen – auf den Weg bringen, meine Damen und Herren. Gerade die Einwanderung in den deutschen Arbeitsmarkt, den Fehler der alten unionsgeführten Bundesregierung, <text:s/>endlich zu korrigieren, das wird Wohlstand in Deutschland in Zukunft sichern und macht unser Land auch krisenfester. Auch das will ich unterstrichen haben. <text:s/>Deswegen sage ich zum Schluss: Ich bin für alle Vorschläge, die dieser Tage gemacht werden, sehr dankbar, weil es nicht den einen perfekten Vorschlag gibt. Herr Merz, Sie haben hier in Ihrer Rede gerade immer wieder angemahnt, dass man mehr machen müsste. Aber das Geheimnis zu lüften, was Sie stattdessen vorschlagen würden, sind Sie aus meiner Sicht schuldig geblieben. <text:s/>Das ist nicht leicht – keine Frage. <text:s/>Ich will einen Vorschlag von Ihnen aufgreifen, der vergleichsweise konkret war. Sie haben gesagt: Sie wollen nicht 300 Euro für jeden. Sie haben ja gerade im Finanzausschuss des Deutschen Bundestages die 300 Euro für die Rentnerinnen und Rentner bewusst abgelehnt. Ich halte das für einen Fehler; das muss noch mal gesagt werden. <text:s/>Der Vorschlag „stattdessen 1 000 Euro für das untere Drittel“ klingt zunächst gut. Aber was heißt das denn konkret? Was heißt das für den Arbeitnehmer und die Arbeitnehmerin, die genau 1 Euro mehr verdienen als das untere Drittel? Die gingen komplett leer aus. <text:s/>Und da bin ich beim Bundeskanzler: Wir lassen in Deutschland niemanden alleine. Ich bin dankbar für Vorschläge der Opposition; das ist auch Ihre Aufgabe. Aber sie müssen so konkret sein, dass man sie auch in deutsche Politik umsetzen kann. <text:s/>Herzlichen Dank. <text:s/>Nächste Rednerin: für die Fraktion Die Linke Amira Mohamed Ali.</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8</text:p>
          </table:table-cell>
          <table:table-cell table:style-name="ce2" office:value-type="string" calcext:value-type="string">
            <text:p>18.02.2022</text:p>
          </table:table-cell>
          <table:table-cell table:style-name="ce2" office:value-type="string" calcext:value-type="string">
            <text:p>ID201805700</text:p>
          </table:table-cell>
          <table:table-cell table:style-name="ce2" office:value-type="string" calcext:value-type="string">
            <text:p>Dr. Jan-Marco Luczak (CDU/CSU)</text:p>
          </table:table-cell>
          <table:table-cell table:style-name="ce2" office:value-type="string" calcext:value-type="string">
            <text:p>2024-10-26 09:49:07</text:p>
          </table:table-cell>
          <table:table-cell table:style-name="ce2" office:value-type="string" calcext:value-type="string">
            <text:p>0.23621279001235962</text:p>
          </table:table-cell>
          <table:table-cell table:style-name="ce2" office:value-type="string" calcext:value-type="string">
            <text:p>Frau Präsidentin, ich hoffe, ich muss mich nicht angesprochen fühlen. Ich bin zwar schon ein paar Tage in diesem Hohen Haus, aber mit den Redezeiten habe ich auch immer so meine Schwierigkeiten. Insofern: Seien Sie bitte nachsichtig. <text:s/>Meine Damen und Herren! Liebe Kolleginnen und Kollegen! Wir debattieren jetzt den Antrag der AfD „Neue deutsche Wohnungsnot stoppen“. Wenn Sie dem Kollegen der AfD jetzt aufmerksam zugehört haben und den Antrag gelesen haben, werden Sie feststellen: Es gibt im Prinzip zwei Argumentationsstränge, die diesen Antrag ausmachen. Der erste heißt: Grenzen zumachen! Abschieben, abschieben, abschieben! Dann haben wir mit der Wohnungsnot kein Problem mehr. <text:s/>Der zweite betrifft den Klimaschutz und lautet: Es wird zwar wärmer, die Sonne scheint – das macht uns allen gute Laune –, wir haben aber gar kein Problem damit. Wir finden das gut. Es handelt sich um eine sogenannte Klimaschutzpolitik; die hat aber gar keinen Nutzen, und am Ende ist sie überflüssig. – Das schreiben Sie in Ihrem Antrag. Sie machen damit sehr deutlich, dass Sie nichts anderes sind als Klimaleugner, meine Damen und Herren. <text:s/>Sie machen damit vor allen Dingen auch deutlich, dass Sie nicht an einer ernsthaften Debatte interessiert sind. Sie argumentieren ideologisch, faktenfrei; oftmals leugnen Sie auch die Fakten. Sie sind populistisch und oft auch menschenverachtend in Ihrer Argumentation. <text:s/>Sie disqualifizieren sich mit diesem Antrag selbst, sehr geehrte Kolleginnen und Kollegen von der AfD. <text:s/>Ich will mit Blick auf das ganze Thema Klimaschutz noch einmal sagen: Ich möchte mir gar nicht vorstellen, wie Sie eigentlich auf Menschen zum Beispiel im Ahrtal zugehen wollen, <text:s/>wo es viele Tote gegeben hat, wo es Verletzte gegeben hat, <text:s/>wo Menschen vor zerstörten Existenzen und tiefem menschlichen Leid stehen. <text:s/>Ich finde Ihre Argumentation, den Menschen zu sagen: „Klimawandel und Erderwärmung, das gibt es alles nicht“, zynisch. Sie sind keine Alternative für Deutschland, Sie sind eine Schande für Deutschland. <text:s/>Kollege Luczak, lassen Sie eine Frage oder Bemerkung aus der AfD-Fraktion zu? <text:s/>Wenn es nach mir geht, hat die AfD viel zu viel Redezeit in diesem Hohen Haus. Deswegen lasse ich keine Frage zu. <text:s/>Das Gleiche gilt für Ihre Argumentation mit Blick auf Einwanderung und Migration. Natürlich will ich gar nicht behaupten, dass da in den letzten Jahren alles immer optimal gelaufen ist. <text:s/>Natürlich müssen wir Zuwanderung auf einer humanitären Grundlage ordnen und steuern. Aber was Sie in Ihrem Antrag machen, ist: <text:s/>Sie versuchen, die Menschen für dumm zu verkaufen. <text:s/>Sie suggerieren hier, es gebe seit 2015 jedes Jahr 500 000 Menschen, die Flüchtlinge sind, die alle illegal sind, die alle auf Staatskosten alimentiert werden. Und das ist falsch. <text:s/>Wenn Sie sich die Statistik anschauen, werden Sie sehr schnell feststellen, dass acht der zehn Hauptherkunftsländer Staaten der Europäischen Union sind. <text:s/>Das sind Menschen, die nach Deutschland kommen, die hier arbeiten, die sich hier integrieren <text:s/>und die zum wirtschaftlichen Erfolg dieses Landes beitragen. <text:s/>Diese Menschen brauchen wir für die Herausforderungen, die wir auf dem Wohnungsmarkt haben. Der Kollege Daldrup hat es gerade angesprochen: Wir müssen 400 000 Wohnungen bauen. Das ist das Ziel, das die Ampel sich gegeben hat. Wer soll denn diese Wohnungen bauen? Das sind die Menschen, die Sie ausweisen wollen, die Sie ausgrenzen wollen. Die brauchen wir hier. Sprechen Sie einmal mit dem Baugewerbe! Genau diese Menschen brauchen wir; sonst schaffen wir dieses gewaltige Baupensum niemals. <text:s/>Am Ende ist genau das richtig: Wir müssen mehr, schneller und kostengünstiger bauen. Das ist der Schlüssel zum Erfolg. Wir haben als Bundesregierung in der letzten Wahlperiode schon viel auf den Weg gebracht. Wir haben erstmals seit vielen Jahren mehr als 300 000 fertiggestellte Wohnungen. Aber das reicht nicht. Wir müssen an diese Weichenstellungen anknüpfen. <text:s/>Da will ich, an die Kolleginnen und Kollegen von der Ampel gerichtet, auch sagen: Ich habe da Sorge. Der KfW-Förderstopp ist gerade angesprochen worden. Dieses Hin und Her war nicht nur ein kommunikatives Desaster, das vielen Menschen, vielen Unternehmen, aber vor allen Dingen jungen Familien auf dem Weg in die eigenen vier Wände den Boden unter den Füßen weggezogen hat. Da ist massiv Vertrauen zerstört worden, da ist Planungssicherheit verloren gegangen. Das ist aber genau das, was wir brauchen, wenn wir davon sprechen, dass wir 400 000 Wohnungen bauen wollen. Dann braucht die Bauwirtschaft verlässliche Rahmenbedingungen. <text:s/>Wenn man so agiert wie die Ampel, hin und her springt und von heute auf morgen einen Förderstopp macht, zerstört man dieses Vertrauen, und dann wird die Immobilienwirtschaft, die Bauwirtschaft diese Wohnungen nicht bauen. Deswegen war das, was Sie gemacht haben, nicht nur Gift für den Klimaschutz, sondern es war vor allen Dingen auch Gift für den Neubau und für das bezahlbare Wohnen. Damit haben Sie Ihre eigenen Ziele mehr als torpediert, liebe Ampel. <text:s/>Was machen Sie stattdessen? Sie setzen auf Gebote, Verbote, mehr Regulierung. Wir haben über das Vorkaufsrecht gesprochen, über die ganzen Problematiken, die mit den Abwendungsvereinbarungen einhergehen. Wir haben über die CO2-Mehrkosten gesprochen. Sie wollen jetzt Eigentümer bestrafen, indem Sie ihnen Mehrkosten aufbürden, wenn sie nicht sanieren. Aber Sie finden keine Lösung, wenn es zum Beispiel um denkmalgeschützte Gebäude geht. Da sagen Sie: Na ja, das könnte man ja auch irgendwie machen. <text:s/>Nein, in Milieuschutzgebieten können die Eigentümer nicht sanieren, das wird ihnen verboten, <text:s/>und trotzdem sollen die Eigentümer dann die Mehrkosten tragen. Das ist widersprüchlich, das passt nicht zusammen. <text:s/>Es gibt noch viele andere Beispiele, die ich nennen könnte, etwa dass Sie mehr Bürokratie und überbordende, praxisferne Dokumentationspflichten schaffen und vieles, vieles mehr. Sie torpedieren Ihre Ziele selbst. <text:s/>Deswegen ist das Fazit, das wir jetzt nach einigen Wochen und Monaten der Ampel ziehen können: Sie haben nichts für den Klimaschutz getan, Sie haben nichts für den Wohnungsbau getan. Im Gegenteil: Sie kappen Förderungen, Sie haben Vertrauen zerstört und Bürokratie aufgebaut. Das ist genau der falsche Weg. Den werden wir als Union nicht mitmachen – Ihren Weg nicht und den der AfD erst recht nicht. <text:s/>Vielen Dank. <text:s/>Ich nutze die Zeit gleich zu einer Erläuterung. Kollege Luczak, bei Ihnen war alles okay. Wären Sie über die Zeit gekommen, hätte ich Ihrem nachfolgenden Kollegen die Zeit entsprechend abgezogen. Insofern müssen Sie das dann einfach in den Fraktionen austragen. Das konnte ich beim Kollegen Daldrup nicht machen, weil ich niemandem bei seiner ersten Rede die Redezeit dezimieren will. <text:s/>Ich sage aber auch gleich noch etwas anderes: Ich werde in den noch vor uns liegenden etwas mehr als drei Stunden prinzipiell keine Kurzinterventionen zulassen, es sei denn – diese Regel gilt natürlich –, jemand ist persönlich in irgendeiner Weise angegriffen oder angesprochen worden und will sich dazu noch einmal äußern. <text:s/>Das Wort zu ihrer ersten Rede im Deutschen Bundestag hat die Kollegin Anja Liebert für die Fraktion Bündnis 90/Die Grünen.</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190</text:p>
          </table:table-cell>
          <table:table-cell table:style-name="ce2" office:value-type="string" calcext:value-type="string">
            <text:p>09.10.2024</text:p>
          </table:table-cell>
          <table:table-cell table:style-name="ce2" office:value-type="string" calcext:value-type="string">
            <text:p>ID2019007400</text:p>
          </table:table-cell>
          <table:table-cell table:style-name="ce2" office:value-type="string" calcext:value-type="string">
            <text:p>Nancy Faeser, Bundesministerin des Innern und für Heimat</text:p>
          </table:table-cell>
          <table:table-cell table:style-name="ce2" office:value-type="string" calcext:value-type="string">
            <text:p>2024-10-26 13:41:34</text:p>
          </table:table-cell>
          <table:table-cell table:style-name="ce2" office:value-type="string" calcext:value-type="string">
            <text:p>0.35516834259033203</text:p>
          </table:table-cell>
          <table:table-cell table:style-name="ce2" office:value-type="string" calcext:value-type="string">
            <text:p>Frau Abgeordnete Wissler, ich habe Ihnen gerade gesagt, dass für besonders Schutzbedürftige, die politisches Asyl brauchen – diese sprechen Sie gerade an; <text:s/>Willy Brandt war jemand, der damals politisches Asyl bekommen hat –, der Schutz in Deutschland nach wie vor gilt. Aber das betrifft eine sehr kleine Gruppe. <text:s/>Vielen Dank. – Ich sehe keine weiteren Nachfragen. <text:s/>Dann ist der nächste Hauptfragesteller der Abgeordnete Stefan Seidler.</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Willkommene</text:p>
          </table:table-cell>
          <table:table-cell table:number-columns-repeated="1014"/>
        </table:table-row>
        <table:table-row table:style-name="ro1">
          <table:table-cell table:style-name="ce2" office:value-type="string" calcext:value-type="string">
            <text:p>62</text:p>
          </table:table-cell>
          <table:table-cell table:style-name="ce2" office:value-type="string" calcext:value-type="string">
            <text:p>19.10.2022</text:p>
          </table:table-cell>
          <table:table-cell table:style-name="ce2" office:value-type="string" calcext:value-type="string">
            <text:p>ID206213400</text:p>
          </table:table-cell>
          <table:table-cell table:style-name="ce2" office:value-type="string" calcext:value-type="string">
            <text:p>Clara Bünger (DIE LINKE)</text:p>
          </table:table-cell>
          <table:table-cell table:style-name="ce2" office:value-type="string" calcext:value-type="string">
            <text:p>2024-10-26 10:29:28</text:p>
          </table:table-cell>
          <table:table-cell table:style-name="ce2" office:value-type="string" calcext:value-type="string">
            <text:p>0.22644931077957153</text:p>
          </table:table-cell>
          <table:table-cell table:style-name="ce2" office:value-type="string" calcext:value-type="string">
            <text:p>Sehr geehrte Präsidentin! Liebe Kolleginnen und Kollegen der demokratischen Fraktionen! Die AfD betreibt hier wieder rechte Hetze auf Kosten der <text:s/>Menschen, die meist gar nichts mehr haben, deren Häuser weggebombt wurden oder deren Familienmitglieder zu Tode gekommen sind. Es ist wirklich unsäglich, was <text:s/>Sie hier betreiben! <text:s/>Schauen wir uns doch einmal Ihren Antrag an. Er enthält eine Reihe von Ressentiments und Falschbehauptungen. Zum Beispiel ist von einem „meist <text:s/>vorübergehenden Aufenthalt“ von Asylsuchenden die Rede. Das ist empirisch betrachtet so falsch wie nur irgendetwas. <text:s/>Die bereinigte Schutzquote des BAMF liegt derzeit rekordverdächtig hoch, nämlich bei 70 Prozent. Hinzu kommen noch die vielen Anerkennungen durch die <text:s/>Gerichte. Selbst die abgelehnten Asylsuchenden können oftmals aus guten Gründen nicht abgeschoben werden – das wissen wir doch alle –, seien es humanitäre <text:s/>Gründe, die Verhältnisse im Herkunftsland oder familiäre Bindungen. <text:s/>Auch die Behauptung, die Anhebung der Leistungen für Geflüchtete aus der Ukraine habe „erwartungsgemäß zu verstärktem Zuzug ukrainischer Flüchtlinge <text:s/>nach Deutschland geführt“, ist grundfalsch. Das Gegenteil ist richtig. Die Anhebung der Leistungen war mit einem Rückgang der Zugangszahlen aus der Ukraine nach <text:s/>Deutschland verbunden. Ihre bescheuerte Pull-Faktor-Theorie in Bezug auf die Höhe der Sozialleistungen für Geflüchtete wurde in der Praxis vielfach widerlegt. <text:s/>Da sollten Sie einmal nachschauen. <text:s/>Es ist doch offenkundig: Menschen fliehen vor Krieg, Zerstörung, Vertreibung, Folter und Not. Niemand kommt nach Deutschland, um hier Sozialleistungen <text:s/>zu beziehen. <text:s/>Das sollten Sie sich mal hinter die Ohren schreiben! Die Menschen wollen arbeiten und sich einbringen. <text:s/>Das, was Sie machen, ist erwartbar: unmenschlich und rechte Hetze. <text:s/>Aber das eigentliche Problem ist die Union, die alles daransetzt, mit den gleichen ekelhaften Parolen Wähler/-innen der AfD abzugreifen. <text:s/>Die Union tut jetzt so, als hätte sie schon immer vor der Anhebung der Leistungen für Ukrainegeflüchtete gewarnt. Das ist nicht nur politisch falsch; <text:s/>es ist auch schlicht die Unwahrheit. Die Union hat den Rechtskreiswechsel im Bundestag mitbeschlossen und ausdrücklich begrüßt. <text:s/>Die Union hat sogar – zu Recht – gefordert, dass die Ukraineflüchtlinge nicht den Umweg über das Asylbewerberleistungsgesetz gehen, sondern gleich den <text:s/>Zugang zu den Jobcentern erhalten sollen. Das können Sie alles in Plenarprotokollen und Bundestagsdrucksachen nachlesen. Diese richtige Position von damals <text:s/>jetzt zu ignorieren, um am rechten Rand zu fischen, ist wirklich abstoßend. <text:s/>Etwas ganz anderes ist erforderlich: Alle Schutzsuchenden müssen soziale Unterstützung nach dem Sozialgesetzbuch II erhalten – alle <text:s/>Schutzsuchenden! <text:s/>Das Bundesverfassungsgericht wird vermutlich in Kürze erneut feststellen, dass die Regelsätze nach dem Asylbewerberleistungsgesetz gegen die <text:s/>Menschenwürde verstoßen. Darüber sollten wir reden. <text:s/>Die Ampelkoalition könnte hier sofort handeln. Schaffen Sie das diskriminierende Asylbewerberleistungsgesetz bitte ab! <text:s/>Vielen Dank. <text:s/>Das Wort hat der Kollege Jens Teutrine für die FDP-Fraktio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Willkommene</text:p>
          </table:table-cell>
          <table:table-cell table:number-columns-repeated="1014"/>
        </table:table-row>
        <table:table-row table:style-name="ro1">
          <table:table-cell table:style-name="ce2" office:value-type="string" calcext:value-type="string">
            <text:p>112</text:p>
          </table:table-cell>
          <table:table-cell table:style-name="ce2" office:value-type="string" calcext:value-type="string">
            <text:p>22.06.2023</text:p>
          </table:table-cell>
          <table:table-cell table:style-name="ce2" office:value-type="string" calcext:value-type="string">
            <text:p>ID2011207200</text:p>
          </table:table-cell>
          <table:table-cell table:style-name="ce2" office:value-type="string" calcext:value-type="string">
            <text:p>Dr. Gero Clemens Hocker (FDP)</text:p>
          </table:table-cell>
          <table:table-cell table:style-name="ce2" office:value-type="string" calcext:value-type="string">
            <text:p>2024-10-26 11:25:47</text:p>
          </table:table-cell>
          <table:table-cell table:style-name="ce2" office:value-type="string" calcext:value-type="string">
            <text:p>0.2063954770565033</text:p>
          </table:table-cell>
          <table:table-cell table:style-name="ce2" office:value-type="string" calcext:value-type="string">
            <text:p>Verehrte Frau Präsidentin! Liebe Kolleginnen und Kollegen! Trotz günstigster Zinsen, trotz florierendem Wachstum, trotz sprudelnder Steuereinnahmen <text:s/>haben die Vorgängerregierungen ein unzureichendes Augenmerk auf die Ausgabendisziplin gelegt. <text:s/>Das hat mit diesem Land etwas gemacht, verehrte Kolleginnen und Kollegen der Union. Die konsumtiven Ausgaben sind in den letzten Jahren und <text:s/>Jahrzehnten quasi explodiert, und trotzdem haben wir vor knapp zwei Jahren ein Land vorgefunden, das in vielen Politikbereichen überhaupt noch nicht <text:s/>zukunftsfähig gewesen ist. Es ist gut, dass die Koalition und die sie tragenden Fraktionen diese gordischen Knoten gerade durchschlagen, zum Beispiel im Bereich <text:s/>der Zuwanderung, bei der Abhängigkeit von russischem Gas, bei Fragen der Demografie und der Altersvorsorge. <text:s/>Ja, Deutschland hat es aktuell mit multiplen Krisen zu tun. Aber genau deswegen ist es so wichtig, dass wir nachhaltige Haushaltspolitik betreiben, <text:s/>damit unsere Kinder und Kindeskinder gewappnet sind für Krisen und Herausforderungen; damit sie die finanziellen Mittel zur Verfügung gestellt bekommen für <text:s/>Krisen, die wir noch gar nicht kennen, damit sie in der Lage sind, hierauf entsprechend zu reagieren. Das haben Sie über Jahre und Jahrzehnte <text:s/>vernachlässigt. <text:s/>Deswegen ist es auch richtig, dass der Finanzminister das den Ressortverantwortlichen überlässt, ihnen aber gleichzeitig abverlangt, in ihren Budgets <text:s/>entsprechende Einsparungen vorzunehmen. <text:s/>Dass dies jetzt ausgerechnet die CDU/CSU-Bundestagsfraktion mit dieser Aktuellen Stunde hier kritisiert, das zeigt, dass sie sich offenbar endgültig <text:s/>abwenden von dem, wovon ich eigentlich geglaubt habe, dass das ihr Selbstverständnis wäre: Haushaltssolidität, <text:s/>Bescheidenheit, keine Ausuferung von Staatsaufgaben, Konzentration auf originäre Staatsaufgaben. <text:s/>Ich habe lange gedacht, dass das nicht nur die liberale DNA ist, sondern auch bei einer bürgerlichen Partei und Fraktion wie der Ihren sozusagen zum <text:s/>Selbstverständnis gehört. Heute demonstrieren Sie, dass es Ihnen weniger um langfristige haushaltspolitische Seriosität geht, sondern vielmehr um kurzfristige <text:s/>Öffentlichkeitsarbeit. <text:s/>Das kann man so machen, aber Sie versündigen sich damit am Erbe von Ludwig Erhard, verehrte Kolleginnen und Kollegen der Union. <text:s/>So, und jetzt mal zu dem konkreten Vorwurf, die Einsparungen würden zulasten der ländlichen Räume gehen. <text:s/>Ich beziehe mich mal auf die GAK. Diese umfasst solche Projekte wie die Förderung von Agroforstsystemen, nicht aber produktiven Naturschutz und <text:s/>Ökolandbau. Jeder hat da sein Lieblingsprojekt, das ist klar. <text:s/>Aber Sie glauben doch nicht wirklich, dass Wachstum in ländlichen Regionen vor allem durch Umverteilung und durch Subventionen entsteht. Dieses <text:s/>Wachstum entsteht vor allem dadurch, dass Unternehmen ein Umfeld, einen Rechtsrahmen vorfinden, der es ihnen ermöglicht, verlässlich Investitionen zu tätigen, <text:s/>damit Arbeitsplätze im ländlichen Raum geschaffen werden können und auf diesem Wege auch die Nachfrage steigt. Das ist viel nachhaltiger, als staatliche <text:s/>Umverteilung zu betreiben. Es ist erstaunlich, dass man Ihnen das ins Stammbuch schreiben muss. <text:s/>Um diese Arbeitsplätze schaffen zu können, brauchen Unternehmen vor allem eins: nicht etwa Einmalzahlungen, um irgendwelche Investitionen anzureizen, <text:s/>sondern vor allem verlässliche Rahmenbedingungen. Die Unternehmen müssen die Garantie haben, dass Anträge, zum Beispiel Bauanträge, die sie stellen, positiv <text:s/>bewilligt werden können. Deswegen haben wir vor knapp zwei Wochen von dieser Stelle aus eine Novelle des Baugesetzbuchs auf den Weg gebracht, damit genau das <text:s/>überhaupt erfolgen kann, nämlich Investitionen, gerade auch im landwirtschaftlichen Bereich, zum Beispiel in neue Ställe. Deswegen haben wir das <text:s/>Tierhaltungskennzeichnungsgesetz auf den Weg gebracht, weil wir uns davon erhoffen und erwarten, dass die Nachfrage nach in Deutschland erzeugten Lebensmitteln <text:s/>steigt. Deswegen haben wir uns aufgemacht, ein Planungsbeschleunigungsgesetz auf den Weg zu bringen, weil es für Unternehmen, genauso wie für private Haushalte, <text:s/>erforderlich ist, dass moderne und effiziente Infrastruktur verfügbar ist, gerade in ländlichen Räumen. Das sind alles Maßnahmen, die tatsächlich unmittelbar <text:s/>die Lebensqualität in ländlichen Räumen stärken. <text:s/>Sie vergießen hier nichts anderes als riesengroße Krokodilstränen. Denn die Kombination aus Haushaltskonsolidierung auf der einen Seite und das <text:s/>Anreizen privater Investitionen durch verlässliche Rahmenbedingungen auf der anderen Seite, das ist genau der Gleichschritt, den unser Land nach Ihrer <text:s/>Regierungszeit braucht – und ganz bestimmt keine neuen Schulden. <text:s/>Vielen Dank fürs Zuhören. <text:s/>Das Wort hat Dr. Hendrik Hoppenstedt für die CDU/CSU-Fraktio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48</text:p>
          </table:table-cell>
          <table:table-cell table:style-name="ce2" office:value-type="string" calcext:value-type="string">
            <text:p>19.01.2024</text:p>
          </table:table-cell>
          <table:table-cell table:style-name="ce2" office:value-type="string" calcext:value-type="string">
            <text:p>ID2014803700</text:p>
          </table:table-cell>
          <table:table-cell table:style-name="ce2" office:value-type="string" calcext:value-type="string">
            <text:p>Takis Mehmet Ali (SPD)</text:p>
          </table:table-cell>
          <table:table-cell table:style-name="ce2" office:value-type="string" calcext:value-type="string">
            <text:p>2024-10-26 12:31:35</text:p>
          </table:table-cell>
          <table:table-cell table:style-name="ce2" office:value-type="string" calcext:value-type="string">
            <text:p>0.22761230170726776</text:p>
          </table:table-cell>
          <table:table-cell table:style-name="ce2" office:value-type="string" calcext:value-type="string">
            <text:p>Sehr geehrter Herr Präsident! Meine sehr geehrten Damen und Herren! Die beiden Anträge der AfD und der CDU/CSU zeigen eine gute Zusammenfassung der Diskussion in den öffentlichen Medien, hier im Parlament. Es ging in den letzten Monaten nicht wenig um die Bürgergelderhöhung und die Vollsanktionen bei Totalverweigerern, zu viele Leistungen für Asylbewerber und um alles, wo man noch nach unten hauen kann. <text:s/>Ich frage mich aber, ob das nicht einfach eine Ablenkungsstrategie von dem ist, wo man eigentlich den Sorgen der Menschen begegnen könnte. Man könnte beispielsweise mal angehen, warum Menschen mit kleinen und mittleren Einkommen so viel an Steuern und Sozialversicherungsbeiträgen bezahlen müssen. <text:s/>Sie könnten sich beispielsweise mal Gedanken über eine Reform der Einkommensteuer oder der Erbschaftsteuer oder auch über eine Einführung der Vermögensteuer machen, damit die, die ganz wenig Geld verdienen, am Ende des Tages mehr im Portemonnaie haben. <text:s/>Aber was machen Sie? Sie diskutieren darüber, ob die Bürgergelderhöhung zu viel ist. <text:s/>Auf der anderen Seite muss man sich auch fragen: Wer sind denn die Totalverweigerer wirklich? Sind es nicht diejenigen, die hier ganz viel Geld erwirtschaften, aber nicht wirklich hier in Deutschland Steuern zahlen, <text:s/>wodurch mehrere Milliarden Euro flöten gehen? Sind das nicht die echten Totalverweigerer? Dazu findet man natürlich gar keine Antworten seitens der CDU/CSU und seitens der Rechten. <text:s/>Dann sieht man am Antrag der AfD auch, dass das der erste parlamentarische Versuch ist, die Ideen aus dem Treffen in Potsdam ins Verfahren zu bringen. <text:s/>Das ist die Fortführung dieser Gedanken. Neben der Massendeportation von Menschen mit Migrationshintergrund will man das jetzt anders angehen, <text:s/>nämlich indem unliebsame Bevölkerungsgruppen durch Entzug des Existenzminimums, durchs Aushungern auswandern sollen. Das ist doch schon der Beginn. <text:s/>Es geht in dem Antrag nicht nur um Menschen aus Drittstaaten, sondern auch darum, dass EU-Bürgerinnen und -Bürger das Existenzminimum nicht mehr bekommen sollen. Darum geht es doch. Sie verweigern die Haltung der Europäischen Union; Sie teilen gar nicht die Haltung der Europäischen Union. <text:s/>Sie haben überhaupt gar keine moralische Haltung dazu, was Existenzminimum wirklich bedeutet. <text:s/>Auf der anderen Seite bin ich umso dankbarer, dass sich aus der Mitte der Gesellschaft Stimmen erheben und ganz laut werden gegenüber denen, die 1933 nachtrauern. Sie haben wir inzwischen auch in den Parlamenten. <text:s/>Ich bin Menschen wie dem Influencer Tahsim dankbar, der momentan sehr, sehr viel mit seinen Social-Media-Beiträgen dafür arbeitet. Er hat sich letztens eine Strategie mit drei Punkten ausgemalt, eine Liste der besten Zufluchtsorte für Menschen mit Migrationshintergrund, wenn sie dann deportiert werden. <text:s/>Erstens. Gehen Sie bei „Hans im Glück“ oder „BackWerk“ essen, und am besten bestellen Sie etwas mit Schweinefleisch, damit man denkt, dass Sie deutsch sind. <text:s/>Zweitens: eine Mitgliedschaft in der AfD. Er hat bei der AfD-Bundesgeschäftsstelle angerufen und gefragt, ob man auch als Mensch mit Migrationshintergrund Mitglied werden kann. <text:s/>Da hat man ihn auf die JA hingewiesen und gesagt: Nein, das wissen wir noch nicht, ob Sie als Mensch mit Migrationshintergrund bei uns Mitglied werden können. <text:s/>Da hat er gesagt: Aber wenn ich bei Ihnen Mitglied bin, dann werde ich doch sicherlich von der Abschiebung verschont. – Na ja, am Telefon hat er daraufhin keine echte Antwort bekommen. <text:s/>Das waren schon mal echte Beweise dafür, dass Sie hier einiges anstreben. <text:s/>Sein dritter Vorschlag war die Krönung: bei seiner Mutter. Ich gehe davon aus, dass die Mutter richtig gut mit dem sogenannten Terlik schmeißen kann. Das ist jetzt die Aufgabe für Sie, zu gucken, was ein Terlik ist. Ich gehe davon aus, dass das die beste Verteidigung ist, falls Sie mit Ihren Fantasien in diesem Land irgendwann durchkommen würden. Das wird aber nie passieren, weil die Demokratinnen und Demokraten in diesem Hause so lange zusammenhalten werden, dass Sie nie wieder – nie wieder! – irgendwas zu sagen haben werden. Wir werden 1933 nicht noch einmal zulassen. <text:s/>Glück auf! <text:s/>Vielen Dank. – Nächste Rednerin ist die Kollegin Clara Bünger, fraktionslos.</text:p>
          </table:table-cell>
          <table:table-cell table:style-name="ce2" office:value-type="string" calcext:value-type="string">
            <text:p>-</text:p>
          </table:table-cell>
          <table:table-cell table:style-name="ce2" office:value-type="string" calcext:value-type="string">
            <text:p>Willkommen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78</text:p>
          </table:table-cell>
          <table:table-cell table:style-name="ce2" office:value-type="string" calcext:value-type="string">
            <text:p>27.06.2024</text:p>
          </table:table-cell>
          <table:table-cell table:style-name="ce2" office:value-type="string" calcext:value-type="string">
            <text:p>ID2017802500</text:p>
          </table:table-cell>
          <table:table-cell table:style-name="ce2" office:value-type="string" calcext:value-type="string">
            <text:p>Dr. Ann-Veruschka Jurisch (FDP)</text:p>
          </table:table-cell>
          <table:table-cell table:style-name="ce2" office:value-type="string" calcext:value-type="string">
            <text:p>2024-10-26 13:17:29</text:p>
          </table:table-cell>
          <table:table-cell table:style-name="ce2" office:value-type="string" calcext:value-type="string">
            <text:p>0.2254580855369568</text:p>
          </table:table-cell>
          <table:table-cell table:style-name="ce2" office:value-type="string" calcext:value-type="string">
            <text:p>Sehr geehrter Herr Präsident! Meine lieben Kolleginnen und Kollegen! Meine sehr verehrten Damen und Herren! Ich habe ja schon mal an dieser Stelle gesagt, dass ich glaube, dass das „C“ in CDU/CSU womöglich für das Wort Chuzpe stehen könnte. <text:s/>Anders kann ich mir schon den ersten Satz in Ihrem Antrag nicht erklären. Über diesen ist auch schon mein Kollege Thomae gestolpert. Ich zitiere: <text:s/>„Die Migrationspolitik in Deutschland und Europa muss sich grundsätzlich ändern.“ <text:s/>Dabei wissen Sie doch ganz genau, dass sich die Migrationspolitik in Deutschland und in der Europäischen Union in den letzten zwei Jahren ganz massiv geändert hat. <text:s/>Denn anders als die CDU/CSU haben wir verstanden, dass Deutschland ein Einwanderungsland ist, das Einwanderung in seinen Arbeitsmarkt erleichtern und Einwanderung in den Sozialstaat erschweren muss. Deutschland ist ein starkes und weltoffenes Land, in dem knapp 25 Millionen Menschen mit Migrationshintergrund leben. <text:s/>Als diese Koalition vor gut zwei Jahren angetreten ist – fünf Jahre nach Start der Migrationswelle von 2017/18 –, war der migrationspolitische Instrumentenkasten leer. Ich wiederhole das noch mal: leer. <text:s/>– Nein, das stimmt. <text:s/>Wir haben in den letzten knapp zwei Jahren eine Vielzahl migrationspolitischer ordnender Elemente in diesen Werkzeugkasten gelegt, was Ihnen nicht gelungen ist. <text:s/>Darauf bin ich als liberale Migrationspolitikerin stolz, und das lass ich mir auch von niemandem nehmen. <text:s/>Wir haben ein Fachkräfteeinwanderungsgesetz, das ermöglicht, anstatt verhindert, <text:s/>ein Staatsangehörigkeitsgesetz, durch das keine Antisemiten mehr eingebürgert werden können, so wie das mal der Fall war, <text:s/>ein Rückführungsgesetz, das Abschiebungen beschleunigt, wenn die Länder mitmachen, <text:s/>ein Asylverfahrensbeschleunigungsgesetz, das dafür gesorgt hat, dass sich Gerichtsverfahren endlich deutlich verkürzt haben, eine bundesweite Bezahlkarte, die falsche Anreize verringert, <text:s/>eine Vielzahl von Migrationsabkommen – Georgien und Moldau sind weitere sichere Herkunftsstaaten – <text:s/>und die gelungene europaweite Vereinbarung einer Reform des Gemeinsamen Europäischen Asylsystems. Wer vor diesem Hintergrund behauptet, es müsste jetzt endlich mal was gemacht werden in der Migrationspolitik, ist schon ziemlich frech <text:s/>oder hat einfach keine Ahnung. Das ist für eine konservative Oppositionspartei einfach nicht gut. <text:s/>Zu Ihren inhaltlichen Forderungen. Ich werbe hier für drei Dinge. <text:s/>Erstens. Setzen wir doch jetzt endlich die auf europäischer Ebene und deutscher Ebene beschlossenen Dinge einmal sauber und konsequent um. Lassen wir diese doch mal wirken. Ich spreche hier ganz konkret von GEAS, von der Reform des Gemeinsamen Europäischen Asylsystems. Kaum ist die Tinte unter der GEAS-Reform trocken und kaum hat die Kommission am 12. Juni den Implementierungsplan vorgelegt, sollen wir Ihrer Ansicht nach schon wieder an dieser mühsam zustande gekommenen Vereinbarung rütteln. <text:s/>Ich glaube, Sie haben überhaupt nicht verstanden, dass das ein Paket ist, eine mühsam errungene Paketlösung. Die kann man doch jetzt nicht beliebig wieder aufschnüren, <text:s/>ohne dass damit das ganze Gefüge der Reform wieder ins Rutschen gerät. Daran sollte sich Deutschland schlicht nicht beteiligen. <text:s/>Das von Ihnen kritisierte Thema „Verbindungselement zu einem Drittstaat“ soll ja schon in einem Jahr wieder evaluiert werden. Das ist eine vernünftige Sollbruchstelle. Lassen wir es dabei. <text:s/>Zweitens. Ich werbe dafür, dass unsere geschätzte Bundesinnenministerin zum Thema Asylverfahren in Drittstaaten tatsächlich jetzt einmal Butter bei die Fische tut. Dafür möchte ich der Ministerin ausdrücklich Mut machen. <text:s/>Sogar Herr Throm gibt zu, dass es kein Allheilmittel ist, und ich kann das Zögern gut verstehen, aber ich denke, dass es sich lohnt, den Versuch zu wagen. <text:s/>Erlauben Sie eine Zwischenfrage des Kollegen Throm? <text:s/>Ja. <text:s/>Herzlichen Dank, Frau Kollegin Dr. Jurisch, dass Sie die Zwischenfrage zulassen. – Sie haben gerade gesagt, dass man das GEAS jetzt wirken lassen und nicht wieder aufschnüren soll, dass man erst einmal die Wirkungen abwarten soll. <text:s/>Ihr Fraktionsvorsitzender, Herr Dürr, hat dieses Drittstaatenmodell gefordert. Herr Thomae hat es als möglichen Baustein in der Migrationspolitik bezeichnet. Alle sind sich einig, dass dieses Drittstaatenmodell mit dem jetzigen GEAS und mit dem sogenannten Verbindungselement nicht möglich ist. <text:s/>Verstehe ich Sie also so, dass die FDP und Sie das Drittstaatenmodell jetzt ablehnen – anders als Ihr Fraktionsvorsitzender das gesagt hat –, weil Sie das GEAS nicht ändern wollen, Frau Kollegin? <text:s/>Herr Kollege Throm, ich hoffe, auch Sie haben die Ergebnisse der Evaluierung gelesen. Dort steht ja ausdrücklich, dass ein Drittstaatenmodell rechtlich möglich ist, dass es aber auf große praktische Schwierigkeiten stößt. <text:s/>Deswegen – das wäre jetzt die Fortsetzung meiner Rede – werbe ich ausdrücklich dafür, dass wir mal ein Pilotprojekt starten, wo es sinnhaft ist. <text:s/>– Das muss nicht geändert werden. Es ist ausdrücklich möglich. Ich sehe da kein Problem. Das ist ja auch das Ergebnis der Evaluation der Expertenkommission. <text:s/>Deswegen werbe ich jetzt ausdrücklich dafür, dass wir ein konkretes und sinnhaftes und nicht allzu koloniales Pilotprojekt identifizieren und dass das auch schnellstmöglich umgesetzt wird. Ich gehe fest davon aus, dass dafür keine GEAS-Reform notwendig ist. <text:s/>– Das glaube ich nicht. – Das wäre also meine zweite Forderung gewesen: dass wir jetzt unbedingt ein sinnhaftes Pilotprojekt brauchen. <text:s/>Drittens. Mein letzter Punkt ist: Anstatt dass wir jetzt den Dobrindt machen und die Ukrainer zu Buhmännern, <text:s/>sollten wir lieber prüfen, wie wir Menschen bei uns insgesamt schneller – <text:s/>Frau Kollegin, kommen Sie zum Schluss bitte. <text:s/>– und ohne Umwege in die Arbeit bekommen. Das betrifft Asylbewerber genauso wie Bürgergeldempfänger. <text:s/>Frau Kollegin Jurisch, kommen Sie bitte zum Schluss. <text:s/>Das scheint mir für den gesellschaftlichen Frieden in unserem Land und für den gesellschaftlichen Zusammenhalt der deutlich bessere Weg zu sein. Schluss mit populistischem Geklapper! <text:s/>Vielen Dank. <text:s/>Nächste Rednerin ist die Kollegin Clara Bünger aus der Gruppe Die Linke.</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62</text:p>
          </table:table-cell>
          <table:table-cell table:style-name="ce2" office:value-type="string" calcext:value-type="string">
            <text:p>19.10.2022</text:p>
          </table:table-cell>
          <table:table-cell table:style-name="ce2" office:value-type="string" calcext:value-type="string">
            <text:p>ID206213700</text:p>
          </table:table-cell>
          <table:table-cell table:style-name="ce2" office:value-type="string" calcext:value-type="string">
            <text:p>Peter Aumer (CDU/CSU)</text:p>
          </table:table-cell>
          <table:table-cell table:style-name="ce2" office:value-type="string" calcext:value-type="string">
            <text:p>2024-10-26 10:29:43</text:p>
          </table:table-cell>
          <table:table-cell table:style-name="ce2" office:value-type="string" calcext:value-type="string">
            <text:p>0.22056251764297485</text:p>
          </table:table-cell>
          <table:table-cell table:style-name="ce2" office:value-type="string" calcext:value-type="string">
            <text:p>Sehr geehrte Frau Präsidentin! Liebe Kolleginnen und Kollegen! Ich glaube, diese Debatte ist der Ernsthaftigkeit des Themas nicht angemessen. Gerade <text:s/>einige Redner der Ampelkoalition sollten sich, glaube ich, im Ton ein klein bissel mäßigen. <text:s/>Ich habe vor Kurzem eine Äußerung des Präsidenten des Deutschen Landkreistages gelesen. Er sprach mit Blick auf die Flüchtlingssituation in unserem <text:s/>Land von der Überforderung des Systems. Er sieht darin angesichts der Energie- und Strompreisentwicklung, aber auch des Wohnungsmarkts in unserem Land <text:s/>gewaltigen sozialen Sprengstoff. Meine sehr geehrten Damen und Herren, dass dieses Thema Nährboden für rechts außen ist, zeigt der Antrag der AfD, den wir jetzt <text:s/>diskutieren. Er ist undifferenziert, alle werden in einen Topf geworfen, und schnell hat man den angeblichen „Sozialstaatsmagneten“, der sofort abgestellt <text:s/>werden muss, wie Ihr Antrag überschrieben ist. Wenn es denn so einfach wäre, liebe Kolleginnen und Kollegen der AfD! <text:s/>Ein Beispiel aus meinem Wahlkreis Regensburg zeigt, dass man nicht alle in einen Topf werfen kann: Eine Mutter ist mit ihrem 16-jährigen Sohn über <text:s/>Polen nach Regensburg gekommen, um dort in dieser schweren Zeit bei ihren Verwandten zu leben. Diese Familie hat dank des großen Engagements einer <text:s/>Unternehmerfamilie sehr schnell eine Unterkunft gefunden. Die Mutter arbeitet als Putzfrau, und der Sohn konnte relativ schnell nach einem Praktikum eine <text:s/>Ausbildung zum Maler und Lackierer beginnen. Wenn man gehört hat, wie der 16-jährige Sohn berichtet, dass sein Elternhaus nicht mehr existiert, weil es zweimal <text:s/>bombardiert worden ist – beim zweiten Mal wurde es komplett zerstört –, dann liest man den Antrag der AfD mit anderen Augen. Und die Äußerungen, die Sie hier <text:s/>getätigt haben, hört man dann mit anderen Ohren. Hier geht es um den Schutz des Lebens von Menschen, die in Deutschland Hilfe suchen, nicht um Menschen, die <text:s/>wegen irgendwelcher Pull-Faktoren, wie Sie es in Ihrem Antrag schreiben, nach Deutschland kommen. <text:s/>Aber von den rund 1 Million Ukrainern in unserem Land haben bis Ende September rund 530 000 Grundsicherung bezogen. 38 000 davon sind in <text:s/>sozialversicherungspflichtige Beschäftigungen vermittelt worden. Das zeigt, dass die Vermittlung in Arbeit, so wie die Ampel sich das vorgestellt hat, nicht <text:s/>funktioniert. Wie auch, wenn Sie, meine sehr geehrten Damen und Herren der Ampel, bzw. Bundesminister Heil bei der Aufstellung des Bundeshaushaltes den <text:s/>Haushaltstitel „Berufliche Integration und Beratung von Zuwanderern“ kürzen und auch den Ansatz für berufsbezogene Deutschsprachförderung. Meine sehr geehrten <text:s/>Damen und Herren, so kann das nichts werden. Das ist so. <text:s/>Wenn Sie sich den Haushaltsentwurf anschauen, dann merkt man die Planlosigkeit und Inkonsequenz der Ampelregierung. <text:s/>Der 16-Jährige hat mit Unterstützung der Unternehmerfamilie einen Ausbildungsvertrag bekommen. Er ist, glaube ich, auch stolz darauf. Aber der <text:s/>Sprachkurs wird nicht finanziert. Meine sehr geehrten Damen und Herren, so funktioniert Integration auf jeden Fall nicht. <text:s/>Ich würde Sie bitten, meine sehr geehrten Damen und Herren der Ampel: Nehmen Sie die Signale aus den Kommunen, die an Sie gerichtet werden, ernst! Der <text:s/>Krisengipfel von Innenministerin Faeser hat genau das Gegenteil gezeigt. „Eine vertane Chance, angemessen auf die aktuellen Flüchtlingszahlen zu reagieren“, <text:s/>schreibt Nikolaus Doll in der „Welt“. Die Debatte zum vorherigen Tagesordnungspunkt – Änderung des Aufenthaltsrechts – hat gezeigt, mit welcher Ideologie Sie, <text:s/>liebe Kolleginnen und Kollegen der Ampel, Migrationspolitik machen. Da arbeiten Sie an der Realität in Europa, aber auch an der Lebenswirklichkeit unseres <text:s/>Landes vorbei. <text:s/>Danke für die Aufmerksamkeit. <text:s/>Für die Fraktion Bündnis 90/Die Grünen hat nun der Kollege Marcel Emmerich das Wort.</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19</text:p>
          </table:table-cell>
          <table:table-cell table:style-name="ce2" office:value-type="string" calcext:value-type="string">
            <text:p>07.09.2023</text:p>
          </table:table-cell>
          <table:table-cell table:style-name="ce2" office:value-type="string" calcext:value-type="string">
            <text:p>ID2011907700</text:p>
          </table:table-cell>
          <table:table-cell table:style-name="ce2" office:value-type="string" calcext:value-type="string">
            <text:p>Dr. Gottfried Curio (AfD)</text:p>
          </table:table-cell>
          <table:table-cell table:style-name="ce2" office:value-type="string" calcext:value-type="string">
            <text:p>2024-10-26 11:36:59</text:p>
          </table:table-cell>
          <table:table-cell table:style-name="ce2" office:value-type="string" calcext:value-type="string">
            <text:p>0.21381217241287231</text:p>
          </table:table-cell>
          <table:table-cell table:style-name="ce2" office:value-type="string" calcext:value-type="string">
            <text:p>Sehr geehrte Präsidentin! Meine Damen und Herren! Weil sich gegen Herrn Schönbohm nichts Belastendes fand, weil der Ministerin das Material zu dünn war, sollte nochmals der Verfassungsschutz abgefragt werden. <text:s/>Die Sache war ausermittelt. Aber ihr Unwille, einen Sachstand zu akzeptieren, schlug sich nieder in einer sachfremden, interessegetriebenen, vorgefassten Ergebniserwartung. Der Dienstweg sollte umgangen werden. Eine Verletzung der Fürsorgepflicht, ein Amtsmissbrauch, ein Ansinnen des Versuchs der Instrumentalisierung des Verfassungsschutzes als Kampfinstrument zur Ausforschung unliebsamer Migranten. <text:s/>Ich hätte jetzt sagen wollen: Nun ist sie mal da. – Aber wir halten mal fest: Curio bringt Faeser dazu, ihren Ministersessel zu räumen. <text:s/>Das ist gut so; aber nicht nur deswegen. Jahr für Jahr werden Hunderttausende Ausländer illegal ins Land gebracht. Sie sind seit Tausenden von Kilometern nicht auf der Flucht, sondern werden mit Schlaraffenlandkonditionen hergelockt, auf Kosten von arbeitenden Deutschen versorgt und möglichst schnell mit Wahlrecht versehen, ganz unbekümmert davon, was das mit den Finanzen macht, mit der Sicherheitslage, mit den Schulen, mit dem Wohnungsmarkt, mit unserer Heimat. Die Aufnahmekapazitäten sind erschöpft; aber Sie machen immer weiter. Mit sicheren Häfen, mit „Wir haben Platz!“ betteln links-grüne Bürgermeister um weiteren Zuzug. Die Grünen wollen jetzt Rentner aus ihren Häusern drängen. <text:s/>Die Regierung fährt unnötige Aufnahmeprogramme. Das ist nur noch Politik gegen unsere eigenen Bürger, meine Damen und Herren. <text:s/>300 000 illegale eingedrungene Ausländer sind ausreisepflichtig, aber bleiben – als Kostgänger. Ein Großteil ist unter Vorspiegelung falscher Tatsachen, der Verfolgtheit, im Land. Das sind Hunderttausende Sozialhilfebetrüger. Die Zahl illegaler Einreisen explodiert. Die Bundespolizei nennt Faesers Politik verantwortungslos, fordert endlich Grenzkontrollen an der Ostgrenze. Die Innenministerin blockiert das. Das sind skandalöse Zustände, meine Damen und Herren. <text:s/>Und Sie machen weiter. Die Armutsquote bei Kindern ist hoch, nur wegen Ihrer forcierten Massenmigration, sonst rückläufig. Sie wollen nicht Geld gegen Kinderarmut, Sie wollen in Wahrheit Geld für Ihre Massenmigration. Um jeden Preis soll es weitergehen. In Berlin werden Gruppenvergewaltigungen der Öffentlichkeit verschwiegen. Drei Afrikaner laufen wochenlang frei rum. Sie vertuschen, um weitermachen zu können. In Regensburg verlässt ein afghanischer Vergewaltiger den Gerichtssaal als freier Mann. Er sei gut angekommen und voll integriert. Brauchen wir mehr von solchen Musterknaben, meine Damen und Herren? Afghanen sind laut Statistik viermal häufiger kriminell. Jetzt haben wir 400 000 hier. Die Hälfte lebt auf Bürgergeld, alle von arbeitenden Deutschen durchgefüttert. Der CDU-geführte Berliner Senat will noch mehr einfliegen, will Zeltstädte bauen. Nur die AfD sorgt dafür, dass kriminelle Ausländer, illegal Eingereiste, nicht Aufenthaltsberechtigte abgeschoben werden. Nur die AfD sorgt dafür, dass aus Kassel nicht Kabul wird. <text:s/>Union und Ampel haben Parks und Freibäder zu Angstzonen werden lassen. Die Berliner CDU redet über Videoüberwachung und Parkeinzäunung. Wir sollen uns einschränken, aber halb Afrika darf weiter über die Grenze kommen? Wir sagen: Grenzen schützen, nicht Parks einzäunen! <text:s/>In Zahlen: Wir haben 78 Prozent mehr Asylforderer dieses Jahr. Aber es geschieht nichts. Wohnungen: nicht mehr zu bekommen, Schulklassen: nicht mehr beschulbar, wer Deutsch spricht, ist in der Minderheit. Diese Regierung ignoriert die Sorgen der Menschen. Die Leute wollen nachts wieder bedenkenlos nach Hause gehen können, <text:s/>sich nicht mehr unwohl fühlen am Bahnsteig, sich nicht mehr sorgen müssen, ob ihre Kinder unversehrt aus der Schule kommen. Sie aber machen immer so weiter. Wir wollen Deutschland wieder sicher und zukunftsfähig machen. <text:s/>Die Hälfte der Bürgergeldbezieher sind Ausländer: 2,6 Millionen. Sie holen noch mehr, samt Zweitfrauen und einem Dutzend Kinder. <text:s/>Und die Union? Gibt vor, gegen die Ampel zu sein. Aber wer Union wählt, bekommt Rot oder Grün in der Bundesregierung. Schließen Sie eine Koalition mit SPD oder Grünen nach der Bundestagsauswahl aus. Alles andere entlarvt jegliches Oppositionsgetue gegen die Ampelpolitik als reine Heuchelei. Die Bürger wissen das. Sie wissen: Der Union geht es um die Union, der AfD geht es um Deutschland. <text:s/>Ich danke Ihnen.</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0</text:p>
          </table:table-cell>
          <table:table-cell table:style-name="ce2" office:value-type="string" calcext:value-type="string">
            <text:p>12.01.2022</text:p>
          </table:table-cell>
          <table:table-cell table:style-name="ce2" office:value-type="string" calcext:value-type="string">
            <text:p>ID201007400</text:p>
          </table:table-cell>
          <table:table-cell table:style-name="ce2" office:value-type="string" calcext:value-type="string">
            <text:p>Detlef Seif (CDU/CSU)</text:p>
          </table:table-cell>
          <table:table-cell table:style-name="ce2" office:value-type="string" calcext:value-type="string">
            <text:p>2024-10-26 09:44:11</text:p>
          </table:table-cell>
          <table:table-cell table:style-name="ce2" office:value-type="string" calcext:value-type="string">
            <text:p>0.25585079193115234</text:p>
          </table:table-cell>
          <table:table-cell table:style-name="ce2" office:value-type="string" calcext:value-type="string">
            <text:p>Sehr geehrte Frau Präsidentin! Liebe Kolleginnen und Kollegen! Meine Damen und Herren! Mein Wahlkreis Euskirchen – Rhein-Erft II ist von der jüngsten Flutkatastrophe besonders schwer betroffen. Alle Akteure des Katastrophenschutzes, namentlich die Mitarbeiter der Kommunen, die Feuerwehren, die Hilfsorganisationen, das THW, aber auch Bundeswehr und Landespolizei sowie Bundespolizei haben hier einen wirklich tollen Job gemacht. Hinzu kommt das Engagement der vielen Spontanhelfenden aus nah und fern. Vielen Dank für ihren Einsatz! <text:s/>So beeindruckend der Einsatz aber war, so deutlich sind hier, aber auch im gesamten Verlauf der Pandemie die Strukturen unseres Bevölkerungsschutzes zutage getreten. Hier müssen deutliche Verbesserungen vollzogen werden. Der Bevölkerungsschutz liegt nicht in einer Hand. Der Bund ist für den Schutz der Bevölkerung vor Kriegsgefahren zuständig, den sogenannten Zivilschutz, und die Länder und ihre Kommunen tragen die Hauptverantwortung für den Katastrophenschutz. <text:s/>In der Praxis führt dies bei Großschadenslagen, insbesondere bei länderübergreifenden Krisen, zu mitunter kraftraubenden Parallelstrukturen, trägen Informationsflüssen und Mehrstimmigkeit. Deshalb ist nicht die Frage, ob die Strukturen verändert werden müssen, sondern wie. Ein wichtiger Schritt ist die Einrichtung des Gemeinsamen Kompetenzzentrums beim Bundesamt für Bevölkerungsschutz, BBK. Bund und Länder sind sich einig: Dies soll ein zentraler Dreh- und Angelpunkt werden, auch für die Bereitstellung eines jederzeit verfügbaren 360-Grad-Lagebildes. <text:s/>Meine Damen und Herren, die CDU/CSU-Bundestagsfraktion fordert die Bundesregierung auf, die Voraussetzungen für dieses Gemeinsame Kompetenzzentrum möglichst schnell zu schaffen. Die Qualität des Bevölkerungsschutzes darf jedenfalls nicht an den gesetzlichen Strukturen oder Zuständigkeiten scheitern. <text:s/>Eigentlich wollte ich an dieser Stelle noch weitere Ausführungen zur Stärkung des Bevölkerungsschutzes machen; aber ich bearbeite seit Jahren die Themen Asyl und Migration. Deshalb zunächst: Herr Curio, um mal in Ihren Worten zu bleiben: <text:s/>Sie sind ein kommunikativer Messerstecher und Terrorist. Ich weiß nicht, ob Sie merken, dass das, was Sie hier ins Land streuen, ein vergiftetes Klima produziert. Sie sind Brandstifter für das, was andere nachher mit Messern und Pistolen ausführen. Das ist das Schlimme an Ihrem Beitrag. <text:s/>Um noch zwei Sätze zu dem zu sagen, was hier zu Asyl und Migration gesagt wurde: Der humanitäre Ansatz ist ja richtig, Frau Bundesinnenministerin, aber wir hatten 2015 Erfahrungen gemacht. Deutschland darf jetzt nicht den Fehler machen, große Pull-Effekte zu erzeugen. Es geht nicht nur um 1 Million Menschen, die zu uns kommen wollen. Es geht um viele Millionen Menschen auf dieser Welt, die kommen würden. Schaffen Sie keine Pull-Effekte! Machen Sie nicht den Fehler, dass sich die Situation von 2015 noch verschärft wiederholt! <text:s/>Der richtige Weg ist: Vollendung des Gemeinsamen Europäischen Asylsystems, Prüfung an den Außengrenzen, Screening, die Leute erfassen, im Einzelfall korrekt vorgehen. Das wollte ich Ihnen mit auf den Weg geben. Der humanitäre Ansatz, die Herzensangelegenheit, ist angekommen. Aber Sie haben auch Verantwortung für dieses Land und für die Menschen. Wenn Sie hier falsch handeln, dann geben Sie der AfD, dann geben Sie den Rechtsradikalen Nahrung, und das müssen wir vermeiden. <text:s/>Herr Kollege. <text:s/>Das ist zusätzliches Gift für den Zusammenhalt in der Gesellschaft. <text:s/>Vielen Dank. <text:s/>Zum einen, Kollege Seif, haben Sie jetzt begonnen, auf Kosten Ihres noch folgenden Kollegen zu sprechen. Zum anderen bitte ich Sie, sich zu mäßigen, wenn es um die Bezeichnung oder Charakterisierung anderer Abgeordneter geht, das heißt, sich einer parlamentarischen Ausdrucksweise zu befleißigen. <text:s/>Das Wort hat nun der Kollege Stefan Seidler.</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Integrationswillige</text:p>
          </table:table-cell>
          <table:table-cell table:number-columns-repeated="1014"/>
        </table:table-row>
        <table:table-row table:style-name="ro1">
          <table:table-cell table:style-name="ce2" office:value-type="string" calcext:value-type="string">
            <text:p>101</text:p>
          </table:table-cell>
          <table:table-cell table:style-name="ce2" office:value-type="string" calcext:value-type="string">
            <text:p>28.04.2023</text:p>
          </table:table-cell>
          <table:table-cell table:style-name="ce2" office:value-type="string" calcext:value-type="string">
            <text:p>ID2010102900</text:p>
          </table:table-cell>
          <table:table-cell table:style-name="ce2" office:value-type="string" calcext:value-type="string">
            <text:p>Peggy Schierenbeck (SPD)</text:p>
          </table:table-cell>
          <table:table-cell table:style-name="ce2" office:value-type="string" calcext:value-type="string">
            <text:p>2024-10-26 11:10:06</text:p>
          </table:table-cell>
          <table:table-cell table:style-name="ce2" office:value-type="string" calcext:value-type="string">
            <text:p>0.2128850370645523</text:p>
          </table:table-cell>
          <table:table-cell table:style-name="ce2" office:value-type="string" calcext:value-type="string">
            <text:p>Sehr geehrter Herr Präsident! Sehr geehrte Damen und Herren! Sehr geehrte Kolleginnen und Kollegen! Als ich den Tagesordnungspunkt für heute gesehen habe, habe ich gedacht: Dazu möchte ich etwas sagen. Als ich dann den Antrag vorliegen hatte, habe ich gedacht: Dazu muss ich auch etwas sagen. – Als ich mit dem Lesen des Antrags fertig war, habe ich gedacht: <text:s/>O Gott, habe ich was verpasst? – Denn wer diesen Antrag der Union liest, der bekommt den Eindruck, dass wir hier überall in unhaltbaren Zuständen leben würden. <text:s/>Wenn ich nur das Deutschland aus Ihrem Antrag kennen würde, dann würde ich hier auch nicht unbedingt leben wollen. <text:s/>Nun bin ich ja nicht nur Bundestagsabgeordnete; ich bin auch Kreistagsabgeordnete, und ich bin Ratsfrau. <text:s/>Tatsächlich mache ich andere Erfahrungen als das, was in diesem Antrag beschrieben wird. In meinem Wahlkreis ist die Lage nämlich insgesamt eher entspannt. <text:s/>Wir bringen alle Geflüchteten unter und haben sogar vereinzelt Kapazitäten frei. <text:s/>Aber um sicherzugehen, dass mein Wahlkreis nicht nur ein glücklicher Einzelfall ist, habe ich noch ein paar Kolleginnen und Kollegen aus diesem Hohen Hause gefragt: <text:s/>Wie sieht es denn bei euch aktuell aus? <text:s/>Die einen sagten: „Entspannt“ oder: „Alles ist so weit gut.“ Die anderen sagten: „An manchen Stellen ist es schon ein bisschen eng.“ <text:s/>Das Deutschland aus dem Antrag der Union, in dem es überall so eng ist wie in einer Sardinenbüchse, ist übertrieben. <text:s/>Nun will ich die Situation nicht bagatellisieren. Wir stehen an manchen Stellen vor sehr, sehr großen Herausforderungen. Da dürfen wir die Kommunen nicht alleinlassen, und – welche Überraschung, liebe Union! – das tun wir auch nicht. Wir unterstützen die Länder und Kommunen, finanziell zum Beispiel. Vergangenes Jahr gab es 4,4 Milliarden Euro – diese Summe haben Sie heute schon häufiger gehört –, in diesem Jahr sind es 2,75 Milliarden Euro bis jetzt. Dieses Geld wird vom Bund an die Länder gegeben. Von den Ländern soll es an die Landkreise weitergegeben werden, und die sollen und werden es an die Kommunen weitergeben. <text:s/>Auf Wunsch der Kommunen haben wir sogar einen Rechtskreiswechsel vollzogen – das haben auch Sie bestimmt schon mal gehört –: weg von den Asylbewerberleistungen, die von den Kommunen getragen werden, und hin zu den Leistungen nach Sozialgesetzbuch. Diese Kosten trägt zum größten Teil der Bund, zum Beispiel das Bürgergeld und zu einem großen Teil eben auch die Unterkunftskosten. <text:s/>Wir kümmern uns auch, wenn es um mehr als nur Geld geht. Es gab am 16. Februar dieses Jahres einen Flüchtlingsgipfel <text:s/>mit Bundesinnenministerin Nancy Faeser. Dort konnten die Beteiligten ihre Belange vortragen. Am 10. Mai wird es einen weiteren Gipfel geben; auch das wissen Sie, liebe Union. <text:s/>Den Vorwurf, dass wir uns nicht um unsere Kommunen kümmern, weise ich also entschieden zurück. <text:s/>In Ihrem Antrag wünschen Sie sich, dass die Zahl der Flüchtlinge, die nach Deutschland kommen, begrenzt wird. Sie wünschen sich eine Obergrenze. <text:s/>Dann frage ich Sie: Wie stellen Sie sich das vor? Steht da jemand, wie wir das von Veranstaltungen kennen, am Eingang und zählt, und, wenn die Obergrenze, die Sie nicht definiert haben, erreicht ist, wird gesagt: „Sorry, ist voll jetzt, geht nicht mehr“? Was sagen Sie dann zu den Menschen, die Schutz suchen, die nicht mehr reinkommen? Ich sage Ihnen ganz klar: Mit uns wird es keine Obergrenze geben. Denn Menschlichkeit hat keine Obergrenze. <text:s/>In Ihrem Antrag stellen Sie fest, dass es zu wenig Wohnraum, Kinderbetreuung und Lehrkräfte, medizinisches Personal und behördliche Kapazitäten gibt. Liebe Union, das haben wir auch schon festgestellt. Deswegen arbeiten wir daran. Wir versuchen aber nicht, alle Probleme des Landes mit einem Antrag zu lösen. Wir gehen wohlbedachte Schritte, zum Beispiel im Bereich der Planungsbeschleunigung oder der Fachkräfteeinwanderung. Jede und jeder in dieser Fraktion, in dieser Regierung gibt sein Bestes, um die aktuellen Probleme zu lösen. <text:s/>An dieser Stelle möchte ich mich auch bei allen Menschen bedanken, die jeden Tag ihr Möglichstes tun, um die Auswirkungen dieses Krieges und dieser Fluchtbewegung abzufedern, so gut es eben geht, sei es in den Kitas oder in den Schulen, sei es in den Ämtern und Behörden. Dank gilt allen, die ihren Wohnraum teilen, die Deutschnachhilfe geben und ihren Beitrag leisten, sei es nun hauptamtlich oder ehrenamtlich, damit sich die Menschen, die hierher fliehen, willkommen fühlen. <text:s/>Wir werden Ihrem Antrag nicht zustimmen. <text:s/>Vielen Dank, Frau Kollegin Schierenbeck. – Nun hören wir die Ausführungen des Kollegen Thorsten Frei, CDU/CSU-Fraktion.</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38</text:p>
          </table:table-cell>
          <table:table-cell table:style-name="ce2" office:value-type="string" calcext:value-type="string">
            <text:p>20.05.2022</text:p>
          </table:table-cell>
          <table:table-cell table:style-name="ce2" office:value-type="string" calcext:value-type="string">
            <text:p>ID203804000</text:p>
          </table:table-cell>
          <table:table-cell table:style-name="ce2" office:value-type="string" calcext:value-type="string">
            <text:p>Andreas Larem (SPD)</text:p>
          </table:table-cell>
          <table:table-cell table:style-name="ce2" office:value-type="string" calcext:value-type="string">
            <text:p>2024-10-26 10:08:48</text:p>
          </table:table-cell>
          <table:table-cell table:style-name="ce2" office:value-type="string" calcext:value-type="string">
            <text:p>0.23508323729038239</text:p>
          </table:table-cell>
          <table:table-cell table:style-name="ce2" office:value-type="string" calcext:value-type="string">
            <text:p>Sehr geehrte Frau Präsidentin! Sehr geehrte Damen und Herren! Liebe Kolleginnen und Kollegen! Lieber Herr Hunko, auch wenn es jetzt von meiner Redezeit abgeht, möchte ich doch noch sagen: Ich habe gestern Abend mit hochrangigen Vertretern der Ukraine gesprochen, und dabei war auch die internationale Welt- und Sicherheitsordnung ein Thema. Wir haben eine Veränderung in unserer Sicherheitsordnung; darauf komme ich auch in meiner Rede noch zu sprechen. Es ist nur gut, klug und richtig, dass wir uns an diesen Mandaten beteiligen und diese drei Mandate aufrechterhalten. Das wurde auch in dem Gespräch gestern Abend noch einmal deutlich. <text:s/>Alles hat seine Zeit. Nach dem brutalen und verachtenswerten Angriffskrieg Russlands auf die Ukraine, wodurch sich unsere weltweite Sicherheitsordnung verändert hat, müssen wir uns jetzt den veränderten außen- und sicherheitspolitischen Herausforderungen stellen. Hierzu gehört auch UNIFIL. <text:s/>Somit reden wir heute über den Libanon. Er ist seit Jahrzehnten ein Konfliktherd und Schauplatz von Kriegen, und er ist ein Ort unendlichen Leids der libanesischen Zivilbevölkerung wie auch von 1,5 Millionen Flüchtlingen. Es ist eine Tragödie, was aus diesem Land geworden ist, das einst die grüne Perle des Orients war, das einst ein Modell des Ausgleichs zwischen den Religionen und Bevölkerungsgruppen im Nahen Osten darstellte. <text:s/>Aktuell erlebt das kleine Mittelmeerland erneut schwere Krisen: wirtschaftlich, sozial und politisch. Die Währung verfällt, das Land ist mit aller Härte von den Getreidelieferausfällen aus der Ukraine betroffen. Es droht eine Katastrophe. Hinzu kommt, dass die zurückliegenden Wahlen keinen wirklichen Wahlsieger hervorgebracht haben, und erneut droht eine nicht handlungsfähige Regierung. Auch wenn die Aufgabe schwer lösbar erscheint, dürfen wir die Menschen dort dennoch nicht im Stich lassen. Deshalb ist es gut, klug, richtig und wichtig, dass diese Bundesregierung sich für die Fortsetzung des UNIFIL-Mandates ausspricht. <text:s/>Es kommt immer wieder entlang der Blauen Linie, der Demarkationslinie, zu Zwischenfällen. Die ungelösten Fragen in Bezug auf die Seegrenze zwischen Israel und Libanon bergen nach wie vor Konfliktpotenzial. Deutschland ist unverändert daran interessiert, den dauerhaften Frieden und die Stabilität im Nahen Osten nachhaltig zu fördern. <text:s/>Auch Libanon und Israel – beide – legen großen Wert auf die Präsenz der Vereinten Nationen und die deutsche Beteiligung an UNIFIL. Somit bleibt der Beitrag der UNIFIL-Friedenskommission der Vereinten Nationen für eine Deeskalation von Spannung und zum Erreichen dauerhafter Stabilität im Libanon unerlässlich. Deutschland engagiert sich derzeit mit 62 Soldatinnen und Soldaten. <text:s/>Liebe Kolleginnen und Kollegen, an dieser Stelle, hier und heute, möchte ich die Gelegenheit nutzen, mich bei den Soldatinnen und Soldaten zu bedanken, die einen großen und unerlässlichen Beitrag zum Frieden in dieser krisenerschütterten Region leisten. <text:s/>Worum geht es bei UNIFIL? Erstens. Es geht um die Funktion von UNIFIL als Deeskalations- und Kommunikationskanal, durch Diplomatie und Vermittlung Spannungen abzubauen, ganz konkret vor Ort an der Blauen Linie und insbesondere in den sogenannten Dreiparteiengesprächen mit den libanesischen und israelischen Streitkräften. Wir dürfen nicht vergessen, dass der Kriegszustand zwischen Israel und dem Libanon offiziell noch nicht beendet ist. Weiterhin erkennen sich beide Staaten nicht an. Land- und Seegrenze sind nicht festgelegt. Aber beide akzeptieren und schützen den wertvollen UNIFIL-Streitschlichtungsmechanismus. Nur unter dem Dach der Vereinten Nationen tauschen sie sich direkt aus. Also beide, Libanon und Israel, haben ein großes Interesse an der Präsenz der Vereinten Nationen und der deutschen Beteiligung. <text:s/>Zweitens. Es geht aber auch um die Unterbindung von Waffenschmuggel vom Meer heraus. Das hilft dabei, die Ausrüstung von Gruppen wie zum Beispiel der Hisbollah zu verhindern, die die Stabilität des Libanon und die Sicherheit Israels bedrohen. Dieser Beitrag auf See gegen den Waffenschmuggel in den Libanon hat zwei Komponenten: Zum einen sichert die maritime UNIFIL-Komponente die Seeseite ab. Es wird nur noch vereinzelt Waffenschmuggel über See registriert; das zeigt auch die Wirksamkeit dieses Einsatzes. Zum anderen leisten wir einen Beitrag dazu, dass die libanesische Marine langfristig die Grenzsicherung auf See selbst übernehmen kann. <text:s/>Drittens. Die Bundesregierung verfolgt im Libanon einen vernetzten Ansatz, der außen-, sicherheits- und entwicklungspolitische Instrumente vereint. Allein der Libanon hat 1,5 Millionen Flüchtlinge aus Syrien aufgenommen. Angesichts der nur 6 Millionen Einwohner des Libanon ist das eine beachtenswerte und enorme Leistung, die unseren Respekt verdient. <text:s/>Meine Damen und Herren, bei jedem Mandat, das hier im Hause zur Zustimmung vorliegt, müssen wir abwägen zwischen Gefahren und Verantwortung. Die Beratungen zu dem UNIFIL-Mandat beginnen jetzt. Wir, die SPD-Fraktion, sind der festen Überzeugung, dass es die richtige und vernünftige Entscheidung ist, dieses UN-Mandat, diese UN-Mission, weiterhin zu unterstützen und bis zum 30. Juni 2023 zu verlängern. <text:s/>Ich hoffe, dass dieses Hohe Haus sich mit großer Mehrheit zu unserer internationalen Verantwortung bekennt. Lieber Herr Wundrak, das ist eine Verantwortung, – <text:s/>Kollege Larem, kommen Sie bitte zum Schluss. <text:s/>– die Ihre Fraktion wohl nicht hat. <text:s/>Danke schö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Willkommene</text:p>
          </table:table-cell>
          <table:table-cell table:number-columns-repeated="1014"/>
        </table:table-row>
        <table:table-row table:style-name="ro1">
          <table:table-cell table:style-name="ce2" office:value-type="string" calcext:value-type="string">
            <text:p>162</text:p>
          </table:table-cell>
          <table:table-cell table:style-name="ce2" office:value-type="string" calcext:value-type="string">
            <text:p>10.04.2024</text:p>
          </table:table-cell>
          <table:table-cell table:style-name="ce2" office:value-type="string" calcext:value-type="string">
            <text:p>ID2016210600</text:p>
          </table:table-cell>
          <table:table-cell table:style-name="ce2" office:value-type="string" calcext:value-type="string">
            <text:p>Klaus Ernst (BSW)</text:p>
          </table:table-cell>
          <table:table-cell table:style-name="ce2" office:value-type="string" calcext:value-type="string">
            <text:p>2024-10-26 12:56:12</text:p>
          </table:table-cell>
          <table:table-cell table:style-name="ce2" office:value-type="string" calcext:value-type="string">
            <text:p>0.2158190906047821</text:p>
          </table:table-cell>
          <table:table-cell table:style-name="ce2" office:value-type="string" calcext:value-type="string">
            <text:p>Meine sehr verehrten Damen und Herren! Dieses wirklich gravierende Thema eignet sich nicht für parteipolitische Profilierung, aber auch nicht zum Herunterreden des Problems. Die Zahlen sind eindeutig: Wir haben ein Problem der Migration. Wir haben dort eine höhere Kriminalität; das ist offensichtlich. Wir sollten nun darüber reden, wie wir dieses Problem lösen wollen. Dazu habe ich unterschiedliche Vorschläge gehört. Den Vorschlag des Herrn Ministers fand ich sehr gut. Wenn ich Sie richtig verstanden habe, begeht 1 Prozent der Straftäter 50 Prozent der Straftaten. Ihr Vorschlag ist, solche Leute schneller abzuschieben. Das ist ein guter, diskussionswürdiger Vorschlag. Wir unterstützen ausdrücklich, dass Leute, die hier schwere Straftaten begehen, so schnell wie möglich aus diesem Land entfernt werden, ohne jede Frage. Denjenigen, die so tun, als wäre es ein Problem der Gerechtigkeit bzw. der Humanität, so etwas zu fordern, sage ich: Nein, das ist es nicht. Es geht auch um die Frage, wie man sich in diesem Lande, in dem man aufgenommen wird, verhält und wie man hier lebt. Deshalb finde ich den Vorschlag ausdrücklich richtig. Das ist der erste Punkt. <text:s/>Zweitens haben Sie gesagt: Prävention ist ein wichtiger Punkt. Wenn ich sehe, was im Bereich der Jugendkriminalität los ist, meine ich, dass wir das nicht durch mehr Polizei regeln können. Wollen wir tatsächlich Polizisten in den Schulen einsetzen? Wir müssen sicherlich über eine Erhöhung der Anzahl der Polizisten nachdenken. Aber in diesem Bereich ist Prävention der entscheidende Punkt. <text:s/>Ich habe sehr wenig Redezeit. <text:s/>Daher möchte ich als letzten Punkt die soziale Situation, die Armut in diesem Land ansprechen. <text:s/>Ich möchte in diesem Zusammenhang Bert Brecht zitieren. <text:s/>Er hat in einem Gedicht gesagt: <text:s/>„In Erwägung: es gibt zu viele Kohlen Während es uns ohne Kohlen friert Haben wir beschlossen, sie uns jetzt zu holen In Erwägung, dass es uns dann warm sein wird.“ <text:s/>Das ist ein Problem. Das bezieht sich zurzeit nicht auf die Kohlen in diesem Land, wohl aber darauf, dass natürlich Kriminalität auch etwas mit Armut zu tun hat, – <text:s/>Sie kommen zum Ende, bitte. <text:s/>– und die müssen wir in diesem Lande bekämpfen. <text:s/>Das Wort hat Matthias Helferich.</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Kriminelle</text:p>
          </table:table-cell>
          <table:table-cell table:number-columns-repeated="1014"/>
        </table:table-row>
        <table:table-row table:style-name="ro1">
          <table:table-cell table:style-name="ce2" office:value-type="string" calcext:value-type="string">
            <text:p>144</text:p>
          </table:table-cell>
          <table:table-cell table:style-name="ce2" office:value-type="string" calcext:value-type="string">
            <text:p>14.12.2023</text:p>
          </table:table-cell>
          <table:table-cell table:style-name="ce2" office:value-type="string" calcext:value-type="string">
            <text:p>ID2014401800</text:p>
          </table:table-cell>
          <table:table-cell table:style-name="ce2" office:value-type="string" calcext:value-type="string">
            <text:p>Robert Farle (fraktionslos)</text:p>
          </table:table-cell>
          <table:table-cell table:style-name="ce2" office:value-type="string" calcext:value-type="string">
            <text:p>2024-10-26 12:22:44</text:p>
          </table:table-cell>
          <table:table-cell table:style-name="ce2" office:value-type="string" calcext:value-type="string">
            <text:p>0.2080880105495453</text:p>
          </table:table-cell>
          <table:table-cell table:style-name="ce2" office:value-type="string" calcext:value-type="string">
            <text:p>Sehr geehrte Frau Präsidentin! Vielen Dank für die Möglichkeit, kurz etwas dazu zu sagen. <text:s/>Der Redner von der SPD – <text:s/>Westphal. <text:s/>– der Kollege Westphal – hat in Abrede gestellt, dass der Vorredner von der CDU – das war Herr Linnemann – die reale Situation in unserem Land richtig wiedergegeben hat. <text:s/>Er hat sie richtig wiedergegeben. <text:s/>Es gibt eine enorme Asylkrise in dem Land. Es gibt eine richtige Depression in diesem Land. In der Wirtschaft geht es steil bergab. Ich frage mich, ob Sie in der SPD überhaupt ein Verhältnis zu dem haben, was in diesem Land vor sich geht, ob Sie in der SPD überhaupt mitkriegen, was in diesem Land los ist. <text:s/>Allerdings muss ich auch eine Kritik loswerden zu dem, was er am Anfang gesagt hat und was Sie gut finden. In einem Punkt stimmen Sie nämlich überein. Aber wie viele Milliarden wollen Sie denn noch in die Ukraine reinpumpen, die unseren armen Leuten hier im Land fehlen? Tun Sie endlich etwas dafür, dass die Probleme unseres Landes gelöst werden. Wir sind nicht die Regierung der Ukraine und nicht das Parlament der Ukraine. Die sollen sich einmal in ihrem Parlament um ihr eigenes Land kümmern. Wir sind das Parlament der Bundesrepublik Deutschland, und wir haben die Aufgaben im Land Deutschland zu lösen. <text:s/>Und die lösen Sie als Ampel überhaupt nicht. <text:s/>Ich hoffe, dass die CDU einen Weg findet, dabei mitzuhelfen, dass es in diesem Land wirklich wieder nach vorne geht. <text:s/>Vielen Dank. <text:s/>Herr Farle, bleiben Sie bitte stehen; denn der Kollege Westphal hat jetzt die Möglichkeit, zu antworten, wenn er möchte.</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Kriminelle</text:p>
          </table:table-cell>
          <table:table-cell table:number-columns-repeated="1014"/>
        </table:table-row>
        <table:table-row table:style-name="ro1">
          <table:table-cell table:style-name="ce2" office:value-type="string" calcext:value-type="string">
            <text:p>18</text:p>
          </table:table-cell>
          <table:table-cell table:style-name="ce2" office:value-type="string" calcext:value-type="string">
            <text:p>18.02.2022</text:p>
          </table:table-cell>
          <table:table-cell table:style-name="ce2" office:value-type="string" calcext:value-type="string">
            <text:p>ID201801500</text:p>
          </table:table-cell>
          <table:table-cell table:style-name="ce2" office:value-type="string" calcext:value-type="string">
            <text:p>Matthias Helferich (fraktionslos)</text:p>
          </table:table-cell>
          <table:table-cell table:style-name="ce2" office:value-type="string" calcext:value-type="string">
            <text:p>2024-10-26 09:48:53</text:p>
          </table:table-cell>
          <table:table-cell table:style-name="ce2" office:value-type="string" calcext:value-type="string">
            <text:p>0.2145616114139557</text:p>
          </table:table-cell>
          <table:table-cell table:style-name="ce2" office:value-type="string" calcext:value-type="string">
            <text:p>Vielen Dank, Frau Präsidentin. – Sehr geehrte Damen und Herren! Im Arbeitsprogramm 2022 der Europäischen Kommission findet sich der Unterpunkt „2.5. Förderung unserer europäischen Lebensweise“. Doch was dann folgt, darf wohl eher als Angriff auf die europäische Lebensweise betrachtet werden. <text:s/>Die Kommission verweist in ihrem Arbeitsprogramm auf das vor einem Jahr beschlossene Migrations- und Asylpaket der EU. Mit dem EU-Pakt für Migration und Asyl will die Kommission den Grundstein für ein Migrationsmanagement in ganz Europa legen. Die Mitgliedstaaten sollen nun auch im Bereich der Migrations- und Asylpolitik Entscheidungskompetenzen zugunsten der Brüsseler Bürokratie abgeben. Die Kommission wünscht sich einen Verteilungsschlüssel für den Youth Bulge, den Überschuss an jungen Männern aus dem Nahen Osten und dem afrikanischen Kontinent, und dies freilich gegen den Willen der europäischen Völker. <text:s/>Das Meinungsforschungsinstitut INSA befragte im Auftrag unserer EU-Delegation Bürger in acht Mitgliedstaaten der EU. Diese lehnen zu 80 Prozent den weiteren Zuzug von Migranten ab, fordern den besseren Schutz der EU-Außengrenze. 40 Prozent sehen ihre persönliche Sicherheit durch Migration gefährdet, und nochmals 40 Prozent fühlen sich in ihrer nationalen Identität bedroht. Wenn die Kommission wirklich deutsche, europäische Lebensart fördern will, dann sollte sie auch den artikulierten Willen der europäischen Völker respektieren, das Eigene zu bewahren und nicht Opfer einer großen Transformation werden zu wollen, wie es auch im Koalitionsvertrag der Ampel angedroht wird. <text:s/>Deutschland übt durch die Kommissionspräsidentin von der Leyen eine negative Dominanz aus. Deutschland projiziert seine fehlende Vorstellung von Souveränität und Selbstbehauptung auf die EU und gefährdet damit die Stabilität Europas. Es ist die dogmatische Fixierung auf die Migration als Menschenrecht, die die EU unfähig macht, ihre Außengrenzen robust zu verteidigen und damit die europäische Lebensart zu erhalten. Die Europäer möchten nicht in abendländlichen Parallelgesellschaften leben, um Ihrer Migrationssucht gerecht zu werden. <text:s/>Ihre Koalition der Willigen ist bereits gescheitert, und das europäische Migrationsmanagement wird es auch. Da bin ich sicher. <text:s/>Vielen Dank. <text:s/>Nächster Redner: für die CDU/CSU-Fraktion Tobias Winkler.</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74</text:p>
          </table:table-cell>
          <table:table-cell table:style-name="ce2" office:value-type="string" calcext:value-type="string">
            <text:p>12.06.2024</text:p>
          </table:table-cell>
          <table:table-cell table:style-name="ce2" office:value-type="string" calcext:value-type="string">
            <text:p>ID2017417600</text:p>
          </table:table-cell>
          <table:table-cell table:style-name="ce2" office:value-type="string" calcext:value-type="string">
            <text:p>Angelika Glöckner (SPD)</text:p>
          </table:table-cell>
          <table:table-cell table:style-name="ce2" office:value-type="string" calcext:value-type="string">
            <text:p>2024-10-26 13:12:46</text:p>
          </table:table-cell>
          <table:table-cell table:style-name="ce2" office:value-type="string" calcext:value-type="string">
            <text:p>0.21373547613620758</text:p>
          </table:table-cell>
          <table:table-cell table:style-name="ce2" office:value-type="string" calcext:value-type="string">
            <text:p>Sehr geehrte Frau Präsidentin! Kolleginnen und Kollegen! Werte Besucherinnen und Besucher auf der Tribüne! Stellen wir uns mal einen Moment vor, die AfD hätte in unserem Land etwas zu sagen. <text:s/>Die AfD will aus dem Euro und der EU austreten und nimmt damit den Verlust von Arbeitsplätzen für 2,6 Millionen Menschen in Kauf. Die AfD will Menschen mit Migrationshintergrund ausweisen, <text:s/>die wir als Fach- und Arbeitskräfte dringend benötigen. Worüber reden wir eigentlich die ganze Zeit? Denken wir an unsere Krankenhäuser oder den gesamten Bereich der Pflege! Nichts anderes wurde heute mehrfach gesagt. <text:s/>Fachkräftemangel gibt es ja auch in vielen anderen Branchen, etwa in großen Unternehmen in der IT-Branche. Insgesamt werden rund 12,6 Millionen Menschen bis 2036 in Rente gehen. Das können die jüngeren, geburtenschwächeren Altersgruppen nicht ausgleichen. <text:s/>Mit Ihren Abschiebungsfantasien, die Sie im heutigen Antrag erneut ausweiten, werden Sie nichts, aber auch gar nichts zur Lösung in unserem Land beitragen, genauso wenig wie mit Ihrem völlig aus der Zeit gefallenen Frauenbild, nach dem Sie wollen, dass Frauen sich ausschließlich um Heim und Familie kümmern, <text:s/>was zu weiteren drastischen Verlusten an dringend benötigten Arbeitskräften führen würde. <text:s/>Während wir uns jetzt um Fachkräfte kümmern mit dem Bürgergeld-Gesetz, mit dem Fachkräfteeinwanderungsgesetz und mit vielen weiteren Maßnahmen gehandelt haben, legen Sie heute erneut nach. Sie wollen diesmal auf die ukrainischen Staatsangehörigen abzielen. Ihnen wollen Sie die Bürgergeldleistungen streichen, wenn sie das Land kurzzeitig verlassen, um ihre Liebsten in ihrem Land im Krieg zu besuchen, um nach dem Rechten zu sehen. <text:s/>Wie unanständig Sie mit dem Schicksal der Menschen in der Ukraine umgehen, hat man gestern gesehen. Sie hatten nicht den Anstand, der Rede des ukrainischen Präsidenten Selenskyj beizuwohnen. Und deshalb: Anstand kann man von Ihnen auch in dem vorgelegten Antrag nicht erwarten. Das Ziel des Bürgergelds – das wurde mehrfach gesagt – ist es, Menschen so schnell wie möglich und dauerhaft zu Arbeit zu verhelfen, damit sie vom Bürgergeld wegkommen. Und mit dem Jobturbo haben wir den Eingliederungsprozess beschleunigt. Das ignorieren Sie. <text:s/>Was Sie auch verleugnen, ist, dass Bürgergeldbeziehende schon jetzt ihre Abwesenheit beantragen müssen. Tun sie es nicht, entfällt für die Dauer der Abwesenheit der Anspruch auf Bürgergeldleistungen. Bei einer Abwesenheit von mehr als sechs Wochen entfällt der Anspruch auf die Leistungen nach dem Bürgergeld-Gesetz ganz. Und alle Bürgergeldbeziehenden dürfen längstens 21 Tage im Jahr ortsabwesend sein. <text:s/>All das leugnen und beachten Sie einfach nicht. Ich sage Ihnen ganz ehrlich: Die Menschen werden spüren: Sie sind keine Alternative für unser Land. Sie wären der Absturz für unser Land. Ihr Antrag ist inakzeptabel.</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25</text:p>
          </table:table-cell>
          <table:table-cell table:style-name="ce2" office:value-type="string" calcext:value-type="string">
            <text:p>24.03.2022</text:p>
          </table:table-cell>
          <table:table-cell table:style-name="ce2" office:value-type="string" calcext:value-type="string">
            <text:p>ID202503300</text:p>
          </table:table-cell>
          <table:table-cell table:style-name="ce2" office:value-type="string" calcext:value-type="string">
            <text:p>Nicole Westig (FDP)</text:p>
          </table:table-cell>
          <table:table-cell table:style-name="ce2" office:value-type="string" calcext:value-type="string">
            <text:p>2024-10-26 09:55:38</text:p>
          </table:table-cell>
          <table:table-cell table:style-name="ce2" office:value-type="string" calcext:value-type="string">
            <text:p>0.20389963686466217</text:p>
          </table:table-cell>
          <table:table-cell table:style-name="ce2" office:value-type="string" calcext:value-type="string">
            <text:p>Frau Präsidentin! Liebe Kolleginnen und Kollegen! Kommen wir zurück zur Sache und zur Gesundheitspolitik. <text:s/>Als Fortschrittskoalition begegnen wir den vielfältigen Herausforderungen, die hier alle schon genannt worden sind, mit einem großen Verantwortungsbewusstsein gegenüber den aktuellen und künftigen Generationen. <text:s/>Eine große Baustelle in unserem Gesundheitswesen ist die Pflege, und das nicht erst seit der Pandemie. Wenn wir Patientinnen und Patienten bedarfsgerecht versorgen wollen, wenn Menschen in Würde alt werden können sollen, dann müssen wir hier endlich ran. <text:s/>Die Pflege steht deshalb weit oben auf der Agenda dieser Koalition. Wir wollen die Arbeitsbedingungen dort nachhaltig verbessern. Das gelingt uns jedoch nur dann, wenn wir den Personalmangel beheben und mehr Menschen für die Pflege gewinnen. <text:s/>Deshalb müssen wir in die Bildung, in Ausbildung und Akademisierung, investieren. Gemeinsam mit den Ländern wollen wir Pflegewissenschaft und Pflegeforschung voranbringen. Diese sind kein Selbstzweck; sie geben uns evidenzbasierte Antworten auf die Frage nach einer guten und bedarfsorientierten Patientenversorgung, <text:s/>und das kommt uns allen als Gesellschaft zugute. Eine besondere Rolle spielt dabei auch die Pflegepädagogik; denn zu viele Lehrerinnen und Lehrer fehlen an unseren Pflegeschulen, was mitunter zur Schließung führt. Das muss sich ganz schnell ändern. <text:s/>Liebe Kolleginnen und Kollegen, es kommt auf jeden Ausbildungsplatz an. Deshalb ermöglichen wir die Pflegeausbildung künftig auch an Rehakliniken. <text:s/>Ein weiterer Baustein für mehr Pflegepersonal liegt natürlich in der Zuwanderung. Deshalb ist es gut, dass sich diese Koalition ganz klar dazu bekennt, Deutschland zu einem modernen und weltoffenen Einwanderungsland zu machen. <text:s/>– Dass Sie damit ein Problem haben, wissen wir. – Allerorten haben wir Fachkräftemangel, <text:s/>aber nirgends fällt er uns so übel auf die Füße wie in der Pflege. Mit diesem Haushalt fördern wir auch die Möglichkeit, Pflegekräfte im Ausland nach deutschem Standard auszubilden. <text:s/>Doch das ist nicht genug. Bei der Gewinnung der besten Köpfe konkurrieren wir mit Ländern, in denen Pflegende eine größere Autonomie haben als bei uns. Deshalb ist es wichtig, die Heilkundeübertragung endlich umzusetzen. <text:s/>Denn Pflegende können mehr, als sie dürfen. Wir sind die Koalition, die den Menschen etwas zutraut. Das hat auch etwas mit Wertschätzung zu tun. <text:s/>Diese brauchen Pflegende dringender denn je. <text:s/>Mit der „Community Health Nurse“ schaffen wir ein neues Berufsbild. <text:s/>Hochqualifiziert <text:s/>soll sie die pflegerische Versorgung gerade im ländlichen Raum mitgestalten. Sie hilft, damit auch Menschen mit Pflegebedarf länger in ihrer gewohnten Umgebung bleiben können, und sie stärkt pflegenden Angehörigen den Rücken. <text:s/>Denn, liebe Kolleginnen und Kollegen, Pflege in unserem Land ist zu einem ganz großen Anteil Angehörigenpflege. Fast drei Viertel aller Pflegebedürftigen werden zu Hause von Angehörigen betreut. Diese Menschen brauchen dringend Unterstützung. Deshalb wollen wir Leistungen wie die Kurzzeit- und Verhinderungspflege zu einem flexiblen Entlastungsbudget zusammenfassen. <text:s/>Die Pflegegeldleistung wollen wir dynamisieren, und wir wollen mehr Kurzzeitpflegeplätze schaffen. Damit ist es nicht getan. Wichtig ist aber, dass wir endlich anfangen, hier Entlastung zu schaffen. <text:s/>Als Fortschrittskoalition wollen wir entbürokratisieren, vereinfachen, beschleunigen und vernetzen, gerade im Gesundheitswesen, und dabei endlich den Digitalisierungsstau in unserem Land beheben. <text:s/>Überbordende Dokumentationspflichten müssen auf den Prüfstand. Machen wir es Pflegenden mit digitalen Anwendungen so einfach wie möglich! Schenken wir ihnen mehr Zeit! Nutzen wir KI, um Pflegebedürftigen und pflegenden Angehörigen das Leben zu erleichtern! <text:s/>Wir stärken aber auch unsere Kommunen; denn sie wissen am besten, wie sie ihre Quartiere für ein gutes Leben im Alter, auch mit Pflegebedarf, gestalten. Wir fördern innovative Wohnformen. Das Pflegeheim sollte stets die allerletzte Station sein. Damit das gelingt, setzen wir als Ampelkoalition verstärkt auf Prävention und Rehabilitation. Pflegebedarf hinauszuzögern, Lebensqualität bis ins hohe Alter zu ermöglichen, das ist das Gebot der Stunde. Dafür setzen wir uns mit aller Kraft ein. <text:s/>Vielen Dank. <text:s/>Vielen Dank, vor allen Dingen an diejenigen, die die Zeit immer so wunderbar einhalten. <text:s/>Es folgt für die Fraktion Die Linke der Kollege Ates Gürpinar.</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19</text:p>
          </table:table-cell>
          <table:table-cell table:style-name="ce2" office:value-type="string" calcext:value-type="string">
            <text:p>07.09.2023</text:p>
          </table:table-cell>
          <table:table-cell table:style-name="ce2" office:value-type="string" calcext:value-type="string">
            <text:p>ID2011908500</text:p>
          </table:table-cell>
          <table:table-cell table:style-name="ce2" office:value-type="string" calcext:value-type="string">
            <text:p>Josef Oster (CDU/CSU)</text:p>
          </table:table-cell>
          <table:table-cell table:style-name="ce2" office:value-type="string" calcext:value-type="string">
            <text:p>2024-10-26 11:37:22</text:p>
          </table:table-cell>
          <table:table-cell table:style-name="ce2" office:value-type="string" calcext:value-type="string">
            <text:p>0.261136531829834</text:p>
          </table:table-cell>
          <table:table-cell table:style-name="ce2" office:value-type="string" calcext:value-type="string">
            <text:p>Verehrte Frau Präsidentin! Verehrte Kolleginnen und Kollegen! Wir haben in der Causa Schönbohm als Opposition berechtigte Fragen. Es ist nicht nur unser Recht als Opposition, diese Fragen zu stellen, sondern es ist auch unsere Pflicht. Und wir haben Fragen, die eben nur die Ministerin persönlich beantworten kann. <text:s/>Wir haben ihr in dieser Woche zweimal die Möglichkeit dazu gegeben. Sie hat das mit fadenscheinigen Ausreden nicht genutzt. <text:s/>Das ist eine Missachtung der Rechte des Parlaments, und das lassen wir Ihnen nicht durchgehen. <text:s/>Wenn es noch eines Beweises bedurft hätte, dass hier irgendetwas nicht stimmt, dann haben das die Redebeiträge und die Nebelkerzen von Herrn Hartmann und von Herrn von Notz eindrucksvoll bewiesen. <text:s/>Hier sind Fragen offen, und wir werden diese Fragen weiter stellen. Fakt ist doch, Frau Ministerin: Sie sind auf einen Satiriker hereingefallen. <text:s/>Das sollte nicht passieren, kann aber passieren. Danach haben Sie sich verrannt und kommen da jetzt nicht mehr raus. Das lassen wir Ihnen nicht durchgehen. Sie haben dort offenbar zu Mitteln gegriffen, die so nicht in Ordnung waren. <text:s/>Wir haben Fragen, und Sie werden uns nicht entgehen. Ich will Ihnen nur eine Frage mit auf den Weg geben, Frau Ministerin: Wann werden Sie sich endlich bei Herrn Schönbohm entschuldigen? Das ist doch das Mindeste, wenn ich als Vorgesetzte einen Fehler gemacht habe. Diese Größe darf man doch verlangen. <text:s/>Dass Sie, Frau Ministerin, hier offensichtlich als Wahlkämpferin nicht hundertprozentig bei der Sache sind, zeigt auch dieser Haushalt des Innenministeriums. Sie haben sich offensichtlich bei keinem einzigen Punkt gegen den Bundesfinanzminister durchsetzen können, und das in Zeiten größter Herausforderungen, was die innere und äußere Sicherheit betrifft. Der Innenhaushalt sinkt. Das ist doch durch nichts zu erklären und ist ein weiteres Beispiel dafür, dass diese Regierung die vollkommen falschen Prioritäten setzt. <text:s/>Vor allem aber, verehrte Frau Ministerin, verehrte Regierungskoalition, liefert dieser Haushalt keinerlei Antwort auf die sich aktuell immer weiter ausdehnende Migrationskrise in unserem Land. Ich komme aus dem Staunen nicht heraus: Auch Sie haben in Ihrer Rede eben kaum ein Wort dazu verloren, genauso wie der Bundeskanzler gestern kaum ein Wort dazu verloren hat. Das ist eine der größten Krisen und größten Herausforderungen unserer Zeit, und die Regierung ignoriert diese Frage, die insbesondere unsere Städte und Kommunen so bedrängt. <text:s/>Die Zahlen steigen weiter und weiter. Bis zum Jahresende werden es voraussichtlich 350 000 Asylerstanträge sein. Eine unglaublich große Zahl runtergebrochen: jeden Tag 1 000 Menschen, die neu in unserem Land aufgenommen werden, die neu versorgt werden müssen und die auch neu untergebracht werden müssen. <text:s/>Die Bundespolizei schlägt seit Wochen Alarm, was die irregulären Grenzübertritte anbetrifft, und die Kommunen sind seit Monaten im Ausnahmezustand. Und was kommt von Ihnen dazu, Frau Ministerin? Nichts. Das können wir so nicht akzeptieren. Sie haben in diesem Frühjahr zwei Gesprächsrunden mit den Kommunen initiiert. Was hatten die für ein Ergebnis? Es wird eine dritte im November geben, ansonsten Fehlanzeige. <text:s/>Meine verehrten Kolleginnen und Kollegen, es ist doch klar: Die Zahlen müssen runter, und das ist unsere gemeinsame Herausforderung. Deshalb fordere ich Sie noch mal auf: Führen Sie Grenzkontrollen zu Polen, Tschechien und der Schweiz ein! Weisen Sie weitere Länder als sichere Herkunftsstaaten aus! Die Maghreb-Staaten, aber auch Indien, Georgien und Moldawien, das reicht nicht aus. Und kümmern Sie sich um die Sozialstandards! Setzen Sie sich dafür ein, dass wir im europäischen Vergleich eine Vereinheitlichung hinbekommen, und setzen Sie sich auch dafür ein, dass wir uns in Deutschland damit beschäftigen, dass immer mehr Migranten sich dazu entscheiden, nicht zu arbeiten, weil sie merken, dass sie genauso viel bekommen, wenn sie nicht arbeiten, wie wenn sie arbeiten. Das können wir als Politik doch so nicht hinnehmen. <text:s/>Verehrte Frau Ministerin, ich bin ehemaliger Bürgermeister; deshalb liegt mir dieses Thema so am Herzen. Kümmern Sie sich um die Kommunen! Die Kommunen leisten jeden Tag Großartiges, gerade was die Migrationspolitik anbetrifft. Sie kürzen jetzt noch die Integrationsmittel – für mich vollkommen unverständlich. Ich fordere Sie auf: Werden Sie endlich aktiv! <text:s/>Kollege. <text:s/>Treffen Sie endlich Entscheidungen zur Steuerung und Begrenzung der Migration nach Deutschland! <text:s/>Für die SPD-Fraktion hat nun die Kollegin Sabine Poschmann das Wort.</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2</text:p>
          </table:table-cell>
          <table:table-cell table:style-name="ce2" office:value-type="string" calcext:value-type="string">
            <text:p>11.11.2021</text:p>
          </table:table-cell>
          <table:table-cell table:style-name="ce2" office:value-type="string" calcext:value-type="string">
            <text:p>ID20200400</text:p>
          </table:table-cell>
          <table:table-cell table:style-name="ce2" office:value-type="string" calcext:value-type="string">
            <text:p>Stephan Brandner (AfD)</text:p>
          </table:table-cell>
          <table:table-cell table:style-name="ce2" office:value-type="string" calcext:value-type="string">
            <text:p>2024-10-26 09:41:15</text:p>
          </table:table-cell>
          <table:table-cell table:style-name="ce2" office:value-type="string" calcext:value-type="string">
            <text:p>0.22503365576267242</text:p>
          </table:table-cell>
          <table:table-cell table:style-name="ce2" office:value-type="string" calcext:value-type="string">
            <text:p>Frau Präsidentin! Meine lieben Kollegen auf der Tribüne! Frisch getestet, gut gelaunt am 11.11. – was kann schöner sein, als hier am Rednerpult zu stehen? Gruß an die Karnevalisten im Lande am heutigen Tage, auch wenn es noch einige Stunden zu früh ist! <text:s/>Drei Anträge haben wir heute hier zu verhandeln: einen guten, einen, der so geht, und einen, der schlicht und ergreifend eine Frechheit darstellt. Der erste gute wird natürlich von der AfD-Fraktion mitgetragen. Auch für die Öffentlichkeit: Wir, alle Bundestagsfraktionen, haben gemeinsam einen Antrag eingebracht. Da geht es um das Berechnungsverfahren für die Stellenanteile der Fraktionen. Wenn das Frau Merkel mitbekommt, wird der Antrag wahrscheinlich am Ende für null und nichtig erklärt. Gleichwohl zeigen wir: Wir reichen Ihnen die Hand, wir arbeiten mit Ihnen zusammen, wenn es vernünftig ist. Und vernünftig ist nur dieser Antrag. Es tut mir leid, das hier so sagen zu müssen. <text:s/>Zum zweiten Antrag. Der geht so, was – das wurde schon ausgeführt – die Einsetzung von Hauptausschuss, Petitionsausschuss und Wahlprüfungsausschuss angeht. Das muss sein. Ob die Größen so sein müssen? Das sehen wir wie die CDU/CSU, weshalb wir dem Änderungsantrag der CDU/CSU zustimmen werden. Die Zahl von 31 Personen ist wieder genau die Schwelle, um die AfD kleinzuhalten. Da wird also gleich wieder das Berechnungsverfahren, das wir gemeinsam beschließen werden, missbraucht und gegen die AfD in Position gebracht. Das finden wir nicht gut; aber damit kann man leben. Es soll ja nur für eine kurze Zeit sein. Wir sind gespannt, wann Ihre Koalitionsverhandlungen zum Abschluss kommen. <text:s/>Der dritte Antrag schließlich, meine Damen und Herren, ist schlicht und ergreifend eine Frechheit. Jährlich grüßt das Murmeltier. Es geht mal wieder um die Terminplanung des Deutschen Bundestages. 2022 sind die Abgeordneten der Altparteien, die hier sitzen, wieder die Faulheit in Person. Nur 21 von 52 Wochen – das sind 40 Prozent – sind als Sitzungswochen vorgesehen. Vorgesehen sind lediglich drei Sitzungswochen bis Ende Februar – in zwei Monaten drei Sitzungswochen! Opulente Karnevalspausen sind wieder als Reminiszenz an die frühere Bonner Republik vorgesehen. Zwei Monate Sommerpause wollen Sie machen, einen Monat Winterpause. <text:s/>Wir von der AfD beißen bei dem Versuch auf Granit, auch nur eine einzige Sitzungswoche mehr durchzusetzen. <text:s/>Wir sagen: Arbeiten für Deutschland, nicht faulenzen für Deutschland. Deshalb: Folgen Sie uns, seien Sie mit uns einer Meinung. Wir brauchen mehr Sitzungswochen in Berlin, <text:s/>und eine einzige sollte doch wohl drin sein. <text:s/>Dabei müssen die Menschen draußen wissen: Eine Sitzungswoche – das hört sich jetzt an wie: von Montag bis Sonntag. Nein! Eine Sitzungswoche ist zurzeit ein Tag hier im Plenum. Die Länge der Sitzungswochen kann man also auch noch ausdehnen. <text:s/>Beschweren Sie sich dann am Ende nicht wieder, wenn die Sitzungen unseres Bundestages bis in die Nachtstunden gehen, wenn Sie sich lieber in die Karnevalsferien oder in die Sommerferien zurückziehen. Wir sagen: Arbeiten für Deutschland. <text:s/>Deutschland steht vor extremen Herausforderungen: Wir haben explodierende Sprit- und Energiepreise. Wir haben eine galoppierende Inflation. Wir haben einen weiteren Massenansturm, eine Masseneinwanderung an der Ostgrenze. Wir haben kollabierende Sozialsysteme. Wir haben eine gefährdete Energieversorgung. Das alles beschäftigt die Leute draußen, und Sie beschäftigen sich mit Karnevalspausen, Skiferien und Sommerpausen. <text:s/>Das ist ein Affront dem Wähler gegenüber, meine Damen und Herren. <text:s/>Deshalb: Nicht Pause machen für Deutschland, sondern arbeiten für Deutschland, Sitzungswochen für Deutschland. Dafür stehen wir von der Alternative für Deutschland. <text:s/>Wir sind ein Arbeitsparlament und kein Teilzeitparlament. Also verhalten Sie sich auch so, und stimmen Sie unseren Anregungen zu, mehr Sitzungswochen durchzuführen. <text:s/>Vielen Dank. <text:s/>Als nächste Rednerin für die FDP-Fraktion Bettina Stark-Watzinger.</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Kostenintensive</text:p>
          </table:table-cell>
          <table:table-cell table:number-columns-repeated="1014"/>
        </table:table-row>
        <table:table-row table:style-name="ro1">
          <table:table-cell table:style-name="ce2" office:value-type="string" calcext:value-type="string">
            <text:p>62</text:p>
          </table:table-cell>
          <table:table-cell table:style-name="ce2" office:value-type="string" calcext:value-type="string">
            <text:p>19.10.2022</text:p>
          </table:table-cell>
          <table:table-cell table:style-name="ce2" office:value-type="string" calcext:value-type="string">
            <text:p>ID206212600</text:p>
          </table:table-cell>
          <table:table-cell table:style-name="ce2" office:value-type="string" calcext:value-type="string">
            <text:p>Matthias Helferich (fraktionslos)</text:p>
          </table:table-cell>
          <table:table-cell table:style-name="ce2" office:value-type="string" calcext:value-type="string">
            <text:p>2024-10-26 10:28:52</text:p>
          </table:table-cell>
          <table:table-cell table:style-name="ce2" office:value-type="string" calcext:value-type="string">
            <text:p>0.2236742526292801</text:p>
          </table:table-cell>
          <table:table-cell table:style-name="ce2" office:value-type="string" calcext:value-type="string">
            <text:p>Sehr geehrte Frau Präsidentin! Sehr geehrte Damen und Herren! Laut der Teso-Entscheidung des Bundesverfassungsgerichts ist es die Aufgabe aller <text:s/>Verfassungsorgane, die Identität des deutschen Staatsvolkes als Träger des völkerrechtlichen Selbstbestimmungsrechts zukunftsgerichtet auf Dauer zu bewahren. <text:s/>Hierzu dient das Aufenthaltsgesetz, dessen Telos in der Steuerung und Begrenzung der Zuwanderung im Sinne Deutschlands liegt. Ihr Chancen-Aufenthaltsrecht <text:s/>richtet sich aber nicht nach deutschen Interessen, sondern trägt dem Bedürfnis der seit Jahren im Bundesgebiet geduldeten Ausländer nach einer <text:s/>Aufenthaltsperspektive Rechnung. <text:s/>– Frau Kaddor, anstatt dazwischenzuquatschen, sollten Sie sich mal lieber bei den Opfern von Ludwigshafen entschuldigen. <text:s/>Das sind die Opfer Ihrer mörderischen Migrationspolitik. <text:s/>Wer es in fünf Jahren nicht geschafft hat, Arbeit, Sprachkenntnisse oder Identität nachzuweisen, hat nicht den Aufenthalt, sondern die sofortige <text:s/>Abschiebung verdient. <text:s/>Bereits in Ihrem Gesetzentwurf vernebeln Sie die Realitäten in unserem Land. Sie behaupten einfach, Geduldete seien mehrheitlich gut integriert. <text:s/>„Chancen für den Arbeitsmarkt“, „Transformation“, „Perspektive“ – die linke Seite dieses Hauses will die gescheiterte Zuwanderungspolitik Deutschlands mittels <text:s/>Sprechverboten und Orwell’scher Wortneuschöpfung verschleiern. Doch was wir brauchen, sind nicht immer neue Verschleierungstaktiken. Was wir brauchen, ist ein <text:s/>migrationspolitischer Neuanfang in diesem Land: den Willen, das Recht endlich durchzusetzen, den Willen, abzuschieben, den Willen, den Großangriff auf die <text:s/>Identität unseres Staatsvolkes zu stoppen. <text:s/>Vielen Dank.</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26</text:p>
          </table:table-cell>
          <table:table-cell table:style-name="ce2" office:value-type="string" calcext:value-type="string">
            <text:p>25.03.2022</text:p>
          </table:table-cell>
          <table:table-cell table:style-name="ce2" office:value-type="string" calcext:value-type="string">
            <text:p>ID202603700</text:p>
          </table:table-cell>
          <table:table-cell table:style-name="ce2" office:value-type="string" calcext:value-type="string">
            <text:p>Otto Fricke (FDP)</text:p>
          </table:table-cell>
          <table:table-cell table:style-name="ce2" office:value-type="string" calcext:value-type="string">
            <text:p>2024-10-26 09:58:00</text:p>
          </table:table-cell>
          <table:table-cell table:style-name="ce2" office:value-type="string" calcext:value-type="string">
            <text:p>0.27067437767982483</text:p>
          </table:table-cell>
          <table:table-cell table:style-name="ce2" office:value-type="string" calcext:value-type="string">
            <text:p>Geschätzte Frau Vizepräsidentin! Meine lieben Kolleginnen und Kollegen! „Schlussrunde“ heißt, Resümee dieser Woche zu ziehen. Dabei fallen mir zwei Dinge auf. Diese Koalition hat es innerhalb des halben Jahres geschafft, sich schlagkräftig zu formieren, beim Haushalt dafür zu sorgen, die Realitäten anzuerkennen, und gleichzeitig auf das, was an neuen Dingen auf uns zukommt, zu reagieren. Das ist etwas, was man dieser Koalition nicht zugetraut hat; aber ich bin stolz darauf, dass wir das bis hierhin geschafft haben, auch wenn jetzt die Arbeit im Ausschuss beginnt. <text:s/>Wenn ich auf die eigentlich einzig ernstzunehmende Opposition und gleichzeitig auf dieses schöne Sonnenwetter draußen schaue, fällt mir nur Herwig Mitteregger mit dem Liedtext „Immer mehr, immer mehr, immer mehr“ von 1985 ein. <text:s/>Wenn ich nämlich sehe, was hier passiert ist, dann muss ich wirklich sagen: Wir wollen im parlamentarischen Diskurs doch die Diskussion mit Ihnen über Ihre Inhalte, über Ihre Ideen, um unsere – wie wir meinen – besseren Ideen mit Ihren zu messen und dann zu einer Entscheidung zu kommen. Dazu müsste von Ihnen etwas kommen. Daher habe ich mein Büro mal gebeten, in jeder Rede von Ihnen zu gucken, wo von Ihnen mehr gefordert wird. Ich habe gedacht, ich bekomme ein DIN-A4-Blatt. Ich kann Ihnen mal zeigen, was ich alles von Ihnen zu lesen bekommen habe, <text:s/>und das ist nur das bis zum Donnerstag und heute zu den beiden Debatten über „Arbeit und Soziales“ und „Familie“. <text:s/>Man kann immer sagen: „immer mehr, immer mehr, immer mehr“; aber wir müssen uns doch jetzt auf das konzentrieren, was in einer sozialen Marktwirtschaft wirklich notwendig ist. <text:s/>Da kann man in Debatten doch nicht einfach nur sagen: „Wir ermöglichen jetzt neue, zusätzliche Sozialleistungen“, ohne zu überlegen, wie sie ins System passen. Was machen Sie noch? Sie fordern die Verlängerung oder die Neueinführung von Subventionen. Oder Sie sagen so schofelige Dinge wie heute in der Familiendebatte: „Zu den Ukraineflüchtlingen finde ich nichts im Haushalt“. Ja, natürlich finde ich nichts im Haushalt. Das ist doch klar. Das wird doch durch den Ergänzungshaushalt erfolgen. <text:s/>Deswegen ist meine Bitte an die Union: Resümieren Sie noch mal, was Sie diese Woche gemacht haben. Am Anfang erzählte Herr Merz: „Sie machen ja nichts beim Haushalt, das ist ja katastrophal“, und danach sagten alle: „Nee, wir müssen noch mehr ausgeben“. <text:s/>Das Problem bei Ihnen ist doch: Wenn es nach Ihnen ginge, gäbe es nicht nur den notwendigen Ergänzungshaushalt wegen der Ukrainekrise, sondern dann gäbe es noch einen zweiten Ergänzungs-CDU/CSU-Haushalt. Das werden wir mit Sicherheit nicht machen. <text:s/>Dann möchte ich noch etwas sagen: Wir wollen den Diskurs mit Ihnen, ein Ringen um das Bessere; das ist doch das, was Demokratie ausmacht. Aber ich habe mal den Test gemacht: Wenn Sie auf Facebook sagten, was aus Ihrer Sicht schlecht ist, dann habe ich immer darunter geschrieben: „Ja, was sind denn Ihre Vorschläge?“ <text:s/>Wissen Sie, was fast bei allen Abgeordneten die Antwort war? „Ja, die muss die Regierung vorlegen.“ Nein, jetzt sind wir im Parlament und diskutieren den Haushalt. Es ist Ihre Aufgabe, Sie müssen das tun; das ist die einzige Notwendigkeit. <text:s/>Und weil mich der Justizminister darum gebeten hat, sage ich frei nach Shakespeares Hamlet, zweiter Akt, zweite Szene: Es ist zwar Wahnsinn, doch Ihre Methode gefällt mir nicht. <text:s/>Herzlichen Dank. <text:s/>Als nächster Redner erhält für die CDU/CSU-Fraktion – es ist seine erste Rede im Deutschen Bundestag – Yannick Bury das Wort.</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93</text:p>
          </table:table-cell>
          <table:table-cell table:style-name="ce2" office:value-type="string" calcext:value-type="string">
            <text:p>29.03.2023</text:p>
          </table:table-cell>
          <table:table-cell table:style-name="ce2" office:value-type="string" calcext:value-type="string">
            <text:p>ID209309200</text:p>
          </table:table-cell>
          <table:table-cell table:style-name="ce2" office:value-type="string" calcext:value-type="string">
            <text:p>Clara Bünger (DIE LINKE)</text:p>
          </table:table-cell>
          <table:table-cell table:style-name="ce2" office:value-type="string" calcext:value-type="string">
            <text:p>2024-10-26 10:59:38</text:p>
          </table:table-cell>
          <table:table-cell table:style-name="ce2" office:value-type="string" calcext:value-type="string">
            <text:p>0.23461434245109558</text:p>
          </table:table-cell>
          <table:table-cell table:style-name="ce2" office:value-type="string" calcext:value-type="string">
            <text:p>Sehr geehrte Präsidentin! Liebe Kolleginnen und Kollegen! Die Union verlangt in ihrem Antrag eine konsequente Durchsetzung der Ausreisepflicht. <text:s/>Bemerkenswert ist, dass die Begründung des Antrags voller Falschbehauptungen ist. Ich möchte insbesondere auf einen Punkt eingehen, weil Sie sich da <text:s/>ausgerechnet auf eine Anfrage aus meiner Fraktion beziehen. <text:s/>Die Union hebt hervor, dass bei 37 Prozent der Geduldeten fehlende Reisedokumente oder eine ungeklärte Identität der Grund für die Aussetzung der <text:s/>Abschiebung seien. Da liegt offensichtlich ein Fehlschluss vor. Sie tun so, als ob man diese Menschen alle abschieben könnte, wenn sie Reisedokumente hätten. <text:s/>Das ist falsch, und das zeigt ein Blick in die Herkunftsländer der Menschen. Schauen wir auf Afghanistan: Über 4 000 Menschen haben keine Dokumente. Doch selbst <text:s/>wenn bei ihnen Dokumente vorliegen würden, gäbe es keinen Grund, diese Menschen nach Afghanistan abzuschieben. <text:s/>Ähnlich ist es in Bezug auf Iran. Die Bundesländer haben sich verständigt, nicht in den Iran abzuschieben, unabhängig davon, ob Betroffene einen Pass <text:s/>haben oder nicht. Außerdem wissen wir aus der Praxis, dass viele Iranerinnen deshalb keinen Pass besitzen, weil sie für das Foto ein Kopftuch tragen müssten, <text:s/>das aber nicht wollen. Wollen Sie von der Union diese Frauen etwa dazu zwingen? Dann sollten Sie aufhören, Schilder hochzuhalten, auf denen „Jin, Jiyan, Azadi“ <text:s/>steht. <text:s/>Erst im Januar hat der Bundestag den Völkermord an den Jesidinnen und Jesiden anerkannt, und ausgerechnet jetzt droht einer Jesidin aus Shingal die <text:s/>Abschiebung – Sie haben es vielleicht mitbekommen; es ging durch alle Medien. Die Familie von Hayfaa Sharaf Elias ist vor dem Völkermord nach Deutschland <text:s/>geflohen. Ihr schwer traumatisierter Vater hat Suizid begangen. Daraufhin wurde der gesamten Familie der Flüchtlingsstatus widerrufen, und es besteht die <text:s/>Gefahr, dass die Familie abgeschoben wird. Das ist aus meiner Sicht an Unmenschlichkeit kaum zu überbieten. Dabei könnte das BAMF den Widerrufsbescheid einfach <text:s/>aufheben, um das Leid der Familie, der eine Verfolgung durch den IS im Irak droht, zu beenden. <text:s/>Wer eine Abschiebeoffensive fordert, zerstört Menschenleben wie das von Hayfaa <text:s/>und nimmt Brutalität und Menschenrechtsverletzungen in Kauf. Wir fordern stattdessen ein sicheres Bleiberecht für alle Menschen mit prekärem <text:s/>Aufenthaltsstatus. <text:s/>Vielen Dank. <text:s/>Für die FDP-Fraktion erteile ich das Wort dem Kollegen Stephan Thomae.</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Willkommene</text:p>
          </table:table-cell>
          <table:table-cell table:number-columns-repeated="1014"/>
        </table:table-row>
        <table:table-row table:style-name="ro1">
          <table:table-cell table:style-name="ce2" office:value-type="string" calcext:value-type="string">
            <text:p>141</text:p>
          </table:table-cell>
          <table:table-cell table:style-name="ce2" office:value-type="string" calcext:value-type="string">
            <text:p>30.11.2023</text:p>
          </table:table-cell>
          <table:table-cell table:style-name="ce2" office:value-type="string" calcext:value-type="string">
            <text:p>ID2014104200</text:p>
          </table:table-cell>
          <table:table-cell table:style-name="ce2" office:value-type="string" calcext:value-type="string">
            <text:p>Philipp Amthor (CDU/CSU)</text:p>
          </table:table-cell>
          <table:table-cell table:style-name="ce2" office:value-type="string" calcext:value-type="string">
            <text:p>2024-10-26 12:18:21</text:p>
          </table:table-cell>
          <table:table-cell table:style-name="ce2" office:value-type="string" calcext:value-type="string">
            <text:p>0.20997409522533417</text:p>
          </table:table-cell>
          <table:table-cell table:style-name="ce2" office:value-type="string" calcext:value-type="string">
            <text:p>Frau Präsidentin! Liebe Kolleginnen und Kollegen! Unser Land ist doch in einer wirklich schweren Lage, und es bräuchte jetzt eigentlich eine Regierung, die noch mal die Kraft findet, eine Trendwende einzuleiten. <text:s/>Sie haben diese Chance in dieser Woche gehabt; aber sowohl die Nichtregierungserklärung des Bundeskanzlers als auch diese Debatte heute zeigen: Sie bleiben lieber bei Ihrer Realitätsverweigerung, und das ist schlecht für unser Land. <text:s/>Wenn Sie davon reden, Frau Bundesinnenministerin, heute sei der Tag für eine große Modernisierung des Staatsangehörigkeitsrechts, kann ich Ihnen nur sagen: Was Sie vorlegen, hat nichts mit Modernität zu tun, <text:s/>sondern es ist einfach aus der Zeit gefallen, weil es nichts zu tun hat mit einer Begrenzung der illegalen Migration in diesem Land, die es dringender bräuchte denn je, liebe Kolleginnen und Kollegen. <text:s/>Sie schaffen stattdessen Fehlanreize. Ihre Reform geht in die falsche Richtung. Sie setzen sich ein für eine Einbürgerung der Falschen, statt für eine Ausbürgerung der Richtigen. <text:s/>Sie setzen sich ein für eine Abkehr von deutschen Lebensverhältnissen und für eine Entwertung der Staatsbürgerschaft. <text:s/>Das trifft auf unsere Kritik. Wir werden diesen Weg nicht mitmachen und uns mit aller Kraft entgegenstellen, liebe Kolleginnen und Kollegen. <text:s/>Ich will Ihnen sagen zum Thema „Einbürgerung der Falschen, statt Ausbürgerung der Richtigen“: Angesichts des grassierenden importierten Antisemitismus auf deutschen Straßen ist der Satz richtig: Wer Antisemit ist, der darf in Deutschland nicht eingebürgert werden. <text:s/>Es ist schön, dass wir uns auf diesen Satz einigen können. Die Frage ist aber – und darin unterscheiden sich unsere Vorschläge –, ob es bei Lippenbekenntnissen bleibt <text:s/>oder zu konkreten rechtlichen Regelungen kommt. Das geht mit unseren Vorschlägen und nicht mit dem, was Sie hier heute vorgelegt haben, liebe Kolleginnen und Kollegen. <text:s/>Der Satz „Wer Antisemit ist, darf nicht eingebürgert werden“ greift zu kurz. Denn er muss auch weitergehen: <text:s/>Wer Antisemit mit Doppelpass in diesem Land ist, der muss ausgebürgert werden. <text:s/>Das ist die Antwort. Wir müssen die Ausbürgerungstatbestände erweitern <text:s/>bei Antisemitismus und Islamismus. Das wäre eine notwendige und richtige Reform im Staatsangehörigkeitsrecht, und dazu tragen Sie gar nichts vor, liebe Kolleginnen und Kollegen. <text:s/>Lieber Kollege Amthor, erlauben Sie eine Zwischenfrage der Kollegin Yüksel? <text:s/>Ja. <text:s/>Vielen Dank, Herr Kollege, dass Sie die Zwischenfrage zulassen. – Als eine, die lange Jahre Integrationsarbeit in NRW gemacht und sehr lange auch mit Herrn Laschet und Frau Güler zusammengearbeitet hat, wundert es mich, warum beide heute nicht hier sind. So wichtig das Thema für Sie ist – so wie Sie erzählen, ist das mein Eindruck –, ist es sicher auch für den einen oder anderen ganz wichtig. In Ihren Reihen vermisse ich die beiden Personen. Können Sie dazu vielleicht was sagen? <text:s/>Vielen Dank, Frau Kollegin. – Ich vermisse in Ihren Reihen eine ganze Reihe von Kollegen: den Bundeskanzler, andere mehr. Also, ich weiß nicht: <text:s/>Wenn Sie sich in der Frage, wo es um eine Entwertung der Staatsangehörigkeit der Bundesrepublik Deutschland geht, um die Anwesenheit von Kolleginnen und Kollegen der CDU/CSU-Bundestagsfraktion sorgen, <text:s/>dann haben Sie keine richtige Einschätzung der Schwerpunkte dieser Debatte, liebe Kolleginnen und Kollegen. <text:s/>Ich will Ihnen sagen: Es gibt da keinen Grund für Unterschiede, auch wenn Sie es gerne herbeireden wollen. Die Union ist geschlossen, und sie wird Ihre Bundesregierung alsbald ablösen. <text:s/>Lieber Kollege Amthor, es gibt noch eine Zwischenfrage der Kollegin Rottmann, Bündnis 90/Die Grünen. <text:s/>Gerne. <text:s/>Sehr geehrter Herr Kollege Amthor, vielen Dank, dass Sie die Frage zulassen. – Sie sprechen von „Entwertung der Staatsangehörigkeit“. Ich will bei dem Thema „Werte“ anknüpfen. <text:s/>Als junger Konservativer, wie Sie einer sind, haben Sie sicher Respekt vor den Werten „Leistung“, „Anerkennung von Lebensleistung“, „Zugehörigkeit“, „Gleichberechtigung“, „Chancengleichheit“. Sie hätten als junger Konservativer eine Chance, Geschichte zu schreiben, nämlich wenn Sie Ihre Fraktion und Ihre Partei dazu bringen würden, die Lebensleistung der Gastarbeiterinnen und Gastarbeiter, ihrer Kinder und ihrer Enkel hier in diesem Land endlich anzuerkennen und nicht von „Entwertung“ zu reden, wenn diese den deutschen Pass bekommen. <text:s/>Frau Kollegin Rottmann, ich sage das in aller Klarheit: Wir stehen als CDU/CSU-Bundestagsfraktion klar gegen diese Märchen, die hier von Herrn Wiese und von Ihnen erzählt wurden: dass es uns mangeln würde an einem Respekt für die Lebensleistung der Gastarbeitergeneration. <text:s/>Viele haben unser Land bereichert. Es gibt einen geltenden Rechtsrahmen, nach dem sie deutsche Staatsbürger werden können. <text:s/>Und wir freuen uns über jeden, der diesen Weg geht. <text:s/>Wir haben eines der liberalsten Staatsangehörigkeitsrechte der ganzen Welt. Es gibt dort schon jetzt für viele Gastarbeiter die Möglichkeit, dass sie sich für Deutschland entscheiden können. <text:s/>Wir anerkennen aber Leistung, und wir wollen nicht die Kriterien für alle schleifen. <text:s/>Das ist ein Leistungsbegriff, der sich grundlegend von Ihrem unterscheidet. Wir wollen Leistung nicht dadurch verbessern, dass man Kriterien immer weiter absenkt, <text:s/>sondern wir wollen, dass man sich an unsere Kriterien hält. Das ist schon heute für viele Gastarbeiter möglich. Diese diskriminieren wir nicht, und das lassen wir uns von Ihnen auch nicht herbeireden, liebe Kolleginnen und Kollegen. <text:s/>Aber ich finde eines schon spannend: Ich will dann doch noch mal, wenn wir jetzt schon in den Details dieses Gesetzentwurfes sind <text:s/>– doch, Herr Wiese –, einen kleinen Vorhalt machen; mal sehen, wie Sie das so finden und ob das alle Kollegen wissen. <text:s/>Wenn man sich anschaut, was im Staatsangehörigkeitsrecht gestrichen werden soll, dann stellt man fest: Sie entscheiden sich, jetzt auch die „Einordnung in die deutschen Lebensverhältnisse“ <text:s/>aus dem Staatsangehörigkeitsrecht zu streichen. <text:s/>Liebe Kolleginnen und Kollegen, das zeigt doch, wie Sie mit Deutschland und mit deutschen Lebensverhältnissen fremdeln, wenn Sie die nicht mal mehr im Gesetz stehen haben wollen. <text:s/>Sie ersetzen das durch zwei Kriterien. Sie sagen – statt Einordnung in die deutschen Lebensverhältnisse –, es sei jetzt so, man dürfe nicht mehrere Ehepartner haben und müsse die Gleichberechtigung von Mann und Frau respektieren. <text:s/>Alles richtig. Aber ich sage Ihnen auch: Deutsche Lebensverhältnisse sind ja wohl mehr als diese beiden Kriterien. <text:s/>Deswegen wäre es auch wichtig, dass wir dieses klare Bild einer deutschen Kultur, eine deutsche Leitkulturerwartung auch formulieren. <text:s/>Das ist es, was es in diesem Land bräuchte. <text:s/>Wenn wir über deutsche Lebensverhältnisse reden, Frau Ministerin Faeser, will ich schon noch ansprechen: Wenn Sie als glühende Integrationsvorbilder hier Frankreich, Schweden und andere nennen, da kann ich Ihnen nur sagen: Die Lebensrealität in den Banlieues in Paris hat Gott sei Dank nichts mit deutschen Lebensverhältnissen zu tun. <text:s/>Und wir wollen das auch nicht geändert haben, liebe Kolleginnen und Kollegen. <text:s/>Deswegen gilt für uns: Das Staatsangehörigkeitsrecht muss nicht liberalisiert werden. <text:s/>Um mit einem zweiten Märchen aufzuräumen: Erzählen Sie der Wirtschaft in Deutschland nicht, dass durch diese Reform auch nur in irgendeiner Weise das Fachkräfteproblem gelöst würde. Der Grund, warum viele Fachkräfte nicht nach Deutschland kommen, ist nicht unser „illiberales“ Staatsangehörigkeitsrecht, sondern es ist zum Beispiel Ihre fatale Wirtschafts- und Standortpolitik für die Bundesrepublik Deutschland. <text:s/>Da können Sie noch so viel das Staatsangehörigkeitsgesetz „liberalisieren“: Wenn Deutschland von den führenden Industrienationen die einzige Nation ist, die wirtschaftlich schrumpft, dann ist das viel mehr Gift für die Bekämpfung des Fachkräftemangels, als Ihre Staatsangehörigkeitsreform irgendetwas zum Besseren wenden würde, liebe Kolleginnen und Kollegen. <text:s/>Ich sage Ihnen – das ist eine Grundüberzeugung, die uns unterscheidet –: Für uns steht die Staatsangehörigkeit nicht am Anfang, sondern am Ende des Integrationsprozesses. <text:s/>Und das verträgt sich eben nicht mit Ihren Turboeinbürgerungen. <text:s/>Wir finden: Erst die Integrationsleistung, dann die Staatsbürgerschaft. Und das versuchen Sie auf den Kopf zu stellen, liebe Kolleginnen und Kollegen. <text:s/>Sie sagen, diese Modernisierung würde unser Land verändern. Und ich sage Ihnen: Es wird unser Land verändern – zum Schlechten. Sie haben zu Recht gesagt: Das war 16 Jahre mit der Union nicht möglich. – Darauf sind wir sehr stolz, und wir werden dafür arbeiten, Ihre „Liberalisierungen“ des Staatsangehörigkeitsrechts, Ihre Entwertung unserer deutschen Staatsbürgerschaft zu stoppen. <text:s/>Herzlichen Dank. <text:s/>Für Bündnis 90/Die Grünen hat nun das Wort Lamya Kaddor.</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53</text:p>
          </table:table-cell>
          <table:table-cell table:style-name="ce2" office:value-type="string" calcext:value-type="string">
            <text:p>21.02.2024</text:p>
          </table:table-cell>
          <table:table-cell table:style-name="ce2" office:value-type="string" calcext:value-type="string">
            <text:p>ID2015314000</text:p>
          </table:table-cell>
          <table:table-cell table:style-name="ce2" office:value-type="string" calcext:value-type="string">
            <text:p>Maik Außendorf (BÜNDNIS 90/DIE GRÜNEN)</text:p>
          </table:table-cell>
          <table:table-cell table:style-name="ce2" office:value-type="string" calcext:value-type="string">
            <text:p>2024-10-26 12:41:28</text:p>
          </table:table-cell>
          <table:table-cell table:style-name="ce2" office:value-type="string" calcext:value-type="string">
            <text:p>0.2091110199689865</text:p>
          </table:table-cell>
          <table:table-cell table:style-name="ce2" office:value-type="string" calcext:value-type="string">
            <text:p>Sehr geehrter Herr Präsident! Sehr geehrte Kolleginnen und Kollegen! Es stimmt: Die wirtschaftliche Lage ist nicht gut. Geringe Wachstumsraten sind ein Problem. Investitionszurückhaltung ist ein Problem. Das muss uns nachdenklich stimmen. Und das tut es auch. Aber, liebe Frau Klöckner, liebe Union, übertriebene Schwarzmalerei und Ausblenden positiver Entwicklungen helfen auch nicht weiter. <text:s/>Denn es gehört immer dazu, Stärken und Schwächen zu analysieren. Sie haben sich ausschließlich auf die Schwächen gestürzt, während Sie gute Nachrichten unterschlagen, zum Beispiel Investitionen internationaler Konzerne wie Intel im Osten oder Microsoft im Westen, übrigens komplett ohne Subventionen. Wir haben eine Rekordbeschäftigung, ein Allzeithoch, und es gibt auch gute Entwicklungen: Die Reallöhne steigen, die Inflation normalisiert sich. Das heißt, wir gehen davon aus, dass auch der Konsum im nächsten Jahr ordentlich zulegen wird. Das eigentliche Problem, den Fachkräftemangel, sind wir mit dem Fachkräfteeinwanderungsgesetz angegangen. Wir sehen jetzt schon, dass es für Arbeitnehmer/-innen leichter wird, aus aller Welt zu uns zu kommen. Und es ist wirklich schade, dass Sie diese guten Entwicklungen ausblenden, liebe Union. <text:s/>Schon im ersten Satz des Antrags schreiben Sie fälschlicherweise, die Weltwirtschaft würde wachsen und wir Deutschen würden hinterherhinken. Das stimmt ja gar nicht: Wir sind gerade <text:s/>von Platz 4 auf Platz 3, an Japan vorbei. <text:s/>Wir haben das drittgrößte Bruttoinlandsprodukt auf der Welt. Das sollten Sie doch bitte mal zur Kenntnis nehmen! <text:s/>Interessant ist der internationale Vergleich auch bei anderen Zahlen: Deutschland hat nämlich im G-7-Vergleich die geringste Schuldenquote, aber auch die geringsten öffentlichen Investitionen und die geringste Wachstumsrate. Spätestens da muss es doch Klick machen. <text:s/>Das heißt doch in der Folge: Wir müssen es schaffen, die Schuldenbremse so zu reformieren, dass wir Investitionen entfesseln. <text:s/>Genau das war ja der Vorschlag von Robert Habeck hier im Plenum: mal darüber reden, wie wir es schaffen, die Schuldenbremse weiterzuentwickeln, um staatliche Investitionen, aber auch private Investitionen in zukunftsfähige Wirtschaft zu entfesseln. <text:s/>Anstatt aber darauf aufzusteigen, kommen Sie hier mit einem völlig populistischen Vorschlag von allgemeinen Steuer- und Abgabensenkungen mit ungedeckten Schecks in Höhe von 40 bis 50 Milliarden Euro. Und, Frau Klöckner, wenn Sie anmahnen, dass die Politik kohärent sein soll: Das ist nicht kohärent, das ist sogar unseriös, was Sie da machen. <text:s/>Beim Thema Bürokratieabbau haben wir wirklich schon eine Menge geleistet. Das BMWK hat den Praxischeck vorbildlich umgesetzt: Es hat sich in NRW beispielsweise den Prozess der Unternehmensgründung und Unternehmensübergabe angeschaut und ihn ordentlich verschlankt. Das Gleiche gilt für die Anmeldung von Photovoltaikanlagen. Das sollte stilbildend sein, auch für die anderen Häuser: mit dem Praxischeck bei einzelnen Prozessschritten vorwärtszukommen, anstatt allgemeine Forderungen zu stellen. <text:s/>Aus dem Bürokratieentlastungsgesetz sind schon viele Punkte ins Wachstumschancengesetz gewandert. Liebe Union und Unionsländer, bitte stoppen Sie die Verwässerung dieses Gesetzes und die Blockade im Bundesrat! Stimmen Sie dem zu, für unsere Wirtschaft, für nachhaltigen Wohlstand! <text:s/>Vielen Dank, Herr Kollege. – Nächster Redner ist der Kollege Fritz Güntzler, CDU/CSU-Fraktio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119</text:p>
          </table:table-cell>
          <table:table-cell table:style-name="ce2" office:value-type="string" calcext:value-type="string">
            <text:p>07.09.2023</text:p>
          </table:table-cell>
          <table:table-cell table:style-name="ce2" office:value-type="string" calcext:value-type="string">
            <text:p>ID2011908700</text:p>
          </table:table-cell>
          <table:table-cell table:style-name="ce2" office:value-type="string" calcext:value-type="string">
            <text:p>Jörn König (AfD)</text:p>
          </table:table-cell>
          <table:table-cell table:style-name="ce2" office:value-type="string" calcext:value-type="string">
            <text:p>2024-10-26 11:37:28</text:p>
          </table:table-cell>
          <table:table-cell table:style-name="ce2" office:value-type="string" calcext:value-type="string">
            <text:p>0.22234590351581573</text:p>
          </table:table-cell>
          <table:table-cell table:style-name="ce2" office:value-type="string" calcext:value-type="string">
            <text:p>Sehr geehrte Frau Präsidentin! Sehr geehrte Kollegen! Und vor allem: Liebe Sportler! Die Bundesregierung kürzt den Sporthaushalt um 20 Prozent in zwei Jahren. Den Bundeshaushalt insgesamt dagegen kürzt sie im selben Zeitraum nur um 10 Prozent. Der Sport bekommt nur noch 276 Millionen Euro. Sport ist für Sie, Frau Ministerin Faeser, nur eine Streichposition. Sie bekämpfen alles, was irgendwie mit Leistung zu tun hat. <text:s/>Für die Alternative für Deutschland ist Sport natürlich sehr wichtig. <text:s/>Deshalb werden wir mit zehn Haushaltsanträgen dafür kämpfen, dass der Sport insgesamt 373 Millionen Euro erhält, also 100 Millionen Euro mehr. Enthalten sind dabei 26 Millionen Euro für die weltberühmten Sportinstitute IAT und FES: ein 50-Prozent-Aufwuchs statt einer Kürzung. <text:s/>Sie dagegen instrumentalisieren den Sport politisch für Gender-Gaga, Regenbogen und die SPD. <text:s/>Die drei wichtigsten Sportverbände – der DOSB, der DFB und der Deutsche Behindertensportverband – haben alle Präsidenten mit SPD-Parteibuch. Wo bleibt da eigentlich Ihre vielbesungene Vielfalt? <text:s/>Weltsportverbände und nationale Verbände haben inzwischen klargestellt, dass sie die politische Instrumentalisierung von Frau Faeser als klaren Verstoß gegen die Autonomie des Sports ansehen. Wieder wollen deutsche Politiker die Welt belehren. Schluss mit diesem unseligen Ungeist! <text:s/>Ihre Kürzungen und Ihr politisch missbrauchter Sport führen offensichtlich in die Katastrophe: null Medaillen für die Leichtathleten. Im Nationalsport Fußball fliegen Frauen und Männer in der Vorrunde raus – unvorstellbar war so was früher! <text:s/>Sie, Frau Faeser, sind die Totengräberin des deutschen Sports. Das allein reicht schon für die Entlassung. <text:s/>Dazu kommen der mutmaßlich illegale Einsatz von Geheimdiensten gegen unschuldige Spitzenbeamte, Ihre katastrophale Einwanderungspolitik, Ihr feiges Fernbleiben von parlamentarischen Ausschüssen und das Geben von Interviews trotz Krankmeldung. <text:s/>Herr Abgeordneter. <text:s/>Frau Faeser, seien Sie einmal anständig und treten Sie zurück! <text:s/>Sport frei! <text:s/>Vielen Dank für Ihre Aufmerksamkeit. <text:s/>Für die Fraktion Bündnis 90/Die Grünen hat nun Lamya Kaddor das Wort.</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Integrationswillige</text:p>
          </table:table-cell>
          <table:table-cell table:number-columns-repeated="1014"/>
        </table:table-row>
        <table:table-row table:style-name="ro1">
          <table:table-cell table:style-name="ce2" office:value-type="string" calcext:value-type="string">
            <text:p>118</text:p>
          </table:table-cell>
          <table:table-cell table:style-name="ce2" office:value-type="string" calcext:value-type="string">
            <text:p>06.09.2023</text:p>
          </table:table-cell>
          <table:table-cell table:style-name="ce2" office:value-type="string" calcext:value-type="string">
            <text:p>ID2011803500</text:p>
          </table:table-cell>
          <table:table-cell table:style-name="ce2" office:value-type="string" calcext:value-type="string">
            <text:p>Michael Müller (SPD)</text:p>
          </table:table-cell>
          <table:table-cell table:style-name="ce2" office:value-type="string" calcext:value-type="string">
            <text:p>2024-10-26 11:35:46</text:p>
          </table:table-cell>
          <table:table-cell table:style-name="ce2" office:value-type="string" calcext:value-type="string">
            <text:p>0.21710391342639923</text:p>
          </table:table-cell>
          <table:table-cell table:style-name="ce2" office:value-type="string" calcext:value-type="string">
            <text:p>Frau Präsidentin! Meine Damen und Herren! Wir erleben die vielzitierte Zeitenwende in Form vielfältiger Krisen: Klimawandel, damit oft einhergehend Nahrungsmittelknappheit, bittere Not und Hunger, regionale Konflikte, Migration. Alles das beschäftigt uns, aber natürlich auch, wie die Außenministerin gesagt hat: Seit 559 Tagen erreichen uns die furchtbaren Bilder aus der Ukraine. Dieser brutale Krieg, den Russland gegen die Ukraine führt, hat unsere europäische Friedensordnung erschüttert, und wir sehen weltweit, wie sich neue Bündnisse und Partnerschaften formieren. <text:s/>Ja, der brutale russische Angriffskrieg hat uns die Notwendigkeit vor Augen geführt, notfalls unsere Werte Freiheit und Sicherheit auch mit militärischen Mitteln zu verteidigen. Es ist daher notwendig und richtig, dass die Bundeswehr für die Landes- und Bündnisverteidigung finanziell entsprechend ausgestattet wird. Ja, die Bundeswehr spielt eine entscheidende Rolle. Aber ein gut ausgestattetes Militär alleine kann nicht für Sicherheit und Frieden stehen. Auch im Rahmen der Nationalen Sicherheitsstrategie hat die Bundesregierung den Wert der Diplomatie vielfältiger Beziehungen in der Welt betont. Ich glaube, wir dürfen als weiteren Baustein die Auswärtige Kultur- und Bildungspolitik nicht vergessen. <text:s/>Unsere Außenministerin hat einmal treffend formuliert: „Wenn wir die Freiheit von Kultur, Wissenschaft und Medien fördern, dann stärken wir damit auch die Freiheit und die Sicherheit von Menschen.“ Aber wenn wir sehen, dass die Ressourcen knapp werden, gerät auch die Bildungs- und Kulturpolitik in Bedrängnis. <text:s/>Liebe Kolleginnen und Kollegen, ich sage: Auswärtige Kultur- und Bildungspolitik ist kein Luxusgut, sondern es ist eine nachhaltige Investition in unsere Zukunft und in eine friedlichere Welt. Wir beobachten doch weltweit geopolitische Machtverschiebung. Autoritäre Regime gewinnen zunehmend an Einfluss. Ja, die sicherheitspolitischen Herausforderungen werden komplexer. Aber gerade deshalb brauchen wir nicht weniger, sondern mehr Investitionen in Bildung, Kultur und Wissenschaft. <text:s/>Sie schafft Möglichkeiten der internationalen Zusammenarbeit. Schwierige Partnerländer können sich trotzdem begegnen. Wir schaffen Schutzräume, Freiräume gerade für die Aktiven vor Ort, die so dringend unsere Unterstützung brauchen, damit sie weiter frei arbeiten können. Die Künstlerinnen und Künstler, die Wissenschaftler, die Studierenden, die Journalistinnen und Journalisten, all diejenigen brauchen auch unsere Unterstützung. Und ich glaube, in der Debatte um die geopolitische Machtverschiebung wird die Rolle von kulturellen Faktoren sehr häufig unterschätzt. Es hat doch einen Grund, warum gerade China und Russland in Kultur weltweit investieren: weil sie genau darüber einen Transmissionsriemen haben, um ihre oft kruden Vorstellungen von der Welt und ihre Narrative verbreiten zu können. <text:s/>Meine Damen und Herren, liebe Kolleginnen und Kollegen, der Kampf der Narrative wird aber nicht mit Panzern oder Marschflugkörpern entschieden. Nein, im Gegenteil: Über Kultur, Wissenschaft und Bildung wird viel in diesem Bereich entschieden. Der Kollege Link von der FDP-Fraktion hat die Situation der BRICS-Staaten angesprochen. Wir erleben, dass unsere Überzeugung, unsere Werte nicht zwangsläufig von allen geteilt werden, auch nicht von denen, mit denen wir bisher oft und gut zusammengearbeitet haben. Die Gruppe der BRICS-Staaten erweitert sich. Wir haben weitere Aufnahmeanträge. Wir sehen, dass das, was wir vorhaben, Russland immer weiter zu isolieren, in der Gruppe dieser Staaten nicht selbstverständlich ist und dass es weiter Kooperationen mit Russland gibt. <text:s/>Das bedeutet doch aber: Wir müssen aktiv auf diese Länder zugehen. Wir müssen um Dialog werben. Ein Dialog auf Augenhöhe muss stattfinden. Wir müssen die zivilgesellschaftlichen Beziehungen stärken, gerade oft die Opposition und die zivilgesellschaftlichen Institutionen vor Ort. Darauf kommt es an. <text:s/>Meine Damen und Herren, auch die Auswärtige Kultur- und Bildungspolitik steht natürlich in Zeiten knapper Kassen vor großen Herausforderungen. Die geplanten Mittel sind gering, zu gering möglicherweise, um den vielfältigen Anforderungen und Aufgaben gerecht zu werden. In der Auswärtigen Kultur- und Bildungspolitik existieren – wir dürfen das nicht vergessen – oft langjährig aufgebaute Strukturen und Netzwerke, die gegebenenfalls durch Kürzungen auch zerschlagen werden, die man aber nicht schnell und ohne Weiteres wieder aufbauen kann. <text:s/>Ich weiß: Es ist keine leichte Aufgabe für die anstehenden Haushaltsberatungen, aber ich glaube, wir dürfen nicht vergessen: In der AKBP können wir mit relativ geringen Mitteln sehr viel erreichen, gerade auch an humanitärer Unterstützung. <text:s/>Meine Damen und Herren, wer den Anspruch einer wertebasierten Außenpolitik erhebt, braucht dafür auch eine gut finanzierte Auswärtige Kultur- und Bildungspolitik. In diesem Sinne hoffe ich auf Ihrer aller Unterstützung. <text:s/>Vielen Dank. <text:s/>Stefan Keuter hat jetzt das Wort für die AfD-Fraktion.</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59</text:p>
          </table:table-cell>
          <table:table-cell table:style-name="ce2" office:value-type="string" calcext:value-type="string">
            <text:p>12.10.2022</text:p>
          </table:table-cell>
          <table:table-cell table:style-name="ce2" office:value-type="string" calcext:value-type="string">
            <text:p>ID205914200</text:p>
          </table:table-cell>
          <table:table-cell table:style-name="ce2" office:value-type="string" calcext:value-type="string">
            <text:p>Leon Eckert (BÜNDNIS 90/DIE GRÜNEN)</text:p>
          </table:table-cell>
          <table:table-cell table:style-name="ce2" office:value-type="string" calcext:value-type="string">
            <text:p>2024-10-26 10:23:58</text:p>
          </table:table-cell>
          <table:table-cell table:style-name="ce2" office:value-type="string" calcext:value-type="string">
            <text:p>0.22656145691871643</text:p>
          </table:table-cell>
          <table:table-cell table:style-name="ce2" office:value-type="string" calcext:value-type="string">
            <text:p>Sehr geehrte Frau Präsidentin! Sehr geehrte Kolleginnen und Kollegen! Liebe Bürgerinnen und Bürger! Die AfD hat hier einen Antrag eingereicht, der <text:s/>absolut durchschaubar ist und die Menschenfeindlichkeit der Fraktion noch einmal offen zeigt; das haben wir auch im Redebeitrag gerade gehört. Unverblümt werden <text:s/>illegale Pushbacks verharmlost und wird versucht, Menschen gegeneinander aufzuhetzen. <text:s/>Man wird hier zum verlängerten Arm Putins, weil man auch gegen die ukrainischen Kriegsflüchtlinge Stimmung macht, passend zu den Demonstrationen am <text:s/>Wochenende. Das ist eine Profilierung auf dem Rücken von Menschen, die zu uns kommen, um Schutz zu erhalten, die ein Recht darauf haben, einen Antrag auf Asyl <text:s/>zu stellen. <text:s/>Solidarität, das ist ein Grundwert Europas. Das muss die Grundlage sein für das Gemeinsame Europäische Asylsystem, für das Finden gemeinsamer Regeln, <text:s/>wie wir Menschen Schutz bieten können, die auf ihrer oft lebensgefährlichen Flucht Schlimmes erlebt haben und ertragen mussten. Es ist der Geist der <text:s/>Solidarität, der global mit der Genfer Flüchtlingskonvention das internationale Flüchtlingsrecht festlegt. Hier wird geregelt, wem Flüchtlingsstatus zuerkannt <text:s/>wird, wer Schutz braucht und wer welche Rechte hat. <text:s/>Es ist kein Geheimnis, dass die Regelungen zu Migration und Asylverfahren in Europa verbessert werden müssen. Die unterschiedlichen nationalen <text:s/>Anwendungen, obwohl es einheitliche Regelungen in der EU gibt, sind auch ein Versagen der Mitgliedsländer. Daher muss es unser Ziel sein, dass die Bedingungen <text:s/>für das Asylverfahren, die Unterbringung, den Zugang zu Sozialleistungen und andere Aspekte in allen Mitgliedstaaten menschenwürdig werden. <text:s/>Wir sollten auch die Verteilung innerhalb der EU stärken, um solidarisch mit den Ländern an den EU-Außengrenzen zu sein. Wenn jedes Land der EU seinen <text:s/>fairen Teil übernimmt, können wir doch ganz selbstbewusst in Europa den Menschen Schutz gewähren. Es muss in Europa doch das gelten, was auch im Kleinen überall <text:s/>in unserem Land gut funktioniert. Egal ob es die Feuerwehr, das THW oder das Rote Kreuz ist: Wenn jemand in Not ist, dann wird ihm geholfen, dann werden die <text:s/>Probleme gelöst und wird nicht gefragt, woher jemand kommt. <text:s/>Es gibt in Europa und in Deutschland ein Recht auf Asyl, und das werden wir verteidigen, auch gegen Angriffe von rechts. Wir sehen in Europa leider <text:s/>eine zunehmende Verschärfung der Auslegung der nationalen Gesetzgebungen und Praktiken im Umgang mit Migration. Das finde ich beschämend. <text:s/>Im zentralen Mittelmeer setzt sich das Sterben von Menschen auf der Flucht leider fort. Auf der sogenannten Balkanroute erfahren Flüchtende weiterhin <text:s/>wiederholt illegale Zurückweisungen und Gewalt durch Grenzbeamtinnen und ‑beamte. Aber wir haben im Koalitionsvertrag einen klaren Kompass vorgelegt: für eine <text:s/>faire Verteilung von Verantwortung, für bessere Standards für Schutzsuchende in den Asylverfahren, für die Erleichterung bei der Integration und für eine <text:s/>Beendigung von illegalen Zurückweisungen und des Leids an den Außengrenzen. <text:s/>Für all diese Maßnahmen, für all diese Ziele hat unsere Innenministerin meine volle Unterstützung. Es geht darum, solidarische und menschenwürdige <text:s/>Lösungen auf europäischer Ebene zu verhandeln und Verbesserungen für Flüchtende zu erreichen, egal woher sie kommen. <text:s/>Deswegen lehnen wir den Antrag ab. <text:s/>Vielen Dank. <text:s/>Für Die Linke hat das Wort Gökay Akbulut.</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Willkommene</text:p>
          </table:table-cell>
          <table:table-cell table:number-columns-repeated="1014"/>
        </table:table-row>
        <table:table-row table:style-name="ro1">
          <table:table-cell table:style-name="ce2" office:value-type="string" calcext:value-type="string">
            <text:p>157</text:p>
          </table:table-cell>
          <table:table-cell table:style-name="ce2" office:value-type="string" calcext:value-type="string">
            <text:p>14.03.2024</text:p>
          </table:table-cell>
          <table:table-cell table:style-name="ce2" office:value-type="string" calcext:value-type="string">
            <text:p>ID2015702300</text:p>
          </table:table-cell>
          <table:table-cell table:style-name="ce2" office:value-type="string" calcext:value-type="string">
            <text:p>Dr. Rolf Mützenich (SPD)</text:p>
          </table:table-cell>
          <table:table-cell table:style-name="ce2" office:value-type="string" calcext:value-type="string">
            <text:p>2024-10-26 12:47:11</text:p>
          </table:table-cell>
          <table:table-cell table:style-name="ce2" office:value-type="string" calcext:value-type="string">
            <text:p>0.2121240496635437</text:p>
          </table:table-cell>
          <table:table-cell table:style-name="ce2" office:value-type="string" calcext:value-type="string">
            <text:p>Sehr geehrte Frau Präsidentin! Liebe Kolleginnen und Kollegen! In keinem anderen europäischen Land, geschweige denn außerhalb Europas wird über ein einzelnes Waffensystem so gestritten wie in Deutschland. <text:s/>Auf diese Debatte brauchen wir uns nichts einzubilden, auch weil leider eigennützige und niedere politische Beweggründe den Streit anheizen, meine Damen und Herren. <text:s/>Man muss sich schon fragen, ob diejenigen, die diese Debatte befördern, davon ablenken wollen. <text:s/>Und da frage ich mich, Herr Kollege Wadephul: Wo leben Sie eigentlich? Deutschland ist das Land, das hinter den USA am meisten für die Ukraine tut – 28 Milliarden Euro in den letzten zwei Jahren. <text:s/>Und da geht es eben in der Tat, Herr Kollege Wadephul, nicht allein um militärische Güter, sondern da geht es auch um humanitäre Hilfe, um Soforthilfe, um wirtschaftlichen Wiederaufbau, aber eben auch um die Flüchtlinge, die immer noch bei uns in Deutschland leben und die hier Schutz gefunden haben. In diese 28 Milliarden Euro sind noch nicht mal die privaten Hilfen eingerechnet. Wir sollten doch stolz sein auf die Bürgerinnen und Bürger, die den Menschen aus der Ukraine, meistens jungen Müttern mit ihren Kindern, die vor diesem Krieg geflohen sind, hier Schutz gewähren. Deswegen brauchen wir doch eine angemessenere Debatte – vielleicht in diesem Haus, aber ich befürchte, nein – als nur den Streit über ein Waffensystem, meine Damen und Herren. <text:s/>Wer hat denn die Menschen, die noch bereit sind, sich der Information zu stellen, darüber unterrichtet? Vor wenigen Tagen ist der tausendste ukrainische Patient in einem deutschen Krankenhaus aufgenommen worden. In den restlichen 26 Staaten der Europäischen Union waren es 2 000. Bemerken Sie den Unterschied bei dem, was Deutschland für die Ukraine letztlich auch aus Humanität und aus Menschlichkeit tut? Das gehört auch zu der Debatte dazu. Wir brauchen positive Beispiele, damit der Zusammenhalt in unserer Gesellschaft auch gelingt. <text:s/>Deswegen: Ich glaube, wir sollten uns auf Wichtigeres konzentrieren. Warum sind andere europäische Staaten nicht in der Lage, mehr Mittel nach ihren Ankündigungen bereitzuhalten? Warum besteht darin ein so großer Unterschied zu uns? Brauchen wir in Deutschland nicht zum Beispiel eine Debatte darüber, wie wir die, die zu uns gekommen sind, die Schutzsuchenden, besser in den Arbeitsmarkt integrieren? Das ist doch letztlich auch für uns eine wichtige Diskussion. <text:s/>– Sie reagieren, genau, weil Ihre kleinteilige Debatte den Herausforderungen nicht gerecht wird. Sie können es einfach nicht, meine Damen und Herren von der Union. <text:s/>Ich sage in Ihre Richtung auch – gerade denjenigen, die sich davon angesprochen fühlen –: Brauchen wir nicht auch eine kluge Debatte darüber, wie wir die Länder, die den Krieg in der Ukraine anders deuten oder instrumentalisieren, mehr für das Ziel eines Kriegsendes aktivieren können? Leider – und das müssen wir doch sagen – haben außerhalb Europas viele Länder einen anderen Blick auf diesen Krieg. <text:s/>Sie sagen, er ist vielleicht durch den Westen verantwortet. Sie reagieren mit Schadenfreude. Andere sagen, das sei das Ende der 500-jährigen westlichen Dominanz der internationalen Ordnung. Damit muss man doch umgehen. Warum schadet es denn diesem Deutschen Bundestag, auch mal die Frage zu stellen, wie wir diese Länder überzeugen können, uns in Europa stärker von dieser Kriegsfessel zu befreien? <text:s/>Und da bin ich bei der Frage – es wird hier im Deutschen Bundestag offensichtlich manchmal schon als Schandfleck bezeichnet, wenn man sie allein nur stellt –: Ist es nicht an der Zeit, dass wir nicht nur darüber reden, wie man einen Krieg führt, sondern auch darüber nachdenken, wie man einen Krieg einfrieren und später auch beenden kann? Geht es nicht politisch auch um diese Fragen? <text:s/>Deswegen sage ich Ihnen auch: Das Interview des Papstes mag verstörend, in seiner Wortwahl unglücklich gewesen sein. Aber sich für den Papst zu schämen: Geht es nicht auch eine Nummer kleiner aus Ihren Reihen? Ich finde, das wird einer angemessenen Diskussion über die Situation des Krieges in der Ukraine nicht gerecht. <text:s/>Und ich finde, auch die Opposition könnte mehr tun, als den kurzen, kleinen innenpolitischen Vorteil zu suchen. Warum reden Sie nicht mal mit Frau von der Leyen, die schöne Bilder bringt, große Ankündigungen macht, aber als einzige Lösung vorschlägt, nach der Europawahl einen neuen Kommissar für Verteidigung in Brüssel zu bestimmen? Ist das wirklich hilfreich und angemessen für die Ukraine? Und wen beeindruckt es eigentlich, dass der bayerische Ministerpräsident sich mit einem Marschflugkörper abbilden lässt? Vielleicht interessiert das Herrn Söder. <text:s/>Aber wäre es nicht an der Zeit, mit Herrn Weber mal darüber zu reden, sich nicht den Postfaschisten und den Orbáns für später anzubieten? Das ist letztlich doch auch die Frage. <text:s/>Also, meine Damen und Herren, ich finde, manches Maß ist verloren gegangen. Aber ich habe da überhaupt gar keine Bedenken. Auch manches Maß in der Koalition ist nicht mehr dort, wo es sein sollte. <text:s/>Ich finde, es ist ein Armutszeugnis, dass dem kein Einhalt geboten worden ist. Wenn im Zusammenhang mit dem Regierungschef, dem Bundeskanzler, Begriffe wie „Sicherheitsrisiko“ oder „Unwahrheit“ benutzt werden, dann ist das nicht nur unredlich, sondern – ich sage es sehr deutlich – auch <text:s/>bösartig. <text:s/>Dies gehört nicht in eine parlamentarische Demokratie und schon gar nicht in eine Koalition. <text:s/>Der Bundeskanzler hat von Anfang an der Ukraine beigestanden und die nationale Sicherheit unseres Landes gewährleistet. Beides hat er geschafft, und dafür bedarf es auch der Würdigung und der Unterstützung und nicht der Beleidigung, meine Damen und Herren. <text:s/>Deswegen sage ich sehr klar: Zeitenwenden sind nichts für politische Spielernaturen. <text:s/>Gebraucht werden Verstand, Besonnenheit und Klarheit, und das setzt der Bundeskanzler in der Abwägung, die er als Regierungschef zu treffen hat, um. <text:s/>Um es noch einmal etwas deutlicher zu sagen, damit auch Sie von der Opposition – Herr Wadephul und vielleicht der eine oder andere – verstehen, um was es eigentlich überhaupt geht <text:s/>– da können Sie gerne auch lächeln oder dazwischenrufen –: Im Oktober 2022 befürchtete die amerikanische Regierung den Einsatz taktischer Atomwaffen im Krieg in der Ukraine. Das sollte uns aufhorchen lassen. Manche waren bereits damals davon überzeugt, dass diese Möglichkeit mitgedacht werden musste, und wir können dankbar sein, dass im Weißen Haus ein amerikanischer Präsident sitzt, der alle – glaube ich – notwendigen Signale an Moskau gegeben hat, <text:s/>damit diese Gefahr nicht real wurde und diese taktische Atomwaffe nicht zum Einsatz gekommen ist, als viele Zehntausende von russischen Soldaten zurückgedrängt, eingeschlossen und möglicherweise auch gefährdet worden waren. Aber das hat nicht gereicht. Es bedurfte eines Wortes – und das zeigt die Änderung der internationalen Ordnung – aus Peking, des chinesischen Staatspräsidenten- und Parteichefs, der das nukleare Tabu noch mal bekräftigt hat. Und wer war an seiner Seite, als dieses nukleare Tabu bekräftigt wurde, <text:s/>um den Einsatz einer taktischen Atomwaffe zu verhindern? Es war der Bundeskanzler, der gegen Ihren Willen nach China gereist ist und das Gespräch gesucht hat. Und leider gab es auch Zurückhaltung in der Regierung. <text:s/>Deswegen sage ich sehr klar: Meine Fraktion schafft dem Bundeskanzler den Raum für solche besonnenen Entscheidungen und auch für Besonnenheit in der internationalen Politik; denn dieser Beitrag für die internationale Sicherheit, für die Sicherheit der Ukraine war größer als irgendeine Diskussion über irgendein Waffensystem, liebe Kolleginnen und Kollegen. <text:s/>Und deswegen noch mal: Zeitenwenden sind nichts für politische Spielernaturen in unserer politischen Debatte. <text:s/>Da zeigt sich: Genau das ist die Voraussetzung für den Umgang mit Taurus. Der Bundeskanzler hat seine Gründe klar und unmissverständlich geäußert; <text:s/>es war an der Zeit. Der Regierungschef – und das müssen Sie einfach mal akzeptieren – hat alle Kenntnisse, alle Erfahrungen, alle notwendigen Informationen, <text:s/>um abzuwägen und zu klaren Ergebnissen und auch Einsichten zu kommen. <text:s/>Aber was viel wichtiger ist, meine Damen und Herren: Der Bundeskanzler trägt die Verantwortung. <text:s/>Er hat hier im Deutschen Bundestag den Amtseid abgeleistet, dass er angemessen handelt, aber nicht zum Schaden der Bundesrepublik Deutschland. Bitte akzeptieren Sie das, und glauben Sie nicht denjenigen, die in Talkshows meinen, sie wüssten es besser, und die meinen, sie müssten ihre neuen Bücher anpreisen, die sie mal schnell geschrieben haben. Das ist nicht der Weg für eine angemessene, besonnene Diskussion in der internationalen Politik aufgrund der Gefahren, die dort drohen. <text:s/>Zum Schluss: Bisher war die umfassende Hilfe für die Ukraine unumstritten. Gleichzeitig werden wir in den nächsten Monaten prüfen müssen, ob wir nicht in die Fußstapfen anderer Länder treten, die Inneres gegen Äußeres ausspielen. Das ist die große Gefahr. <text:s/>Deswegen wird beim Haushalt eine entscheidende Frage sein, wie wir beides schaffen: die Ukraine zu unterstützen und in unserem Land die notwendigen Investitionen für die Zukunft zu tätigen. <text:s/>Vielen Dank. <text:s/>Als Nächster hat das Wort für die AfD-Fraktion Tino Chrupalla.</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37</text:p>
          </table:table-cell>
          <table:table-cell table:style-name="ce2" office:value-type="string" calcext:value-type="string">
            <text:p>16.11.2023</text:p>
          </table:table-cell>
          <table:table-cell table:style-name="ce2" office:value-type="string" calcext:value-type="string">
            <text:p>ID2013708600</text:p>
          </table:table-cell>
          <table:table-cell table:style-name="ce2" office:value-type="string" calcext:value-type="string">
            <text:p>Stefan Keuter (AfD)</text:p>
          </table:table-cell>
          <table:table-cell table:style-name="ce2" office:value-type="string" calcext:value-type="string">
            <text:p>2024-10-26 12:12:31</text:p>
          </table:table-cell>
          <table:table-cell table:style-name="ce2" office:value-type="string" calcext:value-type="string">
            <text:p>0.20500732958316803</text:p>
          </table:table-cell>
          <table:table-cell table:style-name="ce2" office:value-type="string" calcext:value-type="string">
            <text:p>Frau Präsidentin! Meine sehr geehrten Damen und Herren! „Unser Land wird sich ändern, und zwar drastisch. Und ich freue mich darauf.“ Das waren 2015 die Worte Ihrer grünen Parteifreundin Göring-Eckardt. <text:s/>Ich frage Sie: Hat sich für Sie inzwischen genug geändert? Ist Deutschland für Sie bunt genug geworden? Heerschaaren unqualifizierter Migranten sind über unsere Heimat hergefallen und saugen unsere Sozialsysteme aus. <text:s/>Wir erleben eine fortschreitende Islamisierung. Messermänner und Gruppenvergewaltigungen sind heute schon an der Tagesordnung. <text:s/>Islamistische Mobs marodieren auf deutschen Straßen. Die Polizei wird der Lage nicht mehr Herr. Sie fordern die Einrichtung eines Kalifates in Deutschland und wollen Juden töten. Was für eine Schande für Deutschland! <text:s/>Das Bild 2015, wir haben es noch vor Augen: Die ehemalige Kanzlerin Merkel mit dem Migrantenmädchen Reem, das Bild der Flüchtlingskrise 2015. Heute ist das Mädchen Reem eine 23-jährige Frau und hetzt gegen Israel. Das ist das Bild 2023, liebe Kollegen! <text:s/>Sie verstoßen seit 2015 jeden Tag gegen das Grundgesetz. Ich empfehle Ihnen einen Blick in den Artikel 16a des Grundgesetzes. <text:s/>Ich lese Ihnen einmal daraus vor. <text:s/>Absatz 1: <text:s/>„Politisch Verfolgte genießen Asylrecht.“ <text:s/>Politisch Verfolgte und sonst niemand, auch nicht Ihre sexuellen Minderheiten, die Sie gerade eben genannt hatten. <text:s/>„Auf Absatz 1 kann sich nicht berufen, wer aus einem Mitgliedstaat der Europäischen Gemeinschaften oder aus einem anderen Drittstaat einreist, in dem die Anwendung des Abkommens über die Rechtsstellung der Flüchtlinge und der Konvention zum Schutze der Menschenrechte und Grundfreiheiten sichergestellt ist.“ <text:s/>Dieser Absatz 2 trifft auf alle – ich wiederhole: alle – unsere Nachbarstaaten zu. <text:s/>Weisen Sie alle sogenannten Flüchtlinge an unseren Außengrenzen ab, und zwar sofort. Sie verletzen das Grundgesetz tagtäglich. Wo ist der Verfassungsschutz, wenn man ihn tatsächlich einmal braucht? <text:s/>Wir warnen vor den Folgen der „Herrschaft des Unrechts“, wie es Ihr Parteifreund Seehofer nannte, seit Jahren. Sie haben Teddybären geworfen und geklatscht. Heute klatscht längst keiner mehr. <text:s/>Ihr Gesetz ist ein Feigenblatt. Schauen wir einmal auf die letzten 18 Monate. Wir haben 15 000 Asylanträge von Georgiern, 7 000 von Moldauern. Die Anerkennungsquote liegt unter 0,1 Prozent. Mit der Einwanderung kam aber auch die Kriminalität. Ein Blick in die Polizeiliche Kriminalstatistik bestätigt: 26 Prozent der Moldauer in Deutschland und 39 Prozent der Georgier in Deutschland sind dort aktenkundig. <text:s/>Wir reden über 30 000 Tatverdächtige. <text:s/>Wenn wir an der Visafreiheit nichts machen, wird sich auch daran mit Ihrer Gesetzesänderung nichts ändern. <text:s/>Georgische Banden sind für Einbrüche und Ladendiebstähle verantwortlich. Eine Viertelmilliarde Euro Schaden ist allein durch die Ladendiebstähle entstanden. <text:s/>Das entspricht einer Schlange von Einkaufswagen von 1 700 Kilometern! <text:s/>Moldau ist die Drehscheibe des internationalen Waffenhandels, insbesondere auch für Kriegswaffen aus der Ukraine. <text:s/>Ihre Nebelkerzen tragen wir nicht mit. Was wir mittragen würden, wären nationale Grenzsicherung mit stationären Grenzkontrollen <text:s/>und Asylzentren außerhalb von Deutschland, <text:s/>Sach- statt Geldleistungen, konsequente Remigration und Abschiebungen, Streichung aller Entwicklungshilfe für Staaten, die sich hier bei der Rücknahme von abgelehnten Asylbewerbern nicht kooperativ zeigen. <text:s/>Und auch das Bürgergeld müssen wir überdenken. <text:s/>Dem Antrag der Union zur Erweiterung der Liste der sicheren Herkunftsstaaten aus dem Maghreb könnten wir zustimmen, wenn Sie es denn nur politisch ehrlich meinen würden. <text:s/>Der Vorstoß der Bundesregierung mit diesem Gesetz ist lediglich ein Tropfen auf den heißen Stein, aber besser das als gar nichts. <text:s/>Vielen Dank für Ihre Aufmerksamkeit. <text:s/>Herr Abgeordneter Keuter, es obliegt natürlich den Fraktionen, sich mit den Argumenten, die Sie hier vorgetragen haben, oder auch mit Behauptungen entsprechend auseinanderzusetzen. Es obliegt mir nicht, das zu bewerten. <text:s/>Ich bitte nur – das gilt für uns alle, auch in der Fortführung dieser wichtigen Debatte –, möglichst keine Bezeichnungen für Gruppen von Menschen zu verwenden, die geeignet sind, diese pauschal aufgrund der Zuschreibung bestimmter Merkmale, Herkünfte usw. herabzusetzen. <text:s/>– Das war ein Appell, dass wir uns da alle ein bisschen sorgfältiger verhalten. <text:s/>Das Wort hat Stephan Thomae für die FDP-Fraktio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74</text:p>
          </table:table-cell>
          <table:table-cell table:style-name="ce2" office:value-type="string" calcext:value-type="string">
            <text:p>12.06.2024</text:p>
          </table:table-cell>
          <table:table-cell table:style-name="ce2" office:value-type="string" calcext:value-type="string">
            <text:p>ID2017412400</text:p>
          </table:table-cell>
          <table:table-cell table:style-name="ce2" office:value-type="string" calcext:value-type="string">
            <text:p>Dr. Nils Schmid (SPD)</text:p>
          </table:table-cell>
          <table:table-cell table:style-name="ce2" office:value-type="string" calcext:value-type="string">
            <text:p>2024-10-26 13:11:03</text:p>
          </table:table-cell>
          <table:table-cell table:style-name="ce2" office:value-type="string" calcext:value-type="string">
            <text:p>0.21628016233444214</text:p>
          </table:table-cell>
          <table:table-cell table:style-name="ce2" office:value-type="string" calcext:value-type="string">
            <text:p>Frau Präsidentin! Meine sehr verehrten Damen und Herren! Viele von uns – ich jedenfalls – sind noch unter dem Eindruck dieser sehr bewegenden Rede von Präsident Selenskyj gestern Nachmittag in diesem Hohen Hause. Ich glaube, alle, die da waren, kommen nicht umhin, nicht nur den Mut der ukrainischen Bevölkerung und der ukrainischen Führung, die diesem furchtbaren Angriffskrieg Russlands seit mehr als zwei Jahren widerstanden haben, anzuerkennen; sie müssen auch konstatieren, dass die ukrainische Regierung den Respekt verdient, der einer demokratisch gewählten Führung zusteht. Nicht umsonst hat eine aus vielen Parteien besetzte Parlamentarierdelegation Herrn Selenskyj begleitet und auch an der Wiederaufbaukonferenz teilgenommen. <text:s/>Und es gilt, sich in Erinnerung zu rufen, dass Präsident Selenskyj die ganze Bandbreite an Unterstützung aus Deutschland, aus Europa und aus anderen Ländern der Welt gelobt und ausdrücklich dafür gedankt hat. Sie umfasst Militärhilfe, wirtschaftliche Hilfe, praktische Hilfe bei der Aufnahme von Flüchtlingen und diplomatische Hilfe bei der Vorbereitung von Gesprächsformaten in der Hoffnung, dass es tatsächlich auch zu Friedensgesprächen kommen kann. <text:s/>Ich wage mal, anzumerken, dass in den knapp 20 Minuten, in denen er gesprochen hat, das Wort „Diplomatie“ häufiger gefallen ist als in manchen innerdeutschen Debatten der letzten Monate. <text:s/>Es geht darum, diese drei Dimensionen – Politik bzw. Diplomatie, Militärhilfe und wirtschaftliche Hilfe – zusammenzubringen, damit sie Hand in Hand ineinandergreifen. Wir alle wissen, dass noch nicht der Moment für Verhandlungen gekommen ist. Deshalb sind Militärhilfen notwendig, und sie müssen auch verstetigt werden. Wir müssen die Munitionsfabrikation und die Luftverteidigung ausbauen. <text:s/>Wir wissen aber ganz genau, dass wir auch während des laufenden Krieges ein wirtschaftliches Hoffnungszeichen setzen müssen, <text:s/>dass, wo möglich und nötig, schon während der Kriegshandlungen Wiederaufbau mit Hilfe von uns allen stattfindet – natürlich bei der Wiederinstandsetzung der lebenswichtigen Infrastruktur, wie Energie, Kraftwerke, Stromnetze, Wassernetze usw., und natürlich auch beim Aufbau einer Rüstungsproduktion in der Ukraine. Und selbstverständlich geht es auch um die Schaffung und den Erhalt von Arbeitsplätzen, auch mithilfe von ausländischen Investitionen. <text:s/>Dies war das wichtige Signal, das von dieser Wiederaufbaukonferenz hier in Berlin ausgegangen ist. Und ich freue mich, dass die Bundesregierung mit Svenja Schulze dieses Signal durch die Zusagen, die sie heute auch noch mal darlegen konnte, deutlich verstärkt hat. Herzlichen Dank dafür! <text:s/>Eines ist klar: Dieser Durchhaltewillen, dieser unbedingte Durchhaltewillen des ukrainischen Volkes, er beweist sich selbstverständlich Tag für Tag an der Front und im Hinterland. Er beweist sich aber auch darin, dass viele Millionen Ukrainerinnen und Ukrainer im Land geblieben sind und versuchen, ihren Mann bzw. ihre Frau an der Arbeitsstelle, in der Fabrik, in der Verwaltung, in den öffentlichen Diensten und in den sozialen Einrichtungen zu stehen. Denn dieses Hoffnungszeichen, dass es weitergeht mit dem Land, dass sich dieses Land im wahrsten Sinne des Wortes nicht zerschießen lässt, das macht doch die Eigenständigkeit und die Größe der ukrainischen Nation aus. Das sollten wir mit allen, auch mit erheblichen finanziellen Mitteln, in diesem Jahr und in den nächsten Jahren weiter unterstützen. <text:s/>Zum Schluss. Ich freue mich über eine Dimension, die auf dieser Wiederaufbaukonferenz von der Bundesregierung zum ersten Mal nach vorne gerückt worden ist – die ukrainischen Abgeordneten, die wir heute im Auswärtigen Ausschuss begrüßen durften, haben das auch noch mal ausdrücklich gewürdigt –: die lokale Dimension der Zusammenarbeit, die bewährten Städtepartnerschaften, aber auch die neuen Solidaritätspartnerschaften, die in allen Teilen Deutschlands entstanden sind und die sich jetzt in praktischer Hilfe in diesen schwersten Zeiten für die Ukraine bewähren. <text:s/>Ich nenne ein Beispiel aus meinem Landkreis: Die Stadt Esslingen am Neckar hat eine solche Solidaritätspartnerschaft mit Kamjanez-Podilskyj in der westlichen Ukraine geschaffen. Da ging es nicht um große Unterzeichnungszeremonien oder darum, einen Riesenschüleraustausch aufzubauen. Das geht gerade alles gar nicht. Es ging um ganz praktische Dinge: dass Feuerwehrfahrzeuge dorthin geliefert werden, dass man hilft, die Basisinfrastruktur des öffentlichen Lebens auch auf kommunaler Ebene aufrechtzuerhalten. <text:s/>Genau diese Zeichen tagtäglicher Solidarität bringen Deutsche und Ukrainer in diesen Stunden zusammen. Ich freue mich, dass wir auf eine breite Unterstützung bei diesen Solidaritätsleistungen hier im Hohen Hause zählen können. <text:s/>Herzlichen Dank. <text:s/>Für die CDU/CSU-Fraktion hat nun der Kollege Volkmar Klein das Wort.</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Willkommene</text:p>
          </table:table-cell>
          <table:table-cell table:number-columns-repeated="1014"/>
        </table:table-row>
        <table:table-row table:style-name="ro1">
          <table:table-cell table:style-name="ce2" office:value-type="string" calcext:value-type="string">
            <text:p>112</text:p>
          </table:table-cell>
          <table:table-cell table:style-name="ce2" office:value-type="string" calcext:value-type="string">
            <text:p>22.06.2023</text:p>
          </table:table-cell>
          <table:table-cell table:style-name="ce2" office:value-type="string" calcext:value-type="string">
            <text:p>ID2011209900</text:p>
          </table:table-cell>
          <table:table-cell table:style-name="ce2" office:value-type="string" calcext:value-type="string">
            <text:p>Moritz Oppelt (CDU/CSU)</text:p>
          </table:table-cell>
          <table:table-cell table:style-name="ce2" office:value-type="string" calcext:value-type="string">
            <text:p>2024-10-26 11:26:25</text:p>
          </table:table-cell>
          <table:table-cell table:style-name="ce2" office:value-type="string" calcext:value-type="string">
            <text:p>0.21588961780071259</text:p>
          </table:table-cell>
          <table:table-cell table:style-name="ce2" office:value-type="string" calcext:value-type="string">
            <text:p>Sehr geehrte Frau Präsidentin! Liebe Kolleginnen und Kollegen! „Alleine durch die Einstufung von Georgien und Moldau als sichere Herkunftsstaaten <text:s/>könnte möglicherweise die irreguläre Migration nach Deutschland um 10 Prozent reduziert werden. Das sind erhebliche Zahlen. Das würde die Kommunen entlasten. <text:s/>Das sollten wir schnell beschließen, liebe Kolleginnen und Kollegen.“ <text:s/>Diese Sätze stammen allerdings nicht von mir, sondern vom Kollegen Konstantin Kuhle. Er hat das in einer vorangegangenen Sitzungswoche in Reaktion auf <text:s/>unseren Gesetzentwurf zur Verlängerung des Ausreisegewahrsams gesagt. Meine sehr verehrten Damen und Herren, der Kollege hat natürlich recht. Er hat vor allen <text:s/>Dingen recht mit der Aufforderung, dass wir das schnell beschließen sollten. Das entspricht im Übrigen auch dem MPK-Beschluss, der vorschreibt, das zeitnah <text:s/>umzusetzen. Genau deshalb bringen wir heute hier diesen Gesetzentwurf ein, weil Sie das bisher nicht getan haben. <text:s/>Die Situation in unseren Kommunen hat sich seit der Sitzungswoche, in der Konstantin Kuhle das sagte, nicht verbessert. Wir haben bereits mehrfach <text:s/>versucht – die Kollegen auch heute wieder –, es Ihnen zu erklären: Die Kapazitätsgrenzen in unseren Kommunen sind erreicht und in vielen Orten bereits <text:s/>überschritten. <text:s/>Wohnraum, Sprachlehrer, Integrationsmanager, Erzieherinnen und Erzieher, Polizisten, all diese Ressourcen sind endlich und auch mit Geld nicht <text:s/>beliebig zu beschaffen. Aber auch die finanziellen Mittel und – damit ganz eng verbunden – die Aufnahmebereitschaft in unserer Bevölkerung werden von Ihnen bis <text:s/>aufs Äußerste strapaziert. Zur Wirklichkeit gehört auch: Die humanitäre Aufnahme von Flüchtlingen kostet Geld, viel Geld, Geld, das wir bei tatsächlich <text:s/>Schutzbedürftigen gerne in die Hand nehmen, wie beispielsweise im Fall der Ukrainer, die vor Putins mörderischem Angriffskrieg fliehen müssen, <text:s/>für Menschen, deren Heimatstädte von russischer Artillerie dem Erdboden gleichgemacht wurden und werden. Ja, meine Damen und Herren, die Aufnahme von <text:s/>über 1 Million Menschen aus der Ukraine ist teuer, aber sie ist richtig, und sie ist darüber hinaus ein ganz wichtiger Beitrag zur Unterstützung der Ukraine in <text:s/>diesem fürchterlichen Krieg. <text:s/>Es gibt aber auch Fälle, in denen unsere Gastfreundschaft ausgenutzt wird. Es gibt Fälle, in denen Menschen zu uns kommen wegen des Geldes <text:s/>und nicht, weil sie vor einem Krieg oder vor politischer Verfolgung fliehen. Diesen Missbrauch müssen wir verhindern. <text:s/>Die Definition von sicheren Herkunftsstaaten ist hierbei genau das richtige Instrument: Staaten, in denen aufgrund der Rechtslage und Rechtsanwendung <text:s/>gewährleistet ist, dass weder politische Verfolgung noch unmenschliche oder erniedrigende Bestrafung oder Behandlung stattfindet, Staaten mit einer <text:s/>EU-Beitrittsperspektive, Staaten wie Moldau und Georgien. <text:s/>Liebe Kolleginnen und Kollegen, lassen Sie uns heute gemeinsam den ersten Schritt zur Ordnung und Begrenzung der irregulären Migration nach <text:s/>Deutschland gehen. Ich bitte Sie daher um Zustimmung zu diesem Gesetzentwurf. <text:s/>Herzlichen Dank. <text:s/>Die letzte Rednerin in dieser Debatte ist Filiz Polat für Bündnis 90/Die Grüne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28</text:p>
          </table:table-cell>
          <table:table-cell table:style-name="ce2" office:value-type="string" calcext:value-type="string">
            <text:p>12.10.2023</text:p>
          </table:table-cell>
          <table:table-cell table:style-name="ce2" office:value-type="string" calcext:value-type="string">
            <text:p>ID2012813300</text:p>
          </table:table-cell>
          <table:table-cell table:style-name="ce2" office:value-type="string" calcext:value-type="string">
            <text:p>Clara Bünger (DIE LINKE)</text:p>
          </table:table-cell>
          <table:table-cell table:style-name="ce2" office:value-type="string" calcext:value-type="string">
            <text:p>2024-10-26 11:56:39</text:p>
          </table:table-cell>
          <table:table-cell table:style-name="ce2" office:value-type="string" calcext:value-type="string">
            <text:p>0.22438763082027435</text:p>
          </table:table-cell>
          <table:table-cell table:style-name="ce2" office:value-type="string" calcext:value-type="string">
            <text:p>Sehr geehrter Herr Präsident! Liebe Kolleginnen und Kollegen! Liebe Gäste auf den Tribünen! Max Lucks von den Grünen hat im Juni hier im Plenum mit Blick auf Georgien auf die systematische Gewalt gegen LGBTIQ-Menschen hingewiesen sowie darauf, dass es für diese Gruppe keinen staatlichen Schutz gibt. Das habe ich damals unterstützt. Umso dramatischer ist es, dass heute, ziemlich genau vier Monate später, sogar die Grünen die Einstufung Georgiens als sicherer Herkunftsstaat mittragen. Das ist selbst für die Grünen eine sehr schnelle Kehrtwende. <text:s/>In Moldau werden Roma systematisch diskriminiert. In Georgien hat sich die Situation queerer Menschen zuletzt deutlich verschlechtert. Belgien hat daraus Konsequenzen gezogen und Georgien im Frühjahr von der Liste sicherer Herkunftsstaaten gestrichen. <text:s/>Übrigens: In beiden Ländern sind Teile des Staatsgebiets von russischen Truppen besetzt. <text:s/>Das Bundesverfassungsgericht hat 1996 entschieden, dass Länder nur dann als sicher eingestuft werden dürfen, wenn in allen Landesteilen alle Bevölkerungsgruppen vor Verfolgung sicher sind. Das trifft weder auf Georgien noch auf Moldau zu. <text:s/>Als Linke werden wir den Gesetzentwurf selbstverständlich ablehnen; denn wir lehnen das Konzept sicherer Herkunftsstaaten als ein Asylrecht zweiter Klasse generell ab. <text:s/>Es handelt sich vielmehr um ein Instrument der Entrechtung, wie ich Ihnen anhand von drei Beispielen deutlich machen möchte: <text:s/>Erstens. Für Asylsuchende aus vermeintlich sicheren Staaten gelten unbegrenzte Arbeitsverbote, und sie müssen über den Abschluss des Asylverfahrens hinaus in Aufnahmeeinrichtungen leben. Dort sind sie von der Gesellschaft isoliert und ausgegrenzt. <text:s/>Zweitens. Ihre Asylanträge werden als offensichtlich unbegründet abgelehnt. Das hat zur Folge, dass sich die Klagefrist auf eine Woche verkürzt. Außerdem hat die Klage keine aufschiebende Wirkung. Die Betreffenden können also abgeschoben werden, noch bevor ein Gericht in Ruhe über ihre Klage entscheiden konnte. Frau Polat – Sie haben hier vorhin gesprochen –, ich kann mir nicht vorstellen, dass die Grünen das wirklich mittragen. Das ist wirklich ein Unding und ein Mangel an Rechtsstaatlichkeit. <text:s/>Drittens. Hinzu kommt, dass Asylsuchende aus vermeintlich sicheren Herkunftsstaaten von vornherein als Menschen ohne Asylgrund stigmatisiert werden. Eine unvoreingenommene Prüfung der Asylgründe kann so gar nicht mehr richtig stattfinden. Ich möchte darauf aufmerksam machen – Herr Özdemir hat es gesagt –, dass 2023 weniger als 10 000 Menschen aus den beiden Ländern gekommen sind. Und Sie wollen uns das hier wirklich als eine Entlastung für die Kommunen verkaufen? <text:s/>Also, das ist wirklich eine Verarschung! Hören Sie endlich auf das, was viele Organisationen wie Amnesty International und Pro Asyl sagen. <text:s/>Frau Kollegin, kommen Sie zum Schluss, bitte. <text:s/>Ziehen Sie diesen Gesetzentwurf zurück! Halten Sie sich an Menschenrechte! <text:s/>Vielen Dank. <text:s/>Danke sehr, Frau Kollegin Bünger. – Nächster Redner ist der Kollege Helge Lindh, SPD-Fraktio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Integrationswillige</text:p>
          </table:table-cell>
          <table:table-cell table:number-columns-repeated="1014"/>
        </table:table-row>
        <table:table-row table:style-name="ro1">
          <table:table-cell table:style-name="ce2" office:value-type="string" calcext:value-type="string">
            <text:p>175</text:p>
          </table:table-cell>
          <table:table-cell table:style-name="ce2" office:value-type="string" calcext:value-type="string">
            <text:p>13.06.2024</text:p>
          </table:table-cell>
          <table:table-cell table:style-name="ce2" office:value-type="string" calcext:value-type="string">
            <text:p>ID2017501900</text:p>
          </table:table-cell>
          <table:table-cell table:style-name="ce2" office:value-type="string" calcext:value-type="string">
            <text:p>Andrea Lindholz (CDU/CSU)</text:p>
          </table:table-cell>
          <table:table-cell table:style-name="ce2" office:value-type="string" calcext:value-type="string">
            <text:p>2024-10-26 13:12:57</text:p>
          </table:table-cell>
          <table:table-cell table:style-name="ce2" office:value-type="string" calcext:value-type="string">
            <text:p>0.20998673141002655</text:p>
          </table:table-cell>
          <table:table-cell table:style-name="ce2" office:value-type="string" calcext:value-type="string">
            <text:p>Sehr geehrte Frau Präsidentin! Meine sehr geehrten Damen und Herren! Liebe Kolleginnen und Kollegen! Vor zwei Wochen wurde der junge Polizist Rouven Laur von einem afghanischen Islamisten gezielt tödlich verletzt. In der vergangenen Woche stand hier im Bundestag zu Recht die Trauer über diesen brutalen, heimtückischen Mord und das Mitgefühl mit den Angehörigen im Vordergrund. <text:s/>Die daraus aufkeimende Debatte über Konsequenzen aus diesem Vorfall verengten der Bundeskanzler und seine SPD, auch der Kollege Hartmann, im Wesentlichen auf die Ankündigung, Straftäter wieder nach Afghanistan und Syrien abschieben zu wollen. Das begrüßen wir grundsätzlich. Allerdings hatte seine Bundesinnenministerin genau dies schon im März 2023 angekündigt und hat es bis heute nicht umgesetzt. <text:s/>Noch dazu widersprachen in derselben Aussprache zur Regierungserklärung die Kolleginnen und Kollegen von den Grünen dieser Maßnahme; die FDP stimmte zu. Der grüne Bundeswirtschaftsminister erläuterte dann wiederum einen Tag später in einer Debatte im Fernsehen, er sei doch für die Abschiebung von Straftätern nach Afghanistan. Liebe Kolleginnen und Kollegen von der Ampel, merken Sie was? Es ist eine absolut unseriöse Politik, sich hier vorne so zerstritten hinzustellen und diese Dinge zu fordern, ohne sie ernsthaft zu meinen. <text:s/>Das ist auch deshalb unseriös, weil es dafür ja eine aktuelle Grundlage geben muss, wenn man angeblich schon so lange daran arbeitet. Was glauben Sie eigentlich, von wann der letzte aktuelle Lagebericht aus Afghanistan stammt? Ich sage es Ihnen: Die letzte Lageanalyse stammt vom Oktober 2021. Das war zum Ende der letzten Regierungszeit. <text:s/>Da kann ich nur sagen: Sie machen einfach gar nichts! Sie reden nur, Sie machen null Komma null irgendetwas. <text:s/>Das Schlimme ist allerdings, dass Sie gar nicht merken, dass die Bevölkerung diese Politik der leeren Phrasen und der Nebelkerzen einfach satthat: Ihre Behauptung, Sie wollten abschieben ohne aktuelle Lageanalyse. Ihre Politik, die behauptet, Sie wollten alles tun zur Bekämpfung von Terrorismus und Kindesmissbrauch; Sie sind aber nicht mal in der Lage, zur Verfolgung solcher schweren und grausamen Straftaten eine befristete IP-Adressenspeicherung auf den Weg zu bringen. <text:s/>Ihre Politik, die behauptet, Sie würden hinter unserer Polizei stehen; gleichzeitig haben Sie aber hier die Einsetzung eines Polizeibeauftragten beschlossen und die Kennzeichnungspflicht für Polizeibeamte sowie die Kontrollquittung eingeführt. Liebe Kolleginnen und Kollegen, das zeugt von einem tiefen Misstrauen und nicht von Vertrauen. <text:s/>Wie sehr die Bevölkerung diese Politik wirklich satthat, konnten wir am letzten Sonntag bei der Europawahl sehen. Das hat es noch nie gegeben, dass die Parteien, die die Bundesregierung tragen, noch nicht mal jeden dritten Wähler in unserem Land überzeugen konnten. Ich muss Ihnen ganz ehrlich sagen: Man hat den Eindruck, dass das Ihnen immer noch nicht zu denken gibt. Sie machen einfach weiter so. Ich fordere Sie auf: Beenden Sie Ihre Streitigkeiten, beenden Sie Ihre Politik der leeren Worte, handeln Sie endlich, und lassen Sie endlich auch Taten folgen! <text:s/>Wir schlagen Ihnen deshalb heute ganz konkret 14 Maßnahmen vor, die Sie sofort umsetzen können, die auch Schlüsse aus der schlimmen Tat von Mannheim ziehen und die unsere innere Sicherheit verbessern würden. Drei davon will ich Ihnen mit auf den Weg geben. <text:s/>Erstens: Straftäter und Gefährder endlich abschieben. Machen Sie endlich! Dazu gehört die Innenministerin, dazu gehört die Außenministerin. An die Grünen gerichtet sage ich eins: Ihre feministische Außenpolitik bringt uns gar nichts, wenn Sie sich gleichzeitig weigern, schwere Straftäter – und dazu gehören auch Sexualstraftäter – nach Afghanistan abzuschieben. <text:s/>Hören Sie endlich auf, in jeder Runde hier oder in Talkshows zu erzählen, Sie hätten keinen Kontakt zu den Taliban. <text:s/>Das ist nachweislich falsch. Sie haben Kontakte, um Menschen ins Land zu holen. Dann nutzen Sie Ihre Kontakte endlich auch, um Menschen außer Landes zu bringen! <text:s/>Auch in diesem Jahr sind wieder weit über 100 000 Asylbewerber nach Deutschland eingereist. <text:s/>Die illegale Migration ist nach wie vor nicht gestoppt. Und ja, auch in unserer Regierungszeit wurden Fehler gemacht. <text:s/>Aber was wir in den letzten zweieinhalb Jahren gesehen haben, was Sie in den letzten zweieinhalb Jahren verursacht haben, das ist wirklich katastrophal. Deswegen fordern wir Sie zweitens auf: Stoppen Sie die illegale Migration, führen Sie an den Grenzen Kontrollen durch, und weisen Sie die Menschen auch an den Grenzen zurück! <text:s/>Ein letzter Punkt. Sorgen Sie dafür, dass unsere Bundespolizei mit ausreichend Mitteln ausgestattet wird! Sorgen Sie dafür, dass das Loch von 500 Millionen Euro gestopft wird! Sorgen Sie dafür, dass unsere Polizei Taser bekommt, um sich und andere auch besser schützen zu können! Handeln Sie endlich! Tun Sie etwas, oder geben Sie den Weg frei für Neuwahlen, damit andere endlich anfangen können, die Sicherheitsprobleme in unserem Land zu lösen! <text:s/>Vielen Dank. <text:s/>Als Nächster hat das Wort für die SPD-Fraktion Daniel Baldy.</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14</text:p>
          </table:table-cell>
          <table:table-cell table:style-name="ce2" office:value-type="string" calcext:value-type="string">
            <text:p>05.07.2023</text:p>
          </table:table-cell>
          <table:table-cell table:style-name="ce2" office:value-type="string" calcext:value-type="string">
            <text:p>ID2011408200</text:p>
          </table:table-cell>
          <table:table-cell table:style-name="ce2" office:value-type="string" calcext:value-type="string">
            <text:p>Alexander Bartz (SPD)</text:p>
          </table:table-cell>
          <table:table-cell table:style-name="ce2" office:value-type="string" calcext:value-type="string">
            <text:p>2024-10-26 11:30:30</text:p>
          </table:table-cell>
          <table:table-cell table:style-name="ce2" office:value-type="string" calcext:value-type="string">
            <text:p>0.21206802129745483</text:p>
          </table:table-cell>
          <table:table-cell table:style-name="ce2" office:value-type="string" calcext:value-type="string">
            <text:p>Sehr geehrte Frau Präsidentin! Sehr geehrte Kolleginnen und Kollegen! Sehr geehrte Damen und Herren! Ja, es stimmt: Wir befinden uns in <text:s/>wirtschaftlich angespannten Zeiten. Und ja, es stimmt: Wir haben mit den Coronaauswirkungen und den Folgen von Putins menschenverachtendem Angriffskrieg große <text:s/>Herausforderungen zu bewältigen. Rezession, Inflation und Zinsentwicklung entfalten ihre Wirkung. Das sind große Herausforderungen für unsere Gesellschaft und <text:s/>für unsere Wirtschaft zugleich. <text:s/>Liebe Union, Sie fordern eine Entlastungsoffensive. Das passt ja auch ganz gut zu dieser Aktuellen Stunde; denn Sie fordern uns heute auf, das <text:s/>Wachstum in Deutschland zu stärken und die Preissteigerungen wirksam zu bekämpfen. Ich kann Sie an dieser Stelle beruhigen; denn genau das machen wir bereits, <text:s/>und zahlreiche dieser Maßnahmen haben bereits ihre Wirkung entfaltet. <text:s/>Nur noch mal zur Erinnerung: Es war diese Bundesregierung, die seit dem Frühjahr 2022 schon drei umfangreiche Entlastungspakete auf den Weg gebracht <text:s/>hat, welche die Bürgerinnen und Bürger bei der Bewältigung der zusätzlich entstandenen Kosten unterstützt und die Konjunktur angekurbelt haben. Der Wegfall der <text:s/>EEG-Umlage, die temporäre Senkung der Mineralölsteuer, das 9-Euro- und jetzt 49-Euro-Ticket, die Gas- und Strompreisbremse: All das sind in der Summe schon <text:s/>große Erleichterungspakete, die wir als Regierung auf den Weg gebracht haben. <text:s/>Ich möchte mir nicht ausmalen, wo wir heute stehen würden, wenn wir uns erst jetzt, wie uns gerne vorgeworfen wird, mit den Entlastungen beschäftigen <text:s/>würden. <text:s/>Ich gebe Ihn aber auch recht, wenn Sie sagen, dass wir weitere Instrumente benötigen, um die Bürgerinnen und Bürger zu entlasten und die Wirtschaft <text:s/>anzukurbeln. Aber auch hier kann ich Sie beruhigen und Ihnen sagen, dass wir bereits weitere Maßnahmen auf den Weg gebracht haben und dies zeitnah weiter tun <text:s/>werden. Wir haben die Wirtschaft im Blick, und wir sind mit den Akteurinnen und Akteuren sowie Fachleuten im stetigen Austausch hierzu. <text:s/>Die große Wachstumsbremse unserer Wirtschaft bekämpfen wir bereits: den Arbeits- und Fachkräftemangel. Die Folgen des demografischen Wandels sind <text:s/>nicht mehr wegzureden. Es gibt bundesweit bei Unternehmen und im öffentlichen Dienst rund 2 Millionen offene Stellen. Wenn nicht jetzt etwas passiert und wir <text:s/>die Situation auf dem Arbeitsmarkt ändern, wird sich unsere Wirtschaftsleistung massiv verringern. <text:s/>Hierzu haben wir erst kürzlich das Fachkräfteeinwanderungsgesetz reformiert – ein Schritt, der mit der Ampelmehrheit im Bundestag möglich und dringend <text:s/>notwendig war. <text:s/>Mit dieser Reform machen wir den Weg frei für einen vereinfachten Zugang von qualifizierten Fachkräften aus dem Ausland. <text:s/>Weiter ist es diese Bundesregierung, die den Ausbau von erneuerbaren Energien massiv vorantreibt und nach vorne bringt – etwas, das mit einer <text:s/>unionsgeführten Großen Koalition in dieser Form nicht möglich gewesen ist. <text:s/>Gerade in den unruhigen Zeiten, in denen wir uns gerade bewegen, brauchen unsere Unternehmen Planungssicherheit, damit sie auch in Zukunft einen <text:s/>Beitrag zu Wertschöpfung und Wohlstand in Deutschland leisten können. Aktuell setzen wir uns daher mit breit angelegten Förderungen dafür ein, dass Unternehmen <text:s/>aus Schlüsselbranchen in Deutschland investieren und hier ihre Wertschöpfung aufbauen. Mit dem Bau eines Werkes des US-amerikanischen Halbleiterherstellers <text:s/>Intel steht die größte ausländische Direktinvestition in Deutschland seit 1949 ins Haus. Mit der Förderunterstützung der Regierung ist es erst kürzlich <text:s/>gelungen, das erste Kathodenwerk Deutschlands in der Lausitz in Betrieb zu nehmen. Die BASF trägt hier ab jetzt eine große nachhaltige <text:s/>Batteriewertschöpfungskette für Elektrofahrzeuge in Europa bei. Wir investieren in wichtige Zukunftstechnologien, damit wichtige Industriezweige wie <text:s/>beispielsweise die Automobilindustrie weiter unabhängig von einzelnen Zulieferländern produzieren können. Das ist vorausschauende Wirtschaftspolitik, meine <text:s/>Damen und Herren. <text:s/>Es sind aber nicht nur die großen Unternehmen, die für unsere wirtschaftliche Entwicklung verantwortlich sind. An dieser Stelle möchte ich einmal ganz <text:s/>explizit Danke sagen – Danke an unseren Mittelstand. Zahlreiche Mittelstandsunternehmen bekennen sich auch in jetzigen Krisenzeiten zum Standort Deutschland. <text:s/>Hierzu kann ich beispielsweise aus meinem Wahlkreis, dem Oldenburger Münsterland, berichten. Hier hat sich der Kunststoffverarbeiter Pöppelmann erst kürzlich <text:s/>klar und offen zum Standort Deutschland bekannt und seine Produktions- und Lagerkapazität ausgebaut. Das ist ein starkes und wichtiges Signal. <text:s/>Liebe Union, „Standort Deutschland in Gefahr – Jetzt Wachstum stärken und die Preissteigerung wirksam bekämpfen“: Mit dem Titel dieser Aktuellen <text:s/>Stunde liegen Sie absolut richtig. Sie kommen aber viel zu spät; denn wir sind bereits dabei, die Maßnahmen zu ergreifen. Wir stabilisieren die Wirtschaft, und <text:s/>wir helfen den Bürgerinnen und Bürgern, durch diese Zeit zu kommen. Wir packen das gemeinsam an. <text:s/>Vielen Dank.</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113</text:p>
          </table:table-cell>
          <table:table-cell table:style-name="ce2" office:value-type="string" calcext:value-type="string">
            <text:p>23.06.2023</text:p>
          </table:table-cell>
          <table:table-cell table:style-name="ce2" office:value-type="string" calcext:value-type="string">
            <text:p>ID2011300400</text:p>
          </table:table-cell>
          <table:table-cell table:style-name="ce2" office:value-type="string" calcext:value-type="string">
            <text:p>Norbert Kleinwächter (AfD)</text:p>
          </table:table-cell>
          <table:table-cell table:style-name="ce2" office:value-type="string" calcext:value-type="string">
            <text:p>2024-10-26 11:27:20</text:p>
          </table:table-cell>
          <table:table-cell table:style-name="ce2" office:value-type="string" calcext:value-type="string">
            <text:p>0.20977279543876648</text:p>
          </table:table-cell>
          <table:table-cell table:style-name="ce2" office:value-type="string" calcext:value-type="string">
            <text:p>Werte Frau Präsidentin! Sehr geehrte Kolleginnen und Kollegen! Sehr geehrter Herr von Notz, ich könnte Ihnen nicht eindringlicher widersprechen: Deutschland ist kein Einwanderungsland. Deutschland ist ein Heimatland. <text:s/>Das, was Sie hier auf über 100 Seiten Gesetzentwurf zur Fachkräfteeinwanderung vorschlagen, könnte man in einem Satz zusammenfassen: Jeder kommt rein, aber keiner fliegt raus. <text:s/>Offensichtlich sind Ihnen 305 000 ausreisepflichtige Personen noch nicht genug. Ja, Deutschland braucht Fachkräfte, aber Deutschland braucht die Fachkräfte nicht aus dem Ausland. <text:s/>Lassen Sie mich Ihre falschen Zahlen korrigieren, Frau Faeser. – Ach, sie ist schon gar nicht mehr da; sie kann die Wahrheit nicht verkraften. – Der Bundesagentur für Arbeit sind 771 788 offene Stellen gemeldet, nicht 2 Millionen. Die entfallen vor allem auf die Branchen Verkehr, Logistik, Verkauf, Mechatronik und Elektronik, Gesundheitsberufe, Maschinen- und Fahrzeugtechnik. Sie merken: technische Berufe, kommunikative Berufe, Verkehrsberufe. Diesen knapp 780 000 Stellen stehen 5,5 Millionen Leistungsberechtigte im Bürgergeld gegenüber, von denen 3,9 Millionen erwerbsfähig sind. 2,5 Millionen sind komplett arbeitslos. 2,5 Millionen Menschen zwischen 20 und 34 Jahren haben keinen Berufsabschluss. Viele Hunderttausende Stellen entfallen in den nächsten Jahren durch Digitalisierung, aber auch dadurch, dass wir viele Zombieunternehmen auf dem Markt haben, die sich mit billigsten Krediten über die EZB finanziert hatten und demnächst aus dem Markt austreten. Seit 2014 haben Sie demgegenüber 2,5 Millionen sogenannte Flüchtlinge ins Land geholt, allein im letzten Jahr 1 Million Ukrainer, allein in diesem Jahr 135 000 Personen aus aller Welt. Wir haben nicht das Problem, dass wir zu wenige Leute in unserem Land haben, wir haben das Problem, dass wir viel zu viele Menschen in unserem Land haben, die sich nicht sozialisieren, die sich nicht qualifizieren und die sich auch nicht integrieren, außer in unser Sozialsystem. <text:s/>Aber Sie machen die Schleusen auf. Sie haben es ja offen gesagt: Sie wollen einen Spurwechsel für diejenigen haben, die gar nicht da sein dürften. Deutsch spielt für Sie überhaupt keine Rolle mehr. Da reicht für viele Projekte jetzt Niveau A1. Da kann man Brot und Milch benennen, da kann man aber keine Konversation führen. <text:s/>Das sind Ihre Fachkräfte der Zukunft. Auch Berufserfahrungen sind für die Grünen nicht so wichtig – das wissen wir ja –, deswegen schmeißen Sie die völlig über Bord. Es reichen dann jetzt zwei Jahre Berufserfahrung plus zwei Jahre Berufsqualifikation im Herkunftsland, die dort anerkannt sind. Sie wissen doch, liebe Grünen, dass in manchen Ländern der Welt Berufsqualifikation sicherlich durch Leistung erreicht wird, in anderen je nach örtlicher Sitte aber auch durch käuflichen Erwerb oder fortgeschrittene Messerkunst. Und die will ich nicht als Fachkräfte bei uns anerkannt haben. <text:s/>Dann muss ich sagen: Das, was Sie im Innenausschuss getrieben haben, ist ein Verbrechen. Das Qualifikationsgesetz von 2020 regelte ja noch: Wer eine akademische Ausbildung oder eine Berufsqualifikation hat, der kann ein Aufenthaltsrecht bekommen. Dann hat Frau Faser vorgelegt: der soll ein Aufenthaltsrecht bekommen. Und Sie regeln mal eben: Die Rechtsfolge einer akademischen Ausbildung ist ein Aufenthaltstitel in Deutschland. Sie werfen die Interessen der Bundesrepublik Deutschland völlig über Bord. Haben Sie noch alle Tassen im Schrank? Tut mir leid, so eine Politik kann man doch nicht machen. <text:s/>Eine Frage habe ich an Sie, Frau Faeser, und die haben Sie leider nicht beantwortet. Was passiert denn, wenn der ach so qualifizierte Einwanderer doch nicht so qualifiziert ist und sofort wieder auf die Straße gesetzt wird und dann aber nicht heimreist? Haben Sie denn schon die Rückübernahmeabkommen mit allen Ländern? Haben Sie denn schon die Garantie, dass die heimreisen? Oder wird das nur wieder eine Einwanderung in die Sozialsysteme wie so oft, meine Damen und Herren. Das geht nicht in Ordnung. <text:s/>Sie sprechen von qualifizierter Einwanderung, wobei Sie einfach nur die Altersgrenzen hochsetzen, die Gehaltsgrenzen runter und die Qualifikationsgrenzen quasi auf null. Ehrlich gesagt, ich wüsste nicht, warum ein Hochqualifizierter, der bislang Mindestgehaltsgrenzen von circa 60 000 Euro hatte, jetzt nach Deutschland kommen sollte, wo die Gehaltsgrenzen auf 40 000 Euro sinken. Also, es macht für mich einfach überhaupt keinen Sinn. Und sicherlich, es wird den einen oder anderen geben, der von Deutschland träumt, der unbedingt einmal herkommen wollte, der auch herkommen wird. Aber mit Ihrer Politik ziehen Sie doch vor allem die Glücksritter an, die schon im Heimatland perspektivlos oder gnadenlos unterqualifiziert sind. Erklären Sie mir einmal: Wie soll ein palästinensischer Schrottauto-Kfz-Mechaniker bei uns E-Autos reparieren? Soll ein nomadischer Ziegenhirt von der Steppe bei uns in der Viehwirtschaft Erfolg haben? Wie soll jemand, der nicht einmal grundlegende Sprachkenntnisse im Deutschen hat, im Verkauf brillieren? Sie haben keine Ahnung von der Realität, Sie Sozialisten. <text:s/>Die einzigen Effekte, die Sie mit der Chancenkarte und mit den Sprachkursen erzielen, wo man 20 Stunden in der Woche zusätzlich arbeiten darf, ist, dass Sie einen gnadenlosen Konkurrenzdruck aufbauen, und zwar mit den Studenten, die schon jetzt nicht mehr wissen, wie sie sich ihr Leben finanzieren sollen, mit den Rentnern, die nicht mehr wissen, wie sie sich ihr Leben finanzieren sollen, und mit den Niedriglöhnern, die nicht mehr wissen, wie sie sich ihr Leben finanzieren sollen, weil die Wohnungspreise steigen, weil alle Preise steigen. Und die Leute prügeln sich jetzt auch noch mit Ihren qualifizierten Einwanderern um Wohnraum und um die Billigjobs in der Bäckerei und beim Rewe, Jobs, die unsere Leute dringend brauchen. <text:s/>250 000 Deutsche verlassen jedes Jahr Deutschland. 250 000 kehren unserem Land den Rücken, weil sie genug haben von Ihrer links-grünen Verbotspolitik. <text:s/>Und wissen Sie, wer stattdessen reingekommen ist in den letzten Jahren? Die Haupteinwanderungsländer waren – gut zuhören – Rumänien, Afghanistan, Indien, Bulgarien und Nordmazedonien. Es tut mir leid, aber mich beschleicht irgendwie das Gefühl, dass das nicht gerade die Koryphäen der Qualifikation sind. Sie machen Deutschland zum Ramschland, und das ist nicht in Ordnung. <text:s/>Die Lösung ist eine völlig andere. Wir müssen Einwanderung begrenzen auf die wirklich Hochqualifizierten, so wie es Japan macht. Dazu gehört, wirkliche Mangelberufe zu erkennen, die Besten der Besten auszuwählen und dann auf wirklich hohe Qualifikation und hohe Sprachkenntnis zu achten; denn nur so gelingt Integration. <text:s/>Wir müssen den Aufenthalt all derer beenden und sie abschieben, die gar nicht hier sein dürften, zum Beispiel, weil sie über Drittländer gekommen sind als sogenannte Geflüchtete. Und wir müssen uns um unsere 2,5 Millionen Arbeitslose kümmern, sie qualifizieren, ihnen eine Perspektive geben. Da müssen wir auch das Sozialsystem unattraktiver machen. <text:s/>Aktivierende Grundsicherung ist das Stichwort. <text:s/>Vor allem müssen wir uns aber um unsere Familien kümmern, um die Kinder. Sie sind die Zukunft Deutschlands. Wenn ich überlege, dass Herr Professor Raffelhüschen eine Studie gemacht hat, in der er berechnet hat, dass jeder Migrant 450 000 Euro kostet, dann muss ich ganz ehrlich sagen: Das Geld würde ich viel lieber in unseren Familien sehen. <text:s/>Denn wissen Sie was? Für Deutsche ist Deutschland die Heimat. Sie sind hier aufgewachsen, sie haben mütterliche Liebe erlebt, sie wissen, wie die Leute ticken. <text:s/>Das können Einwanderer nie erleben. Sie kommen her für einen Vorteil. <text:s/>Aber ein Hochqualifizierter wird nicht in ein Land kommen, in dem die Bahn nicht pünktlich fährt, in dem die Städte verschmutzt sind, in dem die höchste Steuer- und Abgabenlast der Welt existiert bei relativ niedrigen Gehältern. Wenn wir unsere Heimat pflegen, wenn wir für unsere Heimat sorgen, erst dann wird Deutschland auch als Heimat für die wirklich Besten der Besten attraktiv. <text:s/>Haben Sie herzlichen Dank. <text:s/>Nächster Redner: für die FDP-Fraktion Johannes Vogel.</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89</text:p>
          </table:table-cell>
          <table:table-cell table:style-name="ce2" office:value-type="string" calcext:value-type="string">
            <text:p>03.03.2023</text:p>
          </table:table-cell>
          <table:table-cell table:style-name="ce2" office:value-type="string" calcext:value-type="string">
            <text:p>ID208908300</text:p>
          </table:table-cell>
          <table:table-cell table:style-name="ce2" office:value-type="string" calcext:value-type="string">
            <text:p>Marc Bernhard (AfD)</text:p>
          </table:table-cell>
          <table:table-cell table:style-name="ce2" office:value-type="string" calcext:value-type="string">
            <text:p>2024-10-26 10:55:22</text:p>
          </table:table-cell>
          <table:table-cell table:style-name="ce2" office:value-type="string" calcext:value-type="string">
            <text:p>0.21477103233337402</text:p>
          </table:table-cell>
          <table:table-cell table:style-name="ce2" office:value-type="string" calcext:value-type="string">
            <text:p>Frau Präsidentin! Meine Damen und Herren! Man erkennt den Wert einer Gesellschaft daran, wie sie mit ihren Alten und Schwächsten umgeht. <text:s/>Der 81-jährige Klaus K. wohnt seit 23 Jahren in der Wölblinstraße in Lörrach. Er ist erschüttert; denn jetzt wurde ihm und all seinen Nachbarn die städtische Wohnung gekündigt. Alle sollen Platz machen für Flüchtlinge. Der Rentner ist verzweifelt. In seinem vertrauten Umfeld sind Arzt, Apotheke, Bahnhof und Einkaufsmöglichkeiten für ihn fußläufig erreichbar. Jetzt soll er mit über 80 Jahren aus seinem vertrauten Umfeld herausgerissen und irgendwo anders hin verfrachtet werden. Er ist nur einer von 40 Betroffenen. <text:s/>Noch menschenverachtender als die Stadt Lörrach treibt es die evangelische Kirche in Berlin, indem sie selbst die Ältesten, Pflegebedürftige auf die Straße setzt, und zwar einzig und allein, weil sie für die Unterbringung von sogenannten Flüchtlingen von der rot-rot-grünen Regierung in Berlin einfach mehr Geld bekommt. Über 100 pflegebedürftige Menschen, darunter Demenzkranke, die sich an die Umgebung und ihre Pfleger gewöhnt hatten, sollen jetzt aus ihrem sozialen Umfeld herausgerissen und in ein anderes Heim verfrachtet werden. So geht diese Regierung mit Menschen um, die unser Land aufgebaut, es jahrzehntelang am Laufen gehalten und über 40 Jahre lang Steuern und Sozialabgaben bezahlt haben. <text:s/>Ganz offensichtlich sind dieser Regierung Flüchtlinge mehr wert als unsere Alten und Pflegebedürftigen. <text:s/>Wenn sich Alte und Kranke mit dem Bus zum Arzt schleppen müssen, während 20‑jährige Afghanen mit dem Taxi zu einer 100 Meter, 1 000 Meter entfernten Behörde gefahren werden, dann ist das ein Skandal, meine sehr geehrten Damen und Herren. <text:s/>– Da können Sie so viel schreien, wie Sie wollen, es ist eine Tatsache, dass allein im letzten Jahr und allein in Niedersachsen 5,5 Millionen Euro nur für genau solche Taxifahrten ausgegeben wurden. <text:s/>Der grüne Oberbürgermeister Palmer – Ihr Oberbürgermeister! – hat die ganze Absurdität ja auf den Punkt gebracht, indem er klargestellt hat: Ich bin rechtlich verpflichtet, für die Flüchtlinge zu bauen; aber ich bin nicht verpflichtet, für die Einheimischen eine Wohnung bereitzustellen. <text:s/>So kommt es zum Beispiel dazu, dass in Rostock Azubis Flüchtlingen weichen müssen, weil es für die privaten Betreiber mehr Profit bringt, die Räume Flüchtlingen zur Verfügung zu stellen. In Stuttgart hat ein Eigentümer seine Mieter herausgeekelt, um sein Gebäude gewinnbringender an die Stadt zu vermieten, die dort Flüchtlinge unterbringen will. Den Vogel abschießen tut Rheinland-Pfalz; dort erhalten Vermieter sogar zehn Jahre lang ein zinsloses Darlehen und bekommen 25 Prozent des Kredits erlassen, wenn sie an Flüchtlinge vermieten, während sie nichts bekommen, wenn sie die gleiche Wohnung an Einheimische vermieten. <text:s/>Innenministerin Faeser hat in dieser Situation auch noch die Dreistigkeit, zu behaupten, Flüchtlinge seien für den Wohnungsmarkt kein Problem – und das, obwohl ihr Ministerium auf Anfrage der AfD-Fraktion zugeben musste, dass ihr dazu überhaupt keine Daten vorliegen. Allein letztes Jahr sind 1,4 Millionen Flüchtlinge nach Deutschland gekommen. Und diese Regierung behauptet allen Ernstes, das habe keine Auswirkungen auf den Wohnungsmarkt. Das ist nichts anderes als Realitätsverweigerung. <text:s/>Und Sie, Herr Mehmet Ali, <text:s/>besitzen hier auch noch die Frechheit, zu behaupten, dass die gekündigten Bewohner ja eine Ersatzwohnung bekommen und es deshalb überhaupt kein Problem gebe. <text:s/>Ganz offensichtlich haben Sie im Mathematikunterricht geschlafen. In Deutschland fehlen nun einmal 2 Millionen bezahlbare Wohnungen. <text:s/>Dann fehlen dort, wohin die 40 Lörracher jetzt umgesiedelt werden, 40 Wohnungen für andere Einheimische. Das hat sehr wohl dramatische Auswirkungen auf den örtlichen Wohnungsmarkt. <text:s/>Genauso sieht es in ganz Deutschland aus: Deutschland hat Eigenbedarf. <text:s/>Das Wort hat der Kollege Brian Nickholz für die SPD-Fraktio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83</text:p>
          </table:table-cell>
          <table:table-cell table:style-name="ce2" office:value-type="string" calcext:value-type="string">
            <text:p>27.01.2023</text:p>
          </table:table-cell>
          <table:table-cell table:style-name="ce2" office:value-type="string" calcext:value-type="string">
            <text:p>ID208303300</text:p>
          </table:table-cell>
          <table:table-cell table:style-name="ce2" office:value-type="string" calcext:value-type="string">
            <text:p>Thomas Rachel (CDU/CSU)</text:p>
          </table:table-cell>
          <table:table-cell table:style-name="ce2" office:value-type="string" calcext:value-type="string">
            <text:p>2024-10-26 10:48:20</text:p>
          </table:table-cell>
          <table:table-cell table:style-name="ce2" office:value-type="string" calcext:value-type="string">
            <text:p>0.21495646238327026</text:p>
          </table:table-cell>
          <table:table-cell table:style-name="ce2" office:value-type="string" calcext:value-type="string">
            <text:p>Sehr geehrter Herr Präsident! Liebe Kolleginnen und Kollegen! Kurz vor Weihnachten wurde in einem indischen Bundesstaat eine große Gruppe von Christen gewaltsam aus ihren Häusern vertrieben. Sie gehören einer indigenen Gruppe an und sind zum christlichen Glauben konvertiert. <text:s/>Auch dieses sehr aktuelle Beispiel zeigt, wie ernst das Thema Religionsfreiheit ist. Christen sind weltweit von der Verletzung der Religionsfreiheit besonders betroffen. Zugleich sind sie die größte Glaubensgemeinschaft. Daher ist es gut, dass wir den Stephanustag haben, mit dem wir der verfolgten Christen gedenken. <text:s/>Die Verfolgung von Christen ist ein schreckliches Verbrechen. <text:s/>Aber auch die Verfolgung Angehöriger anderer Religionen und Weltanschauungen ist und bleibt ein schreckliches Verbrechen. <text:s/>Das, sehr geehrte Vertreter der AfD, blenden Sie in Ihrem Antrag ganz bewusst aus. <text:s/>Drei Viertel aller Menschen leben in Ländern, in denen die Religionsfreiheit eingeschränkt ist. Zu dieser alarmierenden Feststellung kommt auch der 2. Bericht der Bundesregierung zur weltweiten Lage der Religionsfreiheit. Der AfD-Antrag offenbart allerdings eine ausschließliche Fokussierung auf Christenverfolgung durch islamistische Täter. <text:s/>Das politische Manöver der AfD ist offensichtlich. Ihr Antrag erwähnt beispielsweise bewusst nicht die Diskriminierung von Muslimen und Christen durch Hindu-Nationalisten in Indien. Er erwähnt nicht die grausame Verfolgung von Christen im atheistischen Nordkorea. <text:s/>Er unterschlägt die Unterdrückung der muslimischen Uiguren und auch der buddhistischen Tibeter in China. <text:s/>Man darf nicht die eine Opfergruppe gegen andere Opfergruppen ausspielen. <text:s/>Die AfD fordert in ihrem Antrag – ich zitiere –, „in Zusammenarbeit mit den Amtskirchen und freikirchlichen Gruppen die … Bedeutung des Christentums für die deutsche und die westliche Kultur herauszustellen“. Wer, wie Vertreter der AfD, in der Vergangenheit immer wieder zum Kirchenaustritt aufgerufen und gegen den öffentlich-rechtlichen Körperschaftsstatus der Kirchen polemisiert hat, disqualifiziert sich als glaubwürdiger Anwalt für Kirche und Christentum in anderen Ländern. Wer in Deutschland in unchristlicher Weise gegen verfolgte Menschen agitiert, die bei uns Schutz suchen, der ist ein unglaubwürdiger Sachwalter für die Belange verfolgter Glaubensflüchtlinge aus anderen Teilen dieser Welt. <text:s/>Meine sehr verehrten Damen und Herren, den AfD-Antrag lehnen wir Christdemokraten ab, und ich glaube, viele andere Fraktionen sehen das genauso. Denn er instrumentalisiert die verfolgten Christinnen und Christen. Er spielt sie gegen andere Religionsgruppen aus. Und das wollen im Übrigen auch die Christinnen und Christen nicht. Mit Ihrem Vorgehen machen Sie verfolgte Christen quasi zum Spielball einer rechtspopulistischen Agenda. <text:s/>Ein Mensch, der sich zur Nächstenliebe berufen weiß, fragt nicht nach Herkunft, nach Religion, nach Hautfarbe, wenn er anderen Menschen in Not hilft. <text:s/>Daher setzen wir uns für alle diskriminierten und verfolgten religiösen Minderheiten ein. Diese Menschen benötigen unsere aufrichtige Solidarität und Unterstützung und eben keine rechtspopulistische Instrumentalisierung. <text:s/>Herzlichen Dank. <text:s/>Vielen Dank, Herr Kollege Rachel. – Nächster Redner ist der Kollege Boris Mijatović, Bündnis 90/Die Grüne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Integrationswillige</text:p>
          </table:table-cell>
          <table:table-cell table:number-columns-repeated="1014"/>
        </table:table-row>
        <table:table-row table:style-name="ro1">
          <table:table-cell table:style-name="ce2" office:value-type="string" calcext:value-type="string">
            <text:p>72</text:p>
          </table:table-cell>
          <table:table-cell table:style-name="ce2" office:value-type="string" calcext:value-type="string">
            <text:p>30.11.2022</text:p>
          </table:table-cell>
          <table:table-cell table:style-name="ce2" office:value-type="string" calcext:value-type="string">
            <text:p>ID207210200</text:p>
          </table:table-cell>
          <table:table-cell table:style-name="ce2" office:value-type="string" calcext:value-type="string">
            <text:p>Mariana Iris Harder-Kühnel (AfD)</text:p>
          </table:table-cell>
          <table:table-cell table:style-name="ce2" office:value-type="string" calcext:value-type="string">
            <text:p>2024-10-26 10:36:56</text:p>
          </table:table-cell>
          <table:table-cell table:style-name="ce2" office:value-type="string" calcext:value-type="string">
            <text:p>0.21093444526195526</text:p>
          </table:table-cell>
          <table:table-cell table:style-name="ce2" office:value-type="string" calcext:value-type="string">
            <text:p>Sehr geehrte Frau Präsidentin! Sehr geehrte Damen und Herren! Die Fußball-WM in Katar führt uns die Bigotterie des deutschen Establishments <text:s/>eindrucksvoll vor Augen. Nimmt man in einem arabischen Land keine Rücksicht auf islamische Sitten, gilt man plötzlich als weltoffen. Wendet man sich hingegen im <text:s/>eigenen Land gegen Verschleierung und importierte Gewalt gegen Frau, gilt man als Rechtsextremist. <text:s/>Das ist eben der Unterschied zwischen der AfD auf der einen und den Kartellparteien auf der anderen Seite. Wir respektieren andere Kulturen, wollen <text:s/>aber unsere eigene Kultur bewahren. Sie hingegen opfern im eigenen Land unsere Kultur zugunsten von anderen Kulturen, auf die Sie dann aber im Ausland gar keine <text:s/>Rücksicht nehmen. Ihre Position ist falsch, unsere Position ist richtig. Es ist immer noch unser Land, und in unserem Land gelten unsere Regeln. <text:s/>– Unser Land. <text:s/>Dass es Frauen hierzulande oft sehr schlecht geht, ist die Folge dieser mangelnden kulturellen Selbstbehauptung. Das scheint politisch von Ihnen so <text:s/>gewollt. So belehren Sie die Bürger, es sei kultursensibel, kein Schweinefleisch mehr in Kitas anzubieten oder Kruzifixe abzuhängen. Gleichzeitig gehen Sie aber <text:s/>konservativen Gesellschaften im Ausland mit der Regenbogenflagge auf die Nerven. <text:s/>Sie schaden damit den Bürgern im Inland und blamieren uns im Ausland. <text:s/>Eine Kultur, die sich selbst nicht respektiert, wird eben auch von anderen Kulturen nicht respektiert. Eine solche Kultur ist dem Untergang <text:s/>geweiht. <text:s/>Sie öffnen die Grenzen für jeden, Sie verramschen die deutsche Staatsbürgerschaft, Sie lassen den Sozialstaat ausplündern. Vor allem machen Sie die <text:s/>eigenen Frauen zu Freiwild. Die Frauenhäuser platzen aus allen Nähten. Fast 70 Prozent der Bewohnerinnen haben Migrationshintergrund. <text:s/>Gegen Frauen gerichtete Gewalt wird überproportional häufig von Ausländern begangen. Bei einem Ausländeranteil von nur 12 Prozent sind 33 Prozent der <text:s/>Gewalttäter Ausländer. <text:s/>Genitalverstümmelungen, Zwangsehen, Ehrenmorde – all das ist auf dem Vormarsch, all das wird von Ihnen totgeschwiegen. Denn im vorliegenden Bericht <text:s/>zur „Beseitigung jeder Form von Diskriminierung der Frau“ findet sich zu alledem – genau! – gar nichts, null, nada. In diesem Bericht taucht das Wort „Islam“ <text:s/>nicht ein einziges Mal auf, <text:s/>dafür das Wort „Gender“ 81‑mal auf 54 Seiten. <text:s/>Entsprechend irre ist auch Ihre linke Politik in der Praxis. So gibt die Stadt München für die Umstellung ihrer IT in gendergerechte Sprache satte <text:s/>4 Millionen Euro aus – 4 Millionen Euro für Genderquatsch, die dann den völlig überfüllten Frauenhäusern fehlen. Es klingt brutal, aber es ist die Wahrheit: Die <text:s/>Verhunzung der deutschen Sprache ist Ihnen wichtiger als der Schutz von Frauen vor brutalen Schlägern. <text:s/>Auch hier im Bundestag kürzt man die Maßnahmen zur Bekämpfung von Gewalt gegen Frauen um 10 Millionen Euro. Frauenhäuser sind bundesweit nicht <text:s/>ausreichend vorhanden, und jede vierte schutzsuchende Frau musste 2021 ihren Aufenthalt dort ganz oder teilweise selber bezahlen. Gerade die, die es sich nicht <text:s/>leisten können, sind so der Gewalt weiterhin ausgeliefert, mit ihren Kindern. Was für eine politische Bankrotterklärung! <text:s/>Nachts in den Parks, tagsüber in den Schwimmbädern – dort findet die wirkliche Diskriminierung von Frauen statt, weil sie sich dort nicht mehr <text:s/>hintrauen, weil sie dort oft als verfügbare Schlampen behandelt werden, <text:s/>weil sie dort häufig als Menschen zweiter Klasse gelten. Das ist importierte Frauengewalt. Hiergegen ist anzukämpfen, und zwar in Deutschland und <text:s/>nicht in Katar. <text:s/>Kommen Sie bitte zum Schluss. <text:s/>Ausgerechnet in den Ländern, die Sie so gerne kritisieren, geht es den Frauen viel besser. In Polen und Ungarn werden Frauen seltener Opfer <text:s/>körperlicher Gewalt. <text:s/>Frau Harder-Kühnel, letzter Satz, bitte. <text:s/>Der Anteil von Frauen in Führungspositionen beträgt in Deutschland mickrige 29 Prozent, im angeblich so konservativen Polen satte 43 Prozent, – <text:s/>Frau Harder-Kühnel, ich entziehe Ihnen gleich das Wort, wenn Sie jetzt nicht zum Schluss kommen. <text:s/>– ganz ohne Gleichstellungspolitik, ganz ohne Gendergedöns. Hören Sie also endlich auf, mit dem moralischen Finger auf andere zu zeigen. Es deuten <text:s/>immer drei Finger auf Sie. <text:s/>Vielen Dank. <text:s/>Für die FDP-Fraktion hat das Wort die Kollegin Nicole Bauer.</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63</text:p>
          </table:table-cell>
          <table:table-cell table:style-name="ce2" office:value-type="string" calcext:value-type="string">
            <text:p>20.10.2022</text:p>
          </table:table-cell>
          <table:table-cell table:style-name="ce2" office:value-type="string" calcext:value-type="string">
            <text:p>ID206312500</text:p>
          </table:table-cell>
          <table:table-cell table:style-name="ce2" office:value-type="string" calcext:value-type="string">
            <text:p>Markus Frohnmaier (AfD)</text:p>
          </table:table-cell>
          <table:table-cell table:style-name="ce2" office:value-type="string" calcext:value-type="string">
            <text:p>2024-10-26 10:30:22</text:p>
          </table:table-cell>
          <table:table-cell table:style-name="ce2" office:value-type="string" calcext:value-type="string">
            <text:p>0.2188190370798111</text:p>
          </table:table-cell>
          <table:table-cell table:style-name="ce2" office:value-type="string" calcext:value-type="string">
            <text:p>Herr Präsident! Meine Damen und Herren! Liebe Kollegen von der Union, ja, eine enge Kooperation mit der Wirtschaft ist das Fundament für die erfolgreiche, anhaltende Entwicklung eines Landes. Mich freut, dass Sie jetzt, wo Sie in der Opposition sind, diese Erkenntnis endlich auch haben; denn unter dem CSU-Mann Gerd Müller, der von 2013 bis 2021 Entwicklungsminister dieses Landes war, sah das bei der Union noch ganz anders aus. <text:s/>Unter Müller fing der ganze woke Blödsinn in der deutschen Entwicklungspolitik nämlich so richtig an. Statt enger Kooperationen mit Unternehmen und einer interessengeleiteten Politik gab es unter Müller Gender-Gaga, Klimaunsinn und Geldgeschenke für linke Aktivisten, <text:s/>Steuergeld für palästinensische Terror-NGOs, Subventionierung aufstrebender Wirtschaftsmächte, Migrationsberatungen, Sozialhilfe und Wohnungsvermittlung statt Migrationsbekämpfung. <text:s/>Als Sie in der letzten Sitzung des Entwicklungsausschusses Ihre Haushaltsanträge vorgestellt haben, da dachte ich, ich höre nicht richtig. Da wettbewerbte Paul Ziemiak mit Deborah Düring darum, wer mehr Geld für Empowerment und Gender-Projekte bezahlen will. Liebe Freunde, das muss die neue konservative Union unter Friedrich Merz sein! <text:s/>Sie versuchen ja immer wieder, sich den Bürgern als realistische, konservative Kraft zu verkaufen. In Wirklichkeit schwimmen Sie in links-grünen Gewässern. <text:s/>Als AfD-Fraktion stehen wir ganz klar für eine Entwicklungshilfe, die sich wieder Kernaufgaben widmet, nämlich der Armutsbekämpfung. Das geht mit sehr viel weniger Geld, weswegen unsere Haushaltspläne für dieses Politikfeld auch eine Ausgabenreduzierung von 55 Prozent vorsehen. <text:s/>Aus der Armut heraus hilft nur eins: Marktwirtschaft, bezahlbare Energie und das Ende von Korruption. <text:s/>In einer interessengeleiteten Außenpolitik, wie wir sie als AfD vertreten, hat die Entwicklungshilfe noch eine weitere Aufgabe: Erschließung von fairen Märkten, Ressourcensicherung und Migrationsbekämpfung. Ihre linke Entwicklungspolitik, die nützt am Ende eigentlich nur Politikmarketing und der Helferindustrie, aber nicht den Menschen in der Dritten Welt und auch nicht Menschen hier in Deutschland. <text:s/>Wir stimmen der Überweisung des Antrags in den Ausschuss zu. <text:s/>Hier wurde der Einwand gemacht: Was ist denn Gender-Gaga? <text:s/>Ich sage Ihnen eines mal ganz klar: Wenn Sie in einem Land leben, in dem Sie morgens nicht wissen, wie Sie die Familie ernähren können, dann ist Ihre kleinste Sorge die Solarzelle oben auf dem Dach oder die sorgenfreie Wahl aus 90 oder 100 Geschlechtertypen, lieber Kollege. <text:s/>Vielen Dank. – Nächster Redner ist der Kollege Dr. Jan-Niclas Gesenhues, Fraktion Bündnis 90/Die Grüne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23</text:p>
          </table:table-cell>
          <table:table-cell table:style-name="ce2" office:value-type="string" calcext:value-type="string">
            <text:p>22.09.2023</text:p>
          </table:table-cell>
          <table:table-cell table:style-name="ce2" office:value-type="string" calcext:value-type="string">
            <text:p>ID2012302200</text:p>
          </table:table-cell>
          <table:table-cell table:style-name="ce2" office:value-type="string" calcext:value-type="string">
            <text:p>Dr. Bernd Baumann (AfD)</text:p>
          </table:table-cell>
          <table:table-cell table:style-name="ce2" office:value-type="string" calcext:value-type="string">
            <text:p>2024-10-26 11:44:36</text:p>
          </table:table-cell>
          <table:table-cell table:style-name="ce2" office:value-type="string" calcext:value-type="string">
            <text:p>0.20806504786014557</text:p>
          </table:table-cell>
          <table:table-cell table:style-name="ce2" office:value-type="string" calcext:value-type="string">
            <text:p>Frau Präsidentin! Meine Damen und Herren! Gellende Hilferufe erreichen uns aus Italien. Dort, in Lampedusa, landet Boot auf Boot an; jede Minute kommt eins. Alle kommen direkt aus Afrika. Alle sind randvoll mit Schwarzafrikanern, und praktisch alle von ihnen sind Männer, junge Männer. Polizisten versuchen, Schutzketten gegen die Anstürmenden zu bilden. Dahinter stehen die Einwohner, Angst und Schrecken im Gesicht. Manche schreien ihre Wut heraus. <text:s/>Ein italienischer Bürgermeister sagt, was die übrigen denken: Das ist eine Invasion. Das sind Invasoren aus Afrika und aus dem Orient. – Recht hat er; denn die, die da kommen, sind weitenteils keine Schutzsuchenden. Das sind Männer, vor denen wir Schutz brauchen, <text:s/>wir Europäer in Italien, in Frankreich und vor allem in Deutschland, meine Damen und Herren; denn die Masse zieht ja weiter nach Deutschland. <text:s/>Die Zahlen sind gigantisch. Bürgermeister und Landräte aller Parteien schreien auf. Aber was unsere Bürger am meisten quält, ist, wie viele dieser Migranten das Bild auf unseren Straßen verändern: jede Woche gewalttätige Ausschreitungen, Szenen von Bandenkrieg, Bürgerkrieg, Straßenkampf – nicht nur an Silvester –, verletzte Polizisten ohne Ende, verängstigte Bürger, dazu die wuchernden Parallelgesellschaften, kulturelle Gegengesellschaften mit anderen Frauenbildern, ganz anderen Vorstellungen von Staat und Gesellschaft. Überall werden Frauen bedrängt. Täglich werden Frauen und Mädchen vergewaltigt: in Schwimmbädern, in Parks, auf offenen Straßen. Unsere Bevölkerung, unsere Frauen und Mädchen haben Schutz verdient, meine Damen und Herren. <text:s/>Immer mehr Menschen sagen: Schlimmer als der menschengemachte Klimawandel ist der menschengemachte Bevölkerungswandel, meine Damen und Herren. <text:s/>Diesen Bevölkerungswandel hat die CDU <text:s/>über Deutschland hereinbrechen lassen. Das war ein tiefer historischer Einschnitt; denn die CDU war doch seit Adenauers Zeiten immer der Garant konservativer Politik, die stabilisierende Gegenkraft zu allen linken Spinnereien. Ich selber habe sie 30 Jahre gewählt, aber die CDU hat ihren alten Kurs verlassen. Sie haben Ihre eigenen Wähler verraten, und dieser Verrat haftet Ihnen an, für immer. <text:s/>Der innere Verfall der CDU hatte begonnen, als die linken 68er immer mehr Bereiche eroberten: unsere Medien, Universitäten, Kirchen und die Lehrerschaft. Als der Zeitgeist sich zu dem änderte, was wir heute den links-grünen Mainstream nennen, da begann die CDU, <text:s/>statt konservativ dagegenzuhalten, einzuknicken und mitzumachen. Sie schwenkte ihr Fähnchen in den Wind, wollte Deutschland bunter machen, diverser machen, mit offenen Grenzen und ungesteuerter Millionenwanderung. Meine Damen und Herren, heute stehen wir vor den Trümmern dieses katastrophalen Linksschwenks der CDU. Das ist das, was wir heute sehen. <text:s/>Und das Volk ist weitenteils schockiert. <text:s/>Jetzt sieht das Volk die Ergebnisse, hat die linken Spinnereien satt, sieht jetzt die Ergebnisse besonders in Sachen Migration. Alle sehen den zunehmenden Verlust unserer Sicherheit, unseres Wohlstands, unserer Identität, den Verlust unserer Heimat. Jetzt kippt die Stimmung im Land. Das Pendel schlägt zurück, von links nach rechts zur konservativen Seite, dem neuen Zeitgeist, und dafür steht die AfD. <text:s/>Deshalb sind wir mittlerweile die stärkste Kraft in Thüringen, in Brandenburg, in Sachsen-Anhalt, in Mecklenburg-Vorpommern, in Gesamtdeutschland bereits zweitstärkste Kraft vor der SPD, vor den Grünen, vor FDP und Linken und der Union immer dichter auf den Fersen. Das ist es, was Sie antreibt, Herr Merz: die Angst vor dem neuen Zeitgeist und die Angst vor der AfD. <text:s/>Die Panik der Union sieht man an ihrem heutigen Antrag zur Migration. Sie machen eine Wende um 180 Grad und übernehmen dabei alle Positionen der AfD bis ins Detail. Hier nur ein paar Beispiele: Migranten an der deutschen Grenze wollen Sie zurückweisen, indem Sie Dublin III umsetzen. Das haben wir mehrfach gefordert, zuletzt 2021. Sie haben das zurückgewiesen. Dann: nur noch Sachleistungen statt Geldleistungen für Migranten. Auch das haben wir mehrfach gefordert, zuletzt im Oktober 2022. Sie lehnten das ab. Dann: Den Familiennachzug begrenzen – du lieber Gott! – wollten wir schon 2017. Sie lehnten ab. <text:s/>Kontrollen an den Binnengrenzen: Schon 2017 haben wir sie gefordert. Da hat die CDU behauptet, das gehe überhaupt nicht, man könne die deutschen Grenzen gar nicht schützen. So haben Sie damals gelogen. <text:s/>Und wegen dieser Position haben Sie alle uns als Rechtsradikale beschimpft, haben uns den Verfassungsschutz auf den Hals gehetzt. Heute fordert diese Union das selbst. Das zeigt, wie rückgratlos Sie Politik machen, während wir als Konservative unseren Werten treu geblieben sind. <text:s/>Der einzige Grund für den öffentlich inszenierten Richtungswechsel der CDU ist der Erfolg der AfD. Aber wer ist denn eigentlich die AfD? <text:s/>Das sind gut 30 000 Parteimitglieder, tapfere Männer und Frauen, die bereit waren, <text:s/>aufzustehen, dem links-grünen Mainstream zu trotzen. Viele mussten sich anspucken lassen: beim Flyer-Verteilen, beim Plakateaufstellen. Sie sind täglich tätlich angegriffen worden, und sie haben trotzdem weitergemacht. <text:s/>Ohne diese Bewegung der AfD, ohne diese Bewegung gegen den linken Zeitgeist, hätten die 10 Millionen Wähler, die heute hinter uns stehen, keine politische Heimat, niemanden, den sie wählen können, keine Hoffnung und keine Macht. Die Perspektive haben sie nur durch die AfD. <text:s/>Aber die AfD, diese aufrechten 30 000, die sich nicht haben beugen lassen, haben noch etwas anderes gezeigt. <text:s/>Sie haben gezeigt, dass unsere Demokratie funktioniert und dass es sich lohnt, standhaft zu bleiben. Die Union schwankt doch nur hin und her. Die Söders und die Merzens sind doch nur Fähnchen im Wind. Aber wir sind der Wind. <text:s/>Nächste Rednerin: für die Fraktion Bündnis 90/Die Grünen Katrin Göring-Eckardt.</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Kriminelle</text:p>
          </table:table-cell>
          <table:table-cell table:number-columns-repeated="1014"/>
        </table:table-row>
        <table:table-row table:style-name="ro1">
          <table:table-cell table:style-name="ce2" office:value-type="string" calcext:value-type="string">
            <text:p>113</text:p>
          </table:table-cell>
          <table:table-cell table:style-name="ce2" office:value-type="string" calcext:value-type="string">
            <text:p>23.06.2023</text:p>
          </table:table-cell>
          <table:table-cell table:style-name="ce2" office:value-type="string" calcext:value-type="string">
            <text:p>ID2011301200</text:p>
          </table:table-cell>
          <table:table-cell table:style-name="ce2" office:value-type="string" calcext:value-type="string">
            <text:p>Hakan Demir (SPD)</text:p>
          </table:table-cell>
          <table:table-cell table:style-name="ce2" office:value-type="string" calcext:value-type="string">
            <text:p>2024-10-26 11:28:02</text:p>
          </table:table-cell>
          <table:table-cell table:style-name="ce2" office:value-type="string" calcext:value-type="string">
            <text:p>0.20906198024749756</text:p>
          </table:table-cell>
          <table:table-cell table:style-name="ce2" office:value-type="string" calcext:value-type="string">
            <text:p>Meine sehr verehrte Frau Präsidentin! Meine Damen und Herren! Bis 2035 werden etwa 7 Millionen Menschen aus dem Arbeitsmarkt herausgehen, die zwischen 1955 und 1964 geboren worden sind. Das ist eine Herausforderung für dieses Land. Wir gehen diese Herausforderung mit dem Fachkräfteeinwanderungsgesetz an, aber auch mit dem Weiterbildungsgesetz, das wir in ein bis zwei Stunden debattieren. Und das ist ein gutes Zeichen in die Gesellschaft. <text:s/>Wir haben in der Debatte zwei Punkte gehört. Der erste Punkt: Die Westbalkanregelung – mal zur Erinnerung an die CDU/CSU – ist eine Regelung, die wir 2015/2016 gemeinsam vorangebracht haben. <text:s/>Das ist eine gute Regelung. Dass wir sie ausbauen, ist natürlich auch in Ordnung. Deshalb könnten Sie der Regelung auch zustimmen. <text:s/>Der zweite Punkt ist: Die Ausbildungsduldung, § 60c Aufenthaltsgesetz, haben wir gemeinsam vorangebracht, auch eine gute Regelung. Jetzt machen wir aus dieser Duldung einen Aufenthaltstitel, <text:s/>erweitern diese also noch mal. <text:s/>Liebe CDU/CSU, ich hoffe, dass 10, 15, 20 von Ihnen diesem Gesetz zustimmen werden. <text:s/>Ich habe gehört: In der Fraktion gab es dazu auch Diskussionen. <text:s/>Ich bitte Sie: Stimmen Sie diesem Gesetz zu! <text:s/>Was bei der wichtigen Zwei-plus-zwei-Regelung – eine zweijährige Ausbildung und eine zweijährige Berufserfahrung – immer wieder vergessen und nicht erwähnt wird, ist: Der Arbeitgeber muss der Person einen Arbeitsvertrag gegeben haben. Also haben wir da verschiedene Hürden und Bedingungen, unter denen die Menschen hierhinkommen können. <text:s/>Und wir haben noch eine Bedingung eingeführt, liebe Linksfraktion. Wir haben auch die Tarifbindung gestärkt; denn eine Person kann nur nach Deutschland kommen, wenn eine Tarifbindung gegeben ist oder hohe Gehaltsschwellen nicht unterschritten werden. Auch das ist ein gutes Zeichen. <text:s/>Letzter Punkt. Ich hätte es gut gefunden, wenn wir hier im Parlament eine klarere Kommunikation geschafft hätten. Leider haben wir das nicht hinbekommen. <text:s/>Wir müssen natürlich auch eine offene Gesellschaft sein, die neue Nachbarinnen und Nachbarn akzeptiert. Und das muss auch in der Kommunikation klar sein, liebe CDU/CSU; denn sonst kommen und bleiben Menschen nicht. <text:s/>Es gehen viel zu viele wieder zurück, auch Menschen, die als Fachkräfte in dieses Land gekommen sind. Wenn wir wollen, dass die neuen Nachbarinnen und Nachbarn mit uns zusammen den Wohlstand hier sichern, dann müssen wir eine offene Kultur haben und auch Freundlichkeit zeigen. Und das muss hier bei uns im Bundestag beginnen. <text:s/>Vielen Dank. <text:s/>Nächster Redner: für die CDU/CSU-Fraktion Alexander Throm.</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73</text:p>
          </table:table-cell>
          <table:table-cell table:style-name="ce2" office:value-type="string" calcext:value-type="string">
            <text:p>01.12.2022</text:p>
          </table:table-cell>
          <table:table-cell table:style-name="ce2" office:value-type="string" calcext:value-type="string">
            <text:p>ID207308700</text:p>
          </table:table-cell>
          <table:table-cell table:style-name="ce2" office:value-type="string" calcext:value-type="string">
            <text:p>Dirk Wiese (SPD)</text:p>
          </table:table-cell>
          <table:table-cell table:style-name="ce2" office:value-type="string" calcext:value-type="string">
            <text:p>2024-10-26 10:38:09</text:p>
          </table:table-cell>
          <table:table-cell table:style-name="ce2" office:value-type="string" calcext:value-type="string">
            <text:p>0.22183237969875336</text:p>
          </table:table-cell>
          <table:table-cell table:style-name="ce2" office:value-type="string" calcext:value-type="string">
            <text:p>Sehr geehrte Frau Präsidentin! Kolleginnen und Kollegen! Meine Rede am Schluss dieser Debatte gibt mir die gute Möglichkeit, noch einmal <text:s/>zusammenzufassen. Ich glaube, wir haben hier heute zwei klare Alternativen gesehen: Wir haben eine Ampelkoalition, die Fortschritt für dieses Land will, die <text:s/>dieses Land voranbringen will, die gerade im Bereich der Einwanderungspolitik die Fenster aufmachen und frischen Wind hereinlassen will, die Lebensrealitäten <text:s/>anerkennen will. Und wir haben eine CDU/CSU-Fraktion, die mit Friedrich Merz zurück in die 50er-Jahre will. <text:s/>Das ist die klare Alternative, die sich hier heute in dieser Debatte gezeigt hat. <text:s/>Wenn ich mir die Debatte von Beginn des letzten Wochenendes bis jetzt vor Augen führe, muss ich schon sagen: Die Union hat gemerkt, dass sie <text:s/>möglicherweise ein Thema erkannt hat; sie wollte polemisieren, sie wollte dieses Thema nutzen, <text:s/>vielleicht zum parteipolitischen Vorteil. Und was passiert in dieser Woche? Innerhalb der Union wird diskutiert. 26 oder 24 Kolleginnen und Kollegen <text:s/>der Union sagen beim Chancen-Aufenthaltsrecht: Na ja, das, was die Ampel da vorschlägt, ist doch gar keine so schlechte Idee. <text:s/>Wir schreiben mal in einem offenen Brief: Das ist gut. Zustimmen wollen wir noch nicht; aber wir enthalten uns. – Das ist ja auch schon ein Zeichen an <text:s/>sich. Das ist der eine Punkt. <text:s/>Dann hält Stefan Heck gerade hier am Pult eine Rede, die ich, lieber Kollege Heck, vorsichtig formuliert, für etwas fragwürdig halte. In dem Moment, <text:s/>wo Sie diese Rede hier halten, äußert sich der hessische Ministerpräsident auf dem Ticker. Der hessische Ministerpräsident kritisiert die eigene Partei für <text:s/>beleidigende und verunglimpfende Rhetorik und ruft seine eigene Partei zur Mäßigung auf. <text:s/>Stefan Heck: nichts davon mitbekommen am heutigen Tag. <text:s/>Sehen wir die Debatte einmal so: Die Union verlangt diese Aktuelle Stunde und möchte damit natürlich auch die Ampelkoalition vorführen. Das gibt es <text:s/>manchmal im politischen Berlin, ist aber, um es vorsichtig auszudrücken, etwas schiefgegangen. <text:s/>Friedrich Merz erkennt dies selber und hat vor ungefähr einer halben Stunde die Debatte verlassen. Das ist die CDU/CSU-Bundestagsfraktion im <text:s/>21. Jahrhundert. <text:s/>Jetzt will ich mal ein paar Punkte ansprechen. Ich meine, das muss man sich mal vor Augen führen: Da wird jahrelang darüber geredet, dass es innerhalb <text:s/>der CDU/CSU einen Andenpakt gibt. Ich habe gesehen, dass da viele ältere Herrschaften der Union drin sind; ich habe gedacht: Den gibt es gar nicht mehr. – Diese <text:s/>Woche erwacht der Andenpakt wieder zum Leben. Und wenn Sie die Woche richtig gut abschließen wollen, dann benennen Sie Roland Koch wahrscheinlich noch zum <text:s/>Migrationsbeauftragten der CDU/CSU-Bundestagsfraktion. <text:s/>Jetzt will ich mal auf die Punkte eingehen, worüber wir reden. Wir reden über migrationspolitische Vorhaben der Ampel, die Lebensrealitäten in diesem <text:s/>Land anzuerkennen. Ich sage das auch mal ganz deutlich: Da sind wir weiter als Sie – und übrigens auch hier im Deutschen Bundestag. Es gibt so viele tolle <text:s/>Kolleginnen und Kollegen in den Fraktionen hier, die die doppelte Staatsbürgerschaft haben, die bereichernd sind für dieses Land. <text:s/>Und das gibt es auch draußen in den Wahlkreisen. <text:s/>Wir brauchen doch auch gerade Fachkräfte; wir brauchen Arbeitskräfte. <text:s/>Wir brauchen Zuwanderung. Das ist doch das, was uns die Wirtschaftsunternehmen immer wieder sagen. Ihre Rhetorik, die Sie über Jahre genutzt haben, <text:s/>hat mit dazu geführt, dass Fachkräfte um die Bundesrepublik Deutschland einen Bogen machen. <text:s/>Wir sind unattraktiv für Fachkräfte. <text:s/>Ich sage Ihnen auch mal, woran das liegt. Das liegt an einem Jürgen Rüttgers. „Kinder statt Inder“: Formulierungen wie diese sind bei Ihnen aktuell <text:s/>wieder auf der Tagesordnung. Ganz zu schweigen – es ist angesprochen worden – von der Kampagne gegen die doppelte Staatsbürgerschaft in Hessen! Und mich würde <text:s/>es nicht überraschen, wenn irgendeiner aus Ihren Reihen jetzt auch hier wieder auf die Idee kommen würde, das voranzubringen. <text:s/>Ich sage das mal ganz deutlich: Das, was wir vorhaben, eine Fachkräfteeinwanderungsstrategie, die wir gestern vorgelegt haben, ist gut und <text:s/>richtig, <text:s/>und wir brauchen das auch. Die Fachkräftezuwanderung muss geregelt werden. Das, was wir bisher haben, reicht jedenfalls nicht aus, um die Fachkräfte- <text:s/>und die Arbeitskräftelücke bei uns im Land zu schließen. Das werden wir auf den Weg bringen. <text:s/>Genauso gut werden wir morgen das Chancen-Aufenthaltsrecht auf den Weg bringen. Es kann doch nicht sein, dass Menschen, die jahrelang bei uns sind, <text:s/>hier einen Duldungsstatus haben, oftmals direkt von ihrem Arbeitsplatz aus abgeschoben werden; die Kinder werden aus der Schule geholt. Diesen Menschen müssen <text:s/>wir doch eine Perspektive geben. <text:s/>Dass wir ihnen diese Perspektive morgen mit dem Chancen-Aufenthaltsrecht ermöglichen, ist richtig und eine gute Entscheidung dieser <text:s/>Ampelkoalition. <text:s/>Damit komme ich noch mal zur Staatsbürgerschaft. Kollege Kuhle, ich habe diese Woche ein Interview im Deutschlandfunk gehört und war ein bisschen <text:s/>erstaunt, wer da redet. <text:s/>Es war der Kollege Dürr, und ich bin froh, dass wir heute die Kurve gekriegt haben. <text:s/>Zu dem Staatsbürgerschaftsrecht will ich mal sagen: Dass wir die Anerkennung der doppelten Staatsbürgerschaft möglich machen und auch die <text:s/>Lebensleistung der Gastarbeitergeneration, die dieses Land mit aufgebaut hat, anerkennen, ist doch richtig. Die doppelte Staatsbürgerschaft ist auch schon <text:s/>Alltag in vielen Ländern Europas und bei vielen Menschen bei uns im Land. Darum werden wir das gemeinsam voranbringen. <text:s/>Wir als Ampelkoalition wollen Fortschritt in diesem Land. Das werden wir schaffen, das werden wir umsetzen, und das tut der Bundesrepublik Deutschland <text:s/>im 21. Jahrhundert gut. <text:s/>Vielen Dank.</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Integrationswillige</text:p>
          </table:table-cell>
          <table:table-cell table:number-columns-repeated="1014"/>
        </table:table-row>
        <table:table-row table:style-name="ro1">
          <table:table-cell table:style-name="ce2" office:value-type="string" calcext:value-type="string">
            <text:p>195</text:p>
          </table:table-cell>
          <table:table-cell table:style-name="ce2" office:value-type="string" calcext:value-type="string">
            <text:p>18.10.2024</text:p>
          </table:table-cell>
          <table:table-cell table:style-name="ce2" office:value-type="string" calcext:value-type="string">
            <text:p>ID2019500900</text:p>
          </table:table-cell>
          <table:table-cell table:style-name="ce2" office:value-type="string" calcext:value-type="string">
            <text:p>Dr. Christian Wirth (AfD)</text:p>
          </table:table-cell>
          <table:table-cell table:style-name="ce2" office:value-type="string" calcext:value-type="string">
            <text:p>2024-10-26 13:49:09</text:p>
          </table:table-cell>
          <table:table-cell table:style-name="ce2" office:value-type="string" calcext:value-type="string">
            <text:p>0.2047094851732254</text:p>
          </table:table-cell>
          <table:table-cell table:style-name="ce2" office:value-type="string" calcext:value-type="string">
            <text:p>Frau Präsidentin! Werte Kollegen! Meine Damen und Herren der deutschen demokratischen Fraktionen! Am Mittwoch hat die Union im Innenausschuss erlebt, wie die Ampel eine Brandmauer gegen sie errichtet und ihre Anträge von der Tagesordnung gefegt hat. Willkommen in Ihrer neuen Demokratie! Das ist umso bedauerlicher, da Sie in einer Fleißarbeit sämtliche Anträge der AfD der letzten Jahre kopiert haben. <text:s/>Aber: Wir lassen Sie nicht aus der Verantwortung als Verursacher der Migrationskrise in Deutschland und in Europa. <text:s/>Trotzdem werden wir Ihren Anträgen zustimmen. Allein uns fehlt der Glaube, dass Sie diese Maßnahmen in einer neuen Koalition durchsetzen wollen oder können. Mit wem auch? In den Ländern, in denen Sie regieren, schieben Sie genauso wenig ab wie die Ampelparteien. <text:s/>Nach den Messermorden von Mannheim und Solingen hat die Ampel harte Sicherheitsmaßnahmen angekündigt. Leider, wie immer, ist dieses Paket als Luftnummer gestartet und in den letzten Tagen zu einer lächerlichen Migrationsshow verkommen. <text:s/>Die Bürger wollen nicht mehr von migrantischer Gewalt, Islamismus, Terror, Bandenkriegen und Clankriminalität bedroht werden. Die Bürger wollen keine Bomben an Hauseingängen oder Messerangriffe als reale Bedrohung in ihrem Alltag. Die Bürger, gerade Frauen und Mädchen, wollen nicht mehr aus dem öffentlichen Raum, aus öffentlichen Verkehrsmitteln, aus Schwimmbädern verdrängt werden. Die Bürger wollen nicht zusehen müssen, wenn die eigenen Kinder von ausländischen Gruppen verprügelt oder radikalisiert werden. Die Bürger wollen nicht, dass Frauen, Homosexuelle, Juden und Christen als Menschen unterer Klassen behandelt werden. Die Bürger haben ein Recht auf ihre Heimat, und sie wollen diese Heimat auch wiedererkennen. <text:s/>Trotzdem haben Sie sich in den letzten Tagen einen peinlichen öffentlichen Überbietungskampf geliefert, Ihr Sicherheitspaket völlig auszudünnen. <text:s/>Jeder illegale Migrant aus islamisch geprägten Ländern kann weiterhin nach Deutschland einreisen. Eine konsequente Zurückweisung an den Grenzen will die Ampel nicht. <text:s/>Jeder illegale Migrant, der über Nachbarländer nach Deutschland reist, muss keine Abschiebung in einen anderen EU-Mitgliedstaat befürchten; denn die Ampel will nur zurückweisen, wenn diese dort bereits einen Asylantrag gestellt haben. Die Registrierung nach Eurodac reicht Ihnen nicht. <text:s/>Jeder illegale Migrant kann weiter herkommen und hohe Sozialleistungen beziehen. Leistungskürzungen soll es nur geben, wenn der Mitgliedstaat einem Übernahmeersuchen zustimmt und das Übernahmeersuchen auch vollzogen wird. Das ist in einem Bruchteil der Fälle so. <text:s/>Jeder illegale Migrant, der mit radikalen Ansichten nach Deutschland kommt oder sich hier radikalisiert, kann seine Fantasien frei ausleben. Es gibt in Ihrem Papier hiergegen schlicht keine Maßnahmen. <text:s/>Jeder Attentäter kann auch weiterhin sein Messer spazieren tragen. Er muss es einfach in einem Rucksack verpacken nach Ihren eigenen Ausnahmeregeln zum Waffenrecht. <text:s/>Was Sie hier treiben, ist eine Verhöhnung der Opfer und Bürger. <text:s/>Nach Ungarn steigen auch die Niederländer und sogar Polen aus dem europäischen Asylsystem aus. Der Vorzeigeeuropäer Donald Tusk gibt Deutschland zu Recht die Schuld am Versagen des europäischen Asylsystems. Sinngemäß: In Deutschland geht Ideologie vor Gemeinwohl. <text:s/>Der einzige Weg, den kulturellen Untergang Deutschlands und Europas abzuwenden, ist die sofortige Schließung unserer Grenzen. <text:s/>Voraussetzungen für die offenen Binnengrenzen nach den EU-Verträgen sind nämlich die Sicherung der Außengrenzen und die Bereitstellung eines funktionierenden Asylsystems durch die EU. Beides ist gescheitert. Also ist das europäische Asylrecht zu suspendieren und Artikel 16a Grundgesetz und deutsches Asylrecht anzuwenden, bis die EU ihren Vertragsverpflichtungen nachkommt. <text:s/>Wie das rechtlich geht, können Sie gerne unseren Anträgen entnehmen; für die Grünen gerne auch in einfacher Sprache. <text:s/>Sie von der Ampel hingegen beweisen nur, dass aus der selbsternannten Fortschrittskoalition eine Muss-fort-Koalition geworden ist, und das möglichst schnell. <text:s/>Vielen Dank und Glück auf! <text:s/>Als Nächster hat das Wort für die FDP-Fraktion Konstantin Kuhle.</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Kriminelle</text:p>
          </table:table-cell>
          <table:table-cell table:number-columns-repeated="1014"/>
        </table:table-row>
        <table:table-row table:style-name="ro1">
          <table:table-cell table:style-name="ce2" office:value-type="string" calcext:value-type="string">
            <text:p>91</text:p>
          </table:table-cell>
          <table:table-cell table:style-name="ce2" office:value-type="string" calcext:value-type="string">
            <text:p>16.03.2023</text:p>
          </table:table-cell>
          <table:table-cell table:style-name="ce2" office:value-type="string" calcext:value-type="string">
            <text:p>ID209106300</text:p>
          </table:table-cell>
          <table:table-cell table:style-name="ce2" office:value-type="string" calcext:value-type="string">
            <text:p>Julian Pahlke (BÜNDNIS 90/DIE GRÜNEN)</text:p>
          </table:table-cell>
          <table:table-cell table:style-name="ce2" office:value-type="string" calcext:value-type="string">
            <text:p>2024-10-26 10:57:47</text:p>
          </table:table-cell>
          <table:table-cell table:style-name="ce2" office:value-type="string" calcext:value-type="string">
            <text:p>0.20845246315002441</text:p>
          </table:table-cell>
          <table:table-cell table:style-name="ce2" office:value-type="string" calcext:value-type="string">
            <text:p>Sehr geehrte Frau Präsidentin! Sehr geehrte Demokratinnen und Demokraten! Vor zwei Wochen gingen Bilder von Särgen um die Welt. Mehrere Reihen, besonders kleine weiße Särge für Kinder, die in einer Turnhalle in Crotone in Italien liegen. Vor der süditalienischen Küste sind mindestens 76 Menschen gestorben. Letzte Woche ertranken 14 Menschen vor der Küste Tunesiens. Weitere 30 Menschen werden vor der libyschen Küste vermisst. Das sind nur die Zahlen der letzten Wochen. <text:s/>In der Turnhalle in Crotone konnten einige Angehörige Abschied nehmen. In einem Video hört man die Klagerufe einer Frau. Auch die ehemalige Kapitänin des pakistanischen Hockeynationalteams ist unter den Opfern. Shahida Raza, so ihr Name, wollte medizinische Hilfe für ihr kleines Kind organisieren. Deshalb hat sie sich auf den Weg gemacht. <text:s/>Hinter jeder Zahl über Tote im Mittelmeer steckt am Ende auch immer ein realer Mensch. In den ersten Monaten von 2023 sind es 383 Menschen geworden, die im Mittelmeer ihr Leben verloren haben. Aber an den Toten der letzten Woche trägt auch die italienische Regierung eine Mitverantwortung. Frontex hat die italienische Küstenwache über den Notfall vor der kalabrischen Küste informiert, die aber keine Rettung eingeleitet hat. <text:s/>Mit diesen Menschen sind auch europäische Werte untergegangen. Und gerade dann, während diese Nachrichten und Bilder um die Welt gehen und Familien trauern, ist es so perfide und gefährlich, wenn der Fraktionsvize der größten Oppositionsfraktion im Deutschen Bundestag im Fernsehen für Pushbacks und die Abkehr von europäischen Werten plädiert. Jens Spahn schlägt vor, Menschen abzufangen und zurückzubringen. Das ist ein Vorschlag gegen Menschenrechte, gegen das Seerecht und einzig und allein dafür gedacht, um keine Flüchtenden aufzunehmen. <text:s/>Und wenn man diesen Vorschlag zu Ende denkt, dann gäbe es nur einen Weg nach Europa, nämlich im Leichensack. Die Überlebenden würden zurück in die Folterlager nach Libyen gebracht und die Toten nach Sizilien in die Turnhalle zu ihren Angehörigen. In Libyen, wo seit Jahren ein Bürgerkrieg herrscht, in dem um Öl und regionalen Einfluss gekämpft wird, werden Flüchtende zur Ware und in Lagern misshandelt und gefoltert. <text:s/>Und während im Mittelmeer Menschen ertrinken, die einen sicheren Ort zum Leben suchen, diskutieren wir hier über fehlende Arbeitskräfte und über unbesetzte Ausbildungsstellen, weil wir gerade feststellen, dass wir abhängig sind von Einwanderung. Wir sind im Übrigen schon längst ein Einwanderungsland. <text:s/>Und Sie von der AfD wollen eigentlich nur über die unterschiedliche Wertigkeit von menschlichem Leben reden: über das eine, das es zu retten gilt, und das andere, das Ihnen eher nicht so recht ist. Ich kann der CDU nur raten, nicht wie Jens Spahn der Logik der AfD hinterherzulaufen und auch nicht die Vorschläge der AfD mit etwas Verspätung zu übernehmen. Rhetorik gegen Flüchtende als Kampf gegen rechts ist am Ende eine gefährliche Annäherung. Denn wenn Sie glauben, dass der AfD mit scharfer Rhetorik gegen Schutzsuchende Stimmen abgenommen werden könnten, dann passiert das Gegenteil: Sie legitimieren die Position, Sie stärken sie dadurch. <text:s/>Sorgen Sie endlich dafür, dass es eine wirksame Brandmauer gegen rechts gibt, gegen die AfD, und nicht, wie Philipp Amthor das beschreibt, eine kleine Linie. Wir brauchen endlich eine Brandmauer Ihrer Fraktion gegen die Rechten in diesem Parlament! <text:s/>Danke. <text:s/>Und es folgt Rasha Nasr für die SPD-Fraktion.</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117</text:p>
          </table:table-cell>
          <table:table-cell table:style-name="ce2" office:value-type="string" calcext:value-type="string">
            <text:p>05.09.2023</text:p>
          </table:table-cell>
          <table:table-cell table:style-name="ce2" office:value-type="string" calcext:value-type="string">
            <text:p>ID2011702000</text:p>
          </table:table-cell>
          <table:table-cell table:style-name="ce2" office:value-type="string" calcext:value-type="string">
            <text:p>Antje Tillmann (CDU/CSU)</text:p>
          </table:table-cell>
          <table:table-cell table:style-name="ce2" office:value-type="string" calcext:value-type="string">
            <text:p>2024-10-26 11:33:27</text:p>
          </table:table-cell>
          <table:table-cell table:style-name="ce2" office:value-type="string" calcext:value-type="string">
            <text:p>0.23700344562530518</text:p>
          </table:table-cell>
          <table:table-cell table:style-name="ce2" office:value-type="string" calcext:value-type="string">
            <text:p>Frau Präsidentin! Liebe Kolleginnen und Kollegen! Herr Kollege Fricke, Sie sind jetzt schon der Zweite – nach dem Finanzminister –, der uns in der heutigen Debatte vorwirft, dass wir die schwarze Null eingehalten haben. Sie gerieren sich hier als Retter der Schuldenbremse, <text:s/>was der Bundesrechnungshof Ihnen ja eindeutig nicht durchgehen lässt. Dabei verschweigen Sie aber, dass es neben der Schuldenbremse auch um die Einhaltung des Stabilitäts- und Wachstumspakts geht. Das heißt, wir waren gezwungen, mit dem Schuldenstand unter 60 Prozent des BIP zurückzukehren. Wenn wir das nicht getan hätten, dann wären Ihre finanziellen Schwierigkeiten heute deutlich anders. <text:s/>Ich finde es einfach unfair, dass Sie immer nur die halbe Wahrheit erzählen. Die Schuldenbremse in Deutschland ist gar nicht scharf genug; zusätzlich muss die europäische Regel eingehalten werden. Das ignorieren Sie hier einfach. <text:s/>Liebe Kolleginnen und Kollegen, nach einer neuen Allensbach-Umfrage glaubt die Mehrheit in Deutschland nicht mehr, dass Deutschland in zehn Jahren noch zu den führenden Wirtschaftsnationen gehört. Diese negative Stimmung müssen wir ernst nehmen, auch wenn ich angesichts der ideenreichen, fleißigen Menschen in Deutschland und der innovativen Unternehmen optimistisch bin, dass wir auch diese Flaute überstehen werden. Dafür ist es allerdings erforderlich, dass wir zusammenstehen, die Ärmel hochkrempeln und loslegen. <text:s/>Was macht die Regierung? Die Regierung krempelt die Ärmel hoch und streitet sich. In meinem Manuskript steht noch, dass Sie den ganzen Sommer gebraucht haben, um beim Wachstumschancengesetz einen Kompromiss zu finden. Nach der Rede von Ihnen, Kollege Sven-Christian Kindler, bin ich nicht so optimistisch, dass das überhaupt stimmt. Denn Sie haben – O-Ton – gesagt, dass Sie zwar die Investitionsprämie richtig finden, dass Sie aber beim Rest des Wachstumschancengesetzes erst mal gucken, ob es nicht Mitnahmeeffekte gibt. <text:s/>Herr Kollege Lindner, Sie haben noch einen großen Kampf vor sich. Dabei haben Sie in vielen Punkten abgeschrieben, was wir schon in der letzten Legislaturperiode gefordert haben. Das tun Sie gerne; das freut uns. Nur leider haben Sie es nicht richtig gemacht. <text:s/>Investitionsprämie. Einverstanden. Sie bleibt aber natürlich weit hinter den Superabschreibungen zurück, die Sie versprochen haben. <text:s/>Forschungsförderung. Da haben Sie uns an Ihrer Seite. Das sollten wir tun, damit wir in zehn Jahren noch an der Spitze der Wirtschaftsnationen stehen. <text:s/>Beim Verlustrücktrag haben Sie zwar den Text unseres Antrags mit der dreijährigen Verlängerung des Verlustrücktrages abgeschrieben, aber leider ein Jahr zu spät, sodass das dritte Jahr genau in ein Coronaverlustjahr fällt und sich der Verlustrücktrag damit für die meisten Unternehmen nicht mehr rechnet. <text:s/>Thesaurierungsbegünstigung. Lassen Sie uns doch bitte über den Referentenentwurf abstimmen; denn da stand die Verwendungsreihenfolge noch drin. Damit hätten Sie die Thesaurierungsbegünstigung für kleine und mittelständische Unternehmen tatsächlich attraktiv gemacht. Das, was jetzt übrig bleibt, beinhaltet zwar das Stichwort – das musste offensichtlich kommen in dem Gesetz –, ist aber keine wirkliche Hilfe. <text:s/>Degressive Abschreibung. Auch das ist eine Forderung von uns; auch das unterstützen wir. Aber wer kommt denn auf die Idee, diese unterjährig am 1. Oktober in Kraft zu setzen, wo das Gesetz erst am 15. Dezember beschlossen wird? Ja, ich weiß, das ist eine Begünstigung; aber es ist doch nicht sinnvoll. Das führt doch zu zusätzlicher Bürokratie. Wer macht solche Gesetzentwürfe? <text:s/>Degressive AfA beim Wohnungsbau. Auch das ist eine Forderung von uns, und auch das werden wir unterstützen. Aber warum gehen Sie dann nicht weiter wie wir in unserem Antrag, in dem wir zusätzliche Unterstützung für den sozialen Wohnungsbau fordern? Man kann doch nicht in den Markt eingreifen und sagen: „Wir dürfen die Mieten nicht weiter steigen lassen“, und auf der anderen Seite bei den gestiegenen Kosten nicht unterstützen. <text:s/>Auch dies ist ein halber Schritt in die richtige Richtung. Machen Sie es richtig, und nehmen Sie unsere Anträge eins zu eins! <text:s/>Aufbewahrungspflichten. Sie kündigen parallel zum Gesetzgebungsverfahren für den Haushalt ein Bürokratieentlastungsgesetz an. Und Sie kündigen an, dass die Aufbewahrungspflichten auf acht Jahre reduziert werden. Wie das zu den zehnjährigen steuerlichen Verjährungsfristen passt, <text:s/>werden Sie uns dann bestimmt im Gesetzgebungsverfahren erklären. <text:s/>Was Sie uns aber schon jetzt erklären könnten – Sie haben es in Ihrer Rede bewusst nicht getan, weil es Ihnen unangenehm ist; das weiß ich ja –, ist die steigende Bürokratie durch die nationalen Anzeigepflichten. Das widerspricht dem Bürokratieentlastungsgesetz. Die grenzüberschreitenden Anzeigepflichten auch national runterzubrechen, macht so viel Bürokratie. Das hätten Sie wissen können und bei der Gestaltung der nationalen Anzeigepflichten im Wachstumschancengesetz berücksichtigen müssen. <text:s/>Denn 27 000 Meldungen zu den grenzüberschreitenden Anzeigepflichten haben zu keinem einzigen Steuergesetz geführt. <text:s/>27 000-mal meldeten Bürgerinnen und Bürger sowie Unternehmen und musste das Bundeszentralamt für Steuern Dinge in die Hand nehmen, und der Effekt ist gleich null. Und weil das so schlecht geklappt hat, setzen Sie das jetzt auch national um. <text:s/>Sie können sich Ihr Bürokratieentlastungsgesetz sparen. Die acht Stellen, die jetzt zusätzlich gefordert werden, geben Sie besser den Migrationsdiensten oder den Bundesfreiwilligendiensten; das wäre sinnvoll. <text:s/>Besteuerung der Gaspreisentlastung. Jetzt will ich mal nicht undankbar sein. Ich freue mich ja, dass, nachdem ich ein Jahr versucht habe, Ihre Koalitionskollegen im Finanzausschuss davon zu überzeugen, dass eine Besteuerung der Dezember-Soforthilfe und der Gaspreisbremse nicht sinnvoll ist, Sie es in dieses Gesetz reingeschrieben haben. Das finde ich gut. Das befürworte ich; darüber freue ich mich. Schade nur, dass Ihre Kolleginnen und Kollegen in dem Jahr vorher Hunderte Millionen Euro Kosten verursacht haben – bei Unternehmen, bei Verwaltern, bei Energieunternehmen –, weil sie denen Pflichten auferlegt haben, die diese jetzt sinnloserweise erfüllt haben. Dieses Geld hätte man anderswo besser ausgeben können. <text:s/>Zum Schluss. Herr Kollege Meyer, die FDP mag sich ja als Retter der Schuldenbremse darstellen, aber gleichzeitig die Länder beschimpfen, dass diese bei der Aufstellung ihrer Haushalte auch auf die Schuldenbremse gucken, das passt nicht zusammen. <text:s/>Wenn der Finanzminister die Länder vorher in das Verfahren eingebunden hätte, dann würden sie – zu Recht – jetzt auch nicht so ruppig reagieren. Ich bin sicher: Wir finden Kompromisse. <text:s/>Aber Kommunikation wird in dieser Regierung allgemein nicht sehr großgeschrieben. Da haben Sie erheblichen Nachholbedarf. <text:s/>Für die SPD-Fraktion hat nun Michael Schrodi das Wort.</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37</text:p>
          </table:table-cell>
          <table:table-cell table:style-name="ce2" office:value-type="string" calcext:value-type="string">
            <text:p>16.11.2023</text:p>
          </table:table-cell>
          <table:table-cell table:style-name="ce2" office:value-type="string" calcext:value-type="string">
            <text:p>ID2013710600</text:p>
          </table:table-cell>
          <table:table-cell table:style-name="ce2" office:value-type="string" calcext:value-type="string">
            <text:p>Helge Lindh (SPD)</text:p>
          </table:table-cell>
          <table:table-cell table:style-name="ce2" office:value-type="string" calcext:value-type="string">
            <text:p>2024-10-26 12:14:22</text:p>
          </table:table-cell>
          <table:table-cell table:style-name="ce2" office:value-type="string" calcext:value-type="string">
            <text:p>0.2261279970407486</text:p>
          </table:table-cell>
          <table:table-cell table:style-name="ce2" office:value-type="string" calcext:value-type="string">
            <text:p>Frau Präsidentin! Liebe Kolleginnen und Kollegen! Rechtsextremer Hass ist mir nur Ansporn. Deshalb freue ich mich darüber. <text:s/>Da weiß ich, wofür ich bin, wofür ich lebe und wofür ich arbeite. <text:s/>Ansonsten stelle ich jetzt hier fest, dass die Union, wenn es ihr ernsthaft um eine Sachauseinandersetzung über Analogleistung ginge, heute nicht diesen Gesetzentwurf eingebracht hätte, weil sie natürlich genau weiß, wie es heute ausgehen wird, und weil sie überhaupt nicht an einer Beschleunigung oder Ähnlichem interessiert ist. <text:s/>Es ist eine reine Showveranstaltung. <text:s/>Es gibt einen Beschluss der MPK, und nun ist es Aufgabe des zuständigen Verfassungsorgans, nämlich des Bundestages, zügig und zugleich sorgfältig darüber zu befinden. <text:s/>Alles andere ist Irrsinn. Daran ist Ihnen aber nicht gelegen, genauso wenig wie Ihnen am Deutschlandpakt gelegen ist. Es war eine Shownummer. <text:s/>Das ist eine Schmierenkomödie, was Sie hier aufführen. <text:s/>Wenn ich mir Ihre Anträge sowohl aus dem Bereich des Sozialausschusses als auch aus dem Bereich des Innenausschusses anschaue, glaube ich ernsthaft: Sie hauen sich jedes Mal vor einer Sitzung eine DVD <text:s/>oder wahrscheinlich noch irgendeine Kassette oder ein Tonband „Wie bin ich klug reaktionär?“ rein, und Sie machen es denkbar dumm. <text:s/>Ich mache mir Sorgen um die CDU. <text:s/>Sie sind eine Karikatur des Konservatismus, und Sie sind sich nicht mal einig. <text:s/>In Ihren eigenen Reihen, die ja leer genug sind, wüsste ich mindestens 20 Abgeordnete aus Nordrhein-Westfalen – sie könnte ich aufzählen –, die sich schämen ob solcher Beiträge, wie wir sie jetzt hier gehört haben. <text:s/>Wenn man mit der Performance, die Sie hier bieten und die Sie in den letzten Monaten geboten haben, die rein auf Populismus angelegt ist, <text:s/>ernsthaft hier regieren würde, würde dieses Land wirklich an die Wand gefahren werden. <text:s/>Jedes Unternehmen wäre in einem Jahr insolvent mit der Nicht-Systematik, die Sie haben. <text:s/>Sie wollen das Asylrecht abschaffen, <text:s/>dann doch nicht abschaffen, Kontingente einführen, keine Kontingente, Aufnahmeprogramme auflegen, nur Aufnahmeprogramme, keine Aufnahmeprogramme, <text:s/>keine Leistungen, begrenzte Leistungen, Sachleistungen, nicht nur Sachleistungen, Drittstaaten, europäische Lösung; europäische Lösung bringt nichts. <text:s/>Was Herr Seehofer und Herr Mayer verkündeten, kennen Sie alle nicht mehr. Und ich habe endlich verstanden, was Herr Seehofer meinte, als er mir mal sagte: Hüte dich vor meiner Fraktion! – Ich habe es begriffen! <text:s/>Sie sind wirklich eine Gefährdung für den Konservatismus in diesem Land. Sie sollten Sorgfalt an den Tag legen und systematisch überlegen: Worum geht’s? Geht es um uns? Geht es unserem Herrn Merz um seine Eitelkeit? Oder geht es nach sorgsamem Abwägen um dieses Land, <text:s/>aber auch um die Menschen, die hierherkommen und die dieselben Rechte haben, ob sie nun anerkannte Flüchtlinge sind oder Geduldete? <text:s/>Geht es darum? Haben wir irgendwo noch Menschenwürde als Prinzip, christliche Werte, christlichen Konservatismus? Nichts spüre ich mehr! <text:s/>Sie sind mit der Performance wirklich eine Schande für dieses Land. Ich wünsche mir die alte CDU zurück. <text:s/>Vielen Dank. <text:s/>Also, das ist ganz sicher nicht die Art und Weise, wie wir miteinander umgehen sollten. Aber die ganze Debatte war irgendwie schwierig, muss ich sagen. Ich bin ganz froh, dass ich jetzt die Aussprache schließen darf.</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Kostenintensive</text:p>
          </table:table-cell>
          <table:table-cell table:number-columns-repeated="1014"/>
        </table:table-row>
        <table:table-row table:style-name="ro1">
          <table:table-cell table:style-name="ce2" office:value-type="string" calcext:value-type="string">
            <text:p>91</text:p>
          </table:table-cell>
          <table:table-cell table:style-name="ce2" office:value-type="string" calcext:value-type="string">
            <text:p>16.03.2023</text:p>
          </table:table-cell>
          <table:table-cell table:style-name="ce2" office:value-type="string" calcext:value-type="string">
            <text:p>ID209105300</text:p>
          </table:table-cell>
          <table:table-cell table:style-name="ce2" office:value-type="string" calcext:value-type="string">
            <text:p>Detlef Seif (CDU/CSU)</text:p>
          </table:table-cell>
          <table:table-cell table:style-name="ce2" office:value-type="string" calcext:value-type="string">
            <text:p>2024-10-26 10:56:59</text:p>
          </table:table-cell>
          <table:table-cell table:style-name="ce2" office:value-type="string" calcext:value-type="string">
            <text:p>0.22323833405971527</text:p>
          </table:table-cell>
          <table:table-cell table:style-name="ce2" office:value-type="string" calcext:value-type="string">
            <text:p>Guten Tag, Frau Präsidentin! Meine Damen und Herren! Liebe Kolleginnen und Kollegen! Humanität und Ordnung sind kein Gegensatz, sondern zwei Seiten derselben Medaille. In einem Leitpapier, das die CDU/CSU-Bundestagsfraktion in dieser Woche einstimmig beschlossen hat, bekennen wir uns zu Humanität und Ordnung als Leitmotiv und Grundlage einer gelungenen Asyl- und Flüchtlingspolitik. <text:s/>Diesem Leitmotiv wird entsprochen, wenn Asylverfahren und Einwanderung weiterhin getrennt werden. Das Asylverfahren dient einzig und alleine – das ist wirklich der einzige Zweck – dem Schutz von verfolgten Menschen und darf nicht für eine allgemeine Zuwanderung missbraucht werden. <text:s/>Vermischt man beides, werden Anreize für eine irreguläre Migration gesetzt. <text:s/>Der vorliegende Gesetzentwurf der AfD ist aber gerade nicht dazu geeignet, Fehlanreize im Asylsystem zu beheben. Die AfD will die Ausbildungsduldung und Beschäftigungsduldung gemäß §§ 60c und d des Aufenthaltsgesetzes aufheben. Bei der Ausbildungsduldung darf ein Asylbewerber nach Ablehnung eines Asylantrags eine qualifizierte Berufsausbildung fortsetzen oder als Geduldeter eine Berufsausbildung aufnehmen. <text:s/>Bei der Beschäftigungsduldung darf eine Beschäftigung ausgeübt werden. Die Beschäftigungsduldung nach § 60d Aufenthaltsgesetz bezieht sich ausschließlich auf Personen – das hat der Kollege Lindh auch schon gesagt –, die bis spätestens 1. August 2018 in das Bundesgebiet eingereist sind, also auch insoweit auf einen beschränkten Personenkreis. <text:s/>Aber, meine Damen und Herren, in beiden Fällen handelt es sich um Geduldete, um Menschen, die zwar vollziehbar ausreisepflichtig sind, <text:s/>die aber aus rechtlichen oder tatsächlichen Gründen <text:s/>nicht abgeschoben werden können. <text:s/>Aber im Gegensatz zu den Regelungen im Chancen-Aufenthaltsrecht der Ampel, <text:s/>das jüngst beschlossen wurde, <text:s/>handelt es sich hier um Personen, die von vornherein im Verfahren mitgewirkt haben und deren Identität auch aufgeklärt ist. Es wäre einfach inhuman, würde aber auch der aktuellen arbeitsmarktpolitischen Situation nicht gerecht werden, würde man hier grundsätzlich, wie Sie es vorhaben, ein Arbeitsverbot verhängen. <text:s/>Die Union hat stets befürwortet, dass Asylbewerber nach Möglichkeit Sachleistungen statt Geldleistungen erhalten, um finanzielle Anreize zu vermeiden; denn wer tatsächlich verfolgt ist, der kommt nicht wegen des Geldes. <text:s/>Die AfD will jetzt bei Asylbewerbern, die in Aufnahmeeinrichtungen wohnen, die Barleistungen durch Wertgutscheine ersetzen. Aber auch bei Asylbewerbern, die außerhalb solcher Aufnahmeeinrichtungen wohnen, will sie für Heizung, Hausrat, Energie und Unterkunft Sachleistungen wählen. <text:s/>Wissen Sie, in welcher Situation die Kommunen im Moment sind? Wissen Sie, welchen Arbeitsaufwand das für die Bürgermeisterinnen und Bürgermeister und die Mitarbeiter darstellen würde? Das ist überhaupt nicht zu bewältigen. Insoweit: Das wäre ein Angriff gegen die Arbeitsfähigkeit der Kommunen, und deshalb lehnen wir das an der Stelle auch ab. <text:s/>Was die Städte und Gemeinden jetzt wirklich dringend brauchen – wir alle bekommen Hilferufe aus unseren Kommunen –, das ist eine starke Unterstützung vom Bund. <text:s/>Vor über einem Jahr wurde die europäische Richtlinie über vorübergehenden Schutz für Ukrainer aktiviert. Über 1,1 Millionen Menschen aus der Ukraine suchen zurzeit Schutz bei uns. Jeden Tag – jeden Tag zurzeit! – kommen 1 000 Menschen aus anderen Drittstaaten zu uns. Es ist völlig unzureichend, wenn sich die Bundesinnenministerin in Teilzeit, die sich zurzeit eher mit dem Wahlkampf in Hessen befasst, <text:s/>mit den Bundesländern austauscht. Was die Länder jetzt brauchen, ist Wertschätzung und Unterstützung und kein Wegducken, meine Damen und Herren. <text:s/>Der für den 10. Mai angekündigte Migrationsgipfel beim Bundeskanzler kommt viel zu spät; aber zum Glück kommt er überhaupt. <text:s/>Hier geht es nicht nur um die faire Aufteilung der Kostenlasten. Der Bund hat eine gewisse Führungsfunktion, auch wenn im Föderalismus die Aufgaben geteilt sind. Hier muss der Bund unterstützen, insbesondere bei der Frage der Unterbringung; da hat er bisher so gut wie nichts auf den Weg gebracht. <text:s/>Meine Damen und Herren, die Union hat sich in ihrem Papier auch zur Fachkräfteeinwanderung positioniert. Das größte Problem – wir brauchen kein Punktesystem, keine Punkte, die man irgendwo zusammenschreibt – sind die Flaschenhälse, die wir in unseren Verwaltungen haben, einfach weil die Kapazitäten bei den Auslandsvertretungen und bei den Ausländerbehörden fehlen. Diese müssen wir beseitigen. Es gibt aktuell über 40 000 Anträge; dabei können die Behörden nur rund 20 000 bearbeiten. Da reden wir noch nicht von denen, die ihr Vorhaben aufgeben, hier arbeiten zu wollen. <text:s/>Deshalb schlägt die CDU/CSU-Bundestagsfraktion als Kernstück die Einrichtung einer neuen Bundesagentur für Einwanderung vor, die die Verfahren bündelt und beschleunigt. <text:s/>Die Antragsteller müssen sich von Anfang an gut betreut fühlen. Wir brauchen wirklich eine Willkommenskultur, und zwar für Fachkräfte. <text:s/>Herr Kollege. <text:s/>Ich lade Sie ein, uns dabei zu unterstützen. <text:s/>Vielen Dank. <text:s/>Filiz Polat ist die nächste Rednerin für Bündnis 90/Die Grünen.</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73</text:p>
          </table:table-cell>
          <table:table-cell table:style-name="ce2" office:value-type="string" calcext:value-type="string">
            <text:p>01.12.2022</text:p>
          </table:table-cell>
          <table:table-cell table:style-name="ce2" office:value-type="string" calcext:value-type="string">
            <text:p>ID207307400</text:p>
          </table:table-cell>
          <table:table-cell table:style-name="ce2" office:value-type="string" calcext:value-type="string">
            <text:p>Reem Alabali-Radovan, Staatsministerin beim Bundeskanzler</text:p>
          </table:table-cell>
          <table:table-cell table:style-name="ce2" office:value-type="string" calcext:value-type="string">
            <text:p>2024-10-26 10:37:25</text:p>
          </table:table-cell>
          <table:table-cell table:style-name="ce2" office:value-type="string" calcext:value-type="string">
            <text:p>0.21401099860668182</text:p>
          </table:table-cell>
          <table:table-cell table:style-name="ce2" office:value-type="string" calcext:value-type="string">
            <text:p>Sehr geehrte Frau Präsidentin! Liebe Kolleginnen und Kollegen! Gut, dass es diese Aktuelle Stunde gibt. Dann können wir einmal aufräumen, liebe <text:s/>Union, mit Ihren Märchen und Mythen, die richtig gefährlich für unseren Zusammenhalt sind, erst recht in diesen Zeiten. <text:s/>Ihre Worte von der Union: „verramschen“, „mit dem Pass um sich werfen“, „Black-Friday-Sonderangebot“, „Sozialtourismus“. Was ist das für eine Sprache! <text:s/>Unsere Agenda: Respekt für Lebensleistungen, Zugehörigkeit zu unserem Land und endlich besser, schneller und mehr einbürgern. Darum geht es, liebe Kolleginnen <text:s/>und Kollegen. <text:s/>Der Kanzler und ich haben am Montag einige der Menschen getroffen, um die es geht, die sich eingebürgert haben, die das jetzt vorhaben oder andere <text:s/>dabei unterstützen. Wir trafen Frauen und Männer, die unser Land voranbringen und deren Eltern und Großeltern das auch schon getan haben. Auch dank ihnen sind <text:s/>wir ein starkes Land in der Mitte Europas. Denken Sie eigentlich auch an diese Menschen, wenn Sie mit diesen Worten um sich schmeißen? <text:s/>Das ist ein Schlag in die Gesichter von 22 Millionen Menschen mit familiärer Einwanderungsgeschichte, die hier ihre Heimat haben, mehr als die Hälfte <text:s/>davon mit doppeltem Pass, darunter auch so viele Kolleginnen und Kollegen dieses Hohen Hauses, die ebenfalls eingebürgert sind, auch in Ihrer Fraktion, liebe <text:s/>Union, die interessanterweise bei dieser Debatte nicht dabei sind. <text:s/>Wie so viele mussten auch meine Eltern lange und hart dafür kämpfen. Ich sage sehr bewusst an dieser Stelle: Stoppen Sie die Respektlosigkeit! Kommen <text:s/>Sie in der Lebensrealität unseres Landes an! <text:s/>Denn seien wir doch ehrlich: Die deutsche Integrationspolitik hatte immer Verspätung, beim Einbürgern, beim Teilhaben. Vieles hätten wir schon vor <text:s/>Jahrzehnten gebrauchen können. <text:s/>Aber jetzt packen wir das endlich an. Wir bringen unser Einwanderungsland auf die Höhe der Zeit: mit einer Koalition des Aufbruchs und des <text:s/>Fortschritts, mit einer Mehrheit in diesem Hause, mit einer Bundesregierung, die es ernst meint. <text:s/>Drei Punkte, worum es uns bei der Reform geht: <text:s/>Erstens: mehr Respekt. Wir wollen Lebens- und Integrationsleistungen anerkennen, mit kürzeren Fristen, mit weniger Hürden und mit der Hinnahme von <text:s/>Mehrstaatlichkeit. Warum sollte nicht jemand Deutsche oder Deutscher sein, der hier fünf Jahre rechtmäßig lebt, seinen Lebensunterhalt sichert, die Sprache <text:s/>spricht und sich zum Grundgesetz bekennt? <text:s/>Hier wird von einigen so getan, als sei das im Vergleich viel zu kurz. Dabei ist das in vielen Ländern längst Normalität. Warum sollten wir Menschen <text:s/>so viel länger hinhalten als in Kanada, Frankreich oder den USA? <text:s/>Das war und ist nicht klug. Einbürgern, das ist kein Gnadenakt, kein Verramschen, kein Pull-Faktor. <text:s/>Einbürgern, das ist das gute Recht von Menschen, die sich hier einbringen. Wir wollen das modernste Einbürgerungsrecht der Welt. Dafür steht diese <text:s/>Reform, liebe Kolleginnen und Kollegen. <text:s/>Zweitens: mehr Demokratie. Wer viele Jahre hier lebt, der soll neben allen Pflichten auch alle Rechte haben. Unsere Demokratie lebt von der <text:s/>Möglichkeit, mitzubestimmen, zu wählen und gewählt zu werden. Es ist nicht gut, wenn Einwohnerschaft und Wahlvolk immer weiter auseinanderfallen. <text:s/>Es kann uns nicht zufriedenstellen, dass wir im letzten Jahr mit 132 000 Einbürgerungen nur 2,5 Prozent des Einbürgerungspotenzials ausgeschöpft <text:s/>haben. Darum verbessern wir jetzt den Weg zur Einbürgerung. Wir wollen stärker um die Menschen werben. Darum werde ich auch eine Einbürgerungskampagne auf den <text:s/>Weg bringen. <text:s/>Drittens: mehr Fachkräfte für mehr Wohlstand. <text:s/>Es geht um die Zukunftsfähigkeit unseres Landes. Deutschland muss sich anstrengen im Wettbewerb um die klügsten Köpfe. Es ist ein Mythos, dass alle <text:s/>Schlange stehen und darauf warten, hierherzukommen. <text:s/>In Delhi, Dakar und Dallas wird unser Debattenklima sehr aufmerksam verfolgt. „Verramschen“ kommt da gar nicht gut an, weder hier noch dort. <text:s/>Nein, wir müssen hart dafür arbeiten, dass Fachkräfte zu uns einwandern und bleiben. Wir brauchen sie. <text:s/>Dafür haben wir gestern im Kabinett die Eckpunkte für ein modernes Einwanderungsrecht beschlossen. Klar ist: Wer kommt, der soll sein Talent voll <text:s/>einbringen, unsere Wirtschaft voranbringen und auch Deutsche oder Deutscher werden, wenn die Voraussetzungen erfüllt sind. Das ist eine Bleibekultur, die wir <text:s/>brauchen. Das gehen wir jetzt gemeinsam in der Ampelkoalition an. <text:s/>Vielen Dank. <text:s/>Dr. Gottfried Curio hat das Wort für die AfD.</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Integrationswillige</text:p>
          </table:table-cell>
          <table:table-cell table:number-columns-repeated="1014"/>
        </table:table-row>
        <table:table-row table:style-name="ro1">
          <table:table-cell table:style-name="ce2" office:value-type="string" calcext:value-type="string">
            <text:p>183</text:p>
          </table:table-cell>
          <table:table-cell table:style-name="ce2" office:value-type="string" calcext:value-type="string">
            <text:p>10.09.2024</text:p>
          </table:table-cell>
          <table:table-cell table:style-name="ce2" office:value-type="string" calcext:value-type="string">
            <text:p>ID2018306800</text:p>
          </table:table-cell>
          <table:table-cell table:style-name="ce2" office:value-type="string" calcext:value-type="string">
            <text:p>Petra Nicolaisen (CDU/CSU)</text:p>
          </table:table-cell>
          <table:table-cell table:style-name="ce2" office:value-type="string" calcext:value-type="string">
            <text:p>2024-10-26 13:27:33</text:p>
          </table:table-cell>
          <table:table-cell table:style-name="ce2" office:value-type="string" calcext:value-type="string">
            <text:p>0.21250103414058685</text:p>
          </table:table-cell>
          <table:table-cell table:style-name="ce2" office:value-type="string" calcext:value-type="string">
            <text:p>Sehr geehrte Frau Präsidentin! Liebe Kolleginnen und Kollegen! Was soll ich sagen? Der Herbst ist da, und die Bundesregierung lässt die Kommunen im Regen stehen. <text:s/>– Und der Kollege sitzt auch vor mir. Sehr schön. – Frau Ministerin, ich kann es Ihnen leider nicht ersparen: Es sind nicht nur die Kommunalpolitiker der Union, sondern es ist auch der Deutsche Städtetag, es ist der Landkreistag, und es ist der Deutsche Städte- und Gemeindebund, die sich wie folgt zitieren lassen: Wir sind Ausfallbürge für Bund und Länder. Investitionen können unter den aktuellen Vorzeichen praktisch nicht mehr beschlossen werden. An vielen Stellen kann eben nur noch Mangel verwaltet werden. – Das ist erschreckend. <text:s/>Den Kommunen fehlt offenkundig der verlässliche Partner Bundesregierung. <text:s/>Das betrifft nicht nur den Umgang mit flüchtlingsbedingter Migration und Integration, wo die Bundesregierung in allen Einzelplänen mit dem Rotstift die Situation vor Ort zusätzlich verschärft. Nein, es betrifft auch ganz explizit die Herangehensweise an städtebauliche Herausforderungen. Ich sage nur „Klimawandel“ und „Städtebauförderung“. Ich bitte Sie, liebe Frau Ministerin: Vernachlässigen Sie nicht die Mittel zur Anpassung an den Klimawandel und für Investitionen zum klimagerechten Hochwasserschutz sowie zur Wasserversorgung. Denn wer sich allein die zurückliegenden Wetterereignisse wie bei mir an der Ostsee anschaut, kann den dringenden Handlungsbedarf in den Kommunen einfach nicht bestreiten. Hier zu kürzen, heißt nichts anderes, als die Kommunen und die betroffene Bevölkerung alleinzulassen. <text:s/>Der geplante Mittelaufwuchs bei Zuschüssen für innovative Modellvorhaben zur nachhaltigen und klimafreundlichen Stadtentwicklung ist in Anbetracht der allgemeinen Kürzung der Städtebauförderung nur ein Tropfen auf den heißen Stein. Und im Übrigen erweist die Mittelkürzung der Erlangung gleichwertiger Lebensverhältnisse damit einen wirklichen Bärendienst; denn schließlich trifft sie bei der Städtebauförderung in erster Linie die dünn besiedelten und strukturschwächeren ländlichen Räume. <text:s/>Meine Damen und Herren, mit dem Entwurf zum Bundeshaushalt 2025 setzt die Bundesregierung eine Strukturpolitik fort, die bereits in den zurückliegenden Ampelhaushaltsjahren erkennbar gewesen ist: In weiten Teilen des Bundeshaushalts sinken die kommunalrelevanten Haushaltspositionen, und das ist schlecht. <text:s/>Jene, die unter anderem für gleichwertige Lebensverhältnisse bedeutsam sind, werden zur Konsolidierung des Bundeshaushaltes herangezogen. Aber die Aufgaben und Kosten bleiben. Ich war gestern auf der Jahrestagung des Landkreistages <text:s/>und bekam den Hinweis des Geschäftsführers, der mir sagte: 281 von 294 Landkreisen haben keinen ausgeglichenen Haushalt mehr. Erschreckend! Im Entwurf ist festzustellen, dass die Bundesregierung offensichtlich das Gegenteil dessen umsetzt, was sie eigentlich vorgibt anzustreben. Statt Potenziale auf dem Land zu nutzen, setzt sie auf städtische Ballungszentren. Dabei ist der Ansatz der Bundesregierung eine Milchmädchenrechnung. Denn die Einsparung bei Infrastruktur und klimatischen Herausforderungen werden langfristig zu höheren Ausgaben führen. Es fällt uns einfach schlichtweg auf die Füße. <text:s/>Das Bild verfestigt sich natürlich immer weiter. Die Ampel wird sich nicht weiter so stark kommunalrelevant engagieren, wie es in den früheren Jahren unionsgeführter Bundesregierungen üblich war. <text:s/>Liebe Kolleginnen und Kollegen, keine Kommune wird bei Ihrer Haushaltsführung verstehen, weshalb Sie kaum eine Gelegenheit hier im Plenum auslassen, um immer über die berühmten 16 Jahre zu jammern. <text:s/>Herzlichen Dank für Ihre Aufmerksamkeit. <text:s/>Für die SPD-Fraktion hat die Kollegin Verena Hubertz das Wort.</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88</text:p>
          </table:table-cell>
          <table:table-cell table:style-name="ce2" office:value-type="string" calcext:value-type="string">
            <text:p>02.03.2023</text:p>
          </table:table-cell>
          <table:table-cell table:style-name="ce2" office:value-type="string" calcext:value-type="string">
            <text:p>ID208803100</text:p>
          </table:table-cell>
          <table:table-cell table:style-name="ce2" office:value-type="string" calcext:value-type="string">
            <text:p>Detlef Seif (CDU/CSU)</text:p>
          </table:table-cell>
          <table:table-cell table:style-name="ce2" office:value-type="string" calcext:value-type="string">
            <text:p>2024-10-26 10:53:08</text:p>
          </table:table-cell>
          <table:table-cell table:style-name="ce2" office:value-type="string" calcext:value-type="string">
            <text:p>0.20519085228443146</text:p>
          </table:table-cell>
          <table:table-cell table:style-name="ce2" office:value-type="string" calcext:value-type="string">
            <text:p>Frau Präsidentin! Liebe Kolleginnen und Kollegen! Meine Damen und Herren! Im vergangenen Jahr sind über 1 Million Ukrainer zu uns gekommen, denen wir Schutz gewähren, und zusätzlich über 200 000 weitere Drittstaatsangehörige, die einen Asylantrag oder Antrag auf internationalen Schutz stellen. Seit November letzten Jahres haben rund 30 000 Personen einen Asylantrag gestellt. Hochgerechnet würde das bedeuten: rund 360 000 in diesem Jahr. Das überfordert unser Land. Ich wundere mich in dieser Debatte: Niemand von Ihnen hat die Worte „Überforderung“, <text:s/>„Belastung“, „Hilferufe aus den Kommunen“ auch nur im Ansatz in den Mund genommen. Das ist überhaupt nicht nachvollziehbar, meine Damen und Herren. <text:s/>Was ich Ihnen nicht vorwerfe, ist dieser hoher Migrationsdruck in der Welt, der sich natürlich auch bei uns bemerkbar macht. <text:s/>Was ich Ihnen aber vorwerfe, ist, dass Sie in dieser Situation die falschen Weichen stellen. Ich sage an dieser Stelle auch: Sie haben eine falsche und für unser Land sehr gefährliche Grundeinstellung. <text:s/>Rebecca Harms, eine der Grünen, die eine Neuausrichtung der Asylpolitik verlangen, <text:s/>bringt es auf den Punkt, wenn sie davon spricht, dass es bei Ihnen einen Unwillen gibt, sich zur Kontrolle der Zuwanderung auch nur im Ansatz zu bekennen. Wir brauchen internationalen Schutz auf der einen Seite, aber auch Kontrolle, Sicherheit, Steuerung und Ordnung auf der anderen. Das gehört zusammen. <text:s/>Sie aber betreiben eine Politik der offenen Türen und nehmen keine Rücksicht auf deutsche Sicherheitsinteressen. <text:s/>Bei der Zuwanderung von Menschen aus der Ukraine hat die Union von Anfang an gefordert und auch immer wieder nachgefragt – ich kann mich erinnern –: Wie sieht es aus mit der Verteilung? Das muss doch gerecht sein innerhalb der Europäischen Union. Es kann doch nicht sein, dass Menschen, <text:s/>die in einem anderen Mitgliedstaat schon Schutz erhalten haben, zu uns kommen und hier aufgenommen werden. – Das war überhaupt kein Thema. <text:s/>Aber ich glaube, die Innenministerin erkennt das langsam und nimmt sich des Problems an. <text:s/>Die Ampelregierung hat eine Koalition der Aufnahmewilligen auf den Weg gebracht; wir haben schon darüber gesprochen. Wir sollen wieder die Hauptlasten tragen. <text:s/>Sie geben Identitätstäuschern durch das Chancen-Aufenthaltsgesetz ein Aufenthaltsrecht. <text:s/>Sie wollen ermöglichen, dass Asylantragsteller allein durch ihre eidesstattliche Versicherung ihre Identität belegen können. <text:s/>Sie haben keine Personaldokumente dabei. Sie nehmen in der aktuell schwierigen Situation in Kauf, dass 1 000 Afghanen pro Monat, insgesamt 40 000 im Rahmen eines Aufnahmeprogramms, zu uns kommen. <text:s/>Und die Krönung der Sache ist: Es werden von der Bundesrepublik Deutschland wieder neue Ortskräfte eingestellt – in Afghanistan. Erklären Sie das mal irgendjemandem! <text:s/>Kollege Seif, ich habe die Uhr angehalten. Gestatten Sie eine Frage oder Bemerkung der Kollegin Bünger? <text:s/>Ja, wie letztes Mal, gerne. <text:s/>Herr Kollege Seif, weil Sie hier davon sprechen, dass die Menschen irregulär aus Afghanistan oder anderen Ländern einreisen: <text:s/>Was sagen Sie eigentlich dazu, dass die Anerkennungsquote, also die bereinigte Schutzquote, bei den Menschen, die nach Deutschland kommen und hier Schutz suchen, bei über 70 Prozent liegt? <text:s/>Ich frage Sie: Wie können Sie ständig von irregulärer Migration sprechen, <text:s/>wenn die überwiegende Mehrheit hier in Deutschland einen Schutzanspruch hat? <text:s/>Ich werde meine Rede noch mal durchlesen, aber ich meine: Diesen Begriff habe ich in dieser Rede nicht verwendet. <text:s/>Aber: Ich nehme einmal die Zahl, die Sie genannt haben: 70 Prozent. <text:s/>Das heißt – wer rechnen kann –: 30 Prozent haben keinen Schutzanspruch. 30 Prozent von über 200 000 Menschen, das macht über 60 000 Menschen – pro Jahr. Und wir haben eine Migrationspolitik, die es durch Pull-Effekte geradezu gestattet und erlaubt, hierherzukommen. <text:s/>Ich will Ihnen an dieser Stelle eines sagen, weil vorhin das von den toten Menschen im Mittelmeer mitgeteilt wurde: Was ist denn eigentlich die Ursache dafür? <text:s/>Die Ursache ist doch, dass es Schlepperorganisationen gibt, dass es NGOs gibt, <text:s/>dass man Aussicht hat, in die Europäische Union zu kommen. Was wir brauchen, ist eine Organisation der Seenotrettung und sichere Häfen im Bereich Nordafrika. Wir wissen: Bei Libyen gibt es Probleme, <text:s/>die es von Ihnen zu bereinigen gilt. Hier werden die Menschen illegal, irregulär, gegen das Völkerrecht aufgenommen. <text:s/>Sie müssen den nächsten sicheren Hafen anlaufen können, und die müssen wir einrichten. Dann werden wir auch dieses Sterben, was uns alle betroffen macht, in der Zukunft vermeiden können. <text:s/>Ich habe nur ein paar Punkte aufgelistet. Aber Sie wollen bei den subsidiär Schutzberechtigten demnächst auch den Familiennachzug unbegrenzt eröffnen. Wir werden es wahrscheinlich auch hier mit einer dreistelligen Zahl im Tausenderbereich zu tun haben. <text:s/>Sie wollen ein sogenanntes Fachkräftezuwanderungsgesetz auf den Weg bringen, das aber – wir haben es studiert – nur geringe Anforderungen an die Arbeitswelt und an die Kenntnisse und Fähigkeiten stellt. <text:s/>Sie verwechseln Migration, Zuwanderung im Rahmen des Asyls und Fachkräftezuwanderung. Auch da liegt ein großer Fehler. <text:s/>Das Politikmagazin „Cicero“ hat den Fall Mohammad G. aufgedeckt. <text:s/>Hier hat das Auswärtige Amt die Auslandsvertretung trotz eines nachweislich gefälschten Passes angewiesen, ein Visum zu erteilen. <text:s/>Welcher Fall soll noch deutlicher vor Augen führen, <text:s/>dass für die Ampel Sicherheitsinteressen unseres Landes zweitrangig sind? <text:s/>Sie haben ein falsches Mindset. <text:s/>Und, meine Damen und Herren: Wir schaffen das nicht, es sei denn, Sie ändern radikal Ihre Ansätze in der Migrationspolitik. <text:s/>Vielen Dank.</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28</text:p>
          </table:table-cell>
          <table:table-cell table:style-name="ce2" office:value-type="string" calcext:value-type="string">
            <text:p>07.04.2022</text:p>
          </table:table-cell>
          <table:table-cell table:style-name="ce2" office:value-type="string" calcext:value-type="string">
            <text:p>ID202804700</text:p>
          </table:table-cell>
          <table:table-cell table:style-name="ce2" office:value-type="string" calcext:value-type="string">
            <text:p>Alexander Throm (CDU/CSU)</text:p>
          </table:table-cell>
          <table:table-cell table:style-name="ce2" office:value-type="string" calcext:value-type="string">
            <text:p>2024-10-26 09:59:21</text:p>
          </table:table-cell>
          <table:table-cell table:style-name="ce2" office:value-type="string" calcext:value-type="string">
            <text:p>0.20534229278564453</text:p>
          </table:table-cell>
          <table:table-cell table:style-name="ce2" office:value-type="string" calcext:value-type="string">
            <text:p>Sehr geehrte Frau Präsidentin! Werte Kolleginnen und Kollegen! Seit sechs Wochen herrscht Krieg auf europäischem Boden, und die Bilder werden von Tag zu Tag schrecklicher, unerträglicher und brutaler. Das hat zur Folge, dass ein Viertel des ukrainischen Volkes sich auf der Flucht befindet; 4 Millionen Menschen haben ihr Land verlassen. Es ist unsere Pflicht, diesen europäischen Binnenflüchtlingen in Europa und in Deutschland Obhut und Schutz zu gewähren. <text:s/>Wir fühlen mit den Menschen; sie sind uns nicht nur geografisch, sondern auch emotional nahe. Deswegen gibt es in Deutschland eine große Hilfsbereitschaft. Darum möchte ich an dieser Stelle allen danken, die Menschen bei sich zu Hause aufnehmen, den Ehrenamtlichen, aber auch den Hauptamtlichen in unseren Behörden, die mit dieser Aufgabe betraut sind. Ein herzliches Dankeschön! <text:s/>Jetzt wäre es Aufgabe der Bundesregierung, diese Hilfsbereitschaft aufzunehmen, zu fördern, zu unterstützen, damit es weitergeht, und Hilfe bestmöglich zu organisieren. Doch diese Bundesregierung hinkt seit sechs Wochen der Entwicklung hinterher. <text:s/>Wir haben keine durchgehende Personenfeststellung. Wir haben kein gleichmäßiges System der Registrierung, keine gut organisierte Verteilung der Menschen innerhalb von Deutschland. Vor allem, Frau Ministerin Spiegel, haben wir keinen ausreichenden Schutz von Frauen und Kindern, wenn sie bei uns in Deutschland ankommen. <text:s/>Die Bundesregierung weiß bis heute nicht, wie viele Menschen sich hier aufhalten und wer und wo sie sind – ganz anders als in Polen, das viel stärker durch die Flüchtlingszahlen belastet ist. Gleichzeitig erklärt Frau Ministerin Faeser, die heute wieder mal mit Abwesenheit glänzt, in ihren vielen Interviews Folgendes: Die Polizei kontrolliert sehr intensiv in Bussen und Zügen. Besonders die Drittstaatler ohne ukrainischen Pass werden kontrolliert und registriert. – Dazu zwei Anmerkungen: Erstens. Sie erkennt mit diesen Aussagen an, dass eine Kontrolle notwendig ist; sonst würde sie das nicht immer wieder behaupten. <text:s/>Zweitens stimmt diese Behauptung von Frau Faeser, zuletzt in der „Leipziger Volkszeitung“ vom vergangenen Samstag, mit der Wahrheit und der Realität nicht überein. Es wird in Deutschland keine vollständige Personenfeststellung durchgeführt, insbesondere nicht bei Drittstaatlern, meine Kolleginnen und Kollegen. <text:s/>Deswegen wird die Innenministerin ihrer Aufgabe nicht gerecht, zu wissen, wer in Deutschland ist und wie viele es sind; das ist ihre Verantwortung. Sie schadet damit nicht nur den Sicherheitsinteressen unseres Landes, sondern auch den vielen Menschen, den Frauen und Kindern, die deshalb keinen Schutz erfahren können. <text:s/>Die beiden Ministerinnen haben nichts gemacht, weder Frau Faeser noch Frau Spiegel. Wir haben im Innenausschuss darauf hingewiesen. Einzige Antwort: Wir werden die Bundespolizei sensibilisieren. – Bis heute gibt es keine Schutzzonen, kein Schutzkonzept. Frau Ministerin Spiegel, Sie haben gerade gesagt, Sie handelten unaufgeregt. Meinetwegen können Sie auch aufgeregt handeln – Hauptsache, Sie handeln. <text:s/>Die Ministerin Faeser ist auch auf europäischer Ebene gescheitert. Ja, die Massenzustrom-Richtlinie wurde aktiviert; das haben wir von Anfang an begrüßt. Das ist ein gutes Mittel, um den Menschen aus der Ukraine hier schnell und unbürokratisch eine Aufnahme zu gewähren. Aber es wurde entgegen den Vorschriften der Richtlinie selbst beim Beschluss nicht festgestellt, wie die Aufnahmekapazitäten in den einzelnen europäischen Ländern sind. <text:s/>Jetzt ist die Frau Ministerin Faeser mit der Forderung nach einer verbindlichen Quote letzte Woche nach Brüssel gereist. Sie ist gescheitert. Sie ist ohne Ergebnis nach Deutschland, nach Berlin zurückgekommen. <text:s/>Es gibt keine Solidarität in diesem Bereich auf europäischer Ebene. <text:s/>Die Ministerin ist gescheitert, <text:s/>und sie möge hier eine Lernkurve hinlegen für zukünftige Verhandlungen auch in anderen Bereichen der Migration, damit sie so nicht nochmals scheitert, liebe Kolleginnen und Kollegen. <text:s/>Das sehen offensichtlich auch die Koalitionspartner der Frau Ministerin so, insbesondere die Grünen. Ihr Vorsitzender hat einen Krisenstab im Bundeskanzleramt gefordert, ebenso die Vizepräsidentin Frau Göring-Eckardt. Und bei der FDP nicht viel anders: Der Herr Migrationsminister Stamp aus Nordrhein-Westfalen fordert ebenso einen solchen Krisenstab im Kanzleramt. Auch außerhalb der Politik gibt es Beispiele: Der Flüchtlingsbeauftragte der EKD fordert ebenfalls einen Krisenstab – nicht mehr im Innenministerium, sondern als Chefsache im Bundeskanzleramt. Ich hoffe, der Bundeskanzler hört diese Rufe aus seiner Koalition und beispielsweise aus der evangelischen Kirche. <text:s/>Herzlichen Dank. <text:s/>Die nächste Rednerin ist die Kollegin Gülistan Yüksel, SPD-Fraktion.</text:p>
          </table:table-cell>
          <table:table-cell table:style-name="ce2" office:value-type="string" calcext:value-type="string">
            <text:p>-</text:p>
          </table:table-cell>
          <table:table-cell table:style-name="ce2" office:value-type="string" calcext:value-type="string">
            <text:p>Willkommene</text:p>
          </table:table-cell>
          <table:table-cell table:style-name="ce2" office:value-type="string" calcext:value-type="string">
            <text:p>Integrationswillige</text:p>
          </table:table-cell>
          <table:table-cell table:number-columns-repeated="1014"/>
        </table:table-row>
        <table:table-row table:style-name="ro1">
          <table:table-cell table:style-name="ce2" office:value-type="string" calcext:value-type="string">
            <text:p>172</text:p>
          </table:table-cell>
          <table:table-cell table:style-name="ce2" office:value-type="string" calcext:value-type="string">
            <text:p>06.06.2024</text:p>
          </table:table-cell>
          <table:table-cell table:style-name="ce2" office:value-type="string" calcext:value-type="string">
            <text:p>ID2017205800</text:p>
          </table:table-cell>
          <table:table-cell table:style-name="ce2" office:value-type="string" calcext:value-type="string">
            <text:p>Friedhelm Boginski (FDP)</text:p>
          </table:table-cell>
          <table:table-cell table:style-name="ce2" office:value-type="string" calcext:value-type="string">
            <text:p>2024-10-26 13:07:50</text:p>
          </table:table-cell>
          <table:table-cell table:style-name="ce2" office:value-type="string" calcext:value-type="string">
            <text:p>0.20699521899223328</text:p>
          </table:table-cell>
          <table:table-cell table:style-name="ce2" office:value-type="string" calcext:value-type="string">
            <text:p>Frau Präsidentin! Liebe Kolleginnen und Kollegen! Meine sehr verehrten Damen und Herren! Die Kommunen bilden das Rückgrat unserer Gesellschaft. Sie tragen die Verantwortung für Bildung und Sicherheit, und sie sorgen für politische Transparenz und Bürokratieabbau vor Ort. Hier erleben die Bürgerinnen und Bürger Demokratie und gesellschaftlichen Zusammenhalt hautnah. Doch die Kommunen stehen zurzeit vor riesengroßen Herausforderungen. Dazu gehören die Wohnungsnot, der aktuelle Investitionsstress, der Klimawandel, die Digitalisierung und natürlich auch die Migration. Ich kenne das. Deshalb erst mal von hier ein großes Dankeschön an all die ehrenamtlichen und hauptamtlichen Vertreter in den kommunalen Parlamenten, die sich vor Ort kümmern und versuchen, für ihre Kommune das Beste herauszuholen. <text:s/>Es wurde heute schon gesagt: Die Unterstützung der Kommunen liegt vor allen Dingen in der Hoheit der Länder. Nichtsdestotrotz bemüht sich der Bund immer wieder, die Kommunen dabei zu unterstützen, ihre Aufgaben effizient auszuführen. Dazu braucht es eine enge Zusammenarbeit zwischen Bund, Ländern und Kommunen. Ich möchte an zwei, drei Beispielen erläutern, wie der Bund versucht, die Kommunen zu unterstützen. <text:s/>Sie wissen, dass ich nicht nur ehemaliger Bürgermeister bin, sondern auch ein Herz für Bildungspolitik habe. Deshalb stelle ich hier noch mal ganz kurz das Startchancen-Programm vor. 10 Milliarden Euro investiert der Bund in die Schulen der Kommunen, hier vor allen Dingen in sozialen Brennpunkten. <text:s/>Das, glaube ich, ist schon mal eine Hausnummer. <text:s/>Außerdem haben Bund und Länder im Rahmen der Exzellenzstrategie beschlossen, die universitäre Spitzenforschung zu stärken. Circa 148 Millionen Euro fließen dorthinein. <text:s/>Mit dem DigitalPakt Schule will der Bund 5 Milliarden Euro in die digitale Ausrüstung der Schulen investieren. Ich sage es noch einmal: Für die Ausrüstung der Schulen sind die Kommunen zuständig, und die sollten von den Ländern unterstützt werden. Der Bund investiert hier und unterstützt die Kommunen. <text:s/>Auch die Exzellenzinitiative Berufliche Bildung fördert der Bund mit Mitteln. <text:s/>Ein anderer, für die Kommunen wichtiger Bereich ist der Wohnungsbau. Auch hier wurde vonseiten des Bundes in den letzten Jahren viel getan, gerade was den sozialen Wohnungsbau angeht. Die Zahl der geförderten Wohneinheiten ist im Jahr 2023 im Vergleich zu 2022 insgesamt um gut 20 Prozent gestiegen. Dieselbe Entwicklung zeigt sich in allen anderen Förderbereichen – ich will ein paar nennen –: Es gibt einen Anstieg bei der Zahl der geförderten Neubaumietwohnungen. Es gibt einen Anstieg bei der Förderung der Modernisierung von Mietwohnungen um rund 39 Prozent. Es gibt einen Anstieg beim Erwerb und bei den Verlängerungen von Belegungsbindungen um rund 50 Prozent. Das bedeutet – das will ich dazusagen –, dass die Förderung auch in den Bau und die Modernisierung von Wohnheimplätzen für Studierende und Azubis fließt. Natürlich entscheiden die Kommunen vor Ort selber darüber, wie sie diese finanziellen Mittel einsetzen. Auch das Programm „Junges Wohnen“ ist mir persönlich sehr wichtig. <text:s/>Herr Kollege, möchten Sie eine Zwischenfrage von Frau Bachmann zulassen? <text:s/>Nein. Wir sehen uns ja ständig. Da können Sie so mal fragen. <text:s/>Meine Damen und Herren, lassen Sie mich als kommunalpolitischer Sprecher der FDP-Bundestagsfraktion noch zwei wichtige Aspekte zur Stärkung der Kommunen hinzufügen. Natürlich ist Wohnraum in den Ballungsgebieten knapp, aber in vielen ländlich geprägten Gebieten eben nicht. Hier können Kommunen qualifizierten Neubürgerinnen und -bürgern viel bieten und erhalten im Gegenzug gesuchte Fachkräfte, die sich in diesen strukturschwächeren Gebieten ansiedeln möchten. Also: Nutzen Sie diese Chance! <text:s/>Aber die Kommunen stehen auch in der Verantwortung, für gute Rahmenbedingungen zu sorgen; das dürfen wir nicht aus den Augen verlieren. Ehrenamt, Sport, medizinische und schulische Versorgung sowie eine Kinderbetreuungsgrundversorgung sind ein Muss. Um alle Neuansiedler auch auf Dauer in den Kommunen zu halten, müssen die Kommunen diese Themen natürlich auch kreativ angehen. <text:s/>Gute Rahmenbedingungen erwarten die Bürgerinnen und Bürger aber auch in Bezug auf die kommunale Daseinsvorsorge. Dazu zählt auch die Klimavorsorge, die die Kommunen umzusetzen haben, um das Leben und das Gut ihrer Einwohner zu schützen. Wie Sie wissen, ist das Klimaanpassungsgesetz in diesem Bereich eine gute Hilfe, gerade wenn wir an die Umweltkatastrophen denken, die wir in letzter Zeit in Deutschland hatten. <text:s/>Gemeinsam müssen wir Vorsorge für die Zukunft gestalten. Die Menschen in unserem Land erwarten öffentliche Ordnung und Sicherheit. Sie wollen eine funktionierende kommunale Verwaltung, digitale Verwaltungsangebote sowie Wohnungen und optimale Bildungsangebote für alle Kinder. Das erreichen wir nicht durch Schuldzuweisungen, sondern nur mit vereinten Anstrengungen von Bund, Ländern und Kommunen. <text:s/>Danke. <text:s/>Für die CDU/CSU hat Emmi Zeulner jetzt das Wort.</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22</text:p>
          </table:table-cell>
          <table:table-cell table:style-name="ce2" office:value-type="string" calcext:value-type="string">
            <text:p>21.09.2023</text:p>
          </table:table-cell>
          <table:table-cell table:style-name="ce2" office:value-type="string" calcext:value-type="string">
            <text:p>ID2012204100</text:p>
          </table:table-cell>
          <table:table-cell table:style-name="ce2" office:value-type="string" calcext:value-type="string">
            <text:p>Tino Sorge (CDU/CSU)</text:p>
          </table:table-cell>
          <table:table-cell table:style-name="ce2" office:value-type="string" calcext:value-type="string">
            <text:p>2024-10-26 11:42:02</text:p>
          </table:table-cell>
          <table:table-cell table:style-name="ce2" office:value-type="string" calcext:value-type="string">
            <text:p>0.20669551193714142</text:p>
          </table:table-cell>
          <table:table-cell table:style-name="ce2" office:value-type="string" calcext:value-type="string">
            <text:p>Frau Präsidentin! Liebe Kolleginnen und Kollegen! Sehr geehrte Damen und Herren! Herr Minister Lauterbach, ich weiß nicht, ob Sie gestern mitbekommen haben, was hier in Berlin und was bundesweit los war. Da gehen Tausende Menschen – Pfleger, Ärzte, Krankenhausbetreiber – auf die Straßen und sagen: Es ist Alarmstufe Rot. Es ist absolut kritisch. Die Häuser stehen vor der Insolvenz. – Sie aber stellen sich hier hin und sagen: Alles ist gut, und die Reform kommt. – Also, ich weiß nicht, in welcher Realität Sie leben. <text:s/>Sie haben ja eben gesagt, es sei zynisch, was einige Krankenhäuser machen. Wenn hier aber jemand den Eindruck der Arbeitsverweigerung erweckt, dann sind Sie das. <text:s/>Mir kommt das manchmal so vor wie im Märchen „Des Kaisers neue Kleider“, dass irgendwann mal jemand sagt: Mensch, da ist doch überhaupt keine Konsistenz da. <text:s/>Aber was machen Sie? Alle Krankenhausbetreiber sagen Ihnen: Das kann so nicht weitergehen. Wir brauchen diese Reform, ja, aber wir brauchen diese Reform schnell. <text:s/>Und was machen Sie, was macht das BMG wieder einmal? Sie bringen ein Faktenblatt in Umlauf, frei nach dem Motto: Wir beobachten die Situation genau. Die Länder sind ja auch irgendwo schuld. Die Kliniken haben schon genug Hilfen bekommen. – Liebe Kolleginnen und Kollegen, diese Untätigkeit ist nichts anderes als ein krankenhauspolitischer Offenbarungseid. <text:s/>Das muss man sich mal auf der Zunge zergehen lassen: Da stehen Krankenhausbetreiber und erklären Ihnen, dass sie aufgrund der gestiegenen Inflationskosten, der gestiegenen Energiekosten, der gestiegenen Personal- und Sachkosten mit dem Landesbasisfallwert nicht hinkommen, dass sie jeden Monat Minus einfahren, dass sie nicht wissen, wie sie im nächsten Monat noch die Gehälter bezahlen sollen. Und jetzt stellen Sie sich hier hin und sagen: Wir machen jetzt mal ein Krankenhaustransparenzgesetz. – Sie tun den zweiten Schritt vor dem ersten, und das ist der große Fehler, den Sie hier machen. <text:s/>Wenn das BMG mit Faktenblättern arbeitet, dann muss die Not schon sehr groß sein. Einige Kolleginnen und Kollegen haben ja hier reingerufen, das erinnere schon sehr stark an Fake News. Ich darf Sie mal an etwas erinnern, weil Sie ja immer auf Fakten beharren, auch wenn Sie für sich immer in Anspruch nehmen, Sie seien der Einzige, der wisse, was tatsächlich die Wahrheit sei. Wenn Sie mit Fakten argumentieren, hier einmal ein paar unbequeme, alarmierende Zahlen: In diesem Jahr haben schon jetzt fünfmal so viele Krankenhäuser Insolvenz anmelden müssen wie im Jahr 2021 – fünfmal so viele Häuser, lieber Herr Kollege Lauterbach! Allein im ersten Halbjahr waren es 19 Krankenhäuser, betroffen sind 32 Standorte, weitere Insolvenzen stehen bevor. Und was machen Sie, liebe Kolleginnen und Kollegen von der Ampel? Sie vertrauen auf Ihren Minister. Sie schauen tatenlos zu; das ist der eigentliche Skandal hier. <text:s/>– Jetzt hören Sie mal zu. <text:s/>– Das trägt zum Erkenntnisgewinn bei. <text:s/>Ihr Minister hat es doch gestern im „ZDF-Morgenmagazin“ selbst gesagt. Da stellt sich ein Gesundheitsminister hin und sagt allen Ernstes: „Wir müssen Krankenhäuser abbauen, gerade in den großen Städten.“ Wir sind uns ja alle einig, dass wir eine Strukturreform brauchen. <text:s/>Aber wenn er im gleichen Atemzug sagt: „Aber es trifft jetzt die Falschen. Es ist aktuell ein unkontrollierter Prozess“ – Zitat Karl Lauterbach –, dann stelle ich fest: Wir haben einen Gesundheitsminister, der offen einen Kontrollverlust zugibt, und eine Regierungskoalition, die nichts unternimmt. Das ist fatal, liebe Kolleginnen und Kollegen. <text:s/>Herr Kollege, erlauben Sie eine Zwischenfrage aus der FDP-Fraktion? <text:s/>Ja, selbstverständlich. <text:s/>Vielen Dank, Herr Kollege Sorge, dass Sie die Zwischenfrage zulassen. – Sie haben auf die Aussage des Herrn Kollegen Lauterbach reagiert, als er davon sprach, dass die Länder ihren Verpflichtungen nicht nachkommen. Ich möchte Sie fragen, ob Sie in Ihrem Heimatbundesland, wo ja Ihre Partei den Ministerpräsidenten stellt und mit uns zusammen regiert, bereit sind, dafür zu sorgen, dass das Land Sachsen-Anhalt seinen Verpflichtungen im Rahmen der Krankenhausfinanzierung nachkommt. Denn es wird ein ganz wesentlicher Punkt bei dieser Reform sein, dass sich die Länder genau dem nicht entziehen. Das Problem kennen wir alle. Sie haben die Chance, jetzt hier zu sagen, ob Sie dafür mit uns streiten werden. <text:s/>Vielen Dank, lieber Herr Kollege Lindemann. – Das ist insofern eine sehr gute Frage, <text:s/>als dass es im Gesamtkontext der Finanzierung durchaus eine Rolle spielt. Und da stellt sich jetzt die Frage: Wie können Krankenhäuser in allen Bundesländern zukünftig besser finanziert werden? <text:s/>Es gibt kein Bundesland – auch nicht ein Bundesland, in dem Sie, liebe Kolleginnen und Kollegen der Ampel, die Verantwortung haben –, das seinen Investitionskostenverpflichtungen in voller Höhe nachkommt. <text:s/>Die Menschen wollen keine Streitereien darüber, was irgendwann schlechtgelaufen ist. <text:s/>– Entspannen Sie sich mal. Ich komme gleich dazu. Ich beantworte Ihre Frage. <text:s/>Die Strukturreform, die auf den Weg gebracht werden soll, darf aufgrund der momentanen Untätigkeit der Ampelregierung nicht zu einer kalten Strukturbereinigung führen. <text:s/>Wir als Unionsfraktion haben gestern einen Krankenhausgipfel veranstaltet. Daran haben über 300 Akteure aus dem gesamten Krankenhausbereich teilgenommen, darunter auch Akteure aus Ihren Wahlkreisen. Und egal, wen Sie fragen, da ist keiner dabei, der Ihnen sagt, dass die Krankenhausfinanzierung super läuft. Herr Lauterbach kündigt ja nun schon seit wer weiß wie lange eine Strukturreform an. Es scheint für ihn eine symptomatische Argumentationshilfe zu sein, immer dann, wenn die Not am größten ist, ein Faktenblatt vom BMG herauszugeben <text:s/>oder ein Interview zu geben, in dem gesagt wird: Jetzt wird das Problem aber wirklich gelöst. Wir werden und müssen handeln. – Aber konkrete Entwürfe, die dazu führen, dass die Probleme gelöst werden, gibt es von seinem Hause nicht. Und das ist der Kern unserer Kritik, lieber Herr Kollege Lindemann. <text:s/>– Ja, ich weiß, die Wahrheit tut weh. <text:s/>Wir debattieren ja heute über unseren Antrag, ein Vorschaltgesetz zu beschließen. Dieser Antrag wurde auch im Rahmen des gestrigen Krankenhausgipfels behandelt, für den – ich wiederhole es noch mal – über 300 Akteure nach Berlin gekommen sind. Es gab einen bundesweiten Protesttag. Der eine oder andere von Ihnen war vielleicht auch am Brandenburger Tor. Alle haben gesagt: Was wir im Rahmen dieser Reform brauchen, sind keine Reden. Wir dürfen nichts mehr auf die lange Bank schieben. Wir brauchen, bis die Reform in Kraft tritt – die Länder sind zum Glück mit involviert; das BMG macht das nicht allein –, eine Brückenfinanzierung. Genau das ist der Punkt. Wir brauchen ein Vorschaltgesetz und eine entsprechende Unterstützung der Häuser, damit es keine kalte Strukturbereinigung gibt, damit in der Fläche keine Häuser verloren gehen, die wir später brauchen. Genau das können Sie heute mit uns hier verabschieden, also stimmen Sie unserem Antrag zu. <text:s/>Erlauben Sie eine Zwischenfrage von Herrn Farle? <text:s/>Herr Farle, bitte. <text:s/>Sehr geehrte Frau Präsidentin! Sehr geehrter Herr Tino Sorge, vielen Dank, dass Sie die Zwischenfrage erlauben. – Ich möchte Ihnen nur einige Daten, die ich mir für einen anderen Redebeitrag rausgeschrieben habe, mal kurz vorlesen und die Frage stellen, ob Sie zugeben, dass die Mittel, um weitere Krankenhausschließungen künftig zu verhindern, da sind. <text:s/>24 Milliarden Euro gibt die Bundesregierung für die Ukraine aus, 10 Milliarden Euro für den Klimaschutz in Indien, das bekanntlich nicht in Deutschland liegt, sondern ganz woanders, <text:s/>30 Milliarden Euro für Massenmigration, worüber die Kommunen schon die Hände über dem Kopf zusammenschlagen, 43,8 Milliarden Euro für das Bürgergeld, das neu eingeführt wurde, 25 Milliarden Euro für die EU, wo wir Nettozahler sind. Ich werde diese Liste aus Zeitgründen nicht fortsetzen. <text:s/>Hier ist allemal genug Geld vorhanden, um etwas für unsere kranken und armen Menschen zu tun. Stimmen Sie mit mir darüber überein, dass man hier mal rangehen müsste und was für die Krankenhäuser tun müsste und dass man Probleme wie Armut beseitigen könnte, wenn man endlich aufhören würde, Panzer und Munition zu liefern, und stattdessen was für die Bevölkerung im eigenen Land tun würde? – Vielen Dank. <text:s/>Vielen Dank. – Vielleicht darf ich nur einmal darauf aufmerksam machen: Selbstverständlich gibt es das Recht, eine Zwischenfrage oder eine -bemerkung zu machen. Sie sollte sich bitte möglichst auf die Rede des Redners beziehen und bedeutet keine zusätzliche Redezeit. Ich möchte das nur noch einmal mitgeben, damit Sie das bedenken. Aber jetzt wird gerne beantwortet, wenn gewünscht. – Bitte schön. <text:s/>Herr Kollege Farle, was soll ich sagen? Die Präsidentin hat ja schon darauf hingewiesen. Auch aufgrund meiner knappen Redezeit: Ich weiß nicht, ob es den Menschen vor Ort hilft, wenn wir jetzt hier Debatten führen, was man wie hätte besser machen können. <text:s/>Uns als Unionsfraktion geht es darum, pragmatische, konstruktive Vorschläge zu machen, wie wir die Krankenhäuser, gerade in der Fläche, im ländlichen Raum, auch in Zukunft nachhaltig finanzieren können. Und dazu haben wir unseren Antrag auf Beschluss eines Vorschaltgesetzes hier ins Plenum eingebracht. Wir müssen für die Übergangsphase eine Brückenfinanzierung auf den Weg bringen. Wir brauchen insbesondere im Rahmen des Vorschaltgesetzes eine Prognose über den Finanzbedarf. Wir müssen Masseninsolvenzen verhindern. Und vor allen Dingen müssen wir auch die gestiegenen Kosten im Landesbasisfallwert abbilden. <text:s/>Herr Farle, für Ihre Frage bin ich teilweise der falsche Adressat. Sie müssten die Kolleginnen und Kollegen der Ampel fragen, wie Mittel verteilt werden. Ich kann nur für meine Fraktion sagen, dass wir in vielen Bereichen im Rahmen der Haushaltsberatungen sehr konstruktive Vorschläge gemacht haben. Wir gehen davon aus, dass diese in den Beratungen entsprechend berücksichtigt werden. Ihre anderen Fragen müssten in den jeweiligen Fachdebatten erörtert werden. <text:s/>Frau Präsidentin, ich habe ja noch etwas Redezeit. – Wir sind ein bisschen abgeschweift. Aber um wieder auf das Thema zu kommen: Es wäre ja im Grunde ganz einfach, unserem Vorschaltgesetz zuzustimmen. Wir werden jetzt genau schauen: Stimmen Sie diesem Vorschaltgesetz zu, oder geht es Ihnen ausschließlich um das vermeintliche Transparenzgesetz? Und wenn Sie sich dieses Transparenzgesetz – das ist ja semantisch sehr schön – mal genau anschauen, werden Sie feststellen, dass niemand sagt: Das ist super. – Das ist ein weiteres bürokratisches Monster, weitere Datenfriedhöfe werden geschaffen. Da Sie ja immer darauf verweisen, dass beispielsweise aus dem Krankenhausbereich keine Zahlen verfügbar seien, dass Krankenhäuser Zahlen zu Qualität und Quantität zurückhielten, <text:s/>und Sie, sehr geehrter Herr Minister, so tun, als gäbe es keine Transparenz: Das ist eine völlige Verdrehung der Tatsachen. Sie haben längst ein Qualitätsverzeichnis mit Zahlen der Deutschen Krankenhausgesellschaft. Es wird sogar vom Bundesgesundheitsministerium auf der Homepage gehostet. <text:s/>Kommen Sie bitte zum Schluss. <text:s/>Wer sich informieren will: gesund.bund.de. Dort kann man diese Zahlen abrufen. <text:s/>Stimmen Sie dem von uns vorgeschlagenen Vorschaltgesetzes zu, um Krankenhäusern neue Luft zum Atmen zu geben. Die Krankenhausreform kann ein Erfolg werden, dazu müssen aber auch die Kliniken am Netz gehalten werden. <text:s/>Herr Kollege, kommen Sie bitte zum Schluss! <text:s/>Wir können das Problem lösen. Stimmen Sie unserem Antrag zu, und dann kann die Reform noch ein Erfolg werden. <text:s/>Danke. <text:s/>Ich möchte nur noch mal sagen – ich weiß gar nicht, ob das vorhin eine ernsthafte Frage war –: Für die Beantwortung der Zwischenfragen wird Ihnen ja zusätzliche Redezeit gegeben. Sie wird nicht von Ihrer Redezeit abgezogen. Nur, dass es kein Missverständnis gibt. Dafür halte ich die Uhr an. <text:s/>Jetzt fahren wir aber fort. Dr. Janosch Dahmen spricht jetzt für Bündnis 90/Die Grünen.</text:p>
          </table:table-cell>
          <table:table-cell table:style-name="ce2" office:value-type="string" calcext:value-type="string">
            <text:p>-</text:p>
          </table:table-cell>
          <table:table-cell table:style-name="ce2" office:value-type="string" calcext:value-type="string">
            <text:p>Willkommene</text:p>
          </table:table-cell>
          <table:table-cell table:style-name="ce2" office:value-type="string" calcext:value-type="string">
            <text:p>Kostenintensive</text:p>
          </table:table-cell>
          <table:table-cell table:number-columns-repeated="1014"/>
        </table:table-row>
        <table:table-row table:style-name="ro1">
          <table:table-cell table:style-name="ce2" office:value-type="string" calcext:value-type="string">
            <text:p>178</text:p>
          </table:table-cell>
          <table:table-cell table:style-name="ce2" office:value-type="string" calcext:value-type="string">
            <text:p>27.06.2024</text:p>
          </table:table-cell>
          <table:table-cell table:style-name="ce2" office:value-type="string" calcext:value-type="string">
            <text:p>ID2017809300</text:p>
          </table:table-cell>
          <table:table-cell table:style-name="ce2" office:value-type="string" calcext:value-type="string">
            <text:p>Mario Czaja (CDU/CSU)</text:p>
          </table:table-cell>
          <table:table-cell table:style-name="ce2" office:value-type="string" calcext:value-type="string">
            <text:p>2024-10-26 13:19:46</text:p>
          </table:table-cell>
          <table:table-cell table:style-name="ce2" office:value-type="string" calcext:value-type="string">
            <text:p>0.20474155247211456</text:p>
          </table:table-cell>
          <table:table-cell table:style-name="ce2" office:value-type="string" calcext:value-type="string">
            <text:p>Sehr geehrter Herr Präsident! Meine Damen und Herren! Lieber Kollege Houben, wenn man sich nur noch über die Opposition hermachen kann, muss es in der Koalition wirklich wunderbar zugehen. <text:s/>Wenn Sie im Ausschuss über Monate nicht in der Lage sind, außer über EU-Verordnungen über Inhaltliches zu sprechen, weil alle Gemeinsamkeiten zwischen Ihnen aufgebraucht sind, dann sagen Sie doch ehrlich im Parlament, dass das die Realität ist, statt nach Kleinigkeiten zu suchen und zu sagen – Sie haben den Antrag im Ausschuss von Monat zu Monat immer wieder vertagt –, die Informationen sind aus dem September. Wichtiger wäre gewesen, darauf hinzuweisen, dass sich die Situation seit September nicht verbessert, sondern verschlechtert hat. Darauf hätten Sie hinweisen müssen. <text:s/>All die Reden, die Sie hier halten, halten doch einem Faktencheck überhaupt nicht stand. Da erklärt Herr Westphal, dass die Klimaschutzziele bei uns nicht eingehalten worden wären. Die Wahrheit ist: In der Zeit, in der wir Regierungsverantwortung hatten, sind die Klimaschutzziele Jahr für Jahr erfüllt worden, <text:s/>und sie werden nicht mehr erfüllt, seitdem die Ampel regiert. <text:s/>Bei den erneuerbaren Energien haben wir gerade eine Kostenexplosion von 9 Milliarden Euro erlebt, weil die geplanten Mittel nach einem halben Jahr nicht mehr reichen. Die TenneT-Übernahme, das einzige Thema, über das wir gestern im Ausschuss leise sprechen konnten, haben Sie gegen die Wand gefahren. Sie müssen doch deutlich sagen, dass Ihre Klimaschutzpolitik gescheitert ist. Die Grünen sollten sich lange, sehr lange nicht mehr Klimaschutzpartei nennen. Das sind sie mit dieser Regierung beileibe nicht. <text:s/>Der Hinweis – Herr Staatssekretär, ich kann es Ihnen nicht ersparen –, dass das Problem in Deutschland nur über Zuwanderung zu lösen ist, ist einfach nicht richtig. Deutschland hat ein Produktivitätsproblem. Es arbeiten so viele Menschen wie noch nie. Wir haben 7 Millionen sozialversicherungspflichtig Beschäftigte mehr als Anfang der 1990er-Jahre, aber bei gleicher Stundenzahl. Der Grund dafür ist, dass sich Leistung nicht mehr lohnt, weil Sie das Land lähmen. <text:s/>Sie sind für das Land im wahrsten Sinne des Wortes eine Narkosekoalition; das machen Sie mit diesem Land. Leistung muss sich wieder lohnen. Wir brauchen eine Agenda für die Fleißigen in diesem Land, und das ist der Gegenentwurf zu dieser Regierung. <text:s/>Sie, Herr Houben, sprechen über Bürokratieabbau. Da gehört das Lieferkettensorgfaltspflichtengesetz nun wirklich dazu. Nun hat Minister Habeck mal einen hellen Moment, einen hellen Moment im Beisein der Familienunternehmen. Und diesen hellen Moment nehmen Sie ihm nun auch noch. <text:s/>Herr Kollege Czaja, kommen Sie zum Schluss, bitte. <text:s/>Wir haben seinen Vorschlag eingebracht, das Lieferkettensorgfaltspflichtengesetz auszusetzen, die Bürokratie zu reduzieren. <text:s/>Herr Kollege Czaja, kommen Sie bitte zum Schluss. <text:s/>Nein, Sie fügen das nächste Problem hinzu. Es wäre richtig gewesen, unserem Antrag an dieser Stelle zuzustimmen. Das wäre anständige Wirtschaftspolitik gewesen. Sie aber fallen nur über die Vorschläge her, Herr Kollege.</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99</text:p>
          </table:table-cell>
          <table:table-cell table:style-name="ce2" office:value-type="string" calcext:value-type="string">
            <text:p>26.04.2023</text:p>
          </table:table-cell>
          <table:table-cell table:style-name="ce2" office:value-type="string" calcext:value-type="string">
            <text:p>ID209913500</text:p>
          </table:table-cell>
          <table:table-cell table:style-name="ce2" office:value-type="string" calcext:value-type="string">
            <text:p>Clara Bünger (DIE LINKE)</text:p>
          </table:table-cell>
          <table:table-cell table:style-name="ce2" office:value-type="string" calcext:value-type="string">
            <text:p>2024-10-26 11:05:42</text:p>
          </table:table-cell>
          <table:table-cell table:style-name="ce2" office:value-type="string" calcext:value-type="string">
            <text:p>0.21021752059459686</text:p>
          </table:table-cell>
          <table:table-cell table:style-name="ce2" office:value-type="string" calcext:value-type="string">
            <text:p>Sehr geehrte Präsidentin! Liebe Kolleginnen und Kollegen der demokratischen Fraktionen! Ehrlich gesagt bin ich es leid, dass wir uns jede Woche mit den menschenfeindlichen Forderungen der AfD zur Flüchtlingspolitik beschäftigen müssen. <text:s/>Denn auch wenn Sie einen 11-Punkte-Plan oder einen 20-Punkte-Plan machen, bleibt er mit den Forderungen eins: menschenverachtend und rassistisch. <text:s/>Statt auf Ihre rechte Hetze einzugehen, möchte ich festhalten, wozu die verheerenden politischen Vorstellungen der AfD führen, nämlich zu Zehntausenden Toten. Die NGO UNITED mit ihrer „List of Refugee Deaths“ führt seit über 30 Jahren Listen über Menschen, die auf der Flucht verstorben sind. Vielen Dank für diese wichtige Arbeit! <text:s/>Wenn wir nur noch über Zahlen sprechen, reden wir nicht mehr über die Schicksale der Menschen, die hinter diesen Zahlen stehen. Daher möchte ich meine Redezeit nutzen und an Menschen, die durch die Abschottungspolitik der EU gestorben sind, erinnern. <text:s/>Am 26. Februar dieses Jahres starb Shahida Raza beim Bootsunglück von Crotone. Sie war Hockeyspielerin in der pakistanischen Nationalmannschaft und wollte medizinische Hilfe für ihr dreijähriges Kind organisieren, das eine schwere Behinderung hat. Shahida wurde 27 Jahre alt. <text:s/>Am 6. Januar starb Sara, ein anderthalb Jahre altes Kind aus der Elfenbeinküste. Sie ertrank, nachdem das kleine Boot von nur 7 Metern Länge vor Lampedusa kenterte. <text:s/>Am 21. Dezember letzten Jahres starb Jaber Awad al-Schawabra aus Syrien. Seine Leiche wurde auf der belorussischen Seite der Grenze zu Polen gefunden. Zuvor war er von polnischen Grenzschutzbeamten bei minus 12 Grad gepushbackt worden. Er wurde 66 Jahre alt. <text:s/>Am gleichen Tag starb Zainab. Sie war neun Monate alt und entglitt den Armen ihrer Mutter, als ihr Boot auf dem Weg aus der Türkei nach Griechenland kenterte. Ihre Leiche wurde zwölf Tage später an der Küste von Lesbos gefunden. <text:s/>Am 9. Dezember 2022 starb Mostafa Aboulela aus Ägypten, zwei Tage nach seiner Ankunft in Italien. Er ist erfroren, als er in Bozen unter einer Brücke schlafen musste, weil alle Nothilfeeinrichtungen besetzt waren. Er wurde 22 Jahre alt. <text:s/>Am 25. Oktober 2022 ertrank Siddig Musa Hamid Eisa aus dem Sudan. Seine Leiche wurde in einem Fluss an der polnisch-belarussischen Grenze gefunden. Die Leiche wurde angespült. Er wurde 21 Jahre alt. <text:s/>Kollegin Bünger, ich habe die Uhr angehalten. Gestatten Sie eine Frage oder Bemerkung aus der Unionsfraktion? <text:s/>Nein, danke. Ich finde das auch etwas pietätlos an dieser Stelle. <text:s/>Das Wort hat die Kollegin Clara Bünger für die Fraktion Die Linke. <text:s/>Ich bin erschüttert an dieser Stelle, während ich über tote Menschen spreche, wie Sie das für Ihre politischen Zwecke instrumentalisieren. <text:s/>Ich möchte an dieser Stelle dieser und aller weiteren Todesopfer des Grenzregimes gedenken und ihren Angehörigen und Hinterbliebenen mein Mitgefühl aussprechen. <text:s/>SPD, FDP und Grüne, lassen Sie sich nicht von diesen rechten Hetzern treiben! <text:s/>Ändern Sie den Kurs Ihrer derzeitigen Asylpolitik, und setzen Sie Ihre Ankündigungen aus dem Koalitionsvertrag um! Menschenrechte gelten für alle Menschen, weltweit und insbesondere an den Außengrenzen. Wir müssen sie aber auch durchsetzen. <text:s/>Vielen Dank.</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Willkommene</text:p>
          </table:table-cell>
          <table:table-cell table:number-columns-repeated="1014"/>
        </table:table-row>
        <table:table-row table:style-name="ro1">
          <table:table-cell table:style-name="ce2" office:value-type="string" calcext:value-type="string">
            <text:p>65</text:p>
          </table:table-cell>
          <table:table-cell table:style-name="ce2" office:value-type="string" calcext:value-type="string">
            <text:p>09.11.2022</text:p>
          </table:table-cell>
          <table:table-cell table:style-name="ce2" office:value-type="string" calcext:value-type="string">
            <text:p>ID206506800</text:p>
          </table:table-cell>
          <table:table-cell table:style-name="ce2" office:value-type="string" calcext:value-type="string">
            <text:p>Nancy Faeser, Bundesministerin des Innern und für Heimat</text:p>
          </table:table-cell>
          <table:table-cell table:style-name="ce2" office:value-type="string" calcext:value-type="string">
            <text:p>2024-10-26 10:31:05</text:p>
          </table:table-cell>
          <table:table-cell table:style-name="ce2" office:value-type="string" calcext:value-type="string">
            <text:p>0.2214011400938034</text:p>
          </table:table-cell>
          <table:table-cell table:style-name="ce2" office:value-type="string" calcext:value-type="string">
            <text:p>Frau Präsidentin! Meine Damen und Herren! Sehr geehrter Herr Dainow, sehr geehrter Herr Botschafter, schön, dass Sie heute dieser Debatte hier folgen. Heute vor 84 Jahren setzten staatlich organisierte Schlägertrupps jüdische Gotteshäuser und Geschäfte in Brand. Tausende von Jüdinnen und Juden wurden aus ihren Wohnungen gezerrt, öffentlich gequält und gedemütigt, verhaftet, getötet. Es war der Beginn des größten Massen- und Völkermords in unserer Geschichte. <text:s/>Diese barbarischen Taten fanden in ganz Deutschland für alle sichtbar statt, unter dem Gejohle von Anwohnern und Nachbarn. Es gab, bis auf Einzelfälle, keine Gegenwehr oder Unterstützung für die jüdischen Nachbarn. Sie waren der Gewalt schutzlos ausgeliefert. Familien, die über Generationen geschätzte und verdiente Bürgerinnen und Bürger waren, wurden ausgestoßen, misshandelt, ermordet. Die Nacht des 9. November 1938, meine Damen und Herren, bleibt für immer eine Nacht der Schande für unser Land. <text:s/>Sie war der Beginn des größten Zivilisationsbruchs. Die Erinnerung daran darf niemals verblassen. Sie ist der Auftrag, dass sich so etwas niemals wiederholen darf. Sie mahnt uns, dass wir Antisemitismus immer und mit aller Kraft überall entgegentreten müssen. <text:s/>Der Antisemitismus ist aber weder 1945 verschwunden, noch ist er, wie manche behaupten, erst durch Zuwanderung wieder hierhergekommen. Nein, er war immer da, und zwar nicht nur an den Rändern, sondern leider auch mitten in unserer Gesellschaft. Das zeigen uns Studien und Erhebungen immer wieder sehr klar. <text:s/>Seit Jahren verzeichnen wir einen kontinuierlichen Anstieg antisemitischer Straftaten. Oft sind es sogenannte Volksverhetzungsdelikte. Aber dass aus Worten Taten folgen können, hat uns der furchtbare Anschlag auf die Synagoge in Halle sehr bitter vor Augen geführt. Ich will persönlich hinzufügen: Ich schäme mich dafür, dass in diesem Land jüdische Kindertagesstätten und Schulen noch immer polizeilich bewacht werden müssen. Wir müssen alles dafür tun, dass das nicht mehr nötig ist, meine Damen und Herren. <text:s/>Der antisemitische Verschwörungswahn hat während der Coronapandemie leider Zulauf bekommen, und antisemitische Stereotype tauchen auch in vermeintlich aufgeklärten Milieus immer wieder auf. Das konnten wir gerade erst auf der Documenta in Kassel schmerzvoll beobachten. <text:s/>Klar ist: Antisemitismus bedroht nicht allein Juden, er bedroht uns alle. Dieser Satz kann schnell wie eine Plattitüde wirken, aber er bringt es auf den Punkt; denn der Antisemitismus ist ein Feind aller Jüdinnen und Juden und zugleich der Feind aller Demokratinnen und Demokraten in unserem Land. <text:s/>Die Bekämpfung von Antisemitismus muss uns allen ein Anliegen sein; denn Antisemitismus ist niemals harmlos, egal ob er aus dem rechtsextremen, dem linksextremen oder dem islamistischen Milieu stammt, egal ob er an einem Stammtisch oder in einer Moschee verbreitet wird oder ob es sich um israelfeindlichen Antisemitismus handelt. Hier möchte ich, weil er 50 Jahre her ist, an den furchtbaren Anschlag bei den Olympischen Spielen 1972 erinnern, dessen wir dieses Jahr gedacht haben. Ich denke, dass es ganz wichtig ist, auch dieses herausragend schlimme Ereignis für Jüdinnen und Juden an einem solchen Tag in Erinnerung zu rufen. <text:s/>Wir werden deshalb, meine Damen und Herren, nicht müde, jede Form von Antisemitismus entschlossen zu bekämpfen. Dabei gehören an erster Stelle die politische Bildung, die Präventionsarbeit, die von klein auf passieren muss, und das entschlossene Handeln unserer Sicherheitsbehörden eng verzahnt zusammen. Alle diese drei Maßnahmen müssen immer ineinandergreifen, und das ist auch der Kern unseres Aktionsplans gegen Rechtsextremismus. Zusätzlich erarbeiten wir gerade die erste nationale Strategie zur Bekämpfung von Antisemitismus und für den Schutz jüdischen Lebens in Deutschland. Diese Strategie wird ein Werkzeug sein, um Antisemitismus noch besser und zielgerichteter zu bekämpfen. <text:s/>Glücklicherweise gibt es in Deutschland eine starke und lebendige Zivilgesellschaft, die mit Engagement und Beharrlichkeit die Arbeit gegen Antisemitismus unterstützt. All den engagierten Menschen gilt dafür mein ausdrücklicher Dank; denn sie leisten wirklich Hervorragendes in der Bekämpfung dieses furchtbaren, judenfeindlichen Handelns und von Hass und Hetze. Diese Menschen, von denen viele das in ihrer Freizeit tun, aber auch die NGOs, die da engagiert sind, brauchen dafür eine verlässliche Unterstützung und Finanzierung des Staates. Deshalb werden wir noch dieses Jahr das Demokratiefördergesetz auf den Weg bringen, meine Damen und Herren. <text:s/>Heute geht es zuallererst darum, dass wir der Millionen Opfer gedenken und uns ihrer erinnern. Und doch hört man immer wieder, das sei doch gar nicht mehr nötig. Bei einem Drittel der Bevölkerung hören wir das in Umfragen. Das erschüttert mich sehr, und es muss uns wachrütteln, dass wir etwas für das aktive Erinnern tun müssen. Wer so argumentiert, meine Damen und Herren, hat den Sinn und Zweck von Erinnern nämlich nicht verstanden. Es geht darum – so hat es Josef Schuster, der Präsident des Zentralrats der Juden, gesagt –, „dass auch die nachfolgenden Generationen lernen, wozu Menschen fähig sind. Sie sollen verstehen, warum in unserem Staat die Achtung der Menschenwürde und der Schutz von Minderheiten so wichtig genommen werden“. Meine Damen und Herren, das darf ich auch sagen: Wer in diesem Zusammenhang von einem „Vogelschiss“ oder einer „Auschwitz-Keule“ spricht, verhöhnt die Opfer der Shoah. Das werden wir in diesem Land nicht zulassen. <text:s/>Wir werden nie vergessen, und wir werden alles tun, damit so etwas, was sich in diesem Land so furchtbar durch Menschen ereignet hat, durch Menschen, die das bewusst getan haben, nie wieder in unserem Land passieren kann. Dazu gehört aktives Handeln des Rechtsstaates, aber auch eine herausragende Erinnerungskultur. <text:s/>Vielen Dank für Ihre Aufmerksamkeit. <text:s/>Vielen Dank, Frau Ministerin. – Nächster Redner ist der Kollege Michael Breilmann, CDU/CSU-Fraktion.</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60</text:p>
          </table:table-cell>
          <table:table-cell table:style-name="ce2" office:value-type="string" calcext:value-type="string">
            <text:p>13.10.2022</text:p>
          </table:table-cell>
          <table:table-cell table:style-name="ce2" office:value-type="string" calcext:value-type="string">
            <text:p>ID206011200</text:p>
          </table:table-cell>
          <table:table-cell table:style-name="ce2" office:value-type="string" calcext:value-type="string">
            <text:p>Marcel Emmerich (BÜNDNIS 90/DIE GRÜNEN)</text:p>
          </table:table-cell>
          <table:table-cell table:style-name="ce2" office:value-type="string" calcext:value-type="string">
            <text:p>2024-10-26 10:26:39</text:p>
          </table:table-cell>
          <table:table-cell table:style-name="ce2" office:value-type="string" calcext:value-type="string">
            <text:p>0.2082740217447281</text:p>
          </table:table-cell>
          <table:table-cell table:style-name="ce2" office:value-type="string" calcext:value-type="string">
            <text:p>Sehr geehrte Frau Präsidentin! Liebe Kolleginnen und Kollegen! Meine Damen und Herren! Die Situation an den deutschen Flughäfen war diesen Sommer zweifellos desaströs. Für viele Menschen hatte der Urlaub dadurch nichts mit Erholung und Entspannung zu tun, sondern endete bei An- und Abreise oft im Chaos. Meine Schwägerin wappnete sich deswegen und ging extra acht Stunden vor Abflugzeit zum Flughafen, um möglichen Chaossituationen auszuweichen. <text:s/>Wir müssen den Blick auf die nächste Sommersaison richten. Wir müssen da Abhilfe schaffen und Vorsorge treffen; das ist jetzt ganz entscheidend. <text:s/>Ich kann es der Union an dieser Stelle mal wieder nicht ersparen, darauf hinzuweisen, wer denn die letzten 16 Jahre in diesem Land die Verantwortung in der Regierung getragen hat. <text:s/>Ich weiß, das passt Ihnen nicht; aber diesen Fakt kann man an dieser Stelle einfach mal wieder nicht unerwähnt lassen; das muss man herausstreichen. <text:s/>Es liegen nun verschiedene Vorschläge auf dem Tisch. Es gibt ja auch konstruktive Vorschläge in Ihrem Antrag, will ich sagen. Es gibt das bayerische Modell, das Konzept „Neue Welt“ oder die GdP-Vorschläge zur Neuordnung der Organisation der Luftsicherheitsaufgaben, und das alles schauen wir uns jetzt sehr intensiv an und prüfen Stärken und Schwächen der einzelnen Modelle. <text:s/>Man kann schon sehen: Es wird auf die Schnelle nicht möglich sein, die Kontrollen an den Flughäfen ganz in staatliche Hände zu legen, wie das in Bayern der Fall ist, auch wenn in meinen Augen prinzipiell einiges dafür spräche. Die privaten Sicherheitsdienste werden auf absehbare Zeit weiterhin eine sehr zentrale Rolle übernehmen. Und – das ist vollkommen klar – da darf es unter keinen Umständen Rabatt bei der Sicherheit geben. Deswegen finden wir es auch ganz grundsätzlich wichtig und haben das im Koalitionsvertrag vereinbart, dass die privaten Sicherheitsdienste mit verbindlichen Standards in einem eigenen Gesetz reguliert werden. Das ist wirklich lange überfällig. <text:s/>Natürlich kann man den Personalmangel an deutschen Flughäfen auch nicht losgelöst lassen von der allgemeinen Fach- und Arbeitskräftesituation in Deutschland. Man wird sicherlich auch hier an einigen Stellschrauben drehen können und müssen, um sowohl die Abfertigung selbst als auch den Einsatz von Personal schneller und effektiver zu gestalten. Hier sollte man durchaus zusammen mit den Ländern schauen, was möglich ist, ohne die Sicherheit zu gefährden. <text:s/>Ein entscheidender Faktor ist natürlich, qualifiziertes Personal zu finden. 7 000 Beschäftigte fehlen an deutschen Flughäfen. Da möchte ich Sie, Herr de Vries, ansprechen: Sie haben ja selber gesagt, dass es den allgemeinen Arbeitskräftemangel in diesem Land gibt. Und wenn man sich Ihren Antrag anschaut, dann sieht man, dass eine entscheidende Forderung fehlt, nämlich ein modernes Einwanderungsrecht, mit dem wir hier Abhilfe schaffen können, mit dem wir dafür sorgen können, geeignete Fach- und Arbeitskräfte auch für die Luftsicherheitsbranche zu finden bzw. auszubilden. <text:s/>Das ist etwas, was wir auf den Weg bringen werden. Da sorgen wir für ein modernes Deutschland und sorgen an dieser Stelle auch dafür, dass wir in der Luftfahrtbranche vorankommen. <text:s/>Vielen Dank. <text:s/>Für die Fraktion Die Linke hat das Wort Thomas Lutze.</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113</text:p>
          </table:table-cell>
          <table:table-cell table:style-name="ce2" office:value-type="string" calcext:value-type="string">
            <text:p>23.06.2023</text:p>
          </table:table-cell>
          <table:table-cell table:style-name="ce2" office:value-type="string" calcext:value-type="string">
            <text:p>ID2011301500</text:p>
          </table:table-cell>
          <table:table-cell table:style-name="ce2" office:value-type="string" calcext:value-type="string">
            <text:p>Nadine Schön (CDU/CSU)</text:p>
          </table:table-cell>
          <table:table-cell table:style-name="ce2" office:value-type="string" calcext:value-type="string">
            <text:p>2024-10-26 11:28:19</text:p>
          </table:table-cell>
          <table:table-cell table:style-name="ce2" office:value-type="string" calcext:value-type="string">
            <text:p>0.27326592803001404</text:p>
          </table:table-cell>
          <table:table-cell table:style-name="ce2" office:value-type="string" calcext:value-type="string">
            <text:p>Sehr geehrte Frau Präsidentin! Liebe Kolleginnen und Kollegen! Meine Heimatgemeinde im Norden des Saarlands ist sehr ländlich. Der Elektriker muss Aufträge ablehnen, weil ihm Fachkräfte fehlen. <text:s/>Im Seniorenheim wartet man monatelang auf die neuen Kollegen aus Ghana und Indien. Das Technologieunternehmen will seit Wochen das Visum seines Entwicklers verlängern, bekommt aber keinen Termin bei der Ausländerbehörde. Ob Stadt, ob Land, ob Handwerk, Pflege oder Hochtechnologie: Ohne gute Fachkräfte aus dem Ausland geht nichts mehr. Und deshalb, Herr Kleinwächter, starker Widerspruch: Wir sind ein Einwanderungsland, und wir brauchen auch Fachkräfte aus dem Ausland. <text:s/>Liebe Kolleginnen und Kollegen der Ampel, Sie versuchen heute, den Eindruck zu erwecken, dass mit Ihrer Politik und speziell mit diesem Gesetz das Problem gelöst wird. Und ich sage Ihnen: Das wird es nicht. <text:s/>Mit Ihrer Politik sorgen Sie zwar dafür, dass viele Menschen in unser Land kommen, im letzten Jahr über 1,3 Millionen Menschen. Aber die wenigsten davon sind Fachkräfte. Es sind viele Flüchtlinge, denen wir helfen wollen. <text:s/>Es kommen aber auch viele Menschen in unser Land, die nicht die nötigen Qualifikationen mitbringen, um für unseren Arbeitsmarkt zur Verfügung zu stehen. Was wir doch brauchen, sind gut qualifizierte Fachkräfte, die in den Pflegeheimen, in den Unternehmen, in den Betrieben arbeiten können. <text:s/>Mit diesem Gesetz lösen Sie dieses Problem eben nicht. Denn in der Anhörung und bei jedem Gespräch vor Ort hören wir doch immer wieder: Das Problem sind die komplexen Prozesse, die langwierigen Verfahren, die total überlasteten Behörden, gerade auch die intransparenten und sehr langen Visaverfahren. Das ist der Kern des Problems, und das lösen Sie mit diesem Gesetz nicht. <text:s/>Deshalb fordern wir in unserem Entschließungsantrag: Entrümpeln Sie diese Verfahren; bauen Sie das Ganze neu auf. Schaffen Sie eine neue Agentur – wir nennen sie die Work-and-Stay-Agentur –, die digitale Prozesse aufbaut, das Behördenwirrwarr entschlackt und mit schlanken und konsequenten Verfahren dafür sorgt, dass den Menschen, die bei uns arbeiten wollen und die nötige Qualifikation haben, und den Unternehmen, die diese Menschen hier anstellen wollen, schnell und problemlos geholfen wird. Das packen Sie mit diesem Gesetz nicht an. Die Kollegen haben es schon gesagt: Die Probleme werden verschärft und nicht gelöst. <text:s/>Frau Schön, gestatten Sie eine Zwischenfrage oder ‑bemerkung des Abgeordneten Hubertus Heil? <text:s/>Gerne. <text:s/>Nein, Herr Kollege, ich missbrauche gar nichts. Ich bin genau wie Sie Abgeordneter des Deutschen Bundestages. <text:s/>Liebe Frau Schön, Sie wissen: Ich schätze Sie sehr. Wir haben in der vorangegangenen Regierung zusammengearbeitet. <text:s/>Und ich weiß – das ist ja ganz klar –, dass wir beide beim Einwanderungsrecht, das ich damals mit Herrn Seehofer verhandelt habe, wahrscheinlich sogar noch ein Stück weiter gekommen wären, gerade was den Abbau von bürokratischen Hürden betrifft und auch was die Zusammenführung der Administration anbelangt. Denn Sie haben vollkommen recht: Das modernste Einwanderungsrecht allein reicht nicht, wenn man nicht dafür sorgt, dass wir bei der Berufsanerkennung besser werden. <text:s/>Das und auch die Visaerteilung erleichtern wir mit diesem Gesetz. All das machen wir als Koalition; darauf können Sie sich verlassen. <text:s/>Für eines – das will ich Ihnen einfach mal sagen – bin ich Ihnen dankbar: Sie sprechen hier nicht von Minderqualifizierten, im Gegensatz zu Ihrem Kollegen. Das ist richtig, weil beruflich qualifizierte Menschen aus anderen Ländern keine Minderqualifizierten sind, sondern Fachkräfte, die wir in Deutschland brauchen. <text:s/>Ich wollte Ihnen einfach nur als Zwischenbemerkung sagen – denn ich muss ja keine Frage stellen –: <text:s/>Ich danke Ihnen für Ihre Einstellung. Sie unterscheidet sich wohltuend von anderen Kollegen in Ihrer Fraktion. Bitte setzen Sie sich mal durch in der Union. Wir brauchen mehr Laschet und weniger Söder. <text:s/>Auch wenn es keine Frage ist, habe ich, glaube ich, Frau Präsidentin, die Möglichkeit, zu antworten. – Herr Minister, ich denke, wir sind uns einig, dass wir Menschen aus dem Ausland brauchen. Es gibt aber verschiedene Qualifikationsniveaus. Was wir brauchen, sind Menschen, die gut qualifiziert sind, die deutsche Sprache sprechen oder in der Lage sind, hier in unserem Land entsprechend so geschult zu werden, dass sie für unseren Arbeitsmarkt zur Verfügung stehen. Was wir aber nicht brauchen, sind viele Menschen, die in unser Land kommen und im Zweifel in unserem Sozialsystem landen. <text:s/>Denn heute ist es schon so, dass wir zu wenig Wohnraum haben, dass die Schulen und Kindergärten überlastet sind, dass die Behörden – – <text:s/>Herr Heil, stehen Sie bitte noch mal auf. Die Kollegin war noch nicht fertig mit der Antwort. <text:s/>Ich wiederhole den Satz: Schon heute ist es so, dass wir zu wenig Wohnraum haben, zu wenige Kindergärten und Schulen, dass die Behörden überlastet sind. Deshalb muss es darum gehen, effizient zu sein. Wir dürfen den Flaschenhals nicht weiter verengen und müssen es schaffen, dass die Gutqualifizierten in unser Land kommen, diejenigen, die von unseren Unternehmen und Pflegeeinrichtungen gebraucht werden. Wir müssen für schlanke und funktionsfähige Verfahren sorgen. Es hilft uns nichts, mit diesem neuen Gesetz noch mehr Menschen in unser Land zu holen, die die Probleme nicht wirklich lösen. <text:s/>Das wird nicht dazu führen, dass wir ein funktionsfähiges Land haben. Genau das kritisieren wir an Ihrem Gesetz. <text:s/>Sehr geehrte Kolleginnen und Kollegen, ich würde gern in der verbleibenden Redezeit als Bildungs- und Forschungspolitikerin den Fokus auf diejenigen richten, die in unser Land gekommen sind, um hier eine Ausbildung oder ein Studium zu machen. Auch sie haben wir in unserem Entschließungsantrag, den ich Ihnen zur Annahme empfehle, noch mal fokussiert. Wir müssen für diese Menschen auch nach einem Studienplatzwechsel bzw. nach Beendigung ihres Studiums Wege in die qualifizierte Beschäftigung ebnen. Auch das gibt das Gesetz nicht her. <text:s/>Deshalb empfehle ich Ihnen die Annahme unseres Entschließungsantrags und die Ablehnung dieses Gesetzes. Es wird an den entscheidenden Stellen keine Verbesserungen bringen. Im Gegenteil: Es werden Sachen verschlimmert. Deshalb können wir Ihrem Gesetz nicht zustimmen. <text:s/>Nächster Redner: für die SPD-Fraktion Sebastian Hartmann.</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104</text:p>
          </table:table-cell>
          <table:table-cell table:style-name="ce2" office:value-type="string" calcext:value-type="string">
            <text:p>12.05.2023</text:p>
          </table:table-cell>
          <table:table-cell table:style-name="ce2" office:value-type="string" calcext:value-type="string">
            <text:p>ID2010406200</text:p>
          </table:table-cell>
          <table:table-cell table:style-name="ce2" office:value-type="string" calcext:value-type="string">
            <text:p>Sebastian Münzenmaier (AfD)</text:p>
          </table:table-cell>
          <table:table-cell table:style-name="ce2" office:value-type="string" calcext:value-type="string">
            <text:p>2024-10-26 11:15:11</text:p>
          </table:table-cell>
          <table:table-cell table:style-name="ce2" office:value-type="string" calcext:value-type="string">
            <text:p>0.2105068564414978</text:p>
          </table:table-cell>
          <table:table-cell table:style-name="ce2" office:value-type="string" calcext:value-type="string">
            <text:p>Sehr geehrte Frau Präsidentin! Meine Damen und Herren! Wenn die Bürger in Deutschland wegen hoher Preise und irrer Heizungspläne schon nichts zu <text:s/>feiern haben, dann feiert sich die Ampel im vorliegenden Antrag zur Städtebauförderung wenigstens selbst. <text:s/>Ja, Städtebauförderung ist im Kern ein sinnvolles Instrument. Wir als AfD-Fraktion setzen uns selbstverständlich dafür ein, dass unsere Städte und <text:s/>Dörfer wieder schöner und lebenswerter werden. Ihr Lobhudeleiantrag zeigt aber wieder einmal Ihre fatale Schwerpunktsetzung, und er verschweigt wieder einmal <text:s/>unangenehme Wahrheiten. <text:s/>Wenn Ihnen Städtebauförderung wirklich so wichtig ist, wie Sie behaupten und auch in dieser Debatte immer wieder von sich geben, dann stellt sich mir <text:s/>die Frage: Wieso hat denn der Bund seit 1971, also seit mehr als 50 Jahren, insgesamt nur 21,6 Milliarden Euro für dieses wichtige Thema ausgegeben, während <text:s/>beispielsweise die Kosten für Flüchtlinge beim Bund allein in diesem Jahr schon bei 27 Milliarden Euro liegen? <text:s/>Das passt ins Bild und zeigt wieder einmal, wo Ihre politischen Schwerpunkte liegen, meine Damen und Herren. <text:s/>Dabei wäre eigentlich beim Zustand unserer Kommunen eine gezielte, sinnvolle und rationale Städtebauförderung absolut vonnöten. <text:s/>Viele moderne Städte sind inzwischen schlicht und ergreifend hässlich, und die einzigen optischen Highlights sind alte Bauwerke, die den Krieg <text:s/>überstanden haben. Grün-linke Leitbilder von Städtebauförderung sind meistens geschichts- und kulturvergessen. Es entstehen modernistische und völlig <text:s/>austauschbare Stadtbilder, <text:s/>die zwar einigen Eliten und Architekten gefallen mögen, den meisten Bürgern aber nur ein Kopfschütteln abringen. <text:s/>Weite Teile unserer Bevölkerung freuen sich stattdessen über traditionelle Architektur. Die Restaurierung der Frauenkirche Dresden, des Französischen <text:s/>Doms in Berlin oder der Frankfurter Altstadt zeigen uns, wie identitätsstiftend, kulturell wertvoll und schön unsere Städte sein könnten. <text:s/>Alternative Städtebauförderung setzt grundsätzlich ganzheitlich an und berücksichtigt eben nicht nur die baulichen Aspekte einer Stadt, über die Sie <text:s/>gesprochen haben, sondern auch, wie attraktiv ein Wohn- und Lebensraum denn tatsächlich ist. Und hier herrscht akuter Handlungsbedarf. <text:s/>Wenn wir Sie so weitermachen lassen, dann sehen die deutschen Innenstädte der Zukunft so aus – stellen wir es uns mal gemeinsam vor –: Vor einer <text:s/>Flüchtlingsunterkunft lungern jugendliche Migranten zu den Klängen arabischer Musik herum, <text:s/>während der selten frequentierte Handyladen zwischen zwei leerstehenden Restaurants munter sein Geld wäscht. Aus der ehemaligen Eckkneipe wurde die <text:s/>Shishabar „Bagdad“. <text:s/>Und im Stadtpark streiten gerade zwei Großfamilien mit Macheten darüber, wem denn das größere Stück des auf offenem Feuer gegrillten Lamms zusteht. In <text:s/>U-Bahnen gibt es abends mittlerweile mehr Messer als Fahrscheine, <text:s/>und mittlerweile sind selbst Grundschulkinder nicht mehr sicher und werden, wie jüngst in Berlin-Neukölln, beim Spielen einfach abgestochen. <text:s/>Diese grüne Dystopie ist leider in der einen oder anderen deutschen Stadt bereits Realität geworden, meine Damen und Herren. Und wer von attraktiven <text:s/>Wohn- und Lebensräumen spricht, darf über Remigration nicht schweigen. <text:s/>Fassen wir also zusammen: Mit Ihrer Politik schaffen Sie gerade kein attraktives Lebensumfeld, sondern Sie setzen Ihre Politik der Freiluftfavelas <text:s/>fort. <text:s/>Statt Almosen für notleidende Kommunen brauchen wir einen grundlegenden Wandel in unseren Städten. Wir setzen uns ein für eine Städtebauförderung, die <text:s/>lokale Identität, Tradition, Kultur und Geschichte widerspiegelt. <text:s/>Wir setzen uns ein für Städte, in denen Ordnung, Sauberkeit und Sicherheit herrschen <text:s/>und wo sich Einheimische zwischen Gastronomie, Wohnraum und Einkaufsmöglichkeiten wohlfühlen. <text:s/>Und wir setzen uns dafür ein – da können Sie schreien, soviel Sie wollen, Frau Strack-Zimmermann; <text:s/>ich bin ja froh, wenn Sie nächstes Jahr im Europaparlament landen und weg sind –, dass man beim Durchqueren unserer Innenstädte auch noch merkt, dass <text:s/>man in Deutschland ist, auch wenn Sie damit nichts anfangen können. <text:s/>Ich danke Ihnen für Ihre Aufmerksamkeit. <text:s/>Das Wort erhält Rainer Semet für die FDP-Fraktion.</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Kriminelle</text:p>
          </table:table-cell>
          <table:table-cell table:number-columns-repeated="1014"/>
        </table:table-row>
        <table:table-row table:style-name="ro1">
          <table:table-cell table:style-name="ce2" office:value-type="string" calcext:value-type="string">
            <text:p>121</text:p>
          </table:table-cell>
          <table:table-cell table:style-name="ce2" office:value-type="string" calcext:value-type="string">
            <text:p>20.09.2023</text:p>
          </table:table-cell>
          <table:table-cell table:style-name="ce2" office:value-type="string" calcext:value-type="string">
            <text:p>ID2012110500</text:p>
          </table:table-cell>
          <table:table-cell table:style-name="ce2" office:value-type="string" calcext:value-type="string">
            <text:p>Misbah Khan (BÜNDNIS 90/DIE GRÜNEN)</text:p>
          </table:table-cell>
          <table:table-cell table:style-name="ce2" office:value-type="string" calcext:value-type="string">
            <text:p>2024-10-26 11:40:13</text:p>
          </table:table-cell>
          <table:table-cell table:style-name="ce2" office:value-type="string" calcext:value-type="string">
            <text:p>0.3074195384979248</text:p>
          </table:table-cell>
          <table:table-cell table:style-name="ce2" office:value-type="string" calcext:value-type="string">
            <text:p>Vielen Dank, Frau Präsidentin. – Meine Frage geht an die Bundesinnenministerin. Liebe Frau Faeser, wir haben im Sommer gemeinsam das neue Fachkräfteeinwanderungsgesetz beschlossen. Wir wissen: Wir brauchen Migration. Wir sind zwingend davon abhängig: für unsere Wirtschaft, für unser Sozialsystem und auch für die Gewährleistung unserer Daseinsversorgung in der Zukunft. Und wir wissen: Gerade für die Attraktivität von Deutschland ist die Art und Weise, wie diese Menschen ankommen, die hier leben und arbeiten wollen, ganz zentral. Gerade bei den ersten Schritten ist die Rolle der Migrationsberatung eine ganz besondere und tragende. <text:s/>Ich wüsste gerne von Ihnen: Wie sehen Sie die Rolle der Migrationsberatung gerade in der Situation, in der wir deutlich ein Einwanderungsland sein wollen und können?</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12</text:p>
          </table:table-cell>
          <table:table-cell table:style-name="ce2" office:value-type="string" calcext:value-type="string">
            <text:p>14.01.2022</text:p>
          </table:table-cell>
          <table:table-cell table:style-name="ce2" office:value-type="string" calcext:value-type="string">
            <text:p>ID201205100</text:p>
          </table:table-cell>
          <table:table-cell table:style-name="ce2" office:value-type="string" calcext:value-type="string">
            <text:p>Markus Frohnmaier (AfD)</text:p>
          </table:table-cell>
          <table:table-cell table:style-name="ce2" office:value-type="string" calcext:value-type="string">
            <text:p>2024-10-26 09:45:45</text:p>
          </table:table-cell>
          <table:table-cell table:style-name="ce2" office:value-type="string" calcext:value-type="string">
            <text:p>0.22443225979804993</text:p>
          </table:table-cell>
          <table:table-cell table:style-name="ce2" office:value-type="string" calcext:value-type="string">
            <text:p>Vielen Dank. – Frau Präsidentin! Ich glaube, wir müssen der Legendenbildung bei der Union an der Stelle mal kurz entgegenwirken. Es ist schon richtig, dass Minister Müller den Etat der deutschen Entwicklungspolitik verdoppelt hat. Aber davon wurden eben auch Projekte bezahlt wie: gendersensible Männerarbeit in Nicaragua, Millionen für LED-Lampen in marokkanischen Moscheen, oder es wurden Miniaturgärten in Afghanistan gefördert. Die Taliban wird’s freuen. Das wurde mit diesem Etat unter anderem bezahlt. <text:s/>Es gab 84 Partner in der deutschen Entwicklungszusammenarbeit, deren Zahl sich mittlerweile reduziert hat; aber von diesen 84 galten über 70 als hochgradig korrupt. Und der Höhepunkt des Wirkens dieses CSU-Ministers war sicherlich die sogenannte Schwarzbrot-Affäre. Da hat sich ein deutscher Minister mit einer Regierungsmaschine Schwarzbrot nach Afrika einfliegen lassen. Die „Bild“-Zeitung titelte damals: „Minister Schamlos und seine Hilfe zur Selbsthilfe“. Meine Damen und Herren, ich finde es sehr gut, dass dieses Kapitel zu Ende ist. <text:s/>Kommen wir zur Ministerin. In Ihrer ersten Pressemitteilung ließen Sie verlautbaren: Mir geht es gerade nicht um eine chauvinistische Sicht auf Flucht und Migration. – Damit meinen Sie, dass Sie Migration in Zukunft nicht mehr steuern, reduzieren oder gar verhindern wollen. Während Bürger bei jedem Restaurantbesuch mittlerweile Ausweispapiere vorzeigen müssen, will dieses links-gelbe Bündnis die Kontrolle über Staatsgrenzen nicht. Im Gegenteil: Man findet es chauvinistisch. <text:s/>Wir halten die Kontrolle von Staatsgrenzen hingegen für überlebensnotwendig. Souveräne Staaten haben Grenzen, <text:s/>und wer Grenzen abschaffen will, der entstaatlicht einen Staat, der hasst seine Heimat. <text:s/>Bei jedem Auslandsbesuch, bei jeder Reise wird so gerne über den Stellenwert von Demokratie und Einbeziehung der Opposition gesprochen. <text:s/>Mit der Einbeziehung der Opposition in Deutschland ist es immer so eine Sache: Man lässt sich nicht gerne durch die Opposition kontrollieren. Darum verwehrt man der AfD auch im Bereich der Entwicklungszusammenarbeit bis heute den Ausschussvorsitz. Auf dem AfD-Ausschussvorsitz hat sich jetzt ein FDP-Politiker breitgemacht, Herr Hoffmann, der letzte Legislatur noch zinsvergünstigte Kredite für China ganz großartig fand. Und, Herr Hoffmann: In Peking wird geklatscht, da mache ich mir keine Sorgen. <text:s/>Erlauben Sie eine Zwischenfrage aus der FDP-Fraktion? <text:s/>Gerne. <text:s/>Frau Präsidentin, vielen Dank. <text:s/>Er hat meinen Namen erwähnt, und das gibt mir das Recht, auf die Vorwürfe zu antworten. <text:s/>Es liegt schlicht daran, dass von der AfD in dem Ausschuss ein Kandidat aufgestellt worden ist, der demokratisch nicht gewählt worden ist. <text:s/>Lieber Herr Hoffmann, Sie wissen ganz genau, dass die Ausschussvorsitzenden benannt werden. <text:s/>Herr Hoffmann, Sie müssten dabei noch stehen bleiben, bitte. <text:s/>Das geht aber jetzt bitte nicht von meiner Redezeit ab. Die lief gerade noch. <text:s/>Herr Hoffmann, Sie wissen, dass Ausschussvorsitzende benannt werden müssen, und Sie sind dem nicht nachgekommen. Sie haben mit dieser über 60 Jahre alten Tradition gebrochen. <text:s/>Sie tricksen und schummeln, und Sie versuchen hier, die AfD herauszuhalten. <text:s/>Aber ich will noch die Zeit nutzen und zur Kollegin der Grünen kommen. Ich freue mich ja auf die Zusammenarbeit, Deborah „Debbie“ Düring. – Wenn Frau Düring nicht gerade koloniale Kontinuität beklagt – das haben wir ja gerade schon gehört –, dann wird über feministische Entwicklungspolitik gesprochen und die Dekolonisierung des öffentlichen Raums gefordert. <text:s/>Außerdem gibt es ein klares Bekenntnis zur Antifa. Dem Klimapass von Claudia Roth stehen Sie sehr gewogen gegenüber. Sie nannten das eine Superidee: 200 Millionen sogenannte Klimaflüchtlinge umsiedeln – alles kein Problem! <text:s/>Meine Damen und Herren, wir können also an der Stelle mal mitnehmen: Das links-gelbe Bündnis steht für Schuld, Umverteilung und Massenmigration. Es gibt nur noch eine Partei hier in diesem Hause, die sich dem entgegenstellt: Das ist die AfD. <text:s/>Wir wollen die Fragmentierungen in der deutschen Entwicklungszusammenarbeit beenden: ein Ministerium, eine Durchführungsorganisation und ein Evaluierungsinstitut. Wir sagen ganz klar Nein zu Genderquatsch und Almosen. <text:s/>Wer 35 Jahre und länger in Staaten tätig ist, der hilft nicht, der schafft Abhängigkeiten, meine Damen und Herren. Wir brauchen wieder Selbstverantwortlichkeit und gemeinsame Interessen. Und ja, es gibt auch deutsche Interessen. Wir werden sie formulieren, wir sind bereit dazu, halten sie hoch. Wir freuen uns auf diese Legislatur. Und ich kann Ihnen versprechen: Wir werden Ihnen ganz genau auf die Finger schauen. <text:s/>Vielen Dank. – Sie müssen übrigens nicht ganz so laut reden. Das Mikrofon überträgt es schon. <text:s/>Wir sind hier eben wirklich zusammengezuckt. <text:s/>Als Nächster erhält das Wort für die FDP-Fraktion der Kollegen Till Mansman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54</text:p>
          </table:table-cell>
          <table:table-cell table:style-name="ce2" office:value-type="string" calcext:value-type="string">
            <text:p>22.02.2024</text:p>
          </table:table-cell>
          <table:table-cell table:style-name="ce2" office:value-type="string" calcext:value-type="string">
            <text:p>ID2015411100</text:p>
          </table:table-cell>
          <table:table-cell table:style-name="ce2" office:value-type="string" calcext:value-type="string">
            <text:p>Joachim Wundrak (AfD)</text:p>
          </table:table-cell>
          <table:table-cell table:style-name="ce2" office:value-type="string" calcext:value-type="string">
            <text:p>2024-10-26 12:44:28</text:p>
          </table:table-cell>
          <table:table-cell table:style-name="ce2" office:value-type="string" calcext:value-type="string">
            <text:p>0.20646843314170837</text:p>
          </table:table-cell>
          <table:table-cell table:style-name="ce2" office:value-type="string" calcext:value-type="string">
            <text:p>Herr Präsident! Frau Wehrbeauftragte! Herr Minister Pistorius! Wie schon gehört, beteiligt sich die Bundeswehr seit 2011 an der UN-Mission im Südsudan. In diesem Jahr sollen auch wieder Polizeikräfte dazukommen. UNMISS ist die derzeit größte Friedensmission der Vereinten Nationen mit bis zu 17 000 Soldaten, 2 000 Polizisten und einem Budget von 1,2 Milliarden US-Dollar. Die Teilnehmer kommen aus mehr als 60 Ländern, darunter auch – und das ist interessant – die USA, Russland und China. Letzteres stellt für UNMISS mehr als 1 000 Soldaten. Der Beitrag der Bundeswehr besteht aus Abstellung von gut einem Dutzend Einzelpersonal in Stäben und Beobachtern, die auch im Land patrouillieren. <text:s/>Der Südsudan zählt zu den fragilsten und unterentwickeltsten Staaten mit einem seit 2013 gewaltsam ausgetragenen Konflikt, der bis heute andauert und bereits mehr als 400 000 Menschenleben gefordert hat. Rund 2,2 Millionen Menschen sind in Nachbarländer geflohen, teilweise zurückgekehrt. Etwa 1,5 Millionen haben als Binnenvertriebene ihre Heimat verlassen. Drei Viertel der Einwohner Südsudans sind heute von humanitärer Hilfe von außen abhängig, obwohl das Land über reiche Ölquellen verfügt, die Erlöse jedoch überwiegend als Transitgebühren in den Sudan gehen oder bei den chinesischen Produzenten verbleiben. <text:s/>Der Abschluss eines erneuten Friedensabkommens 2018 sowie die Bildung einer neuen Einheitsregierung im Jahr 2020 waren Hoffnungszeichen einer insgesamt äußerst schwierigen und labilen Situation, die wohl noch einige Jahre andauern wird. Bis 2025 soll nun eine Übergangsphase zur Schaffung vereinigter Sicherheitskräfte und zur Verabschiedung einer Verfassung genutzt werden. Bisher sind die Fortschritte nur marginal. <text:s/>Die Sicherheitslage im Südsudan ist weiterhin äußerst instabil. Die Anzahl gewaltsamer Vorfälle ist seit 2022 wieder angestiegen. Die langjährigen Kontrahenten Kiir und Machar zeigen kein ernsthaftes Interesse an einer friedlichen Machtteilung. Ob daher die für 2024 vorgesehenen, mehrfach verschobenen Wahlen stattfinden können, ist durchaus fraglich. Insbesondere die USA üben Druck auf die Übergangsregierung aus, das Friedensabkommen von 2018 vollständig umzusetzen – Druck auch durch Kürzung der finanziellen Unterstützung. <text:s/>Die Reaktion darauf war eine Annäherung Präsident Kiirs an Russland, dessen offensive Afrika-Politik jüngst im Sahel zum Rückzug der westlichen Präsenz führte. Präsident Putin hat dem Südsudan zum Beispiel den Bau einer Raffinerie versprochen und damit seinen Einfluss auf die Übergangsregierung erheblich vergrößert. <text:s/>Die Bundesregierung unterstützt den Südsudan durch humanitäre Hilfe und Entwicklungsarbeit. Den Friedensprozess hat sie mit einigen Hundert Millionen Euro unterstützt. Wie so oft sind wir hier zweitgrößter Geber. Es muss natürlich deutsches Interesse sein, dazu beizutragen, der Bevölkerung des Südsudan eine Zukunft im eigenen Land zu bieten, um die Migration nach Europa und Deutschland zu verhindern. Insbesondere der jungen Bevölkerung, deren Medianalter bei 17 Jahren liegt, müssen Perspektiven im Südsudan geboten werden. Sie sind die Zukunft des Landes und sollen helfen, die Wirtschaft zu entwickeln und die Gesellschaft künftig friedlich zu gestalten. <text:s/>Daher ist UNMISS bei durchaus auch berechtigter Kritik bis auf Weiteres ein wesentlicher Faktor für die Stabilisierung und Befriedung des Südsudan. Es ist im Antrag richtig dargestellt, dass der deutsche Beitrag zu UNMISS weniger durch die absolute Anzahl als durch die Qualität und Expertise der entsandten Soldaten an Bedeutung gewinnt. Auch wenn nur wenige unserer Soldaten den besonderen Risiken der Patrouillenfahrten ausgesetzt sind, – <text:s/>Herr Kollege, kommen Sie zum Schluss, bitte. <text:s/>– ist ihrer Sicherheit besondere Aufmerksamkeit zu schenken. Daher ist die Bundesregierung aufgefordert, – <text:s/>Herr Kollege, Ihr letzter Satz jetzt. <text:s/>– insbesondere das Funktionieren der Rettungskette jederzeit sicherzustellen. <text:s/>Gut. <text:s/>Grundsätzlich sehen wir den Nutzen der Mission und stimmen daher zu. <text:s/>Die Zustimmung – – <text:s/>Herr Kollege, ich habe Ihnen jetzt das Wort entzogen, da Sie bereits 30 Sekunden über der Zeit sind. <text:s/>Nächster Redner ist der Kollege Jens Beeck für die FDP-Fraktion.</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Kostenintensive</text:p>
          </table:table-cell>
          <table:table-cell table:number-columns-repeated="1014"/>
        </table:table-row>
        <table:table-row table:style-name="ro1">
          <table:table-cell table:style-name="ce2" office:value-type="string" calcext:value-type="string">
            <text:p>93</text:p>
          </table:table-cell>
          <table:table-cell table:style-name="ce2" office:value-type="string" calcext:value-type="string">
            <text:p>29.03.2023</text:p>
          </table:table-cell>
          <table:table-cell table:style-name="ce2" office:value-type="string" calcext:value-type="string">
            <text:p>ID209309300</text:p>
          </table:table-cell>
          <table:table-cell table:style-name="ce2" office:value-type="string" calcext:value-type="string">
            <text:p>Stephan Thomae (FDP)</text:p>
          </table:table-cell>
          <table:table-cell table:style-name="ce2" office:value-type="string" calcext:value-type="string">
            <text:p>2024-10-26 10:59:43</text:p>
          </table:table-cell>
          <table:table-cell table:style-name="ce2" office:value-type="string" calcext:value-type="string">
            <text:p>0.2842913269996643</text:p>
          </table:table-cell>
          <table:table-cell table:style-name="ce2" office:value-type="string" calcext:value-type="string">
            <text:p>Sehr geehrte Frau Präsidentin! Verehrte Kolleginnen und Kollegen! Ich finde im Antrag der Union zum Ersten eine ganze Reihe sinnvoller Punkte, bei <text:s/>denen ich das Gefühl habe: Da haben Sie auch Anleihen beim Koalitionsvertrag gemacht und sich das Regierungshandeln angeschaut. <text:s/>Jedenfalls gibt es keinen großen Dissens zu dem, was wir sagen, wollen und tun. Ich finde zum Zweiten auch eine ganze Reihe, wie ich finde, sehr <text:s/>markige und überschießende Forderungen, mit denen ich nicht d’accord gehen kann. Was ich – zum Dritten – aber vermisse, <text:s/>ist ein gesundes Maß an Realismus, ein gesundes Maß an Pragmatismus, wie wir mit der Tatsache umgehen wollen, dass sich in diesem Land schon seit <text:s/>langer Zeit, seit vielen Jahren viele Menschen aufhalten und auch weiterhin für längere Zeit hier sein wollen, die sich eigentlich schon gut integriert haben. <text:s/>Auch dazu muss man ein Wort verlieren, wenn man über dieses Thema spricht. Aber der Reihe nach. <text:s/>Zu den sinnvollen Dingen, Dingen, die ich in unserem Koalitionsvertrag und im Regierungshandeln wiederfinde. <text:s/>Voller Ungeduld sprechen Sie von der Rückführungsoffensive. <text:s/>Kollege Thomae, erlauben Sie eine Zwischenfrage von Herrn Throm? <text:s/>Ja. – Herr Throm, bitte schön. Ich habe noch nicht gar nicht richtig angefangen, schon haben Sie eine Frage. <text:s/>Danke, Herr Kollege Thomae. – Ich will einfach die Möglichkeit nutzen, allen in Erinnerung zu rufen, was die Kollegin Polat gerade gesagt hat. In <text:s/>Ihrem Koalitionsvertrag steht, dass Sie Arbeitsverbote abschaffen wollen. Die Kollegin Polat hat es so ausgedrückt, dass sie die ausnahmslos abschaffen will, <text:s/>also auch das Arbeitsverbot für Personen mit ungeklärter Identität, <text:s/>einschließlich der Gruppe der Personen der Identitätstäuscher. Jetzt würde mich die Haltung der FDP interessieren, also ob Sie sich mit der Frau <text:s/>Kollegin Polat einig sind, dass alle Arbeitsverbote, einschließlich derer für die Personengruppe der Identitätstäuscher, tatsächlich aufgehoben werden <text:s/>sollen. <text:s/>Eigentlich wollte ich über ganz andere Dinge sprechen. <text:s/>Aber wenn Sie mich auf diesen Punkt ansprechen: Was hat denn das eine mit dem anderen zu tun? <text:s/>Was wir als FDP wollen, ist, dass die Menschen, die hier sind, von denen wir wissen, ahnen oder vorhersehen, dass sie auf lange Zeit hier sein werden, <text:s/>einer Beschäftigung nachgehen können. Wenn auch Ihre Regierung es nicht geschafft hat, den Aufenthalt dieser Menschen zu beenden, dann zeigt das doch, dass es <text:s/>viel sinnvoller ist, zu sagen: Lassen wir diese Menschen arbeiten, lassen wir sie selbst für ihren Lebensunterhalt sorgen, <text:s/>wirtschaftlich auf eigenen Beinen stehen; das ist besser, als dass sie von anderen versorgt werden. <text:s/>Es ist doch viel sinnvoller, diese Menschen im Arbeitsmarkt ankommen zu lassen, als dass sie im Sozialsystem kleben bleiben. Das ist doch viel <text:s/>sinnvoller! <text:s/>Jetzt erwarten Sie voller Ungeduld die Rückführungsoffensive der Bundesregierung, meine Damen, meine Herren. <text:s/>Ich kann nur sagen: All das beginnt ja schon. All das, was in den 16 Jahren unter Ihrer Regierung nicht stattgefunden hat, haben wir jetzt <text:s/>begonnen. <text:s/>Seit dem 1. Februar ist der Sonderbevollmächtigte für Migrationsabkommen im Amt. Er hat auch schon begonnen, erste Gespräche mit Regierungen wichtiger <text:s/>Herkunftsländer zu starten. Er ist nicht der Abschiebungsbeauftragte; er ist nicht die Person, die jemanden abschiebt. Aber er ist die Person, die mit anderen <text:s/>Regierungen Abkommen aushandelt, die auch eine Rücknahme beinhalten. Das sind echte Verhandlungen mit anderen Regierungen, die nicht über Nacht zu Ende gebracht <text:s/>werden können, die ihre Zeit brauchen; aber wir fangen damit an. Das ist doch der wichtige Punkt: Wir bereiten etwas vor, was künftig dazu führt, dass <text:s/>Abschiebungen, Rückführungen, aber auch freiwillige Ausreisen besser funktionieren können. <text:s/>Da bin ich beim Stichwort, weil Sie, Herr Kollege de Vries, sagen, dass die Abschiebezahlen zurückgingen. Die Zahlen bei den freiwilligen Ausreisen <text:s/>gehen aber nach oben. Das ist genau das, was Sie und auch wir wollen. In unserem Koalitionsvertrag steht, dass wir freiwilligen Ausreisen den Vorzug vor <text:s/>zwangsweisen Abschiebungen geben. <text:s/>Es ist ja auch sinnvoll, das zu tun; denn Abschiebungen sind teuer, sie sind aufwendig, sie sind oft erfolglos. Es müssen Ersatzpapiere beschafft <text:s/>werden, man muss Flüge organisieren, das Personal bereitstellen. Man muss auch mit den Behörden des Ziellandes vereinbaren, dass eine Einreise stattfinden kann, <text:s/>dass die Person entgegengenommen wird. Das ist höchst aufwendig, und deswegen ist es sinnvoll, freiwillige Rückkehr zu fördern. Genau das tun wir, und die <text:s/>Zahlen gehen nach oben. <text:s/>Jetzt komme ich zu einem zweiten Punkt, wo ich einen großen Dissens feststelle. Auch das haben Sie genannt, Herr Kollege de Vries. Ihre Formulierung <text:s/>war: Man muss alle Hebel in Bewegung setzen, um Abschiebungen zu ermöglichen. – Da haben Sie den Visahebel angeführt und die Maßnahme, dass wirtschaftliche <text:s/>Zusammenarbeit, dass Wirtschaftsbeziehungen und Entwicklungszusammenarbeit zurückgefahren werden. Aber wissen Sie, diese Attitüde: „Wer nicht hören will, muss <text:s/>fühlen“, diese Attitüde: „Wer nicht kooperiert, wer nicht pariert, der muss eben die negativen Sanktionen ertragen“, das hat halt alles nie funktioniert. Es hat <text:s/>nicht funktioniert. <text:s/>Deswegen wollen wir einen anderen Weg gehen, nämlich indem wir Migrationsabkommen schließen, die Pflichten und Gegenpflichten enthalten, indem wir <text:s/>sagen: Das Zielland, das Herkunftsland, hat schon die Pflicht, Straftäter und Gefährder zurückzunehmen, aber wir gewähren dafür auch etwas, zum Beispiel in Form <text:s/>von besseren Wirtschaftsbeziehungen, in Form von Visaerleichterungen. – Das ist eine ganz andere Herangehensweise, mit einer Regierung zu verhandeln, weil es <text:s/>für eine Regierung immer ein innenpolitisches Erfolgserlebnis ist, zu dokumentieren, dass man mit Deutschland Visaerleichterungen hat vereinbaren können. Aber <text:s/>dann müssen sie es sozusagen miteinander ins Verhältnis setzen; denn das geht eben nur dann, wenn auch Rücknahmen besser erfolgen. – Das ist eine <text:s/>Herangehensweise, die besser funktionieren wird als die bislang nicht funktionierenden Migrationsabkommen. <text:s/>In den letzten mir verbleibenden wenigen Sekunden vielleicht noch ein Punkt zu dem, was ich in Ihrem Antrag vermisse. Ich vermisse das, was Kollege <text:s/>Lindh auch schon ansprach: gesunden Realismus, gesunden Pragmatismus. <text:s/>Wir haben von Ihrer Regierung 300 000 vollziehbar Ausreisepflichtige <text:s/>sozusagen geerbt. Viele davon sind seit fünf, sechs, sieben oder acht Jahren hier im Land. Und wenn ich feststelle, dass jemand in all diesen Jahren <text:s/>von Ihnen nicht abgeschoben werden konnte, dann ist doch die Wahrscheinlichkeit, dass die Abschiebung in den nächsten Jahren gelingt, auch nicht gerade hoch. <text:s/>Dann ist es doch viel sinnvoller – das ist mein letztes Wort –, all die Energie, die man vergebens in Abschiebeversuche steckt, so zu investieren, dass die <text:s/>Menschen besser integriert werden, dass sie hier arbeiten <text:s/>und auf eigenen Beinen stehen. <text:s/>Das war schon das letzte Wort, lieber Herr Thomae. <text:s/>Das ist doch sinnvoll, pragmatisch und realistisch. Das war mein letztes Wort. <text:s/>Ich bedanke mich, Frau Präsidentin.</text:p>
          </table:table-cell>
          <table:table-cell table:style-name="ce2" office:value-type="string" calcext:value-type="string">
            <text:p>-</text:p>
          </table:table-cell>
          <table:table-cell table:style-name="ce2" office:value-type="string" calcext:value-type="string">
            <text:p>Willkommen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13</text:p>
          </table:table-cell>
          <table:table-cell table:style-name="ce2" office:value-type="string" calcext:value-type="string">
            <text:p>23.06.2023</text:p>
          </table:table-cell>
          <table:table-cell table:style-name="ce2" office:value-type="string" calcext:value-type="string">
            <text:p>ID2011302100</text:p>
          </table:table-cell>
          <table:table-cell table:style-name="ce2" office:value-type="string" calcext:value-type="string">
            <text:p>Martin Reichardt (AfD)</text:p>
          </table:table-cell>
          <table:table-cell table:style-name="ce2" office:value-type="string" calcext:value-type="string">
            <text:p>2024-10-26 11:28:43</text:p>
          </table:table-cell>
          <table:table-cell table:style-name="ce2" office:value-type="string" calcext:value-type="string">
            <text:p>0.24031004309654236</text:p>
          </table:table-cell>
          <table:table-cell table:style-name="ce2" office:value-type="string" calcext:value-type="string">
            <text:p>Ich möchte Ihnen eine Frage stellen. In Deutschland sterben derzeit pro Jahr 250 000 Menschen mehr, als geboren werden – Tendenz stark steigend. <text:s/>Das heißt, wenn die geburtenstarken Jahrgänge, zu denen ich noch gehöre, ins Rentenalter gehen, dann werden diese Sterbeüberhänge noch weiter steigen. Wir verlieren also heute schon pro Jahr eine Stadt von der Größe Braunschweigs nur dadurch, dass mehr Menschen sterben als geboren werden. <text:s/>Warum reden Sie immer von Fachkräften? Sie wissen ganz genau, dass wir diese Fachkräftemengen niemals aus Einwanderung generieren werden können. <text:s/>Sie müssen den Menschen endlich sagen, dass wir in Deutschland zu wenig Kinder haben. Ich sage Ihnen: Machen Sie endlich reinen Tisch! Sagen Sie den Menschen die Wahrheit, und kümmern Sie sich darum, dass es endlich eine familienfreundliche Politik in Deutschland gibt! <text:s/>Wir haben Sterbeüberhänge seit 1972, und Sie tun seit 30 Jahren nichts. Ich möchte von Ihnen wissen: Was tun Sie gegen diese familienfeindliche Situation in Deutschland? <text:s/>Herr Dr. Rosemann, möchten Sie antworten?</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71</text:p>
          </table:table-cell>
          <table:table-cell table:style-name="ce2" office:value-type="string" calcext:value-type="string">
            <text:p>25.11.2022</text:p>
          </table:table-cell>
          <table:table-cell table:style-name="ce2" office:value-type="string" calcext:value-type="string">
            <text:p>ID207104900</text:p>
          </table:table-cell>
          <table:table-cell table:style-name="ce2" office:value-type="string" calcext:value-type="string">
            <text:p>Elisabeth Kaiser (SPD)</text:p>
          </table:table-cell>
          <table:table-cell table:style-name="ce2" office:value-type="string" calcext:value-type="string">
            <text:p>2024-10-26 10:36:30</text:p>
          </table:table-cell>
          <table:table-cell table:style-name="ce2" office:value-type="string" calcext:value-type="string">
            <text:p>0.21938684582710266</text:p>
          </table:table-cell>
          <table:table-cell table:style-name="ce2" office:value-type="string" calcext:value-type="string">
            <text:p>Sehr geehrte Frau Präsidentin! Liebe Bürgerinnen und Bürger! Werte Kolleginnen und Kollegen! Wir sind kurz davor, einen Bundeshaushalt in Höhe von <text:s/>mehr als 476 Milliarden Euro zu beschließen. Die Debatten in den vergangenen Tagen haben deutlich gezeigt: Auch in herausfordernden Zeiten packt diese Koalition <text:s/>wichtige Aufgaben an und sorgt gleichzeitig für finanzielle Stabilität. <text:s/>Anstatt wie die CDU/CSU – Herr Bury, Herr Haase – das Mantra des Spardiktats und vermeintlicher Generationengerechtigkeit vor sich herzutragen, <text:s/>investieren wir als Ampelkoalition in soziale Gerechtigkeit und gesellschaftlichen Zusammenhalt. <text:s/>Die Erhöhung des Mindestlohns auf 12 Euro, des Kindergelds, des Wohngelds, Heizkostenzuschüsse, Direktzahlungen, Steuererleichterungen, Strom- und <text:s/>Gaspreisbremse, all das sind doch Maßnahmen, die spürbar bei den Menschen ankommen. <text:s/>Als Sozialdemokratinnen und Sozialdemokraten wissen wir, dass soziale Sicherheit das Fundament für unseren gesellschaftlichen Zusammenhalt ist. Genau <text:s/>das unterscheidet uns von Ihnen, liebe Union. Beim Bürgergeld haben Sie bewiesen, welches Menschenbild Ihre Politik prägt, und zwar, wenn Sie Menschen ohne <text:s/>Arbeit gegen jene mit geringen Einkommen ausspielen. <text:s/>Als Ostdeutsche möchte ich einmal klar sagen: Ich bin sehr froh, dass wir mit dem Bürgergeld Hartz IV endlich überwinden; denn Hartz IV hat gerade im <text:s/>Osten Hunderttausende Menschen in prekäre Beschäftigung gebracht, aus der viele nur schwer oder gar nicht wieder herausgekommen sind, obwohl sie nicht selten <text:s/>eine viel bessere Qualifikation hatten als für die Jobs, in die sie gesteckt wurden. Beim Bürgergeld geht es nicht länger darum, Arbeitsuchende in irgendeine <text:s/>Arbeit zu drängen, sondern darum, sie zielgerichtet dabei zu unterstützen, beruflich neue Wege zu gehen. Das ist für uns auch eine Frage des Respekts. <text:s/>Liebe Kolleginnen und Kollegen, mit dem zur Abstimmung stehenden Haushalt holen wir nach, was unter der Union liegen geblieben ist, und stellen uns <text:s/>gleichzeitig den drängenden Fragen unserer Zeit. Wir investieren in Klimaschutz, Transformation unserer Wirtschaft, Digitalisierung. Wir erhöhen die Mittel für <text:s/>Forschung und Entwicklung, gerade auch zugunsten der kleinen und mittelständischen Wirtschaft, und wir kümmern uns um eine moderne Verkehrsinfrastruktur. Denn <text:s/>wir wollen unseren Kindern kein marodes Land ohne Perspektiven hinterlassen. Das ist für uns Generationengerechtigkeit, liebe Kolleginnen und Kollegen. <text:s/>Wenn es um Zukunftsfähigkeit geht, kommen wir an der Frage des Fach- und Arbeitskräftemangels nicht vorbei. Saskia Esken hat ihn im Plenum am Mittwoch <text:s/>sehr bildlich als die „Achillesferse unserer wirtschaftlichen Entwicklung“ bezeichnet. Besonders in Ostdeutschland, in Regionen, die bis heute mit Abwanderung <text:s/>zu kämpfen haben, gefährdet der Mangel an Fach- und Arbeitskräften die wirtschaftliche Entwicklung. Es freut mich deshalb sehr, dass wir neben vielen Maßnahmen <text:s/>der Fachkräftesicherung in diesem Haushalt auch Mittel für den Aufbau der German Professional School in Thüringen bereitstellen, ein innovatives Modellprojekt <text:s/>für die dauerhafte Gewinnung ausländischer Fachkräfte in Deutschland. <text:s/>So gehen wir das an. Wir geben Perspektive, haben Mut, machen Mut, und vor allen Dingen begegnen wir den Menschen auf Augenhöhe, mit Respekt und mit <text:s/>Vertrauen. <text:s/>An Vertrauen in die engagierte Zivilgesellschaft fehlt es leider bei der Union; leider auch bei vielen anderen auf der rechten Seite des Plenums. Das <text:s/>musste ich in den Haushaltsgesprächen zu den Demokratieförderprogrammen immer wieder feststellen. Dabei unterstützen wir Engagierte in vielen Vereinen und <text:s/>Verbänden, die sich starkmachen für unsere Demokratie und für Zusammenhalt, egal ob in der Freiwilligen Feuerwehr, in der Gewerkschaftsjugend oder auch im <text:s/>Freundeskreis für Flüchtlinge in Gera. <text:s/>Sie alle machen dieses Land auch in Krisenzeiten lebenswert, bunt und vielfältig und stehen gegen die Kräfte auf der rechten Seite des Plenums. <text:s/>Zum Ende bleibt mir nur, kurz Danke zu sagen an die lieben Kolleginnen und Kollegen für die gute Zusammenarbeit im Haushaltsausschuss, an Helge Braun, <text:s/>unseren Ausschussvorsitzenden, und vor allen Dingen an die Mitarbeiterinnen und Mitarbeiter im Ausschuss. Mein besonderer Dank geht an Dennis Rohde, der für die <text:s/>SPD-Fraktion die Kapitänsbinde in den Haushaltsverhandlungen trägt, der heute aber leider nicht hier sein kann. Gute Besserung, lieber Dennis! Und nun eine gute <text:s/>Abstimmung zum Bundeshaushalt. <text:s/>Vielen Dank.</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79</text:p>
          </table:table-cell>
          <table:table-cell table:style-name="ce2" office:value-type="string" calcext:value-type="string">
            <text:p>28.06.2024</text:p>
          </table:table-cell>
          <table:table-cell table:style-name="ce2" office:value-type="string" calcext:value-type="string">
            <text:p>ID2017903200</text:p>
          </table:table-cell>
          <table:table-cell table:style-name="ce2" office:value-type="string" calcext:value-type="string">
            <text:p>Stephan Brandner (AfD)</text:p>
          </table:table-cell>
          <table:table-cell table:style-name="ce2" office:value-type="string" calcext:value-type="string">
            <text:p>2024-10-26 13:21:24</text:p>
          </table:table-cell>
          <table:table-cell table:style-name="ce2" office:value-type="string" calcext:value-type="string">
            <text:p>0.2268524169921875</text:p>
          </table:table-cell>
          <table:table-cell table:style-name="ce2" office:value-type="string" calcext:value-type="string">
            <text:p>Herr Präsident! Meine Damen und Herren! Es ist wieder einmal der Klassiker – auch wenn Sie anderes behaupten –: eine Fußball-EM im eigenen Lande, überall Party, Brot und Spiele – „panem et circenses“, wie der Lateiner sagen würde –, <text:s/>und Sie von der ganz großen Koalition der Altparteien nutzen das hemmungslos aus. Geradezu harmlos daherkommend als angeblich zwingende Änderungen in der steuergeldfinanzierten Öffentlichkeitsarbeit der Fraktionen, <text:s/>greifen Sie im Ergebnis mal wieder schamlos zu, <text:s/>zugegebenermaßen nicht ganz so schamlos wie zur Fußballweltmeisterschaft 2018 – wir erinnern uns –, als die damalige Große Koalition aus CDU, CSU und SPD sehenden Auges Verfassungsrecht brach. <text:s/>Warum? Um die SPD vor dem Ruin zu schützen. <text:s/>Damals waren es 25 Millionen Euro mehr im Jahr – offensichtlich verfassungswidrig. Aber egal, es war WM, und man peitschte es durchs Parlament. <text:s/>Vier Jahre später erklärte das Bundesverfassungsgericht – wir hatten genau das prognostiziert – diese ganze Chose für nichtig. Es war ein Schaden von viermal 25 Millionen Euro entstanden, also von insgesamt 100 Millionen Euro. Zuerst taten Sie so, als akzeptierten Sie das Urteil des Bundesverfassungsgerichts, <text:s/>als wollten Sie zurückzahlen. Was haben Sie dann gemacht? Die große „Nationale Front der Altparteien“ hat rückwirkend ein neues Gesetz gemacht. Die 100 Millionen Euro blieben bei den Parteien. Das rechtswidrig den Steuerzahlern Genommene kam da nicht mehr an. <text:s/>Vor diesem Hintergrund ist es geradezu komisch, dass Sie jetzt sagen: Wir möchten Rechtsgrundlagen dafür schaffen, dass Fraktionen Gelder, die rechtswidrig verwandt wurden, zurückzahlen. <text:s/>– Hören Sie genau zu. – Ich prognostiziere Ihnen: Es wird nie geschehen. <text:s/>Das werden Sie nie tun. Sie werden rechtswidrig erlangte und dann verwandte Gelder genauso einsacken wie die rechtswidrig erlangten 100 Millionen Euro von vor vier Jahren. Da kennen Sie keine Hemmungen. <text:s/>Und nun wollen Sie weiteres Geld raushauen. Zu der Propagandamaschinerie von ZDF, von ARD, von Ihren Gewerkschaften und von Kirchen soll jetzt noch die Propagandamaschinerie der Bundestagsfraktionen ins Feld geführt werden und das Volk berieseln. <text:s/>Sie sind alle in Panik, weil Ihnen und Ihrem Zwangsrundfunk kein Mensch mehr glaubt. Sie sind in Panik, weil sich die mündigen Bürger inzwischen in den sozialen Medien informieren <text:s/>und dieses betreute Denken durch Ihre Kollegen des Zwangsrundfunks draußen und durch Ihre Spießgesellen ganz eindeutig ablehnen. <text:s/>Sie sind auch deshalb in Panik, weil die Alternative für Deutschland in diesen sozialen Medien ihre Nase ganz weit vorne hat. Wir alleine haben – <text:s/>ohne das, was Sie jetzt zusätzlich sich selber noch zuschustern wollen – ein Mehrfaches an Aufrufen als Sie alle zusammen. <text:s/>Und woran liegt das? <text:s/>Das liegt an der guten Politik der Alternative für Deutschland. <text:s/>Mehr Geld reinpumpen, und schon läuft’s, das meinen Sie. So läuft es nicht; denn schlechte Politik wird durch teure Netzarbeit nicht besser. <text:s/>Machen Sie einfach gute Politik. Deshalb wollen die Bürger nämlich zu uns. Wir machen gute Politik. Mit uns wären verheerende Fehlentscheidungen <text:s/>– da können Sie noch so albern kichern, Frau Mihalic – wie Migrationskatastrophe, Messer- und Prügelmorde, <text:s/>Kernenergieausstieg, Ukrainekrieg nicht passiert. Wir hätten Lösungen angeboten. Deshalb lieben uns die Leute draußen und schauen uns in den sozialen Medien ohne weitere Millionen Euro zu. <text:s/>190 Millionen Euro Staatsmittel für die Parteien im Jahr. 660 Millionen Euro stecken Sie sich noch mit Ihren Stiftungen ein, die Propaganda im In- und Ausland betreiben. Da sind wir schon fast bei 1 Milliarde Euro. Es kommen noch 130 Millionen Euro für die Fraktionen hinzu, die Sie jetzt zusätzlich für Propaganda missbrauchen wollen. <text:s/>Es ist erbärmlich. <text:s/>Sogar Friedrich Merz hatte Panik; so eine Pinocchio-Nase hat er inzwischen. Er hat uns unterstellt, wir würden magische soziale Medienbetreuer beschäftigen. <text:s/>Es war gelogen, und er hat eine strafbewehrte Unterlassungserklärung mir und der AfD gegenüber abgegeben. Lügen haben kurze Beine, Herr Merz. Zeigen Sie mal, wie lang Ihre sind. <text:s/>Auch das war ein Schuss in den Ofen. <text:s/>Mein Tipp von hier vorne – ganz kostenlos für Sie, meine Damen und Herren von den vereinigten Altfraktionen –: Machen Sie bessere Politik! Vermeiden Sie Fehler! <text:s/>Lösen Sie Probleme! Präsentieren Sie sympathisches, gut ausgebildetes Personal, so wie die Alternative für Deutschland! Dann kommt der Erfolg ganz von alleine, auch in den sozialen Medien. <text:s/>Herr Kollege Brandner, Sie müssen zum Schluss kommen! <text:s/>Gucken wir mal, was sich dann im Ausschuss ergeben wird. <text:s/>Herr Präsident, ich bin am Ende. <text:s/>Ja, das wollte ich so nicht feststellen, dass Sie am Ende sind. Aber wenn Sie das selbst sagen. <text:s/>Nächster Redner ist der Kollege Stephan Thomae, FDP-Fraktion.</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9</text:p>
          </table:table-cell>
          <table:table-cell table:style-name="ce2" office:value-type="string" calcext:value-type="string">
            <text:p>16.12.2021</text:p>
          </table:table-cell>
          <table:table-cell table:style-name="ce2" office:value-type="string" calcext:value-type="string">
            <text:p>ID20901200</text:p>
          </table:table-cell>
          <table:table-cell table:style-name="ce2" office:value-type="string" calcext:value-type="string">
            <text:p>Dr. Sebastian Schäfer (BÜNDNIS 90/DIE GRÜNEN)</text:p>
          </table:table-cell>
          <table:table-cell table:style-name="ce2" office:value-type="string" calcext:value-type="string">
            <text:p>2024-10-26 09:43:18</text:p>
          </table:table-cell>
          <table:table-cell table:style-name="ce2" office:value-type="string" calcext:value-type="string">
            <text:p>0.20385977625846863</text:p>
          </table:table-cell>
          <table:table-cell table:style-name="ce2" office:value-type="string" calcext:value-type="string">
            <text:p>Sehr geehrte Frau Präsidentin! Sehr geehrte Damen und Herren! Als Bund nehmen wir in diesem Jahr Kredite in Höhe von bis zu 240 Milliarden Euro auf. Das ist ungefähr die Hälfte der Wirtschaftsleistung von Baden-Württemberg; das ist eine gewaltige Summe. Der geltende Bundeshaushalt wurde noch von der Großen Koalition beschlossen und nicht von unserer Fortschrittskoalition. Dennoch kann ich sagen: Der Beschluss dieser Rekordverschuldung ist auch vonseiten der Großen Koalition nicht leichtfertig erfolgt. <text:s/>Frau Bundeskanzlerin Dr. Merkel hat im Zusammenhang mit der Coronapandemie von der größten Krise in unserem Land seit dem Zweiten Weltkrieg gesprochen. Leider müssen wir in diesen Tagen feststellen, dass die Krise nicht nur nach wie vor anhält, sondern sich auch noch einmal verschärft hat: mit extremen Belastungen unserer Pfleger und Ärztinnen in den Kliniken und einer furchtbar hohen Zahl von Menschen, die jeden Tag an und mit Corona versterben. <text:s/>Auch unsere Wirtschaft ist weiterhin schwer von der Krise betroffen. Wir alle hier – außer die, die die Krise lieben – hätten uns eine v-förmige Erholung der Wirtschaft gewünscht. Aber das tritt leider nicht so ein. Gerade haben das Münchner ifo-Institut und das Institut für Wirtschaftsforschung in Halle ihre Wachstumsprognosen für 2022 teils deutlich nach unten korrigiert. Es besteht also weiterhin die Notwendigkeit, die wirtschaftliche Erholung mit staatlichen Investitionen zu stabilisieren. <text:s/>Wenn unser Land ökonomisch stabil ist – Frau Hagedorn hat es gesagt –, profitieren davon auch unsere europäischen Nachbarn, mit denen wir wirtschaftlich so eng verflochten sind. Wir tragen auch dafür Verantwortung, und – jenseits aller notwendigen Solidarität – wir haben auch etwas davon. <text:s/>Mit dem Klima- und Transformationsfonds und mit diesem Nachtragshaushalt geben wir die richtige Antwort auf die wirtschaftliche Herausforderung der Pandemie. Damit können die Investitionen umgesetzt werden und private Investitionen weiter angereizt werden, die in der Pandemie ausgeblieben sind. Wir müssen dem Geld eine neue Richtung gegeben. Die Transformation unserer gesamten Wirtschaft zur Klimaneutralität, die Dekarbonisierung insbesondere der Industrie ist eine gigantische Herausforderung. <text:s/>Ich vertrete den Wahlkreis Esslingen im Deutschen Bundestag. Wir haben einen hohen Anteil an industrieller Wertschöpfung mit vielen gut bezahlten Arbeitsplätzen. Das ist bei vielen von Ihnen hier ähnlich; nicht nur in Baden-Württemberg. Wir brauchen diese gut bezahlten Arbeitsplätze, diese industrielle Wertschöpfung, die wir in Deutschland haben, auch in Zukunft. Dafür nehmen wir jetzt Geld in die Hand: um die Coronapandemie wirtschaftlich schnell zu überwinden und diese notwendige Transformation zu einem Erfolg für unser Land zu machen. <text:s/>Wir gehen in der Ampelkoalition aber nicht nur den Investitionsrückstand an. Wir schaffen mit einem modernen Einwanderungsgesetz auch die Grundlage, mit der zunehmend schwieriger werdenden demografischen Entwicklung in unserem Land umzugehen. Mit dem Spurwechsel nutzen wir die Potenziale, die schon jetzt in unserem Land vorhanden sind, statt diese weiter brachliegen zu lassen. <text:s/>Wir haben viel nachzuholen, viel zu viel ist liegen geblieben in diesen letzten Jahren trotz guter Steuereinnahmen und immer niedrigerer Zinsbelastungen für die öffentlichen Haushalte. Dafür schaffen wir jetzt die Grundlage mit dem vorliegenden Nachtragshaushalt und dann im neuen Jahr mit dem regulären Bundeshaushalt 2022. Wir gehen in dieser Koalition mit den öffentlichen Mitteln sorgsam um; auch das verbindet uns. <text:s/>Herzlichen Dank. <text:s/>Vielen Dank. – Das war übrigens zeitlich eine Punktlandung. Herzlichen Glückwunsch dazu. <text:s/>Nächster Redner: für die CDU/CSU-Fraktion Florian Oßner.</text:p>
          </table:table-cell>
          <table:table-cell table:style-name="ce2" office:value-type="string" calcext:value-type="string">
            <text:p>-</text:p>
          </table:table-cell>
          <table:table-cell table:style-name="ce2" office:value-type="string" calcext:value-type="string">
            <text:p>Willkommen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83</text:p>
          </table:table-cell>
          <table:table-cell table:style-name="ce2" office:value-type="string" calcext:value-type="string">
            <text:p>27.01.2023</text:p>
          </table:table-cell>
          <table:table-cell table:style-name="ce2" office:value-type="string" calcext:value-type="string">
            <text:p>ID208302700</text:p>
          </table:table-cell>
          <table:table-cell table:style-name="ce2" office:value-type="string" calcext:value-type="string">
            <text:p>Sebastian Roloff (SPD)</text:p>
          </table:table-cell>
          <table:table-cell table:style-name="ce2" office:value-type="string" calcext:value-type="string">
            <text:p>2024-10-26 10:48:15</text:p>
          </table:table-cell>
          <table:table-cell table:style-name="ce2" office:value-type="string" calcext:value-type="string">
            <text:p>0.22259777784347534</text:p>
          </table:table-cell>
          <table:table-cell table:style-name="ce2" office:value-type="string" calcext:value-type="string">
            <text:p>Herzlichen Dank. – Herr Präsident! Liebe Kolleginnen und Kollegen! Ich bin ja immer ganz gespannt, wenn ein CDU-Wirtschaftsantrag angekündigt ist, und auch dieses Mal wurde ich nicht enttäuscht. Sie liefern wieder einen Antrag, der gar nicht zu dem passt, was Sie sonst immer erzählen. Ich finde es ganz bemerkenswert, dass Sie jetzt auf einmal für massive Investitionen sind. Da, wo wir jahrelang den – ich möchte fast sagen – Fetisch der schwarzen Null und eine absolute Abneigung gegen jede Form von Steuererhöhungen – im Gegenteil! – erlebt haben, sind jetzt auf einmal massive Investitionen erforderlich. Außerdem fordern Sie eine kluge Infrastrukturpolitik. Das finde ich gut. Ich habe insbesondere als bayerischer Abgeordneter ehrlicherweise noch ein bisschen schmerzende Erinnerungen an die Performance von CSU-Verkehrsministern. <text:s/>Aber schön, dass Sie da auf dem richtigen Weg sind. <text:s/>Es ist ein bisschen schade, dass der Kollege Frei nicht da ist; der hat zu dem Thema diese Woche sehr schöne Pressemitteilungen veröffentlicht. Ich sage dazu natürlich nichts in seiner Abwesenheit; aber es ist bedauerlich, dass wir das nicht thematisieren können. Aber genug dazu. <text:s/>Selbstverständlich ist unbestreitbar, dass wir eine europäische Antwort auf den Inflation Reduction Act brauchen, der einen absoluten industriepolitischen Paradigmenwechsel darstellt. Um international wettbewerbsfähig zu bleiben, müssen wir gucken, dass wir die Vorzeichen sehen und die Wirtschafts-, Handels- und Industriepolitik als Grundlage für eine starke und attraktive EU neu ausrichten. <text:s/>Wir haben gestern zum Jahreswirtschaftsbericht diskutiert, und schon da habe ich gesagt: Wir brauchen einen „Whatever it takes“-Ansatz, und zwar mit klar definierten Kriterien, so wie sie auch die USA ein Stück weit haben – nicht unbedingt dieselben, aber so in der Richtung. Da kann der amerikanische Weg Vorbild sein. <text:s/>Was meine ich damit? Die staatliche Unterstützung wird dabei zum Beispiel daran geknüpft, dass die Maßnahmen zur aktiven Emissionseinsparung beitragen, dass die Beschäftigten angemessen bezahlt werden und dass die Unternehmen tariflich organisiert sind. Wer in diesem Zusammenhang immer darüber redet, dass die Demokraten in den USA bestenfalls sehr konservative Sozialdemokraten sind, der sollte sich das noch mal sehr konkret angucken; denn da würde ein großer Teil dieses Hauses Schnappatmung kriegen, wenn wir das vereinbaren würden. <text:s/>Man kann es sich aber auf jeden Fall mal vornehmen. <text:s/>Wir sollten in Europa auf jeden Fall zum Beispiel Steuergutschriften und Direktförderungen für den Ausbau der erneuerbaren Energien und alles, was sich unmittelbar auf die Dekarbonisierung auswirkt, einführen, parallel die Infrastruktur ausbauen und spezielle Industrieprogramme schaffen, und zwar schnell und unbürokratisch; das ist ja eine der großen Herausforderungen. <text:s/>Klar ist, dass wir keinen Protektionismus in Europa brauchen. Ich glaube, auch außereuropäische Unternehmen dürfen, wenn sie die Regeln entsprechend einhalten, mit konkreten Auflagen selbstverständlich in der Europäischen Union tätig werden. <text:s/>Herr Kollege, erlauben Sie eine Zwischenfrage des Kollegen Ulrich? <text:s/>Gerne. <text:s/>Herr Roloff, erst mal vielen Dank, dass Sie auch das Thema der guten Arbeit und der tariflich abgesicherten Jobs angesprochen haben. Sie haben eben gesagt, das würde bei einigen hier Schnappatmung auslösen, wenn sie sich das mal genau anschauen würden. – Ich behaupte jetzt mal als Linker, der schon ein paar Jahre hier im Haus ist: Die Schnappatmung ginge bis in die SPD-Fraktion hinein. <text:s/>Aber es freut mich, wenn Sie da eine Kehrtwende machen. <text:s/>Das Gute ist: Sie sind jetzt von allen Rednern der erste, der das Thema der guten Arbeit damit in Zusammenhang gebracht hat. Wir haben ja schon viele IPCEI-Projekte in Deutschland, bei denen es diese Verknüpfung mit Tarifbindung oder Mitbestimmung nicht gibt. Meine Frage an Sie: Wird sich die SPD-Fraktion ab jetzt beim Wirtschaftsminister dafür einsetzen, dass solche Projekte in Deutschland mit guter Arbeit verbunden werden? <text:s/>Ich danke Ihnen sehr für die Frage. – Ich bin ja froh, dass Sie den ersten Teil der Frage als Feststellung formuliert haben; das heißt, ich muss dazu nichts sagen. Aber es könnte sein, dass es vielleicht in Einzelfällen noch Diskussionsbedarf gibt – aber nur in Einzelfällen. <text:s/>– Herr Meiser, Sie müssen mir jetzt nicht auch noch in den Rücken fallen. <text:s/>Wir müssen uns nicht beim Bundeswirtschaftsminister für irgendwas einsetzen, sondern wir diskutieren das sehr grundsätzlich und auch sehr umfassend in der Ampel. Selbstverständlich werden wir uns als SPD-Fraktion auch in dieser Frage starkmachen. Ich bin mir sehr sicher, dass wir, wie so oft, auch wenn das Ergebnis Sie dann wahrscheinlich wieder nicht zufriedenstellen wird, zu einem guten Ergebnis kommen werden. <text:s/>Aktive Industriepolitik, die wir machen müssen, bedeutet über die genannten Themen hinaus natürlich auch eine Offensive im Breitbandausbau und in der Wasserstoffinfrastruktur. Und wir müssen – auch das können wir nicht oft genug sagen – beim Industriestrompreis schnell belastbare Fortschritte erzielen. <text:s/>Selbstverständlich werden diese Maßnahmen Geld kosten; das bleibt ja nicht aus. Und weil man mit Schecks auf die Zukunft natürlich vorsichtig sein sollte, muss man sich überlegen, wie wir in dieser schlimmen Krise die Vermögendsten und Besserverdienenden, die in den letzten Jahren ihren Reichtum oft noch steigern konnten, besser an der Finanzierung des Gemeinwohls beteiligen können. Eine europäische Antwort auf den IRA braucht natürlich auch eine europäische Antwort bei der Finanzierung. <text:s/>Abschließend darf ich sagen, dass all diese Maßnahmen, selbst wenn wir politische Mehrheiten dafür haben, nicht funktionieren werden, wenn wir nicht die Fachkräfte und die gut qualifizierten Beschäftigten haben, <text:s/>die sie dann umsetzen. Ich bin mir sehr sicher, dass wir mit dem Fachkräfteeinwanderungsgesetz ebenso wie mit der Steigerung der Frauenerwerbsbeteiligung und der Qualifizierungsoffensive breite Fortschritte machen werden. Wenn wir dann auch noch eine Ausbildungsgarantie hinkriegen, die diesen Namen verdient, bin ich vollends zufrieden. <text:s/>Vielen Dank. <text:s/>Vielen Dank, Herr Kollege. – Als nächster Redner hat das Wort der Kollege Tilman Kuban, CDU/CSU-Fraktion.</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170</text:p>
          </table:table-cell>
          <table:table-cell table:style-name="ce2" office:value-type="string" calcext:value-type="string">
            <text:p>17.05.2024</text:p>
          </table:table-cell>
          <table:table-cell table:style-name="ce2" office:value-type="string" calcext:value-type="string">
            <text:p>ID2017008100</text:p>
          </table:table-cell>
          <table:table-cell table:style-name="ce2" office:value-type="string" calcext:value-type="string">
            <text:p>Dr. Ann-Veruschka Jurisch (FDP)</text:p>
          </table:table-cell>
          <table:table-cell table:style-name="ce2" office:value-type="string" calcext:value-type="string">
            <text:p>2024-10-26 13:05:10</text:p>
          </table:table-cell>
          <table:table-cell table:style-name="ce2" office:value-type="string" calcext:value-type="string">
            <text:p>0.2120521366596222</text:p>
          </table:table-cell>
          <table:table-cell table:style-name="ce2" office:value-type="string" calcext:value-type="string">
            <text:p>Sehr geehrte Frau Präsidentin! Meine lieben Kolleginnen und Kollegen! Sehr verehrte Damen und Herren! Ich fasse mich kurz. <text:s/>Erstens: Gewaltenteilung. Der hier zur Rede stehende Fall von mutmaßlicher Schleusungskriminalität gekoppelt mit dem Anfangsverdacht mutmaßlicher Korruption ist ein Fall für die Justiz, und die ermittelt. Da gibt es im Moment eigentlich nicht viel, worüber wir hier im Parlament reden müssen. <text:s/>Wir machen die Gesetze. Die Justiz und andere Behörden wenden sie an, und das ist auch gut so. <text:s/>Zweitens: Korruption. Korruption ist des Teufels. Es gibt sie leider in jedem Land, auch in Deutschland. Aber sie grassiert vor allem da, wo es keine Freiheit gibt. <text:s/>Es gibt eine beeindruckende Grafik auf Statista vom Januar 2024, die die starke Korrelation zwischen Pressefreiheit und dem jeweiligen Maß an Korruption darstellt. Länder ohne Freiheit haben die höchste Korruption. Auch deswegen verstehe ich einfach nicht, warum Menschen, die in diesem demokratischen Parlament Abgeordnete sind, mit den Autokratien dieser Welt nicht nur flirten, sondern mit ihnen im Bett liegen. <text:s/>Es ist ein gutes Zeichen, dass bei uns mutmaßliche Korruption nicht nur strafrechtlich untersucht wird, sondern auch in der Presse publik gemacht wird. <text:s/>So muss es sein. So funktionieren Rechtsstaat und Demokratie. <text:s/>Drittens: Schleuser. Schleusungskriminalität untergräbt Ordnung und Kontrolle in der Migration. Sie untergräbt auch die Akzeptanz von Deutschland als Einwanderungsland. Schleuserkriminalität verletzt Menschenwürde und Menschenrechte und Menschen ganz direkt. <text:s/>Deswegen ist es richtig, dass wir in der Koalition in den letzten Monaten viele Maßnahmen auf den Weg gebracht haben, die sich gegen Schleuserkriminalität wenden. Die Erhöhung des Strafrahmens für Schleuser, die vereinfachte Abschiebung von Schleusern, die Einführung der Bezahlkarte, die sich gegen das Geschäftsmodell der Schleuser richtet, und geeignete polizeiliche Maßnahmen an Deutschlands Außengrenzen: All das haben wir in der Koalition auf den Weg gebracht. <text:s/>Fast 3 000 Schleuser wurden im letzten Jahr festgenommen. Für diesen Fahndungserfolg danke ich den Beamtinnen und Beamten, ganz besonders auch von der Bundespolizei, sehr, sehr herzlich. <text:s/>Und zum Abschluss. Mir fällt zu dieser Aktuellen Stunde und zu den Initianten vor allem das Sprichwort ein: Wer im Glashaus sitzt, sollte nicht mit Steinen werfen. Oder, eigentlich noch viel passender angesichts der aktuellen Umstände, die abgewandelte Form dieses Sprichworts, in der eine Klopapierrolle eine maßgebliche Rolle spielt. Aber das passt nicht zur Würde dieses Hauses. Deswegen sage ich es hier nicht. <text:s/>Ich wünsche Ihnen allen ein schönes Wochenende und schöne Pfingsten. Vielen Dank. <text:s/>Dr. Volker Ullrich hat das Wort für die CDU/CSU-Fraktion.</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60</text:p>
          </table:table-cell>
          <table:table-cell table:style-name="ce2" office:value-type="string" calcext:value-type="string">
            <text:p>13.10.2022</text:p>
          </table:table-cell>
          <table:table-cell table:style-name="ce2" office:value-type="string" calcext:value-type="string">
            <text:p>ID206009300</text:p>
          </table:table-cell>
          <table:table-cell table:style-name="ce2" office:value-type="string" calcext:value-type="string">
            <text:p>Oliver Luksic, Parl. Staatssekretär beim Bundesminister für Digitales und Verkehr</text:p>
          </table:table-cell>
          <table:table-cell table:style-name="ce2" office:value-type="string" calcext:value-type="string">
            <text:p>2024-10-26 10:26:29</text:p>
          </table:table-cell>
          <table:table-cell table:style-name="ce2" office:value-type="string" calcext:value-type="string">
            <text:p>0.22171907126903534</text:p>
          </table:table-cell>
          <table:table-cell table:style-name="ce2" office:value-type="string" calcext:value-type="string">
            <text:p>Frau Präsidentin! Liebe Kolleginnen und Kollegen! Ich freue mich, dass wir uns über Logistik unterhalten. Das ist ein ganz zentraler Sektor. Es geht um die Lebensadern der Wirtschaft. Und ja, die Logistikketten sind angespannt, weil wir multiple Krisen haben: Corona, Lieferkettenprobleme, Energie, Fahrermangel. Klar ist jedoch auch: Die Lieferketten sind angespannt, aber sie halten. Das ist die Kernbotschaft. Dazu fällt Ihnen in Ihrem Antrag relativ wenig ein. Er ist in weiten Teilen unterkomplex; das haben die Kollegen eben schon angesprochen. Wir haben ja Häfen, Schiene, Luftverkehr. Sie aber reden nur vom Lkw. Ich erkenne da die Handschrift eines Verbandes sehr stark. <text:s/>Aber nur von einem Verband etwas zu übernehmen, ist ein bisschen wenig. Es ist ein Sammelsurium an Spiegelstrichen und kein Konzept. Ludwig Erhard hätte auch ein paar Fragezeichen drangemacht, wenn er das gelesen hätte. <text:s/>Sie fordern runde Tische. Ich kann Ihnen sagen: Wir sind im wöchentlichen Austausch mit der Branche. Ich höre von ihr auch wenige Beschwerden, was unsere Arbeit angeht. Im Gegenteil: Sie fühlt sich gut aufgehoben. <text:s/>Liebe Kolleginnen und Kollegen, in Sachen Infrastruktur – Kollege Gastel hat es gesagt – gab es Versäumnisse, die wir jetzt angehen müssen, sei es bei der Schiene, wo wir die Elektrifizierung und den Ausbau beschleunigen müssen, sei es bei der Straße, wo wir in der Tat priorisieren müssen. Deswegen switchen wir um. Wir haben 4 000 kaputte Brücken vorgefunden. Deswegen legen wir jetzt den Fokus auf das Brückenmodernisierungsnetz. Wir werden die Zahl der Ersatzbauten stetig erhöhen. Das ist auch wichtig für die Logistik in Deutschland. Wir müssen aufräumen mit dem, was wir vorgefunden haben: leider keinen Planungsvorrat, nur kaputte Brücken. Wir gehen das jetzt an. <text:s/>Sie haben die Lkw-Stellplätze angesprochen. Das ist unstrittig. Auch diese bauen wir aus – 700 Millionen Euro stehen dafür bereit –, und das nicht nur an Bundesfernstraßen, sondern auch an Autohöfen. Das ist neu. Das klappt gut und kommt unterwegs gut an. <text:s/>Da Sie nur von Lkws reden: Ja, in der Tat gibt es die Herausforderung der Kraftstoffpreise. Deswegen gab es für kurze Zeit den Tankrabatt, aber das kann ja nicht die Dauerlösung sein. Wir haben eingeführt, dass das Statistische Bundesamt die von der Markttransparenzstelle für Kraftstoffe beim Bundeskartellamt stammenden Tagesdurchschnittspreise für Kraftstoffe wöchentlich veröffentlicht, damit die Unternehmen, die in der Regel einen Dieselfloater haben, die Preise weitergeben können. Das ist Marktwirtschaft; das funktioniert. Das haben wir gemacht, und das läuft auch gut. <text:s/>Die CO2-Abgabe haben Sie nicht erwähnt. Sie wird ausgesetzt. Das ist, glaube ich, in der jetzigen Lage angemessen. <text:s/>Lassen Sie uns jetzt zur Maut kommen. Ich bin etwas überrascht, dass Sie da ein komplexes Regelwerk etwas unterkomplex darstellen. Wir haben zum einen die Eurovignetten-Richtlinie, die Mitgliedstaaten aufgibt, Änderungen umzusetzen, und zum anderen die Gesetze zur Änderung des Bundesfernstraßenmautgesetzes. Das letzte Änderungsgesetz hat die Große Koalition mit Verkehrsminister Scheuer auf den Weg gebracht. Es sieht vor, dass wir die Maut basierend auf dem Wegekostengutachten für die letzten fünf Jahre zum Stichtag 1. Januar 2023 anpassen. <text:s/>Sie haben eben den Aspekt Infrastrukturkosten erwähnt, aber die Ansetzung von Lärm- und Umweltkosten, also die Internalisierung externer Effekte, vergessen. Aber die ist rechtlich notwendig. Ich möchte Sie mal an eine Tatsache erinnern, weil Ihre Wahrnehmung in Bezug auf Anhörungen ein bisschen selektiv ist: Sie haben den Herrn Schulz, früher Staatssekretär im unionsgeführten Ministerium, als Experten benannt. Und der von Ihnen benannte Experte der Toll Collect – er wurde ja mal „Mister Maut“ genannt – hat klar gesagt: Um zum 1. Januar 2023 eine rechtssichere Maut zu haben und zu verhindern, dass es weitere Klagen und Einnahmeausfälle gibt, ist es rechtlich notwendig, dass wir das so umsetzen. – Insofern: Hören Sie auf die Experten, die Sie selber vorgeschlagen haben! <text:s/>Liebe Kolleginnen und Kollegen, Sie sprechen den LNG-Bereich an. Die Planungssicherheit ist in der Tat ein Argument. Man kann im Nachhinein fragen, ob es so schlau war, dass Sie hier für die Maut eine Ausnahme geschaffen haben. <text:s/>Jetzt haben sich die Unternehmen LNG-betriebene Fahrzeuge angeschafft. Deswegen sind wir mit ihnen und auch mit dem BMWK im Austausch, um eine Lösung zu finden. Es gibt jetzt auch Programme für energieintensive Kleinunternehmen. Man muss schauen, ob man das darüber regeln kann. Aber das Entscheidende ist: Die EU-Kommission wollte Ihre Ausnahme nie. Sie hat ja sogar ein Vertragsverletzungsverfahren gegen die Bundesrepublik angekündigt. Das haben Sie hier unterschlagen. Und angesichts des hohen Weltmarktpreises fordern Sie, den LNG-Preis an den Dieselpreis zu koppeln. Das ist relativ kompliziert. Dazu schreiben Sie in Ihrem Antrag einen halben Satz. Sie müssen bitte mit Zahlen, Daten und Fakten erklären, wie das gehen soll. <text:s/>Einfach eine Forderung von Verbänden zu kopieren, ist ein bisschen dünn. Klar ist: Wir wollen auch hier den mittelständischen Unternehmern helfen. Aber wenn Sie fordern, den LNG-Preis an den Dieselpreis zu koppeln, dann erklären Sie bitte auch, wie das gehen soll. Das kann ich aus Ihrem Antrag nicht herauslesen. <text:s/>Da Sie immer den AdBlue-Mangel beschwören, was übrigens auch zu Hamsterkäufen führt und die Lage eher erschwert als verbessert, lassen Sie mich klar sagen: Wir haben das gerade mit den National Contact Points der EU diskutiert. Da gibt es eine Entspannung der Lage. Erfreulicherweise haben wir drei große Produzenten in Deutschland und einen funktionierenden europäischen Binnenmarkt. Staatssekretär Kellner ist hier im ständigen Austausch, wir sind es auch. Durch die Gaspreisbremse ist es gelungen, dass auch in Piesteritz wieder produziert wird. Es gibt also weder in Europa noch in Deutschland eine Mangellage. Die gute Nachricht ist: Die Versorgung mit AdBlue ist erst mal gesichert. Insofern ist Ihr Antrag auch an der Stelle nicht mehr aktuell und zutreffend. <text:s/>Wo es in der Tat viel zu tun gibt, ist der Fahrermangel. Auch dazu stehen in Ihrem Antrag nur zwei, drei dünne Sätze. Wir alle sollten nicht suggerieren, dass die Politik das Problem alleine lösen kann. Wir haben allgemein einen Fachkräftemangel. In erster Linie brauchen wir gute Arbeitsbedingungen und gute Löhne. Den Fachkräftemangel zu bekämpfen, ist nicht so einfach. Wir arbeiten daran und setzen auf Einwanderung und – das ist ein wichtiger Aspekt – die Anerkennung von Führerscheinen. Sie sehen also: Wir sind an den wichtigen Themen dran. <text:s/>Die Logistikketten sind angespannt, aber funktionieren. <text:s/>In dem Sinne bedanke ich mich für Ihre Aufmerksamkeit. Ich hoffe, in den laufenden Beratungen kommen noch bessere Vorschläge. Wenn es welche gibt, nehmen wir sie gerne auf. Vielen Dank. <text:s/>Für die CDU/CSU hat das Wort Dr. Christoph Ploß.</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112</text:p>
          </table:table-cell>
          <table:table-cell table:style-name="ce2" office:value-type="string" calcext:value-type="string">
            <text:p>22.06.2023</text:p>
          </table:table-cell>
          <table:table-cell table:style-name="ce2" office:value-type="string" calcext:value-type="string">
            <text:p>ID2011201100</text:p>
          </table:table-cell>
          <table:table-cell table:style-name="ce2" office:value-type="string" calcext:value-type="string">
            <text:p>Robert Farle (fraktionslos)</text:p>
          </table:table-cell>
          <table:table-cell table:style-name="ce2" office:value-type="string" calcext:value-type="string">
            <text:p>2024-10-26 11:25:36</text:p>
          </table:table-cell>
          <table:table-cell table:style-name="ce2" office:value-type="string" calcext:value-type="string">
            <text:p>0.22424933314323425</text:p>
          </table:table-cell>
          <table:table-cell table:style-name="ce2" office:value-type="string" calcext:value-type="string">
            <text:p>Sehr geehrte Frau Präsidentin! Sehr geehrte Damen und Herren! Sehr geehrter Herr Bundeskanzler! Die Halbzeitbilanz dieser Ampel ist in meinen Augen <text:s/>eine Abfolge von Fehlentscheidungen inkompetenter Personen, die mit ihren Aufgaben heillos überfordert sind. Dazu kommt die selbstzerstörerische russophobe <text:s/>Sanktionspolitik, die den letzten Standortvorteil Deutschlands, nämlich die günstige Energieversorgung aus Russland, beseitigt hat. <text:s/>Statt eines neuen Wirtschaftswunders steckt Deutschland jetzt mitten in der Rezession: die Industrieproduktion rückläufig, die Baubranche in der <text:s/>Krise, Traditionsunternehmen melden Insolvenzen an, Konzerne und Mittelständler verlegen ihre Produktion vor allem in die USA und werden von dort angelockt, die <text:s/>Arbeitsproduktivität sinkt, der Exportüberschuss schrumpft, und die Sozialausgaben explodieren bei anhaltender Massenzuwanderung. <text:s/>Die Außenpolitik: ein einziger Scherbenhaufen. <text:s/>Mit ihren Auftritten hat Frau Baerbock Deutschland zu einer internationalen Lachnummer gemacht und uns in eine militärische Auseinandersetzung mit <text:s/>Russland getrieben, indem sie eben mal so den Krieg erklärt hat – ganz nebenbei. <text:s/>In diesem Konflikt haben wir nichts zu suchen. Deutschland kann nichts gewinnen, aber vieles verlieren. Hier werden ohne Not unverantwortlich hohe <text:s/>Risiken für unsere Bevölkerung eingegangen, ohne dass unser Land überhaupt angegriffen wurde. <text:s/>Die Rollen vertauschen sich mittlerweile. Kiew ist jetzt Angreifer und versucht, den Krieg nach Russland zu tragen und die ganze NATO einzubinden, um <text:s/>im Stellvertreterkrieg für die USA die Krim als Stützpunkt zu erobern. Die Offensive kommt nicht voran. Und Sie leben in einer Scheinblase, weil Sie gar nicht <text:s/>mitkriegen, was da los ist. <text:s/>Anstatt sich für eine Verhandlungslösung einzusetzen, fällt dem Bundeskanzler nichts anderes ein, als „Slawa Ukrajini“ zu rufen, die Begrüßungsformel <text:s/>der Bandera-Faschisten. <text:s/>Kommen Sie bitte zum Schluss. <text:s/>SPD-Urgesteine wie Günter Verheugen oder Klaus von Dohnanyi sind entsetzt. <text:s/>Damit komme ich zum Schluss und sage: Deutschland braucht einen Neuanfang. Wir brauchen Neuwahlen. <text:s/>Kommen Sie bitte zum Schluss. <text:s/>Der Bürger muss auf die Straße gehen und muss dafür sorgen, <text:s/>dass diese grüne Politik in unserem Land ein Ende findet. <text:s/>Nächste Rednerin: für die SPD-Fraktion Lena Werner.</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3</text:p>
          </table:table-cell>
          <table:table-cell table:style-name="ce2" office:value-type="string" calcext:value-type="string">
            <text:p>18.11.2021</text:p>
          </table:table-cell>
          <table:table-cell table:style-name="ce2" office:value-type="string" calcext:value-type="string">
            <text:p>ID20305800</text:p>
          </table:table-cell>
          <table:table-cell table:style-name="ce2" office:value-type="string" calcext:value-type="string">
            <text:p>Dr. Katja Leikert (CDU/CSU)</text:p>
          </table:table-cell>
          <table:table-cell table:style-name="ce2" office:value-type="string" calcext:value-type="string">
            <text:p>2024-10-26 09:42:30</text:p>
          </table:table-cell>
          <table:table-cell table:style-name="ce2" office:value-type="string" calcext:value-type="string">
            <text:p>0.2082216590642929</text:p>
          </table:table-cell>
          <table:table-cell table:style-name="ce2" office:value-type="string" calcext:value-type="string">
            <text:p>Sehr geehrte Frau Präsidentin! Liebe Kolleginnen und Kollegen! Herr Schwabe, ich habe eben sehr aufmerksam zugehört. Sie haben hier ja einen Spannungsbogen hineingebracht, indem Sie konzeptionell Neues mit Blick auf die Migrationspolitik angekündigt haben. Aber außer Humanität, Ordnung, Steuerung habe ich da jetzt gar nichts Neues herausgehört. Insofern bleiben wir da wirklich sehr gespannt. <text:s/>Angesichts der Lage an der belarussisch-polnischen Grenze brauchen wir jetzt vor allem eine klare Lageanalyse. Wir brauchen wirkungsvolle Maßnahmen und vor allem einen ganz klaren Blick auf die Menschenrechtssituation vor Ort. Was wir nicht brauchen, Kollegen von der AfD, sind Anträge von Ihnen, die schon in der Ursachenanalyse fehlerhaft sind, und zwar grundständig. In den Anträgen kommt nicht nur das Wort „Menschen“ nicht vor, wie der Kollege Middelberg richtig festgestellt hat, es kommt auch das Wort „Russland“ nicht ein einziges Mal vor. <text:s/>Sie tun so, als würden Sie sich um Deutschland sorgen, und dabei ist es ganz klar Ihr Mentor Putin, <text:s/>der die Menschen zum Erfrieren in den Wald schickt, der die Europäische Union destabilisieren will und der das Regime in Minsk stützt, das das eigene Land bankrottgeplündert hat. <text:s/>Herr Chrupalla – ich weiß nicht, ob Sie da sind –, <text:s/>es gibt viele von Ihnen, die regelmäßig dem Kreml Besuche abstatten. Nutzen Sie doch einfach diese persönlichen Beziehungen, um dem Treiben von Lukaschenko ein Ende zu bereiten! <text:s/>Liebe Kolleginnen und Kollegen, unsere Sorge gilt den Tausenden Menschen, die im Wald erfrieren. Es sterben Menschen, weil sie den falschen Versprechungen von Lukaschenko gefolgt sind. Das sind menschenunwürdige Zustände. Da leiden Kinder und ihre Eltern an der Grenze der Europäischen Union. Das ist unerträglich. <text:s/>Unser Anspruch bleibt humanitär – im Gegensatz zu dem Gehetze, das von Ihnen kommt. <text:s/>Wir wollen den Menschen, die von Lukaschenko in einem hybriden Krieg gegen die Europäische Union in Stellung gebracht werden, helfen. Deshalb, lieber geschätzter Kollege aus Frankfurt: <text:s/>Wir haben ja oft ähnliche Ansichten. Aber ich halte es für von einer tiefen Menschlichkeit geprägt, wenn Angela Merkel in dieser schwierigen Situation persönlich das Gespräch zu Herrn Lukaschenko sucht. <text:s/>Was es da zu kritisieren gibt, kann ich wirklich nicht nachvollziehen. <text:s/>Liebe Kolleginnen und Kollegen, ich habe aber auch Hoffnung – wenn wir die Beschlüsse der Europäischen Union im Hinblick auf die Sanktionen betrachten –, dass die Europäische Union schlagkräftiger wird. Wir haben bis jetzt gute Erfolge gesehen: Dubai, Bagdad und Ankara haben ihre Beihilfen für Lukaschenko eingestellt. Wir hoffen sehr, dass Ihnen als neue Koalitionäre der Weg zu einer gemeinsamen europäischen Migrationspolitik – und da haben Sie wirklich eine ganz große Aufgabe vor sich – gelingt. <text:s/>Frau Kollegin, Ihre Redezeit ist vorbei. <text:s/>Danke, Frau Präsidentin. – Ich möchte gerne noch einen Genesungswunsch an einen polnischen Grenzer übersenden, der leider schwer verletzt wurde, als er die Grenzen der Europäischen Union schützen wollte. Wir danken ihm und seinen Kollegen. <text:s/>Herzlichen Dank. <text:s/>Danke schön, Dr. Katja Leikert. – Nächster Redner: für die AfD-Fraktion Norbert Kleinwächter.</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Integrationswillige</text:p>
          </table:table-cell>
          <table:table-cell table:number-columns-repeated="1014"/>
        </table:table-row>
        <table:table-row table:style-name="ro1">
          <table:table-cell table:style-name="ce2" office:value-type="string" calcext:value-type="string">
            <text:p>162</text:p>
          </table:table-cell>
          <table:table-cell table:style-name="ce2" office:value-type="string" calcext:value-type="string">
            <text:p>10.04.2024</text:p>
          </table:table-cell>
          <table:table-cell table:style-name="ce2" office:value-type="string" calcext:value-type="string">
            <text:p>ID2016209500</text:p>
          </table:table-cell>
          <table:table-cell table:style-name="ce2" office:value-type="string" calcext:value-type="string">
            <text:p>Andrea Lindholz (CDU/CSU)</text:p>
          </table:table-cell>
          <table:table-cell table:style-name="ce2" office:value-type="string" calcext:value-type="string">
            <text:p>2024-10-26 12:55:24</text:p>
          </table:table-cell>
          <table:table-cell table:style-name="ce2" office:value-type="string" calcext:value-type="string">
            <text:p>0.20805269479751587</text:p>
          </table:table-cell>
          <table:table-cell table:style-name="ce2" office:value-type="string" calcext:value-type="string">
            <text:p>Sehr geehrter Herr Präsident! Sehr geehrte Damen und Herren! Liebe Kolleginnen und Kollegen! Jahrelang wurde von der Vorstellung der Polizeilichen Kriminalstatistik außerhalb des Fachpublikums kaum Notiz genommen. Die Zahl der registrierten Straftaten und der Tatverdächtigen sank seit 2016 stetig, und das gilt übrigens auch für die Zahl ausländischer Tatverdächtiger. <text:s/>Seit zwei Jahren ist das allerdings anders. Die Zahl der registrierten Straftaten steigt rapide an. Im Jahr 2022 war es ein Anstieg von 11,5 Prozent, im vergangenen Jahr von 5,5 Prozent. Dieser Anstieg liegt vor allem an – man muss es einfach so deutlich sagen – mehr ausländischen Tatverdächtigen. <text:s/>Während die Zahl deutscher Tatverdächtiger in den vergangenen beiden Jahren nur um 4,6 bzw. 1,0 Prozent gestiegen ist, stieg die Zahl ausländischer Tatverdächtiger im Jahr 2022 um 22,6 Prozent und im letzten Jahr um 17,8 Prozent. Es geht auch nicht nur um irgendwelche Delikte, sondern es sind unter anderem Gewaltdelikte wie Raub, gefährliche und schwere Körperverletzung. <text:s/>Man muss es ganz einfach so sagen: Deutschland wird seit zwei Jahren unsicherer, und das liegt vor allem an der stark gestiegenen Ausländerkriminalität. <text:s/>Es ist damit an der Zeit, dass die Ampel das endlich einsieht. – Wenn ich hier „Blödsinn“ höre, dann weiß ich, dass es damit wahrscheinlich nicht so weit her sein wird. Aber man muss es einfach so sagen: Jede Straftat, ohne Zweifel, ist eine zu viel, egal von wem sie begangen worden ist, von Deutschen oder auch von Ausländern, so wie es die Statistik unterscheidet. Aber, liebe Kolleginnen und Kollegen, wer doch hoffentlich zielgerichtet Kriminalität bekämpfen will, der kann nicht länger ignorieren, dass vor zwei Jahren 37 Prozent und im letzten Jahr 41 Prozent aller Tatverdächtigen Ausländer waren – und das bei einem Ausländeranteil an der Gesamtbevölkerung von nur 15 Prozent. <text:s/>Eine zentrale Botschaft der Kriminalstatistik ist daher: Die Integrationsfähigkeit unseres Landes, liebe Kolleginnen und Kollegen, ist am Limit. Wir verkraften das Ausmaß an illegaler Zuwanderung, wie wir sie auch in den letzten beiden Jahren erlebt haben, nicht mehr. <text:s/>Was machen Sie aber, liebe Kolleginnen und Kollegen von der Ampel? Sie setzen immer neue Anreize für noch mehr irreguläre Migration nach Deutschland: <text:s/>mehr Bleiberechte für Ausreisepflichtige, schnellere Einbürgerung, für die Sie aktuell sogar in arabischer Sprache Werbung machen. <text:s/>Sie verschärfen die Abschieberegelungen, und gleichzeitig stellen Sie aber Personen, die rechtskräftig festgestellt ausreisepflichtig sind, auch noch einen Anwalt an die Seite. Sie verweigern monatelang Grenzkontrollen. Jetzt sieht man, dass sie natürlich wirken. <text:s/>Und Sie stufen die Maghreb-Staaten weiterhin nicht als sichere Herkunftsstaaten ein, obwohl, lieber Herr Fechner, die Menschen dort fast nie schutzbedürftig sind, aber überproportional oft kriminell. <text:s/>Ich kann Ihnen nur sagen: Ergreifen Sie endlich die richtigen und wirksamen Maßnahmen <text:s/>zur Reduzierung des Problems der irregulären Migration! Denn das ist ein Sicherheitsproblem. Ansonsten sind auch Sie Teil dieses Sicherheitsproblems. <text:s/>Und eine zweite Botschaft enthält die Polizeiliche Kriminalstatistik: Polizei und Justiz müssen deutlich gestärkt werden, um die gestiegene Kriminalität bekämpfen zu können. Gerade die Polizei ist in Zeiten erhöhter Terrorgefahr und einer immer stärker polarisierten Gesellschaft bereits jetzt am Limit. Was machen Sie, liebe Kolleginnen und Kollegen von der Ampel? Sie verweigern seit Monaten die Einführung der Befugnis zur IP-Adressen-Speicherung, <text:s/>obwohl Fachleute sagen, sie brauchen dieses Instrument für die Bekämpfung von Terror und Kindesmissbrauch. Offensichtlich haben Sie sich jetzt auf das Quick-Freeze-Verfahren verständigt, wie man der Presse entnehmen kann. <text:s/>– Ja, da können Sie klatschen. Bringt nur nichts! Denn da, wo nichts mehr ist, kann auch nichts mehr eingefroren werden. Wie man sich dazu auch noch beklatschen kann! Das sagt wirklich alles. <text:s/>Sie verweigern der Justiz die weitere Unterstützung mit einem Pakt für den Rechtsstaat 2.0, obwohl mehr Staatsanwälte und mehr Richter auch schneller für Strafen sorgen würden. Sie misstrauen Polizei und Justiz, indem Sie einen neuen Polizeibeauftragten einsetzen <text:s/>und neue, schlechte Regeln für V-Leute einführen wollen. Sie sind, liebe Kolleginnen und Kollegen von der Ampel, in der Sicherheitspolitik auf dem komplett falschen Weg. Sie ignorieren das immer geringere Sicherheitsgefühl der Bevölkerung. Das, liebe Kolleginnen und Kollegen, ist eine verdammt gefährliche Politik. <text:s/>Die Menschen müssen sicher sein, und sie müssen sich auch sicher fühlen – und das auf öffentlichen Plätzen, im Supermarkt und im öffentlichen Nahverkehr. Wer dieses Bedürfnis ignoriert, der verliert das Vertrauen der Bevölkerung und fördert den Zulauf in extremistische Parteien. <text:s/>Frau Kollegin, kommen Sie bitte zum Schluss! <text:s/>Ich fordere Sie daher auf: Steuern Sie endlich um! <text:s/>Ich darf mit Wilhelm von Humboldt schließen, der schon 1851 sagte: – <text:s/>Das dürfen Sie jetzt nicht mehr, Frau Kollegin. Wir haben eine Aktuelle Stunde mit Fünf-Minuten-Beiträgen. <text:s/>– „Ohne Sicherheit ist keine Freiheit.“ <text:s/>Danke. <text:s/>Liebe Kollegin, ich weise darauf hin, dass es in der Aktuellen Stunde Beiträge von exakt fünf Minuten gibt. Ich lasse keine Zeitüberschreitungen zu. <text:s/>– Es waren immerhin 16, Frau Kollegin. Es ist trotzdem eine Zeitüberschreitung. <text:s/>Nächste Rednerin ist die Kollegin Peggy Schierenbeck.</text:p>
          </table:table-cell>
          <table:table-cell table:style-name="ce2" office:value-type="string" calcext:value-type="string">
            <text:p>-</text:p>
          </table:table-cell>
          <table:table-cell table:style-name="ce2" office:value-type="string" calcext:value-type="string">
            <text:p>Willkommene</text:p>
          </table:table-cell>
          <table:table-cell table:style-name="ce2" office:value-type="string" calcext:value-type="string">
            <text:p>Integrationswillige</text:p>
          </table:table-cell>
          <table:table-cell table:number-columns-repeated="1014"/>
        </table:table-row>
        <table:table-row table:style-name="ro1">
          <table:table-cell table:style-name="ce2" office:value-type="string" calcext:value-type="string">
            <text:p>137</text:p>
          </table:table-cell>
          <table:table-cell table:style-name="ce2" office:value-type="string" calcext:value-type="string">
            <text:p>16.11.2023</text:p>
          </table:table-cell>
          <table:table-cell table:style-name="ce2" office:value-type="string" calcext:value-type="string">
            <text:p>ID2013701200</text:p>
          </table:table-cell>
          <table:table-cell table:style-name="ce2" office:value-type="string" calcext:value-type="string">
            <text:p>Nicole Höchst (AfD)</text:p>
          </table:table-cell>
          <table:table-cell table:style-name="ce2" office:value-type="string" calcext:value-type="string">
            <text:p>2024-10-26 12:11:14</text:p>
          </table:table-cell>
          <table:table-cell table:style-name="ce2" office:value-type="string" calcext:value-type="string">
            <text:p>0.2213600128889084</text:p>
          </table:table-cell>
          <table:table-cell table:style-name="ce2" office:value-type="string" calcext:value-type="string">
            <text:p>Frau Präsidentin! Werte Kollegen! Meine sehr verehrten Damen und Herren! Liebe Ministerin! Wir sind uns hoffentlich hier alle einig, dass Gewalt generell, also auch Gewalt gegen Frauen, gar nicht geht – egal durch wen, egal wo auf der Welt und egal an wem, auch in Deutschland. Gewalt geht gar nicht! <text:s/>Sie sind besonders verurteilungsfreudig im Hinblick auf Frauenmorde, Vergewaltigungen, Gruppenvergewaltigungen, Genitalverstümmelungen, Zwangsehen, Kinderehen, Mehrehen usw. in fernen Ländern. Ihr Umgang mit diesen verabscheuungswürdigen Dingen hier in Deutschland spricht leider eine andere Sprache. Das Ansprechen von Tatsachen und die Forderung nach Konsequenzen halten Sie für fremdenfeindlich. Sie wollen lieber alle schnell einbürgern und somit die Kriminalstatistik überwiegend mit Tätern füllen, die dann ja deutsch sind. <text:s/>So statten Sie Ihr Beschweigungskartell mit selbstgemachten Fakten aus, die Sie benötigen, um Fremdenfeindlichkeit bei denen anzuprangern, die mit dieser Politik nicht einverstanden sind, meine Damen und Herren. <text:s/>Die Statistiken sprechen eine deutliche Sprache. Alle diese Taten geschehen hier im besten Deutschland aller Zeiten ohne jedweden Aufschrei und ohne jedwede wirklich ernstzunehmende Konsequenz für die Täter. Sie schützen die Falschen, nämlich die Täter, und nicht die Opfer. <text:s/>Dafür fehlt uns, dafür fehlt den Menschen da draußen jedwedes Verständnis. Wir möchten, dass jeden Gewalttäter die volle Härte unserer Gesetze trifft und dass Straftäter von anderswo abgeschoben werden. Das ist auch Prävention. <text:s/>Leider sind Sie alle Zuwanderungsfanatiker und Anhänger einer kultursensiblen Kuscheljustiz. Damit verschafft sich aber unser Rechtsstaat insbesondere bei schariasozialisierten Männern keinerlei Respekt. Ihre ach so wertegeleitete, ach so feministische Politik macht Frauen in Deutschland zu Freiwild. <text:s/>„Wer halb Kalkutta aufnimmt, hilft nicht Kalkutta, sondern wird selbst zu Kalkutta“, sagte Herr Scholl-Latour. Das können oder wollen Sie nicht verstehen und importieren zuhauf Männer, die unsere freie westliche Art zu leben auf das Tiefste verachten. Ihre Vielfalt ist frauenverachtend. <text:s/>Sie lassen Gewalt gegen Frauen zu – so die Kriminalstatistik –, wo diese Männer im Verhältnis zu ihrem Anteil an der Bevölkerung überproportional bei den Gewaltverbrechen vertreten sind. Ja, Gewalt findet in der Familie statt. Die Belegungszahlen von zwei Dritteln nichtdeutscher Frauen in Frauenhäusern sprechen eine sehr deutliche Sprache. Meine Damen und Herren, mit moralisch erhobenem Zeigefinger in Richtung anderer Länder und linken Träumereien kommen wir nicht weiter, mit staatsbürgerschaftlichem Umetikettieren aber auch nicht. Wir lassen Ihnen Ihre wohlfeilen Reden und Ihre untauglichen Maßnahmen nicht durchgehen. <text:s/>Vielen Dank. <text:s/>Als Nächste hat das Wort für die FDP-Fraktion Gyde Jensen.</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86</text:p>
          </table:table-cell>
          <table:table-cell table:style-name="ce2" office:value-type="string" calcext:value-type="string">
            <text:p>13.09.2024</text:p>
          </table:table-cell>
          <table:table-cell table:style-name="ce2" office:value-type="string" calcext:value-type="string">
            <text:p>ID2018605200</text:p>
          </table:table-cell>
          <table:table-cell table:style-name="ce2" office:value-type="string" calcext:value-type="string">
            <text:p>Felix Banaszak (BÜNDNIS 90/DIE GRÜNEN)</text:p>
          </table:table-cell>
          <table:table-cell table:style-name="ce2" office:value-type="string" calcext:value-type="string">
            <text:p>2024-10-26 13:36:16</text:p>
          </table:table-cell>
          <table:table-cell table:style-name="ce2" office:value-type="string" calcext:value-type="string">
            <text:p>0.259195476770401</text:p>
          </table:table-cell>
          <table:table-cell table:style-name="ce2" office:value-type="string" calcext:value-type="string">
            <text:p>Frau Präsidentin! Liebe Kolleginnen und Kollegen! In solchen Debatten, wie wir sie diese Woche geführt haben, verhandelt eine Gesellschaft, wer sie sein will, wohin sie gehen will, wie sie die Lage einschätzt. Das tut jede Fraktion für sich, das tun Regierung und Opposition und vermutlich jeder einzelne von uns. <text:s/>Die Fraktion rechts außen und eine Gruppe, die, aus meiner Sicht: fälschlicherweise, gerade links außen sitzt, <text:s/>haben sich auch in dieser Woche für die politische Lüge als Grundlage jeglicher Handlungen entschieden. Und die Frage ist: Wie reagieren eigentlich die anderen darauf? Wie reagieren wir als demokratische Parteien, als demokratische Fraktionen, als Menschen, die sich zwar aus unterschiedlichen, aber, wie ich sagen würde, jeweils hehren Motiven dafür entschieden haben, politisch aktiv zu werden, darauf, dass in dieser Gesellschaft etwas ins Rutschen gekommen ist? <text:s/>Mein Vorschlag wäre, dass wir diese Debatte in aller Ehrlichkeit führen und auch über diesen Haushalt, über all das, was im nächsten Jahr ansteht, in aller Ehrlichkeit reden. Das ist ein Anspruch an die Regierung – dazu komme ich gleich – und auch ein Anspruch an die demokratische Opposition. Ist es denn in der derzeitigen Lage, in der ja nicht nur Deutschland, sondern auch viele andere demokratische Gesellschaften vor einer Zerreißprobe stehen, wirklich ratsam, zu glauben, die Engführung aller Herausforderungen auf ein Thema, nämlich Migration, helfe uns aus dieser Lage heraus? Ist das wirklich klug? Ich glaube, nicht. <text:s/>Ist es wirklich klug, in einer Welt, in der die Feinde der Demokratie nicht nur von innen, sondern auch von außen auf uns einwirken, unser internationales Engagement infrage zu stellen oder zu diskreditieren, wie das in den letzten Wochen und Monaten immer wieder passiert ist? Ich glaube, nicht. <text:s/>Ist es klug, in einer ohnehin schon polarisierten Gesellschaft die Verächtlichmachung, den Angriff mit voller Härte immer an den Beginn jeder Strategie zu stellen, anstatt zu fragen, was wir in dieser Gesellschaft gemeinsam bewältigen und gemeinsam erreichen können? Ich glaube nicht. <text:s/>Wenn wir über diesen Haushalt reden, rate ich uns allen zu großer Ehrlichkeit. In gewisser Weise ist dieser Haushaltsentwurf der Regierung ein Zeichen des großen Vertrauens der Regierung in das Parlament. <text:s/>In der Tat gibt es noch einige Fragen zu klären. So, wie er jetzt vorliegt, kann und wird er am Ende nicht beschlossen werden. Aber was bedeutet das? <text:s/>– Ich versuche gerade, mit Ihnen eine Debatte darüber zu führen, wie wir dieses Land gemeinsam voranbringen können. <text:s/>Und von Ihnen kommt wieder nur Häme. Machen Sie das so, aber glauben Sie bitte nicht, dass Sie davon dauerhaft profitieren! <text:s/>Glauben Sie bitte nicht, dass diese Herangehensweise nicht dazu führt, dass der Ast, auf dem Sie sitzen, droht abzubrechen! <text:s/>Lassen Sie uns doch einmal die Gelegenheit nutzen, darüber nachzudenken, wie die Lage ist! <text:s/>Dieser Haushaltsentwurf ist nicht das Ende jeder Debatte. Dieser Haushaltsentwurf ist auch nicht der Weisheit letzter Schluss. Aber dieser Haushaltsentwurf, meine Damen und Herren von der Union, ist doch ehrlicherweise auch nicht das größte Übel, das diese Welt und dieses Parlament jemals zu Gesicht bekommen hat <text:s/>oder zu Gesicht bekommen wird. Er ist Ausdruck von großen Problemen, die dieses Land hat. Er ist Ausdruck dessen, dass unsere Gesellschaft und unsere Volkswirtschaft herausgefordert wird von Menschen überall auf der Welt, die es nicht gut mit uns meinen. Er ist Ausdruck dessen, dass wir, ja, noch immer in einer schwierigen Krisensituation leben, in die wir uns in der Vergangenheit selbst hineinmanövriert haben. Er ist Ausdruck dessen, zu versuchen, herauszukommen aus dieser Lage – nicht mehr, aber auch nicht weniger. <text:s/>Ich möchte uns allen die Bitte mit auf den Weg geben – und ich schließe meine eigene Fraktion ein –, das nächste Jahr, aber erst einmal die nächsten Wochen und Monate zu nutzen, um zu schauen, was unter den gegebenen politischen Umständen einer Koalition, die aus drei sehr unterschiedlichen Parteien besteht, die sich aber gemeinsam dafür entschieden haben, Verantwortung zu übernehmen, möglich ist, und gleichzeitig die demokratische Debatte darüber zu führen, was an den politischen, an den haushaltspolitischen und an den grundsätzlichen demokratiepolitischen Rahmenbedingungen verändert werden kann, damit wir es denen, die ganz rechts und ganz links sitzen, nicht leicht machen. <text:s/>Das Wort hat Florian Oßner für die CDU/CSU-Fraktion.</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60</text:p>
          </table:table-cell>
          <table:table-cell table:style-name="ce2" office:value-type="string" calcext:value-type="string">
            <text:p>13.10.2022</text:p>
          </table:table-cell>
          <table:table-cell table:style-name="ce2" office:value-type="string" calcext:value-type="string">
            <text:p>ID206002700</text:p>
          </table:table-cell>
          <table:table-cell table:style-name="ce2" office:value-type="string" calcext:value-type="string">
            <text:p>Detlef Seif (CDU/CSU)</text:p>
          </table:table-cell>
          <table:table-cell table:style-name="ce2" office:value-type="string" calcext:value-type="string">
            <text:p>2024-10-26 10:25:31</text:p>
          </table:table-cell>
          <table:table-cell table:style-name="ce2" office:value-type="string" calcext:value-type="string">
            <text:p>0.27340856194496155</text:p>
          </table:table-cell>
          <table:table-cell table:style-name="ce2" office:value-type="string" calcext:value-type="string">
            <text:p>Frau Präsidentin! Liebe Kolleginnen und Kollegen! Meine Damen und Herren! Aktuell sind über 12 Millionen Menschen wegen des völkerrechtswidrigen Angriffskriegs Russlands auf der Flucht, innerhalb der Ukraine und außerhalb der Ukraine. Etwa 927 000 Menschen haben bisher bei uns vorübergehenden Schutz erhalten. Ich meine, wir können an der Stelle auch mal deutlich sagen: Wir als Deutschland können wirklich stolz darauf sein, dass wir so beherzt vorgegangen sind und vorgehen und dass wir diese Menschen vorbehaltlos aufgenommen haben. <text:s/>Auf der anderen Seite: Es ist natürlich wichtig, dass die Hilfe im Asylrecht den Menschen zuteilwird, die sie auch benötigen. Ich glaube, diesen Obersatz können doch wir alle unterstreichen. Wir können es, wenn wir die aktuellen Migrationsbewegungen sehen, uns auch nicht länger leisten, dass die Hilfe denjenigen zuteilwird, die keinen Anspruch haben. <text:s/>Deshalb ist es so: Im Gegensatz zu Deutschland hat der ganz überwiegende Teil der EU-Mitgliedstaaten mittlerweile eine sehr restriktive Asylpolitik auf den Weg gebracht, beispielsweise die skandinavischen Länder, Frankreich, die Mittelmeerländer und Österreich. Die Bereitschaft für eine freiwillige Aufnahme tendiert gegen null. Der Tenor in Europa ist: Bloß keine weiteren Anreize schaffen. Die Ampelregierung will das nicht wahrhaben. Sie beschreitet in der Tat einen Sonderweg in Europa. Wir sind die Einzigen, die das so machen. Sie schafft weitere aufenthaltsrechtliche und sozialrechtliche Anreize. <text:s/>Herr Thomae, ich muss Ihnen mal deutlich sagen: Sie glauben doch nicht, wenn Sie ein paar Tausend Menschen die legale Einreise ermöglichen, dass dann der Migrationsdruck, der in der Welt besteht – es geht hier um über 100 Millionen Menschen –, beseitigt ist <text:s/>und die anderen 99,5 Millionen Menschen sagen: Wir wandern jetzt nicht mehr. – Das ist doch unlogisch. Das müssen Sie doch selbst einsehen. <text:s/>Schon im Januar ist Innenministerin Faeser ja einseitig mit einer Koalition der aufnahmebereiten Mitgliedstaaten vorgeprescht. Die Reaktion ging gegen null. Die große Mehrheit der Länder hat das abgelehnt. <text:s/>Dieser Sonderweg – ich weiß das durch viele Gespräche – schadet uns in Europa und international. <text:s/>Anstatt durch innenpolitische Asylexperimente neue Anreize zu schaffen, muss die Ampel endlich die europäischen und internationalen Baustellen angehen. Wir brauchen dringend das Grenzverfahren. Sprechen Sie mit Ihren Sozialdemokraten in Brüssel! Die sind gerade dabei, das nur noch als freiwillig auszugestalten. Wir brauchen dringend eine Wiederbelebung des EU-Türkei-Abkommens. Hunderttausend Menschen haben sich aktuell organisiert und warten auf die Möglichkeit, zu uns gekommen. Hier ist die Bundesregierung gefragt – nicht im innenpolitischen Klein-Klein, sondern international. <text:s/>Serbien ist zurzeit Dreh- und Angelpunkt, ein Hotspot im Ganzen. Die Drittstaatsangehörigen von 28 Ländern können visafrei einreisen. Serbien als Transitland guckt weg. Das macht im Moment auch den großen Druck auf der Balkanroute aus. Und – ich habe es gestern schon mal in der Debatte gesagt, aber das Thema ist ganz wichtig –: Es gibt anerkannte Asylbewerber in Italien, Griechenland und anderen Ländern. Die kommen zu uns, reisen legal ein, stellen hier einen Asylantrag, und unsere Gerichte sagen: Ihr könnt sie nicht mehr in die Länder zurückschicken, wo sie anerkannt sind, sondern ihr müsst hier ein neues Verfahren durchführen. – Was ist das denn für ein europäisches System? Hier erwarte ich Druck seitens der Bundesregierung und erwarte von ihr, diplomatisch und international tätig zu werden. <text:s/>Mit ihrem europäischen Sonderweg ist die Ampel zurzeit Teil des Problems und eben nicht die Lösung. <text:s/>Kommen Sie bitte zum Schluss, Herr Kollege. <text:s/>Komme ich. – Nehmen Sie Abstand von Ihren Asylexperimenten, und setzen Sie europäisch und international endlich die dringend erforderlichen Impulse! Zeigen Sie endlich Führung! Das erwarten die Mitgliedsländer von uns. <text:s/>Vielen Dank. <text:s/>Das Wort geht jetzt an die FDP-Fraktion, an Dr. Ann-Veruschka Jurisch.</text:p>
          </table:table-cell>
          <table:table-cell table:style-name="ce2" office:value-type="string" calcext:value-type="string">
            <text:p>-</text:p>
          </table:table-cell>
          <table:table-cell table:style-name="ce2" office:value-type="string" calcext:value-type="string">
            <text:p>Willkommene</text:p>
          </table:table-cell>
          <table:table-cell table:style-name="ce2" office:value-type="string" calcext:value-type="string">
            <text:p>Kostenintensive</text:p>
          </table:table-cell>
          <table:table-cell table:number-columns-repeated="1014"/>
        </table:table-row>
        <table:table-row table:style-name="ro1">
          <table:table-cell table:style-name="ce2" office:value-type="string" calcext:value-type="string">
            <text:p>78</text:p>
          </table:table-cell>
          <table:table-cell table:style-name="ce2" office:value-type="string" calcext:value-type="string">
            <text:p>18.01.2023</text:p>
          </table:table-cell>
          <table:table-cell table:style-name="ce2" office:value-type="string" calcext:value-type="string">
            <text:p>ID207810000</text:p>
          </table:table-cell>
          <table:table-cell table:style-name="ce2" office:value-type="string" calcext:value-type="string">
            <text:p>Dr. Gottfried Curio (AfD)</text:p>
          </table:table-cell>
          <table:table-cell table:style-name="ce2" office:value-type="string" calcext:value-type="string">
            <text:p>2024-10-26 10:41:09</text:p>
          </table:table-cell>
          <table:table-cell table:style-name="ce2" office:value-type="string" calcext:value-type="string">
            <text:p>0.21341899037361145</text:p>
          </table:table-cell>
          <table:table-cell table:style-name="ce2" office:value-type="string" calcext:value-type="string">
            <text:p>Sehr geehrte Präsidentin! Meine Damen und Herren! Hieß es in den letzten Jahren oft: „Bitte nicht böllern, damit traumatisierte Flüchtlinge sich nicht fürchten!“, <text:s/>so haben diese sich mittlerweile offenbar gut erholt. Dafür haben wir jetzt traumatisierte Feuerwehrleute. Großstädte glichen in der Silvesternacht einem Schlachtfeld: brennende Barrikaden, in Hinterhalte gelockte Einsatzkräfte, Hunderte Angriffe auf Polizisten und Feuerwehrleute, Silvesterraketen als Waffe gegen Menschen, vor allem in Berlin, mit zahlreichen Festgenommenen aus dem migrantischen Milieu. Wenn sich das nicht wiederholen soll, meine Damen und Herren, dann muss jetzt etwas passieren! <text:s/>Reflexartig kamen Forderungen nach einem Böllerverbot, zur Ursachenvertuschung. Sind denn Böller das Problem? Soll man Silvesterfeiern auf Pfannkuchen und Bleigießen beschränken? Böller konnte man deutschlandweit kaufen, zu Ausschreitungen kam es in Großstadtmilieus mit hohem Ausländeranteil: Hamburg, Mannheim, Bochum, Berlin-Neukölln. Das Problem sind nicht Raketen und Böller, sondern die, die sie in krimineller Absicht zünden. Diese Städte sind übrigens eingetragen als „Sichere Häfen“ für Flüchtlinge. Sichere Häfen für Ausländer vielleicht, aber nicht für Polizisten, nicht für Feuerwehrleute, nicht für Rettungskräfte. Da heißt es doch, sich ehrlich machen und die Ursachen benennen, meine Damen und Herren! <text:s/>Das reflexartige Fokussieren auf eine Verschärfung des Waffenrechts und ein Böllerverbot zeigt nur, dass man wieder einmal nicht an die Ursachen ran will: Gewaltaffinität und Staatsverachtung einer Gruppe im migrantischen Milieu. Doch Verschweigen und Beschönigen – wir haben es gerade wieder gehört – ist zum Grundmodus dieser Regierung geworden, wenn sie mit den verheerenden Folgen ihrer Politik konfrontiert wird. Wer schon den Begriff „Clankriminalität“ tabuisieren möchte – weil er allzu offensichtlich auf die Verursacherklientel verweist –, <text:s/>der macht sich mitschuldig. Wer unsere Polizisten politisch an die Kette legen will und anweist, bei ausländischen und linken Chaoten beide Augen zuzudrücken, der wird Sturm ernten: Der Raum, den solche Politik durch Zurückweichen freigibt, wird von den kriminellen Straßengangs sofort besetzt. <text:s/>Wir wollen nicht, dass es hierzulande weitergeht auf dem Weg nach Brüssel-Molenbeek, zu den Pariser Banlieues, nach Schweden, das ertrinkt in Bandenkriminalität in Migrantenvierteln. Gerade in kippenden Städten braucht es eine Nulltoleranzstrategie! Oder Neukölln, wo das Gesetz des Stärkeren schon nicht mehr den Staat meint, ist wirklich bald überall, meine Damen und Herren. <text:s/>Ein Staat, der diesen Neuankömmlingen als Erstes signalisiert, dass praktisch kein abgelehnter Asylbewerber gehen muss, jeder Asylbetrüger auf Steuerzahlerkosten dauerversorgt wird, Aufenthaltserlaubnis bekommt, Staatsbürgerschaft, der macht von Anfang an klar: Hier wird Recht nicht durchgesetzt. Das fördert doch Staatsverachtung. Da sagen die sich: Da geht noch mehr. <text:s/>Wir brauchen keine Ankündigungspolitiker, die dann doch nichts umsetzen, sondern die ganze Zuwanderung aus archaischen Kulturen mit Clandenken, mit einem Ehrbegriff hinsichtlich physischer Gewaltdurchsetzung, solche Zuwanderung darf nicht immer weitergehen, meine Damen und Herren! <text:s/>Aber Bürgermeisterin Giffey spricht von Berliner Jungs, wo die Polizeistatistik von 145 Festgenommenen 111 mit ausländischem Pass ausweist, Afghanen und Syrer vornean, bei engerer Tatdefinition sogar 34 von 37. Wie viele der Übrigen Migrationshintergrund haben, wird nicht mehr erhoben. So verschleiert man in Berlin Migrantenkriminalität. <text:s/>Innenministerin Faeser geht noch weiter: Ihre erste Aktion nach Silvester war das Voranpeitschen einer Einbürgerungsoffensive mit regelhaftem Doppelpass. Das soll neue Wähler rekrutieren und Ausländerkriminalität verschleiern. Wer einen deutschen Pass hat – auch wenn er den alten behält –, gilt in der Statistik als Deutscher. So ein falsches Spiel wird Deutschland nicht retten, meine Damen und Herren. <text:s/>Diese Leute sind auch nicht zu wenig integriert, sie sind zu wenig abgeschoben. <text:s/>Die Silvesternacht zeigt die grundsätzliche Verachtung mancher Migranten gegenüber dem deutschen Staat. „Kleine Paschas“ ist noch zu harmlos. Bei einem kleinen, gewissen Teil dieser Leute wird eine Kultur der Anmaßung und der Grenzüberschreitung gegenüber dem Rechtsstaat gepflegt. Wenn das nur 1 Prozent wären, so wären es Zehntausende. Die haben schon gemerkt, dass ihnen nichts passiert, weil sie gebraucht werden zum Staatsumbau. <text:s/>Wer Einsatzkräfte behindert und attackiert, muss aber hart bestraft, sofort abgeschoben werden. Und vor allem: Er darf doch keine weitere Verstärkung mehr bekommen, meine Damen und Herren! <text:s/>Es ist doch ein Witz, wenn eine Innenministerin, die die Grenzen nicht schützt und Ausreisepflichtige nicht abschiebt, dann fordert: So viel Repression wie nötig und so viel Prävention wie möglich. – Sie hat dergleichen nicht zu fordern, sie muss es umsetzen, <text:s/>wo sie als Innenministerin direkt an den Schalthebeln der Macht sitzt. <text:s/>Natürlich ist es schwer, konkret einzelne Täter, die aus Gangs heraus agieren, zu belangen. Strafverschärfungen bleiben da inkompatibel; da wirft Frau Faeser Nebenkerzen. Es braucht Bodycams. Aber wer das Problem wirklich an der Wurzel packen will, muss angesichts der hohen Kriminalitätsrate migrantischer Gruppen endlich dementsprechend handeln, die geplanten Einwanderungspakete – sie sind Pullfaktoren – ad acta legen, ein Aktionsprogramm gegen Ausländerkriminalität auflegen, Straftäter, deren Asylantrag abgelehnt wurde, dauerhaft abschieben, nicht immer weitere Hochrisikogruppen ins Land holen. <text:s/>Wir müssen jetzt handeln, sonst ist Neukölln bald überall und Silvester bald jeden Tag. <text:s/>Für die Bundesregierung hat die Bundesministerin Lisa Paus das Wort.</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28</text:p>
          </table:table-cell>
          <table:table-cell table:style-name="ce2" office:value-type="string" calcext:value-type="string">
            <text:p>12.10.2023</text:p>
          </table:table-cell>
          <table:table-cell table:style-name="ce2" office:value-type="string" calcext:value-type="string">
            <text:p>ID2012801500</text:p>
          </table:table-cell>
          <table:table-cell table:style-name="ce2" office:value-type="string" calcext:value-type="string">
            <text:p>Jürgen Braun (AfD)</text:p>
          </table:table-cell>
          <table:table-cell table:style-name="ce2" office:value-type="string" calcext:value-type="string">
            <text:p>2024-10-26 11:54:11</text:p>
          </table:table-cell>
          <table:table-cell table:style-name="ce2" office:value-type="string" calcext:value-type="string">
            <text:p>0.2115253061056137</text:p>
          </table:table-cell>
          <table:table-cell table:style-name="ce2" office:value-type="string" calcext:value-type="string">
            <text:p>Frau Präsidentin! Exzellenz Botschafter Prosor, ich freue mich, dass Sie uns hier beiwohnen. – Nach dem Auszug aus Ägypten irrte das Volk Israel 40 Jahre lang durch die Wüste, doch der Herr ließ es nicht fallen, und am Ende dieser Wüstenwanderung stand die Rückkehr ins Gelobte Land. Daran erinnert das Laubhüttenfest Sukkoth, das Juden seit 3 000 Jahren im Kreise ihrer Familie feiern. Nicht so dieses Jahr: Am letzten Tag des Sukkoth vergangenen Samstag wurde Israel Opfer eines Terrorangriffs. Deutlich mehr als 1 000 Juden, fast ausschließlich Zivilisten, darunter Frauen und Kinder, sogar Kleinkinder, wurden brutal massakriert. Unzählige wurden zuvor gefoltert, Unzählige noch als Leichen geschändet. Ein solches Blutbad hat es in der Geschichte des Staates Israel noch nicht gegeben. Seit der Shoah gab es keinen Tag, an dem derart viele Juden ermordet wurden. <text:s/>Die Szenen in Berlin-Neukölln zeigen: Genau solche Menschen wie die Meuchelmörder von Gaza haben die Altparteien jahrelang ungestört in unser Land einreisen lassen. <text:s/>Zugleich haben sie die einzige Partei verleumdet, die sich klar gegen die Einwanderung von Judenhassern und Massenmördern gestellt hat. <text:s/>Nur die AfD wollte diese Gestalten nie in Deutschland haben. Kanzler und Oppositionsführer verschweigen heute wieder, wer in Neukölln gejubelt hat. Dieser Islam gehört nicht zu Deutschland. <text:s/>Schon vor fast 20 Jahren zog sich Israel aus dem Gazastreifen zurück. Es zog seine Truppen restlos ab. Die Araber hätten dort, wenn sie nur gewollt hätten, einen florierenden Staat aufbauen können. Israel hätte sie dabei sogar unterstützt. Aber stattdessen wählten sie die islamistische Hamas und damit den Krieg. Das Hilfswerk für die sogenannten Palästinenser, die UNRWA, hält den Krieg am Laufen. Sie wird praktisch von der Hamas kontrolliert. Für die UNRWA ist der Flüchtlingsstatus erblich. Die UNRWA speist den illusorischen Anspruch auf Rückkehr und fördert damit den Terror. Und trotzdem wurde die UNRWA jahrzehntelang mit Abermillionen gefördert. Deutschland war zeitweise sogar der größte Geldgeber weltweit. <text:s/>Nur die AfD ist im Ausschuss für Menschenrechte und anderswo seit Jahren für die Streichung der Gelder eingetreten; doch die Altparteien, auch die Union und die FDP, waren strikt dagegen. <text:s/>„Natürlich machen wir keine Terrorfinanzierung“, lautet das Dementi der Außenministerin Baerbock. Sie hat schon letztes Jahr hier im Bundestag rundheraus bestritten, was auf der Hand liegt: dass die Parteistiftung der Grünen Judenmörder finanziert. Was in Baerbocks heile Welt nicht reinpasst, wird einfach geleugnet. <text:s/>Dass dieser Angriff der Hamas überhaupt möglich war, ist nicht zuletzt die Folge grün-linker Realitätsverweigerung. Und es ist die gleiche Realitätsverweigerung, die uns in Deutschland Millionen von Terrorsympathisanten beschert hat. <text:s/>Es ist höchste Zeit für eine Umkehr. <text:s/>Nächste Rednerin ist die fraktionslose Abgeordnete Joana Cotar.</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05</text:p>
          </table:table-cell>
          <table:table-cell table:style-name="ce2" office:value-type="string" calcext:value-type="string">
            <text:p>24.05.2023</text:p>
          </table:table-cell>
          <table:table-cell table:style-name="ce2" office:value-type="string" calcext:value-type="string">
            <text:p>ID2010516900</text:p>
          </table:table-cell>
          <table:table-cell table:style-name="ce2" office:value-type="string" calcext:value-type="string">
            <text:p>Marc Bernhard (AfD)</text:p>
          </table:table-cell>
          <table:table-cell table:style-name="ce2" office:value-type="string" calcext:value-type="string">
            <text:p>2024-10-26 11:16:13</text:p>
          </table:table-cell>
          <table:table-cell table:style-name="ce2" office:value-type="string" calcext:value-type="string">
            <text:p>0.2091609388589859</text:p>
          </table:table-cell>
          <table:table-cell table:style-name="ce2" office:value-type="string" calcext:value-type="string">
            <text:p>Frau Präsidentin! Meine Damen und Herren! Flüchtlinge sind für den Wohnungsmarkt kein Problem. – Diesen offensichtlichen Humbug hat Innenministerin <text:s/>Faeser noch vor drei Monaten der Presse erzählt. Wie kann man solche Fake News überhaupt verbreiten, wenn sogar der SPD-Bürgermeister ihrer eigenen Heimatstadt <text:s/>nur wenige Wochen vorher gemeinsam mit vielen anderen Bürgermeistern und Landräten einen Brandbrief an den Kanzler unterschrieben hat, in dem es wörtlich <text:s/>heißt: <text:s/>Steuern und begrenzen Sie den Zustrom an Flüchtlingen aktiv! Schauen Sie genau hin, wer unserer Hilfe bedarf und wer nicht! Führen Sie Menschen, die <text:s/>sich unrechtmäßig in der Bundesrepublik aufhalten, auch aktiv zurück, damit wir unsere Ressourcen für die einsetzen können, die wirklich unserer Hilfe <text:s/>bedürfen! <text:s/>Also, man könnte schon glauben, die Bürgermeister und Landräte hätten direkt aus dem AfD-Programm abgeschrieben. <text:s/>Denn es ist in unserem Land vielleicht so, wie der SPD-Landrat Gernot Schmidt festgestellt hat – Zitat –: Wir „haben politische Eliten, die in <text:s/>Illusionen leben.“ <text:s/>Denn abseits der Parallelwelt von Frau Faeser sieht das Leben eben ganz anders aus. Landräte und Bürgermeister landauf, landab fordern – so <text:s/>wörtlich –, dass der Bund endlich die dramatische Lage der Kommunen erkennen und begrenzen muss. Laut dem Deutschen Landkreistag ist die Lage sogar schlechter <text:s/>als während der Flüchtlingskrise 2015. Und auch der grüne Landrat Scherf aus Unterfranken hat keinen Platz mehr. Weil der Widerstand der Bevölkerung wächst, ist <text:s/>also selbst ein Grüner plötzlich für Zäune an der Grenze. <text:s/>Unseren eigenen Bürgern fehlen seit Jahren über 2 Millionen bezahlbare Wohnungen. Skandale wie in Lörrach, wo 40 Menschen die städtischen Wohnungen <text:s/>gekündigt wurden, um Platz für Flüchtlinge zu machen, oder in Berlin, wo die Evangelische Kirche Alte und Pflegebedürftige auf die Straße gesetzt hat, einzig <text:s/>und allein, weil sie von der Regierung mehr Geld für Flüchtlinge bekommt, zeigen deutlich, wie unsere eigene Bevölkerung systematisch diskriminiert wird. <text:s/>Der Ex-Grüne Oberbürgermeister Palmer bringt den ganzen Wahnsinn auf den Punkt, indem er sagt: Ich bin gesetzlich dazu verpflichtet, für die <text:s/>Unterbringung von Flüchtlingen zu sorgen, nicht aber, Einheimischen Wohnraum zu beschaffen. <text:s/>Wohnungsnot und Migrationskrise gehören also ganz offensichtlich zusammen. Das ist die nackte Wahrheit. Wir haben nicht genügend Wohnungen, weil die <text:s/>Regierung ungebremst Millionen Migranten nach Deutschland anlockt. Wir haben nicht genügend Wohnungen, weil die Regierung 86 Prozent der Ausreisepflichtigen <text:s/>nicht abschiebt. Und wir haben nicht genügend Wohnungen, weil Sie Bauen durch Ihre Klimahysterie mit Dämmwahn, CO2-Steuer, Heizungsirrsinn so teuer gemacht <text:s/>haben, dass einfach niemand mehr baut. <text:s/>Aber den Kommunen fehlen nicht nur Wohnungen. Es fehlt an Lehrern, an Kindergärten, es fehlt an Ärzten und intakter Infrastruktur. Schon vor drei <text:s/>Jahren waren über 2 500 Städte und Gemeinden in Deutschland überschuldet. Denen steht das Wasser bis zum Hals. Um es mit SPD-Landrat Schmidt zu sagen: Sie <text:s/>müssen das ausbaden, was ihnen sogenannte „politische Eliten, die in Illusionen leben“, eingebrockt haben. <text:s/>Bevor ich jemanden reinlasse, muss ich doch erst mal prüfen, ob ich auch genügend Platz habe. In Städten und Regionen, in denen ohnehin bereits <text:s/>Wohnungsnot herrscht und viele Familien keine bezahlbare Wohnung mehr finden, ist mit Sicherheit kein Platz. <text:s/>Deshalb ist es auch unerlässlich, die Länder, Städte und Gemeinden an diesen Entscheidungen zu beteiligen und nicht über deren Köpfe hinweg die Tore <text:s/>immer weiter aufzumachen. <text:s/>Deshalb fordern wir, dass die Bundesländer jedem Aufnahmeprogramm des Bundes ausdrücklich zustimmen müssen. Außerdem fordern wir ein Vetorecht der <text:s/>Städte und Gemeinden gegen Zwangszuweisungen von Flüchtlingen, wenn dort bereits Wohnungsnot herrscht; denn die Menschen vor Ort wissen am besten, was <text:s/>tatsächlich machbar ist und was eben nur Illusionen einer sogenannten politischen Elite sind. <text:s/>Für die SPD-Fraktion hat das Wort Brian Nickholz.</text:p>
          </table:table-cell>
          <table:table-cell table:style-name="ce2" office:value-type="string" calcext:value-type="string">
            <text:p>-</text:p>
          </table:table-cell>
          <table:table-cell table:style-name="ce2" office:value-type="string" calcext:value-type="string">
            <text:p>Willkommene</text:p>
          </table:table-cell>
          <table:table-cell table:style-name="ce2" office:value-type="string" calcext:value-type="string">
            <text:p>Kostenintensive</text:p>
          </table:table-cell>
          <table:table-cell table:number-columns-repeated="1014"/>
        </table:table-row>
        <table:table-row table:style-name="ro1">
          <table:table-cell table:style-name="ce2" office:value-type="string" calcext:value-type="string">
            <text:p>186</text:p>
          </table:table-cell>
          <table:table-cell table:style-name="ce2" office:value-type="string" calcext:value-type="string">
            <text:p>13.09.2024</text:p>
          </table:table-cell>
          <table:table-cell table:style-name="ce2" office:value-type="string" calcext:value-type="string">
            <text:p>ID2018605000</text:p>
          </table:table-cell>
          <table:table-cell table:style-name="ce2" office:value-type="string" calcext:value-type="string">
            <text:p>Kay Gottschalk (AfD)</text:p>
          </table:table-cell>
          <table:table-cell table:style-name="ce2" office:value-type="string" calcext:value-type="string">
            <text:p>2024-10-26 13:36:10</text:p>
          </table:table-cell>
          <table:table-cell table:style-name="ce2" office:value-type="string" calcext:value-type="string">
            <text:p>0.21346260607242584</text:p>
          </table:table-cell>
          <table:table-cell table:style-name="ce2" office:value-type="string" calcext:value-type="string">
            <text:p>Sehr geehrte Frau Präsidentin! Liebe Kollegen! Liebe Steuerzahler auf den Tribünen! Für diesen Haushalt gibt es ein Sprichwort, das auf viele Lebenssachverhalte zutrifft: Um zum Kern einer Geschichte zu gelangen, muss man ihren Anfang kennen. Dies gilt ebenso, Herr Kollege Lindner, für diesen Bundeshaushalt. Er ist schon so ähnlich wie eine Unternehmensbilanz großer Konzerne zu lesen. Denn dieser Haushalt drückt letztlich den Erfolg eines Landes in Bezug auf seine Politikfelder aus, die da wären: Wirtschaftspolitik, Energiepolitik, Steuerpolitik, Sozialpolitik und selbstverständlich innere und äußere Sicherheitspolitik. Zur inneren Sicherheitspolitik sage ich nur: Solingen, Mannheim, Brokstedt. Das zeigt Ihr Versagen. <text:s/>Aber gehen wir, wie das Sprichwort es empfiehlt, zu dem Anfang der Geschichte dieses desaströsen verfassungswidrigen Haushaltes, und der, liebe Kollegen der CDU/CSU, liegt zweifelsohne bei der Regierungsübernahme von Angela Merkel als Nachfolgerin von Gerhard Schröder. Und da scholzen Sie, liebe Kollegen der CDU/CSU! <text:s/>Die CDU ist nämlich sehr wohl genau für dieses in Zahlen gegossene Haushaltskonvolut mitverantwortlich. Seit 2005 haben Sie sich auf den Reformen der Agenda 2010 ausgeruht. Sie haben den Atomausstieg mitgetragen, den Ausstieg vom Ausstieg, meine Damen und Herren. Sie haben die Grenzen 2015 geöffnet. Sie haben rechtswidrig den Euro gerettet und damit Menschen in Armut, in Altersarmut getrieben, Sie haben sie enteignet und die Inflation vorangetrieben. Sie tragen für diesen Haushalt genauso Verantwortung wie die Kollegen von links hier in diesem Hause. <text:s/>Sie haben ausnahmslos versagt. Nehmen wir mal ein Beispiel: Sie zahlen über 31 Milliarden Euro in eines der ineffizientesten Sozialsysteme ein; es nennt sich EU. Das Prinzip: Ein starkes Land gibt so lange Geld an die anderen schwachen Länder, die sich in keiner Weise ändern – Italien, Spanien, Griechenland, Frankreich, Portugal –, bis dieses Land – Deutschland – auf dem Niveau dieser Länder angekommen ist. Und nichts anderes ist es beim Bürgergeld; das ist die Blaupause für die Sozial- und Wirtschaftspolitik in diesem Lande. Sie tragen für die Armut weiter Bevölkerungskreise und diesen Haushalt die Schuld und dafür, dass die Steuereinnahmen eben nicht mehr sprudeln, meine Damen und Herren. <text:s/>Kommen wir mal zu einzelnen dieser exzessiven Mittel. Sie dehnen, weil Sie kein Geld mehr haben, Sondervermögen und Sondersachverhalte aus, beispielsweise bei der Infrastruktur: Eigenkapitalspritzen und Darlehen an die Deutsche Bahn – ein glatter Umgehungstatbestand. Die Zinsen zahlt übrigens der Geldgeber. Eigentlich gibt es das nicht; aber das hatten wir schon mal: Negativzinsen. Letztlich hat da der Geldgeber noch den Schuldner belohnt, meine Damen und Herren. Die EM 2024 hat der gesamten Welt gezeigt, dass Deutschland mittlerweile infrastrukturell auf dem Niveau eines Schwellenlandes angekommen ist. Und dafür tragen Sie alle hier Verantwortung, meine Damen und Herren. <text:s/>Die langfristigen Konsolidierungszwänge schieben Sie auf 2028. Sie legen also den Regierungen in der Zukunft jetzt schon unmögliche Dinge in die Wiege. Die Coronaschulden, die wir aufgebaut haben, waren gar nichts dagegen. Denn im Coronajahr 2021 zahlten wir noch 4 Milliarden Euro Schuldendienst; mittlerweile zahlen wir 38 Milliarden Euro Schuldendienst. Durch die vielen Schulden, die Sie aufnehmen, wird die Schuldenlast weiter steigen. Auch hier wird die Zukunft unseres Landes verfrühstückt, und dafür tragen Sie alle Verantwortung. <text:s/>Eigentlich ist das Loch noch viel größer. 9 Milliarden Euro fehlen in der GKV – Herr Lindner, hören Sie bitte zu, bevor Sie mit dem größten Wirtschaftsminister aller Zeiten schwätzen! –, weil Sie für die Bürgergeldempfänger zu wenig an die GKV zahlen. Wer soll das schultern? Natürlich Sie als Beitragszahler, meine Damen und Herren, und die Unternehmen. Ein Gruß an die Wettbewerbsfähigkeit der deutschen Wirtschaft an dieser Stelle. <text:s/>Und überhaupt: Durch Ihre Wachstumsoffensive – an schneidigen Worten und Bezeichnungen hat es dieser Doppel-Wumms-Regierung ja noch nie gemangelt – erwarten Sie 6 Milliarden Euro an zusätzlichen Steuereinnahmen, und das durch Maßnahmen, die Sie noch nicht beschlossen haben. Was rauchen Sie eigentlich so in den Kabinettssitzungen? <text:s/>Das hätte ich auch ganz gerne. Sie bauen Luftschlösser. Sie tricksen, täuschen und tarnen. Das lassen wir und hoffentlich auch die Wähler in Brandenburg Ihnen nicht durchgehen. <text:s/>Der Bund hatte noch nie ein Einnahmeproblem. Er hat höchstens ein Ausgabeproblem und ein Problem mit den alten politischen Eliten, die auch bei der CDU/CSU sitzen. Denn nochmals: Der Höhepunkt war die Migrationskrise 2015. Meine Damen und Herren auf den Tribünen, wenn Sie sich also über steigende Beiträge in der gesetzlichen Krankenversicherung und Rentenversicherung beklagen, über mangelnden Wohnraum, überlastete Krankenhäuser und Schulen und Kindertagesstätten, dann ist dies auf einen der schicksalsschwärzesten Tage, den Frau Merkel und die CDU/CSU zu verantworten haben, zurückzuführen. <text:s/>Meine Damen und Herren, schämen Sie sich alle! Machen Sie Platz für eine AfD-geführte Regierung! <text:s/>Eines noch – ich mache Herrn Fricke ein bisschen nach, allerdings etwas globaler –: <text:s/>Herr Gottschalk, Ihre Redezeit ist zu Ende. <text:s/>Die „Buddenbrooks“ waren nie aktueller als heute. <text:s/>Herr Gottschalk, kommen Sie bitte zum Ende. <text:s/>Das Gleichnis der „Buddenbrooks“ trifft sehr gut auf Sie alle zu. <text:s/>Vielen Dank. <text:s/>Wiebke Papenbrock hat jetzt das Wort für die SPD-Fraktion.</text:p>
          </table:table-cell>
          <table:table-cell table:style-name="ce2" office:value-type="string" calcext:value-type="string">
            <text:p>-</text:p>
          </table:table-cell>
          <table:table-cell table:style-name="ce2" office:value-type="string" calcext:value-type="string">
            <text:p>Willkommene</text:p>
          </table:table-cell>
          <table:table-cell table:style-name="ce2" office:value-type="string" calcext:value-type="string">
            <text:p>Kostenintensive</text:p>
          </table:table-cell>
          <table:table-cell table:number-columns-repeated="1014"/>
        </table:table-row>
        <table:table-row table:style-name="ro1">
          <table:table-cell table:style-name="ce2" office:value-type="string" calcext:value-type="string">
            <text:p>133</text:p>
          </table:table-cell>
          <table:table-cell table:style-name="ce2" office:value-type="string" calcext:value-type="string">
            <text:p>08.11.2023</text:p>
          </table:table-cell>
          <table:table-cell table:style-name="ce2" office:value-type="string" calcext:value-type="string">
            <text:p>ID2013301300</text:p>
          </table:table-cell>
          <table:table-cell table:style-name="ce2" office:value-type="string" calcext:value-type="string">
            <text:p>René Springer (AfD)</text:p>
          </table:table-cell>
          <table:table-cell table:style-name="ce2" office:value-type="string" calcext:value-type="string">
            <text:p>2024-10-26 12:05:49</text:p>
          </table:table-cell>
          <table:table-cell table:style-name="ce2" office:value-type="string" calcext:value-type="string">
            <text:p>0.48318153619766235</text:p>
          </table:table-cell>
          <table:table-cell table:style-name="ce2" office:value-type="string" calcext:value-type="string">
            <text:p>Ich bin sehr bemüht. Danke schön, Frau Präsidentin. – Zunächst möchte ich eins klarstellen: Diese Studie belegt ja ganz klar, dass es sich um Schutzsuchende gehandelt hat, die in Polen im Sozialleistungsbezug waren und die sich dann nach Deutschland aufgemacht haben. Also, es geht eben nicht um die von Ihnen beschriebene Welle. <text:s/>Weiterhin gibt es eine Studie des Centre for Economic Strategy in Kiew, das danach gefragt hat, warum die allermeisten Schutzsuchenden aus der Ukraine nach Deutschland gegangen sind. Das Ergebnis der Studie ist, dass ein wesentlicher Grund für die gewachsene Bedeutung Deutschlands die staatlichen Hilfen für Flüchtlinge sind. Ich zitiere: „Viele Länder haben die Hilfe heruntergefahren, Deutschland ist eine Ausnahme.“ So viel, um Klarheit zu schaffen. Ich lasse Ihnen die Studien gerne zukommen. <text:s/>Meine Zeit ist um. Deswegen fasse ich mich kurz. Ich stelle Ihnen noch mal die Frage, die Sie vorhin nicht beantwortet haben: Welche Schutzmechanismen gibt es bei den staatlichen Behörden in Deutschland, um Sozialtourismus, also das Wegwandern aus einem sicheren Staat nach Deutschland und die Einwanderung in unsere Sozialsysteme, – <text:s/>Achten Sie bitte auf die Zeit. <text:s/>– zu unterbinden?</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Kostenintensive</text:p>
          </table:table-cell>
          <table:table-cell table:number-columns-repeated="1014"/>
        </table:table-row>
        <table:table-row table:style-name="ro1">
          <table:table-cell table:style-name="ce2" office:value-type="string" calcext:value-type="string">
            <text:p>27</text:p>
          </table:table-cell>
          <table:table-cell table:style-name="ce2" office:value-type="string" calcext:value-type="string">
            <text:p>06.04.2022</text:p>
          </table:table-cell>
          <table:table-cell table:style-name="ce2" office:value-type="string" calcext:value-type="string">
            <text:p>ID202703500</text:p>
          </table:table-cell>
          <table:table-cell table:style-name="ce2" office:value-type="string" calcext:value-type="string">
            <text:p>Olaf Scholz, Bundeskanzler</text:p>
          </table:table-cell>
          <table:table-cell table:style-name="ce2" office:value-type="string" calcext:value-type="string">
            <text:p>2024-10-26 09:58:29</text:p>
          </table:table-cell>
          <table:table-cell table:style-name="ce2" office:value-type="string" calcext:value-type="string">
            <text:p>0.47700992226600647</text:p>
          </table:table-cell>
          <table:table-cell table:style-name="ce2" office:value-type="string" calcext:value-type="string">
            <text:p>Zunächst mal ist es gut, dass sich ganz Europa verantwortlich fühlt für die Aufnahme von Flüchtlingen. Das ist mit den Entscheidungen, die die Europäische Union getroffen hat, verbunden, dass das keine Sache einzelner Länder ist und dass alle bereit sind, ukrainische Flüchtlinge aufzunehmen. <text:s/>Das ist eine Entscheidung, die wir bei früheren Migrationsbewegungen von Flüchtlingen nicht hatten, und wahrscheinlich auch eine politische Veränderung, die weit über die gegenwärtige Herausforderung hinausreicht. Trotzdem sind damit nicht alle Fragen gelöst, die wir hatten. <text:s/>Für einen gesetzlich geltenden festen Verteilmechanismus hat sich – wie auch in der Vergangenheit – keine Mehrheit gefunden. Deshalb ist die Regelung, die wir jetzt haben, ein großer Fortschritt im Vergleich zu dem, was wir in der Vergangenheit hatten. <text:s/>Was ich Ihnen versichern kann, ist, dass wir alles dafür tun, diese erklärte Solidarität und diesen Mechanismus auch mit Leben zu füllen, und in enger Kooperation mit den anderen europäischen Ländern sie bitten, sich an der Aufnahme aus ihrer Verantwortung heraus zu beteiligen. <text:s/>Sie können eine Nachfrage stellen.</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83</text:p>
          </table:table-cell>
          <table:table-cell table:style-name="ce2" office:value-type="string" calcext:value-type="string">
            <text:p>10.09.2024</text:p>
          </table:table-cell>
          <table:table-cell table:style-name="ce2" office:value-type="string" calcext:value-type="string">
            <text:p>ID2018303100</text:p>
          </table:table-cell>
          <table:table-cell table:style-name="ce2" office:value-type="string" calcext:value-type="string">
            <text:p>Dr. Martin Rosemann (SPD)</text:p>
          </table:table-cell>
          <table:table-cell table:style-name="ce2" office:value-type="string" calcext:value-type="string">
            <text:p>2024-10-26 13:27:00</text:p>
          </table:table-cell>
          <table:table-cell table:style-name="ce2" office:value-type="string" calcext:value-type="string">
            <text:p>0.29153192043304443</text:p>
          </table:table-cell>
          <table:table-cell table:style-name="ce2" office:value-type="string" calcext:value-type="string">
            <text:p>Herr Präsident! Meine sehr geehrten Damen und Herren! Liebe Kolleginnen und Kollegen! Die SPD hat in der Geschichte dieses Landes in schwierigen Zeiten sehr oft Verantwortung übernommen, gerade dann, wenn es um grundlegende Richtungsentscheidungen für Deutschland gegangen ist. Das gilt auch für die heutige Zeit angesichts der Zeitenwende, <text:s/>angesichts der Herausforderung, den Strukturwandel zu gestalten, <text:s/>und angesichts der Herausforderung, den gesellschaftlichen Zusammenhalt zu sichern und zu stärken. <text:s/>Arbeit, meine Damen und Herren, spielt dabei eine entscheidende Rolle. Die Politik der SPD war, ist und bleibt immer, die Arbeit in den Mittelpunkt zu stellen. Die Politik der SPD war, ist und bleibt eine Politik für Arbeit. <text:s/>Es geht uns um sichere und zukunftsfähige Arbeitsplätze, um Respekt gegenüber Arbeit, um soziale Sicherheit durch Arbeit und darum, dass Arbeit den Unterschied macht. Deshalb stehen für uns jetzt auf der Tagesordnung gute Löhne und mehr Tarifbindung, sichere Renten, auch für die junge Generation, Impulse für Wachstum und einen Aufschwung auf dem Arbeitsmarkt und die Sicherung der Industriearbeitsplätze überall im Land – sei es bei der Meyer Werft, bei VW, bei thyssenkrupp, bei ZF oder sonst wo. Wir kämpfen um jeden Arbeitsplatz, wir stehen an der Seite der betroffenen Belegschaften. Das ist jetzt unsere gemeinsame Verantwortung, <text:s/>und wir erwarten, dass die Strukturveränderungen vom Management gemeinsam mit den Beschäftigten auf Augenhöhe sozialpartnerschaftlich angepackt werden. <text:s/>Dort, liebe Kolleginnen und Kollegen, wo Politik flankierend unterstützen kann, werden wir das tun, damit der Strukturwandel erfolgreich ist und Deutschland ein starkes Industrieland bleibt. Das ist unsere Verantwortung, und deswegen danke ich dem Bundeskanzler Olaf Scholz und Bundesarbeitsminister Hubertus Heil dafür, dass sie vor Ort waren und tätig sind. <text:s/>Meine Damen und Herren, in den kommenden Monaten werden wir Arbeit in den Mittelpunkt stellen. Das gilt für die Beratungen zu diesem Haushalt genauso wie für die Beratungen zum Wachstumspaket. Dass beides diesem Parlament so vorliegt, zeigt die Verantwortungsbereitschaft und die Handlungsfähigkeit der Koalition. <text:s/>Unser Maßstab als SPD-Bundestagsfraktion ist die Schaffung und Sicherung von Arbeit und die Integration in gute und nachhaltige Arbeit. <text:s/>Der Haushaltsentwurf ist dafür eine gute Grundlage; aber er reicht nicht aus. Es ist unsere Verantwortung als Abgeordnete der Koalitionsfraktionen, den Haushalt im parlamentarischen Verfahren auch unter schwierigen Bedingungen besser zu machen. Denn wir haben den Anspruch an die Arbeitsmarktpolitik, dass wirklich alle Potenziale genutzt werden und alle einen produktiven Platz bekommen: Frauen, Ältere, Menschen mit Handicaps, Langzeitarbeitslose, junge Leute, Flüchtlinge. Deshalb wollen wir, dass alle Arbeitsuchenden im Sinne eines Rechts auf Arbeit ein passendes Angebot bekommen. <text:s/>Das Bürgergeld, meine Damen und Herren, dem auch die CDU/CSU-Bundestagsfraktion zugestimmt hat, einschließlich aller Vorredner, ist kein bedingungsloses Grundeinkommen, <text:s/>sondern das Versprechen, dass alle die notwendige Unterstützung bekommen, um die Hürden zu überwinden, die der Integration in Arbeit entgegenstehen – bei der Qualifikation, bei der Gesundheit, bei der Kinderbetreuung oder bei der Sprache. <text:s/>– Sie erzählen immer diese Geschichte, dass es mehr Arbeitslose gibt. Ich dachte, wir, die wir die Ukraine unterstützen, wären hier auch gemeinsam in der Verantwortung, <text:s/>dass Menschen, die vor diesem Krieg geflüchtet sind, hier eine Perspektive haben. <text:s/>Wenn Sie diese Zahlen der Ampelkoalition und diesem Minister anrechnen, dann zeigt das, dass Ihre Partei mittlerweile die Partei der organisierten Verantwortungslosigkeit in Deutschland ist, Herr Gröhe. <text:s/>Der Haushalt, meine Damen und Herren, muss die Jobcenter in die Lage versetzen, dieses Versprechen umzusetzen – nicht mehr, aber auch nicht weniger. <text:s/>Arbeit ist die Grundlage für unseren Wohlstand. Arbeit verdient Respekt, und Arbeit muss den Unterschied machen. Auch das ist unser Anspruch als Sozialdemokratie in Deutschland. <text:s/>Deshalb haben wir den Mindestlohn eingeführt. Wir waren das, wir Sozialdemokraten! <text:s/>Deshalb haben wir den Mindestlohn auf 12 Euro erhöht. Das waren auch wir, wir Sozialdemokraten! Und wir sind auch diejenigen, die darauf achten werden, dass der Mindestlohn weiterhin ordentlich steigt. Es ist nicht nur die Erwartung der Europäischen Union, es ist auch unsere Erwartung, dass dieser Mindestlohn armutsfest ist. 60 Prozent des mittleren Lohns: Das ist die Orientierungslinie. An die haben wir uns zu halten, meine Damen und Herren. <text:s/>Aber natürlich ist der Mindestlohn nur die unterste Haltelinie. Es geht um gute Löhne, es geht um gute Arbeitsbedingungen und ordentliche Betriebsrenten. Das alles gibt es nur mit mehr Tarifbindung. Auch da müssen wir mehr wollen. Es ist doch ein Skandal, dass die Tarifbindung in Deutschland gerade mal bei gut 50 Prozent liegt. Österreich und die Skandinavier kommen auf über 80 Prozent; das können auch wir schaffen. Deswegen bin ich so dankbar, dass Hubertus Heil hier das Tariftreuegesetz vorgelegt hat. <text:s/>Zum Schluss, meine Damen und Herren: Respekt gegenüber Arbeit zeigt sich auch bei der Rente – auch der für die junge Generation. Deshalb werden wir das Rentenniveau stabilisieren – auch das für die junge Generation. <text:s/>Das ist ein Kernversprechen in unserem Koalitionsvertrag. Deswegen werden wir auch weitere Verzögerungen nicht akzeptieren. <text:s/>Herr Kollege, kommen Sie zum Schluss, bitte. <text:s/>Das kommt jetzt. Punkt! Auch das ist eine Frage von Verantwortung. <text:s/>Nächster Redner ist der Kollege Matthias W. Birkwald aus der Gruppe Die Linke.</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186</text:p>
          </table:table-cell>
          <table:table-cell table:style-name="ce2" office:value-type="string" calcext:value-type="string">
            <text:p>13.09.2024</text:p>
          </table:table-cell>
          <table:table-cell table:style-name="ce2" office:value-type="string" calcext:value-type="string">
            <text:p>ID2018604500</text:p>
          </table:table-cell>
          <table:table-cell table:style-name="ce2" office:value-type="string" calcext:value-type="string">
            <text:p>Felix Döring (SPD)</text:p>
          </table:table-cell>
          <table:table-cell table:style-name="ce2" office:value-type="string" calcext:value-type="string">
            <text:p>2024-10-26 13:35:49</text:p>
          </table:table-cell>
          <table:table-cell table:style-name="ce2" office:value-type="string" calcext:value-type="string">
            <text:p>0.2213730365037918</text:p>
          </table:table-cell>
          <table:table-cell table:style-name="ce2" office:value-type="string" calcext:value-type="string">
            <text:p>Sehr geehrte Frau Präsidentin! Liebe Kolleginnen und Kollegen! Die Haushaltsdebatte, die in dieser Sitzungswoche stattgefunden hat, wurde in weiten Teilen, auch medial, von der Migrationsdebatte überlagert, die wir aktuell führen. Und ich nehme schon wahr, dass sich der Diskurs, den wir hier führen, in letzter Zeit, aber insbesondere in den letzten Tagen massiv nach rechts verschoben hat, und das macht mir ehrlicherweise Sorgen. <text:s/>– Ja, dass Sie daran ein Interesse haben, das leuchtet mir ein. Ich sehe das ein bisschen anders. <text:s/>Ich finde, wir alle – und da nehme ich weder unsere Koalition noch meine eigene Partei komplett aus der Verantwortung – täten gut daran, uns mal die Frage zu stellen: Können wir bestimmte Formulierungen noch verantworten, oder sorgen die nicht eigentlich dafür, dass die Feinde unserer Demokratie stärker werden, woran wir alle kein Interesse haben können? <text:s/>– Ich richte mich da überhaupt nicht an Sie; denn bei Ihnen wundert mich ehrlicherweise überhaupt nichts mehr. <text:s/>Ich möchte mich da insbesondere an die Kolleginnen und Kollegen der Union richten. Um mal damit anzufangen, wie es positiv laufen kann, und um Sie dafür zu loben: Ich finde, wir hatten hier gestern einen sehr guten inhaltlichen Schlagabtausch in der Debatte rund um den Etat des Familienministeriums. Es ist ja klar, dass wir da in der Sache unterschiedliche Auffassungen haben; das ist überhaupt nicht der Punkt. Es ist auch Ihr Job, den Finger da in die Wunde zu legen, wo Sie es machen können. Wenn ich mich an die Redebeiträge von Herrn Lehrieder, Frau Bär und Herrn Tebroke erinnere, dann waren das gute inhaltliche Impulse, und Sie haben es auch geschafft, uns für Dinge zu loben, die Sie gut finden. So wünsche ich mir das. <text:s/>Ich weiß: Es ist bald erneut Landtagswahl. Und ja, ich habe hier auch schon mal im Vorfeld einer Landtagswahl in Hessen eine Rede zum Haushalt gehalten, in der ich die eine oder andere Sache ein Stück weit mehr zugespitzt habe, als ich das normalerweise getan hätte. Das ist alles überhaupt nicht der Punkt. Aber wenn ich mir anschaue, was Sie gerade in den Fokus Ihrer Kommunikation stellen, wenn ich mir anschaue, dass das individuelle Recht auf Asyl massiv infrage gestellt wird, wenn ich mir anschaue, dass Sie, Herr Merz, vom Kontrollverlust an den deutschen Außengrenzen sprechen, dann frage ich mich: Geht es nicht auch ein oder zwei Nummern kleiner? <text:s/>Ich befürchte, dass Sie mit dieser Kommunikation den Leuten helfen, denen Sie eigentlich überhaupt nicht helfen wollen. <text:s/>Ich möchte Sie wirklich dazu anhalten – es ist ja bald Wochenende; das bietet die Gelegenheit, zur Ruhe zu kommen –, mal darüber nachzudenken: Können Sie das in dieser Form noch verantworten, liebe Kolleginnen und Kollegen von der Union? <text:s/>Ich habe mich deshalb dafür entschieden, in den Fokus meiner Rede mal ein paar Dinge zu stellen, die für Zusammenhalt, für Integration, für die Demokratie in unserem Land stehen. Wir haben in diesem Haushalt beispielsweise wieder wundervolle Programme zur Demokratieförderung stehen. <text:s/>– Ja, das kennen wir schon alles. Ich weiß, was da jetzt von Ihnen kommt. Das überrascht mich nicht. Da geht es nämlich nicht darum, dass, wie Sie immer behaupten, Antifaberufsdemonstranten bezahlt werden oder so ein Unsinn. <text:s/>Für das Programm „Demokratie leben!“ beispielsweise stehen im Haushalt wieder 182 Millionen Euro drin. Damit werden unter anderem die lokalen Partnerschaften für Demokratie gefördert, bei denen Kinder und Jugendliche demokratische Beteiligung erlernen. <text:s/>Wir haben im Bundesinnenministerium ein Programm; das nennt sich „Zusammenhalt durch Teilhabe“. Ich weiß, dass das auch der Ministerin ein ganz besonders großes Anliegen ist. <text:s/>Das ist im Regierungsentwurf noch mal um 5 Millionen Euro auf 17 Millionen Euro aufgestockt worden; das ist genau richtig so. <text:s/>Wir haben im Arbeitsministerium das wundervolle Programm „Unsere Arbeit: Unsere Vielfalt“, in dem 7 Millionen Euro stecken. Wir haben das entgegen der Planung jetzt noch mal um ein Jahr verlängert. <text:s/>Die Bundeszentrale für politische Bildung bekommt laut Entwurf auch 6 Millionen Euro mehr und damit über 100 Millionen Euro. Damit stärken wir die politische Bildung. <text:s/>Das Startchancen-Programm erhält 10 Milliarden Euro in den nächsten zehn Jahren – für genau die Schulen, die es am dringendsten brauchen. <text:s/>Die Respekt Coaches, die Demokratieförderung an Schulen betreiben, <text:s/>die Jugendmigrationsdienste, bei denen wir ein außerschulisches Angebot an junge Migranten machen und so übrigens gerade Radikalisierungsprozessen präventiv entgegenwirken – all das ist mit 90 Millionen Euro im Haushalt veranschlagt. <text:s/>Ich glaube, das sind die Dinge, über die wir mehr reden sollten in diesem Land, liebe Kolleginnen und Kollegen. <text:s/>Ich habe es vorhin schon angedeutet: Es werden derzeit immer wieder auch Grundgesetzänderungen von Ihnen ins Spiel gebracht, übrigens nicht nur im Hinblick auf das Grundrecht auf Asyl. Ich habe beispielsweise ein Zitat von Herrn Spahn im Kopf, der gesagt hat: Um Bürgergeldempfängern massiv Leistungen zu streichen, müsste man sich auch überlegen, ans Grundgesetz ranzugehen. – Ich habe da einen anderen Vorschlag: Wir wollen – so haben wir es im Koalitionsvertrag stehen – Kinderrechte ins Grundgesetz schreiben. <text:s/>Dafür haben wir ohne Sie leider keine Mehrheit, aber vielleicht macht es Sinn, dass wir mal gemeinsam darüber nachdenken – Sie unterhalten sich derzeit ja so gern mit uns –: Wie schaffen wir es, wenn wir schon Grundgesetzänderungen vornehmen, diese so zu machen, <text:s/>dass wir den Menschen nicht Rechte entziehen, dass wir sie nicht fernhalten von Beteiligung, sondern ihnen mehr Beteiligung ermöglichen? Das ist ganz wichtig für die Zuversicht, die wir brauchen, auch in dieser Haushaltsdebatte. <text:s/>Ich wünsche mir, dass Zuversicht der Geist ist, von dem diese Debatte geprägt sein wird. Ich freue mich auf die anstehenden Verhandlungen. <text:s/>Herzlichen Dank für die Aufmerksamkeit. <text:s/>Peter Boehringer für die AfD-Fraktion ist der nächste Redner.</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15</text:p>
          </table:table-cell>
          <table:table-cell table:style-name="ce2" office:value-type="string" calcext:value-type="string">
            <text:p>06.07.2023</text:p>
          </table:table-cell>
          <table:table-cell table:style-name="ce2" office:value-type="string" calcext:value-type="string">
            <text:p>ID2011507700</text:p>
          </table:table-cell>
          <table:table-cell table:style-name="ce2" office:value-type="string" calcext:value-type="string">
            <text:p>Martin Hess (AfD)</text:p>
          </table:table-cell>
          <table:table-cell table:style-name="ce2" office:value-type="string" calcext:value-type="string">
            <text:p>2024-10-26 11:31:53</text:p>
          </table:table-cell>
          <table:table-cell table:style-name="ce2" office:value-type="string" calcext:value-type="string">
            <text:p>0.2285996377468109</text:p>
          </table:table-cell>
          <table:table-cell table:style-name="ce2" office:value-type="string" calcext:value-type="string">
            <text:p>Frau Präsidentin! Meine Damen und Herren! Das, was hier von links-grün-roten Realitätsverweigerern und von der FDP zum Besten gegeben wird, ist schlichte ideologische Verblendung und hat mit der tatsächlichen Lage in unserem Land nicht das Geringste zu tun. <text:s/>Wenn sich jetzt die CDU/CSU, Herr Amthor, allen Ernstes über die Migrationspolitik der Ampelkoalition beschwert, dann machen Sie jeden Satiriker in diesem Land arbeitslos. <text:s/>Sie haben doch mit Ihrer Grenzöffnung 2015 erst die Grundlage für dieses Desaster, das wir heute haben, geschaffen. <text:s/>Aber ich sage Ihnen was: Die CDU hat mittlerweile die Glaubwürdigkeit eines notorischen Lügners. – Das merken immer mehr Menschen, und das ist auch gut so. <text:s/>Es bleibt dabei, meine sehr verehrten Damen und Herren: Die einzige Fraktion, die die Auswirkungen Ihrer desaströsen Migrationspolitik auf die innere Sicherheit in diesem Hause glaubwürdig und schonungslos offenlegt und damit endlich Wahrheit und Klarheit in die Migrationsdebatte bringt, ist und bleibt die AfD-Fraktion. <text:s/>Und weil diese Fakten eben nicht zu Ihrer Ideologie passen, diffamieren und beleidigen Sie auch heute wieder ständig und in unverschämter und widerwärtiger Weise die AfD-Bundestagsfraktion und ihre Wähler. <text:s/>Aber Sie wissen natürlich, dass Ihre wahrheitswidrigen Behauptungen keinerlei substanzielle Grundlage haben, und deshalb will ich das auch noch mal für alle Bürger in diesem Land und für die Zuhörer hier im Saal klarstellen: <text:s/>Erstens. Wenn die AfD-Bundestagsfraktion ein hohes Maß an Sicherheitsverlust in unserem Land durch die verheerende Migrationspolitik beklagt, dann ist das schlicht und ergreifend eine Tatsache. Das weiß mittlerweile jeder Bürger. Denn die stark gestiegene Zahl an Gewalt- und Sexualdelikten, die hohe islamistische Terrorgefahr – gerade heute wurde wieder eine islamistische Terrorgruppe ausgehoben –, die Massenschlägereien in unseren Freibädern, auf unseren Straßen, die explodierende Clan- und Messerkriminalität: Das alles lässt sich nicht mehr als Einzelfälle kleinreden. <text:s/>Indem wir die Wahrheit aussprechen, behaupten wir selbstverständlich nicht, dass alle Armutsmigranten kriminell sind. <text:s/>Aber wir sind die einzige politische Kraft in diesem Land, die in der gebotenen Klarheit darstellt, dass ein erheblicher Teil dieser Armutsmigranten <text:s/>selbstverständlich massiv eine Gefahr und eine konkrete Störung für die innere Sicherheit darstellt und deshalb zum Schutz unserer Bürger sofort eine Wende in der Migrationspolitik eingeleitet werden muss. <text:s/>Zweitens. Die von den anderen Fraktionen hier in diesem Haus in stetiger Regelmäßigkeit vorgebrachte wahrheitswidrige Behauptung, wir seien fremdenfeindlich, ist eine üble Verleumdung, die falscher nicht sein könnte. <text:s/>Ich habe es hier mehrfach gesagt, und ich wiederhole heute noch mal den Standpunkt der AfD-Bundestagsfraktion: Wer legal in dieses Land kommt – die Betonung liegt auf „legal“ –, wer die Chancen unseres schönen Landes erkennt, wer die Ärmel hochkrempelt, mit eigener Hände Arbeit sich eine Existenz aufbaut, <text:s/>wer sich selbst und seine Familie zu wertvollen Mitgliedern unserer Gesellschaft macht, wer mit uns leben will, weil er unsere Grund- und Werteordnung teilt, der ist in diesem Land immer herzlich willkommen. Und dieser Standpunkt ist klar und unerschütterlich. <text:s/>Aber was wir niemals akzeptieren werden, ist, dass in großer Zahl Armutsmigranten in unser Land strömen, von denen sehr viele aufgrund ihrer Sozialisation unsere Grund- und Werteordnung ablehnen <text:s/>und lieber in Parallelgesellschaften leben wollen, von denen einige islamistischen Terror und massive Gewalttaten in unser Land bringen und die meisten allein aus monetären Gründen in unser Land kommen, um Sozialleistungen zu beziehen, <text:s/>dort dann auch noch ein Rundum-sorglos-Paket erhalten, während die eigenen Bürger – die Rentner, die Familien, die Kinder – sich durch die Politik dieser Wohlstandsvernichtungskoalition nicht mal mehr die einfachen Bedarfe des täglichen Lebens leisten können und immer weiter in die Armut abrutschen. <text:s/>Das verletzt vitale Sicherheitsinteressen unserer Bevölkerung, ist zutiefst ungerecht und damit eine Benachteiligung aller rechtschaffenen Bürger in unserem Land. Wir lassen es nicht länger zu, dass Deutsche in ihrem eigenen Land zu Bürgern zweiter Klasse degradiert werden. <text:s/>Die Bürger in unserem Land erkennen immer deutlicher, dass diese unsägliche Migrationspolitik massive Nachteile in Bezug auf die Sicherheit, den Wohnungsmarkt, die sozialen Sicherungssysteme und den Zusammenhalt unserer Gesellschaft mit sich bringt, <text:s/>und sie wollen für das klare Benennen dieser für jeden erkennbaren Schieflage nicht in die rechtsextreme Ecke gestellt werden, sondern fordern zu Recht endlich aufrechte, geradlinige Politiker, die diese unhaltbaren Zustände deutlich benennen und nachhaltige Lösungen anbieten. Und da Sie das alle nicht können, steigen die Zustimmungswerte der AfD jeden Tag mehr. <text:s/>Ich kann den Bürgern versprechen: Wir stehen an eurer Seite. Freiheit, Sicherheit, Gerechtigkeit und Wohlstand gibt es nur mit der AfD-Bundestagsfraktion. <text:s/>Das Wort hat die Kollegin Dunja Kreiser für die SPD-Fraktion.</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27</text:p>
          </table:table-cell>
          <table:table-cell table:style-name="ce2" office:value-type="string" calcext:value-type="string">
            <text:p>11.10.2023</text:p>
          </table:table-cell>
          <table:table-cell table:style-name="ce2" office:value-type="string" calcext:value-type="string">
            <text:p>ID2012714000</text:p>
          </table:table-cell>
          <table:table-cell table:style-name="ce2" office:value-type="string" calcext:value-type="string">
            <text:p>Beatrix von Storch (AfD)</text:p>
          </table:table-cell>
          <table:table-cell table:style-name="ce2" office:value-type="string" calcext:value-type="string">
            <text:p>2024-10-26 11:53:46</text:p>
          </table:table-cell>
          <table:table-cell table:style-name="ce2" office:value-type="string" calcext:value-type="string">
            <text:p>0.21172969043254852</text:p>
          </table:table-cell>
          <table:table-cell table:style-name="ce2" office:value-type="string" calcext:value-type="string">
            <text:p>Herr Präsident! Meine Damen und Herren! Israels Präsident Itzchak Herzog hat erklärt: Seit dem Holocaust sind nicht mehr so viele Juden an einem Tag getötet worden wie jetzt durch die Massaker der Hamas in Israel. – Das Ziel der islamischen Barbaren ist kein militärisches. Es geht ihnen allein darum, möglichst viele Juden zu ermorden. Sie köpfen Babys. <text:s/>Und der UN-Menschenrechtsrat? Legt eine Schweigeminute ein, aber nicht für die Opfer, sondern um Israel anzuklagen. Und die deutsche Vertreterin erhebt sich und gedenkt faktisch der Massenmörder. <text:s/>Tiefer können wir nicht sinken. <text:s/>Im Innern sieht es nicht viel besser aus. Nancy Faeser verstärkt die Sicherheitsmaßnahmen für jüdische Einrichtungen. Warum eigentlich? Na? Weil viel zu viele der Barbaren und ihrer Unterstützer und ihrer Gefolgsleute inzwischen mitten unter uns leben. Dank Ihrer Einwanderungspolitik haben Terrororganisationen wie Hisbollah, Hamas und PFLP wachsenden Zulauf. Und sie haben die Macht auf unseren Straßen, wenn sie es wollen, wann sie es wollen, wo sie es wollen, wie sie es wollen. <text:s/>Und sie wollten es am letzten Samstag in Berlin-Neukölln auf der Sonnenallee. Zur Feier der Massaker in Israel verteilten arabische Terrorunterstützer Süßigkeiten auf unseren Straßen, organisiert von der Samidoun-Gruppe. Und wir schauen zu. Samidoun gehört verboten; das fordern wir in unserem Antrag. <text:s/>Samidoun ist ein Ableger der PFLP, der palästinensischen Terrororganisation Volksfront für die Befreiung Palästinas. Diese Organisation zieht mit Flugzeugentführungen und Terroranschlägen seit Jahrzehnten eine Blutspur. Sie steht auf der EU-Terrorliste, ist aber in Deutschland nicht verboten. Die PFLP gehört verboten; das fordern wir in unserem Antrag. <text:s/>Die PFLP ist eine marxistisch-leninistische Bewegung. Die Hamas ist islamistisch. Aber dieser ideologische Gegensatz ist in Deutschland egal. <text:s/>Ihr Judenhass eint sie. <text:s/>Schon Merkel tat nichts: Die Hisbollah wurde nicht verboten. Sie von der Union haben nur ein Betätigungsverbot erlassen. Wir wollten sie verbieten. Ergebnis: nichts. Die Personen sind noch da, die Strukturen sind noch da, Abschiebungen gab es keine. Sie arbeiten mit Islamverbänden zusammen. Haben Sie mal die Erklärung des Zentralrats der Muslime gesehen? Oder die Erklärung der anderen Protagonisten gehört? Dieses ohrenbetäubende Schweigen? <text:s/>Die PFLP ist die Brücke zwischen islamistischem Terror und deutschem Linksextremismus. „Palestine will be free from the river to the sea“ – übersetzt: Juden ins Meer. <text:s/>Selbst die linke „taz“ gibt jetzt zu: Dahinter sammeln sich keine Nazis, sondern Linke. Das sind keine Antifaschisten, das sind Faschisten. <text:s/>Die Achse zwischen deutschen Linken und palästinensischen Terroristen hat jahrzehntelange Tradition. Joschka Fischer nahm am PLO-Kongress teil, auf dem der Endsieg über Israel gefordert wurde. Flugzeugentführung Entebbe: Deutsche Linksextremisten sondern jüdische Passagiere aus, um sie von den PFLP-Terroristen ermorden zu lassen. Flugzeugentführung Landshut: PFLP wollte RAF-Terroristen freipressen. Erster Irakkrieg: Grünenvorsitzender Ströbele sagt, die irakischen Raketenangriffe auf Israel seien die zwingende Konsequenz der Politik Israels. <text:s/>Und Claudia Roth – Stichwort „BDS-Bewegung Documenta“ –: freudiges High Five mit überzeugten Israelvernichtern. Zu ihr ist alles gesagt. Ihre Solidarität mit Israel erschöpft sich in Sonntagsreden, Hashtags und leeren Forderungen. <text:s/>In der Praxis finanzieren Sie bis heute den Judenhass in Israel: Über Hunderte Millionen Euro an die Hamas-gesteuerte sogenannte Flüchtlingsorganisation UNRWA. Humanitäre Hilfe darf nicht über die Hamas laufen. Und in Deutschland tun Sie nichts, um die Strukturen von Hisbollah, Hamas, PFLP und Samidoun überhaupt erst einmal zu verbieten und dann auch zu zerschlagen. <text:s/>Nichts. Wir sehen das Grauen in Israel, und wir sehen, dass die Araber in Deutschland <text:s/>diese Gräueltaten feiern. <text:s/>Wer weiß das besser als Frau Güner Bilic, die Integrationsbeauftragte von Neukölln. <text:s/>Zitat heute im „Spiegel“: Breite Teile der arabischsprachigen Bevölkerung in Neukölln hegen Sympathien für Hamas – die Babys köpft. <text:s/>Herr Bundeskanzler, im Angesicht dieser Gräuel in Israel und der wachsenden und offenen Unterstützung der Gräuel bei uns, handeln Sie! Streichen Sie der UNRWA die Mittel! UNRWA ist Hamas, und Hamas sind Terroristen, keine staatlichen Akteure. Man verhandelt mit denen nicht, und man gibt ihnen auch kein Geld. <text:s/>Verbieten Sie die Terrororganisationen, und – noch wichtiger – zerschlagen Sie dann deren Strukturen! <text:s/>Wir brauchen weniger Scholz, und wir brauchen mehr Helmut Schmidt. <text:s/>Vielen Dank. <text:s/>Als nächste Rednerin erhält das Wort die Kollegin Simona Koß, SPD-Fraktio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Kriminelle</text:p>
          </table:table-cell>
          <table:table-cell table:number-columns-repeated="1014"/>
        </table:table-row>
        <table:table-row table:style-name="ro1">
          <table:table-cell table:style-name="ce2" office:value-type="string" calcext:value-type="string">
            <text:p>174</text:p>
          </table:table-cell>
          <table:table-cell table:style-name="ce2" office:value-type="string" calcext:value-type="string">
            <text:p>12.06.2024</text:p>
          </table:table-cell>
          <table:table-cell table:style-name="ce2" office:value-type="string" calcext:value-type="string">
            <text:p>ID2017417500</text:p>
          </table:table-cell>
          <table:table-cell table:style-name="ce2" office:value-type="string" calcext:value-type="string">
            <text:p>Peter Aumer (CDU/CSU)</text:p>
          </table:table-cell>
          <table:table-cell table:style-name="ce2" office:value-type="string" calcext:value-type="string">
            <text:p>2024-10-26 13:12:41</text:p>
          </table:table-cell>
          <table:table-cell table:style-name="ce2" office:value-type="string" calcext:value-type="string">
            <text:p>0.20943456888198853</text:p>
          </table:table-cell>
          <table:table-cell table:style-name="ce2" office:value-type="string" calcext:value-type="string">
            <text:p>Sehr geehrte Frau Präsidentin! Liebe Kolleginnen und Kollegen! Die AfD hat mal wieder einen Antrag eingebracht mit einer Überschrift, die zeigt, dass sie es mit den Fakten nicht so ganz ernst nimmt. <text:s/>„Sofortmaßnahmen gegen Pendelmigration“. Typisch AfD: einen Begriff in die Welt setzen, von dem man nicht mal weiß, was er bedeutet. <text:s/>Ich habe mal nachgeschaut, was man eigentlich unter „Pendelmigration“ versteht. Unter Pendelmigration, meine sehr geehrten Damen und Herren, versteht man – und ich hoffe, das meinen Sie nicht in Ihrem Antrag, was Sie aus Deutschland raushaben wollen –, <text:s/>zum Beispiel die Haushaltshilfen, die nach Deutschland pendeln, die Altenpflegehelferinnen und Altenpflegehelfer, die nach Deutschland pendeln, oder Arbeitskräfte, die nach Deutschland pendeln. Meinen Sie diese? <text:s/>Dann, meine sehr geehrten Damen und Herren, kann man so einen Antrag nicht stellen; denn diese Menschen helfen mit, dass unser Land am Laufen bleibt. <text:s/>Diese Menschen arbeiten und pflegen unsere alten Menschen, unsere Kranken. <text:s/>– Schreien Sie nicht immer dazwischen, sondern hören Sie einfach mal zu! Ein bisschen Erkenntnisgewinn würde Ihnen auch nicht schaden. <text:s/>Meine sehr geehrten Damen und Herren, wir sollten froh sein, dass solche Menschen zu uns kommen und bei uns arbeiten wollen. <text:s/>Ich weiß, was Sie mit dem Antrag wollen. Ich weiß auch, dass Sozialleistungsmissbrauch ein Thema ist, über das wir reden müssen, dass das etwas ist, was wir bekämpfen müssen. Es muss eine Selbstverständlichkeit für die Ampelkoalition sein, das auch zu tun. Deswegen bitte ich Sie, meine sehr geehrten Damen und Herren der Ampel, Ihren Blick zu weiten. Herr Peick, Sie haben es vorhin in Ihrer Rede gesagt: Humanität ist ein wichtiger Punkt. – Aber für einen Staat ist es genauso wichtig, auch Ordnung zu haben. <text:s/>Deswegen ist für uns beides wichtig: Humanität und Ordnung. <text:s/>Ordnung bedeutet Steuerung und Begrenzung. Ordnung bedeutet auch, Missbrauch zu bekämpfen. Machen Sie was! Das ist Ihre Aufgabe. <text:s/>Deswegen mein Appell an Sie: Stellen Sie die Systemmängel ab! Ich sage Ihnen genau, welche – Friedrich Merz hat es getan, unser Parlamentarischer Geschäftsführer Frei hat es getan –: unter anderem beispielsweise den direkten Zugang von Ukrainern zum Bürgergeld. Der Jobturbo zündet nicht. Und es gibt viele andere Dinge. Da wären Hausaufgaben zu machen, meine sehr geehrten Damen und Herren der Ampel. <text:s/>Wir haben Ihnen dazu die Hand gereicht; ich habe es gerade gesagt. Wir wollen nicht, dass diese Populisten, wie am letzten Sonntag geschehen, noch mehr Zustimmung in der Bevölkerung bekommen. <text:s/>Deswegen haben wir Ihnen die Hand gereicht. Deswegen haben wir Ihnen angeboten, gemeinsam Lösungen zu finden. <text:s/>Der Antrag von der AfD zeigt, was Sie wollen. Das Land, das Sie wollen, ist ein Überwachungsstaat, den ich nicht möchte. <text:s/>Lesen Sie die 15 Punkte doch mal durch, die Sie in Ihrem Antrag fordern! Ich möchte, dass wir weiter in einem freiheitlichen Staat leben, wie es Deutschland in den letzten 70 Jahren geworden ist. Das, meine sehr geehrten Damen und Herren, sollte unser gemeinsames Ziel sein. Deswegen muss die Regierung besser arbeiten. Deswegen müssen Sie Ihre Hausaufgaben besser machen. Deswegen muss Minister Heil nicht nur Sozialminister sein, sondern auch Arbeitsminister werden. <text:s/>Deswegen muss der Wirtschaftsminister nicht nur Klimaminister sein, sondern sich auch um Wirtschaftspolitik kümmern. <text:s/>Dass es unserem Land zum Wohle der Menschen in unserem Land wieder besser geht, meine sehr geehrten Damen und Herren, sollte unser gemeinsames Ziel sein. <text:s/>Danke für die Aufmerksamkeit. <text:s/>Für die SPD-Fraktion hat die Kollegin Angelika Glöckner das Wort.</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84</text:p>
          </table:table-cell>
          <table:table-cell table:style-name="ce2" office:value-type="string" calcext:value-type="string">
            <text:p>11.09.2024</text:p>
          </table:table-cell>
          <table:table-cell table:style-name="ce2" office:value-type="string" calcext:value-type="string">
            <text:p>ID2018402100</text:p>
          </table:table-cell>
          <table:table-cell table:style-name="ce2" office:value-type="string" calcext:value-type="string">
            <text:p>Reem Alabali-Radovan, Staatsministerin beim Bundeskanzler</text:p>
          </table:table-cell>
          <table:table-cell table:style-name="ce2" office:value-type="string" calcext:value-type="string">
            <text:p>2024-10-26 13:29:26</text:p>
          </table:table-cell>
          <table:table-cell table:style-name="ce2" office:value-type="string" calcext:value-type="string">
            <text:p>0.25831761956214905</text:p>
          </table:table-cell>
          <table:table-cell table:style-name="ce2" office:value-type="string" calcext:value-type="string">
            <text:p>Sehr geehrte Frau Präsidentin! Liebe Kolleginnen und Kollegen! Ein gefährliches Narrativ ist zurück: die Migration als Mutter aller Probleme. Wir befinden uns in einem Überbietungswettbewerb um populistische Scheinlösungen, leider auch aus der demokratischen Mitte. Aber, liebe Kolleginnen und Kollegen der Union, ich sage Ihnen eines: Wer wirklich an der Seite der Menschen mit Einwanderungsgeschichte in diesem Land steht, der stellt nicht ständig ganze Menschengruppen unter Generalverdacht. <text:s/>„Wenn ich ‚Integrationʼ höre, denke ich an eine Prüfung, die nie endet.“ Das sagte kürzlich der Autor Said Etris Hashemi, Überlebender des Anschlags in Hanau. Er bringt auf den Punkt, was viele Menschen in diesem Land denken und fühlen – viele Millionen Menschen mit Einwanderungsgeschichte, die selbstverständlich Teil dieses Landes sind, die sich jetzt fragen, ob sie und ihre Kinder überhaupt noch eine Zukunft in diesem Land haben. Diese Frage müssen wir uns alle stellen: In welchem Land wollen wir leben, und wer wollen wir sein? Wollen wir ein Land sein, das ständig Menschen in Herkünfte unterteilt, oder wollen wir ein Land sein, das sich für eine inklusive und vielfältige Welt einsetzt? <text:s/>In Rekordzeit haben wir das Sicherheitspaket auf den Weg gebracht; morgen werden wir es im Bundestag debattieren. Das ist richtig und wichtig. Aber wir müssen jetzt auch den Fokus auf Integration legen. Und Integration braucht Geld und verlässliche Strukturen. Integration gelingt, fernab von den Schlagzeilen, täglich millionenfach in diesem Land. <text:s/>Das zeigt uns auch der OECD-Länderbericht; schauen Sie da gerne mal rein. Aber natürlich haben wir noch einiges zu tun. Wir brauchen Investitionen in unsere Schulen, in die Integrationskurse. Wir müssen Arbeitsverbote weiter abbauen. <text:s/>Liebe Kolleginnen und Kollegen, wenn wir nun diesen Entwurf des Haushalts beraten, habe ich einen Wunsch: Kürzen wir nicht bei den wichtigen Integrationsstrukturen, sondern investieren wir in das gute Zusammenleben in unserer Gesellschaft! <text:s/>Vielen Dank. <text:s/>Der nächste Redner ist Stefan Seidler.</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Integrationswillige</text:p>
          </table:table-cell>
          <table:table-cell table:number-columns-repeated="1014"/>
        </table:table-row>
        <table:table-row table:style-name="ro1">
          <table:table-cell table:style-name="ce2" office:value-type="string" calcext:value-type="string">
            <text:p>146</text:p>
          </table:table-cell>
          <table:table-cell table:style-name="ce2" office:value-type="string" calcext:value-type="string">
            <text:p>17.01.2024</text:p>
          </table:table-cell>
          <table:table-cell table:style-name="ce2" office:value-type="string" calcext:value-type="string">
            <text:p>ID2014606000</text:p>
          </table:table-cell>
          <table:table-cell table:style-name="ce2" office:value-type="string" calcext:value-type="string">
            <text:p>Svenja Schulze, Bundesministerin für wirtschaftliche Zusammenarbeit und Entwicklung</text:p>
          </table:table-cell>
          <table:table-cell table:style-name="ce2" office:value-type="string" calcext:value-type="string">
            <text:p>2024-10-26 12:26:17</text:p>
          </table:table-cell>
          <table:table-cell table:style-name="ce2" office:value-type="string" calcext:value-type="string">
            <text:p>0.6299036741256714</text:p>
          </table:table-cell>
          <table:table-cell table:style-name="ce2" office:value-type="string" calcext:value-type="string">
            <text:p>Herr Abgeordneter, ich habe das Referat nicht aufgelöst, sondern ich habe das ganze Thema aufgewertet <text:s/>und es in der Abteilung zu einem stärkeren Punkt gemacht. Wir setzen uns mit Flucht und Migration noch viel stärker auseinander, weil zu dieser Frage jetzt auch dazugehört, wie wir zum Beispiel Fachkräfteeinwanderung organisieren können. Sie sehen ja, dass uns in Deutschland überall Fachkräfte fehlen. <text:s/>Deswegen reden wir jetzt mit den Ländern gemeinsam auch über die Frage, wie wir legale Einwanderung für die Fachkräfte, die wir brauchen, ermöglichen können. Also, es ist eine Aufwertung des Themas. Es spielt jetzt eine stärkere Rolle in meinem Ministerium. <text:s/>Vielen Dank, Frau Ministerin. – Damit kommen wir zur nächsten Hauptfrage, und zwar des fraktionslosen Kollegen Pascal Meiser.</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110</text:p>
          </table:table-cell>
          <table:table-cell table:style-name="ce2" office:value-type="string" calcext:value-type="string">
            <text:p>16.06.2023</text:p>
          </table:table-cell>
          <table:table-cell table:style-name="ce2" office:value-type="string" calcext:value-type="string">
            <text:p>ID2011007000</text:p>
          </table:table-cell>
          <table:table-cell table:style-name="ce2" office:value-type="string" calcext:value-type="string">
            <text:p>Beate Müller-Gemmeke (BÜNDNIS 90/DIE GRÜNEN)</text:p>
          </table:table-cell>
          <table:table-cell table:style-name="ce2" office:value-type="string" calcext:value-type="string">
            <text:p>2024-10-26 11:23:56</text:p>
          </table:table-cell>
          <table:table-cell table:style-name="ce2" office:value-type="string" calcext:value-type="string">
            <text:p>0.20871101319789886</text:p>
          </table:table-cell>
          <table:table-cell table:style-name="ce2" office:value-type="string" calcext:value-type="string">
            <text:p>Sehr verehrte Frau Präsidentin! Kolleginnen und Kollegen! Die Erntezeit ist in vollem Gange. Discounter bieten in Deutschland geerntete Salate teilweise für 69 Cent an. 500 Gramm Erdbeeren sind für 2,22 Euro zu haben. 1 Kilo Tomaten gibt es, wie ich gesehen habe, teilweise sogar für weniger als 1 Euro. <text:s/>Es tobt ein Preiskampf, der an die Schwächsten in der Kette weitergegeben wird, und das sind die Landwirte, aber das sind vor allem die Saisonarbeitskräfte, die zu niedrigen Löhnen und oft unter prekären Bedingungen arbeiten. Da kommen wir mit dem Arbeitsrecht allein nicht weiter. <text:s/>– Ich weiß gar nicht, warum es hier gerade so leidenschaftlich wird. – Da braucht es grundsätzliche Lösungen, von denen die Landwirte, aber vor allem auch die Saisonbeschäftigten profitieren. <text:s/>Heute aber geht es um die arbeitsrechtlichen Aspekte, und hier ist einiges in Bewegung: die Erhöhung des Mindestlohns und das neue Nachweisgesetz. Davon profitieren vor allem die Saisonarbeitskräfte. Diese Punkte habe ich bereits in der ersten Lesung angesprochen. Weitere Verbesserungen werden gerade diskutiert. Im Zuge der Debatte über das Fachkräfteeinwanderungsgesetz soll auch das Thema Reisekosten diskutiert werden. Wir Grünen setzen uns dafür ein, dass Reisekosten vom Arbeitgeber übernommen werden. Das wäre für die Saisonarbeitskräfte eine echte Verbesserung. <text:s/>Ein anderes Thema ist die Arbeitszeit, die zukünftig dokumentiert werden muss; das entsprechende Gesetz wird kommen. Gerade für den Bereich der Saisonarbeit muss die Dokumentationspflicht konsequent umgesetzt werden, und konsequent meint hier: elektronisch, manipulationssicher, und zwar am Tag der Arbeitsleistung. Das ist für die Kontrollen der Finanzkontrolle Schwarzarbeit von zentraler Bedeutung, und deshalb ist das für uns nicht verhandelbar. <text:s/>Kritik haben wir ganz grundsätzlich an den versicherungslosen kurzfristigen Beschäftigungsformen. Das ist bekannt. Deshalb ist es auch gut, dass wir mit dem Fachkräfteeinwanderungsgesetz eine neue Form der kurzzeitigen Beschäftigung schaffen wollen, und zwar sozialversicherungspflichtig und gebunden an einen Tarifvertrag. Denn – Kolleginnen und Kollegen von der Union, hören Sie genau zu – normale sozialversicherungspflichtige Beschäftigung darf nicht die Ausnahme, sondern muss auch in der Saisonarbeit die Regel sein. <text:s/>Abschließend: Auch in der Saisonarbeit braucht es effektive Kontrollen, damit bestehende Gesetze tatsächlich durchgesetzt und umgesetzt werden. Es gibt aber Kontrolllücken aufgrund der geteilten Zuständigkeit zwischen Bund und Ländern, also zwischen Zoll einerseits und Arbeitsschutzbehörden andererseits. Kontrollen aus einer Hand, also eine einheitliche Arbeitsinspektion, wären aber dringend notwendig. Ich hoffe, dass wir alle hier konstruktiv im Dialog bleiben; denn Saisonarbeitskräfte müssen gerecht behandelt und fair entlohnt werden. <text:s/>Vielen Dank. <text:s/>Für die AfD-Fraktion hat die Abgeordnete Gerrit Huy das Wort.</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59</text:p>
          </table:table-cell>
          <table:table-cell table:style-name="ce2" office:value-type="string" calcext:value-type="string">
            <text:p>20.03.2024</text:p>
          </table:table-cell>
          <table:table-cell table:style-name="ce2" office:value-type="string" calcext:value-type="string">
            <text:p>ID2015908400</text:p>
          </table:table-cell>
          <table:table-cell table:style-name="ce2" office:value-type="string" calcext:value-type="string">
            <text:p>Nancy Faeser, Bundesministerin des Innern und für Heimat</text:p>
          </table:table-cell>
          <table:table-cell table:style-name="ce2" office:value-type="string" calcext:value-type="string">
            <text:p>2024-10-26 12:51:35</text:p>
          </table:table-cell>
          <table:table-cell table:style-name="ce2" office:value-type="string" calcext:value-type="string">
            <text:p>0.37836557626724243</text:p>
          </table:table-cell>
          <table:table-cell table:style-name="ce2" office:value-type="string" calcext:value-type="string">
            <text:p>Frau Bünger, bei allem Respekt, ich habe vielfältige Aufgaben, und ich glaube, es ist schon berechtigt, dass ich nicht bei jeder Anhörung selbst zugegen bin. Es ist sicherlich richtig, dann die Ergebnisse zu lesen. – Das ist das eine; das halte ich noch mal fest. <text:s/>Das andere ist: Ich habe Ihnen gerade meine Bedingungen definiert. Ich habe Ihnen gesagt, dass ich nur dann mein Okay für Drittstaatenlösungen oder auch Abkommen mit Transitstaaten geben würde, wenn europäische Menschenrechtsstandards eingehalten werden, wenn unser Grundrecht auf Asyl und wenn die Voraussetzungen der menschenwürdigen Unterbringung erfüllt sind. Das sind die Voraussetzungen, unter denen ich mir das vorstellen kann. <text:s/>Und ja, ich halte an dem Deal zwischen der Europäischen Union und der Türkei fest, weil ich es wichtig finde, dass wir mit der Türkei eine Vereinbarung über die Frage der Geflüchteten aus Syrien treffen können, weil sie dort auch eine Verantwortung mit übernommen hat. <text:s/>Vielen Dank, Frau Ministerin. – Eine weitere Nachfrage hat der Kollege Throm, CDU/CSU-Fraktion.</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33</text:p>
          </table:table-cell>
          <table:table-cell table:style-name="ce2" office:value-type="string" calcext:value-type="string">
            <text:p>08.11.2023</text:p>
          </table:table-cell>
          <table:table-cell table:style-name="ce2" office:value-type="string" calcext:value-type="string">
            <text:p>ID2013311200</text:p>
          </table:table-cell>
          <table:table-cell table:style-name="ce2" office:value-type="string" calcext:value-type="string">
            <text:p>Stephan Thomae (FDP)</text:p>
          </table:table-cell>
          <table:table-cell table:style-name="ce2" office:value-type="string" calcext:value-type="string">
            <text:p>2024-10-26 12:06:44</text:p>
          </table:table-cell>
          <table:table-cell table:style-name="ce2" office:value-type="string" calcext:value-type="string">
            <text:p>0.21371346712112427</text:p>
          </table:table-cell>
          <table:table-cell table:style-name="ce2" office:value-type="string" calcext:value-type="string">
            <text:p>Sehr geehrte Frau Präsidentin! Verehrte Kolleginnen und Kollegen! Meine Damen und Herren! Die Union fordert in der von ihr beantragten Aktuellen Stunde, jetzt entschiedene Maßnahmen zur Begrenzung der irregulären Migration zu treffen. Darum finde ich es sehr enttäuschend und bedauerlich, dass der Fraktionsvorsitzende der Union den Deutschlandpakt in der Migrationspolitik aufgekündigt hat und weitere Gespräche mit Bundeskanzler Scholz dazu ablehnt. Die Union will das Spiel in einer entscheidenden politischen Frage also lieber von der Seitenlinie aus kommentieren, anstatt sich selbst mit aufs Spielfeld zu begeben, <text:s/>wie Herr Merz es vor Kurzem noch angekündigt hat. Dabei liegen die tieferen Ursachen der heutigen Flüchtlingskrise in den Versäumnissen einer unionsgeführten Vorgängerregierung. <text:s/>Mit diesen Versäumnissen räumt diese Bundesregierung jetzt auf. Sie sorgt mit einem gemeinsamen Kraftakt von Bund und Ländern dafür, Stück für Stück Ordnung und Steuerung in die Migrationspolitik zu bringen, meine Damen und Herren. <text:s/>Denn es kommen nach wie vor einfach zu viele Menschen nach Deutschland, die hier keine Bleibeperspektive haben und in unserem Sozialsystem hängen bleiben. Das überfordert die Kommunen, es belastet unser Asylsystem und ist Gift für den gesellschaftlichen Zusammenhalt in unserem Land. <text:s/>Nicht zuletzt die Ergebnisse der Ministerpräsidentenkonferenz zeigen: Wir setzen Stein auf Stein. Es gibt einen breiten Konsens in Bund und Ländern, dass es eine neue Realpolitik in der Migrationspolitik braucht. Die Zahl von Flüchtlingen, die irregulär nach Deutschland kommen, muss erheblich sinken. Wir müssen die Anreize für irreguläre Migration reduzieren, damit sich Menschen ohne Aussicht auf Asyl gar nicht erst auf die gefährliche Flucht hierher, nach Europa, begeben, meine Damen und Herren. <text:s/>Um das zu erreichen, hat die MPK am Montag ganz konkrete Maßnahmen für eine restriktive Flüchtlingspolitik beschlossen, <text:s/>von denen einige maßgebliche Instrumente von der FDP ins Spiel gebracht worden sind. <text:s/>Ich will nur ein paar davon nennen: <text:s/>Zum einen sollen Leistungen für Asylbewerber künftig bundesweit durch Bezahlkarten und nicht mehr mit Bargeld ausbezahlt werden. <text:s/>Das ist etwas, wofür die FDP sich schon seit Langem starkmacht, um Fehlanreize in der Migrationspolitik einzudämmen; denn die Auszahlung von Bargeld birgt das Risiko von Missbrauch. Wenn Menschen einen Teil des Geldes in die Heimat senden, wo es letztlich wieder in das perfide System der Schleuser zurückfließt, dann wird dieses dadurch finanziert, und dazu ist das Geld nicht gedacht. Deshalb müssen Länder und Kommunen einfach nur von der gesetzlichen Möglichkeit Gebrauch machen, Geld nicht in bar auszubezahlen. <text:s/>Ein zweiter Punkt ist, dass wir Sozialleistungen auf den Prüfstand stellen müssen. Wer nach Deutschland kommt, muss nicht zwingend schon nach eineinhalb Jahren Leistungen in Höhe des Bürgergeldes erhalten. Mit der Einigung der MPK von Montagnacht haben Geflüchtete künftig nach drei Jahren Anspruch auf die vollen Sozialleistungen. Das ist richtig und spart den Kommunen jährlich ungefähr 1 Milliarde Euro. <text:s/>Ein dritter Punkt. Deutschland muss die Prüfung von Asylanträgen in Drittstaaten ermöglichen. Nach dem geltenden Asylrecht kann nur im Inland ein Asylantrag gestellt werden. Wenn auch in Drittstaaten Asyl beantragt werden kann, dann werden weniger Menschen ohne Aussicht auf Asyl nach Deutschland kommen. <text:s/>Es werden Herkunft, Staatsangehörigkeit und Identität leichter geprüft werden können. Wer behauptet, keinen Ausweis zu haben, der erschwert seine Chancen, nach Europa zu kommen. <text:s/>Menschen aber, die einen guten Asylgrund darlegen und nötigenfalls auch belegen können, die können nach einem sinnvollen Schlüssel innerhalb Europas verteilt werden. Somit bleiben Geflüchtete nicht lange Zeit im Asyl- und Sozialsystem stecken, sondern können, weil ihr Status gleich geklärt werden kann, nach ihrer Ankunft schnell in Arbeit gebracht werden. <text:s/>Und schließlich – das ist der letzte Punkt – sind wir gerade dabei, mit dem Rückführungsverbesserungsgesetz die Voraussetzungen für Abschiebungen zu erleichtern. Es sind aber auch die Länder und die kommunalen Ausländerbehörden gefordert, Abschiebungen entschlossen durchzuführen. Das betrifft vor allem Straftäter und Gefährder. <text:s/>Und damit mehr abgelehnte Bewerber von ihren Herkunftsländern aufgenommen werden können, verhandelt der Sonderbevollmächtigte dieser Bundesregierung aktuell mit rund einem halben Dutzend Länder Migrationsabkommen mit einer Rückführungsvereinbarung. <text:s/>Fazit. Für die Beantwortung der Frage, ob es uns gelingt, irreguläre Migration zu begrenzen, ist eines entscheidend: Die Ergebnisse der MPK von Montag dürfen nicht im Sand versickern. <text:s/>Sie sind ein Handlungsauftrag. <text:s/>Deswegen müssen die Beschlüsse schnellstens in Gesetze umgesetzt werden, einschließlich der beschlossenen Rückführungsvereinbarung. <text:s/>Denn je schneller das gelingt, desto schneller werden auch unsere Kommunen entlastet. <text:s/>Deswegen mein Appell an die Union: Nachdem viele der Ursachen bis zu Ihrer Regierungszeit zurückreichen, appelliere ich, an den Tisch mit der Regierung zurückzukehren. <text:s/>Kommen Sie bitte zum Schluss. <text:s/>Denn wir stehen alle in gemeinsamer Verantwortung, Bund, Länder und Kommunen, und es wäre verantwortungsscheu von Ihnen, sich an dieser Aufgabe nicht zu beteiligen. <text:s/>Vielen Dank. <text:s/>Liebe Kolleginnen und Kollegen, liebe Besucher auf den Tribünen, ich grüße Sie recht herzlich an diesem Nachmittag. Wir führen die Debatte fort. Der nächste Redner in dieser Aktuellen Stunde ist für die Unionsfraktion Alexander Throm.</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Kostenintensive</text:p>
          </table:table-cell>
          <table:table-cell table:number-columns-repeated="1014"/>
        </table:table-row>
        <table:table-row table:style-name="ro1">
          <table:table-cell table:style-name="ce2" office:value-type="string" calcext:value-type="string">
            <text:p>141</text:p>
          </table:table-cell>
          <table:table-cell table:style-name="ce2" office:value-type="string" calcext:value-type="string">
            <text:p>30.11.2023</text:p>
          </table:table-cell>
          <table:table-cell table:style-name="ce2" office:value-type="string" calcext:value-type="string">
            <text:p>ID2014101800</text:p>
          </table:table-cell>
          <table:table-cell table:style-name="ce2" office:value-type="string" calcext:value-type="string">
            <text:p>Gülistan Yüksel (SPD)</text:p>
          </table:table-cell>
          <table:table-cell table:style-name="ce2" office:value-type="string" calcext:value-type="string">
            <text:p>2024-10-26 12:17:31</text:p>
          </table:table-cell>
          <table:table-cell table:style-name="ce2" office:value-type="string" calcext:value-type="string">
            <text:p>0.22962330281734467</text:p>
          </table:table-cell>
          <table:table-cell table:style-name="ce2" office:value-type="string" calcext:value-type="string">
            <text:p>Sehr geehrte Frau Präsidentin! Meine sehr geehrten Damen und Herren! Liebe Kolleginnen und Kollegen! Gerade in der aktuellen Debatte zur Rückführung kann es nicht oft genug gesagt werden: Menschen, die vor Gewalt, Krieg und Unterdrückung zu uns fliehen, muss Zuflucht und Schutz gewährt werden. <text:s/>Als Ampelkoalition haben wir uns zu einer ordnenden und humanitären Migrationspolitik verpflichtet. Wir wollen Migrationspolitik vorausschauend und realistisch gestalten, und zwar mit guten Regeln, damit alle davon profitieren. Und ja, dazu gehört auch, dass diejenigen, deren Asylantrag abgelehnt wurde und die unter keinen Umständen ein Bleiberecht haben, Deutschland auch wieder verlassen müssen. <text:s/>Deshalb möchte die Bundesregierung einige gesetzliche Regelungen anpassen, damit Abschiebemaßnahmen der Behörden nicht weiter verhindert oder erschwert werden. Diese Vorschläge werden im parlamentarischen Verfahren beraten, und dabei werden wir die grundrechtlichen Vorbehalte der Zivilgesellschaft genau prüfen. <text:s/>Auch wenn wir nach wie vor für eine Trennung von Asyl- und Erwerbsmigration stehen, wollen wir gute und pragmatische Lösungen für die Menschen, die hier im Lande sind. <text:s/>Deshalb erleichtern wir Asylsuchenden und Geduldeten den Zugang zum Arbeitsmarkt. Geduldeten erteilen wir zukünftig im Regelfall eine Beschäftigungserlaubnis. Dies schafft klare Richtlinien für die Kommunen und bundesweite Einheitlichkeit. Zudem lockern wir das Arbeitsverbot für Geflüchtete, die sich in Erstaufnahmeeinrichtungen befinden. Zukünftig dürfen sie spätestens nach sechs Monaten arbeiten; bisher waren es neun Monate. So stärken wir die Integration und Teilhabe. Gleichzeitig bekämpfen wir damit Arbeitskräftemangel und bereichern den Jobmarkt. Das ist gut für unser Land und gut für die Menschen, liebe Kolleginnen und Kollegen. <text:s/>Bevor jetzt die rechte Seite, die heute ja sehr ruhig ist, schreit, wir würden einfach alle aufnehmen, was sie ja sonst immer tut – diese Hetze ist einfach unsäglich –: Personen, die Deutschland verlassen müssen oder etwa ihre Identitätserklärung verweigern, bleiben von dieser Regelung ausgeschlossen. Die neuen Maßnahmen sollen gezielt Schutzsuchenden zugutekommen, die einen wertvollen Beitrag zur deutschen Gesellschaft leisten können und wollen. <text:s/>Liebe Kolleginnen und Kollegen, auch wenn nicht alle Geflüchteten bei uns bleiben können; die meisten haben einen Anspruch auf Asyl. Dieses Menschenrecht werden wir weiterhin verteidigen. <text:s/>Herzlichen Dank.</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03</text:p>
          </table:table-cell>
          <table:table-cell table:style-name="ce2" office:value-type="string" calcext:value-type="string">
            <text:p>11.05.2023</text:p>
          </table:table-cell>
          <table:table-cell table:style-name="ce2" office:value-type="string" calcext:value-type="string">
            <text:p>ID2010313700</text:p>
          </table:table-cell>
          <table:table-cell table:style-name="ce2" office:value-type="string" calcext:value-type="string">
            <text:p>Gökay Akbulut (DIE LINKE)</text:p>
          </table:table-cell>
          <table:table-cell table:style-name="ce2" office:value-type="string" calcext:value-type="string">
            <text:p>2024-10-26 11:14:34</text:p>
          </table:table-cell>
          <table:table-cell table:style-name="ce2" office:value-type="string" calcext:value-type="string">
            <text:p>0.21199409663677216</text:p>
          </table:table-cell>
          <table:table-cell table:style-name="ce2" office:value-type="string" calcext:value-type="string">
            <text:p>Sehr geehrte Frau Präsidentin! Liebe Kolleginnen und Kollegen! Die AfD möchte an den europäischen Außengrenzen Grenzanlagen ausbauen lassen. <text:s/>Sie möchte um jeden Preis verhindern, dass Menschen, die Schutz suchen, europäischen Boden betreten. <text:s/>Sie möchte, dass Menschen, Frauen, Kinder, Familien, politisch Verfolgte im Mittelmeer ertrinken, an europäischen Grenzen erfrieren oder in elenden <text:s/>Flüchtlingscamps jahrelang ausharren. <text:s/>Dass die AfD einen solchen Antrag stellt, wundert mich überhaupt nicht. Was mich allerdings doch wundert, ist, dass die AfD mit ihrer Forderung nach <text:s/>mehr Zäunen an der Grenze gar kein Alleinstellungsmerkmal mehr hat. Seit Wochen hauen Vertreter/-innen der Ampelkoalition in die gleiche Kerbe. Erst diese Woche <text:s/>verteidigte Bundeskanzler Olaf Scholz, Herr Demir, vor dem Europäischen Parlament die Pläne für den Ausbau der europäischen Grenzanlagen. Auch Nancy Faeser und <text:s/>Christian Lindner fordern Zäune und Mauern, und Vizekanzler Robert Habeck behauptet scheinheilig, Grenzkontrollen ließen sich auch mit Fairness verbinden. Das <text:s/>ist doch heuchlerisch, liebe Kolleginnen und Kollegen. <text:s/>Die Ampelparteien, vor allem die SPD und die Grünen, haben in ihrem Koalitionsvertrag von einer humanitären Schutzverantwortung gesprochen. Was wir <text:s/>aber jetzt sehen, ist nichts weiter als eine humanitäre Bankrotterklärung. Die Militarisierung der europäischen Außengrenzen löst die Probleme nicht. Noch mehr <text:s/>Zäune, Überwachungen, Pushbacks, schmutzige Flüchtlingsabkommen werden Flucht nicht verhindern. <text:s/>Das Einzige, was Sie damit erreichen, ist doch, dass noch mehr Menschen die gefährliche Route über das Mittelmeer nehmen müssen. Seit letztem Jahr <text:s/>sind über 3 000 Menschen im Mittelmeer ertrunken. Das sind die tödlichen Folgen der Abschottungspolitik, über die wir heute hier diskutieren. Menschen fliehen, <text:s/>weil es Not, Verfolgung, Krieg und Elend gibt. <text:s/>Sie haben keine andere Wahl, als illegal einzureisen, weil es praktisch keine legalen Möglichkeiten gibt, in die EU einzureisen. <text:s/>Erlauben Sie eine Zwischenfrage von Frau von Storch? <text:s/>Nein. <text:s/>Wo bleiben denn überhaupt die Maßnahmen der EU zur Bekämpfung der Fluchtursachen? Wir brauchen endlich eine faire globale Handelspolitik, konsequente <text:s/>Klimapolitik, einen Stopp der Rüstungsexporte, mehr Einsatz für Demokratie und Menschenrechte, damit Menschen überhaupt nicht fliehen müssen. <text:s/>Meine Damen und Herren, vor fast 30 Jahren hat mein Kollege Gregor Gysi eine Rede im Bundestag genau zu diesem Thema gehalten. Ich zitiere daraus: <text:s/>Wer Mauern an den Grenzen errichtet, egal, ob sie aus Infrarotstrahlen oder aus Beton bestehen, der wird auch die Bereitschaft zum Schießen aufbringen <text:s/>müssen, damit solche Mauern einen Sinn machen. <text:s/>Diese Rede galt damals der Abschaffung des Asylgrundrechts. Sie ist aber noch heute aktuell. Daher mein Appell an Herrn Scholz, an Herrn Habeck, Herrn <text:s/>Lindner: Folgen Sie nicht den Melonis, den Orbans oder den Trumps dieser Welt! Werden Sie Ihrer humanitären Verantwortung gerecht! <text:s/>Vielen Dank.</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Willkommene</text:p>
          </table:table-cell>
          <table:table-cell table:number-columns-repeated="1014"/>
        </table:table-row>
        <table:table-row table:style-name="ro1">
          <table:table-cell table:style-name="ce2" office:value-type="string" calcext:value-type="string">
            <text:p>24</text:p>
          </table:table-cell>
          <table:table-cell table:style-name="ce2" office:value-type="string" calcext:value-type="string">
            <text:p>23.03.2022</text:p>
          </table:table-cell>
          <table:table-cell table:style-name="ce2" office:value-type="string" calcext:value-type="string">
            <text:p>ID202404200</text:p>
          </table:table-cell>
          <table:table-cell table:style-name="ce2" office:value-type="string" calcext:value-type="string">
            <text:p>Gunther Krichbaum (CDU/CSU)</text:p>
          </table:table-cell>
          <table:table-cell table:style-name="ce2" office:value-type="string" calcext:value-type="string">
            <text:p>2024-10-26 09:55:09</text:p>
          </table:table-cell>
          <table:table-cell table:style-name="ce2" office:value-type="string" calcext:value-type="string">
            <text:p>0.22657576203346252</text:p>
          </table:table-cell>
          <table:table-cell table:style-name="ce2" office:value-type="string" calcext:value-type="string">
            <text:p>Frau Präsidentin! Liebe Kolleginnen und Kollegen! Es verwundert nicht, dass die heutigen Haushaltsberatungen ganz im Lichte des bestialischen Angriffskriegs von Russland gegen die Ukraine stehen. Herr Gauland redete vorhin von den Fehlern des Westens, weil man die Einflusssphären von Russland nicht respektiert habe. Das ist schon deshalb falsch, weil souveräne Länder grundsätzlich selbst darüber entscheiden, welchen multistaatlichen Bündnissen sie sich anschließen; sie haben ihr Schicksal selbst in der Hand. <text:s/>Selbst das ist aber irrelevant in dem Moment, in dem Bomben auf unschuldige Menschen geworfen werden, Geburtskliniken, Krankenhäuser, Schulen, Kindergärten zerschossen werden. Dann gibt es keine Neutralität mehr. <text:s/>Es ist doch schon längst kein Krieg „Armee gegen Armee, Militär gegen Militär“ mehr. Es ist ein Krieg der russischen Armee, des sie befehligenden Präsidenten gegen die Zivilbevölkerung; es ist ein Krieg gegen die Menschen. Mariupol und andere Städte werden eingekesselt. Es ist das Schlagwort der humanitären Katastrophe darauf angewandt worden. Ich glaube, es gilt, das ein Stück weit zu übersetzen: Es gibt keinen Strom mehr. Es gibt keine Wärme mehr; die Temperaturen nachts fallen unter den Gefrierpunkt. Es gibt keine Nahrungsmittel. Es gibt kein Trinkwasser; Menschen dehydrieren. Noch vor wenigen Tagen haben die Menschen den Schnee geschmolzen, den es jetzt aber aufgrund der Temperaturen gar nicht mehr gibt. Sie trinken das Wasser aus verbliebenen Pfützen, sie trinken das Wasser aus den Heizungsrohren. Von den sanitären Umständen ganz zu schweigen! – Wir machen uns in Deutschland kein Bild davon! Grüne Korridore, die es erlauben würden, dass die Flüchtlinge die Stadt verlassen können, werden von Russland verweigert. <text:s/>Es ist nicht nur eine Entvölkerungsstrategie, es ist ein Vernichtungskrieg, der hier geführt wird. Deshalb müssen die Sanktionen deutlich und spürbar verschärft werden. Solange Gas fließt, fließt auch Geld. Geld, das in die Kriegsmaschinerie von Putin geht. Deshalb: Setzen Sie die Forderungen der Union um, und sanktionieren Sie! Schließen Sie Nord Stream 1! Setzen Sie die größte russische Bank, die Sberbank, auf die Sanktionsliste! Begleichen Sie die Rechnungen, wie es Christoph Heusgen, der neue Chef der Münchner Sicherheitskonferenz, eingefordert hat, mit Überweisungen auf ein Treuhandkonto! <text:s/>Doch was macht die deutsche Bundesregierung? Sie zaudert, und sie zögert. Frau Baerbock, die Bundesregierung sitzt im Bremserhäuschen. Das war bei Waffenlieferungen so, das war bei SWIFT so und zuletzt auch hier, als der Deutsche Bundestag peinlicherweise eine Aussprache nach dem flammenden Appell von Selenskyj verweigerte. Es war ein kollektives Versagen, das wir hier erlebten. <text:s/>Es mangelt an allem, es mangelt aber auch an Waffen. Ich darf mit der Erlaubnis der Präsidentin aus einem Statement der Präsidialadministration der Ukraine zitieren: <text:s/>Es mangelt stark an Waffen. Wir haben Dutzende, Tausende von mobilisierten Freiwilligen, die bereit wären, zu kämpfen. Aber sie haben keine Waffen. Grob gesagt: Pro sechs kampfbereiten Freiwilligen gibt es nur ein Gewehr. Wichtig ist nicht nur, die Waffen zu haben, sondern sie auch rechtzeitig zu bekommen. Hätten wir genug davon, auch von schweren Waffen, könnten wir schon längst Konterattacken starten. Denn den Russen fehlt es vor allem an Munition, Benzin, Essen. Wir haben bloß nicht genug Waffen, um diese Konterattacken zu starten. <text:s/>So weit der O‑Ton aus der Ukraine selbst. Nehmen wir es ernst! Die Enttäuschung der Ukraine über die deutsche Bundesregierung – es muss so offen ausgesprochen werden – sitzt knochentief. Knochentief! <text:s/>Überdies: Die Bundesregierung ist auch nicht in Europa wahrnehmbar. Macron ist der Taktgeber. Herr Scholz, Sie brauchen ja nicht unbedingt Angela Merkel zum Vorbild nehmen; <text:s/>aber Helmut Schmidt wäre schon zupackender gewesen. An dieser Entschlossenheit fehlt es. <text:s/>Ich höre immer wieder: Die ukrainische Armee kann diesen Krieg nicht gewinnen. <text:s/>Es wird nur in eine Richtung spekuliert, nämlich: Wie viele Tage wird es wohl dauern, bis die Ukraine tatsächlich zusammenbricht? – Meine Gegenfrage ist: Warum sollte die Ukraine diesen Krieg eigentlich nicht gewinnen können? <text:s/>Erlauben Sie eine Zwischenfrage aus der FDP-Fraktion? <text:s/>Ja, bitte. <text:s/>Vielen Dank, dass Sie die Zwischenfrage zulassen. – Herr Kollege, Sie haben ja davon gesprochen, die Bundesregierung würde zu wenig Waffen liefern. Ich würde gerne von Ihnen wissen: Können Sie mir erklären, warum die Bundeswehr, obwohl der Verteidigungshaushalt schon in den letzten Jahren ja durchaus gestiegen ist, überhaupt keine Waffen hat, die sie liefern kann? Ist Ihnen bekannt, dass es viele Überlegungen gab, Waffen zu liefern, dass aber die Bundeswehr uns gesagt hat: „Wir können diese Waffen nicht liefern; denn wir haben sie nicht“? Welche Waffen sollte die Bundesregierung also liefern, wenn die Bundeswehr – unter anderem nach Aussage des Generalinspekteurs – blank ist? <text:s/>Ich bedanke mich ausdrücklich für diese Zwischenfrage, weil sie mir Gelegenheit gibt, das etwas ausführlicher zu sagen und darzustellen. Es war die deutsche Bundesregierung, die sich beharrlich geweigert hat, andere europäische Länder, die lieferbereit waren, liefern zu lassen. Deswegen diese Verzögerungen. – Das ist der erste Punkt. <text:s/>Der zweite Punkt: Die Industrie kann liefern. Hier auf dieser Bank sitzt die Bundesregierung; sie muss nur Ja dazu sagen. <text:s/>Ich möchte eines hier durchaus differenzieren. Es war Wirtschaftsminister Habeck, der schon vor Monaten gesagt hat: Wir müssen bereit sein, auch diesen „Schwarzen Schwan“ neu zu denken, dass wir also auch Waffen in eine Krisenregion liefern. – Wir können hier nicht zuschauen, wie eine ganze Region, ein ganzes Land vor die Hunde geht! <text:s/>– Bitte bleiben Sie noch stehen. – Dieser Realitätssinn hat seitens der Bundesregierung gefehlt, und dieses Fehlen kostet Menschenleben – jeden Tag, jede Stunde! Deswegen liegt es an uns, zu handeln, an dieser Bundesregierung, zu handeln! Dass sie das nicht tut, ist nicht länger hinnehmbar. <text:s/>Deshalb bitte ich auch Sie alle, die Sie diese Bundesregierung tragen: Setzen Sie sich dafür ein, dass endlich entschlossener gehandelt wird, damit die Menschen dort nicht zugrunde gehen! <text:s/>Ganz herzlichen Dank. Die Frage ist beantwortet. <text:s/>Ich sage Ihnen in aller Deutlichkeit: Wir müssen mehr tun, um die Ukraine zu stützen. Die Ukrainer sind kampfbereit, sie sind widerstandserprobt. Ein Satz auch noch dazu, weil es oft in Vergessenheit gerät: Die Ukraine hat schon im letzten Jahrhundert unter Russland gelitten. Der Holodomor, der hier in Deutschland nur wenigen etwas sagt, sagt in der Ukraine jedem Kind etwas. Stalin hat systematisch Städte ausgehungert. Nach den untersten Schätzungen gab es 3 Millionen Tote, nach den oberen das Doppelte. Die Ukrainer möchten sich widersetzen und Widerstand leisten. Wir sollten sie nicht alleine lassen. <text:s/>Ein Letztes: Es wird sich auch die Frage stellen, wer für die angerichteten Schäden einzustehen hat. Natürlich könnte man sagen: ein internationaler Fonds. Das ist die eine Möglichkeit; dann zahlen auch die Steuerzahler. Oder man wendet das Verursacherprinzip an; das heißt: Russland selbst muss herangezogen werden, seine Devisenreserven. Wir sollten jetzt auch völkerrechtlich alle Möglichkeiten überprüfen, die es erlauben, Russland in Haftung zu nehmen für die entstandenen Schäden. <text:s/>Herzlichen Dank. <text:s/>Vielen Dank. – Als Nächstes erhält das Wort für die SPD-Fraktion der Kollege Frank Schwabe.</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Willkommene</text:p>
          </table:table-cell>
          <table:table-cell table:number-columns-repeated="1014"/>
        </table:table-row>
        <table:table-row table:style-name="ro1">
          <table:table-cell table:style-name="ce2" office:value-type="string" calcext:value-type="string">
            <text:p>145</text:p>
          </table:table-cell>
          <table:table-cell table:style-name="ce2" office:value-type="string" calcext:value-type="string">
            <text:p>15.12.2023</text:p>
          </table:table-cell>
          <table:table-cell table:style-name="ce2" office:value-type="string" calcext:value-type="string">
            <text:p>ID2014506000</text:p>
          </table:table-cell>
          <table:table-cell table:style-name="ce2" office:value-type="string" calcext:value-type="string">
            <text:p>Detlef Seif (CDU/CSU)</text:p>
          </table:table-cell>
          <table:table-cell table:style-name="ce2" office:value-type="string" calcext:value-type="string">
            <text:p>2024-10-26 12:25:31</text:p>
          </table:table-cell>
          <table:table-cell table:style-name="ce2" office:value-type="string" calcext:value-type="string">
            <text:p>0.21225173771381378</text:p>
          </table:table-cell>
          <table:table-cell table:style-name="ce2" office:value-type="string" calcext:value-type="string">
            <text:p>Sehr geehrte Frau Präsidentin! Liebe Kolleginnen und Kollegen! <text:s/>„Angesichts der hohen Asylbewerberzahlen und der überlasteten Kommunen ist der SPD-Antrag <text:s/>– auf dem SPD-Bundesparteitag – <text:s/>zur Migrationspolitik realitätsfern und sendet das völlig falsche Signal.“ <text:s/>Dem Herrn Thomae kommt dieser Satz bekannt vor; der stammt nämlich von ihm. <text:s/>Und ihm ist vollkommen recht zu geben. <text:s/>Aber lassen wir uns nicht täuschen, Herr Thomae! Die FDP hat in den vergangenen beiden Jahren an den verkorksten Beschlüssen zur Migrationspolitik mitgewirkt. <text:s/>Durch das sogenannte Chancen-Aufenthaltsgesetz <text:s/>bekommen Personen, die uns jahrelang über ihre Identität getäuscht haben, ein Aufenthaltsrecht. Obwohl die Plätze in Integrationskursen und Sprachkursen sehr begrenzt sind und durch Ihre Kürzungen im Haushaltsbereich noch begrenzter werden, haben Sie Personen ohne Bleiberecht hier die Kurse geöffnet. <text:s/>Die FDP behauptet – und das ist die Krönung des Ganzen; das hört sich natürlich gut an –, das kanadische Modell sei im Bereich des Fachkräfteeinwanderungsgesetzes – Stichwort „Punktesystem“ – umgesetzt worden. Herr Thomae, was Sie gemacht haben, ist, durch Punkte zu ermöglichen, dass Leute ohne Qualifikation und ohne Sprachkenntnis hier nach Deutschland kommen. <text:s/>Das hat nichts mit dem kanadischen Modell zu tun. <text:s/>Bei der Einstufung sicherer Herkunftsstaaten – erinnern wir uns – waren Sie zunächst lange Zeit zögerlich, und dann haben Sie sich letztlich nur auf Moldau und Georgien begrenzt. <text:s/>Was ist mit Tunesien, Algerien, Marokko, Indien? Und der Präsident des BAMF hat auch noch weitere Ideen. Hier müssen Sie tätig werden! <text:s/>Monatelang – daran erinnern wir uns auch – haben Sie sich den Vorschlägen der Union versperrt, stationäre Grenzkontrollen auch zur Schweiz, zu Tschechien und nach Polen durchzuführen. Wir sehen doch, wie erfolgreich das jetzt ist. <text:s/>Der Bundeskanzler sprach in seiner Regierungserklärung davon, dass das Abkommen mit der Türkei wieder aufgenommen werden muss. Ja, worauf wartet er denn? Dass ein gebratener Truthahn in seinen Mund fliegt? Er hat Führungskraft zu beweisen. Er muss Strategie, Handeln und Einsatz zeigen. Also, Herr Bundeskanzler, wo ist Ihre Initiative für neue Verhandlungen mit der Türkei? <text:s/>Warum finden mit Kirgistan und Usbekistan Verhandlungen zu Migrationsabkommen statt, anstatt die zuwanderungsstärksten Länder in den Blick zu nehmen, wie den Irak? <text:s/>Wo bleibt das klare Signal der Ampel und insbesondere des Bundeskanzlers, dass unsere Leistungsgrenze schon seit Langem überschritten ist? Wann kommt in der aktuellen Lage denn endlich die Einstellung der freiwilligen Aufnahmeprogramme? Und wann beenden Sie den Familiennachzug in der jetzigen Form, anstatt ihn ausbauen zu wollen? <text:s/>– Damit Sie es auch verstehen, Frau Polat. <text:s/>Wir sehen: Unabhängig vom Gemeinsamen Europäischen Asylsystem gibt es viel zu tun, viele Maßnahmen. Vor allem sind Maßnahmen, die das Migrationsgeschehen noch verstärken, zu unterlassen, und dazu gehört auch die Turboeinbürgerung. <text:s/>Europäisch ist ein neuer Ansatz gefragt. Nur die grundsätzliche Verlagerung von Asylverfahren in sichere Drittstaaten, wie das jetzt auch der Entwurf des CDU-Grundsatzprogramms vorsieht, wird die irreguläre Migration nach unten bringen. <text:s/>Die aktuellen GEAS-Verhandlungen sehen ja nur vor, dass nach Ablehnung eines Asylantrags die Personen in einen sicheren Drittstaat verbracht werden können. <text:s/>Das wird nichts nutzen. Deshalb: Verfolgen Sie das Prinzip der sicheren Drittstaaten! Asylanträge sind nur dort durchzuführen. <text:s/>Ich sage Ihnen eines: Sollte die jetzige Bundesregierung dazu nicht in der Lage sein, wird die nächste unionsgeführte Bundesregierung das mit Nachdruck angehen. <text:s/>Vielen Dank. <text:s/>Das Wort hat Julian Pahlke für die Fraktion Bündnis 90/Die Grünen.</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60</text:p>
          </table:table-cell>
          <table:table-cell table:style-name="ce2" office:value-type="string" calcext:value-type="string">
            <text:p>21.03.2024</text:p>
          </table:table-cell>
          <table:table-cell table:style-name="ce2" office:value-type="string" calcext:value-type="string">
            <text:p>ID2016004400</text:p>
          </table:table-cell>
          <table:table-cell table:style-name="ce2" office:value-type="string" calcext:value-type="string">
            <text:p>Peter Heidt (FDP)</text:p>
          </table:table-cell>
          <table:table-cell table:style-name="ce2" office:value-type="string" calcext:value-type="string">
            <text:p>2024-10-26 12:53:15</text:p>
          </table:table-cell>
          <table:table-cell table:style-name="ce2" office:value-type="string" calcext:value-type="string">
            <text:p>0.22030781209468842</text:p>
          </table:table-cell>
          <table:table-cell table:style-name="ce2" office:value-type="string" calcext:value-type="string">
            <text:p>Sehr geehrte Frau Präsidentin! Liebe Kolleginnen und Kollegen! Die Internationalisierung von Wissenschaft und Lehre ist ein Thema, das in der heute globalisierten Welt von entscheidender Bedeutung ist. Wir Freie Demokraten setzen uns zusammen mit den Koalitionspartnern sehr dafür ein, dass Deutschland als Wissenschaftsstandort international wettbewerbsfähig bleibt und sich positiv weiterentwickeln kann. <text:s/>In einer globalisierten Welt, in der Wissen und Innovationen keine Grenzen kennen, ist es unerlässlich, dass wir unsere Bildungssysteme öffnen und uns international weiter vernetzen. Durch internationale Zusammenarbeit mit renommierten Universitäten und Forschungseinrichtungen weltweit können wir unsere eigenen Standards und Qualitätsansprüche weiterentwickeln, neue Erkenntnisse gewinnen, unsere Forschung vorantreiben und unseren Studierenden damit eine breitere Perspektive bieten. <text:s/>In meinen Gesprächen mit deutschen Botschaften, zum Beispiel in Mexiko, aber auch mit DAAD und Goethe-Institut bekomme ich sehr positiv gespiegelt, dass die bisher von der Koalition veränderten gesetzlichen Rahmenbedingungen, zum Beispiel was Fachkräfteeinwanderung und Visaerteilung angeht, sehr positiv gesehen werden. Wir haben nach dem Stillstand der Merkel-Regierung hier sehr viele Schritte in die richtige Richtung unternommen; <text:s/>auch eine Opposition könnte dies einmal positiv anerkennen. <text:s/>Wir bleiben da nicht stehen. Wir werden genau schauen, wo wir noch nachjustieren müssen, und das werden wir dann tun. <text:s/>Bei der Anerkennung ausländischer Zeugnisse und ausländischer Abschlüsse müssen wir uns ebenfalls noch weiter verbessern. Wir haben auch hier schon viele Schritte in die richtige Richtung unternommen. In meinen Gesprächen mit Unternehmen und Verbandsvertretern wird das ebenfalls positiv bewertet. Ganz klar ist für uns Freie Demokraten aber auch, dass wir hier noch weitere Anstrengungen im ureigensten Interesse unseres Landes unternehmen müssen. Lassen Sie uns gemeinsam daran arbeiten, Deutschland als attraktiven Bildungsstandort zu etablieren und die Spitzenposition unserer Forschungseinrichtungen zu stärken! Ich habe im letzten Jahr bei der GAIN-Konferenz in vielen Gesprächen, vor allem mit deutschen Postdocs, als sehr positiv festgestellt, wie attraktiv der Wissenschaftsstandort Deutschland mittlerweile geworden ist und wie groß das Interesse daran ist, wieder hier in Deutschland zu forschen. <text:s/>Die Mittel des Bundes zur Förderung der internationalen Kooperationen sind insgesamt in den vergangenen Jahren kontinuierlich gestiegen. Wie der Bericht der Bundesregierung zeigt, fördern die verschiedenen Ressorts eine Vielzahl von Projekten in den verschiedensten Bereichen. <text:s/>Allein das Bundesministerium für Bildung und Forschung hat im Jahr 2022 insgesamt 1,335 Milliarden Euro bereitgestellt. Das Auswärtige Amt hat im Berichtszeitraum Mittel in Höhe von rund 494 Millionen Euro für international ausgerichtete Fördermaßnahmen vergeben. <text:s/>Die Union hat jetzt hier einen ganz kleinen Punkt herausgepickt und gesagt: Da muss mehr Geld reinfließen. – Ich frage mich wirklich: Wo sehen Sie eigentlich mal den großen Zusammenhang? Warum sagen Sie nicht einmal: „Da priorisieren wir, da nehmen wir Geld weg“? Sie wollen die Schuldenbremse nicht schleifen. Also, leisten Sie doch mal richtige Arbeit als Opposition! <text:s/>Wenn da was Konstruktives kommen würde, würden wir mit Ihnen darüber reden. Aber es kommt nichts von Ihnen außer heißer Luft. Es kommt nur heiße Luft. <text:s/>– Doch, ich habe ihn gelesen. Da stehen nur drei kurze Sätze drin, dass wir die Humboldt-Stiftung fördern sollen, mehr nicht. Humboldt ist doch nicht alles. Und wo soll das Geld herkommen? Sie sagen das nicht. Sie geben keine Antworten. <text:s/>Sie glauben ja, dass Sie wieder an die Regierung kommen. Ich bin gespannt, was dann an Antworten kommt. Ich verwette ganz viel Geld darauf, dass Sie keine Lösungen haben werden, <text:s/>sondern, im Gegenteil, in die falsche Richtung marschieren werden. <text:s/>Lassen Sie mich noch einen Satz zu China sagen. Wir haben sehr wohl erkannt, dass China ein großes Problem ist und die ersten Antworten mit der China-Strategie, mit der Nationalen Sicherheitsstrategie gegeben. Erstmalig hat eine Bundesregierung eine vernetzte Strategie erarbeitet. Ich bin Mitglied des Parlamentarischen Untersuchungsausschusses zu Afghanistan. Ich kann genau beurteilen, was die vorherige Bundesregierung alles nicht gemacht hat. Da sind wir viel weiter als Sie. <text:s/>Der CDU/CSU-Antrag ist eindimensional. Wir werden ihn ablehnen. <text:s/>Und im Übrigen bin ich der Auffassung: Julian Assange sollte sofort freigelassen werden! <text:s/>Vielen Dank. <text:s/>Das Wort hat die Kollegin Monika Grütters für die Fraktion der CDU/CSU.</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Integrationswillige</text:p>
          </table:table-cell>
          <table:table-cell table:number-columns-repeated="1014"/>
        </table:table-row>
        <table:table-row table:style-name="ro1">
          <table:table-cell table:style-name="ce2" office:value-type="string" calcext:value-type="string">
            <text:p>99</text:p>
          </table:table-cell>
          <table:table-cell table:style-name="ce2" office:value-type="string" calcext:value-type="string">
            <text:p>26.04.2023</text:p>
          </table:table-cell>
          <table:table-cell table:style-name="ce2" office:value-type="string" calcext:value-type="string">
            <text:p>ID209913400</text:p>
          </table:table-cell>
          <table:table-cell table:style-name="ce2" office:value-type="string" calcext:value-type="string">
            <text:p>Marcel Emmerich (BÜNDNIS 90/DIE GRÜNEN)</text:p>
          </table:table-cell>
          <table:table-cell table:style-name="ce2" office:value-type="string" calcext:value-type="string">
            <text:p>2024-10-26 11:05:37</text:p>
          </table:table-cell>
          <table:table-cell table:style-name="ce2" office:value-type="string" calcext:value-type="string">
            <text:p>0.21494071185588837</text:p>
          </table:table-cell>
          <table:table-cell table:style-name="ce2" office:value-type="string" calcext:value-type="string">
            <text:p>Sehr geehrte Frau Präsidentin! Liebe Kolleginnen und Kollegen! Meine Damen und Herren! Mauern, Kontrollen, Staus und Abschottung – das ist die abgedrehte Ausgrenzungskultur der AfD-Fraktion für Millionen von Bürgerinnen und Bürgern entlang der Grenze zu unseren Nachbarn. <text:s/>Ich meine, diesen Vorschlag, der in dem Antrag formuliert ist, muss man sich mal auf der Zunge zergehen lassen: stationäre Polizeikontrollen an der ganzen Landesgrenze, über 3 600 Kilometer, von der Nordsee Richtung Niedersachsen, Rheinland-Pfalz, NRW, <text:s/>Saarland, Baden-Württemberg, runter nach Basel ans Rheinknie, über die Alpen, Bayern, entlang Sachsen, Brandenburg und Mecklenburg-Vorpommern bis nach Usedom an der Ostsee. Das ist wirklich ein lebensferner, ein blanker Unsinn, den Sie hier an dieser Stelle vorschlagen. <text:s/>Die klassischen Grenzgänger – Handwerksbetriebe, die Familie, die in den langersehnten Urlaub reisen will, der freie Warenverkehr, Geschäftsreisende, Studierende, Liebespaare – sind die Menschen, die Sie mit Ihrer populistischen Blockade und für Ihre abstruse Abschottungspolitik in Mithaft nehmen. <text:s/>All denjenigen, die an den abstrusen Ideen der AfD möglicherweise Gefallen finden, rate ich, an die deutsch-österreichische Grenze zu fahren – das habe ich gemacht – und sich die Realität dort vor Ort anzuschauen. Wenn man sich die Zahlen zu Gemüte führt, sieht man: Von über 15 Millionen Kontrollen von Mai 2016 bis Ende letzten Jahres konnte nur in 0,01 Prozent der Fälle wirklich eine sogenannte unerlaubte Einreise festgestellt werden. <text:s/>Dafür werden unzählige Überstunden geleistet. Es fehlt Personal der Bundespolizei, dringend benötigt auch an Bahnhöfen und Flughäfen. Menschen stehen in den Grenzregionen stundenlang im Stau oder verpassen ihre Züge. All das schadet den Menschen vor Ort, in den Grenzregionen; das schadet der Wirtschaft, und es ist auch sicherheitspolitisch höchst ineffektiv. Damit löst man keine Probleme, sondern schafft täglich neue. <text:s/>Deswegen bleibt es auch dabei, dass die Binnengrenzkontrollen nach Österreich ein Fehler sind. <text:s/>Schauen wir uns doch mal an, was die sogenannte unerlaubte Einreise faktisch ist: Sie ist ein künstlicher Papiertiger, der Strafverfahren produziert, die stets eingestellt werden, sobald Geflüchtete einen Asylantrag stellen. So ist es Rechtspraxis, weil die unerlaubte Einreise, also ohne Papiere oder Visum, in der Regel natürlich Geflüchtete betrifft, die nach internationalem Recht nicht wegen sogenannter unerlaubter Einreise verfolgt werden dürfen. So will es die Genfer Flüchtlingskonvention, und so ist es geübte Rechtspraxis in Deutschland. <text:s/>Was bleibt, ist viel Arbeit für die Behörden, ein riesiger Papiertiger, der am Ende wieder als Bettvorleger landet. <text:s/>Was es stattdessen braucht, ist eine rechtssichere und solidarische Perspektive für die Menschen vor Ort. Dafür müssen die grenzüberschreitende Zusammenarbeit der Polizeien und gemeinsame polizeiliche Zentren an der Grenze zu den Nachbarstaaten ausgebaut werden. So stärken wir den Informationsaustausch und die Zusammenarbeit wirklich. <text:s/>Schauen wir nach Kehl, schauen wir an die deutsch-französische Grenze, nach Straßburg: Hier gibt es so ein Zentrum zur Zusammenarbeit von Polizei und Zoll, und sie bearbeiten jedes Jahr 18 000 Anfragen. <text:s/>Das ist ein zentraler Bestandteil der Sicherheitspartnerschaft. So bekämpft man schwerste grenzüberschreitende Kriminalität wirklich. Da müssen wir noch stärker zusammenarbeiten; das schafft einen echten Mehrwert für die Polizei und auch für die Menschen in der Grenzregion in Sachen Sicherheit. <text:s/>Haftlager an den Grenzen und Verfahren in Ländern, die selbst Menschenrechtsverletzungen begehen, stellen dagegen einen beschämenden Bruch der Menschenrechte dar; denn die überwiegende Anzahl an Geflüchteten kommt nun mal aus Kriegsländern wie der Ukraine, aus Unrechtsstaaten wie Afghanistan und Syrien. Deshalb stehen wir als Koalition zu Recht zu unserer humanitären Verantwortung, einem echten Zugang zu funktionierenden Asylverfahren und der Unterstützung bei einer menschenwürdigen Unterbringung von Schutzsuchenden. <text:s/>Eine gute Asyl- und Menschenrechtspolitik ist kein Feld für Grundrechtsverstöße und Schnellschüsse. Eine Wagenburgmentalität ist von Beginn an zum Scheitern verurteilt; denn wirklich voran kommen wir nur gemeinsam. <text:s/>Dazu gehören aus meiner Sicht zwei Punkte. Verantwortung teilen ist der erste. Der beschlossene EU-Solidaritätsmechanismus ist ein erster Schritt und muss deshalb permanent so weiterentwickelt werden, dass er funktioniert. <text:s/>Das entlastet die Länder, die am stärksten betroffen ist. <text:s/>Der zweite Punkt sind ein sicherer Zugang für Geflüchtete zu Asylverfahren und einer menschenwürdigen Unterbringung in den EU-Mitgliedstaaten und gemeinsame Standards; denn verbesserte Bedingungen in anderen Ländern können Sekundärmigration in der EU gut entgegenwirken. <text:s/>Das sind Maßnahmen, die wir gemeinsam angehen. Keine halbgaren und populistischen Vorschläge, sondern das Bohren harter Bretter – das ist unser Politikansatz an dieser Stelle. <text:s/>Daran konstruktiv mitzuarbeiten, faktenbasiert und grundrechtsorientiert, dazu lade ich alle ein. <text:s/>Ich will zum Schluss noch einen Punkt nennen, weil man ja den Eindruck hat, die CDU/CSU-Fraktion mit ihrem Kommunaltag wären die einzigen, die mit den Kommunen reden: Das ist mitnichten der Fall. Wir anderen Abgeordneten stehen natürlich auch in einem steten Austausch mit ihnen. <text:s/>Wir wissen um die Herausforderungen; die Kommunen leisten da großartige Arbeit. Es ist vollkommen klar, dass wir auch bei der Frage der finanziellen Unterstützung noch mehr Bedarf haben, und dafür setzen wir uns als grüne Fraktion auch intensiv ein. <text:s/>Vielen Dank. <text:s/>Das Wort hat die Kollegin Clara Bünger für die Fraktion Die Linke.</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Willkommene</text:p>
          </table:table-cell>
          <table:table-cell table:number-columns-repeated="1014"/>
        </table:table-row>
        <table:table-row table:style-name="ro1">
          <table:table-cell table:style-name="ce2" office:value-type="string" calcext:value-type="string">
            <text:p>195</text:p>
          </table:table-cell>
          <table:table-cell table:style-name="ce2" office:value-type="string" calcext:value-type="string">
            <text:p>18.10.2024</text:p>
          </table:table-cell>
          <table:table-cell table:style-name="ce2" office:value-type="string" calcext:value-type="string">
            <text:p>ID2019501000</text:p>
          </table:table-cell>
          <table:table-cell table:style-name="ce2" office:value-type="string" calcext:value-type="string">
            <text:p>Konstantin Kuhle (FDP)</text:p>
          </table:table-cell>
          <table:table-cell table:style-name="ce2" office:value-type="string" calcext:value-type="string">
            <text:p>2024-10-26 13:49:15</text:p>
          </table:table-cell>
          <table:table-cell table:style-name="ce2" office:value-type="string" calcext:value-type="string">
            <text:p>0.21242715418338776</text:p>
          </table:table-cell>
          <table:table-cell table:style-name="ce2" office:value-type="string" calcext:value-type="string">
            <text:p>Frau Präsidentin! Meine Damen und Herren! Der terroristische Anschlag von Solingen hat uns allen gezeigt, dass es einen Zusammenhang gibt <text:s/>zwischen innerer Sicherheit auf der einen Seite und geordneter Migration auf der anderen Seite. <text:s/>Es gibt in diesem Haus vier Fraktionen, von der SPD über die Grünen <text:s/>und die FDP bis hin zu CDU/CSU, die gemeinsam die Möglichkeit haben, das Problem irregulärer Migration <text:s/>in den Griff zu kriegen. <text:s/>Je mehr sich diese vier Fraktionen über das Thema Migration zerstreiten und öffentlich in die Wolle kriegen, desto mehr profitieren davon diejenigen, die das Problem gar nicht lösen wollen. <text:s/>Wir Freie Demokraten sind deswegen davon überzeugt, dass es ein gemeinsames Gespräch der demokratischen Fraktionen zur Frage der Migration geben sollte. Unser Land braucht zusätzliche politische Maßnahmen, um die irreguläre Migration weiter zu senken. Bei manchen dieser Maßnahmen, wie beispielsweise mehr Befugnisse für die Bundespolizei bei Abschiebungen, teilen wir Freie Demokraten die Auffassung der Union. Andere Maßnahmen, wie die Ausweitung sicherer Herkunftsstaaten, werden im Bundesrat parteiübergreifend vorgeschlagen, von Parteien, die hier in der Opposition oder der Regierungskoalition sind und in den Ländern gemeinsam regieren. <text:s/>Es wäre sinnvoll, weil es diese Vorschläge gibt, möglichst bald zu einem geordneten Verfahren für gemeinsame Vorschläge in der Migrationspolitik zurückzukehren. <text:s/>Liebe Kolleginnen und Kollegen, das heutige Sicherheitspaket ist nicht genug. Es ist ein weiterer Schritt in die richtige Richtung. <text:s/>Aber die Verhandlungen auf dem Weg zu mehr Ordnung und Kontrolle in der Migration müssen weitergehen. <text:s/>Nur, man muss dann auch mal Maßnahmen beschließen. Es ist gut, darüber zu verhandeln. Es ist gut, darüber zu sprechen. Aber wenn konkrete Vorschläge auf dem Tisch liegen, dann muss man auch springen. Und heute bringt die Koalition erneut Maßnahmen auf den Weg für mehr Ordnung und Kontrolle in der Migrationspolitik. Wir sorgen dafür, dass Menschen, die kein Bleiberecht in Deutschland haben, weil ein anderer Staat in Europa für ihren Asylantrag zuständig ist, keine Sozialleistungen mehr bekommen. <text:s/>Wir sorgen dafür, dass Menschen, die in ihr Heimatland zurückkehren, leichter ihren Schutzstatus verlieren können. <text:s/>Und wir sorgen dafür, dass Straftaten – gerade mit Messern – zu einer schnelleren Ausweisung führen. Diese Maßnahmen kommen so, wie die Bundesregierung sie vorgeschlagen hat. Alle Maßnahmen sind längst überfällig, und wir sollten sie heute beschließen, liebe Kolleginnen und Kollegen. <text:s/>Herr Kuhle, gestatten Sie eine Zwischenfrage von Herrn Hoffmann? <text:s/>Nein, ich würde gerne fortfahren. <text:s/>Diese Maßnahmen sind wichtige Bausteine auf dem Weg zu mehr Ordnung und Kontrolle in der Migration. Und diese Maßnahmen sind ein wichtiger Schritt in die richtige Richtung. <text:s/>Lassen Sie mich, liebe Kolleginnen und Kollegen, zum Waffenrecht kommen. Ich habe mich selbst durch viele Gespräche und Besuche bei der Bundespolizei davon überzeugen lassen, dass erweiterte Kontrollmöglichkeiten gerade an Bahnhöfen, gerade bei Veranstaltungen – mit Blick auf das Thema Waffen und die gestiegene Gewaltkriminalität in Deutschland – Sinn ergeben können. <text:s/>Weitere Schritte im Waffenrecht fallen mir und vielen anderen aus meiner Fraktion aber nicht leicht. Denn die Freien Demokraten haben ein besonderes Verhältnis zu den Legalwaffenbesitzern, zu den Jägern, zu den Sportschützen und zum ländlichen Raum. <text:s/>Deswegen bitte ich alle, denen das Waffenrecht besonders am Herzen liegt, die Version des Sicherheitspakets, die heute hier auf dem Tisch liegt, mit dem zu vergleichen, was das Bundesinnenministerium in der Vergangenheit im Bereich des Waffenrechts vorgeschlagen hat. Sie werden feststellen: kein Halbautomatenverbot, kein Verbot des Gastschießens bei Schützenvereinen, kein Armbrustverbot, keine Ausweitung der psychologischen Gutachten, keine Regelabfrage beim Gesundheitsamt und kein Kleiner Waffenschein bei SRS-Waffen. <text:s/>Diese Vorschläge gehen teilweise noch auf Horst Seehofer zurück. Dass sie nicht umgesetzt werden, liegt daran, dass die Freien Demokraten am Tisch saßen, liebe Kolleginnen und Kollegen. <text:s/>Ich bitte alle, denen das Waffenrecht am Herzen liegt, <text:s/>die Version des Sicherheitspakets, das heute zur Abstimmung steht, mit der ursprünglichen Entwurfsfassung zu vergleichen. Sie werden feststellen: Anders als ursprünglich gedacht, gibt es für alle Messerverbotszonen, auch für die neu dazugekommenen, einen einheitlichen Ausnahmekatalog für Menschen, die ein berechtigtes Interesse am Führen eines Messers haben. Diese Menschen können mit diesem Gesetz erkennen, was sie dürfen und was sie nicht dürfen. Und die Legalwaffenbesitzer werden nicht über Gebühr belastet. All das haben wir im parlamentarischen Verfahren geändert. Anders als ursprünglich gedacht, wird auch die Erweiterung der Möglichkeit zur vorläufigen Sicherstellung auf sechs Monate beschränkt. Diese Änderungen gibt es, weil Menschen am Tisch saßen, denen die Legalwaffenbesitzer nicht egal sind, sondern denen die Schützen und die Jäger am Herzen liegen. <text:s/>Abschließend, liebe Kolleginnen und Kollegen, möchte ich etwas zu den digitalen Ermittlungsbefugnissen sagen. Die Anhörung zum vorliegenden Sicherheitspaket – das ist in der Debatte schon zum Ausdruck gekommen – hatte ein ganz klares Ergebnis, ein Ergebnis, das so klar war, wie es selten bei Anhörungen der Fall ist. <text:s/>In der Anhörung zum vorliegenden Sicherheitspaket ist unmissverständlich klar geworden, dass die biometrische Gesichtserkennung und die automatisierte Datenanalyse sehr schwere Grundrechtseingriffe sind. Und wenn man unbedingt will, dass unsere Sicherheitsbehörden diese Befugnisse bekommen, dann muss man die Voraussetzungen deutlich strenger ausgestalten. Genau das haben wir gemacht. <text:s/>Und wer solche Befugnisse einsetzen will, der muss dafür einen technischen Plan haben. Man kann so eine Befugnis nicht blind ins Gesetz schreiben. Deswegen stellen wir sicher, dass die Befugnisse erst dann zum Einsatz kommen können, wenn die technischen Details in der Bundesregierung gemeinsam mit der Bundesdatenschutzbeauftragten geklärt sind. <text:s/>Damit haben wir diese Befugnisse bürgerrechtlich eingehegt. Und es ist gut, dass wir das gemacht haben, liebe Kolleginnen und Kollegen. <text:s/>Vor diesem Hintergrund bitte ich Sie heute um Zustimmung zu diesem Paket; denn ich glaube, dass weitere Schritte zur geordneten Migration nach Deutschland nötig sind. <text:s/>Herzlichen Dank. <text:s/>Als Nächster hat das Wort für die CDU/CSU-Fraktion Alexander Throm.</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73</text:p>
          </table:table-cell>
          <table:table-cell table:style-name="ce2" office:value-type="string" calcext:value-type="string">
            <text:p>01.12.2022</text:p>
          </table:table-cell>
          <table:table-cell table:style-name="ce2" office:value-type="string" calcext:value-type="string">
            <text:p>ID207307800</text:p>
          </table:table-cell>
          <table:table-cell table:style-name="ce2" office:value-type="string" calcext:value-type="string">
            <text:p>Konstantin Kuhle (FDP)</text:p>
          </table:table-cell>
          <table:table-cell table:style-name="ce2" office:value-type="string" calcext:value-type="string">
            <text:p>2024-10-26 10:37:39</text:p>
          </table:table-cell>
          <table:table-cell table:style-name="ce2" office:value-type="string" calcext:value-type="string">
            <text:p>0.21133752167224884</text:p>
          </table:table-cell>
          <table:table-cell table:style-name="ce2" office:value-type="string" calcext:value-type="string">
            <text:p>Frau Präsidentin! Meine Damen und Herren! Wenn man sich auch nur fünf Minuten in unserem Land umsieht, wenn man mit Arbeitgebern, wenn man mit <text:s/>Unternehmen spricht, dann merkt man sofort: Der Mangel an Arbeitskräften ist mit Händen zu greifen. Wir werden als alternde Gesellschaft diesen Mangel an <text:s/>Arbeitskräften nur in den Griff bekommen, wenn wir auf Einwanderung setzen. <text:s/>Das sagen Ihnen alle Experten, und das sagt Ihnen auch die Wirtschaft selbst. Ich will mal vortragen, was der Deutsche Industrie- und Handelskammertag <text:s/>an diesem Montag – in dieser Woche, in der wir diese Debatte hier führen – gegenüber der Deutschen Presse-Agentur gesagt hat – ich zitiere –: <text:s/>Viele Unternehmen setzen daher darauf, dass der Zuzug von Fachkräften aus Drittstaaten weiter erleichtert wird. <text:s/>Auch in der aktuellen Krise ist der Fachkräftemangel für die Unternehmen nach den Energiekosten das zweitgrößte Geschäftsrisiko. <text:s/>Ich will Ihnen etwas sagen: Es ist ganz normal, dass sich in einer Koalition mit so unterschiedlichen Partnern wie Grünen und SPD und FDP die Leute <text:s/>auch mal in die Wolle kriegen. Aber wenn wir eine Verantwortung haben, nachdem nach 16 Jahren die Union nicht mehr den Innenminister stellt, <text:s/>dann die, den Mehltau in der deutschen Einwanderungspolitik zu beseitigen und ein Einwanderungsgesetz zu beschließen, das diese Erwartungen erfüllt, <text:s/>liebe Kolleginnen und Kollegen. <text:s/>Dabei sind wir doch auf einem guten Weg. <text:s/>Wir haben gestern im Kabinett Eckpunkte zur Einwanderung aus Drittstaaten in den Arbeitsmarkt beschlossen, Erleichterungen für Menschen mit <text:s/>praktischen Berufserfahrungen, eine Ausdehnung der Bluecard, eine Ausdehnung der Westbalkan-Regelung und die Einführung einer Chancenkarte mit Punktesystem nach <text:s/>dem Vorbild erfolgreicher Einwanderungsländer wie Kanada. Dieses Gesetz werden wir beschließen, liebe Kolleginnen und Kollegen von der Union. <text:s/>Sie werden es bekämpfen. <text:s/>Das können Sie machen, aber dann seien Sie auch so offen und sagen, dass Sie damit Politik gegen die Interessen der deutschen Volkswirtschaft und <text:s/>gegen die Sicherung des deutschen Wohlstandes machen, liebe Kolleginnen und Kollegen von der Union. <text:s/>Wir Freie Demokraten sind davon überzeugt, dass dieses Einwanderungsgesetz eines der zentralen Reformprojekte der Ampelkoalition ist. Deswegen muss <text:s/>dieses Einwanderungsgesetz auch zügig beschlossen werden. Deswegen wäre es verfehlt, das Thema Einwanderung bereits jetzt mit dem Thema Einbürgerung zu <text:s/>vermengen; <text:s/>denn unser Einwanderungsgesetz muss in ein migrationspolitisches Gesamtkonzept eingebettet sein. <text:s/>Dieses migrationspolitische Gesamtkonzept lässt sich zusammenfassen mit der Formel: mehr reguläre Migration, weniger irreguläre Migration. <text:s/>Wenn wir in der Gesellschaft dauerhaft die Akzeptanz für Migration und auch für das neue Einwanderungsgesetz erhalten wollen, dann muss Einwanderung <text:s/>geordnet und regelbasiert erfolgen. Wir haben in der Koalition dazu verschiedene Maßnahmen vereinbart, <text:s/>unter anderem die Beschleunigung von Asylverfahren und Asylgerichtsverfahren, die wir schon an diesem Freitag beschließen werden. <text:s/>Es steht aber noch mehr im Koalitionsvertrag, liebe Kolleginnen und Kollegen. Es steht auch eine Rückführungsoffensive im Koalitionsvertrag, und es <text:s/>steht der Abschluss von Migrationsabkommen mit den Hauptherkunftsstaaten im Koalitionsvertrag. <text:s/>Hier sage ich ganz deutlich an die Adresse der Bundesregierung: Es muss mehr passieren, damit wir gesamtgesellschaftlich auch die Akzeptanz für <text:s/>Migrationspolitik erhalten werden. <text:s/>Liebe Kolleginnen und Kollegen, Teil des migrationspolitischen Gesamtkonzepts der Ampelkoalition ist auch eine Reform des <text:s/>Staatsangehörigkeitsrechts; <text:s/>denn wir wollen, dass Menschen, die sich in Deutschland integrieren, schneller deutsche Staatsangehörige werden können. Zu den Kriterien für eine <text:s/>Einbürgerung gehört schon heute, dass die Menschen ihren eigenen Lebensunterhalt sichern können. Und an dieser Stelle darf und wird es auch keinen Rabatt auf <text:s/>die Verleihung der deutschen Staatsangehörigkeit geben, liebe Kolleginnen und Kollegen. <text:s/>Aber es wäre doch absurd, wenn diese Generation politischer Verantwortungsträger die Fehler wiederholt, die im Umgang mit den Gastarbeitern in <text:s/>Deutschland gemacht worden sind. Ich finde es würdelos, ich finde es daneben, dass die dritte Generation der Gastarbeiternachkommen, die seit drei Generationen <text:s/>in diesem Land Steuern zahlen, immer noch keine deutschen Staatsangehörigen sind. Das werden wir ändern, liebe Kolleginnen und Kollegen. <text:s/>Schon heute behalten übrigens 60 Prozent der Menschen, die eingebürgert werden, ihren ursprünglichen Pass. Wir haben also bereits eine Hinwendung zur <text:s/>Mehrstaatigkeit. Zur Wahrheit gehört aber auch, dass in traditionellen, erfolgreichen Einwanderungsländern wie Kanada und Australien Menschen schon innerhalb <text:s/>kürzester Zeit, nach wenigen Generationen nicht mehr Mexikaner, nicht mehr Briten, nicht mehr Inder sind, sondern ausschließlich Australier und Kanadier. <text:s/>Deswegen werbe ich bei der Opposition und auch innerhalb der Koalition dafür, dass wir uns damit beschäftigen, wie sich auch die Einbürgerung in ein <text:s/>Gesamtkonzept der Migrationspolitik einbetten kann und wie Einwanderung und Einbürgerung zusammen gedacht werden können. Hier braucht es vor allen Dingen die <text:s/>richtige Reihenfolge, liebe Kolleginnen und Kollegen. <text:s/>Meine Damen und Herren, ich komme zum Schluss und will einmal sagen – viele wissen es ja –, dass ich aus Niedersachsen komme. Wir hatten in <text:s/>Niedersachsen mal einen tollen Ministerpräsidenten namens David McAllister. David McAllister war nicht nur deutscher Staatsbürger, David McAllister war auch <text:s/>britischer Staatsbürger. Ich frage mich: Was hat die CDU/CSU-Fraktion eigentlich gegen David McAllister? <text:s/>Herr Kollege, Sie kommen zum Ende, bitte. <text:s/>Ich finde, dass er ein toller Ministerpräsident war, und ich finde, dass das nichts mit seiner Staatsangehörigkeit zu tun hat. <text:s/>Herr Kollege. <text:s/>Deswegen sage ich an die Adresse der Union: Ich wünsche mir mehr David McAllister und weniger Roland Koch. <text:s/>Herzlichen Dank. <text:s/>Thorsten Frei hat das Wort für die CDU/CSU-Fraktio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34</text:p>
          </table:table-cell>
          <table:table-cell table:style-name="ce2" office:value-type="string" calcext:value-type="string">
            <text:p>09.11.2023</text:p>
          </table:table-cell>
          <table:table-cell table:style-name="ce2" office:value-type="string" calcext:value-type="string">
            <text:p>ID2013407200</text:p>
          </table:table-cell>
          <table:table-cell table:style-name="ce2" office:value-type="string" calcext:value-type="string">
            <text:p>Nina Warken (CDU/CSU)</text:p>
          </table:table-cell>
          <table:table-cell table:style-name="ce2" office:value-type="string" calcext:value-type="string">
            <text:p>2024-10-26 12:08:59</text:p>
          </table:table-cell>
          <table:table-cell table:style-name="ce2" office:value-type="string" calcext:value-type="string">
            <text:p>0.20576801896095276</text:p>
          </table:table-cell>
          <table:table-cell table:style-name="ce2" office:value-type="string" calcext:value-type="string">
            <text:p>Sehr geehrte Frau Präsidentin! Liebe Kolleginnen und Kollegen! Unsere Demokratie und unsere Grundwerte sind das Fundament unseres Landes. Sie sind die Grundlage für Freiheit, Vielfalt, Rechtsstaatlichkeit und den Respekt vor den Menschenrechten. Als CDU/CSU verteidigen wir diese Werte leidenschaftlich und werden nicht zulassen, dass sie untergraben werden. <text:s/>Dementsprechend scharf verurteilen wir, dass am vergangenen Wochenende auf Demonstrationen mitten in Deutschland Forderungen nach einem Kalifat gestellt worden sind. Solche Forderungen stehen im krassen Gegensatz zu unseren Grundwerten und sind absolut inakzeptabel. <text:s/>Wir können und wir werden nicht hinnehmen, dass islamistische Extremisten auf den Straßen unseres Landes für ihre Ziele werben und ein Kalifat fordern. Ihnen sagen wir deutlich: Jüdinnen und Juden gehören in unser Land, ihr aber nicht. <text:s/>Es ist gerade in der aktuellen, emotional sehr aufgeheizten Zeit wichtig, nicht zu pauschalisieren. Die überwältigende Mehrheit der Migranten in Deutschland lebt friedlich und respektiert unsere Werte. Wir dürfen nicht zulassen, dass Vorurteile oder Diskriminierung diese Menschen treffen. <text:s/>Als sich 2014 der Anführer der Terrororganisation „Islamischer Staat“ in Mosul zum Kalifen ausrief, sind viele Menschen vor einem derartigen Kalifat geflohen, weil sie entsprechend unseren Werten frei, friedlich und sicher leben wollen. <text:s/>Diese Menschen haben in Deutschland inzwischen ein Zuhause gefunden, in dem sie gerne und gut integriert leben. Aufgabe dieser Musliminnen und Muslime ist es nun auch, sich gemeinsam mit uns gegen Antisemitismus in ihren Reihen und im ganzen Land zu stellen. <text:s/>Liebe Kolleginnen und Kollegen, wir müssen aber auch der Tatsache ins Auge blicken, dass nicht alle, die zu uns gekommen sind, sich mit unseren Werten identifizieren und dass hier offenbar eine Integration in unsere offene, freie und demokratische Gesellschaft bislang nicht geglückt ist. Diese Menschen genießen alle Freiheiten, Vorzüge und Annehmlichkeiten eines rechtsstaatlichen Landes und fordern gleichzeitig eine Staatsform, die all diese Dinge verachtet und mit Füßen tritt. <text:s/>Wir müssen anerkennen, werte Kolleginnen und Kollegen, dass es im Land verschiedene Formen des Antisemitismus gibt, aber besonders der muslimische Antisemitismus weit verbreitet ist. Dies ist ein Problem, das natürlich auch durch Zuwanderung in unser Land gekommen ist. Lassen Sie uns nicht im Stil und mit den Schlussfolgerungen der AfD darüber sprechen, aber verschließen wir davor auch nicht die Augen! <text:s/>Liebe Kolleginnen und Kollegen, wir sind der Überzeugung, dass Integration und Teilhabe wichtige Schlüsselfaktoren sind, um Extremismus und radikalen Ideologien vorzubeugen. Hier müssen wir unsere Bemühungen weiter verstärken. Wir setzen uns dafür ein, dass Migranten in Deutschland Unterstützung und Bildung erhalten, die sie benötigen, um sich erfolgreich und nachhaltig in unsere Gesellschaft zu integrieren. Dabei muss unter anderem in den Integrationskursen verdeutlicht werden, dass Antisemitismus in jeglicher Form mit unseren Grundwerten unvereinbar ist. <text:s/>Und wir müssen dafür sorgen, dass gerade die vielen zu uns gekommenen Kinder und Jugendlichen unsere aufgeklärten westlichen Werte annehmen. Da gilt es, jetzt anzusetzen, bevor es zu spät ist. In diesem Zusammenhang würden wir uns auch wünschen, dass die Integrationsbeauftragte der Bundesregierung sich endlich aus der Deckung wagt, sich um ihren eigentlichen gesetzlichen Auftrag kümmert und nicht nur Rassismusberichte verfasst. <text:s/>Integration ist aber keine Einbahnstraße. Neben den Integrationsbemühungen ist es auch unsere Aufgabe, diejenigen zu identifizieren, die solche extremistischen Forderungen unterstützen, und geeignete und konsequente Maßnahmen zu ergreifen. Wir setzen uns für eine konsequente Überwachung extremistischer Gruppen und die Verfolgung derer ein, die Gewalt oder Radikalisierung fördern. Wir wollen und werden unsere Sicherheitsbehörden weiterhin stärken und die notwendigen Ressourcen zur Verfügung stellen, um unser Land vor Bedrohungen von innen und von außen zu schützen. Dazu gehört eine verstärkte strafrechtliche Ahndung antisemitischer Äußerungen mit einer Mindestfreiheitsstrafe von sechs Monaten, und dazu gehört auch, dass eine antisemitische Straftat bei Geflüchteten in der Regel zur Ausweisung führt. <text:s/>Die Bilder aus Essen und Berlin haben uns einmal mehr aktuell vor Augen geführt, dass Bedrohungen durch antidemokratische Kräfte immer bestehen und wir als Demokraten sie bekämpfen müssen. Gerade deshalb dürfen wir auch nicht zulassen, dass die AfD diese Bilder und Geschehnisse nun wieder versucht auszunutzen, um Ängste und Vorurteile zu schüren und unsere Gesellschaft zu spalten. In diesen Zeiten, werte Kollegen, ist es besonders wichtig, dass wir als Gesellschaft zusammenstehen und unsere Werte verteidigen. Wir dürfen nicht länger tolerant sein gegenüber denjenigen, die unsere tolerante freiheitliche Gesellschaft abschaffen wollen. <text:s/>Vielen Dank. <text:s/>Für die Fraktion Bündnis 90/Die Grünen hat nun die Kollegin Lamya Kaddor das Wort.</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Integrationswillige</text:p>
          </table:table-cell>
          <table:table-cell table:number-columns-repeated="1014"/>
        </table:table-row>
        <table:table-row table:style-name="ro1">
          <table:table-cell table:style-name="ce2" office:value-type="string" calcext:value-type="string">
            <text:p>89</text:p>
          </table:table-cell>
          <table:table-cell table:style-name="ce2" office:value-type="string" calcext:value-type="string">
            <text:p>03.03.2023</text:p>
          </table:table-cell>
          <table:table-cell table:style-name="ce2" office:value-type="string" calcext:value-type="string">
            <text:p>ID208905300</text:p>
          </table:table-cell>
          <table:table-cell table:style-name="ce2" office:value-type="string" calcext:value-type="string">
            <text:p>Gökay Akbulut (DIE LINKE)</text:p>
          </table:table-cell>
          <table:table-cell table:style-name="ce2" office:value-type="string" calcext:value-type="string">
            <text:p>2024-10-26 10:54:24</text:p>
          </table:table-cell>
          <table:table-cell table:style-name="ce2" office:value-type="string" calcext:value-type="string">
            <text:p>0.20604467391967773</text:p>
          </table:table-cell>
          <table:table-cell table:style-name="ce2" office:value-type="string" calcext:value-type="string">
            <text:p>Sehr geehrte Frau Präsidentin! Liebe Kolleginnen und Kollegen! Seit zehn Jahren müssen wir uns von der AfD anhören, dass Migrantinnen und Migranten schuld an allen Missständen in Deutschland sind. <text:s/>Migrantinnen und Migranten sollen schuld daran sein, dass es keine Wohnungen gibt, dass Arbeitsplätze fehlen, dass die Armut zunimmt und dass Deutschland den Bach runtergeht. <text:s/>Auch der AfD-Antrag heute bildet keine Ausnahme. Der Tenor lautet: Junge deutsche Familien müssen aufs Land ziehen, weil Geflüchtete in die Städte drängen und den Deutschen Wohnungen wegnehmen. <text:s/>Es ist immer die gleiche rassistische Agenda der AfD. <text:s/>Sie spielen immer wieder Menschen gegeneinander aus. Aber wer soll denn die Wohnungen und die Häuser bauen, die wir doch so dringend benötigen? Ohne migrantische Beschäftigte auf den Baustellen würde das Baugewerbe in Deutschland gar nicht funktionieren. <text:s/>Laut dem Antrag der AfD ist der Zusammenhang zwischen Zuwanderung aus dem Ausland und der angeblichen Flucht aus den Städten erwiesen. Erwiesen ist jedoch nur, dass die AfD wieder nach Sündenböcken sucht. <text:s/>Für die explodierenden Mieten hat sie keine vernünftige Erklärung. Von Wohnungsbaupolitik hat sie überhaupt keine Ahnung. <text:s/>Seit der Aufhebung der Wohnungsgemeinnützigkeit 1990 ist die Zahl der Sozialwohnungen im Rückgang. Während es 1990 noch 3 Millionen Sozialwohnungen gab, haben wir heute den historischen Tiefststand von 1 Million Sozialwohnungen. Das ist keine Folge von sogenannter Massenzuwanderung, sondern das Ergebnis einer völlig verfehlten Wohnungspolitik. <text:s/>Wohnen wird nicht als Grundrecht der Menschen und als ein Teil der öffentlichen Daseinsvorsorge betrachtet, sondern als profitables Geschäftsmodell. Während Obdachlose, Studierende, Rentner/-innen, Migrantinnen und Migranten, Alleinerziehende und viele andere keine bezahlbaren Wohnungen finden, machen Immobilienkonzerne und ‑fonds große Gewinne. <text:s/>Daher muss endlich Schluss sein mit Wohnraumspekulation. Wir fordern das Verbot von Wohnraumspekulation, einen bundesweiten Mietendeckel, den Bau von 250 000 Sozialwohnungen pro Jahr und vieles mehr, um konsequent gegen die Wohnungsnot vorzugehen. <text:s/>Auf einen Punkt möchte ich noch hinweisen: Gerade Migrantinnen und Migranten sind von der Wohnungsnot massiv betroffen. Deswegen brauchen wir einen wirksamen Diskriminierungsschutz; denn es darf nicht auf den Nachnamen ankommen, ob jemand zu einer Wohnungsbesichtigung eingeladen wird oder nicht. <text:s/>Meine Damen und Herren, die AfD hat eine Reihe von Vorschlägen in ihrem Antrag, wie der ländliche Raum aufgewertet werden kann. Aber ein Aspekt fehlt, nämlich der Kampf gegen rechts. <text:s/>In vielen ländlichen Gebieten hat sich eine rechte Alltagskultur etabliert. Dagegen müssen wir vorgehen. Sogenannte national befreite Zonen darf es in Deutschland nicht geben. Dann wäre der ländliche Raum auch für viel mehr Menschen interessant. Gerade junge Menschen zieht es wegen Multikulti in die Großstädte; das müssen auch Sie einsehen. <text:s/>Vielen Dank. <text:s/>Herzlichen Dank an Gökay Akbulut. – Ich freue mich, als nächsten Redner aufzurufen: Rainer Semet für die FDP-Fraktion.</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22</text:p>
          </table:table-cell>
          <table:table-cell table:style-name="ce2" office:value-type="string" calcext:value-type="string">
            <text:p>21.09.2023</text:p>
          </table:table-cell>
          <table:table-cell table:style-name="ce2" office:value-type="string" calcext:value-type="string">
            <text:p>ID2012202000</text:p>
          </table:table-cell>
          <table:table-cell table:style-name="ce2" office:value-type="string" calcext:value-type="string">
            <text:p>Anke Hennig (SPD)</text:p>
          </table:table-cell>
          <table:table-cell table:style-name="ce2" office:value-type="string" calcext:value-type="string">
            <text:p>2024-10-26 11:41:32</text:p>
          </table:table-cell>
          <table:table-cell table:style-name="ce2" office:value-type="string" calcext:value-type="string">
            <text:p>0.2572912275791168</text:p>
          </table:table-cell>
          <table:table-cell table:style-name="ce2" office:value-type="string" calcext:value-type="string">
            <text:p>Sehr geehrte Frau Präsidentin! Sehr geehrte Frau Ministerin Paus! Liebe Kolleginnen und Kollegen! Sehr geehrte Unionsfraktion! <text:s/>Ich freue mich sehr, dass Sie uns durch Ihren Antrag die Möglichkeit geben, heute über ein so wichtiges Thema zu sprechen, das uns allen sehr am Herzen liegt: die Zukunft unserer Kinder und Jugendlichen. <text:s/>Es ist für mich mal wieder erstaunlich, wie sehr sich die Unionsfraktion in ihrem aktuellen Antrag für die Betreuung, Bildung, die Rechte und die Zukunft unserer jungen Mitbürgerinnen und Mitbürger einsetzt. <text:s/>Als ich mir Ihren Antrag durchgelesen habe, habe ich mich tatsächlich gefragt, ob ich versehentlich in einer Parallelwelt gelandet bin, in der die Union die treibende Kraft für soziale Gerechtigkeit und Kinderrechte ist. <text:s/>Da liest man Sätze wie: Kinder „sollen unabhängig vom Geldbeutel und Bildungshintergrund ihrer Eltern oder der Zuwanderungsgeschichte ihrer Familie“ – hört, hört! – „gerechte Chancen in unserer Gesellschaft erhalten“. <text:s/>Wirklich beeindruckend! Haben Sie das mit Ihrem Fraktionsvorsitzenden Herrn Merz wirklich abgestimmt? <text:s/>Die Unionsfraktion, die sich bisher eher für eine restriktive Flüchtlingspolitik und für Steuergeschenke für Besserverdiener stark gemacht hat, <text:s/>möchte uns nun weismachen, dass sie die Kinderrechte und das Wohl unserer Jüngsten hochhält. Das ist natürlich eine wirklich erfreuliche Entwicklung. Ich kann nur hoffen, dass diese plötzliche soziale Fürsorge nicht genauso kurzlebig ist wie manche Wahlversprechen, die wir in der Vergangenheit von Ihnen gehört haben. <text:s/>Aber jetzt ernsthaft: <text:s/>Wir Ampelfraktionäre sollten diese Gelegenheit nutzen und die Union ermutigen, ihre Worte in die Tat umzusetzen. <text:s/>Wenn die Union wirklich so besorgt um die Rechte und die Zukunft junger Menschen ist, dann wäre die Verankerung der Kinderrechte im Grundgesetz der perfekte Schritt in die richtige Richtung. <text:s/>Damit könnten wir sicherstellen, dass die Rechte unserer Kinder und Jugendlichen dauerhaft geschützt sind und nicht von politischen Wendungen und Regierungsverantwortung oder Oppositionspolitik abhängen. <text:s/>Wir als SPD und auch die Ampelfraktionen stehen bereit, diesen wichtigen Schritt gemeinsam mit der Union zu gehen. Lassen Sie uns die Kinderrechte im Grundgesetz verankern und sicherstellen, dass unsere jungen Mitbürgerinnen und Mitbürger die Unterstützung und den Schutz erhalten, den sie verdienen. <text:s/>Dadurch könnten wir gemeinsam Geschichte schreiben und die Zukunft unserer Kinder und Jugendlichen positiv beeinflussen. <text:s/>Und wer weiß – vielleicht wird die Union in der Zukunft noch weitere erstaunliche Wandlungen durchmachen. <text:s/>Vielleicht werden Sie plötzlich auch zu Verfechtern des Klimaschutzes und der sozialen Gerechtigkeit. <text:s/>Ich würde mich jedenfalls sehr freuen. Und die Verankerung der Kinderrechte im Grundgesetz wäre ein erster und immens wichtiger Schritt in diese Richtung. In diesem Sinne rufe ich die Kolleginnen und Kollegen der Union auf, ihre Worte in die Tat umzusetzen und gemeinsam mit uns die Kinderrechte im Sinne der UN-Kinderrechtskonvention im Grundgesetz zu verankern. <text:s/>Lassen Sie uns zeigen, dass wir die Zukunft unserer Kinder ernst nehmen und ihnen die Rechte geben, die sie verdienen. <text:s/>Vielen Dank. <text:s/>Nächster Redner: für die AfD-Fraktion Martin Reichardt.</text:p>
          </table:table-cell>
          <table:table-cell table:style-name="ce2" office:value-type="string" calcext:value-type="string">
            <text:p>-</text:p>
          </table:table-cell>
          <table:table-cell table:style-name="ce2" office:value-type="string" calcext:value-type="string">
            <text:p>Willkommen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30</text:p>
          </table:table-cell>
          <table:table-cell table:style-name="ce2" office:value-type="string" calcext:value-type="string">
            <text:p>18.10.2023</text:p>
          </table:table-cell>
          <table:table-cell table:style-name="ce2" office:value-type="string" calcext:value-type="string">
            <text:p>ID2013012100</text:p>
          </table:table-cell>
          <table:table-cell table:style-name="ce2" office:value-type="string" calcext:value-type="string">
            <text:p>Lisa Paus, Bundesministerin für Familie, Senioren, Frauen und Jugend</text:p>
          </table:table-cell>
          <table:table-cell table:style-name="ce2" office:value-type="string" calcext:value-type="string">
            <text:p>2024-10-26 12:00:02</text:p>
          </table:table-cell>
          <table:table-cell table:style-name="ce2" office:value-type="string" calcext:value-type="string">
            <text:p>0.219734787940979</text:p>
          </table:table-cell>
          <table:table-cell table:style-name="ce2" office:value-type="string" calcext:value-type="string">
            <text:p>Herr Präsident! Werte Kolleginnen und Kollegen Abgeordnete! Werte Zuschauende! Ich komme direkt aus einem Gespräch mit dem Kompetenznetz Antisemitismus, kurz: KOMPAS. Es besteht aus fünf erfahrenen Trägern der Antisemitismusprävention. Seit dem 7. Oktober, dem Terrorüberfall der Hamas auf Israel, können sie sich vor Anfragen nicht mehr retten. Schockierte Menschen rufen an: Jüdinnen und Juden suchen psychologische Betreuung, Lehrer/-innen Unterstützung, um aufgeregte Diskussionen in Klassenzimmern zu moderieren. Es ist schwer, sachliche Diskussionen zu führen, wenn die Bilder so furchtbar und so dramatisch sind und viele eine emotionale Beziehung zum Ort des Geschehens haben, und das haben viele Menschen in Deutschland. <text:s/>Ich weiß nicht, wie viele Abgeordnete hier im Deutschen Bundestag von der Erkenntnis politisiert wurden, dass Deutschland für die Shoah verantwortlich ist – die Shoah, die in Konsequenz zur Gründung des Staates Israel geführt hat. Ich bin eine dieser Abgeordneten. Deshalb ist für mich klar: Das Existenzrecht Israels ist durch nichts zu relativieren. <text:s/>Die Solidarität mit Israel, sie ist historische Verpflichtung, und sie ist Teil unserer Staatsräson. Deshalb ist es richtig, dass die Außenministerin Annalena Baerbock und Bundeskanzler Olaf Scholz unmittelbar, auch vor Ort, gezeigt haben, dass sie Israels Recht auf Selbstverteidigung unterstützen. <text:s/>Deshalb ist es auch richtig, dass es verboten ist, Symbole der Terrororganisation Hamas zu zeigen und ihre Untaten damit zu feiern. Das ist nach deutschem Recht eine Straftat, und das muss entsprechend durchgesetzt werden. <text:s/>Deswegen ist es insgesamt so wichtig, dass wir das klare Signal senden: Wir stehen auch an der Seite der Jüdinnen und Juden in Deutschland. Wir tun alles, was wir können, für ihre Sicherheit. Wir fühlen mit denjenigen, die Angehörige verloren haben. Die Bundesregierung wird auch alles Mögliche tun, damit verschleppte Angehörige wieder freikommen. <text:s/>Ich bin froh, dass wir exzellente Expertinnen und Experten für Antisemitismusprävention haben; denn die aktuelle Situation zeigt, wie wichtig das ist. Im Rahmen unseres Bundesprogramms „Demokratie leben!“ fördern wir seit 2020 KOMPAS, das Kompetenznetzwerk gegen Antisemitismus. Es stellt fachliche Beratung bereit, und es transferiert erfolgreiche Präventionsansätze in kommunale Strukturen; denn antisemitische und israelfeindliche Einstellungen nehmen in Deutschland zu. <text:s/>Und es gibt nicht nur den einen Antisemitismus. Es gibt Verschwörungsdenken mit kapitalismus- oder impfkritischer Ummäntelung, <text:s/>es gibt israelbezogenen Antisemitismus, es gibt tradierte Negativbilder von den Juden <text:s/>oder die Verleugnung der nationalsozialistischen Judenverfolgung. Tätliche Übergriffe auf Jüdinnen und Juden werden häufiger. Auch Fachkräfte der Jugend- und Bildungsarbeit sind in ihrer täglichen Arbeit zunehmend mit verschiedenen Formen von Antisemitismus konfrontiert. <text:s/>Häufig hört man gerade in diesen Tagen die These, der Anstieg des Antisemitismus sei importiert, <text:s/>die Folge von Zuwanderung aus größtenteils muslimischen Ländern, in denen Antisemitismus weit verbreitet sei. <text:s/>Der Sachverständigenrat für Integration und Migration kam im Jahr 2022 zu dem Schluss, dass insbesondere der israelbezogene Antisemitismus, ja, unter Menschen mit Migrationsgeschichte stärker verbreitet ist, und hier insbesondere bei türkischstämmigen und arabischstämmigen Menschen. <text:s/>Es ist allerdings ein Irrglaube, Antisemitismus gebe es nur in migrantischen Communitys. <text:s/>Die Mitte-Studien der Friedrich-Ebert-Stiftung zeigen deutlich, dass israelbezogener Antisemitismus in vielen gesellschaftlichen Gruppen weit verbreitet ist. <text:s/>Es ist wirklich schwer auszuhalten. <text:s/>– Ich sage ja nur: Es ist schwer auszuhalten. <text:s/>Jetzt diese Rufe aus Ihren Ecken. <text:s/>Wir wissen ja – wir mussten mehrmals Zeuge sein –, dass ein Herr Gauland die Geschichte einen „Vogelschiss“ genannt hat. <text:s/>Ich könnte jetzt zig weitere Beispiele nennen. Von daher wäre in diesen Zeiten etwas mehr Ruhe auf der rechten Seite hier in diesem Hause wirklich gut. <text:s/>Prävention gegen Antisemitismus ist wichtig. Deshalb gibt es das Programm „Demokratie leben!“. Im Rahmen des Programms „Demokratie leben!“ werden in allen 16 Bundesländern Landesdemokratiezentren gefördert, die die Beratung von Betroffenen rassistischer und antisemitischer Gewalt unterstützen. Es gibt 350 lokale Partnerschaften für Demokratie. <text:s/>Erstmals hat die Bundesregierung im November 2022 eine Nationale Strategie gegen Antisemitismus und für jüdisches Leben vorgelegt. Etwa ein Drittel unserer Modellprojekte adressieren Fragen des jüdisch-muslimischen Dialogs. Das Projekt „Sichtbar handeln!“ bietet Fachkräften in Jugend- und Bildungsarbeit ein Lern- und Diskursangebot zum Wirken gegen Antisemitismus und Israelfeindschaft. <text:s/>Dieses Programm stößt auf sehr großes Interesse. <text:s/>Die Bundeszentrale für politische Bildung vermittelt Medienkompetenz, um Verschwörungserzählungen zu entlarven und Gegenargumente zu trainieren. Bundesinnenministerin Nancy Faeser und der Vorsitzende der Holocaustgedenkstätte Yad Vashem haben gerade eine Kooperationserklärung zur Fortbildung der Bundespolizei und des Bundeskriminalamtes unterzeichnet. Im Rahmen des Bundesprogramms „Jugend erinnert“ fördert mein Haus Fahrten von Jugendgruppen an Stätten der NS-Massenvernichtung und den deutsch-israelischen Jugendaustausch. <text:s/>Werte Kolleginnen und Kollegen, aus Gesprächen mit Praktikerinnen und Praktikern weiß ich: Gerade durch empathische Gespräche mit biografischen Bezügen gelingt es häufig, Feindbilder aufzubrechen. Deswegen brauchen wir mehr von diesen Programmen und nicht weniger. <text:s/>Deshalb: Lassen Sie uns auch ganz praktische Schlüsse aus der Solidarität mit Israel und dem wachsenden Antisemitismus ziehen. Ein wichtiger weiterer Baustein wäre die Verabschiedung des Demokratiefördergesetzes in diesem Haus.</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Kriminelle</text:p>
          </table:table-cell>
          <table:table-cell table:number-columns-repeated="1014"/>
        </table:table-row>
        <table:table-row table:style-name="ro1">
          <table:table-cell table:style-name="ce2" office:value-type="string" calcext:value-type="string">
            <text:p>109</text:p>
          </table:table-cell>
          <table:table-cell table:style-name="ce2" office:value-type="string" calcext:value-type="string">
            <text:p>15.06.2023</text:p>
          </table:table-cell>
          <table:table-cell table:style-name="ce2" office:value-type="string" calcext:value-type="string">
            <text:p>ID2010903800</text:p>
          </table:table-cell>
          <table:table-cell table:style-name="ce2" office:value-type="string" calcext:value-type="string">
            <text:p>Peggy Schierenbeck (SPD)</text:p>
          </table:table-cell>
          <table:table-cell table:style-name="ce2" office:value-type="string" calcext:value-type="string">
            <text:p>2024-10-26 11:21:30</text:p>
          </table:table-cell>
          <table:table-cell table:style-name="ce2" office:value-type="string" calcext:value-type="string">
            <text:p>0.21069346368312836</text:p>
          </table:table-cell>
          <table:table-cell table:style-name="ce2" office:value-type="string" calcext:value-type="string">
            <text:p>Sehr geehrte Frau Präsidentin! Sehr geehrte Kolleginnen und Kollegen! Sehr geehrte Damen und Herren! Ich freue mich, dass Sie, liebe Union, nun endlich Zeit finden und die Wichtigkeit erkennen, ein funktionierendes und im wahrsten Sinne des Wortes Gemeinsames Europäisches Asylsystem zu haben, das die Reisefreiheit und die offenen Grenzen im gesamten Schengenraum erhält. <text:s/>Seit 1999 ringen die Mitgliedstaaten der Europäischen Union um ein Gemeinsames Europäisches Asylsystem für die Durchführung von Asylverfahren und die Unterbringung und Versorgung von Asylsuchenden. Die Möglichkeiten und die Kompetenzen der einzelnen Mitgliedstaaten müssen dabei berücksichtigt werden. Den Staaten an der europäischen Außengrenze müssen wir dabei solidarisch entgegenkommen. <text:s/>Ich will mir zwei Punkte aus Ihrem Antrag herausnehmen und auf diese näher eingehen. <text:s/>Nummer eins. Sie schreiben in Ihrem Antrag, dass der Beschluss der EU-Innenminister zur GEAS-Reform vom 8. Juni 2023 „nicht ausreichend“ ist. Die „erreichte Einigung auf ein verpflichtendes Grenzverfahren an der EU-Außengrenze“ sei „ein Schritt in die richtige Richtung“. Sie schreiben, das haben Sie als Union immer gefordert. <text:s/>Jetzt braucht es aber erst eine sozialdemokratische Innenministerin Faeser, <text:s/>die es nach jahrelangem Stillstand geschafft hat, eine Einigung zu erzielen – einem Stillstand, an dem die ehemaligen Innenminister der CDU und der CSU nicht ganz unbeteiligt waren. <text:s/>Diese erste Einigung ist bahnbrechend und ermöglicht nun endlich wieder Verhandlungen auf der Basis einer ganz anderen Grundhaltung, auf der Grundhaltung der Einigkeit. Wir haben unseren kleinsten gemeinsamen Nenner gefunden. Von diesem Nenner aus können wieder größere Schritte gegangen werden; das ist uns klar. <text:s/>Wir sind uns zumindest darüber einig, dass wir Länder wie Italien, Griechenland oder Malta entlasten und damit unhaltbare Situationen beenden müssen, wie sie zum Beispiel in Moria entstanden sind. <text:s/>Wir sind uns zumindest darüber einig, dies nicht auf Kosten der Rechtsstaatlichkeit zu tun. Jeder geflüchteten Person steht eine anwaltliche Beratung zu, ein faires Verfahren, eine individuelle Prüfung auf Asyl. Des Weiteren gilt unverhandelbar die Genfer Flüchtlingskonvention. <text:s/>Und wir sind uns zumindest darüber einig, dass die Sekundärmigration reduziert werden soll. Durch eine Angleichung der Mindeststandards für menschenwürdige Aufnahmebedingungen sollen Anreize zur weiteren Migration in ein anderes Land, um dort gegebenenfalls einen weiteren Asylantrag zu stellen, reduziert werden. <text:s/>Meine Damen und Herren, nach jahrelangem Stillstand der Union in der Europäischen Union wurden wieder Verhandlungen aufgenommen. Von hier aus geht es weiter. <text:s/>Nummer zwei zu Ihrem Antrag. Sie fordern in Ihrem Antrag – ich zitiere –: <text:s/>Das neue GEAS muss ein faires Zuständigkeitsregime etablieren, das sich an der Bevölkerungsgröße und der Wirtschaftskraft der Mitgliedstaaten orientiert und die Belastung durch bereits in der Vergangenheit geleistete Aufnahmen reduzierend berücksichtigt. <text:s/>Fair finde ich den vereinbarten Solidaritätsmechanismus. Solidarisch ist, dass jeder Mitgliedstaat einen Beitrag leisten muss, sei es mit der Aufnahme von Geflüchteten, mit der Leistung eines finanziellen oder mit der Leistung eines alternativen Beitrags. Die europäische Staatengemeinschaft ist gemeinsam stark genug, um die Not der Fliehenden zu lindern. Europa hat bewiesen, dass es das noch drauf hat. Gemeinsam sind wir stark. <text:s/>Für uns als SPD gilt weiterhin unmissverständlich: Das individuelle Menschenrecht auf Asyl und das internationale Flüchtlingsrecht sind die unumstößliche Basis für jede Reform des GEAS. Die Forderungen der CDU/CSU lehnen wir ab. <text:s/>Danke. <text:s/>Für die CDU/CSU-Fraktion hat Detlef Seif jetzt das Wort.</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Willkommene</text:p>
          </table:table-cell>
          <table:table-cell table:number-columns-repeated="1014"/>
        </table:table-row>
        <table:table-row table:style-name="ro1">
          <table:table-cell table:style-name="ce2" office:value-type="string" calcext:value-type="string">
            <text:p>3</text:p>
          </table:table-cell>
          <table:table-cell table:style-name="ce2" office:value-type="string" calcext:value-type="string">
            <text:p>18.11.2021</text:p>
          </table:table-cell>
          <table:table-cell table:style-name="ce2" office:value-type="string" calcext:value-type="string">
            <text:p>ID20306000</text:p>
          </table:table-cell>
          <table:table-cell table:style-name="ce2" office:value-type="string" calcext:value-type="string">
            <text:p>Elisabeth Kaiser (SPD)</text:p>
          </table:table-cell>
          <table:table-cell table:style-name="ce2" office:value-type="string" calcext:value-type="string">
            <text:p>2024-10-26 09:42:38</text:p>
          </table:table-cell>
          <table:table-cell table:style-name="ce2" office:value-type="string" calcext:value-type="string">
            <text:p>0.22126129269599915</text:p>
          </table:table-cell>
          <table:table-cell table:style-name="ce2" office:value-type="string" calcext:value-type="string">
            <text:p>Sehr geehrte Frau Präsidentin! Liebe Kolleginnen und Kollegen! Sehr geehrte Damen und Herren! Dass es der AfD heute nicht um eine sachliche Debatte und eine Auseinandersetzung über die Lösung des Konflikts geht, haben wir sehr eindrücklich gemerkt. Das würde der AfD auch das Pulver nehmen, das sie zur eigenen Profilierung braucht und das ihnen ihr Gesinnungsfreund Lukaschenko liefert. <text:s/>Unter dem Deckmantel europäischer Sicherheitspolitik geht die AfD in die Debatte, um mit bedrohlicher Rhetorik Angst zu schüren, <text:s/>Angst vor gerade einmal 2 000 bis 4 000 Menschen an der polnischen Grenze, die Schutz, Sicherheit und eine Perspektive suchen, aber bisher nur Gewalt, Kälte, Hunger und sogar den Tod fanden. Genau deshalb fällt es uns heute auch nicht schwer, den Antrag der AfD abzulehnen. <text:s/>Dennoch ist es uns ein Anliegen, hier im Interesse einer Lösung zur Entspannung der Situation an der europäischen Außengrenze in Polen zu diskutieren. Denn es muss uns um die Menschen gehen und nicht um politische Spielchen oder gar Profilierung. <text:s/>Fakt ist, dass Diktator Lukaschenko Menschen unter falschen Versprechungen an die europäische Grenze nach Lettland, Litauen und insbesondere nach Polen bringen lässt. <text:s/>Wenn Lukaschenko aber glaubt, er könne Menschen als politisches Druckmittel gegen europäische Sanktionen einsetzen, dann ist das ein Irrglaube. Wir lassen uns nicht von Diktatoren erpressen, von Diktatoren, die Menschen misshandeln und für ihre menschenunwürdige Politik instrumentalisieren. Hier stehen wir als Europäische Union geschlossen. <text:s/>Nun braucht es aber auch eine geschlossene europäische Antwort. In erster Linie gilt es, die Situation vor Ort in den Griff zu bekommen und für Maßnahmen zu sorgen, die solche Versuche der Einschüchterung dauerhaft gar nicht erst ermöglichen. Dazu muss – erstens – dafür gesorgt werden, dass die Schleusungen an die europäische Außengrenze unterbunden werden. Entsprechende Maßnahmen haben die europäischen Außenminister beschlossen, und ich danke Heiko Maas für das entschiedene Handeln. <text:s/>Mit den Strafmaßnahmen treffen wir jene, die von der Instrumentalisierung der Asylsuchenden profitieren. Und die Maßnahmen zeigen Wirkung. Zudem können gezielte Informations- und Aufklärungskampagnen dabei helfen, dass Menschen gar nicht erst auf das vergiftete Angebot Lukaschenkos eingehen. <text:s/>Zweitens gilt es, die geflüchteten Menschen endlich aus dieser unzumutbaren Situation herauszuholen und ihnen die Hilfe zukommen zu lassen, die sie so dringend brauchen. Wir stehen weiterhin solidarisch zu Polen und den baltischen Staaten. Aber es braucht jetzt auch Gespräche, damit wir auch internationale und europäische Hilfsorganisationen vor Ort zum Einsatz bringen können. An dieser Stelle möchte ich sagen, welchen Respekt und welche große Bewunderung ich für alle Engagierten an der polnischen und belarussischen Grenze habe, die sich im Rahmen ihrer Möglichkeiten so sehr darum bemühen, die Situation für die Geflüchteten erträglich zu gestalten. <text:s/>Die EU muss in gemeinsamer Verantwortung dafür sorgen, dass internationale Abkommen eingehalten werden, und es braucht abgestimmte Verfahren, um vorab zu prüfen, ob die Menschen Asyl in Anspruch nehmen können oder sicher zurückgeführt werden. <text:s/>Kommen Sie bitte zum Ende. <text:s/>Drittens und letztens möchte ich sagen: Wir brauchen nun endlich eine gemeinsame und auf Solidarität, Humanität und gegenseitiger Fürsorge beruhende Flüchtlings- und Migrationspolitik in Europa, die es auch Kommunen und Regionen ermöglicht, Geflüchteten eine Perspektive zu geben. <text:s/>Frau Kollegin! <text:s/>Ich wünsche mir von der neuen Bundesregierung, dass sie sich dafür einsetzt. <text:s/>Vielen Dank. <text:s/>Danke, Elisabeth Kaiser. – Letzter Redner in dieser Debatte: für die CDU/CSU-Fraktion Thomas Erndl.</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Willkommene</text:p>
          </table:table-cell>
          <table:table-cell table:number-columns-repeated="1014"/>
        </table:table-row>
        <table:table-row table:style-name="ro1">
          <table:table-cell table:style-name="ce2" office:value-type="string" calcext:value-type="string">
            <text:p>92</text:p>
          </table:table-cell>
          <table:table-cell table:style-name="ce2" office:value-type="string" calcext:value-type="string">
            <text:p>17.03.2023</text:p>
          </table:table-cell>
          <table:table-cell table:style-name="ce2" office:value-type="string" calcext:value-type="string">
            <text:p>ID209208100</text:p>
          </table:table-cell>
          <table:table-cell table:style-name="ce2" office:value-type="string" calcext:value-type="string">
            <text:p>Bernd Rützel (SPD)</text:p>
          </table:table-cell>
          <table:table-cell table:style-name="ce2" office:value-type="string" calcext:value-type="string">
            <text:p>2024-10-26 10:58:55</text:p>
          </table:table-cell>
          <table:table-cell table:style-name="ce2" office:value-type="string" calcext:value-type="string">
            <text:p>0.20362697541713715</text:p>
          </table:table-cell>
          <table:table-cell table:style-name="ce2" office:value-type="string" calcext:value-type="string">
            <text:p>Sehr geehrte Frau Präsidentin! Sehr geehrte Damen und Herren! Liebe Kolleginnen und Kollegen! In Ihrem Antrag beschreiben Sie, Die Linke, dass eine selbstständige Existenzsicherung von Frauen gefördert werden muss. Ja, das stimmt natürlich, das ist so. Deswegen danke ich Ihnen für den Antrag. Es ist wichtig, das jetzt näher zu betrachten. <text:s/>Meine Kollegin Annika Klose hat erwähnt, dass am 7. März dieses Jahres der Equal Pay Day stattfand. Bis zu diesem Tag mussten die Frauen quasi umsonst arbeiten, um das Gleiche zu bekommen wie die Männer. Das ist durch nichts, durch gar nichts zu rechtfertigen. 18 Prozent bekommen Frauen weniger. Wenn man noch die Teilzeitquoten berücksichtigt, dann sind es 11 Prozent weniger. Warum? Weil sie in Pflegeberufen, in sozialen Berufen und im Einzelhandel arbeiten, <text:s/>also in vielen Bereichen, wo immer noch die Denkweise herrscht: Der Mann verdient das Geld, und die Frau verdient etwas hinzu. Das war schon immer falsch. Das ist altväterlich und muss dringend geändert werden. So geht das nicht weiter, meine sehr verehrten Damen und Herren. <text:s/>Wir dürfen erst ruhen, wenn der Equal Pay Day auf den 1. Januar fällt. Ich glaube, dann sind wir angekommen. Bis dahin haben wir viel zu tun. <text:s/>Letzte Woche hatten wir eine Veranstaltung bei mir im Wahlkreis mit Helma Sick. Sie hat zusammen mit Renate Schmidt, die das Elterngeld erfunden hat, das Buch „Ein Mann ist keine Altersvorsorge“ geschrieben. Das kann ich jedem empfehlen zu lesen. Sie schreibt in ihrem Buch: <text:s/>Frauen leben riskant. Je mehr ich mich mit dem Thema Frauen und Geld beschäftigte, desto mehr wurde mir bewusst, dass Frauen ein hohes Risiko eingehen, wenn sie sich ausschließlich auf ihren Mann verlassen, wegen der Kinder jahrelang aus dem Beruf aussteigen. Geht die Ehe schief, sind in der Regel sie die Gelackmeierten. <text:s/>So steht es in diesem Buch. <text:s/>Meine sehr verehrten Damen und Herren, es ist ja angesprochen worden: Mit dem Mindestlohn haben wir im jetzt neunten Jahr, seit es den Mindestlohn gibt, das Einkommen von 6 Millionen Menschen noch einmal deutlich verbessert; das sind hauptsächlich Frauen. Seit Oktober gibt es 12 Euro, und wir haben auch die Minijobgrenze auf 520 Euro erhöht. Das ist sozusagen Cash in the Täsch. Das hört sich gut an. Aber es ist eine Falle für alle, die darauf angewiesen sind. Für Studierende, für Rentenempfängerinnen und ‑empfänger ist das in Ordnung; aber für alle anderen ist das eine große Falle. Die Kollegin Reichinnek hat darauf hingewiesen: Es entpuppt sich als schwere Enttäuschung. Es gibt kein Kurzarbeitergeld. Es gibt keine Krankenversicherung. Es fließt kein Rentenbeitrag. <text:s/>Deswegen haben wir ein Zweites getan, Max Straubinger: Wir haben die Grenze zwischen den Minijobs und den Midijobs quasi aufgehoben. <text:s/>Früher war es immer so: Hast du einen Euro mehr verdient – damals mehr als 450 Euro –, dann hast du deutlich weniger bekommen. Das hat viele abgehalten, in sozialversicherungspflichtige Beschäftigung zu gehen. Das ist jetzt weg. Es lohnt sich, mehr zu verdienen, weil man mehr bekommt. Es lohnt sich, mehr Sicherheit zu erlangen. Das ist ein wichtiger Punkt. Viele arbeiten in Midijobs. Minijobs sind nicht das, was wir wollen. <text:s/>Meine Kollegin Rasha Nasr wird noch darauf eingehen, dass wir auch viel mehr Einwanderung und Zuwanderung brauchen. <text:s/>Ich danke Ihnen, liebe Kolleginnen und Kollegen von den Linken, dass Sie diesen Antrag heute eingebracht haben und wir nicht nur heute hier, sondern auch im Ausschuss darüber sprechen. Eines garantiere ich Ihnen: Wir von der SPD werden nicht eher Ruh’ geben, bis der Equal Pay Day auf den Neujahrstag fällt. <text:s/>Vielen Dank. <text:s/>Jana Schimke ist die nächste Rednerin für die CDU/CSU-Fraktion.</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22</text:p>
          </table:table-cell>
          <table:table-cell table:style-name="ce2" office:value-type="string" calcext:value-type="string">
            <text:p>18.03.2022</text:p>
          </table:table-cell>
          <table:table-cell table:style-name="ce2" office:value-type="string" calcext:value-type="string">
            <text:p>ID202208600</text:p>
          </table:table-cell>
          <table:table-cell table:style-name="ce2" office:value-type="string" calcext:value-type="string">
            <text:p>Leni Breymaier (SPD)</text:p>
          </table:table-cell>
          <table:table-cell table:style-name="ce2" office:value-type="string" calcext:value-type="string">
            <text:p>2024-10-26 09:52:57</text:p>
          </table:table-cell>
          <table:table-cell table:style-name="ce2" office:value-type="string" calcext:value-type="string">
            <text:p>0.23081497848033905</text:p>
          </table:table-cell>
          <table:table-cell table:style-name="ce2" office:value-type="string" calcext:value-type="string">
            <text:p>Schönen Dank, Frau Präsidentin. – Liebe Kolleginnen und Kollegen! Herr Czaja, ich habe Sie gerade kurz gegoogelt und habe als Erstes Ihr Versagen im Zusammenhang mit den 2015 in Berlin ankommenden Flüchtlingen gefunden. Da wurde Ihnen vorgeworfen, dass Sie viel zu spät reagiert haben und keine Plätze zur Verfügung gestellt haben. Also, dass Sie sich bei dem Thema hier jetzt ausdrücklich aufmandeln, finde ich schon auch ein bissel drollig. So. <text:s/>Es ist ja nicht so, dass wir keine anderen Sorgen und Probleme in diesem Land hätten. Doch die AfD nutzt die von ihr beantragte Aktuelle Stunde nicht für echte Problemlösungen. <text:s/>Sie hat auch selber kein großes Interesse. Es sind jetzt noch 17 oder 18 Ihrer 82 Abgeordneten zu Ihrer Aktuellen Stunde hier im Saal. Doch so groß, das Interesse am selber gesetzten Thema? <text:s/>Ich kenne die Vorwürfe gegen Frau Spiegel wirklich nur aus der Presse. In Rheinland-Pfalz – das wurde schon mehrfach gesagt – befasst man sich mit den Vorwürfen. Dort ist man auch dafür zuständig. Wenn die fertig sind, sind wir vielleicht auch so weit, da ordentlich draufzuschauen. Aber wahrscheinlich würde die AfD mit dem Thema am liebsten noch das Europaparlament beschäftigen oder die UN-Vollversammlung. Hauptsache, Sie haben irgendwie ein Thema gesetzt. <text:s/>Also, dies heute ist eine Klamaukveranstaltung, die diesen ernsten Zeiten in keiner Weise gerecht wird und auch den Menschen im Ahrtal nicht gerecht wird. <text:s/>Wir erleben hier eine Partei, die vom Verfassungsschutz beobachtet wird, die auch mit dieser Aktuellen Stunde moralisiert – auf höchstem Niveau –, um von sich selbst abzulenken. <text:s/>In diesen Tagen zum Beispiel, liebe Kolleginnen und Kollegen, spüren wir alle Wut und Entsetzen angesichts von Putins Angriffskrieg in der Ukraine. Alle? Fast alle. Die AfD leistet Putin Propagandahilfe. <text:s/>Sie hat hier im Bundestag Putins hauseigenen Propagandisten sitzen. Der Bundestagsabgeordnete Eugen Schmidt stellt Deutschland in russischen Medien als Land dar, in dem Andersdenkende unterdrückt und verfolgt werden. Wörtlich erklärte Schmidt in einem Interview, das kürzlich auf der Webseite des russischen Radios „Komsomolskaja Prawda“ veröffentlicht wurde – ich zitiere –: <text:s/>Es gibt keine Demokratie in Deutschland. Das heißt, es wird eine einheitliche Meinung aufgedrängt, und zwar von der regierenden Elite, <text:s/>und alle anderen politischen Meinungen werden mit allen möglichen Mitteln unterdrückt: im Internet, in den Medien, unter anderem auch durch körperliche Übergriffe auf Andersdenkende. <text:s/>Das muss Putin sich noch nicht mal ausdenken. Den Dreck für seine Propaganda bekommt er frei Haus geliefert, direkt aus dem Bundestag, <text:s/>direkt von der AfD, von einer Partei, der nie an ordentlichen Debatten gelegen ist, <text:s/>die auch hier nur darauf achtet, ob ihre Auftritte Social-Media-tauglich sind. <text:s/>Das, was Sie hier mit Frau Spiegel veranstalten, ist Projektion der feinsten Psychoanalyse. Sie wollen vermeiden, sich mit Ihren eigenen Problemen auseinanderzusetzen, indem Sie Ihre Probleme – zum Beispiel heute – auf Frau Spiegel projizieren. <text:s/>Am Ende geht es Ihnen doch nicht darum, was die Ministerin wann und wo als Textnachricht verschickt hat; es geht Ihnen darum – das erleben wir ja dauernd im Ausschuss –, die Inhalte, für die Frau Spiegel steht und die wir im Koalitionsvertrag verabredet haben, zu torpedieren, indem Sie Frau Spiegel am falschen Ort und zur falschen Zeit attackieren. <text:s/>Sie wollen nicht die Streichung des § 219a, <text:s/>Sie wollen nicht mehr Frauenhausplätze, Sie wollen nicht mehr Frauen in Führungspositionen, Sie wollen keine bessere Vereinbarkeit von Familie und Beruf. Sie wollen zurück in die 50er-Jahre. Und weil Sie jetzt gerade so schön rumschreien – es ist ja nicht Ihr Antrag – <text:s/>und weil Frau Klöckner und Frau Heil hier mit diesem hohen moralischen Anspruch geredet haben, frage ich Sie: Ist eigentlich Herr Laschet noch in Ihrer Partei, der so unangemessen rumgelacht hat letztes Jahr in Nordrhein-Westfalen? Was veranstalten Sie denn hier? <text:s/>Ich kann Ihnen sagen: Wir hätten als SPD gerne das Familienministerium weiterhin gehabt. Das wurde anders entschieden. Aber ich kann Ihnen auch sagen: Wir arbeiten sehr gut und sehr vertrauensvoll mit einer sachkundigen, engagierten und klugen Ministerin Anne Spiegel zusammen, <text:s/>und wir werden sie bei der Umsetzung des Koalitionsvertrags nach Kräften unterstützen. Wir wünschen ihr, auch wenn die AfD nicht glaubt, dass sie krank ist, <text:s/>gute Besserung und vollständige Genesung. <text:s/>Und Ihnen wünsche ich ein schönes Wochenende.</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Integrationswillige</text:p>
          </table:table-cell>
          <table:table-cell table:number-columns-repeated="1014"/>
        </table:table-row>
        <table:table-row table:style-name="ro1">
          <table:table-cell table:style-name="ce2" office:value-type="string" calcext:value-type="string">
            <text:p>141</text:p>
          </table:table-cell>
          <table:table-cell table:style-name="ce2" office:value-type="string" calcext:value-type="string">
            <text:p>30.11.2023</text:p>
          </table:table-cell>
          <table:table-cell table:style-name="ce2" office:value-type="string" calcext:value-type="string">
            <text:p>ID2014100300</text:p>
          </table:table-cell>
          <table:table-cell table:style-name="ce2" office:value-type="string" calcext:value-type="string">
            <text:p>Filiz Polat (BÜNDNIS 90/DIE GRÜNEN)</text:p>
          </table:table-cell>
          <table:table-cell table:style-name="ce2" office:value-type="string" calcext:value-type="string">
            <text:p>2024-10-26 12:16:20</text:p>
          </table:table-cell>
          <table:table-cell table:style-name="ce2" office:value-type="string" calcext:value-type="string">
            <text:p>0.20758362114429474</text:p>
          </table:table-cell>
          <table:table-cell table:style-name="ce2" office:value-type="string" calcext:value-type="string">
            <text:p>Sehr geehrte Frau Präsidentin! Meine Damen und Herren! Mit dem Rückführungsverbesserungsgesetz setzt das Innenministerium die Beschlüsse der Ministerpräsidentenkonferenzen um und geht darüber hinaus. Wir haben es schon damals gesagt: Gesetzgeber ist und bleibt das Parlament; denn die Entscheidung treffen am Ende wir, und wir müssen diese auch verantworten. <text:s/>Der Regelungsbereich des Gesetzes ist ausgesprochen breit. Der Ausreisegewahrsam soll deutlich verlängert und die Abschiebehaft ausgeweitet werden. Durchsuchungen in Gemeinschaftsunterkünften sollen erleichtert werden, sodass künftig auch völlig unbeteiligte Personen, auch Familien, damit rechnen müssen, dass Polizistinnen und Polizisten ihre Wohnung betreten. <text:s/>Bestimmte Personen sollen ohne Verurteilung allein auf Verdacht ausgewiesen werden können. Der Zentralrat Deutscher Sinti und Roma befürchtet, dass es dadurch bald wieder zu Sippenhaft völlig unbescholtener Menschen kommen könnte. <text:s/>Das müssen wir ernst nehmen. <text:s/>Gegen diese Maßnahmen haben die beiden großen Kirchen, die Wohlfahrtsverbände, Amnesty International, Pro Asyl, Terre des Hommes, der Deutsche Juristinnenbund, der Deutsche Anwaltverein und die Gesellschaft für Freiheitsrechte und zahlreiche andere verfassungs- und europarechtliche Vorbehalte vorgebracht; denn der Entwurf sieht Eingriffe in elementare Grundrechte vor: in das Recht auf Freiheit, auf Unverletzlichkeit der Wohnung und auf die Privatsphäre. <text:s/>Diese Eingriffe treffen nicht nur, wie immer wieder gesagt wird, Straftäter/-innen, die schwere Straftaten begehen, sondern auch Schutzsuchende und Geduldete insgesamt, darunter zum größten Teil Kinder, Jugendliche und junge Erwachsene. Wir werden deshalb in den Beratungen, Frau Ministerin, genau prüfen, ob diese Grundrechtseingriffe gerechtfertigt sind. <text:s/>Auch bei der Debatte um die Kriminalisierung von Seenotretter/-innen in den letzten Tagen gehen zahlreiche Juristinnen und Juristen davon aus, dass ehrenamtliche Seenotretter/-innen Ermittlungen fürchten müssen. Wir begrüßen deshalb, Frau Ministerin, dass hier das Innenministerium klargestellt hat, dass diese Intention nicht beabsichtigt ist. <text:s/>Dies wird entsprechend in den Beratungen berücksichtigt, meine Damen und Herren. <text:s/>Denn für die Koalition gilt – so steht es auch im Koalitionsvertrag –: Menschen, die lebensrettende Hilfe leisten, dürfen nicht Gefahr laufen, dafür belangt zu werden. Darin sind wir uns einig. <text:s/>Grundsätzlich möchte ich für meine Fraktion betonen, dass im Hinblick auf die Debatte um ausreisepflichtige Personen, Herr Hoppenstedt – und auch in Ihrer Fraktion gab es sehr viel Offenheit für das Chancen-Aufenthaltsrecht; das haben Sie hier im Parlament selbst dokumentiert –, der Fokus mehr auf Bleiberechtsregelungen liegen sollte und vor allem auf der freiwilligen Ausreise. <text:s/>Die Zahl der freiwilligen Ausreisen ist derzeit doppelt so hoch wie die der zwangsweisen Abschiebungen. <text:s/>Sie sind mit weniger Härten für die Betroffenen verbunden und bedeuten eine große Entlastung der beteiligten Behörden. <text:s/>Ich möchte in Erinnerung rufen, dass die rechtlichen Verschärfungen unter Seehofer nicht zu mehr Abschiebungen, <text:s/>aber zu einer härteren Abschiebepraxis geführt haben, zu mehr Gerichtsverfahren <text:s/>und einer starken Belastung der Justiz. Auch das müssen wir beachten. <text:s/>Meine Damen und Herren, noch einmal in Richtung der Union, weil dieses Narrativ für mich schwer erträglich ist: <text:s/>Wer sagt, wir hätten ein Abschiebedefizit, verkennt, wer die Menschen sind, die in unseren Kommunen unter der Ausreisepflicht leben müssen. Die allermeisten von ihnen haben eine Duldung. <text:s/>Die Gründe dafür sind vielfältig, so vielfältig wie die Lebensgeschichten dieser Menschen. Sie sind geduldet, weil sie sich zum Beispiel in einer Ausbildung befinden und eine Ausbildungsduldung haben, die die CDU/CSU-Fraktion mit verabschiedet hat, <text:s/>oder weil sie nicht in ihr Herkunftsland abgeschoben werden können. Zum Beispiel sind nach wie vor unter den Ausreisepflichtigen viele Afghaninnen und Afghanen. Diese können wir und wollen wir auch nicht abschieben, meine Damen und Herren. <text:s/>Auch für sie müssen wir Perspektiven schaffen. <text:s/>Was stattdessen den Betroffenen und den Kommunen tatsächlich hilft, ist, Chancen zu bieten, Herr Hoffmann, und Perspektiven zu schaffen. Ein Teil des Gesetzpaketes wird sich genau diesen konstruktiven Lösungen widmen: Wir reduzieren etwa die unnötige Bürokratie, indem Aufenthaltstitel länger gelten. Wir sorgen dafür, dass Geflüchtete und Geduldete schneller arbeiten dürfen. Wir verbessern die Beschäftigungsduldung, und auch die Aufenthaltserlaubnis bei Ausbildung weiten wir aus. – Genau das machen wir. Herr Hoppenstedt, haben Sie keine Angst. Das hilft unserer Wirtschaft, das hilft unseren Gastronomen, <text:s/>und letztendlich hilft es der gesamten Gesellschaft, weil wir einen Arbeitskräfte- und einen Fachkräftemangel haben, meine Damen und Herren. <text:s/>Sowohl der Deutsche Industrie- und Handelskammertag als auch die Flüchtlingsverbände sind sich darin einig. Dafür haben sie sehr viele konkrete Vorschläge gemacht. Auch diese wollen wir im parlamentarischen Verfahren berücksichtigen. <text:s/>Wir sind überzeugt, Frau Präsidentin, dass uns diese konstruktiven Lösungen für die Gesellschaft viel mehr bringen. Davon profitieren wir letztendlich alle. <text:s/>Danke sehr. <text:s/>Als Nächster hat das Wort für die AfD-Fraktion Dr. Bernd Baumann.</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73</text:p>
          </table:table-cell>
          <table:table-cell table:style-name="ce2" office:value-type="string" calcext:value-type="string">
            <text:p>07.06.2024</text:p>
          </table:table-cell>
          <table:table-cell table:style-name="ce2" office:value-type="string" calcext:value-type="string">
            <text:p>ID2017306000</text:p>
          </table:table-cell>
          <table:table-cell table:style-name="ce2" office:value-type="string" calcext:value-type="string">
            <text:p>Dr. Christian Wirth (AfD)</text:p>
          </table:table-cell>
          <table:table-cell table:style-name="ce2" office:value-type="string" calcext:value-type="string">
            <text:p>2024-10-26 13:10:06</text:p>
          </table:table-cell>
          <table:table-cell table:style-name="ce2" office:value-type="string" calcext:value-type="string">
            <text:p>0.20674718916416168</text:p>
          </table:table-cell>
          <table:table-cell table:style-name="ce2" office:value-type="string" calcext:value-type="string">
            <text:p>Herr Präsident! Werte Kollegen! Der traurige Höhepunkt der illegalen Migration war dieser Tage der Tod des Polizisten Rouven L., der einem feigen islamistischen Anschlag zum Opfer fiel. Ich möchte noch ein weiteres Phänomen in der Kürze der Zeit benennen. Das ist der Schutz unserer Frauen und Kinder, ja, auch der mit Migrationshintergrund. Allein seit 2017 – also nicht seit 2015, sondern seit 2017 – bis Ende 2023 sind über 54 000 Fälle sexuellen Missbrauchs aufgeklärt worden, die durch Zuwanderer begangen worden sind. Von diesen haben über 8 000 mit dem Tod geendet – über 8 000 mit dem Tod geendet! Wir haben jeden dritten Tag in Berlin eine Gruppenvergewaltigung, 111 im Jahr 2023. Führend hier: Syrer, Afghanen und Iraker – in dieser Reihenfolge. <text:s/>Offene Grenzen und das feige Wegducken vor illegaler, insbesondere kulturfremder Einwanderung haben dieses Land verändert. Frau Göring-Eckardt freut sich, wir nicht. <text:s/>Wir müssen die illegale Migration sofort unterbinden. Das rechtliche Rüstzeug haben wir hierzu. Artikel 16a Absatz 1 Grundgesetz gewährt politisch Verfolgten Asyl. Das waren in den letzten Jahren, seit 2015, immer unter 1 Prozent der hier Ankommenden. Artikel 16a Absatz 2: Keiner kann Asyl beanspruchen, der aus einem EU-Mitgliedstaat oder einem sicheren Drittstaat einreist. <text:s/>Natürlich haben wir uns in Artikel 16a Grundgesetz verpflichtet – in einfachen Worten –, mit Eintritt in die EU das EU-Asylsystem zu übernehmen. Schauen wir uns das Asylsystem an, kodifiziert in Artikel 3 Absatz 2 des EU-Vertrages. Die Mitgliedstaaten der EU gewähren offene Binnengrenzen. Aber wir haben einen Vertrag, mit dem die EU auch Verpflichtungen übernommen hat. Die EU hat sich in Artikel 3 Absatz 2 verpflichtet zu sicheren Außengrenzen, zu einem funktionierenden Asylsystem, zu einer geregelten Einwanderung und zur inneren Sicherheit in den Mitgliedsländern. <text:s/>Sichere Außengrenzen: Ich glaube, dazu muss man nicht ernsthaft mehr vortragen. <text:s/>Ein funktionierendes Asylsystem: Das Asylsystem ist ausgestaltet in der Dublin-Verordnung und in der Rückführungsrichtlinie. Die Dublin-Verordnung ist spätestens seit 2015 von Frau Merkel zerschossen worden. Die Grenzländer können oder wollen Flüchtlinge nicht mehr registrieren und winken sie durch. Selbst wenn diese schon in diesen Ländern Asyl beantragt haben, werden sie durchgelassen nach Deutschland. Rücküberführungsabkommen scheitern regelmäßig. Nach drei bis sechs Monaten wird dadurch Deutschland zuständig für diese Verfahren. Nur 9 Prozent aller Rückführungsgesuche in Partnerländer der EU wurden angenommen. Für alle anderen ist Deutschland zuständig. <text:s/>Wie sieht es mit der Rückführungsrichtlinie aus? Hier gibt es ein Urteil des EuGH aus September 2023, das regelmäßig in Deutschland falsch zitiert wird. Denn dieses Urteil, das sich mit der Grenze Frankreich/Spanien beschäftigt und der Rücküberweisungsmöglichkeit, sagt ausdrücklich, dass die Rückführungsrichtlinie nicht für Länder zuständig ist, die vor der Ratifizierung der Rückführungsrichtlinie, nämlich im Jahr 2009, eigene bilaterale Rückführungsvereinbarungen mit Partnerländern getroffen haben. Das hat Deutschland mit allen Nachbarländern gemacht vor 2009. Mit allen Nachbarländern ist geregelt, dass jemand, der kein Visum hat und/oder keine Papiere hat, an der Grenze zurückgewiesen werden kann. Demgemäß können wir das rechtlich machen. <text:s/>Wir haben eben gehört – und ich denke, das ist nachvollziehbar –, dass die EU ihren Verpflichtungen nicht nachkommt, gerade in Asylverfahren. Was ist zu machen? Auch im internationalen Vertragsrecht gibt es das Recht der Leistungsstörung, kodifiziert in Artikel 62 des Wiener Übereinkommens über das Recht der Verträge, kodifiziert 1969. Das entspricht dem Wegfall der Geschäftsgrundlage, die wir alle aus dem Zivilrecht kennen. Wir können also, solange uns die EU kein gescheites Asylsystem zur Verfügung stellt und die Außengrenzen sichert, selbstverständlich unseren Artikel 16a Absatz 2 wieder anwenden in Verbindung mit § 18 Asylgesetz und an der Grenze jeden zurückweisen, der aus einem sicheren Drittstaat kommt. Und das sollten wir auch machen. <text:s/>Denn es liegt in unserem Interesse, dass wir wieder für die innere Sicherheit sorgen in diesem Land, dass wir dieses Land vom Kopf auf die Füße stellen <text:s/>– keine Ahnung, aber rumbrüllen – <text:s/>und für die Sicherheit in diesem Land sorgen. <text:s/>Wir haben es gerade wieder gehört: Das geht leider nur mit der AfD. Wir haben die Kraft und den Mut dazu und werden das auch durchziehen. <text:s/>In diesem Sinne: Denken Sie daran, dass Frau Faeser geäußert hat, sie werde für die Gäste der EM die Grenzen schließen – für ihre Sicherheit. Für uns ist das nicht notwendig, laut Frau Faeser. <text:s/>In diesem Sinne: Glück auf und ein schönes Wochenende! <text:s/>Nächster Redner ist der Kollege Helge Lindh, SPD-Fraktion.</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Kriminelle</text:p>
          </table:table-cell>
          <table:table-cell table:number-columns-repeated="1014"/>
        </table:table-row>
        <table:table-row table:style-name="ro1">
          <table:table-cell table:style-name="ce2" office:value-type="string" calcext:value-type="string">
            <text:p>17</text:p>
          </table:table-cell>
          <table:table-cell table:style-name="ce2" office:value-type="string" calcext:value-type="string">
            <text:p>17.02.2022</text:p>
          </table:table-cell>
          <table:table-cell table:style-name="ce2" office:value-type="string" calcext:value-type="string">
            <text:p>ID201711300</text:p>
          </table:table-cell>
          <table:table-cell table:style-name="ce2" office:value-type="string" calcext:value-type="string">
            <text:p>Zaklin Nastic (DIE LINKE)</text:p>
          </table:table-cell>
          <table:table-cell table:style-name="ce2" office:value-type="string" calcext:value-type="string">
            <text:p>2024-10-26 09:48:15</text:p>
          </table:table-cell>
          <table:table-cell table:style-name="ce2" office:value-type="string" calcext:value-type="string">
            <text:p>0.2629420757293701</text:p>
          </table:table-cell>
          <table:table-cell table:style-name="ce2" office:value-type="string" calcext:value-type="string">
            <text:p>Sehr geehrte Präsidentin! Meine Damen und Herren! Der Bundeswehreinsatz Sea Guardian richtet sich laut Bundesregierung gegen den Terrorismus zur See und Waffenschmuggel. Aber weder Sea Guardian noch seine Vorgängermission Active Endeavour haben jemals im Mittelmeer terroristische Aktivitäten noch Waffenschmuggel aufgedeckt. Meine Damen und Herren, das ist pure Augenwischerei. <text:s/>Frau Baerbock, wenn Sie hier von Transparenz sprechen, dann geben Sie doch auch offen zu, dass sich diese Mission unter anderem gegen Geflüchtete im Mittelmeer richtet. <text:s/>Diese Abschottungspolitik lehnen wir Linken ab. <text:s/>Was ist denn bei den Grünen passiert, seit sie noch vor einem Jahr diese Mission völlig zu Recht abgelehnt haben, so wie damals den Einsatz im Irak? <text:s/>Sie regieren jetzt mit. Damit gehen für die Grünen anscheinend sprichwörtlich Menschenrechte und das Recht auf Asyl im Mittelmeer über Bord. <text:s/>Meine Damen und Herren, geben Sie es zu: Hier geht es auch um handfeste geopolitische Machtinteressen. Die Bundesregierung definiert das selbst als – Zitat – Präsenz zeigen, als präventiven Ordnungsfaktor. Die NATO beansprucht hier also für sich, als globaler Ordnungsfaktor im Mittelmeer zu agieren. Diese Ausweitung und Sicherung von imperialen geopolitischen Machtinteressen lehnen wir Linken ab. <text:s/>Für uns ist ganz klar: Wer durch NATO-Kriege, eine ungerechte Weltwirtschaftsordnung, durch Klimazerstörung und Waffenexporte Menschen zur Flucht zwingt, dem geht es weder um Terrorbekämpfung noch um Waffenschmuggel oder Menschenrechte. Sie verursachen Flucht selbst. <text:s/>Wir Linken sagen ganz klar: Wir lehnen diesen Einsatz der Bundeswehr im Mittelmeer ab. Fluchtursachen gehören bekämpft, und nicht Geflüchtete. <text:s/>Vielen Dank. – Als nächster Redner erhält das Wort in dieser Debatte Dr. Joe Weingarten für die SPD-Fraktion.</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Willkommene</text:p>
          </table:table-cell>
          <table:table-cell table:number-columns-repeated="1014"/>
        </table:table-row>
        <table:table-row table:style-name="ro1">
          <table:table-cell table:style-name="ce2" office:value-type="string" calcext:value-type="string">
            <text:p>24</text:p>
          </table:table-cell>
          <table:table-cell table:style-name="ce2" office:value-type="string" calcext:value-type="string">
            <text:p>23.03.2022</text:p>
          </table:table-cell>
          <table:table-cell table:style-name="ce2" office:value-type="string" calcext:value-type="string">
            <text:p>ID202400600</text:p>
          </table:table-cell>
          <table:table-cell table:style-name="ce2" office:value-type="string" calcext:value-type="string">
            <text:p>Christian Dürr (FDP)</text:p>
          </table:table-cell>
          <table:table-cell table:style-name="ce2" office:value-type="string" calcext:value-type="string">
            <text:p>2024-10-26 09:54:15</text:p>
          </table:table-cell>
          <table:table-cell table:style-name="ce2" office:value-type="string" calcext:value-type="string">
            <text:p>0.20445671677589417</text:p>
          </table:table-cell>
          <table:table-cell table:style-name="ce2" office:value-type="string" calcext:value-type="string">
            <text:p>Vielen Dank. – Frau Präsidentin! Liebe Kolleginnen und Kollegen! Der Angriffskrieg auf die Ukraine überschattet die Tagespolitik in einer Weise, wie man sie sich nicht hätte vorstellen können, nicht hätte vorstellen wollen. Die Menschen in der Ukraine kämpfen um ihre Freiheit, und viele verlieren dabei ihr Leben. Der Freiheitskampf der Ukraine steht für die Werte Europas, für die Werte Deutschlands und für unsere Freiheit. Es ist Wladimir Putin, der fundamentale Werte infrage stellt und das auch schon über einen sehr langen Zeitraum getan hat, meine Damen und Herren. Wir müssen uns daher auch die Frage stellen, wie es dazu kommen konnte und wie wir in Europa widerstandsfähiger gegen Freiheits- und Demokratiefeinde werden. <text:s/>Genau das gilt sowohl innerhalb als auch außerhalb unserer eigenen Gesellschaft. Dieser Krieg, den die russische Seite begonnen hat, den Wladimir Putin begonnen hat, betrifft uns alle in Europa – uns alle. Die Ukrainerinnen und Ukrainer kämpfen auch für unsere Freiheit. Das dürfen wir diesen Menschen nie vergessen. <text:s/>Der Westen – Europa, die Europäische Union, die Vereinigten Staaten von Amerika, die NATO – steht geschlossen und hat bereits harte Sanktionen verhängt. Die Finanzreserven der russischen Notenbank wurden eingefroren, der Rubel ist um über 40 Prozent gefallen, und mehr als 400 westliche Firmen haben Russland bereits verlassen und den Rücken gekehrt. <text:s/>Wir wissen, dass wirtschaftliche Sanktionen den Krieg nicht von heute auf morgen beenden werden – leider! Deswegen ist es richtig, dass wir uns für Waffenlieferungen entschieden haben. Wir liefern Waffen in ein Konfliktgebiet aufgrund einer absoluten Ausnahmesituation. Damit bricht diese Regierungskoalition mit einem Tabu vorheriger Bundesregierungen. Diese Entscheidung ist uns nicht leichtgefallen. Ich halte diese Entscheidung aber ausdrücklich für richtig, meine Damen und Herren. <text:s/>Hier geht es auch darum, Verantwortung zu übernehmen. Ich höre immer wieder – Herr Merz sagte so etwas vorhin in einem Nebensatz –, der Bundeskanzler sei nicht laut genug. <text:s/>Vor zwei Wochen habe ich gelesen, lieber Herr Kollege Merz, dass Sie als Vorsitzender der Unionsfraktion über ein Eingreifen der NATO in diesen Konflikt spekuliert haben. <text:s/>Herr Merz, das ist nicht nur fahrlässig, das ist verantwortungslos. Hätten Sie da besser geschwiegen, Herr Merz! <text:s/>Verantwortungsvolles Handeln gilt auch in Bezug auf unsere Streitkräfte; das ist in den Reden gesagt worden. Wir als Ampelkoalition stellen ein Sondervermögen in Höhe von 100 Milliarden Euro zur Ausstattung der Bundeswehr und zur verbesserten Verteidigungs- und Bündnisfähigkeit unseres Landes bereit. Ich sage an dieser Stelle in aller Deutlichkeit – denn auch das geht leider manchmal in der Tagespolitik unter –: Wir sind es den Soldatinnen und Soldaten schuldig, dass wir an dieser Stelle handeln. Denn die Stärke der Bundeswehr darf nicht gefährdet sein, meine Damen und Herren. <text:s/>Wir alle kennen die Zahlen – sowohl die Kolleginnen und Kollegen aus dem Verteidigungsausschuss als auch die aus dem Haushaltsausschuss, dem ich in der vergangenen Wahlperiode angehörte – und wissen, wo die Probleme liegen. Wir können keine weiteren Abstriche bei der Einsatzfähigkeit der Bundeswehr zulassen. Es geht um die Verteidigungsfähigkeit Deutschlands, aber vor allem um die Frauen und Männer hier in Deutschland, die bereit sind, ihr Leben für unsere Freiheit zu riskieren. Insbesondere jetzt, in dieser dramatischen sicherheitspolitischen Situation in Europa, müssen wir hinter unseren Soldatinnen und Soldaten stehen, liebe Kolleginnen und Kollegen. <text:s/>Herr Merz hat das ja getan; da ist der Rückblick auch notwendig, das teile ich. Ich teile aber ausdrücklich auch das, was die frühere Bundesverteidigungsministerin Annegret Kramp-Karrenbauer vor einigen Tagen gesagt hat. Sie sagte: „Ich bin so wütend auf uns, weil wir historisch versagt haben.“ Herr Merz, sie hatte recht. Die Vernachlässigung der Truppe war ein historischer Fehler, und diesen historischen Fehler wird diese Regierungskoalition jetzt korrigieren, liebe Kolleginnen und Kollegen. <text:s/>Ich musste vorhin schon schmunzeln; es war ja eine sehr steile These, die Sie aufgestellt haben. Man muss sich das überlegen: Die mangelhafte Finanzierung der Bundeswehr in Deutschland lag an der Regierungsbeteiligung der Freien Demokraten zwischen 2009 und 2013, als wir unter anderem den Bundesgesundheitsminister, die Bundesjustizministerin, den Bundeswirtschaftsminister, den Bundesminister für wirtschaftliche Zusammenarbeit und Entwicklung und den Außenminister gestellt haben. <text:s/>Natürlich lag der Grund dafür nicht darin, dass die Union seit 2006 den Bundesverteidigungsminister gestellt hat und seit 2005 die Bundeskanzlerin, liebe Kolleginnen und Kollegen. Herr Merz, Sie haben vorhin gesagt, Sie haben den Reden gestern gelauscht. Ich hätte Ihnen geraten: Sie hätten die letzten 16 Jahre zuhören sollen, was in diesem Deutschen Bundestag passiert ist. Das wäre sinnvoll gewesen, lieber Kollege. <text:s/>Meine Damen und Herren, wir dürfen uns in Bezug auf die Auswirkungen dieses furchtbaren Angriffskrieges in Europa nichts vormachen. Alle Bereiche des zivilen und wirtschaftlichen Lebens sind auch bei uns von diesem Krieg betroffen. Wir sehen jeden Tag ehrenamtliche Helferinnen und Helfer an den Bahnhöfen. Wir sehen Ukrainerinnen und Ukrainer in Bussen und Bahnen, in Unterkünften oder bei Freunden und Familien, die sie bei sich zu Hause aufnehmen. Ich will an dieser Stelle unterstreichen: Es ist eine ganz zentrale Aufgabe, den flüchtenden Menschen zu helfen und das natürlich bundesweit, gemeinsam mit Ländern und Kommunen zu koordinieren. <text:s/>Ich bin stolz auf die Solidarität der Menschen in Deutschland. Herzlichen Dank dafür, dass Sie bereit sind, diesen Menschen in dieser schwierigen Situation zu helfen! <text:s/>In diesen Tagen wird auch in Bezug auf die Sanktionen sehr viel über unsere Stärke gesprochen. Nach fast vier Wochen Krieg muss man eines sagen: Die geopolitische Stärke des Westens, die geopolitische Stärke Deutschlands ist vor allen Dingen auch unsere wirtschaftliche Stärke. Wir müssen diese Sanktionen aufrechterhalten und gegebenenfalls verschärfen können; darüber wird jetzt ja bereits wieder gesprochen. Nur dann sind wir in der Lage, den Menschen in der Ukraine auch wirklich zu helfen. <text:s/>Wenn wir über den Konflikt in der Ukraine sprechen, müssen wir natürlich auch über die Folgen hier in Deutschland sprechen, meine Damen und Herren. Wir müssen dafür sorgen, dass die Beschäftigten in Deutschland, dass die Unternehmen diese Krise gut überstehen. Dazu gehört auch, dass wir über die sehr hohen Energiekosten sprechen müssen, über die Heizkosten und über die Einkommenssituation der Menschen in unserem Land. Wir haben uns deshalb als Ampelkoalition bereits vor einigen Wochen politisch auf den Weg gemacht und in der vergangenen Woche hier im Deutschen Bundestag erste Entscheidungen getroffen: Wir verdoppeln den Heizkostenzuschuss für Wohngeldempfänger, und wir unterstützen damit vor allen Dingen Menschen mit geringen Einkommen. Das ist eine Frage der sozialen Gerechtigkeit; das sage ich an dieser Stelle ganz deutlich. <text:s/>Wir werden die Pendlerpauschale anheben. Das ist wichtig vor allem für die Menschen, die jeden Tag auf das Auto angewiesen sind, um zur Arbeit zu fahren. <text:s/>Wir haben Einmalzahlungen für Bezieher von Sozialleistungen auf den Weg gebracht und einen Sofortzuschlag für Kinder aus sozial schwachen Familien eingeführt. Dazu kommen die Anhebung des Arbeitnehmerpauschbetrages – in noch nie dagewesener Höhe in einem einzigen Schritt – und des Grundfreibetrages, meine Damen und Herren. <text:s/>Diese Maßnahmen – weil ich gerade die Zwischenrufe aus der Union gehört habe – werden wir sogar steuerlich rückwirkend zum 1. Januar dieses Jahres einführen, um das auch noch mal zu unterstreichen, liebe Kolleginnen und Kollegen. <text:s/>Darauf kann man auch ein Stück weit stolz sein. <text:s/>Und dann machen wir das, was die Union jahrelang nicht geschafft hat, was sie jahrelang in Wahlprogramme geschrieben, was sie jahrelang immer wieder aufgerufen, aber am Ende nicht wirklich durchgesetzt hat: Wir werden die Menschen insbesondere bei den Stromkosten entlasten. Diese Bundesregierung aus Sozialdemokraten, Grünen und Freien Demokraten wird die EEG-Umlage für alle Menschen, für alle Unternehmen in Deutschland vollständig und für immer abschaffen, und das bereits zum 1. Juli dieses Jahres. Das ist ein Verdienst dieser Seite des Hauses, über das Sie in den letzten Jahren nur gesprochen haben, liebe Kollegen der Union. <text:s/>Dass die Energiekosten bei vielen Unternehmen mittlerweile bis zu 30 Prozent ihrer Ausgaben und darüber betragen, ist leider keine Seltenheit mehr. Deshalb haben wir uns für die genannten Entlastungsschritte entschieden. Gleichzeitig müssen wir strategisch unabhängiger werden, insbesondere von russischem Erdgas, meine Damen und Herren. Deshalb begrüße ich die aktuellen Anstrengungen des Bundeswirtschaftsministers, jetzt auch andere Erdgasquellen zu erschließen. Das ist wichtig. <text:s/>Entsprechend wichtig ist es auch, in Deutschland etwas zu tun. Dabei denke ich beispielsweise natürlich an die LNG-Terminals, die der Bundeskanzler in seiner Regierungserklärung bereits erwähnt hat, an die Standorte in Wilhelmshaven, in Brunsbüttel und – als Niedersachse darf ich das sagen – natürlich auch in Stade. <text:s/>– Danke, Kollege Klingbeil. – Denn eines ist doch ganz klar: Deutschland wird auch zukünftig auf Energieimporte angewiesen sein. Deswegen müssen wir jetzt die richtigen Infrastrukturentscheidungen treffen. <text:s/>Meine Damen und Herren, an dieser Stelle muss man eines sagen: Diese Koalition hat eine doppelte Hypothek geerbt: auf der einen Seite eine viel zu starke Abhängigkeit von Russland bei Energieimporten und auf der anderen Seite – deswegen haben wir im Energiebereich bereits entlastet – bereits vor der Ukrainekrise historische Belastungen der deutschen Stromkunden, der deutschen Kunden für Gas etc. pp. Das sind zwei große Hypotheken, von denen wir uns jetzt befreien wollen. Unsere Botschaft lautet: Wir lassen unsere Unternehmen und die Menschen in Deutschland bei der Frage der Energieversorgung nicht im Regen stehen, liebe Kolleginnen und Kollegen. <text:s/>Die Arbeit dieser Koalition wird bislang insbesondere durch Krisen und deren Folgen bestimmt. Doch wir machen uns natürlich auch Gedanken über die Zukunft: wie wir Fortschritt organisieren, wie wir mehr Fortschritt wagen, meine Damen und Herren. Nicht nur die Krisenbewältigung steht auf unserer Agenda, sondern wir richten den Blick auch nach vorne. <text:s/>Ich will einen Punkt ansprechen, der in den letzten Jahren in Deutschland zu kurz gekommen ist; mein persönlicher Eindruck ist, es lag nicht am Koalitionspartner SPD. <text:s/>Ich glaube, es ist, insbesondere vor dem Hintergrund der Unsicherheit in der Welt, die Aufgabe der deutschen Politik, jetzt zu sagen: Diese Bundesregierung wird das Aufstiegsversprechen der sozialen Marktwirtschaft erneuern, meine Damen und Herren. Das ist jetzt eine ganz entscheidende Frage, auch für die Zukunftsfähigkeit unseres Landes. <text:s/>Wir werden uns um Gründerinnen und Gründer kümmern. Wir werden die Planungszeiten in Deutschland halbieren. In Deutschland gibt es 83 Millionen kluge Köpfe, die Lust haben, durchzustarten, die Lust haben, etwas aus ihrem Leben zu machen, die Lust haben, sich zu engagieren, ob ehrenamtlich oder im Beruf, meine Damen und Herren. Diese Art der Freiheit meine ich: das eigene Leben zu gestalten, etwas daraus zu machen und, ja, auch wirtschaftlichen Erfolg zu ernten. Dieses zentrale Aufstiegsversprechen der sozialen Marktwirtschaft muss jetzt im 21. Jahrhundert nach so vielen Jahren des Mehltaus endlich erneuert werden, liebe Kolleginnen und Kollegen. <text:s/>Wir werden das sehr konkret tun, indem wir beispielsweise 4 000 Talentschulen gründen, meine Damen und Herren. Und wir werden das tun – das ist gerade mir als ehemaligem Landespolitiker ein Herzensanliegen –, indem wir endlich einen Digitalpakt 2.0 auf den Weg bringen. Meine Fraktion hat der unionsgeführten Bundesregierung in der vergangenen Wahlperiode zu einer grundgesetzändernden Mehrheit verholfen, damit über einen Digitalpakt die Digitalisierung endlich bei den Schulen ankommt, und über Jahre ist nichts passiert. Ich erinnere mich sehr genau an die Reden der ehemaligen Bundesbildungsministerin an dieser Stelle, die schulterzuckend dastand, und man hatte den Eindruck, sie ist Abteilungsleiterin in einem schlecht geführten Baumarkt, nach dem Motto „Das ist nicht meine Abteilung“. – Nein, das ist unsere Abteilung! <text:s/>Den Digitalpakt 2.0 für Schulen, mehr Chancengleichheit, sozialer Aufstieg durch bessere Bildung – das werden wir jetzt gewährleisten. Die Bildungsfrage ist eine Frage der sozialen Gerechtigkeit in unserem Land, <text:s/>und ich bin Bettina Stark-Watzinger ausdrücklich dankbar dafür, dass sie das zur Chefsache gemacht hat. <text:s/>Als Koalition wollen wir in den kommenden Wochen deutlich machen, dass wir trotz der Pandemiebekämpfung, trotz dieses furchtbaren Krieges natürlich zusätzliche Mittel für die wichtige Zukunftsaufgabe bereitstellen, nämlich die Transformation unserer Volkswirtschaft hin zu mehr Klimaneutralität. <text:s/>Richtig ist – und das will ich zum Schluss sagen –, dass wahrscheinlich kaum eine Bundesregierung in der Geschichte der Bundesrepublik Deutschland, wahrscheinlich gar keine neue Bundesregierung, unter solchen Rahmenbedingungen gestartet ist: eine Pandemie, ein Krieg in Europa, der zusätzlich zu all dem schrecklichen Leid der Menschen in der Ukraine auch noch unsere eigene Sicherheit hier in Deutschland bedroht, meine Damen und Herren, und gleichzeitig gigantische Zukunftsaufgaben bei der Digitalisierung, bei der Dekarbonisierung unseres Landes und – das als letzten Punkt – natürlich auch bei der demografischen Frage, die aus meiner Sicht eine entscheidende soziale Frage in den kommenden Jahren sein wird. <text:s/>Die Wahrheit ist, meine Damen und Herren: Deutschland ist eines der ältesten Länder der Welt. Mein Vater ist 81 Jahre alt und sehr gesund, und ich freue mich darüber, dass Menschen in Deutschland gesünder älter werden. Das ist ein großer zivilisatorischer Fortschritt, und gleichzeitig ist es eine gigantische Herausforderung. Wir sehen das an den Zahlen im Bundeshaushalt von Christian Lindner, an den Zuschüssen an die gesetzliche Rentenversicherung. <text:s/>Die Frage der Demografie ist eine Frage des sozialen Zusammenhalts in Deutschland in den kommenden Jahren. Wir werden das nicht allein aus eigener Bevölkerung schaffen. Deswegen ist ein Punkt zum Schluss richtig – weil ich vorhin auch über die Solidarität und Offenheit gegenüber geflüchteten Menschen aus der Ukraine sprach –: Wir müssen – auch losgelöst davon in die Zukunft gedacht – auch eine andere historische Aufgabe als Ampelkoalition lösen, Herr Merz, wozu die Union in den letzten 16 Jahren nicht in der Lage war: Wir müssen aus Deutschland endlich ein modernes Einwanderungsland machen, meine Damen und Herren, – <text:s/>wir sind es unserem Wohlstand schuldig –, ein weltoffenes Einwanderungsland, das unseren Wohlstand in Zukunft sichert, gleichzeitig die Globalisierung voranbringt und auch unseren Platz inmitten der weltoffenen Länder sichert. <text:s/>Herr Dürr. <text:s/>Liebe Kolleginnen und Kollegen, ich bin dem Bundeskanzler für die Rede heute Morgen dankbar, und ich bin dem Bundesfinanzminister sehr dankbar für einen soliden Haushalt. <text:s/>Und das als letzten Satz, Frau Präsidentin: Ja, man kann unterschiedlicher Meinung in der Haushaltspolitik sein; aber bei der Frage der Schuldenbremse und dabei, sich an Verträge zu halten, traue ich Olaf Scholz und dieser Ampelkoalition meilenweit mehr als dieser Oppositionsfraktion. <text:s/>Ganz herzlichen Dank, liebe Kolleginnen und Kollegen. <text:s/>Mathias Middelberg hat das Wort für die CDU/CSU-Fraktio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72</text:p>
          </table:table-cell>
          <table:table-cell table:style-name="ce2" office:value-type="string" calcext:value-type="string">
            <text:p>30.11.2022</text:p>
          </table:table-cell>
          <table:table-cell table:style-name="ce2" office:value-type="string" calcext:value-type="string">
            <text:p>ID207204300</text:p>
          </table:table-cell>
          <table:table-cell table:style-name="ce2" office:value-type="string" calcext:value-type="string">
            <text:p>Bettina Stark-Watzinger, Bundesministerin für Bildung und Forschung</text:p>
          </table:table-cell>
          <table:table-cell table:style-name="ce2" office:value-type="string" calcext:value-type="string">
            <text:p>2024-10-26 10:36:37</text:p>
          </table:table-cell>
          <table:table-cell table:style-name="ce2" office:value-type="string" calcext:value-type="string">
            <text:p>0.4484393894672394</text:p>
          </table:table-cell>
          <table:table-cell table:style-name="ce2" office:value-type="string" calcext:value-type="string">
            <text:p>Das Thema Ausgründungen ist ein wichtiges Thema in verschiedenen Ministerien der Bundesregierung. Deswegen ist es gut, wenn wir bei der <text:s/>Zukunftsstrategie Forschung und Innovation – da sollen ja auch Instrumente für Transfer und Ausgründungen mit ein Teil sein – auch hier ressortübergreifend <text:s/>denken; denn wir brauchen diese Ausgründungen in ihrer ganzen Breite. Ich finde, wenn Sie mal landauf, landab in den Hochschulen, in den Universitäten unterwegs <text:s/>sind, sehen Sie, dass dort wirklich Elan zu finden ist, auch in der Gründerszene im Bereich „soziale Innovationen“. Ich habe eben schon Beispiele genannt: Wie <text:s/>betreut man Flüchtlinge? Aber auch: Wie löst man Probleme in der Coronapandemie? Wie kann man älteren Menschen dann noch eine Versorgung ermöglichen? An diesen <text:s/>Ideen, aber auch dann, wenn es um die Bekämpfung des Klimawandels geht, sieht man ja, dass hier unheimlich viel Motivation vorhanden ist, diese Probleme <text:s/>zusammen zu lösen. Deswegen werden die Ausgründungen in Teilen dieser Innovationsstrategie eine große Rolle spielen. <text:s/>Letzter Fragesteller zu diesem Thema: aus der CDU/CSU-Fraktion Herr Jarzombek.</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42</text:p>
          </table:table-cell>
          <table:table-cell table:style-name="ce2" office:value-type="string" calcext:value-type="string">
            <text:p>01.12.2023</text:p>
          </table:table-cell>
          <table:table-cell table:style-name="ce2" office:value-type="string" calcext:value-type="string">
            <text:p>ID2014201600</text:p>
          </table:table-cell>
          <table:table-cell table:style-name="ce2" office:value-type="string" calcext:value-type="string">
            <text:p>Martin Gerster (SPD)</text:p>
          </table:table-cell>
          <table:table-cell table:style-name="ce2" office:value-type="string" calcext:value-type="string">
            <text:p>2024-10-26 12:19:49</text:p>
          </table:table-cell>
          <table:table-cell table:style-name="ce2" office:value-type="string" calcext:value-type="string">
            <text:p>0.21836449205875397</text:p>
          </table:table-cell>
          <table:table-cell table:style-name="ce2" office:value-type="string" calcext:value-type="string">
            <text:p>Sehr geehrte Frau Präsidentin! Werte Kolleginnen und Kollegen! Es ist heute und auch im Laufe dieser Woche hier schon öfters gesagt worden: Das Urteil des Bundesverfassungsgerichts vom 15. November ist eine riesige Herausforderung: für die Bundesregierung, natürlich für uns als Regierungsfraktionen, aber auch für Länder und Kommunen, für unsere Wirtschaft, für unsere gesamte Gesellschaft und – nicht zu vergessen – früher oder später wahrscheinlich auch für jene, die geklagt haben, die seit Tagen mit Schadenfreude unterwegs sind und meinen, dass sie mit dieser Klage, mit diesem Schachzug bald selbst wieder an die Regierung kommen. Ich sage: Wenn CDU und CSU sich da mal nicht zu früh freuen! <text:s/>Liebe Kolleginnen und Kollegen, das Urteil wird von uns akzeptiert. Es setzt klare Leitplanken für Haushaltspolitik, engere Leitplanken, als viele – auch Experten – erwartet haben. Und ja, wir müssen unsere Haushaltspolitik neu ordnen, neu tarieren, anders ausbalancieren. Heute, zwei Wochen nach dem Urteil, erreicht ein Nachtragshaushalt der Bundesregierung für 2023 den Bundestag zur Beratung – ein erster Schritt zur Umsetzung des Urteils, ein wichtiger Schritt. Wir stellen für dieses Jahr eine Notlage fest – zu Recht, wie ich meine. <text:s/>Liebe Kolleginnen und Kollegen, was haben wir als Ampelkoalition in den letzten Monaten schon alles bewältigen müssen? Die wirtschaftlichen und sozialen Nachwirkungen der Pandemie, ein bis heute andauernder Angriffskrieg in Europa, mit unvorstellbarem Leid und Schrecken verbunden, aber auch mit gravierenden Auswirkungen für uns in Deutschland. Dazu der fürchterliche Angriff auf Menschen in Israel mit Auswirkungen auch in Deutschland und der Gefahr, dass dieser Konflikt weiter eskaliert. <text:s/>Wir haben über 1 Million Kriegsflüchtlinge aus der Ukraine aufgenommen, die militärische und finanzielle Unterstützung für die Ukraine organisiert – konsequent, aber immer mit Augenmaß –, in der Energiekrise die Versorgung gesichert und bezahlbar gehalten, für unsere Industrie ebenso wie für die Heizungen der Bürgerinnen und Bürger. <text:s/>Ich finde, das war richtig, und das hat das Bundesverfassungsgericht ja inhaltlich auch überhaupt nicht beanstandet. Trotzdem ist das Urteil zweifelsohne eine große Herausforderung für unseren Haushalt. Aber ich bin mir sicher – wenn man die letzten Monate noch mal Revue passieren lässt, erkennt man das –: Die Ampel kann Krisenbewältigung und wird auch diese Herausforderung am Ende meistern. <text:s/>Liebe Kolleginnen und Kollegen, was mich hier schon irritiert, ist die siegestrunkene Stimmung in der Union. <text:s/>Denn das Urteil und die daraufhin erforderlichen Entscheidungen ziehen ja eine immense Unsicherheit nach sich, die nicht die Ampel, die nicht die Regierung oder die Abgeordneten betrifft, sondern in allererster Linie ja die Menschen in unserem Land: <text:s/>Unternehmen wollen wissen, ob Förderbescheide in diesem Jahr noch gelten. Familien sind unsicher, welche Unterstützung es für Investitionen noch gibt. Und Bürgermeisterinnen und Bürgermeister fragen, wie sich das Urteil denn nun auf Förderprogramme für Kommunen auswirkt. <text:s/>Die Einbringung des Nachtragshaushalts heute zeigt, dass wir handlungsfähig sind. Lieber Christian Haase, ich glaube, ganz ähnliche Fragen müssen auch Ihre Parteifreunde von CDU und CSU beantworten, zum Beispiel in den Ländern, da dort ja zum Teil ähnliche Probleme bestehen. Und ich erwarte, ehrlich gesagt, von der Union schon ein bisschen mehr als den pauschalen Aufruf zum Sparen oder auch den pauschalen Aufruf, im Sozialbereich zu kürzen. <text:s/>Ich habe den Eindruck, lieber Christian Haase, dass die Kommunen erwarten, dass wir jetzt nicht massiv sparen, sondern dass wir jetzt die Weichen stellen für wichtige Investitionen in Klimaschutz und zur Bewältigung der schwierigeren Transformation in unserer Wirtschaft und in unserer Gesellschaft. <text:s/>Liebe Kolleginnen und Kollegen, ich will an dieser Stelle ganz klar sagen, was mir bei diesem Entwurf ganz besonders am Herzen liegt. Der Nachtragshaushalt für 2023 stellt jetzt auch sicher, dass der Wiederaufbau an der Ahr und an der Rur weiter vom Bund mitfinanziert werden kann. Das ist keine Nebelkerze, lieber Florian Oßner. <text:s/>Ich glaube, diese Wortwahl wird Ihnen noch schwer auf die Füße fallen. <text:s/>Das ist, ehrlich gesagt, eine Frechheit gegenüber den Menschen im Ahrtal; denn die erwarten doch zu Recht, dass wir sie nach dieser Flutkatastrophe unterstützen und hier im Bundestag die Weichen entsprechend stellen. <text:s/>Liebe Kolleginnen und Kollegen, die Ampel handelt schnell, gründlich und entschieden. Der jetzt vorliegende Nachtragshaushalt ist richtig und gut. Das verdient Unterstützung. <text:s/>Vielen Dank. <text:s/>Als Nächster hat das Wort der fraktionslose Abgeordnete Robert Farle.</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6</text:p>
          </table:table-cell>
          <table:table-cell table:style-name="ce2" office:value-type="string" calcext:value-type="string">
            <text:p>16.02.2022</text:p>
          </table:table-cell>
          <table:table-cell table:style-name="ce2" office:value-type="string" calcext:value-type="string">
            <text:p>ID201607800</text:p>
          </table:table-cell>
          <table:table-cell table:style-name="ce2" office:value-type="string" calcext:value-type="string">
            <text:p>Schahina Gambir (BÜNDNIS 90/DIE GRÜNEN)</text:p>
          </table:table-cell>
          <table:table-cell table:style-name="ce2" office:value-type="string" calcext:value-type="string">
            <text:p>2024-10-26 09:46:40</text:p>
          </table:table-cell>
          <table:table-cell table:style-name="ce2" office:value-type="string" calcext:value-type="string">
            <text:p>0.22899428009986877</text:p>
          </table:table-cell>
          <table:table-cell table:style-name="ce2" office:value-type="string" calcext:value-type="string">
            <text:p>Sehr geehrte Frau Präsidentin! Liebe Kolleginnen und Kollegen! Sehr geehrte Damen und Herren! „Mein Sohn soll nicht umsonst gestorben sein“, das hat Serpil Temiz Unvar, Mutter des ermordeten Ferhat Unvar, mir am Sonntag auf der Bundesversammlung gesagt. Ich kann nur erahnen, wie viel Kraft es die Angehörigen und Überlebenden kostet, den anstehenden zweiten Jahrestag des rechtsterroristischen Anschlags in Hanau zu begehen, wie viel Schmerz und Leid sie täglich durch den Verlust ihrer geliebten Angehörigen und Freundinnen und Freunde empfinden, wie viel Kraft es sie kostet, darum zu kämpfen, dass die vielen offenen Fragen rund um den 19. Februar 2020 endlich beantwortet werden, und auch wie anstrengend es sein muss, die Erinnerung wachzuhalten, die uns allen Mahnung ist, dass Rassismus entmenschlicht, ausgrenzt, verletzt und tötet. Den Angehörigen und Überlebenden gilt mein tiefstes Mitgefühl, meine und unsere Solidarität, und ich bewundere sie für ihre Stärke. <text:s/>Aus eigener Erfahrung weiß ich, wie viel Ausdauer es braucht, ständig dafür zu kämpfen, dass anerkannt wird, wie tief Rassismus in unserer Gesellschaft verwurzelt ist, und immer wieder erklären zu müssen, was es heißt, mit Rassismus konfrontiert zu sein und davon bedroht zu werden. Ich sage den Angehörigen und Überlebenden hier und heute: Wir stehen an Ihrer Seite, nicht nur an diesem Tag, sondern auch an den anderen 364 Tagen im Jahr. <text:s/>„Mein Sohn soll nicht umsonst gestorben sein“, diese Worte haben mich tief bewegt. Doch in all ihrer Traurigkeit sind sie auch voller Willenskraft und Tatendrang. Und sie sind nur ein Beispiel für all das, was die Angehörigen und Überlebenden in den letzten zwei Jahren bewirkt haben, wie sie immer für die Öffentlichkeit und für uns Politiker/-innen ansprechbar waren, damit sich in diesem Land endlich grundlegend etwas ändert, damit wir Hass und Rassismus endlich strukturell bekämpfen, aber auch damit der Umgang mit Opfern und Hinterbliebenen von rassistischer Gewalt und Terror endlich empathischer und würdiger gestaltet wird. <text:s/>Ich stehe hier, weil ich ihnen und all den anderen Angehörigen der Opfer und Überlebenden von rassistischen Anschlägen und Übergriffen sagen will: Hier tut sich was. Hier kommen wir wirklich vorwärts. <text:s/>Aber das geht nur, wenn unsere Gesellschaft ein Grundwissen über Rassismus hat und akzeptiert, dass Rassismus aktiv verlernt werden muss, sowohl institutionell als auch jeder und jede für sich persönlich. Denn auch im Jahr 2022 gibt es noch so viele Menschen, die entweder glauben, wir hätten gar kein Rassismusproblem, oder die selbst rassistische Einstellungen teilen. Anders kann ich mir nicht erklären, warum eine 17-Jährige mitten in Berlin in einer Straßenbahn aus rassistischen Motiven angegriffen wird und niemand eingreift oder zu Hilfe kommt. <text:s/>Wenn ich mir diesen Bundestag oder jedenfalls Teile davon anschaue, dann kann ich feststellen, dass wir diverser aufgestellt sind als jemals zuvor. Menschen mit Einwanderungsgeschichte und Rassismuserfahrung wie ich selbst sind endlich hier oder im Kabinett vertreten. Diese Diversität ist das Fundament unserer Stärke und unseres Zusammenhalts. Das ist ein Anfang. <text:s/>Denn wir sind Stimme und Einfluss für all jene, die hier zu Hause sind und denen Teilhabe, gleiche Rechte, gleiche Sicherheit bisher viel zu oft verwehrt wurden, weil ihre Namen anders klingen oder aufgrund ihrer vermeintlichen Herkunft. Wir sind Stimme und Einfluss für eine konsequente, antirassistische Politik mit wirksamen Maßnahmen. Deswegen werden wir zum Beispiel ein Demokratiefördergesetz auf den Weg bringen. Wir werden das Allgemeine Gleichbehandlungsgesetz verbessern. Und, ja, eine Verschärfung des Waffenrechts gehört auch dazu. Damit stellen wir Weichen für erkennbar nachhaltige Veränderungen. <text:s/>Wir werden einen langen Atem brauchen, aber wir sind es den Angehörigen der Opfer und den Überlebenden des Anschlags in Hanau und all den anderen Opfern rechtsextremer und rassistischer Anschläge schuldig. Ferhat Unvar und die anderen sollen nicht umsonst gestorben sein. <text:s/>Vielen Dank. <text:s/>Der nächste Redner in der Debatte ist Konstantin Kuhle, FDP-Fraktion.</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Willkommene</text:p>
          </table:table-cell>
          <table:table-cell table:number-columns-repeated="1014"/>
        </table:table-row>
        <table:table-row table:style-name="ro1">
          <table:table-cell table:style-name="ce2" office:value-type="string" calcext:value-type="string">
            <text:p>172</text:p>
          </table:table-cell>
          <table:table-cell table:style-name="ce2" office:value-type="string" calcext:value-type="string">
            <text:p>06.06.2024</text:p>
          </table:table-cell>
          <table:table-cell table:style-name="ce2" office:value-type="string" calcext:value-type="string">
            <text:p>ID2017215900</text:p>
          </table:table-cell>
          <table:table-cell table:style-name="ce2" office:value-type="string" calcext:value-type="string">
            <text:p>Dr. Thorsten Rudolph (SPD)</text:p>
          </table:table-cell>
          <table:table-cell table:style-name="ce2" office:value-type="string" calcext:value-type="string">
            <text:p>2024-10-26 13:09:06</text:p>
          </table:table-cell>
          <table:table-cell table:style-name="ce2" office:value-type="string" calcext:value-type="string">
            <text:p>0.2171477973461151</text:p>
          </table:table-cell>
          <table:table-cell table:style-name="ce2" office:value-type="string" calcext:value-type="string">
            <text:p>Sehr geehrte Frau Präsidentin! Liebe Kolleginnen und Kollegen! Meine Damen und Herren! Als Haushälter – da hat Otto Fricke ja ganz recht – <text:s/>geben wir nicht so gerne Geld her. Heute, bei der Änderung des Finanzausgleichsgesetzes und des Stabilisierungsfondsgesetzes, geht es aber genau darum: Der Bund gibt Geld an die Länder, 500 Millionen Euro zusätzlich zur Unterstützung bei den Flüchtlingskosten und 100 Millionen Euro jährlich in den nächsten fünf Jahren für Mehrbelastungen bei der kommunalen Wärmeplanung. <text:s/>Aber auch als Haushälter kann ich damit gut leben, weil man diese Entscheidungen natürlich nicht isoliert betrachten kann. Was die Flüchtlingskosten und die Migrationspolitik angeht, haben sich Kanzler und Ministerpräsidentinnen und Ministerpräsidenten im Herbst auf ein umfangreiches Maßnahmenpaket geeinigt. Die Ampelkoalition hat daraufhin die größten Änderungen in der Migrationspolitik seit Jahrzehnten umgesetzt: <text:s/>mit dem Rückführungsverbesserungsgesetz, mit der Ausweisung weiterer sicherer Herkunftsstaaten, mit Hunderten neuen Stellen für das BAMF, mit den notwendigen gesetzlichen Regelungen für die Bezahlkarte, mit verschiedenen Migrationsabkommen, mit der Ausweitung stationärer Grenzkontrollen, mit der verbesserten Bekämpfung von Schleuserkriminalität, mit der Digitalisierung der Ausländerbehörden, schon zuvor mit dem Gesetz zur Beschleunigung der Asylgerichtsverfahren und Asylverfahren, zuletzt mit dem Durchbruch beim Gemeinsamen Europäischen Asylsystem und eben auch mit der Unterstützung von Ländern und Kommunen durch Umstellung der bisher festen Pauschale auf ein atmendes System in Form einer Pro-Kopf-Pauschale. <text:s/>Meine Damen und Herren, lieber Christian Haase, dies alles dient genau einem Ziel: die irreguläre Migration, die durch Schleuserkriminalität und autokratische Herrscher beförderte Migration erheblich zu reduzieren, und das, ohne den bundesrepublikanischen Grundkonsens der letzten 75 Jahre aufzugeben und das individuelle Recht auf Asyl zu schleifen, und vor allem, meine Damen und Herren, ohne Ressentiment, ohne Populismus, ohne Hass, Hetze und faschistische Remigrationsfantasien. <text:s/>Meine Damen und Herren, was die Unterstützung der Länder bei der kommunalen Wärmeplanung angeht, so steht dies ebenfalls in einem größeren Zusammenhang. Wir machen Deutschland klimaneutral: mit dem Gesetz für den beschleunigten Ausbau erneuerbarer Energien, mit der Verkürzung der Planungs- und Genehmigungsverfahren für den Ausbau der Energieinfrastruktur, mit dem Gebäudeenergiegesetz und dem Wärmeplanungsgesetz für die Wärmewende, mit der Änderung des Energiewirtschaftsgesetzes für den Aufbau der Wasserstoffinfrastruktur, mit dem Solarpaket für Erleichterungen beim Photovoltaikausbau. Kurzum: Das ist die erste Bundesregierung, die sich nicht nur wohlklingende Ziele setzt, sondern diese auch durchsetzt, auch gegen Widerstände. <text:s/>Meine Damen und Herren, als die Ampelkoalition die Regierung übernommen hat, waren die Aussichten düster. Statt einer Reduzierung der Treibhausgasemissionen um 65 Prozent bis 2030 – denn das ist das Ziel – wurde eine Reduzierung von nur 49 Prozent und eine kumulierte Zielverfehlung von 1,1 Milliarden Tonnen CO2 im Jahr prognostiziert. Ob nun diese Lücke nach zweieinhalb Jahren Ampel bereits vollständig geschlossen ist, wie es das Umweltbundesamt sagt, oder ob diese Prognose zu optimistisch und eine knappe Zielverfehlung deswegen wahrscheinlicher ist, wie es der Expertenrat für Klimafragen sagt, ändert nichts daran, dass die Koalition viel im Klimaschutz erreicht hat und garantiert dafür sorgen wird, dass Deutschland tatsächlich spätestens 2045 klimaneutral ist. <text:s/>Meine Damen und Herren, der vorliegende Entwurf des FAG-Änderungsgesetzes enthält noch einen dritten Punkt: die Anpassung der Sonderbedarfs-Bundesergänzungszuweisungen für leistungsschwache Bundesländer. Aller Voraussicht nach wird Rheinland-Pfalz die nächsten Jahre keine solchen Sonderbedarfs-Bundesergänzungszuweisungen mehr bekommen, weil Rheinland-Pfalz schon seit 2021 leistungsstark ist. Das ist immerhin ein großer Erfolg. Herzlichen Glückwunsch an Malu Dreyer, herzlichen Glückwunsch an Rheinland-Pfalz! Als Haushälter im Bund freut einen das dann im Zweifel noch einmal doppelt. <text:s/>Vielen Dank. <text:s/>Das Wort hat der Abgeordnete Albrecht Glaser für die AfD-Fraktio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Integrationswillige</text:p>
          </table:table-cell>
          <table:table-cell table:number-columns-repeated="1014"/>
        </table:table-row>
        <table:table-row table:style-name="ro1">
          <table:table-cell table:style-name="ce2" office:value-type="string" calcext:value-type="string">
            <text:p>143</text:p>
          </table:table-cell>
          <table:table-cell table:style-name="ce2" office:value-type="string" calcext:value-type="string">
            <text:p>13.12.2023</text:p>
          </table:table-cell>
          <table:table-cell table:style-name="ce2" office:value-type="string" calcext:value-type="string">
            <text:p>ID2014314500</text:p>
          </table:table-cell>
          <table:table-cell table:style-name="ce2" office:value-type="string" calcext:value-type="string">
            <text:p>Derya Türk-Nachbaur (SPD)</text:p>
          </table:table-cell>
          <table:table-cell table:style-name="ce2" office:value-type="string" calcext:value-type="string">
            <text:p>2024-10-26 12:22:06</text:p>
          </table:table-cell>
          <table:table-cell table:style-name="ce2" office:value-type="string" calcext:value-type="string">
            <text:p>0.2095031589269638</text:p>
          </table:table-cell>
          <table:table-cell table:style-name="ce2" office:value-type="string" calcext:value-type="string">
            <text:p>Sehr geehrte Frau Präsidentin! Liebe Kolleginnen und Kollegen! Liebe Gäste! <text:s/>„Schlagen Sie Ihre Zeitung an irgendeinem beliebigen Tag auf, und Sie werden eine Meldung aus irgendeinem Teil der Welt lesen: ‚Ein Mensch ist eingekerkert, gefoltert, hingerichtet worden, weil seine Ansichten oder religiösen Überzeugungen nicht mit denen der Regierung übereinstimmenʼ.“ <text:s/>Das schrieb Peter Benenson, der Gründer von Amnesty International im Jahr 1961. <text:s/>Es ist bitter, sich eingestehen zu müssen, dass dieser Satz seine Gültigkeit über Jahrzehnte bis heute bewahrt hat. Als vor 75 Jahren, am 10. Dezember 1948, die Allgemeine Erklärung der Menschenrechte von der Generalversammlung der Vereinten Nationen verkündet wurde, war das ein historischer Moment; ein Meilenstein für die ganze Welt war gelegt. Den maßgeblichen Protagonistinnen und Protagonisten hinter dem Papier war unter dem Vorsitz von Eleanor Roosevelt etwas gelungen, was es zuvor nie gegeben hatte: Zum ersten Mal in der Geschichte hatte man Regeln geschaffen, auf die sich zumindest in der Theorie jede und jeder berufen konnte. <text:s/>Direkt nach dem Zweiten Weltkrieg brachen mit den beiden Sätzen: „Alle Menschen sind frei und gleich an Würde und Rechten geboren. Sie sind mit Vernunft und Gewissen begabt und sollen einander im Geist der Brüderlichkeit begegnen.“ etwas Licht und Hoffnung durch die dunklen Wolken durch. Die Definition von bürgerlichen, politischen, kulturellen, wirtschaftlichen und sozialen Rechten, wie zum Beispiel das Recht auf soziale Sicherung, faire Löhne, Recht auf angemessenen Wohnraum, Recht auf Asyl etc. – viele ursozialdemokratische Anliegen –, wurde in 30 Artikeln verankert. <text:s/>Schaut man sich aber die Entwicklungen der letzten Jahre an, dann ist es sicher nicht verkehrt, dass das Bekenntnis der Allgemeinen Erklärung der Menschenrechte ein Update braucht, und zwar ganz dringend. Mitten in Europa werden die Menschen in der Ukraine von einem Größenwahnsinnigen der Russischen Föderation angegriffen, weil sie selbstbestimmt in Freiheit leben wollen. Zigtausende mussten sterben, Millionen haben ihre Heimat verloren, Tausende Kinder wurden verschleppt. Kein Kind sollte seine Kindheit in Schutzbunkern zwischen Raketeneinschlägen verbringen müssen. Niemals sollten Terror, Krieg oder Angst ständige Begleiter einer Kindheit sein – <text:s/>nicht in der Ukraine, nicht in Israel und auch nicht in Gaza. <text:s/>Am 7. Oktober haben die Hamasterroristen in Israel ein bestialisches Massaker angerichtet. Viele Männer, Frauen und Kinder mussten sterben, weil sie Jüdinnen und Juden waren. Viele sind noch in den Händen der Terroristen. Das ist wirklich kaum auszuhalten. Alle Geiseln müssen sofort freigelassen werden. <text:s/>Ich habe mir eine kurze Sequenz der Aufnahmen der Hamasterroristen angeschaut, und seither begleiten mich diese Bilder und bringen mich um den Schlaf. Diese Entmenschlichung von Menschen durch Terroristen ist einfach nur widerwärtig und schockierend. <text:s/>Zu diesen grauenvollen Bildern haben sich nun Bilder der humanitären Katastrophe in Gaza gesellt: Tausende tote Kinder, Leichname unter den Trümmerwüsten, hungernde und durstende Menschen, die in ihrer Verzweiflung Meerwasser trinken. <text:s/>Auch die Kinder in Gaza haben Rechte. Kein Kind wird als Terrorist oder Extremist geboren. Und genau das ist es doch, was in der Allgemeinen Erklärung der Menschenrechte verankert ist: Die Gültigkeit von Menschenrechten unterscheidet eben nicht nach Hautfarbe, nicht nach Religion oder Herkunft. Menschenrechte gelten nicht nach Himmelsrichtung und nicht nach Kontinent. Menschenrechte kennen weder Süden, Norden, Osten oder Westen. Und so banal das auch klingen mag: Jeder Mensch hat das Recht, Rechte zu haben. <text:s/>In Diktaturen und Autokratien interessiert das aber leider niemanden. Die Mullahs im Iran schon gar nicht. Gestern vor einem Jahr wurde im Iran der 23-jährige Majidreza Rahnavard hingerichtet. Die Sehnsucht nach Freiheit, die er auf die Straße trug, hat er mit seinem Leben bezahlt. Er war und blieb leider nicht der Einzige. Folter, Vergewaltigung, Staatsterror gehören im Iran zur Tagesordnung. <text:s/>Und je länger man über die weltweiten Menschenrechtsverletzungen nachdenkt, umso düsterer wird das Bild: die Situation der Frauen und Mädchen in Afghanistan, die Hoffnungslosigkeit der Jesidinnen in den Camps im Irak, das grauenvolle Morden im Sudan, die Internierungslager in China, rassistische Angriffe hier bei uns im Land. Und die Liste scheint tatsächlich kein Ende zu nehmen. <text:s/>Auf meinem Schreibtisch liegt ein Stapel mit Postkarten, die ich regelmäßig zum Jahresende an inhaftierte Journalistinnen und Journalisten und politische Gefangene in der Türkei sende. Natürlich bekomme ich nie eine Antwort zurück, und darum geht es auch gar nicht. Es geht darum, den Unterdrückten zu zeigen, dass wir sie sehen, dass wir sie nicht vergessen, zu zeigen, dass es Demokratinnen und Demokraten gibt, die an der Seite derjenigen stehen, die Menschenrechte verteidigen. <text:s/>„Menschenrechte“ ist in der Nacktheit erst mal nur ein Wort. Es ist an uns, diesem Wort Bedeutung und Inhalt zu geben. Dort, wo die Fähigkeit zur Empathie nicht verlernt wurde, haben Menschenrechte ein gesundes Umfeld. Uns kann das gelingen, was auch vor 75 Jahren gelungen ist. Dafür muss die aufgeklärte Welt, dafür müssen die Demokratien zusammenstehen und vor allem mehr Empathie wagen. <text:s/>Und noch etwas: Free Assange und alle anderen politischen Gefangenen! Happy Birthday, Allgemeine Erklärung der Menschenrechte! <text:s/>Vielen Dank. <text:s/>Der nächste Redner in der Debatte ist Jürgen Braun für die AfD Fraktio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Willkommene</text:p>
          </table:table-cell>
          <table:table-cell table:number-columns-repeated="1014"/>
        </table:table-row>
        <table:table-row table:style-name="ro1">
          <table:table-cell table:style-name="ce2" office:value-type="string" calcext:value-type="string">
            <text:p>27</text:p>
          </table:table-cell>
          <table:table-cell table:style-name="ce2" office:value-type="string" calcext:value-type="string">
            <text:p>06.04.2022</text:p>
          </table:table-cell>
          <table:table-cell table:style-name="ce2" office:value-type="string" calcext:value-type="string">
            <text:p>ID202705200</text:p>
          </table:table-cell>
          <table:table-cell table:style-name="ce2" office:value-type="string" calcext:value-type="string">
            <text:p>Dr. Gottfried Curio (AfD)</text:p>
          </table:table-cell>
          <table:table-cell table:style-name="ce2" office:value-type="string" calcext:value-type="string">
            <text:p>2024-10-26 09:58:35</text:p>
          </table:table-cell>
          <table:table-cell table:style-name="ce2" office:value-type="string" calcext:value-type="string">
            <text:p>0.475149542093277</text:p>
          </table:table-cell>
          <table:table-cell table:style-name="ce2" office:value-type="string" calcext:value-type="string">
            <text:p>Herr Bundeskanzler, der Bundesnachrichtendienst warnt vor Schleusernetzwerken, die die Fluchtbewegung aus der Ukraine ausnutzen. Möglicherweise würde die Lage auch von Mitgliedern terroristischer Gruppierungen genutzt. Den Erkenntnissen der Behörde zufolge mischen sich jetzt unter die Flüchtlinge aus der Ukraine auch ganz andere Migranten von der Balkanroute und der Ostroute, Schleuser fälschen gezielt ukrainische Personaldokumente, bieten diese im Netz an. Gleichzeitig sagt die Deutsche Polizeigewerkschaft, es würden überhaupt nur 60 Prozent der Flüchtlinge kontrolliert. <text:s/>Sind Sie wie auch die Innenministerin vor diesem Hintergrund dennoch nicht willens, bei den Grenzüberschreitungen für eine vollständige und täuschungsfreie Registrierung samt erkennungsdienstlicher Erfassung der Identität zu sorgen, und nehmen also durch diese Verweigerung vollständiger Kontrolle wie 2015 sehenden Auges die Betrugsfälle und die Sicherheitsrisiken für Deutschland in Kauf?</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51</text:p>
          </table:table-cell>
          <table:table-cell table:style-name="ce2" office:value-type="string" calcext:value-type="string">
            <text:p>01.02.2024</text:p>
          </table:table-cell>
          <table:table-cell table:style-name="ce2" office:value-type="string" calcext:value-type="string">
            <text:p>ID2015113100</text:p>
          </table:table-cell>
          <table:table-cell table:style-name="ce2" office:value-type="string" calcext:value-type="string">
            <text:p>Isabel Mackensen-Geis (SPD)</text:p>
          </table:table-cell>
          <table:table-cell table:style-name="ce2" office:value-type="string" calcext:value-type="string">
            <text:p>2024-10-26 12:40:36</text:p>
          </table:table-cell>
          <table:table-cell table:style-name="ce2" office:value-type="string" calcext:value-type="string">
            <text:p>0.22804807126522064</text:p>
          </table:table-cell>
          <table:table-cell table:style-name="ce2" office:value-type="string" calcext:value-type="string">
            <text:p>Sehr geehrte Frau Präsidentin! Liebe Kolleginnen und Kollegen! Wenn man sich so manchen Redebeitrag anhört, dann könnte man fast denken, dass der Bundeshaushalt überhaupt gar keine Mittel für irgendwas zur Verfügung stellt. Das ist natürlich Quatsch. <text:s/>Der Haushalt umfasst insgesamt rund 477 Milliarden Euro – eine Menge Geld; und das ist auch gut so. <text:s/>Im Einzelplan 10 investieren wir in mehr Resilienz gegenüber Krisen, in den Schutz des Klimas und der Artenvielfalt, in die Sicherung von Lebensmitteln und nachwachsenden Rohstoffen und in die innovative Forschung. <text:s/>Liebe Union, ich frage mich schon länger: Was würden wir tun, was würde die SPD tun, wenn sie in diesen Zeiten in der Opposition wäre? Ich bin mir sicher, wir würden uns bis zur Selbstaufgabe in den Dienst der Demokratie stellen, weil die Lage so ernst ist. <text:s/>Und was machen Sie? Als es in der letzten Sitzungswoche um das Thema Landwirtschaft ging, hat Ihr Fraktionsvorsitzender und selbsternannter Landwirtschaftsexperte Friedrich Merz nichts Besseres zu tun, als die Agrardebatte dafür zu nutzen, um über Staatsbürgerschaft, Einwanderungspolitik und den Zustand der Ampel zu sprechen. Das wird den Landwirtinnen und Landwirten nicht gerecht! <text:s/>Und was macht unser Kanzler? Er ist schon angesprochen worden. Unser Kanzler Olaf Scholz ist auf der Grünen Woche mit sehr vielen Bäuerinnen und Bauern an vielen Ständen unterwegs gewesen, <text:s/>er hat sich vor Ort im direkten Dialog ein Bild gemacht <text:s/>und sich mit den Landwirtinnen und Landwirten direkt auseinandergesetzt. <text:s/>Was ist das Gebot der Stunde? Wir müssen zusammen an Lösungen arbeiten, beispielsweise beim Ökolandbau. Dieser ist auch in Krisenzeiten ein wesentliches Element einer zukunftsfähigen und nachhaltigen Landwirtschaft; denn er bietet eine Vielzahl an Lösungen für bestehende Umwelt- und Klimaherausforderungen. Dabei geht es nicht darum, ökologisch wirtschaftende gegen konventionell wirtschaftende Betriebe auszuspielen. <text:s/>Im Gegenteil: Die Forschungsergebnisse aus dem Bundesprogramm Ökologischer Landbau und auch aus der Ressortforschung führen zu mehr Nachhaltigkeit in der gesamten Landwirtschaft. <text:s/>Auch wenn wir es schaffen, 30 Prozent Ökolandbau zu erreichen, haben wir nach Adam Riese immer noch 70 Prozent konventionell wirtschaftende Betriebe. Mit der Bio-Strategie 2030 werden wir endlich in die Umsetzung des 30-Prozent-Ziels gehen und entlang der gesamten Wertschöpfungskette die geeigneten Rahmenbedingungen schaffen. Leider haben Sie, Herr Minister Özdemir, vergessen, die finanziellen Mittel im Haushalt zur Umsetzung der durchaus sinnvollen Maßnahmen der Bio-Strategie zu hinterlegen. Das haben wir korrigiert und die Förderung des ökologischen Landbaus um 4 Millionen Euro aufgestockt. <text:s/>Wir werden und wir müssen bis zum Sommer dieses Jahres Maßnahmen auf Basis der Ergebnisse der Borchert-Kommission und der Zukunftskommission Landwirtschaft zusammen beschließen – für unsere Landwirtinnen und Landwirte.</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55</text:p>
          </table:table-cell>
          <table:table-cell table:style-name="ce2" office:value-type="string" calcext:value-type="string">
            <text:p>23.09.2022</text:p>
          </table:table-cell>
          <table:table-cell table:style-name="ce2" office:value-type="string" calcext:value-type="string">
            <text:p>ID205500200</text:p>
          </table:table-cell>
          <table:table-cell table:style-name="ce2" office:value-type="string" calcext:value-type="string">
            <text:p>Klaus Holetschek, Staatsminister (Bayern)</text:p>
          </table:table-cell>
          <table:table-cell table:style-name="ce2" office:value-type="string" calcext:value-type="string">
            <text:p>2024-10-26 10:21:05</text:p>
          </table:table-cell>
          <table:table-cell table:style-name="ce2" office:value-type="string" calcext:value-type="string">
            <text:p>0.21628959476947784</text:p>
          </table:table-cell>
          <table:table-cell table:style-name="ce2" office:value-type="string" calcext:value-type="string">
            <text:p>Frau Präsidentin! Hohes Haus! Lieber Kollege Lauterbach! Meine sehr geehrten Damen und Herren! Erst einmal will ich feststellen, dass es gut ist, dass wir uns heute über die essenziellen Themen im Bereich „Gesundheit und Pflege“ unterhalten und nicht über Corona. Das ist auch noch ein wichtiges Thema, aber jetzt geht es mal an die Substanz. <text:s/>Themen, die die Menschen bewegen, sind: Wie finanzieren wir das System? Wir müssten über die Pflegeversicherung sprechen – das ist auch ein Desaster –, über Krankenhausfinanzierung – da sind wir auch noch nicht weiter – oder über sektorenübergreifende Versorgung; dazu haben wir auch noch nichts gehört. Das alles sind Themen, die wichtig sind. Stattdessen legen Sie heute ein Gesetz mit dem Titel „Finanzstabilisierungsgesetz“ vor. Wissen Sie, was es ist? Es ist ein Versorgungsdestabilisierungsgesetz. Eigentlich hätte es der Finanzminister einbringen müssen und nicht Sie, Herr Kollege Lauterbach. <text:s/>Die Wahrheit ist doch, dass Gesundheitspolitik inzwischen entweder vom Justizminister oder vom Finanzminister gemacht wird. Das ist keine Polemik, sondern es ist meine Erfahrung auch aus den Diskussionen in der Gesundheitsministerkonferenz, in denen zum Schluss immer der Satz kommt: Ich muss mal schauen, was der Herr Lindner dazu sagt. – Es ist eine Kapitulation, wenn Gesundheitspolitik nicht mehr von den Gesundheitspolitikern gemacht wird. <text:s/>Natürlich ist uns klar, dass die GKV die Basis des Gesundheitssystems ist. Wir sind, wie wir alle wissen, im Moment in schwierigen Zeiten – ich nenne nur Inflation und Energiekosten. Wenn die Beiträge steigen, dann ist das kein gutes Signal für die Menschen in unserem Land vor diesem schweren Winter, der uns bevorsteht. <text:s/>Sie steuern auf einen Kassencrash zu, auf einen Blackout bei der Versorgung, wenn Sie so weitermachen. Da nützt es nichts, wenn Sie ankündigen: Wir werden etwas vorlegen. – Jetzt müssen Sie vorlegen! Jetzt müssen Sie es machen! <text:s/>In Ihrem Koalitionsvertrag steht ja auch, dass die GKV-Beiträge für Bezieherinnen und Bezieher von Arbeitslosengeld II erhöht werden und auskömmlich sein sollen. <text:s/>Wir reden da von 10 Milliarden Euro. Also, es muss hier etwas passieren. Es darf nicht bei der Ankündigung bleiben, dass man das irgendwann tut und irgendwann macht. Die 2 Milliarden Euro Bundeszuschuss sind da einfach viel zu wenig. Auch die Dynamisierung des Zuschusses ist notwendig und richtig. <text:s/>Sie sehen doch: Die Krankenkassen werden abgeschöpft. Das ist kontraproduktiv. <text:s/>– Erst hören, dann stören. Das ist ein wichtiger Satz. Der gilt überall, <text:s/>im bayerischen Landesparlament, aber auch im Deutschen Bundestag, dem ich selber von 1998 bis 2002 angehörte. – Also, wir wissen, dass das Abschöpfen der Krankenkassenreserven der falsche Weg ist, meine Damen und Herren. Wenn ich heute lese, dass sogar Ihr Projekt der Einrichtung von Gesundheitskiosken von den Kassen nicht mehr finanziert wird, weil diese sehen, dass die Politik, die Sie machen, der falsche Weg ist, dann sollte Ihnen das schon zu denken geben, lieber Herr Kollege. <text:s/>Die Steigerungen werden, wie wir wissen, weitergehen. Die Aufnahme der ukrainischen Flüchtlinge war richtig und wichtig, aber durch ihre Überführung in das Leistungssystem wird noch einmal ein Defizit von 1 Milliarde Euro entstehen. Das kommt noch auf das Ganze obendrauf. <text:s/>Wir stehen vor ganz schwierigen Zeiten. Natürlich wollen wir zusammenhalten, Herr Kollege Lauterbach, das ist unbestritten. Länder und Bund gemeinsam – das machen wir in der GMK, glaube ich, auch immer deutlich. <text:s/>Aber Sie setzen nun einmal die falschen Schwerpunkte. Die Abschaffung des Budgets für die Neupatientenregelung – wissen Sie, was das ist? Das ist eine Leistungskürzung, Herr Kollege Lauterbach. Das können Sie schönreden, wie Sie wollen. <text:s/>Wenn man sich die Wartezeiten auf eine Versorgung mit einer Psychotherapie ansieht, dann stellt man fest: Das ist eigentlich eine Leistungskürzung. Reden Sie doch nicht drumherum. Das nützt doch nichts. Machen Sie sich ehrlich in diesen Fragen! <text:s/>Oder Thema „Parodontitistherapie bei den Zahnärzten“. Es ist irre, was da abläuft. Dabei geht es um Grundversorgung, das geht an die Grundfesten. Das hatten wir gerade erst in den Katalog aufgenommen, jetzt schaffen Sie es wieder ab. <text:s/>Das Pflegebudget. Mit Verlaub, ich halte das wirklich für einen Irrsinn. Wir brauchen in der Pflege jetzt große Würfe. Wir brauchen bessere Arbeitsbedingungen. Wir brauchen wirklich eine Revolution in der Pflege. Ich nehme das Wort nicht oft in den Mund, aber es ist so. <text:s/>Wir müssen mutig sein und nach vorne gehen, und Sie kürzen jetzt das Pflegebudget. Sie nehmen Bereiche heraus wie zum Beispiel Hebammen, aber auch andere, die nicht mehr refinanziert werden, und schaffen so noch einmal eine Verschärfung in diesem wichtigen Bereich. Statt dass wir alles tun, damit man in der Pflege spürt, dass wir hinter ihr stehen, gehen Sie hier kontraproduktiv genau den falschen Weg. <text:s/>Ich will auch noch etwas zum Thema Arzneimittel sagen. Die Pharmabranche und alle da wollen einen Beitrag leisten. <text:s/>Darum geht es gar nicht. Und sie müssen auch einen Beitrag leisten. Aber wie will man das machen, ohne einen Dialog mit den Unternehmen zu führen, ohne einen Pharmadialog anzustoßen? Wir werden den Innovations- und Forschungsstandort Deutschland kaputtmachen. <text:s/>Wir feiern ihn für die Impfstoffe, für Paxlovid und für andere Medikamente, aber wir machen ihn hier kaputt. Denn wissen Sie, Wirtschaft hat etwas mit Vertrauen zu tun. Wenn Unternehmen nicht mehr in die Rahmenbedingungen vertrauen können, dann werden sie den Standort verlagern. Das ist der Fehler. Es geht nicht darum, einen gerechten Beitrag zu bringen. Es geht darum, wie man das macht, wie man den Dialog führt und wie man mit diesen Unternehmen umgeht, die Innovation und Forschung für die Menschen machen. Es geht um die beste Medizin für die Menschen, und das muss uns bewegen und muss uns auch gemeinsam nach vorne treiben. <text:s/>Herr Holetschek, gestatten Sie eine Zwischenfrage oder ‑bemerkung aus der FDP-Fraktion von Herrn Ullmann? <text:s/>Na klar. <text:s/>Herr Holetschek, ich danke Ihnen, dass Sie die Frage zulassen. – Wie Sie wissen, komme ich aus Unterfranken. Sie kritisieren jetzt in Ihrer Rede ausgiebig die Fehlentscheidungen der vorherigen Gesundheitsminister, die auch aus der Union kamen. Meine Frage konkret an Sie für uns in Bayern: Ist die Bayerische Staatsregierung, die der Aufgabe der Krankenhausfinanzierung nicht nachkommt, jetzt dazu bereit, die Finanzierung der Krankenhäuser in Bayern voranzutreiben? <text:s/>Herr Kollege Ullmann, ich bin Ihnen außerordentlich dankbar für diese Frage. – Bayern investiert 643 Millionen im Rahmen der dualen Krankenhausfinanzierung. Seit 1972 sind 25 Milliarden Euro in bayerische Krankenhäuser geflossen, davon 60 Prozent in den ländlichen Raum. Jetzt müssen die Hausaufgaben gemacht werden zum Thema DRGs. Das ist aber nicht unsere Aufgabe, das ist die Aufgabe, die auf Bundesebene angegangen werden muss. Wir warten darauf, dass die entsprechenden Maßnahmen endlich ergriffen werden. <text:s/>Ich will Ihnen noch einmal sagen: Ich glaube, dass die Situation zu explodierenden Beiträgen bei den Kassen führt, vielleicht sogar zu Schließungen, zu einer weiteren Konzentration; was nicht gut ist. Deswegen müssen wir gegensteuern. Ich würde mir wünschen, Herr Kollege Lauterbach, dass wir jetzt ein Moratorium für Bürokratieabbau auf den Weg bringen. Auch das ist ein wichtiges und zentrales Thema. <text:s/>Wir müssen es tun. Die Menschen glauben nicht mehr, dass wir das schaffen, wenn wir es jetzt nicht tun. Wir dürfen nicht nur darüber reden. <text:s/>Zum Schluss eine Bitte: Kündigen Sie dieses Programm nicht mehr an, machen Sie es jetzt! Energiekosten, Pflege, Reha, Krankenhäuser – wir kriegen einen kalten Strukturwandel im ländlichen Raum. Die Krankenhäuser werden es nicht schaffen. Expertenschätzungen zufolge: 2,8 Milliarden Euro Sachkostensteigerung dieses Jahr, 1,7 Milliarden Energiekosten – das ist nicht mehr tragbar. Wir dürfen nicht mehr warten. Jeder Tag, an dem nichts passiert, ist ein verlorener Tag. <text:s/>Das gilt auch für Pflegeeinrichtungen. Das Wohngeld wird nicht ausreichen. <text:s/>Zu den Rehaeinrichtungen: Wir zerstören jetzt Strukturen, die wir nachher wieder brauchen. Denken Sie an Long und Post Covid; Ihnen brauche ich das nicht zu sagen, weil Sie um die Bedeutung wissen. Wenn wir bei der Reha nichts machen, dann wird die entsprechende Struktur bald nicht mehr da sein. <text:s/>Seien Sie mutig! Setzen Sie sich in der Koalition durch! Machen Sie Gesundheitspolitik für die Menschen in unserem Land! Die haben es verdient, nach der Pandemie erst recht. <text:s/>Nächste Rednerin: für die Fraktion Bündnis 90/Die Grünen Maria Klein-Schmeink.</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Kostenintensive</text:p>
          </table:table-cell>
          <table:table-cell table:number-columns-repeated="1014"/>
        </table:table-row>
        <table:table-row table:style-name="ro1">
          <table:table-cell table:style-name="ce2" office:value-type="string" calcext:value-type="string">
            <text:p>194</text:p>
          </table:table-cell>
          <table:table-cell table:style-name="ce2" office:value-type="string" calcext:value-type="string">
            <text:p>17.10.2024</text:p>
          </table:table-cell>
          <table:table-cell table:style-name="ce2" office:value-type="string" calcext:value-type="string">
            <text:p>ID2019416500</text:p>
          </table:table-cell>
          <table:table-cell table:style-name="ce2" office:value-type="string" calcext:value-type="string">
            <text:p>Dr. Götz Frömming (AfD)</text:p>
          </table:table-cell>
          <table:table-cell table:style-name="ce2" office:value-type="string" calcext:value-type="string">
            <text:p>2024-10-26 13:48:31</text:p>
          </table:table-cell>
          <table:table-cell table:style-name="ce2" office:value-type="string" calcext:value-type="string">
            <text:p>0.21462957561016083</text:p>
          </table:table-cell>
          <table:table-cell table:style-name="ce2" office:value-type="string" calcext:value-type="string">
            <text:p>Frau Präsidentin! Meine Damen und Herren! In der letzten Legislaturperiode hatten wir hier im Deutschen Bundestag Besuch von einer Delegation von Forschungs- und Bildungspolitikern aus China. Ich habe gemeinsam mit dem damaligen Ausschussvorsitzenden Ernst Dieter Rossmann an diesem Treffen teilgenommen. <text:s/>Wir haben geglaubt, dass die Kollegen aus China uns nach unseren Hightecherfindungen, nach KI und dergleichen fragen werden. Haben sie aber nicht, sondern sie haben sich nach der dualen Berufsausbildung erkundigt. Denn es hatte sich bis nach China herumgesprochen, dass diese duale Berufsausbildung – jetzt muss ich leider in der Vergangenheitsform sprechen – einmal das Erfolgsmodell für unsere Wirtschaft war. Dieses Erfolgsmodell gibt es leider nicht mehr, weil Sie es gemeinsam ruiniert haben. Aus der dualen Berufsausbildung ist leider ein Trümmerfeld geworden, was die Zahlen auch zeigen, meine Damen und Herren. <text:s/>Wir haben derzeit fast 3 Millionen junge Menschen ohne Berufsabschluss, und davon sind noch 75 Prozent ohne Schulabschluss. Das ist das Ergebnis Ihrer Bildungspolitik, meine Damen und Herren. Nun müsste man ja tatsächlich mal überlegen, was man dagegen tun kann. In der Tat – es wurde auch schon gesagt –: Wir müssen mehr in Bildung investieren, und wir müssen uns auch mit der beruflichen Bildung beschäftigen. Aber da ist dieser Antrag wirklich kein geeignetes Mittel. Es ist schon gesagt worden: Sie regieren doch! Warum stellen Sie denn Anträge? Wenn Sie was Vernünftiges vorzubringen haben, dann machen Sie doch ein ordentliches Gesetz, dem wir auch zustimmen würden! <text:s/>Jetzt gucken wir mal in den Antrag rein, und da sehen wir – Herr Boginski hat es sehr seriös vorgetragen; aber die Handschrift der Grünen ist ja nicht zu übersehen –: Von „Willkommenslotsen“ ist die Rede. Er hat in seiner Rede auch vom Fachkräfteproblem gesprochen – das, was Syrer und Afghanen und Afrikaner bislang nicht lösen konnten. Jetzt versprechen Sie uns: Die Inder werden kommen und unser Fachkräfteproblem lösen. Werter Herr Boginski, das glauben Sie doch selber nicht! Die Zuwanderung ist nicht die Lösung, sie ist das Problem. <text:s/>Die Zuwanderer – wir brauchen Fachkräfte – sind keine Fachkräfte. <text:s/>Unter Punkt 19 fordern Sie eine Einwanderung in die Berufsausbildung. Das ist vollkommener Blödsinn. Wir müssen das Potenzial heben, was schon im Lande ist, und nicht noch die Einwanderung weiter forcieren, meine Damen und Herren. <text:s/>Dann gehen wir doch mal weiter. Unter Punkt 8 – Adressat wieder die arme Frau Ministerin, die das irgendwie umsetzen muss – fordern Sie eine Initiative „Klischeefrei“; da geht es um die Berufs- und Studienwahl frei von Geschlechterklischees. Also der Kfz-Mechaniker, der animiert werden soll, nun vielleicht Krankenschwester zu werden. Mein Gott, ich hätte nichts dagegen. Kann er machen. Von mir aus auch umgekehrt. Nur, da soll doch, bitte schön, der Staat sich nicht einmischen mit irgendwelchen Programmen! <text:s/>Das war doch auch mal die DNA der FDP. Was ist aus Ihnen geworden! Sie haben viel zu lange den falschen Koalitionspartner gehabt. Kehren Sie zurück auf den Pfad der Tugend! Verabschieden Sie sich aus dieser Koalition! <text:s/>Vielen Dank, meine Damen und Herren. <text:s/>Nächste Rednerin ist Dr. Anja Reinalter für die Fraktion Bündnis 90/Die Grüne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42</text:p>
          </table:table-cell>
          <table:table-cell table:style-name="ce2" office:value-type="string" calcext:value-type="string">
            <text:p>01.12.2023</text:p>
          </table:table-cell>
          <table:table-cell table:style-name="ce2" office:value-type="string" calcext:value-type="string">
            <text:p>ID2014200800</text:p>
          </table:table-cell>
          <table:table-cell table:style-name="ce2" office:value-type="string" calcext:value-type="string">
            <text:p>Christian Haase (CDU/CSU)</text:p>
          </table:table-cell>
          <table:table-cell table:style-name="ce2" office:value-type="string" calcext:value-type="string">
            <text:p>2024-10-26 12:19:36</text:p>
          </table:table-cell>
          <table:table-cell table:style-name="ce2" office:value-type="string" calcext:value-type="string">
            <text:p>0.2290199249982834</text:p>
          </table:table-cell>
          <table:table-cell table:style-name="ce2" office:value-type="string" calcext:value-type="string">
            <text:p>Sehr geehrte Frau Präsidentin! Liebe Kolleginnen und Kollegen! Es weht ein frischer Wind durch das Land. Das hatten Sie den Bürgerinnen und Bürgern versprochen. Nach zwei Jahren Ampel ist nur noch ein laues Lüftchen übrig. Ein starker Herbststurm hat Ihnen die Luft genommen. Neue Schulden für eine heile Welt und das alles ohne Anstrengungen für die aktuelle Generation. Dieses Luftschloss ist durch das Urteil des Bundesverfassungsgerichts weggefegt worden. <text:s/>Aber wenn wir ehrlich sind: Die Luft war schon vorher raus. Lebender Streit ist Ampelalltag. In einer Energiekrise verknappen Sie das Angebot und stellen auf klimaschädliche Energieerzeugung um. Förderprogramme werden über Nacht gestoppt, selbst der Heizungskeller ist vor Ihrer Bürokratiewut nicht mehr sicher. All das führt zu einer großen Verunsicherung im Land. Mehltau liegt über dem Land, und Sie machen nichts. <text:s/>Das Urteil des Bundesverfassungsgerichts sollte Sie jetzt endlich wachrütteln. Dieses Land braucht einen Aufbruch und keinen weiteren Verfassungsbruch, meine Damen und Herren. <text:s/>Wir müssen dem Bundesverfassungsgericht für seine Klarheit danken, insbesondere für die Anforderungen der Inanspruchnahme der Notfallklausel. Es hat strikt prüfbare Kriterien eingezogen, um zukünftig politische Tricksereien zu verhindern, ohne dabei den gesetzgeberischen Spielraum in Krisen vollends zu beschneiden. Wir sollten daher dankbar sein für dieses Korsett und lernen, uns in diesem zu bewegen, statt reflexartig sofort die Schuldenbremse infrage zu stellen. <text:s/>Ich sage Ihnen für die CDU/CSU-Fraktion: Wir halten an dieser Schuldenbremse fest. Ich freue mich, Kollege Lieb, dass Sie das gerade auch für die FDP-Fraktion erklärt haben. <text:s/>Welche Anforderungen sind bei der Notfallklausel zu beachten? Ich will nur zwei nennen: <text:s/>Die Bekämpfung von Krisen, die lange absehbar sind oder gar von der öffentlichen Hand verursacht worden sind, darf nicht mit Notkrediten finanziert werden. Das sind konkret der Klimawandel, Migration oder Wirtschaftszyklen. All das geht nicht mit Notkrediten. <text:s/>Herr Haase, gestatten Sie eine Zwischenfrage oder Zwischenbemerkung aus der Fraktion Bündnis 90/Die Grünen? <text:s/>Der Kollege kann hinterher eine Kurzintervention machen. Danke. <text:s/>Und es muss ein Veranlassungszusammenhang zwischen Krise und Maßnahmen bestehen. Je länger die Krise dauert, je weiter das auslösende Ereignis in der Vergangenheit liegt, je entfernter die Folgen sind, je umfangreicher der Gesetzgeber notlagenbedingte Kredite in Anspruch nimmt, desto enger wird sein Spielraum. Das werden wir uns beim Nachtragshaushalt 2023 angucken, und das werden wir uns bei einer möglichen Notlagenerklärung für 2024 ganz genau angucken. In meinen Augen scheidet eine Notlage für 2024 unter diesen Gesichtspunkten von vornherein aus. Das sollten Sie zu Ihren Spitzengesprächen mitnehmen. <text:s/>Herr Bundesfinanzminister, ich will auch ein Wort zum Nachtragshaushalt 2023 sagen. Die Notlagenerklärung ist ja sehr umfangreich. Wir lesen uns die genau durch. Ich habe beim vielen Blättern einen Punkt vermisst. Es müsste ja eigentlich auch einen Tilgungsplan geben. Der Notlagenerklärung ist laut Gesetz automatisch ein Tilgungsplan beizulegen. Den vermisse ich noch. <text:s/>Wir hatten jetzt noch keine Beratungen, heute ist erst die Einbringung. Aber ich will nur daran erinnern, damit wir das nicht vergessen und hinterher Ärger miteinander bekommen. <text:s/>Weil Sie Ihre Politik ja für alternativlos halten, will ich mal einen Vorschlag machen: Packen Sie das Heizungsgesetz wieder ein! <text:s/>Als Sie gemerkt haben, dass die Gängelung der Leute zu immensen Kosten führt, haben Sie einfach die Subventionen erhöht. Nein, Sie können das Problem anders lösen. Heizungsgesetz weg, dann können wir uns auch die kommunale Wärmeplanung sparen und die großen Subventionen für die kommunalen Wärmenetze. Schon haben Sie genügend Geld. <text:s/>Aber ich höre schon, dass Sie nicht priorisieren wollen. Das wollten Sie zu Beginn der Ampel nicht, und das wollen Sie auch heute nicht. Deshalb auch die enttäuschende Regierungserklärung am Dienstag. <text:s/>Ich sage Ihnen: Der Bundesfinanzminister hat den Konsolidierungsbedarf für das nächste Jahr mit 17 Milliarden Euro beziffert. 17 Milliarden Euro, das sind 0,35 Prozent des BIP. Das trauen Sie sich nicht zu, meine Damen und Herren? Viele, viele Vorgängerregierungen haben viel mehr einsparen müssen. Das war Normallage früher. Aber wahrscheinlich ist diese Regierung an der Stelle auch nicht normal für das Land. <text:s/>Denjenigen, die die Schuldenbremse als Zukunftsbremse darstellen, will ich sagen: Die Schuldenbremse verhindert nicht die wichtigen Ausgaben, die Schuldenbremse verhindert die unwichtigen. Darauf sollten Sie sich jetzt konzentrieren. Deshalb müssen wir unsere Verfassung jetzt nicht ampelgerecht machen, sondern wir müssen die Ampel verfassungsgerecht machen. Das ist der Auftrag. <text:s/>Wenn Sie dazu den Mut nicht finden, dann blasen Sie das Ampelprojekt ab. <text:s/>Bevor ich die nächste Rednerin aufrufe, hat das Wort zu einer Kurzintervention Sebastian Schäfer.</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61</text:p>
          </table:table-cell>
          <table:table-cell table:style-name="ce2" office:value-type="string" calcext:value-type="string">
            <text:p>14.10.2022</text:p>
          </table:table-cell>
          <table:table-cell table:style-name="ce2" office:value-type="string" calcext:value-type="string">
            <text:p>ID206102400</text:p>
          </table:table-cell>
          <table:table-cell table:style-name="ce2" office:value-type="string" calcext:value-type="string">
            <text:p>Pascal Kober (FDP)</text:p>
          </table:table-cell>
          <table:table-cell table:style-name="ce2" office:value-type="string" calcext:value-type="string">
            <text:p>2024-10-26 10:27:13</text:p>
          </table:table-cell>
          <table:table-cell table:style-name="ce2" office:value-type="string" calcext:value-type="string">
            <text:p>0.20722733438014984</text:p>
          </table:table-cell>
          <table:table-cell table:style-name="ce2" office:value-type="string" calcext:value-type="string">
            <text:p>Sehr geehrte Frau Präsidentin! Der Fachkräftemangel ist neben Corona und dem Energiekrieg Putins gegen Deutschland die größte Wohlstandsgefährdung unserer Zeit für unsere Volkswirtschaft. Mittlerweile hat dieser eine solche Dimension angenommen, dass Forscher uns sagen, dass der Fachkräftemangel jährlich 86 Milliarden Euro an Wirtschaftsleistung kostet. Das ist ein Problem, das nicht vom Himmel gefallen ist, sondern das sich Jahr für Jahr aufgebaut hat. Das hat nämlich etwas mit dem demografischen Wandel zu tun. Nichts ist sicherer als die demografische Statistik: Ein Kind, das heute nicht geboren ist, ist morgen nicht auf der Welt. <text:s/>Sie als Union haben dieses Thema nicht etwa verschlafen; Sie haben sich über Jahre verweigert, hier eine Lösung herbeizuführen. Das muss an dieser Stelle auch noch mal bemerkt werden. <text:s/>Sie wollen nicht zur Lösung beitragen, weil Sie sich einer eigenen Lebenslüge oder zumindest eines Lebensirrtums nicht entledigen können. Sie wissen ganz genau, was die Forscher uns sagen: dass wir mittlerweile jährlich eine Zuwanderung von 400 000 Menschen in unseren Arbeitsmarkt brauchen – qualifizierte Zuwanderung. <text:s/>Auch die ehemalige Arbeitsministerin Ursula von der Leyen hatte Ihnen, also ihrer eigenen Fraktion, das schon vor zwölf Jahren ins Stammbuch geschrieben. Sie haben sie damals blockiert. Wir als FDP hätten damals schon die richtigen Weichen gestellt. Liebe Kolleginnen und Kollegen der Union, Ihr Antrag heute zeigt, dass Sie noch keinen Schritt weiter sind. Das ist nicht in Ordnung. <text:s/>Sie müssen sich der Wahrheit stellen, dass der Fachkräftemangel nur durch gesteuerte qualifizierte Erwerbsmigration möglich sein kann. <text:s/>In Ihrem Antrag schlagen Sie jetzt ausschließlich Maßnahmen vor, die es ermöglichen, das innere Fachkräftepotenzial zu wecken – gar keine Frage. Aber wenn man sich mal die 22 Forderungen Ihres Antrages anschaut, dann stellt man doch erstaunt fest, mit welchen Maßnahmen Sie das angehen wollen: Schulabbrecherquote reduzieren, Berufsorientierung an Schulen verbessern und Schulpläne anpassen. Außerdem finden sich in Ihrem Antrag Forderungen wie: Bildungsabschlüsse miteinander vergleichbar machen und die Kinderbetreuung verbessern. Das sind alles tolle und richtige Vorschläge. <text:s/>Allein: Die Umsetzung obliegt den Bundesländern und den Kommunen. Sie verschieben die Verantwortung auf andere. Das ist zu wenig für eine Bundestagsfraktion. Und im Übrigen sind das auch alles nur Appelle ohne Lösungswege; das ist erst recht zu wenig für eine Bundestagsfraktion. <text:s/>Es ist natürlich richtig, dass wir das Erwerbspersonenpotenzial des Inlandes besser nutzen und da vorankommen müssen. Das tut ja auch diese Regierung. <text:s/>Jetzt komme ich zum letzten Vorschlag für eine gute Oppositionsarbeit: <text:s/>Lesen Sie auch die Anträge und die Gesetzentwürfe der Regierung! Dann würden Sie nämlich sehen, dass wir mit dem neuen Bürgergeld genau das in Angriff genommen haben: dass wir die Menschen besser qualifizieren, um sie nachhaltig in den Arbeitsmarkt zu integrieren. Liebe Kolleginnen und Kollegen der Union, es war ein Versuch. Wir warten auf Besserung. <text:s/>Für die CDU/CSU-Fraktion erhält das Wort Katrin Staffler.</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178</text:p>
          </table:table-cell>
          <table:table-cell table:style-name="ce2" office:value-type="string" calcext:value-type="string">
            <text:p>27.06.2024</text:p>
          </table:table-cell>
          <table:table-cell table:style-name="ce2" office:value-type="string" calcext:value-type="string">
            <text:p>ID2017806100</text:p>
          </table:table-cell>
          <table:table-cell table:style-name="ce2" office:value-type="string" calcext:value-type="string">
            <text:p>Helge Lindh (SPD)</text:p>
          </table:table-cell>
          <table:table-cell table:style-name="ce2" office:value-type="string" calcext:value-type="string">
            <text:p>2024-10-26 13:19:20</text:p>
          </table:table-cell>
          <table:table-cell table:style-name="ce2" office:value-type="string" calcext:value-type="string">
            <text:p>0.22438183426856995</text:p>
          </table:table-cell>
          <table:table-cell table:style-name="ce2" office:value-type="string" calcext:value-type="string">
            <text:p>Frau Präsidentin! Liebe Kolleginnen und Kollegen! Ich habe den Eindruck, dass diese Debatte zum Teil am Sachverhalt vorbeigeht, weil es hier überhaupt nicht um Feinheiten einer migrationspolitischen Diskussion geht. Dieser Antrag verdient den Titel „Das rassistische Manifest“. Es ist einer der rassistischsten Anträge, wenn nicht der rassistischste Antrag, der jemals in diesem Bundestag war. Und wir sollten eigentlich aus Empörung alle den Saal verlassen. <text:s/>Es ist eine Schande, dass in diesem demokratischen Hause ein solcher Text überhaupt das Licht der Welt erblicken kann. <text:s/>Im Übrigen ist es auch „Das koloniale Manifest“, wenn es nicht schon Rassismus und Kolonialismus gäbe. Dieser Text ist die Definition, die Formulierung und der Ausdruck dessen, was Rassismus und Kolonialismus ausmacht. <text:s/>Das einzig Erfreuliche daran ist – das war sozusagen meine stille, klammheimliche und große Freude, ihn zu lesen –: Es ist wunderbares Material für den Verfassungsschutz; denn damit beweisen Sie glasklar, lupenrein, sauber und eindeutig, <text:s/>dass Ihr Denken zutiefst völkisch-rassistisch ist und Sie damit nicht auf dem Boden des Grundgesetzes stehen. <text:s/>Sie liefern Material für Ihr eigenes Ende. Verfassungswidriger geht es überhaupt nicht. <text:s/>Man stelle sich doch mal vor, was Sie ernsthaft über Verhaltenskultur im Orient und in Afrika zu schreiben wagen, um den Zusammenhang mit Korruption herzustellen. Das ist schändlich, das ist tiefste Menschenverachtung <text:s/>und ein Schlag ins Gesicht aller Menschen, aller Deutschen in diesem Land, deren Eltern, Urgroßeltern aus dem Orient oder aus afrikanischen Ländern gekommen sind. Ohnehin bekomme ich kognitiv wirklich Probleme: <text:s/>In Afrika gibt es mehrere Länder. Ist das bei Ihnen irgendwann im Kopf angekommen? <text:s/>Schön wird es aber, wenn wir das Ganze mal umdrehen: Was sind dann, frage ich mich, die verhaltenskulturellen und werthaltungsbezogenen Gründe für den korruptiven Modus des Umgangs miteinander innerhalb der AfD? Also, was ist die Verhaltenskultur, die die AfD möglich macht und sie ausmacht? <text:s/>Man stelle sich mal Folgendes vor: Es sind ja jetzt viele Menschen aus der ganzen Welt wegen der EM nach Deutschland gekommen, und die gucken sich stundenlang Ihre Reden an, lesen Ihre Anträge, <text:s/>betrachten Ihr Verhalten im Bundestag, Ihre Zwischenrufe. Die können nur denken: Wenn das Deutschtum ist, dann heißt Deutschtum rassistisch, rüpelhaft, frauenfeindlich, ohne Benehmen und gegen jede Form von Sekundärtugenden. <text:s/>Das ist das Bild, das Sie abgeben. Sie sind eine Schande für dieses Land, und Sie sind das Gegenteil von Patriotismus. <text:s/>Denn Sie können nicht definieren, was deutsch ist. Sie können nur einen Kult der Negativität feiern. <text:s/>Wunderbar passt dazu eine neue Studie frisch vom WZB. <text:s/>Die zeigt: Unterstützer der AfD – nicht nur Wähler, sondern solche, die sich für den AfD-Kosmos entschieden haben – sind besonders unzufrieden, besonders übellaunig und besonders unglücklich. <text:s/>Und der Witz an der Studie ist: Sie werden innerhalb der AfD noch unglücklicher und noch unzufriedener. Und diejenigen, die sie verlassen, sind weniger unzufrieden. Das ist wirklich eine historisch bemerkenswerte Leistung. Ihr politisches Konzept und Ihre Leistung besteht darin, unzufriedene Menschen noch unzufriedener und noch unglücklicher zu machen. Das ist aber Ihr Geschäftsmodell, weil Sie keine positive Antwort geben können. <text:s/>Und dann kommen wir zum Besten, wenn wir mal Ihren Antrag mit Ihrem Verhalten gegenüber unserer Nationalmannschaft vergleichen. Da sehe ich massenhaft Formulierungen wie: Das müsste deutscher sein. <text:s/>– Die Zitate kann ich Ihnen massenhaft bieten. – <text:s/>Das ist der schiere Beweis dafür, wie rassistisch und völkisch Sie denken, und zwar aus folgendem Grund: Per definitionem sind ja alle Nationalspieler Deutsche. Wenn sie nicht deutsche Staatsangehörige wären, könnten sie gar nicht spielen. Also muss es nach Ihrer Logik ja wohl Religion, Erscheinung oder Herkunft der Eltern sein. <text:s/>Der Herkunftsort kann es nicht sein. Jonathan Tah ist in Hamburg geboren, Deniz Undav in Varel, Antonio Rüdiger in Berlin, Leroy Sané in Essen, İlkay Gündoğan in Gelsenkirchen, <text:s/>Emre Can in Frankfurt am Main und Jamal Musiala in Stuttgart. Das sind alles Deutsche und alles tausendmal bessere Deutsche als Sie unpatriotischer Haufen da drüben. Sie sind das Gegenteil von Patriotismus. <text:s/>Und diese Fußballer – und viele andere auch – bezahlen mit ihren Steuergeldern, dass Sie hier staatlich-öffentlich alimentierten Rassismus pflegen können. <text:s/>Herr Abgeordneter, mäßigen Sie sich bitte. <text:s/>Und deshalb ist das eine Beleidigung für viele, die in diesem Land Steuern zahlen, die arbeiten und denen Sie mit diesem verfluchten Rassismus, den Sie hier präsentieren, ins Gesicht schlagen. Ich schäme mich nicht nur für Sie, – <text:s/>Herr Abgeordneter, kommen Sie jetzt bitte zum Schluss. <text:s/>– Sie sind eine Schande für dieses gesamte Land, und Sie sind – –</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Integrationswillige</text:p>
          </table:table-cell>
          <table:table-cell table:number-columns-repeated="1014"/>
        </table:table-row>
        <table:table-row table:style-name="ro1">
          <table:table-cell table:style-name="ce2" office:value-type="string" calcext:value-type="string">
            <text:p>180</text:p>
          </table:table-cell>
          <table:table-cell table:style-name="ce2" office:value-type="string" calcext:value-type="string">
            <text:p>03.07.2024</text:p>
          </table:table-cell>
          <table:table-cell table:style-name="ce2" office:value-type="string" calcext:value-type="string">
            <text:p>ID2018006400</text:p>
          </table:table-cell>
          <table:table-cell table:style-name="ce2" office:value-type="string" calcext:value-type="string">
            <text:p>Tina Winklmann (BÜNDNIS 90/DIE GRÜNEN)</text:p>
          </table:table-cell>
          <table:table-cell table:style-name="ce2" office:value-type="string" calcext:value-type="string">
            <text:p>2024-10-26 13:22:48</text:p>
          </table:table-cell>
          <table:table-cell table:style-name="ce2" office:value-type="string" calcext:value-type="string">
            <text:p>0.3740369975566864</text:p>
          </table:table-cell>
          <table:table-cell table:style-name="ce2" office:value-type="string" calcext:value-type="string">
            <text:p>Danke, Frau Präsidentin. – Sehr geehrter Herr Bundeskanzler, reden wir noch mal über Fach- und Arbeitskräfte. Wir wissen alle: Wir haben einen großen Bedarf, einen Mangel. Wir brauchen Fach- und Arbeitskräfte bei uns im Land, und die müssen wir natürlich sichern, damit wir hier auf einem guten Weg sind. Vieles haben wir schon gemacht; einiges müssen wir noch anschieben. Und da würde mich jetzt interessieren: Wie planen Sie die Zuwanderung von Fach- und Arbeitskräften weiter zu fördern, zum Beispiel im Hinblick auf Entbürokratisierung oder hinsichtlich der Anerkennung formeller und informeller Qualifikatione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57</text:p>
          </table:table-cell>
          <table:table-cell table:style-name="ce2" office:value-type="string" calcext:value-type="string">
            <text:p>29.09.2022</text:p>
          </table:table-cell>
          <table:table-cell table:style-name="ce2" office:value-type="string" calcext:value-type="string">
            <text:p>ID205706300</text:p>
          </table:table-cell>
          <table:table-cell table:style-name="ce2" office:value-type="string" calcext:value-type="string">
            <text:p>Daniela Ludwig (CDU/CSU)</text:p>
          </table:table-cell>
          <table:table-cell table:style-name="ce2" office:value-type="string" calcext:value-type="string">
            <text:p>2024-10-26 10:22:08</text:p>
          </table:table-cell>
          <table:table-cell table:style-name="ce2" office:value-type="string" calcext:value-type="string">
            <text:p>0.20768830180168152</text:p>
          </table:table-cell>
          <table:table-cell table:style-name="ce2" office:value-type="string" calcext:value-type="string">
            <text:p>Verehrte Frau Präsidentin! Liebe Kolleginnen und Kollegen! Das war jetzt in sich ein bisschen widersprüchlich, Herr Kollege. Erst haben Sie lang und breit ausgeführt, dafür seien die Länder zuständig, um uns dann die Schuld dafür zu geben, dass es die letzten 16 Jahre nicht geklappt habe. <text:s/>Sie müssen sich entscheiden, welchen Kalauer Sie in der Bildungsdebatte wählen: entweder den Föderalismuskalauer oder den mit den 16 Jahren. Tipp von mir: Der mit den 16 Jahren ist irgendwann durch. <text:s/>Zum Thema Lehrermangel. Ich denke, das Thema ist wirklich wichtig. Es ist vermutlich auch zu wichtig, als dass ich es mir so leicht machen könnte, auf den Bildungsföderalismus, an dem wir alle, glaube ich, hängen, zu verweisen und damit festzustellen: Meine Rede ist an dieser Stelle beendet. Am Bildungsföderalismus wollen wir als Union jedenfalls nicht rütteln. Wir wollen aber auch die Augen nicht vor einem offenkundigen Problem vor Ort verschließen, das sich nicht auf ein Bundesland begrenzen lässt, sondern tatsächlich bundesweit virulent ist. Das hat unterschiedliche Ursachen – ich komme gleich darauf –, und vielleicht gibt es auch die eine oder andere Lösungsmöglichkeit. Aber in der Tat sind zunächst einmal die Länder am Zug. <text:s/>Nichtsdestotrotz machen die Bürgerinnen und Bürger draußen vor Ort kaum einen Unterschied, wer jetzt genau zuständig ist. Ich bin selber Mutter von zwei elfjährigen schulpflichtigen Kindern. Man fragt sich: Mensch, was könnte man denn sinnvollerweise noch tun? Und darum, denke ich, ist es bei allem Kuddelmuddel – mit Verlaub –, das dieser Antrag enthält, jedenfalls nicht falsch, dass auch wir im Bundestag zumindest mal die Chance nutzen, um darüber zu reden: Wo gibt es Chancen für uns? Und wo sind wir schlicht und ergreifend nicht die richtigen Ansprechpartner? <text:s/>Ich glaube tatsächlich – Herr Kollege, das haben Sie gerade nur am Rande angesprochen; aber es zieht sich durch viele Berufe, bei denen wir derzeit einen Mangel beklagen –, auch beim Lehrerberuf hakt es ein bisschen an der Wertschätzung. Wir alle kennen ein Stück weit dieses dümmliche Gerede, wenn ich das so sagen darf: Na, Lehrer gehen um 13 Uhr nach Hause, und dann haben sie nichts mehr zu tun. <text:s/>Ich glaube, all das kann man auch mal politisch proaktiv widerlegen und deutlich machen – jenseits der Frage, dass vielleicht etwas korrigiert werden muss, dass Unterricht vorbereitet werden muss –: Gerade unsere Lehrerinnen und Lehrer haben in den beiden Coronajahren, die hinter uns liegen, Überobligatorisches geleistet, und zwar ohne dass man sie gezwungen hat, sondern freiwillig, weil ihnen die Schülerinnen und Schüler am Herzen liegen. Dabei denke ich nicht nur daran, dass man natürlich digital unterrichtet hat, weil es nicht anders möglich war, sondern dabei denke ich auch daran, dass man Abiturklassen Zusatzstunden am Wochenende angeboten hat, versucht hat, Nachholstunden digital anzubieten, für seine Schüler ansprechbar war. Das ist alles hinter den Kulissen gelaufen, ohne großes Aufhebens darum zu machen. Darum, glaube ich, ist hier eine gute Gelegenheit, das mal zu sagen und Danke dafür zu sagen, dass sehr viele Lehrer gerade in dieser schwierigen Zeit alles dafür getan haben, dass die Schülerinnen und Schüler trotz aller Widrigkeiten gut durch die Schulschließungszeit gekommen sind. <text:s/>Und ja, das eine oder andere Bundesland – Bayern gehört dazu, NRW auch – geht nun an das Thema der unterschiedlichen Bezahlung zwischen Grund- und Mittelschule einerseits und Gymnasium andererseits ran, mit künftig A 13 in Bayern und NRW auch für die Grund- und Mittelschulen. Das ist sicherlich ein richtiger Weg – absolut; wir stehen dahinter –, aber das hilft uns kurzfristig natürlich nur mittelmäßig. Kurzfristig können wir tatsächlich nur daran arbeiten – und ich bin gern bereit, das auch von Bundesseite mitzutun –, dass wir die Wertschätzung und die Attraktivität des Lehrerberufs steigern. <text:s/>Wer draußen an den Schulen unterwegs ist, der hört relativ deutlich Aussagen wie: Ja, wenn ich denn unterrichten dürfte, wäre das schön; aber stattdessen werde ich mit Verwaltungsaufgaben betraut, mit Bürokratie. – All diese Dinge gibt es nicht nur im Handwerk und in der Industrie, sondern bedauerlicherweise auch an den Schulen. Da wird sozusagen kostbare Unterrichtsstundenzeit von Lehrern dafür verwendet, dass die PCs gewartet oder Klassenlisten geführt werden müssen. <text:s/>All das sind natürlich Dinge, die sich ändern müssen. Wenn wir das hier gemeinsam anschieben können, wäre das sicherlich gut. Dafür brauchen wir natürlich zusätzliches Personal, nicht nur in der Verwaltung, sondern – jetzt kommt mein persönlicher Kalauer – das Startchancen-Programm böte eine Chance, um durch zusätzliches Personal an den Schulen Lehrer sozusagen jenseits der Unterrichtsaufgaben zu entlasten. <text:s/>Da warten wir immer noch auf Ihre Vorschläge, liebe Ampel. Hoffentlich kommt da bald mal was. Es ist wieder angekündigt worden, Haushaltsmittel dafür haben wir aber immer noch keine gesehen. Ob es bei 2024 bleiben wird oder doch 2025 wird? Nehmen Sie es nicht auf die leichte Schulter! So schnell es geht, muss dieses Programm fliegen lernen. Das wäre uns wichtig. <text:s/>Ein Letztes. Was wir nicht ausblenden dürfen, ist natürlich, dass die Schulen – kaum raus aus Corona, endlich wieder im Regelbetrieb – jetzt auch mit der Flüchtlingskrise – Stichwort „Ukraine“ – umzugehen haben und wir hier kurzfristig nicht sofort für Lösungen sorgen konnten. Da geht auch keinerlei Vorwurf an irgendwen. 180 000 ukrainische Schülerinnen und Schüler haben wir derzeit in Deutschland. Das ist verdammt viel. Da haben wir die Verantwortung, dass es auch denen selbstverständlich gut geht. Wenn man natürlich 2 700 Hilfskräfte aus der Ukraine beschäftigen kann, ist das gut; aber das ist in dem Fall auch nur ein Tropfen auf den heißen Stein. Wir dürfen auch dieses Thema nach wie vor nicht aus den Augen verlieren. Ich glaube, hier können wir bundesseitig wirklich noch ein Stück mehr tun, um die Schulen und die Bundesländer zu unterstützen; denn ich glaube, wir können nicht erwarten, dass die Länder das ganz alleine lösen. <text:s/>In diesem Sinne hoffe ich, dass wir bei diesem Thema zu einem guten Konsens kommen, Bildungsföderalismus hin oder her. <text:s/>Vielen herzlichen Dank. <text:s/>Katrin Zschau ist die nächste Rednerin für die SPD-Fraktion.</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Integrationswillige</text:p>
          </table:table-cell>
          <table:table-cell table:number-columns-repeated="1014"/>
        </table:table-row>
        <table:table-row table:style-name="ro1">
          <table:table-cell table:style-name="ce2" office:value-type="string" calcext:value-type="string">
            <text:p>117</text:p>
          </table:table-cell>
          <table:table-cell table:style-name="ce2" office:value-type="string" calcext:value-type="string">
            <text:p>05.09.2023</text:p>
          </table:table-cell>
          <table:table-cell table:style-name="ce2" office:value-type="string" calcext:value-type="string">
            <text:p>ID2011707800</text:p>
          </table:table-cell>
          <table:table-cell table:style-name="ce2" office:value-type="string" calcext:value-type="string">
            <text:p>Paul Ziemiak (CDU/CSU)</text:p>
          </table:table-cell>
          <table:table-cell table:style-name="ce2" office:value-type="string" calcext:value-type="string">
            <text:p>2024-10-26 11:34:35</text:p>
          </table:table-cell>
          <table:table-cell table:style-name="ce2" office:value-type="string" calcext:value-type="string">
            <text:p>0.20422230660915375</text:p>
          </table:table-cell>
          <table:table-cell table:style-name="ce2" office:value-type="string" calcext:value-type="string">
            <text:p>Frau Präsidentin! Meine sehr verehrten Damen und Herren! Zunächst einmal, Frau Ministerin, will ich sagen: Persönlich bemühen Sie sich sehr. Aber wir wollen hier auf die Fakten schauen: <text:s/>in diesem Haushalt 641 Millionen Euro weniger im Vergleich zum vergangenen Jahr. Das heißt weniger Geld für die Bekämpfung des Hungers, von Armut, von Fluchtursachen, weniger Geld auch für die Vertretung deutscher und europäischer Interessen in der Welt. <text:s/>Dieser Ansatz ist verantwortungslos, kurzsichtig und widerspricht dem Koalitionsvertrag. <text:s/>– Was heißt hier „Boah“? Jetzt wird hier „Boah“ gerufen. – Das sage nicht ich, das sagen die Politikerinnen und Politiker der Grünen. Frau Düring hat das jetzt noch mal dem „Redaktionsnetzwerk Deutschland“ gesagt. Also, so ist der Umgang hier in der Koalition. Jetzt muss ich mal fragen: Was ist denn die Meinung dieser Ampel? Ist das jetzt ein guter Ansatz, <text:s/>ist das kein guter Ansatz? Also, wenn Sie so Politik machen, wundert mich nicht, dass das Vertrauen in diese Bundesregierung immer weiter zurückgeht. <text:s/>Aber jetzt will ich Ihnen noch etwas sagen. <text:s/>Herr Kollege Ziemiak, erlauben Sie eine Zwischenfrage vom Kollegen Banaszak vom Bündnis 90/Die Grünen? <text:s/>Ja. <text:s/>Vielen Dank, Herr Kollege Ziemiak, dass Sie die Zwischenfrage zulassen. Ich habe zwei Fragen an Sie. <text:s/>Erstens. Können Sie erklären, warum Sie beim letzten Haushaltsverfahren, nachdem Sie eine solche Rede gehalten haben und die Kollegen das auch getan haben, keinen Änderungsantrag im Haushaltsausschuss gestellt haben, um den Etatansatz an irgendeiner Stelle zu verändern? Das fände ich spannend; denn ich habe es damals nicht verstanden. <text:s/>Die zweite Frage ist: Wollen Sie das diesmal anders machen? <text:s/>Eine Zwischen- oder eine Nachfrage zur ersten Frage: Gedenken Sie dann auch eine Gegenfinanzierung in einem solche Änderungsantrag vorzunehmen? Ich frage das deswegen, weil wir heute Morgen bei Herrn Middelberg und anderen gehört haben: Es muss überall gespart werden, überall muss gespart werden, die Ampel spart gar nicht genug, uijuijuijuijuijui. Ich frage mich: Gibt es diesmal eine konsistente Politik der Union, oder wie wird es diesmal aussehen? <text:s/>Die hat es auch in der Vergangenheit immer gegeben, und die gibt es jetzt auch. Wir brauchen jetzt nicht über einzelne Anträge zu sprechen. <text:s/>Passen Sie doch mal auf. Ich erinnere doch an die Anträge, die wir zu verschiedenen Themen eingebracht haben, <text:s/>zum Beispiel zur Situation in Afrika, als es darum ging, die Situation von Frauen zu verbessern, oder zur Frage der kommunalen Zusammenarbeit. Das wird von den Grünen immer pauschal abgelehnt, weil es von der Opposition kommt. <text:s/>Jetzt sage ich Ihnen mal was zu der Finanzierung, weil hier viele junge Menschen sind. Da will ich mal die Ministerin in Schutz nehmen <text:s/>– doch, das ist die Antwort zu der Gegenfinanzierung –, Frau Präsidentin, wenn ich darf. <text:s/>– Da waren zweieinhalb Fragen zusammengeschustert. <text:s/>Ich will die Ministerin mal in Schutz nehmen. Ja, natürlich muss sie um das Geld kämpfen; das gelingt nicht. Aber sie muss sparen, weil natürlich die Steuereinnahmen zurückgehen, weil die wirtschaftliche Kraft Deutschlands nachlässt. Diese Ampelregierung sorgt dafür, dass der Standort Deutschland immer schlechter wird, der Staat weniger Geld hat, und am Ende spüren es die Menschen hier in Deutschland und auch auf der ganzen Welt. <text:s/>Wenn Sie noch ein paar Legislaturperioden mit dieser Ampelregierung weitermachen, <text:s/>dann werden wir selbst irgendwann mal zum Empfängerland. <text:s/>So sieht es aus. Deswegen brauchen Sie sich doch nicht aufzuregen. Schauen Sie sich doch den Umgang miteinander in der Ampel an. Der Bundeskanzler versucht nur noch, irgendwie halbwegs mit einem blauen Auge – im wahrsten Sinne des Wortes – <text:s/>aus dieser Koalition und aus dem Amt dann 2025 rauszukommen. <text:s/>Was wir jetzt brauchen, ist eine klare Prioritätensetzung. Die Ministerin kann nicht unbedingt etwas für die schlechte Wirtschaftspolitik dieser Ampel in Deutschland. Mit diesem Weniger muss man Prioritäten setzen. <text:s/>Aber was heißt feministische Entwicklungspolitik? Wir haben heute wunderbare Sonntagsreden gehört, aber keine Substanz. Was sind denn Ihre Ziele? Was ist eigentlich Ihre Strategie für die jungen Mädchen, die in Dschenin oder im Libanon in den Flüchtlingslagern sind? Was ist mit Syrien? Ich habe nichts gehört, keine Strategie für den Umgang mit Assad. Jetzt lese ich, es gibt wieder Geld. <text:s/>Wir schicken Geld nach Afghanistan. Was ist denn langfristig Ihre Strategie in der Entwicklungspolitik für den Umgang mit Afghanistan und den dort herrschenden Taliban? Ich kann Ihnen eines sagen: Die Grünen werden es nicht glauben, aber es ist doch schwerer, eine Strategie für die Taliban zu haben, als mit Christian Lindner zu verhandeln. <text:s/>Wenn Sie sich in Ihrer eigenen Koalition nicht durchsetzen können, dann traut man Ihnen in der Welt eben auch nur ganz wenig zu. <text:s/>Deswegen brauchen wir eine klare Prioritätensetzung: <text:s/>Was wollen wir erreichen? Was tun wir gemeinsam mit unseren Partnerinnen und Partnern dafür, damit die Menschen sich zum Beispiel nicht auf den Weg nach Deutschland machen? Ich erwarte von der Bundesregierung klare Ziele, strategische Ziele, was man in welchen Regionen bis wann erreicht hat. Wir können nicht alles global einfach in schönen Sonntagsreden verpacken, sondern wir brauchen eine klare Zielsetzung. <text:s/>Meine Damen und Herren, ich sage es Ihnen noch mal voraus: <text:s/>Wenn diese Bundesregierung so weitermacht und diesen Industriestandort und den Wirtschaftsstandort Deutschland weiterhin vernachlässigt, dann wird es dazu kommen, dass wir in den nächsten Haushalten in der Entwicklungszusammenarbeit und in der wirtschaftlichen Zusammenarbeit noch weiter kürzen müssen. Das will niemand. Deswegen: Vernünftige Politik machen! Wir bieten Ihnen an, gemeinsam an vernünftigen Lösungen zu arbeiten; <text:s/>aber das gilt für alle Bereiche. Versuchen Sie nicht, als Ampel so arrogant aufzutreten. Das mögen die Menschen nicht – schauen Sie sich die Umfragen an –, und das tut dem Land auch nicht gut. <text:s/>Vielen Dank. <text:s/>Für Bündnis 90/Die Grünen hat das Wort Deborah Düring.</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Kostenintensive</text:p>
          </table:table-cell>
          <table:table-cell table:number-columns-repeated="1014"/>
        </table:table-row>
        <table:table-row table:style-name="ro1">
          <table:table-cell table:style-name="ce2" office:value-type="string" calcext:value-type="string">
            <text:p>115</text:p>
          </table:table-cell>
          <table:table-cell table:style-name="ce2" office:value-type="string" calcext:value-type="string">
            <text:p>06.07.2023</text:p>
          </table:table-cell>
          <table:table-cell table:style-name="ce2" office:value-type="string" calcext:value-type="string">
            <text:p>ID2011508000</text:p>
          </table:table-cell>
          <table:table-cell table:style-name="ce2" office:value-type="string" calcext:value-type="string">
            <text:p>Marcel Emmerich (BÜNDNIS 90/DIE GRÜNEN)</text:p>
          </table:table-cell>
          <table:table-cell table:style-name="ce2" office:value-type="string" calcext:value-type="string">
            <text:p>2024-10-26 11:32:05</text:p>
          </table:table-cell>
          <table:table-cell table:style-name="ce2" office:value-type="string" calcext:value-type="string">
            <text:p>0.21979527175426483</text:p>
          </table:table-cell>
          <table:table-cell table:style-name="ce2" office:value-type="string" calcext:value-type="string">
            <text:p>Vielen Dank, Herr Präsident. – Wenn ich mir erlauben darf, das zu sagen: Sie haben mit der Brille ja tatsächlich ein bisschen etwas von Sir Elton John. <text:s/>Ich muss jetzt aber nicht singen, oder? <text:s/>Nein, nein. <text:s/>– „I’m Still Standing“ vielleicht. <text:s/>Sehr geehrte Kolleginnen und Kollegen! Meine Damen und Herren! „Liberté, Égalité, Fraternité“ – spätestens seit den tödlichen Schüssen auf den 17-jährigen Nahel und den darauffolgenden Ausschreitungen klingt das für die von Gewalt Betroffenen wie Hohn: für die Angehörigen, die um ihren Sohn und Freund trauern, für Kommunalpolitiker/-innen, die sich landesweit massiven Angriffen ausgesetzt sehen, und für all jene, die sich momentan in Frankreich nicht mehr auf die Straße trauen. Auch wenn die Wut und Trauer um die tödlichen Schüsse nachvollziehbar sind, die massive und rücksichtslose Gewalt, die Zerstörungswut und der Hass sind es auf keinen Fall. Das will ich in aller Deutlichkeit sagen. <text:s/>Die AfD fragt heute, wie wir das in Deutschland verhindern können. Das tut sie natürlich nicht aus Sorge oder deshalb, weil ihr Fraternité am Herzen liegt, sondern weil sie sich mit rassistischen Klischees und einer angeblichen Überfremdung inszenieren möchte. Dazu passt, dass Leute aus Ihrem Umfeld Videos und Beiträge posten, die gar nicht aus Frankreich stammen, einfach nur, um die Stimmung anzuheizen. Rechtsextreme zeichnen damit bewusst apokalyptische Bilder über vermeintliche Parallelgesellschaften. <text:s/>Wir sehen wieder: andere Religion, andere Herkunft, anderes Aussehen, andere Namen – und Sie ziehen mit einer breiten Spur des Rassismus durch dieses Haus hier und durch dieses Land. <text:s/>Menschen, die hierzulande den Laden am Laufen halten, sind für Sie Feindbilder, sei es der Straßenbahnfahrer mit tunesischen Wurzeln, der Bauingenieur aus dem Irak oder die Ärztin mit Eltern aus der Türkei. <text:s/>Das hier sind für Sie keine Mitmenschen, sondern das sind Feindbilder. <text:s/>Aber wenn wir diese Menschen nicht auch hier hätten, dann würden wir alle, dann würden auch Sie ganz schön in die Röhre gucken. Sie wünschen sich für Deutschland Bilder aus Frankreich förmlich herbei. <text:s/>Sie wollen, dass es Deutschland schlecht geht, um die Demokratie und die Gesellschaft zu destabilisieren. Aber da haben Sie die Rechnung ohne uns gemacht, ohne die demokratischen Kräfte hier im Haus und im Land. <text:s/>Wer wirklich Lehren aus Frankreich ziehen will, ohne mit dem Finger auf die Franzosen zu zeigen, der muss sich auch mit der Realität auseinandersetzen. <text:s/>Da empfehle ich ein „Spiegel“-Interview mit dem französischen Soziologen François Dubet, der sagte, was die Hintergründe sind. Es ist nämlich die zweite, dritte, ja, vierte Generation von Einwanderinnen und Einwandern, meist Kinder und Jugendliche unter 18, Franzosen, die kaum Jobchancen haben und am häufigsten unter Polizeigewalt leiden. <text:s/>Sie fühlen sich abgehängt, nicht ernst genommen, nicht als Teil der Gesellschaft. <text:s/>Das rechtfertigt natürlich nicht die Gewalt, aber es hilft bei der Suche nach einer Antwort auf die Frage des Warum. <text:s/>Und es zeigt für uns als Politik, dass es darum geht, Zusammenhalt zu stärken und nicht Spaltung herbeizutreiben. <text:s/>Der Kollege Kuhle hat gerade eben schon die verschiedenen Faktoren angesprochen, die dabei wichtig sind zu beachten, und ich möchte auf die wichtigen Faktoren für eine gelingende Integration eingehen. Dafür muss Politik die richtigen Rahmenbedingungen setzen. Jeder Mensch braucht eine chancenreiche Zukunft. Es braucht natürlich auch eine integrative Sozialraumarbeit und eine unterstützende politische Kultur, die nicht danach fragt, woher man kommt, sondern wo man hinwill. Und daran arbeiten wir als Ampel ganz entschlossen. <text:s/>Mit dem Spurwechsel geben wir Geduldeten jetzt eine echte Perspektive, dauerhaft hierzubleiben. <text:s/>Das gibt wirtschaftliche Unabhängigkeit und erleichtert die Integration. Unser Chancen-Aufenthaltsrecht haben schon 50 000 Menschen beantragt. Sie bekommen eine dauerhafte Perspektive. <text:s/>Das gibt Sicherheit und erleichtert die Integration. <text:s/>Mit dem neuen Staatsangehörigkeitsrecht können Menschen, die schon länger hier leben oder hierherkommen wollen, sich aktiv demokratisch beteiligen und mitgestalten. Das stärkt die Teilhabe und erleichtert Integration. <text:s/>So wird Politik diesem modernen Einwanderungsland wirklich auch mal gerecht. Wir holen Menschen mit Migrationsgeschichte wirklich in die Mitte unserer Gesellschaft. Sie sind ein Teil von uns, egal ob als Straßenbahnfahrer, Bauingenieur oder Ärztin – und vor allem, egal woher sie kommen. <text:s/>Vielen Dank. <text:s/>Vielen Dank, Herr Kollege Emmerich. – Als nächster Redner hat das Wort der fraktionslose Abgeordnete Matthias Helferich.</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69</text:p>
          </table:table-cell>
          <table:table-cell table:style-name="ce2" office:value-type="string" calcext:value-type="string">
            <text:p>16.05.2024</text:p>
          </table:table-cell>
          <table:table-cell table:style-name="ce2" office:value-type="string" calcext:value-type="string">
            <text:p>ID2016912100</text:p>
          </table:table-cell>
          <table:table-cell table:style-name="ce2" office:value-type="string" calcext:value-type="string">
            <text:p>Bernd Rützel (SPD)</text:p>
          </table:table-cell>
          <table:table-cell table:style-name="ce2" office:value-type="string" calcext:value-type="string">
            <text:p>2024-10-26 13:02:42</text:p>
          </table:table-cell>
          <table:table-cell table:style-name="ce2" office:value-type="string" calcext:value-type="string">
            <text:p>0.20528137683868408</text:p>
          </table:table-cell>
          <table:table-cell table:style-name="ce2" office:value-type="string" calcext:value-type="string">
            <text:p>Sehr geehrter Herr Präsident! Liebe Kolleginnen! Liebe Kollegen! Sehr geehrte Damen und Herren! Die schönste Zeit des Jahres fängt bald an. Viele haben Fernweh und nutzen das Flugzeug. Ich habe gelesen: 87 Prozent der Menschen in Deutschland sind in ihrem Leben schon einmal geflogen. Auch die Luftfrachtbranche boomt. Aber um das alles bewältigen zu können, braucht man Personal. Deswegen möchte ich den Fokus am Ende dieser Debatte jetzt auf die Arbeitsbedingungen richten. <text:s/>Wenn ich jetzt mal frage: „Was war am 30. November 2018 hier in diesem Parlament?“, dann werden sich die, die dabei waren, erinnern: Da haben wir § 117 des Betriebsverfassungsgesetzes geändert und dafür gesorgt, dass zum ersten Mal das Betriebsverfassungsgesetz auch für das fliegende Personal gilt und die Beschäftigten Betriebsräte wählen können, auch wenn es keinen Tarifvertrag gibt. Das hatte große Auswirkungen. Das hatte etwa die Auswirkung, dass Tarifverträge abgeschlossen worden sind. Das war damals die Lex Ryanair. Diese Tarifverträge machen das Leben und die Arbeitsbedingungen einfach besser. <text:s/>Die jetzt erzielten Tarifabschlüsse bei den Sicherheitsbeschäftigten und beim Bodenpersonal sind – wir haben das heute in der Debatte gehört – notwendig und gut. 15,1 Prozent mehr Cash in de Täsch steigert die Motivation, sorgt für Sicherheit am Flughafen und bedeutet auch Sicherheit für die Familien, die dadurch ein besseres Leben haben. Neben dem fliegenden Personal haben also 25 000 Beschäftigte beim Bodenpersonal der Lufthansa ebenfalls von einem kräftigen Tarifabschluss profitiert. <text:s/>Erinnern wir uns zwei Jahre zurück. Im Sommer war man doch gar nicht in der Lage, die Koffer in die Flugzeuge zu bringen, weil kein Personal da war, weil in der Pandemie Personal abgebaut worden ist; das ist auch nicht mehr zurückgekommen. Deswegen mussten wir über Nacht Leute aus dem Ausland herholen. Wir haben mit unserem Fachkräfteeinwanderungsgesetz die Möglichkeit geschaffen, bis zu 25 000 Kräfte ohne Ausbildung, ohne besondere Voraussetzungen unkompliziert hierherzuholen. Aber es gibt drei Bedingungen: <text:s/>Erstens. Sie müssen 30 Stunden pro Woche arbeiten können und dürfen nicht irgendwie nur so ein bisschen nebenbei arbeiten. Sie sollen sich und ihre Familien ja davon ernähren können. Zweitens. Sie sollen einen Tarifvertrag haben. Wenn man keinen Tarifvertrag hat, geht es nicht; man braucht einen Tarifvertrag. Drittens. Die Reisekosten muss der Arbeitgeber übernehmen. <text:s/>Das ist gut, das ist notwendig; sonst schaffen wir das nicht. Wir haben in der Debatte gesehen: Es ist vielfältig. Innere Sicherheit, äußere Sicherheit, soziale Sicherheit und wirtschaftliche Punkte gehören dazu. <text:s/>Vielen Dank.</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154</text:p>
          </table:table-cell>
          <table:table-cell table:style-name="ce2" office:value-type="string" calcext:value-type="string">
            <text:p>22.02.2024</text:p>
          </table:table-cell>
          <table:table-cell table:style-name="ce2" office:value-type="string" calcext:value-type="string">
            <text:p>ID2015400500</text:p>
          </table:table-cell>
          <table:table-cell table:style-name="ce2" office:value-type="string" calcext:value-type="string">
            <text:p>Christian Dürr (FDP)</text:p>
          </table:table-cell>
          <table:table-cell table:style-name="ce2" office:value-type="string" calcext:value-type="string">
            <text:p>2024-10-26 12:42:26</text:p>
          </table:table-cell>
          <table:table-cell table:style-name="ce2" office:value-type="string" calcext:value-type="string">
            <text:p>0.2144741415977478</text:p>
          </table:table-cell>
          <table:table-cell table:style-name="ce2" office:value-type="string" calcext:value-type="string">
            <text:p>Herzlichen Dank, Frau Präsidentin! – Verehrte Kolleginnen und Kollegen! Die wirtschaftliche Entwicklung in der Bundesrepublik Deutschland kann uns alle nicht zufriedenstellen. Nach einer Rezession im letzten Jahr musste die Wirtschaftsprognose für das Jahr 2024 auf 0,2 Prozent Wachstum nach unten korrigiert werden. <text:s/>Jetzt – der Bundeswirtschaftsminister hat es angedeutet – müssen wir uns an der Stelle sehr, sehr ehrlich machen, meine Damen und Herren. Wir haben in den letzten vier Jahren erhebliche Effekte gehabt, insbesondere die Coronapandemie und dann natürlich den Angriffskrieg Russlands auf die Ukraine, die die wirtschaftlichen Aussichten in Deutschland eingetrübt haben. <text:s/>Gleichwohl: Dass wir aktuell insbesondere beim Potenzialwachstum nicht da sind, wo wir sein könnten, das ist nicht allein mit der Coronapandemie und dem russischen Angriffskrieg zu erklären. Seit mindestens anderthalb Jahrzehnten, meine Damen und Herren, wird für die Wettbewerbsfähigkeit der deutschen Volkswirtschaft nicht Ausreichendes getan. Das müssen wir nüchtern feststellen. <text:s/>Herr Kollege Dobrindt, deswegen finde ich manche Äußerungen hier vorne und übrigens auch die Breitbeinigkeit in der Rhetorik geradezu bemerkenswert. Es werden doch jetzt in Wahrheit die Standortnachteile Deutschlands offensichtlich. Es ist jetzt an uns, gemeinsam – übrigens insbesondere auch mit den unionsgeführten Bundesländern – dieses zu ändern. Wir müssen endlich aufräumen in Deutschland und eine Wirtschaftswende einleiten, liebe Kolleginnen und Kollegen. <text:s/>Einiges ist bereits getan worden; der Bundeswirtschaftsminister hat es angedeutet. Wir haben beispielsweise das Freihandelsabkommen mit Kanada beschlossen. Wir haben bei der Einkommensteuer erhebliche Reduzierungen vorgenommen – alleine in diesem Jahr 15 Milliarden Euro –, wir haben die EEG-Umlage abgeschafft, die Stromsteuer für das produzierende Gewerbe um 96 Prozent gesenkt <text:s/>und zudem das Zukunftsfinanzierungsgesetz verabschiedet, damit in Deutschland wieder investiert wird. Und natürlich haben wir das Genehmigungsbeschleunigungsgesetz sowie insbesondere, um das Arbeitskräftepotenzial zu heben, das Fachkräfteeinwanderungsgesetz beschlossen. Es werden im Bundeskabinett derzeit Bürokratieentlastungspakete besprochen, die schnell in den Bundestag kommen sollten. <text:s/>Und ich will auch für meine Fraktion sagen: Wir stehen nicht bereit für zusätzliche bürokratische Belastungen, wie sie die CDU-Politikerin Ursula von der Leyen in den letzten Jahren vorgeschlagen hat – um das in aller Klarheit zu sagen. <text:s/>Aber das allein, diese ersten wichtigen Schritte werden nicht ausreichen. Deutschland braucht eine umfassende und breit angelegte Wirtschaftswende. Deswegen bin ich froh, dass sowohl der Bundeswirtschaftsminister als auch der Bundesfinanzminister sehr eindeutig gesagt haben, vor welcher Herausforderung wir stehen. Der Titel des Jahreswirtschaftsberichts ist mit „Wettbewerbsfähigkeit nachhaltig stärken“ ja nicht umsonst gewählt. Selbstverständlich – das will ich offen sagen –: Bei den Vorschlägen aus der CDU und CSU – das ist vorhin noch einmal deutlich geworden – fragt man sich, ob Sie überhaupt jemals über Finanzierungsfähigkeit nachgedacht oder Finanzierungsvorschläge eingebracht haben, Herr Dobrindt. <text:s/>Ich will in aller Klarheit sagen: Was sicherlich nicht sein kann – und ich frage mich, ob überhaupt Einigkeit zwischen Union und FDP an dieser Stelle herrscht –, ist, dass sich der Staat Hals über Kopf weiter verschuldet, <text:s/>um das, was Sie vorschlagen, zu finanzieren. Ich bin ausdrücklich dagegen. <text:s/>Gleichzeitig: Das, was der Jahreswirtschaftsbericht vorstellt und beinhaltet, meine Damen und Herren, das ist das Gebot der Stunde, auch wenn unionsgeführte Bundesregierungen dafür nie die Kraft hatten. Jetzt ist die Zeit einer umfassenden und gezielten Angebotspolitik. <text:s/>Wir müssen zurück zu mehr Angebot, um unsere Wirtschaft wieder nach vorne zu bringen, liebe Kolleginnen und Kollegen. <text:s/>Und ja, das meint insbesondere auch steuerliche Entlastungen. Ich komme an der Stelle gleich noch auf den gestrigen Abend zu sprechen. Ich will in aller Klarheit sagen – da nehme ich auch uns als Regierungsfraktionen in die Verantwortung –: Wir müssen als Koalition die Kraft haben, die Mammutaufgabe einer Wirtschaftswende zu leisten, für die andere in der Vergangenheit nie die Kraft entwickelt haben, liebe Kolleginnen und Kollegen. <text:s/>Jetzt will ich zum gestrigen Abend kommen; der Kollege Alexander Dobrindt war bei der Sitzung des Vermittlungsausschusses ja ebenfalls zugegen. Ich fand vor diesem Hintergrund, lieber Kollege Dobrindt, Ihre Rede gerade hier vorne bemerkenswert. Sie haben gerade gesagt, diese Koalition – und ich teile die Einschätzung – sollte auch die Kraft haben, bei der Unternehmensteuer Entlastungen vorzuschlagen und abstimmen zu lassen, um sie durch den Deutschen Bundestag zu bringen; ich teile das ausdrücklich. Wie kann man, wenn man ein rational denkender Mensch ist, am Donnerstagmorgen Unternehmensteuersenkungen fordern, wenn man sie im Vermittlungsausschuss am gestrigen Tag abgelehnt hat? Wie kann man es rational überhaupt hinkriegen, das zu sagen, Herr Dobrindt? Wie schaffen Sie das intellektuell? <text:s/>Sie stimmen dagegen und fordern es am nächsten Morgen! <text:s/>Ich kann das nicht mehr nachvollziehen; deswegen will ich das in aller Klarheit und in aller Ernsthaftigkeit sagen. Ich meine ja nicht nur, dass es keinerlei Vorschläge zum Bundeshaushalt 2024 aus der CDU/CSU-Fraktion gab. Die Wahrheit ist: Auch am gestrigen Abend im Vermittlungsausschuss, meine Damen und Herren, gab es keinen einzigen Antrag der CDU/CSU. <text:s/>Sie beantragen nie etwas; Sie stimmen nie etwas zu. Auf das, was Sie machen, beschränkt sich Ihre Wirtschaftspolitik: Sie schreiben Briefe. Hören Sie auf mit Briefeschreiben! <text:s/>Stimmen Sie in Parlamenten für Entlastungen, meine Damen und Herren! Das wäre Ihr Beitrag zur Wirtschaftswende, den Sie leisten könnten. <text:s/>Frau Präsidentin, ich komme zum Schluss. Am gestrigen Abend hat es im Vermittlungsausschuss eine Mehrheit für das Wachstumschancengesetz gegeben. Aber machen wir uns nichts vor: Es war ein sogenanntes unechtes Vermittlungsergebnis. <text:s/>Meine herzliche Bitte ist, die kommenden vier Wochen zu nutzen. <text:s/>Das Wachstumschancengesetz ist am 17. November letzten Jahres hier von der Mehrheit beschlossen worden. Sie von der Union haben jetzt noch vier Wochen Zeit, <text:s/>Ihre Meinung zu ändern und den Weg freizumachen für die Entlastung der deutschen Unternehmen. <text:s/>Ich danke Ihnen. <text:s/>Als Nächster hat das Wort für die Fraktion Bündnis 90/Die Grünen Andreas Audretsch.</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9</text:p>
          </table:table-cell>
          <table:table-cell table:style-name="ce2" office:value-type="string" calcext:value-type="string">
            <text:p>27.02.2022</text:p>
          </table:table-cell>
          <table:table-cell table:style-name="ce2" office:value-type="string" calcext:value-type="string">
            <text:p>ID201901700</text:p>
          </table:table-cell>
          <table:table-cell table:style-name="ce2" office:value-type="string" calcext:value-type="string">
            <text:p>Dr. Johann David Wadephul (CDU/CSU)</text:p>
          </table:table-cell>
          <table:table-cell table:style-name="ce2" office:value-type="string" calcext:value-type="string">
            <text:p>2024-10-26 09:49:44</text:p>
          </table:table-cell>
          <table:table-cell table:style-name="ce2" office:value-type="string" calcext:value-type="string">
            <text:p>0.23225906491279602</text:p>
          </table:table-cell>
          <table:table-cell table:style-name="ce2" office:value-type="string" calcext:value-type="string">
            <text:p>Herr Präsident! Liebe Kolleginnen Kollegen! Ich glaube, Herr Ministerpräsident, genau in dieser Tonalität sollten wir auch die Debatte miteinander führen. Sie hat gezeigt, dass es richtig ist, in dieser Situation zusammenzustehen. Der Bundeskanzler hat dazu heute eine bemerkenswerte Rede gehalten. Es ist ein geopolitischer Amoklauf, den Präsident Putin veranstaltet, und dem müssen wir uns in der Mitte des Hauses gemeinsam entgegenstellen. <text:s/>Die Debatte hat erneut gezeigt, dass links und rechts in diesem Haus Parlamentarierinnen und Parlamentarier sitzen, die ihrer Aufgabe nicht gerecht werden. Ich muss sagen: Was wir hier insbesondere an Stimmen aus der AfD-Fraktion heute wieder gehört haben, schlägt dem Fass den Boden aus. Es ist widerlich, sich anhören zu müssen, dass Sie angesichts dieses Angriffskrieges sogar der Bundesregierung eine Mitverantwortung geben wollen, angesichts der Begründung, die der russische Präsident für seinen Angriffskrieg gegeben hat, es müsse eine Entnazifizierung in der Ukraine stattfinden, die von einem Präsidenten mit jüdischer Abstammung geführt wird. Das ist an Perfidie nicht zu überbieten. Wir müssen als Demokratinnen und Demokraten zusammenstehen, damit solche Leute nie wieder Verantwortung übernehmen. <text:s/>Und: Wir müssen gemeinsam handeln. Genau deswegen glaube ich auch, wir alle hier in der Mitte des Hauses sind aufgefordert, zusammenzustehen. Es hat ja nachhaltige Aufforderungen dazu in unsere Richtung gegeben. Die CDU/CSU-Fraktion ist im Geiste der bisherigen Beratung dazu bereit, und ich schlage vor, Frau Kollegin Haßelmann, dass wir uns an der Stelle auch nicht voneinander trennen. Das ist genau das, was Friedrich Merz heute angeboten hat und was wir – natürlich ohne Aufgabe unserer parlamentarischen Oppositionsrechte – machen. Wir kennen uns seit vielen Jahren, in denen Sie hier als wirklich strikte Verfechterin der Wahrnehmung von oppositionellen Rechten aufgetreten sind. Die CDU Deutschlands hat gestern eine Mahnwache abgehalten, und dort hat Friedrich Merz gesprochen. Das hat er hier heute für gut befunden. <text:s/>Deswegen – das will ich ganz ehrlich sagen – war es absolut daneben, uns so etwas vorzuwerfen. <text:s/>Wenn man einer Partei so etwas nicht vorwerfen kann, dann der CDU unter Führung von Friedrich Merz. <text:s/>Der Punkt ist nur: Wir müssen gemeinsam handeln. Einen großen Handlungsbedarf, nämlich im Bereich der Verteidigungspolitik, hat der Herr Bundeskanzler angesprochen. Er hat hier – das Wort „Bazooka“ passt jetzt an der Stelle nicht; das haben Sie an anderer Stelle benutzt, und ich will es ausdrücklich nicht verwenden – eine bessere finanzielle Ausstattung der Bundeswehr zugesagt. Danach sollen 2 Prozent des Bruttoinlandsprodukts für die Verteidigung niemals mehr unterschritten werden und 100 Milliarden Euro in einem Sondervermögen bereitgestellt werden. Das ist eine große Ansage, und darüber können wir miteinander reden. Nur: Mir fällt auf, dass außer dem Fraktionsvorsitzenden der Freien Demokraten bisher keine Parteivorsitzende und kein Parteivorsitzender aus den Koalitionsfraktionen, auch nicht der Fraktionsvorsitzende der SPD, diese Ankündigung begrüßt und unterstützt hat. Das fällt mir auf, liebe Kolleginnen und Kollegen. <text:s/>Die Zurückhaltung in der Grünenfraktion, als der Herr Bundeskanzler genau das gesagt hat, ist schon sehr auffällig gewesen. <text:s/>Sie haben uns bei sich, wenn es darum geht, jetzt geschlossen zu reagieren. Sie haben uns bei sich, wenn es um die Aufnahme von Flüchtlingen geht. Aber wir müssen auch zusammenstehen, wenn es konkret wird – nicht dass es wieder mit Gruppenanträgen losgeht, wenn es um die Förderung der Bundeswehr und die Erhöhung des Verteidigungsetats geht. <text:s/>Da brauchen Sie Ihre eigene Mehrheit, und da verlangen wir von Ihnen, dass Sie stehen. <text:s/>– Ich kann es nicht anders sagen, Frau Esken. Es gab zahlreiche Reden, Herr Kollege Mützenich, in denen Sie hätten sagen können, dass Sie all das hundertprozentig unterstützen. <text:s/>Wir warten darauf. Bitte schön, machen Sie es! <text:s/>Ich will etwas zum Thema Abschreckung sagen, Herr Kollege Mützenich, weil Sie sich – das haben Sie heute nicht wiederholt – in vergangener Zeit schon dazu eingelassen haben. Es ist nicht schön, aber Abschreckung ist leider notwendig, damit man nicht erst in diese moralischen Abwägungen hineinkommt, die Robert Habeck hinsichtlich der Waffenlieferungen heute sehr treffend umschrieben hat. Das Verrückte, das Perfide ist doch, dass die Ukraine jetzt dafür bestraft wird, dass sie 1994 Nuklearwaffen abgegeben hat. <text:s/>Diese Rechnung darf doch nicht aufgehen! <text:s/>Herr Kollege Mützenich, ich möchte bei aller Freundschaft zwischen uns, die wir den politischen Diskurs miteinander führen, sagen: Deswegen kann man sich doch nicht hinstellen und sagen: Nukleare Abschreckung funktioniert nicht. – Leider funktioniert sie doch, und deswegen brauchen wir Deutschen sie. Deswegen braucht auch die NATO die nukleare Abschreckung: damit wir den Russen nicht ausgeliefert sind. <text:s/>Da wird es jetzt sehr konkret werden, und wir messen Sie daran, wie Sie sich dazu verhalten. <text:s/>Wir sind der Meinung – das hat der Fraktionsvorsitzende für meine Fraktion angekündigt –: Über alles kann man reden, auch über Sonderfonds; natürlich. Aber dann muss es ein Gesamtkonzept geben, insbesondere was die Bundeswehr betrifft, in das wir auch eingebunden werden. Einen Blankoscheck der CDU/CSU-Fraktion, den Sie dann irgendwie verwenden, wird es nicht geben. Wir verlangen, in die Diskussion einbezogen zu werden. <text:s/>Wenn wir gemeinsam so handeln, meine sehr verehrten Damen und Herren, dann können wir dafür sorgen, dass ein möglicher militärischer Sieg, der Putin vielleicht gelingen könnte – wir hoffen es alle nicht –, in jedem Fall ein Pyrrhussieg sein wird. Dieser Mann muss sich verantworten, nicht nur vor dem russischen Volk, Kolleginnen und Kollegen der AfD, sondern vor dem Internationalen Strafgerichtshof. Da gehört er hin. <text:s/>Herzlichen Dank. <text:s/>Vielen Dank, Herr Kollege Wadephul. – Nächster Redner ist der Kollege Rüdiger Lucassen, AfD-Fraktion, von der Tribüne.</text:p>
          </table:table-cell>
          <table:table-cell table:style-name="ce2" office:value-type="string" calcext:value-type="string">
            <text:p>-</text:p>
          </table:table-cell>
          <table:table-cell table:style-name="ce2" office:value-type="string" calcext:value-type="string">
            <text:p>Willkommen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09</text:p>
          </table:table-cell>
          <table:table-cell table:style-name="ce2" office:value-type="string" calcext:value-type="string">
            <text:p>15.06.2023</text:p>
          </table:table-cell>
          <table:table-cell table:style-name="ce2" office:value-type="string" calcext:value-type="string">
            <text:p>ID2010903500</text:p>
          </table:table-cell>
          <table:table-cell table:style-name="ce2" office:value-type="string" calcext:value-type="string">
            <text:p>Tobias B. Bacherle (BÜNDNIS 90/DIE GRÜNEN)</text:p>
          </table:table-cell>
          <table:table-cell table:style-name="ce2" office:value-type="string" calcext:value-type="string">
            <text:p>2024-10-26 11:21:13</text:p>
          </table:table-cell>
          <table:table-cell table:style-name="ce2" office:value-type="string" calcext:value-type="string">
            <text:p>0.2557358145713806</text:p>
          </table:table-cell>
          <table:table-cell table:style-name="ce2" office:value-type="string" calcext:value-type="string">
            <text:p>Sehr geehrte Frau Präsidentin! Liebe Kolleginnen und Kollegen! „Ein funktionierendes GEAS liegt auch im ureigensten Interesse Deutschlands.“ Als ich den dritten Satz Ihres Antrages gelesen habe – „Gemeinsam“ stellen Sie dahin –, habe ich gedacht: Das ist doch der blanke Hohn. Sie, liebe Union, haben uns doch den europapolitischen Scherbenhaufen hinterlassen, indem Sie Dublin III als unantastbar erklärt haben, indem Sie gesagt haben: Die Außengrenzstaaten sollen sich mal drum kümmern. <text:s/>Das sind nicht die allerbesten Voraussetzungen, um jetzt gemeinsam ein solidarisches System in Europa zu verhandeln, was? <text:s/>Aber es ist gut, dass man so lange dabeigeblieben ist, ja, auch ein paar Dinge verbessern konnte. Das war in der Gemengelage, die Sie uns da hinterlassen haben, alles andere als selbstverständlich. Aber ich bin ehrlich: Natürlich bin ich von dem Ergebnis auch enttäuscht. Ich bin überzeugt: Kein anständiger Mensch kann von diesem Kompromiss begeistert sein. <text:s/>Bestenfalls wird GEAS ein gemeinsames Verfahren in Europa ermöglichen. Zu sagen: „Das ist das Maximale, was an Humanität möglich war“, ist nicht zufriedenstellend. Aber es ist zweifelsohne Auftrag für uns. Der Ball, Schengen in aller Konsequenz und auch in Bayern wieder zu verteidigen und zu erhalten, liegt jetzt umso mehr bei uns. <text:s/>Sie, liebe Union, werfen hier immer wieder ein – ich weiß nicht so genau, wie Sie das meinen –, Sie wollen Migration und Asyl unterscheiden. Ich bin gespannt, wie Sie sich in den nächsten Wochen hier im Haus verhalten werden. Denn die Verantwortung, die wir gemeinsam in diesem Hause jetzt haben und die die Bundesregierung jetzt hat, ist, legale, sichere Migrationsmöglichkeiten zu schaffen – nicht nur aus Selbstnutz, weil wir die Arbeitskräfte brauchen; nicht nur, weil es frustrierend ist, dass Europa sich nicht darauf einigen kann, seine Werte an den Außengrenzen konsequent zu verteidigen; sondern auch, weil es die einzige Möglichkeit ist, wie wir den Menschen eine sichere und gute Perspektive bieten können, in diesem Land anzukommen, anzupacken, mitzumachen. Deswegen braucht es jetzt ein modernes Fachkräfteeinwanderungsgesetz, die Möglichkeit des Spurwechsels, schnellere Arbeitsmarktzugänge für Menschen, die schon hier sind. Das entlastet dann auch die Kommunen. <text:s/>Und wir müssen Fluchtursachen konsequent bekämpfen, das heißt auch den Klimawandel, weil das sonst viele weitere Menschen zur Flucht bewegt. Wenn Sie da nicht konsequent dabei sind, dann haben Sie immer noch nicht verstanden, warum Menschen fliehen. <text:s/>Das ist vielleicht der Punkt, der Ihren und den anderen Antrag, den wir heute hier verhandeln, eint. Denn die Fundamentalopposition von Ihnen, der Linken, ist bequem. Ich bin ehrlich: Auf den ersten Blick ist sie natürlich auch sympathisch. <text:s/>Aber: Sich beständig der Verantwortung zu entziehen und es nicht zu schaffen, die Verantwortlichen für den Angriffskrieg, der Millionen Menschen in Europa zur Flucht gezwungen hat, klar und in aller Konsequenz zu benennen, führt dazu, dass ich Sie hier auch nicht ernst nehmen kann. <text:s/>Vielen Dank. <text:s/>Josef Oster für die CDU/CSU-Fraktion ist der nächste Redner.</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77</text:p>
          </table:table-cell>
          <table:table-cell table:style-name="ce2" office:value-type="string" calcext:value-type="string">
            <text:p>26.06.2024</text:p>
          </table:table-cell>
          <table:table-cell table:style-name="ce2" office:value-type="string" calcext:value-type="string">
            <text:p>ID2017700700</text:p>
          </table:table-cell>
          <table:table-cell table:style-name="ce2" office:value-type="string" calcext:value-type="string">
            <text:p>Alexander Dobrindt (CDU/CSU)</text:p>
          </table:table-cell>
          <table:table-cell table:style-name="ce2" office:value-type="string" calcext:value-type="string">
            <text:p>2024-10-26 13:15:42</text:p>
          </table:table-cell>
          <table:table-cell table:style-name="ce2" office:value-type="string" calcext:value-type="string">
            <text:p>0.23407626152038574</text:p>
          </table:table-cell>
          <table:table-cell table:style-name="ce2" office:value-type="string" calcext:value-type="string">
            <text:p>Sehr geehrter Herr Präsident! Liebe Kolleginnen und Kollegen! Sehr geehrter Herr Bundeskanzler, Sie haben in Ihrer Rede vom Ergebnis der Europawahlen gesprochen und haben gesagt: Dem müssen wir uns stellen. – Aber wo sind denn die Lehren aus dem Ergebnis der Europawahl? Die drei Ampelparteien haben massiv verloren; das war ein klares Misstrauensvotum der Bürgerinnen und Bürger gegen Ihre Politik. Die Bürger haben Ihnen eine klare Botschaft gesandt. Wir alle warten auf Ihre Antwort: Migration – tatenlos; Wachstumsschwäche – tatenlos; Wohlstandsverlust – tatenlos. <text:s/>Sie haben keinen Plan. Sie haben keinen Haushalt. Sie haben keine Idee für dieses Land. Manche bezweifeln, ob Sie überhaupt noch eine Koalition in diesem Land haben. <text:s/>Was haben Sie gemeinsam in dieser Woche schon wieder aufgeführt? <text:s/>In der FDP drohen 30 Abgeordnete mit dem Austritt aus der Ampel, wörtlich: „Ohne Schuldenbremse, ohne uns.“ In der SPD veröffentlichen die drei Fraktionsflügel gemeinsam ein Papier und schreiben: „Das Dogma der schwarzen Null bedeutet Stillstand“. Die Grünen interessieren sich sowieso nicht fürs Geld. <text:s/>Das klingt doch alles nicht nach Koalition. Das klingt doch schlichtweg nach Wahlkampf, was Sie hier betreiben. <text:s/>Herr Bundeskanzler, ich freue mich über Ihre persönliche Fitness, die Sie sich im Gegensatz zu den eher trägeren Jahren der Vergangenheit anscheinend zugestehen. Ich würde trotzdem nicht dazu raten, es mit den Sportvergleichen zu weit zu treiben; spätestens das Synchronschwimmen kann die Koalition nicht mehr für sich in Anspruch nehmen. <text:s/>Es fehlt Ihnen – und das ist wieder sehr deutlich geworden in dieser Woche – schlichtweg an einer gemeinsamen Basis für ein geordnetes Regierungshandeln. <text:s/>Herr Bundeskanzler, Sie haben darauf hingewiesen: Es wird schon irgendwie werden mit dem Haushalt; möglicherweise wird er im Juli noch irgendwie kommen. – Ich kann Ihnen im Namen der CDU/CSU-Fraktion zusagen: Wir sind jederzeit bereit, aus der Sommerpause zurückzukehren und die Vertrauensfrage zu beantworten, wenn Sie sie stellen. Aber Sie können uns das alles auch ersparen und die Vertrauensfrage in der nächsten Woche hier im Deutschen Bundestag stellen, liebe Kolleginnen und Kollegen. <text:s/>Wir stehen in der Tat nicht nur vor einem Europäischen Rat, sondern auch vor einem NATO-Gipfel. Wir teilen Ihr klares Bekenntnis zur NATO und zur transatlantischen Sicherheitspartnerschaft. Aber, Herr Bundeskanzler, Sie fahren auch dorthin ohne einen Haushalt. Die NATO-Partner werden berechtigterweise die Frage stellen, ob Ihr Versprechen aus Ihrer Rede zur Zeitenwende, dass Sie 2 Prozent der Wirtschaftsleistung für die Bundeswehr zur Verfügung stellen, noch gilt. <text:s/>Sie haben sich, anders als verabredet, in diesem Jahr bereits an den 100 Milliarden Euro Sonderschulden bedient, um den normalen Verteidigungshaushalt damit zu decken. Wir erwarten von Ihnen, dass Sie beim NATO-Gipfel das klare Bekenntnis wiederholen: Deutschland steht zu seinen NATO-Verpflichtungen; Deutschland steht zum Einhalten des 2-Prozent-Ziels; <text:s/>Deutschland steht dazu, dass wir unsere Verpflichtungen bei der NATO vollumfänglich erfüllen. – Das haben Sie heute vermissen lassen, Herr Bundeskanzler. <text:s/>In Brüssel steht übrigens die Migrationsthematik auf der Tagesordnung. Letzte Woche haben Sie dazu eine Ministerpräsidentenkonferenz erfolglos abgeschlossen. Egal bei welchem Thema, die Bundesregierung verweigert die Lösung. Zurückweisungen an den Grenzen? Nein! Ermöglichung eines Drittstaatenmodells? Nein! Sie verweigern die Lösung. Das Zurückdrängen der illegalen Migration braucht aber schlichtweg einen Stopp und ein Durchbrechen der Logik der kriminellen Schleuserbanden. Und das bedeutet, dass Schutz durch Europa eben auch Schutz außerhalb der europäischen Grenzen bedeuten kann. Unsere Nachbarländer machen es uns vor. Dänemark, Italien und Großbritannien bereiten Drittstaatenmodelle vor. Es ist auch Ihre Aufgabe und Ihre Verantwortung, dafür Partnerländer in der Welt zu finden. Deutschland muss doch als der Hauptbetroffene der illegalen Migration auf europäischer Ebene Teil der Lösung für ein Drittstaatenmodell sein und nicht der Verhinderer eines Drittstaatenmodells. <text:s/>Es gibt in Deutschland eine Debatte auch darüber, warum zweieinhalb Jahre nach Putins Angriffskrieg die Integration von geflüchteten Menschen in den Arbeitsmarkt deutlich schlechter funktioniert als in allen unseren Nachbarländern. Wenn in Dänemark 80 Prozent der Flüchtlinge in den Arbeitsmarkt integriert sind, in Deutschland aber nur 20 Prozent, dann gibt es dafür schlichtweg Gründe, und diese Gründe haben Sie gemeinsam zu verantworten. Das Bürgergeld ist die Arbeitsbremse, das Bürgergeld ist die Wachstumsbremse, das Bürgergeld ist die Integrationsbremse, und wenn Sie diese Bremsen nicht lösen, dann bleibt es dabei, dass die Arbeitsintegration nicht funktioniert. <text:s/>Herr Bundeskanzler, Sie haben am Tag der Industrie in dieser Woche wörtlich gesagt: „Es geht darum, … dass die Bürgerinnen und Bürger die Zuversicht zurückerlangen, dass es gut ausgeht für uns alle.“ Da schwingt zumindest die Erkenntnis mit, dass heute ein Teil der Menschen Zweifel daran hat, dass es gut ausgeht. <text:s/>Wie Sie für sich die Frage beantworten, ob Sie daran eine Mitverantwortung tragen, haben Sie in Ihrer Rede offengelassen. Ich sage Ihnen: Für die aktuellen Zahlen, was das Wirtschaftswachstum und das Ranking Deutschlands im internationalen Wettbewerb anbelangt, tragen Sie Verantwortung. <text:s/>Der ifo-Geschäftsklimaindex ist erneut gesunken. Die Landesbank Baden-Württemberg sagt dazu: „Ein Aufschwung findet in Deutschland nicht statt … Und so richtet man sich allmählich in der Dauerstagnation ein.“ <text:s/>Dafür tragen Sie die Verantwortung. <text:s/>Das ifo-Institut bestätigt: Die Wirtschaftspolitik der Ampel trägt zur Verunsicherung bei. – Darüber muss man sich nicht wundern, wenn der Bundeswirtschaftsminister erklärt, das Heizgesetz sei ein Test gewesen, inwieweit die Gesellschaft bereit ist, den Klimaschutz zu ertragen. Mit so einer Einstellung kann man die drittgrößte Volkswirtschaft der Welt doch nicht regieren. Mit so einer Einstellung kann man schlichtweg keine Politik machen. Wirtschaftspolitik muss doch mehr sein als „Jugend forscht“, Herr Minister. Deutschland ist kein Testgelände für links-grüne Ideologien. Lassen Sie sich das gesagt sein. <text:s/>Ich kann Ihnen sagen, wie die Bürgerinnen und Bürger Ihr Regierungshandeln wahrnehmen: Dauerstreit in der Regierung, Dauerstagnation in der Wirtschaft, Dauerfrust bei den Bürgerinnen und Bürgern. <text:s/>Deutschland hat deutlich mehr verdient als diese Regierung, meine Damen und Herren. <text:s/>Vielen Dank, Herr Kollege Dobrindt. – Nächster Redner ist der Kollege Dr. Anton Hofreiter, Bündnis 90/Die Grünen.</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58</text:p>
          </table:table-cell>
          <table:table-cell table:style-name="ce2" office:value-type="string" calcext:value-type="string">
            <text:p>30.09.2022</text:p>
          </table:table-cell>
          <table:table-cell table:style-name="ce2" office:value-type="string" calcext:value-type="string">
            <text:p>ID205801800</text:p>
          </table:table-cell>
          <table:table-cell table:style-name="ce2" office:value-type="string" calcext:value-type="string">
            <text:p>Jamila Schäfer (BÜNDNIS 90/DIE GRÜNEN)</text:p>
          </table:table-cell>
          <table:table-cell table:style-name="ce2" office:value-type="string" calcext:value-type="string">
            <text:p>2024-10-26 10:23:05</text:p>
          </table:table-cell>
          <table:table-cell table:style-name="ce2" office:value-type="string" calcext:value-type="string">
            <text:p>0.21449805796146393</text:p>
          </table:table-cell>
          <table:table-cell table:style-name="ce2" office:value-type="string" calcext:value-type="string">
            <text:p>Sehr geehrte Frau Präsidentin! Liebe Kolleginnen und Kollegen! Durch die fiskalischen Regeln in der EU setzen wir uns selbst einen Rahmen, um unsere Handlungsfähigkeit zu stärken. Dieser Rahmen muss sich natürlich auch an den Herausforderungen unserer Zeit ausrichten. Dass der derzeitige Stabilitäts- und Wachstumspakt das gerade nicht tut, darin sind wir uns hier sogar weitgehend einig. Doch der Weg, den die Union hier vorzeichnen will, führt uns genau in die falsche Richtung. <text:s/>In der Sache gebe ich Ihnen zunächst einmal recht: Eine niedrigere Inflationsrate ist wichtig für die Stabilität des Euro. Aber Sie gehen bei der Problembehandlung von völlig falschen Prämissen aus, und deshalb kommen Sie auch zu den falschen Ergebnissen. <text:s/>Erstens. Die aktuelle Inflation kommt nicht einfach nur von der Geldmenge oder der Höhe der Kredite. <text:s/>Sie kommt durch unsere Abhängigkeit von fossilen Energien und einen Angebotsschock seit dem russischen Angriffskrieg gegen die Ukraine. Diese Abhängigkeit von fossilen Energien haben Sie mitverursacht. <text:s/>Eine angebotsgetriebene Inflation kann man nicht einfach totsparen. <text:s/>Wir müssen jetzt investieren in eine resiliente Energieversorgung, mit der uns kein Autokrat dieser Welt mehr erpressen kann. <text:s/>Zweites Problem. Sie missachten die Chancen von Konjunkturstabilisierung. Aber der Rückgang öffentlicher Investitionen ist gerade jetzt, wo wir auch noch mit den wirtschaftlichen und sozialen Folgen der Pandemie zu kämpfen haben, eine sehr große Gefahr. <text:s/>Aus diesen Krisen herauszukommen, erfordert eine große Kraftanstrengung. Kredite können die Konjunktur stabilisieren. <text:s/>Und sie können verhindern, dass reihenweise Unternehmen und Jobs verloren gehen. Einen Staatshaushalt, der sich in dieser Krise selbst die Luft abschnürt, wird seine Wirtschaft ersticken. Deshalb darf man sich in einer Krise kein zu enges Korsett schnüren. <text:s/>Was der rapide Abbau der Staatsschuldenstände ohne Rücksicht auf die wirtschaftlichen Herausforderungen und die Bedürfnisse der Gesellschaft bedeutet, konnten wir schon seit der Finanzkrise beobachten. <text:s/>Die Austeritätspolitik hat vor allem im europäischen Süden zu extremer Jugendarbeitslosigkeit und zu erhöhten Selbstmordraten geführt. <text:s/>So. Und außerdem hat ein radikaler Sparkurs in der aktuellen Wirtschaftskrise und auch in vergangenen schon häufig Zukunftsängste geschürt, die dann von autoritären Kräften wie von Ihnen zu meiner Rechten schön instrumentalisiert werden. Es braucht aber Stabilität und Solidarität statt Spaltung. <text:s/>Apropos „Stabilität“. Sie schreiben ja selbst in Ihrem Antrag, Sie wollen Stabilität schaffen. Da frage ich mich aber: Welche Stabilität können Sie als Union eigentlich in Europa schaffen, wenn Sie erstens die extrem destabilisierende Sparpolitik mitverantwortet haben, die Europa noch heute spaltet, <text:s/>und wenn zweitens Ihr erster Mann in Europa, Manfred Weber, für ein rechtsextremistisches Wahlbündnis in Italien Wahlkampf macht oder wenn der eigene Parteivorsitzende Friedrich Merz ohne Fakten ukrainischen Kriegsflüchtlingen Sozialtourismus vorwirft? <text:s/>Das ist eine Wortwahl, die bewusst Spaltung und Empörung sät. Und da kann man nur sagen: Gut, dass Sie nicht Bundeskanzler oder Außenminister sind, Herr Merz! <text:s/>Drittes Problem Ihrer Argumentation. Sie haben eine sehr verkürzte Vorstellung von Generationengerechtigkeit. <text:s/>Wie generationengerecht ein Staatshaushalt ist, bemisst sich nämlich nicht nur an einer Schuldenquote, sondern auch an der Krisenfestigkeit und der Höhe seiner Zukunftsinvestitionen. <text:s/>Ich will meinen Kindern später einmal nicht sagen müssen: Eure Lebensgrundlagen haben wir leider irreversibel zerstört; aber immerhin gab es davor in Europa ausgeglichene Staatshaushalte für ein paar Jahre. <text:s/>Wenn wir jetzt zu wenig Investitionen in erneuerbare Energien und Klimaneutralität vornehmen und zu wenig zukunftsfähige Jobs schaffen, dann hat das mit Generationengerechtigkeit überhaupt gar nichts mehr zu tun. <text:s/>Unsere Kinder und Enkel verdienen aber nicht nur intakte Ökosysteme, sondern auch eine Zukunft in demokratischer Selbstbestimmung. Ob die liberale Demokratie als Gewinner dieses Systemwettbewerbs in diesem Jahrhundert hervorgehen wird, hängt davon ab, ob wir in Krisenzeiten entschlossen genug handeln können. <text:s/>Wir haben diese Woche doch gesehen, wie hoch allein der Preis für eine naive Energie- und Außenpolitik einer unionsgeführten Regierung ist. Aber wir müssen ihn eben jetzt bezahlen, weil Demokratien handlungsfähiger sein müssen als die Autokraten dieser Welt. Und in dieser Auseinandersetzung dürfen wir unsere Handlungsspielräume jetzt nicht künstlich verkleinern. <text:s/>Im Gegenteil: Wir müssen sie vergrößern und ausnutzen. Und dafür brauchen wir jetzt die richtigen fiskalpolitischen Regeln. <text:s/>Deshalb schaffen wir einen stabilen Wirtschafts- und Währungsraum, auf den sich die Bürgerinnen und Bürger der Europäischen Union auch verlassen können. <text:s/>Dazu gehört auch, die Schuldentragfähigkeit der Mitgliedstaaten sicherzustellen. Und diese Stabilität erreichen wir auch, indem wir Krisenresilienz vorantreiben. <text:s/>Darum setzen wir in Zukunft auch auf den präventiven Arm des Stabilitäts- und Wachstumspaktes und ermöglichen mit dem Wegfall der 1/20-Regel schuldengeplagten Mitgliedstaaten, zum Gestalter der Transformation zu werden. <text:s/>Ihr Antrag zeigt einmal mehr: Es ist gut, dass nicht Sie in der Bundesregierung mitbestimmen <text:s/>und Ihre Vorstellungen von Stabilität in der Mottenkiste bleiben können. <text:s/>Wir schaffen mit unseren europäischen Partnern eine Fiskalpolitik, die uns die Krisen bewältigen lässt, statt immer neue zu schaffen. Deshalb werden wir diesen Antrag selbstverständlich ablehnen. <text:s/>Herzlichen Dank. <text:s/>Nächste Rednerin: für die Fraktion Die Linke Dr. Gesine Lötzsch.</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Integrationswillige</text:p>
          </table:table-cell>
          <table:table-cell table:number-columns-repeated="1014"/>
        </table:table-row>
        <table:table-row table:style-name="ro1">
          <table:table-cell table:style-name="ce2" office:value-type="string" calcext:value-type="string">
            <text:p>35</text:p>
          </table:table-cell>
          <table:table-cell table:style-name="ce2" office:value-type="string" calcext:value-type="string">
            <text:p>13.05.2022</text:p>
          </table:table-cell>
          <table:table-cell table:style-name="ce2" office:value-type="string" calcext:value-type="string">
            <text:p>ID203506200</text:p>
          </table:table-cell>
          <table:table-cell table:style-name="ce2" office:value-type="string" calcext:value-type="string">
            <text:p>Jens Teutrine (FDP)</text:p>
          </table:table-cell>
          <table:table-cell table:style-name="ce2" office:value-type="string" calcext:value-type="string">
            <text:p>2024-10-26 10:06:01</text:p>
          </table:table-cell>
          <table:table-cell table:style-name="ce2" office:value-type="string" calcext:value-type="string">
            <text:p>0.23117518424987793</text:p>
          </table:table-cell>
          <table:table-cell table:style-name="ce2" office:value-type="string" calcext:value-type="string">
            <text:p>Sehr geehrte Frau Präsidentin! Liebe Kolleginnen und Kollegen! Vielen Dank, Herr Kleinwächter. Sie haben mit Ihrer Antwort bewiesen, was der Kollege Audretsch gesagt hatte, nämlich dass Sie mit absoluter Faktenfreiheit Dinge in den Raum werfen, die nicht stimmen. <text:s/>Wieso kommen die ukrainischen Geflüchteten ins SGB II? Weil sie dann von den Jobcentern gefördert werden, weil sie dann aktive Arbeitsmarktförderung bekommen, weil sie dann berufsspezifische Sprachförderkurse bekommen. Außerdem werden so die Kommunen nicht überbelastet, weil die Lastenverteilung beim SGB II eine andere ist als beim Asylbewerberleistungsgesetz. Informieren Sie sich, bevor Sie Ihre populistischen Thesen hier einfach in den Raum stellen! <text:s/>Jetzt zum Thema. Sie betreiben Hetze gegen ukrainische Geflüchtete, <text:s/>aber es geht hier doch um etwas anderes. Es geht in dieser Debatte um das Grundprinzip von Fördern und Fordern. Das ist das Grundprinzip des Sozialstaates, das ja auch die CDU weiterhin anerkennt. <text:s/>Bei unseren Reformen werden wir das Bürgergeld an die Herausforderungen der Zeit anpassen, was ja notwendig ist, weil sich seit der Agenda-Reform vieles weiterentwickelt und verändert hat. <text:s/>Deswegen gehen wir – das wurde von der Staatssekretärin ja schon gesagt – zum 1. Januar auch die Achse des Grundprinzips des Förderns an. Wir wollen den Einzelnen mit einem Weiterbildungsgeld von 150 Euro unterstützen. Wir wollen in Ausbildung und Weiterbildung statt in Aushilfsjobs vermitteln, indem wir den Vermittlungsvorrang abschaffen, und wir setzen Anreize für Hinzuverdienste. <text:s/>Das ist die Achse des Förderns. Denn die Situation bei den Langzeitarbeitslosen ist, dass zwei Drittel von ihnen gar keine berufliche Ausbildung haben. <text:s/>Wir wissen, dass sie in den Arbeitsmarkt erst hineinkommen, wenn wir sie qualifizieren, und da setzen wir den Schwerpunkt beim Fördern. <text:s/>Mit den Sanktionen sind wir beim Fordern des Einzelnen. Es geht darum, den Einzelnen zu fordern, ihn aber nicht zu überfordern. Der allergrößte Teil wird auch nicht überfordert. Es wurde schon mehrmals gesagt: 97 Prozent der Bezieherinnen und Bezieher von SGB‑II-Leistungen halten sich an alle Regeln; sie kommen nicht in Berührung mit Sanktionen, anders als das hier in der Debatte immer wieder zum Ausdruck gebracht wird. <text:s/>Bei der politischen Linken und auch bei den Grünen herrscht die Argumentation vor, es sei per se menschenunwürdig, zu sanktionieren; es sei an sich menschenunwürdig, eine Sanktion auszusprechen. Das ist die eine Seite der Medaille. Das Bundesverfassungsgericht teilt diese Auffassung nicht und hat schon geurteilt, dass Sanktionen bis zu 30 Prozent in Deutschland durchaus zulässig und auch mit der Menschenwürde, die im Grundgesetz verankert ist, vereinbar sind. <text:s/>Es gibt aber auch die andere Seite der Medaille, nämlich den Sozialstaat und die Solidarität. Wir unterstützen jeden, der Hilfe braucht. Aber es ist auch ein Gebot der Fairness denjenigen gegenüber, die diesen Sozialstaat finanzieren, dass sie den Anspruch an diejenigen, die unterstützt werden, haben können, dass diese alles tun, was ihnen möglich ist, und bei einer starken Förderung auch ihren Beitrag leisten, nämlich dass sie Termine wahrnehmen. <text:s/>Wie wollen wir Menschen in einen Job vermitteln, bei dem man für jeden Krankheitstag eine Krankschreibung braucht und sich entschuldigen muss, bei dem man morgens pünktlich kommen muss, wenn wir noch nicht einmal die Erwartung haben dürfen, dass sie in den Jobcentern einen Termin wahrnehmen? Deswegen war uns Freien Demokraten der Gesamtkompromiss wichtig, den wir im Koalitionsvertrag vereinbart haben. <text:s/>Das ist übrigens der Kern einer Koalition. Sie sagen immer, die Koalition sei zerstritten. Für mich bedeutet Koalition, dass unterschiedliche Interessen abgewogen werden. Sie ist ein Spiegelbild unterschiedlicher Interessen in einer Gesellschaft. Es ist der Kern, einen Kompromiss zu finden. <text:s/>Ein Kompromiss braucht eine innere Logik. Dieser hat eine innere Logik, nämlich dass wir, bis wir das Prinzip des Förderns neu justieren, ein Sanktionsmoratorium einsetzen. <text:s/>Wir sagen aber weiterhin: Dieses Sanktionsmoratorium darf nicht zum Kontaktabbruch führen. Deswegen haben wir uns darauf geeinigt, dass bei Terminverletzungen auch weiterhin Sanktionen bestehen. <text:s/>Erlauben Sie eine Zwischenfrage? <text:s/>Nein, ich lasse keine Zwischenfrage zu. <text:s/>Wir haben uns ebenfalls darauf geeinigt, um das hier ganz deutlich zu machen, dass wir, wenn wir die Säule des Förderns neu justiert haben – darauf haben wir uns als Koalition geeinigt – und das neue Bürgergeld haben, bei dem es Teilhabevereinbarungen gibt und bei dem wir auf Augenhöhe kommunizieren, trotzdem weiterhin die Erwartung haben, dass man zu Terminen kommt, dass man, auch wenn der Vermittlungsvorgang abgeschafft ist, an Weiterbildungsmaßnahmen teilnimmt. Deswegen haben wir uns bei der Neuregelung darauf geeinigt, dass auch weiterhin Abzüge von bis zu 30 Prozent möglich sind. <text:s/>Wenn Sie mir nicht glauben, dass das Prinzip von Fördern und Fordern weiter gilt, dann gucken Sie in die „WirtschaftsWoche“. Die hat heute zum Bürgergeld getitelt: „Warum es kein bedingungsloses Grundeinkommen light gibt“. Dort heißt es – Zitat –: „Der Grundsatz ‚Fördern und Fordernʼ bleibt damit bestehen.“ <text:s/>– Beschäftigen Sie sich mit der Sache, und machen Sie konstruktive Vorschläge! <text:s/>Ich freue mich auf die Anhörung und darauf, dass wir im Ausschuss darüber diskutieren. Wir bleiben bei dem Prinzip, aber wir gehen auf die Höhe der Zeit. Vielen Dank für den Kompromiss. Ich freue mich auf die konstruktive Zusammenarbeit. <text:s/>Danke schön. <text:s/>Für die Linke erhält das Wort die Kollegin Jessica Tatti.</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41</text:p>
          </table:table-cell>
          <table:table-cell table:style-name="ce2" office:value-type="string" calcext:value-type="string">
            <text:p>30.11.2023</text:p>
          </table:table-cell>
          <table:table-cell table:style-name="ce2" office:value-type="string" calcext:value-type="string">
            <text:p>ID2014112700</text:p>
          </table:table-cell>
          <table:table-cell table:style-name="ce2" office:value-type="string" calcext:value-type="string">
            <text:p>Bernd Schattner (AfD)</text:p>
          </table:table-cell>
          <table:table-cell table:style-name="ce2" office:value-type="string" calcext:value-type="string">
            <text:p>2024-10-26 12:19:17</text:p>
          </table:table-cell>
          <table:table-cell table:style-name="ce2" office:value-type="string" calcext:value-type="string">
            <text:p>0.21898867189884186</text:p>
          </table:table-cell>
          <table:table-cell table:style-name="ce2" office:value-type="string" calcext:value-type="string">
            <text:p>Herr Präsident! Meine Damen und Herren! Bericht zum Nationalen Reformprogramm 2023 – was für ein Name! Wenn man sich dann noch ansieht, wie dick diese Drucksache ist, dann könnte man glatt denken, diese Regierung hat einmal gearbeitet. Bei einer gründlicheren Lektüre dieses Papiers merkt man dann aber sehr schnell, dass viele der Maßnahmen einfach nur schöngeredet oder schöngerechnet werden. Von kritischer Selbstreflexion ist nichts zu lesen. <text:s/>Aber schauen wir dazu gerne einmal in den Bericht. Unter Punkt I.7 schreibt die Bundesregierung: <text:s/>„Deutschland hat die wirtschaftlichen Folgen des völkerrechtswidrigen russischen Angriffskrieges gegen die Ukraine seit dem 24. Februar 2022 insgesamt bislang gut bewältigt. Weder ist es zu einer akuten Energieknappheit gekommen, noch mussten Betriebe flächendeckend ihre Produktion einstellen oder Menschen in die Arbeitslosigkeit entlassen. Die Finanz- und Wirtschaftspolitik der Bundesregierung hat wesentlich zu einer gesamtwirtschaftlichen Stabilisierung beigetragen …“ <text:s/>Allein diese Passage zeigt doch, wie verlogen die Bundesregierung die aktuelle Lage gegenüber der deutschen Bevölkerung darstellt. <text:s/>Ich will es Ihnen auch erläutern: <text:s/>Erstens. Die wirtschaftlichen Folgen dieses Konflikts für Deutschland haben doch Sie als Bundesregierung initiiert und kein anderer. Die Erhöhung von Energie- und Lebensmittelpreisen hat allein die Bundesregierung mit ihrer unsinnigen Sanktionspolitik gegenüber dem weltweit rohstoffreichsten Land zu verantworten. <text:s/>Allein in diesem Jahr haben die Waffenlieferungen und Kriegsbeihilfen für die Ukraine 22 Milliarden Euro deutsches Steuergeld gekostet – immerhin schon ein Drittel des Haushaltslochs, welches Sie jetzt stopfen müssen. <text:s/>Zweitens. Natürlich herrschten im vergangenen Winter Energieknappheit sowie eine damit verbundene Inflation. Vielleicht hat es die Bundesregierung noch nicht mitbekommen, aber wir erleben in Deutschland gerade eine Welle von Insolvenzen und – durch das neue Bürgergeld und die illegale Massenmigration – auch eine steigende Arbeitslosigkeit. <text:s/>Drittens. Allein in diesem Jahr sind bis September 45 Großunternehmen in die Insolvenz gegangen, darunter so bekannte Namen wie Gerry Weber oder Galeria Kaufhof. In meiner Heimat wickelt gerade der Reifenhersteller Michelin mehr als 1 500 Arbeitsplätze ab. Ebenso werden zahlreiche Krankenhäuser bzw. Kliniken im Land zusammengelegt oder ganz geschlossen, weil sich die aktuellen Personal- und Energiekosten für das deutsche Gesundheitssystem einfach nicht mehr rechnen. <text:s/>Ihre angesprochene gesamtwirtschaftliche Stabilisierung entpuppt sich als Konjunkturflaute. Und falls Sie es noch nicht festgestellt haben: Wir befinden uns dank Ihrer schauderhaften Politik inmitten einer Rezession und damit in einer der größten Wirtschaftskrisen, die dieses Land je erlebt hat, komplett von Ihnen selbst verschuldet. <text:s/>Aber vielleicht können Sie mir auch eine Sache erklären. Wenn durch das umsichtige Handeln der Bundesregierung im Umgang mit dem russischen Angriffskrieg die wirtschaftlichen Folgen so gut bewältigt wurden, warum wollen Sie dann noch im Dezember dieses Jahres eine Notlage ausrufen? Also: Entweder stimmt dieser Bericht und uns geht es allen gut, ebenso natürlich auch der deutschen Wirtschaft, oder Sie versuchen uns Parlamentarier genauso zu belügen wie den Rest des deutschen Volkes. Ich bin gespannt auf Ihre Antwort. <text:s/>Meine Antwort darauf habe ich schon gefunden: Allein durch Ihre fehlgeleitete Politik geht es unserem Land so schlecht wie schon lange nicht mehr. Durch die FDP wurde das rot-grüne Narrenschiff vervollständigt: eine blinde Grüne im Storchennest, ein einarmiger gelber Heizer im Maschinenraum und ein vergesslicher einäugiger Roter mit Augenbinde als Kapitän. Mit Ihnen als Belegschaft geht auch diese „MS Deutschland“ pleite. <text:s/>Aus diesem Grund: Machen Sie den Weg frei für Neuwahlen! Geben Sie den Bürgern unseres Landes die Möglichkeit, eine neue, unverbrauchte Mannschaft zu wählen! Denn eins ist klar: Wir schaffen keine Milliarden in die Ukraine, in den Gazastreifen oder nach Afghanistan, sondern würden auf dem Grundgesetz basierend für einen ausgeglichenen Haushalt sorgen und gleichzeitig Schulden abbauen, anstatt welche zu machen. <text:s/>Vielen Dank. <text:s/>Vielen Dank, Herr Kollege. – Als nächster Redner hat das Wort der Kollege Gerald Ullrich, FDP-Fraktio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58</text:p>
          </table:table-cell>
          <table:table-cell table:style-name="ce2" office:value-type="string" calcext:value-type="string">
            <text:p>15.03.2024</text:p>
          </table:table-cell>
          <table:table-cell table:style-name="ce2" office:value-type="string" calcext:value-type="string">
            <text:p>ID2015803700</text:p>
          </table:table-cell>
          <table:table-cell table:style-name="ce2" office:value-type="string" calcext:value-type="string">
            <text:p>Joana Cotar (fraktionslos)</text:p>
          </table:table-cell>
          <table:table-cell table:style-name="ce2" office:value-type="string" calcext:value-type="string">
            <text:p>2024-10-26 12:50:31</text:p>
          </table:table-cell>
          <table:table-cell table:style-name="ce2" office:value-type="string" calcext:value-type="string">
            <text:p>0.20375211536884308</text:p>
          </table:table-cell>
          <table:table-cell table:style-name="ce2" office:value-type="string" calcext:value-type="string">
            <text:p>Frau Präsidentin! Werte Kollegen! Kanzler Scholz und die Ministerpräsidenten berieten nunmehr zum vierten Mal in einem Jahr, wie man die Zuwanderung nach Deutschland begrenzen könnte – und heraus kam: nichts. Stattdessen war man stolz darauf, die Besprechung diesmal so kurz gehalten zu haben. <text:s/>Liebe Kollegen, und wenn Sie sich die Nächte um die Ohren schlagen müssen: Die Bürger haben ein Recht darauf, dass verantwortliche Politiker endlich eine Lösung für ein Problem finden, das dieses Land seit mittlerweile zehn Jahren belastet. Mit dieser MPK lässt die Bundesregierung die Kommunen und die Menschen vor Ort einmal mehr im Stich, die nicht mehr wissen, wo sie Wohnraum, Geld, Schul- und Kitaplätze und auch Geduld hernehmen sollen. <text:s/>Gleichzeitig empören sich alle hier über die guten Umfrageergebnisse der AfD. <text:s/>Dabei ist es ganz einfach: Die Leute haben die Schnauze voll. Die Leute haben die Schnauze voll von Ihrer Politik, von Ihren Ausflüchten und davon, sich für dumm verkaufen zu lassen und dass Sie sich nicht mal ansatzweise bemühen, die Probleme dieses Landes zu lösen. <text:s/>Und es sind nicht nur die Deutschen. Es sind auch die Ausländer und die Deutschen mit Migrationshintergrund, die sagen: Genug ist genug. – Die haben sich hier nämlich ein Leben aufgebaut, die haben etwas geleistet, die haben sich integriert, die haben nie die Hand aufgehalten, sondern gearbeitet, oft in weniger gut bezahlten Jobs. Und die sehen dann, dass andere hierherkommen, Forderungen aufstellen und mithilfe von NGOs auf alle möglichen Rechte klagen und dann rundum versorgt werden. Das ist nicht fair. <text:s/>Das Leben in Deutschland ist für viele nicht mehr fair: für die Rentner, für die Leistungsträger, für die Alleinerziehenden, für die Familien, für die, die sich hier anständig benehmen, arbeiten und Steuern bezahlen. Und dafür tragen Sie die Verantwortung. <text:s/>Anstatt das anzugehen und die Sorgen ernst zu nehmen, die Bürger massiv zu entlasten und das Land wieder zu einen, machen Sie das Gegenteil und ignorieren die Realität vieler Bürger. <text:s/>Es ist nicht schwer, das Migrationsproblem zu lösen. <text:s/>Die Vorschläge liegen seit Jahren auf dem Tisch. Man muss es nur wollen. Und das ist das Problem: Die Ampel gegen die Bürger! Sie wollen nicht. Aber das Schöne ist: Nächstes Jahr, bei den Wahlen, werden die Bürger gewinnen. <text:s/>Herzlichen Dank. <text:s/>Und für die Unionsfraktion ist der letzte Redner in dieser Debatte Detlef Seif.</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69</text:p>
          </table:table-cell>
          <table:table-cell table:style-name="ce2" office:value-type="string" calcext:value-type="string">
            <text:p>16.05.2024</text:p>
          </table:table-cell>
          <table:table-cell table:style-name="ce2" office:value-type="string" calcext:value-type="string">
            <text:p>ID2016901300</text:p>
          </table:table-cell>
          <table:table-cell table:style-name="ce2" office:value-type="string" calcext:value-type="string">
            <text:p>Susanne Hennig-Wellsow (Die Linke)</text:p>
          </table:table-cell>
          <table:table-cell table:style-name="ce2" office:value-type="string" calcext:value-type="string">
            <text:p>2024-10-26 13:01:32</text:p>
          </table:table-cell>
          <table:table-cell table:style-name="ce2" office:value-type="string" calcext:value-type="string">
            <text:p>0.22782379388809204</text:p>
          </table:table-cell>
          <table:table-cell table:style-name="ce2" office:value-type="string" calcext:value-type="string">
            <text:p>Sehr geehrte Frau Präsidentin! Sehr geehrte demokratische Kolleginnen und Kollegen! Bundeskanzler Scholz hat zur Eröffnung des Gipfeltreffens des Europarates im vergangenen Jahr erklärt – ich zitiere mit Erlaubnis der Präsidentin –: „Jedes unserer Länder muss seinen Pflichten als Mitglied des Europarats nachkommen – ohne Abstriche.“ Das heißt, wir müssen Menschenrechte, Demokratie und Rechtsstaatlichkeit ehren und danach handeln; das gilt für den Europarat genauso wie für die EU-Institutionen. <text:s/>Dann schauen wir mal, wie das eigentlich in Deutschland so steht. Im März dieses Jahres hat sich die EU auf verbesserte Arbeitsbedingungen für Plattformbeschäftigte geeinigt. Unter anderem wird den Beschäftigten das Recht eingeräumt, ihren Beschäftigungsstatus festzustellen, um alle ihnen zustehenden Arbeitnehmerrechte in Anspruch nehmen zu können – ein Zugewinn an Rechtsstaatlichkeit. Und die Bundesregierung? Sie hat nicht zugestimmt. <text:s/>Enthalten hat sich Deutschland auch bei dem ebenfalls im Frühjahr verabschiedeten Lieferkettengesetz der EU. Dass unsere Pullis und Hosen von Kindern in Asien genäht werden, ist zukünftig strafbar für die verantwortlichen Modeunternehmen – eine gute Sache, könnte man meinen. Aber auch hier war die Bundesregierung anderer Auffassung. <text:s/>Dabei muss man wissen: Enthält sich eine Regierung in Brüssel, kommt das einer Neinstimme gleich. Mit anderen Worten: Die Bundesregierung sagt öfter Nein in Europa, wenn Menschenrechte und Rechtsstaatlichkeit gestärkt werden sollen. Ich verstehe ja, dass man einem renitenten Koalitionspartner auch mal etwas zugestehen muss. Aber ich habe überhaupt gar kein Verständnis dafür, wenn diese Zugeständnisse zulasten von Millionen Menschen gehen. <text:s/>Um es ganz klar zu sagen: Die FDP macht nicht den Eindruck, tatsächlich für Freiheit und Demokratie weltweit zu stehen. <text:s/>Sie ist allein den Interessen ganz weniger und sehr Wohlhabender verpflichtet, deren Privilegien sie sichern möchte. <text:s/>Und wenn ein sozialdemokratischer Kanzler dem nicht entschieden entgegentritt, dann ist das natürlich ein Problem. <text:s/>Genauso problematisch ist es, wenn die Bundesregierung dazu beiträgt, Menschenrechte zu beschneiden, in dem Glauben, damit den Zulauf von Wählerinnen und Wählern zu rechten Parteien zu stoppen, etwa indem das Recht auf Asyl eingeschränkt wird. Menschen, die in der EU Schutz suchen, können zukünftig an den EU-Außengrenzen in Lagern interniert werden, auch Familien mit Kindern. <text:s/>Wo bleibt denn da die vom Kanzler ausgerufene Pflicht zur Verteidigung der Menschenrechte, eine der Säulen des Europarates? <text:s/>Wer für Demokratie und Recht spricht, der muss auch so handeln, oder er zerstört beides. <text:s/>Vielen Dank. <text:s/>Als Nächste hat das Wort für die SPD-Fraktion Derya Türk-Nachbaur.</text:p>
          </table:table-cell>
          <table:table-cell table:style-name="ce2" office:value-type="string" calcext:value-type="string">
            <text:p>-</text:p>
          </table:table-cell>
          <table:table-cell table:style-name="ce2" office:value-type="string" calcext:value-type="string">
            <text:p>Integrationswillig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27</text:p>
          </table:table-cell>
          <table:table-cell table:style-name="ce2" office:value-type="string" calcext:value-type="string">
            <text:p>11.10.2023</text:p>
          </table:table-cell>
          <table:table-cell table:style-name="ce2" office:value-type="string" calcext:value-type="string">
            <text:p>ID2012701700</text:p>
          </table:table-cell>
          <table:table-cell table:style-name="ce2" office:value-type="string" calcext:value-type="string">
            <text:p>Annalena Baerbock, Bundesministerin des Auswärtigen</text:p>
          </table:table-cell>
          <table:table-cell table:style-name="ce2" office:value-type="string" calcext:value-type="string">
            <text:p>2024-10-26 11:53:25</text:p>
          </table:table-cell>
          <table:table-cell table:style-name="ce2" office:value-type="string" calcext:value-type="string">
            <text:p>0.21072286367416382</text:p>
          </table:table-cell>
          <table:table-cell table:style-name="ce2" office:value-type="string" calcext:value-type="string">
            <text:p>Auch die Zusammenarbeit mit Tunesien unterstreicht, jedenfalls aus meiner Sicht, wie fatal es ist, wenn man in Schwarz-Weiß-Denken verfällt. Die Zusammenarbeit mit den unterschiedlichsten Ländern ist immer hochkomplex, insbesondere mit Ländern, mit denen man viele Ansichten nicht teilt. Mir werden ja auch aus diesem Raum manchmal die Fragen gestellt: Warum sind Ihnen die Menschenrechte so wichtig? Oder: Warum sprechen Sie unsere Werte von Demokratie und Rechtsstaatlichkeit an? Ich glaube, es ist wichtig, immer offen darüber zu sprechen, welches die Leitlinien für unser Handeln sind. Die letzten Jahre haben erneut gezeigt, dass man die Krisen ein bisschen kommen sieht, aber niemals weiß, was die nächste Krise ist, mit welchem Partner man dann wieder sprechen muss, weswegen es so wichtig ist, dass wir deutlich machen, was unsere Interessen sind, aber auch, was unsere Werte sind. <text:s/>Mit Blick auf Tunesien ist es an der Stelle deswegen aus meiner Sicht enorm wichtig, darauf hinzuweisen: Wenn dort die Rechtsstaatlichkeit, die Verfassung infrage gestellt wird, können wir nicht einfach sagen: „Wir schließen ein Migrationsabkommen“, wenn wir uns noch nicht mal darauf verlassen können, dass Verträge eingehalten werden, dass die eigene Verfassung eingehalten wird. Nichtsdestotrotz müssen wir – <text:s/>Frau Ministerin, bitte, die Zeit. <text:s/>– in der Frage der Migration zusammenarbeiten. Deswegen gilt auch da: die Herausforderungen ansprechen, aber genauso da kooperieren, wo es nötig ist, weil man nun mal in Nachbarschaft lebt. <text:s/>Ich bitte wirklich darum, die entsprechenden Zeiten einzuhalten, weil ich möchte, dass möglichst viele Abgeordnete zu Wort kommen und ihre Fragen stellen können. <text:s/>Die nächste Frage stellt aus der Fraktion Die Linke Sevim Dağdelen.</text:p>
          </table:table-cell>
          <table:table-cell table:style-name="ce2" office:value-type="string" calcext:value-type="string">
            <text:p>-</text:p>
          </table:table-cell>
          <table:table-cell table:style-name="ce2" office:value-type="string" calcext:value-type="string">
            <text:p>Integrationswillige</text:p>
          </table:table-cell>
          <table:table-cell table:number-columns-repeated="1015"/>
        </table:table-row>
        <table:table-row table:style-name="ro1">
          <table:table-cell table:style-name="ce2" office:value-type="string" calcext:value-type="string">
            <text:p>17</text:p>
          </table:table-cell>
          <table:table-cell table:style-name="ce2" office:value-type="string" calcext:value-type="string">
            <text:p>17.02.2022</text:p>
          </table:table-cell>
          <table:table-cell table:style-name="ce2" office:value-type="string" calcext:value-type="string">
            <text:p>ID201709900</text:p>
          </table:table-cell>
          <table:table-cell table:style-name="ce2" office:value-type="string" calcext:value-type="string">
            <text:p>Dr. Silke Launert (CDU/CSU)</text:p>
          </table:table-cell>
          <table:table-cell table:style-name="ce2" office:value-type="string" calcext:value-type="string">
            <text:p>2024-10-26 09:47:52</text:p>
          </table:table-cell>
          <table:table-cell table:style-name="ce2" office:value-type="string" calcext:value-type="string">
            <text:p>0.2436189204454422</text:p>
          </table:table-cell>
          <table:table-cell table:style-name="ce2" office:value-type="string" calcext:value-type="string">
            <text:p>Sehr geehrte Frau Präsidentin! Liebe Kolleginnen und Kollegen! Sehr geehrte Damen und Herren! Humanität und Ordnung, Steuerung und Begrenzung, Fördern und Fordern – ja, das sind elementare Grundprinzipien einer erfolgreichen Migrationspolitik. Und eigentlich – so dürfte man meinen – sind das Punkte, über die man nicht streiten müsste. Ja, aber die letzten Wochen haben uns gezeigt, dass die neue links-liberale Regierung diesen Prinzipien nicht mehr viel abgewinnen kann. Wenn die Bundesinnenministerin von einer Koalition der Aufnahmewilligen spricht – ich kann es nicht mehr hören; Herr Seehofer hat es im Einzelfall, im Notfall und nicht als generelle Leitlinie einer Migrationspolitik gemeint – <text:s/>und sie damit das fatale Signal „Der Weg für jeden nach Deutschland ist frei“ sendet und zugleich einen Alleingang in Europa auslöst <text:s/>und viele unserer europäischen Partner vor den Kopf stößt, wenn anstelle einer ordentlichen Identitätsprüfung zukünftig die Abgabe einer Erklärung an Eides statt, also eine rein persönliche Zusicherung, zur Feststellung der Identität ausreichen soll, wenn Geduldete unter 27 Jahren bereits nach drei Jahren ein Bleiberecht bekommen können – wohlgemerkt: eine Duldung ist eine vorübergehende Aussetzung der Abschiebung von grundsätzlich ausreisepflichtigen Personen –, ja, dann ist die Sprache ganz klar: Es ist ein Paradigmenwechsel in der Migrationspolitik, <text:s/>allerdings ein Kurswechsel, der – wenn man die Realitäten betrachtet – die sozialen Spannungen in unserem Land verschärfen wird. Und es wundert mich immer wieder, wenn ganz von links dieses „Alle können kommen“ kommt; denn die Menschen, die ich kenne, haben sehr wenig, müssen besonders häufig um Wohnungen kämpfen und sind oft ganz besonders kritisch – leider, leider. Und was tun Sie? Sie treiben – und das wissen Sie doch selbst – diese Menschen ganz nach rechts. Und das macht uns Sorge; denn Sie verschärfen die Positionen am rechten Rand. <text:s/>Wie gesagt: Wir stehen zur Humanität. Wir sehen nicht nur die Herausforderungen im Zusammenhang mit der Migration, sondern auch, dass Migration uns natürlich in vielerlei Hinsicht bereichert. Schließlich brauchen wir Fachkräfte. Aber der Weg der neuen Links-Liberalen ist nicht richtig: Alle dürfen kommen, und die Wirtschaft sucht sich die Besten heraus. Für den Rest zahlt der Sozialstaat. <text:s/>Nein, wir wollen es anders. Bereits vorher sollten Sprachkenntnisse – möglichst im Land – erworben und fachliche Kompetenzen – vielleicht in Kooperation mit Wirtschaftsverbänden – vermittelt werden. Vielleicht sollten die Betreffenden schon vorher eine konkrete Stelle in Aussicht haben. Aber nicht: Alle einfach mal rein, und damit weltweit falsche Signale aussenden. <text:s/>Meine Redezeit ist leider um. Ich will nur noch etwas zu Herrn Pahlke sagen. Das war ja seine erste Rede, und man hat seine Leidenschaft gemerkt. Nur so viel zu Ihren Ausführungen zur Haltung anderer EU-Länder zur Migrationsfrage: Idealismus ist gut, Realismus ist besser. <text:s/>Vielen Dank. <text:s/>Ich schließe die Aussprache.</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Nützliche</text:p>
          </table:table-cell>
          <table:table-cell table:number-columns-repeated="1014"/>
        </table:table-row>
        <table:table-row table:style-name="ro1">
          <table:table-cell table:style-name="ce2" office:value-type="string" calcext:value-type="string">
            <text:p>170</text:p>
          </table:table-cell>
          <table:table-cell table:style-name="ce2" office:value-type="string" calcext:value-type="string">
            <text:p>17.05.2024</text:p>
          </table:table-cell>
          <table:table-cell table:style-name="ce2" office:value-type="string" calcext:value-type="string">
            <text:p>ID2017001900</text:p>
          </table:table-cell>
          <table:table-cell table:style-name="ce2" office:value-type="string" calcext:value-type="string">
            <text:p>Dr. Bernd Baumann (AfD)</text:p>
          </table:table-cell>
          <table:table-cell table:style-name="ce2" office:value-type="string" calcext:value-type="string">
            <text:p>2024-10-26 13:03:15</text:p>
          </table:table-cell>
          <table:table-cell table:style-name="ce2" office:value-type="string" calcext:value-type="string">
            <text:p>0.21687981486320496</text:p>
          </table:table-cell>
          <table:table-cell table:style-name="ce2" office:value-type="string" calcext:value-type="string">
            <text:p>Frau Präsidentin! Meine Damen und Herren! Deutschland verändert sich rasant. Der Islam breitet sich aus und leider auch der Islamismus. Abertausende fordern schon eine Kalifat-Herrschaft für Deutschland. Mittlerweile sitzen sogar in öffentlich-rechtlichen Rundfunkräten radikale Muslime, die den Gottesstaat rechtfertigen. <text:s/>Gegen Islamismus bringt die CDU heute ein 14-Punkte-Papier ein. Die Richtung stimmt; denn es enthält Punkte, welche die AfD schon sieben Jahre lang im Bundestag fordert. Aber warum hat die CDU all die Jahre, in denen sie regierte, nichts – nichts! – von dem umgesetzt, was sie heute fordert – zum Schaden des Landes? Die CDU ist nicht die Lösung für Deutschland, wie sie heute wieder vortäuscht. <text:s/>Die CDU ist das eigentliche Problem. <text:s/>War die Union von Adenauer bis Kohl Schutz und Schirm gegen alle linken Spinnereien, begann sie danach, sich vor dem links-grünen Zeitgeist auf den Bauch zu werfen. Sie versprach den Bürgerlich-Konservativen zwar immer wieder eine Begrenzung der Einwanderung, öffnete dann aber Deutschlands Grenzen für alle Einwanderer dieser Erde. <text:s/>Das war die Erfüllung des links-grünen Urtraums schlechthin. Kohl und Strauß hätten so was „Landesverrat“ genannt. Und das war es auch, CDU! <text:s/>Hier vor mir sitzen immer noch die gleichen CDU-Abgeordneten, die das alles begeistert beklatscht haben, Herr Throm. <text:s/>Während die CDU hier im Bundestag wieder Anträge gegen Islamismus einbringt, macht sie zeitgleich in allen sieben Bundesländern, in denen sie selbst regiert, das Gegenteil. So verdammt sie hier heute die islamistischen Demos in Hamburg. Aber in Nordrhein-Westfalen, wo sie selber regiert mit den Grünen, lässt sie genau solche Kalifatsdemos zu. Schlimmer noch: Unter NRW-Regierungschef Wüst und Innenminister Reul dürfen in NRW sogar leibhaftige Taliban – die Jungs in Köln – öffentlich predigen. <text:s/>Die jetzige Migrationspolitik der CDU in allen Bundesländern unterscheidet sich in nichts von Rot-Grün – in gar nichts! Das ist die Wahrheit, liebe CDU. <text:s/>Die Union hat also in der vergangenen Bundesregierung – man muss es so sagen – die Bevölkerung betrogen. Sie tut es in der Gegenwart in allen sieben Bundesländern, Herr Merz, und sie wird es auch in Zukunft tun. Sollte sie an die Regierung kommen, will sie ja nur mit SPD und Grünen regieren, also mit genau den beiden Parteien, die eingeschworene Feinde gegen jede Änderung der Migrationspolitik sind. Mit denen werden Sie nichts von dem umsetzen – und das wissen Sie –, was Sie heute fordern. <text:s/>Dabei gibt es doch längst breite Mehrheiten von Bürgerlich-Konservativen in Deutschland. Sofort ließen sich die Grenzen schließen. Sofort ließe sich die ganze verrückte Klimapolitik beenden. Sofort ließen sich Heizungsgesetz, Atomausstieg, Gender-Gaga, Industrieabwanderung stoppen <text:s/>und der ganze links-grüne Wahnsinn, <text:s/>aber nicht mit SPD und Grünen. Aber nur mit denen wollen Sie ja koalieren. Also will die Union das, was sie heute fordert, nicht wirklich umsetzen – <text:s/>nicht gestern, nicht heute und auch nicht morgen. Die CDU will nur eins: an die Macht, um jeden Preis, <text:s/>und zwar auf dem leichtesten Wege: immer schön mitschwimmend im links-grünen Zeitgeist. <text:s/>Wer aber diesen ganzen Ungeist, der die Republik zerstört, wirklich aus diesem Land hinausfegen will, <text:s/>der kann nur AfD wählen, meine Damen und Herren. <text:s/>Als Nächste hat das Wort für die Fraktion Bündnis 90/Die Grünen Lamya Kaddor.</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44</text:p>
          </table:table-cell>
          <table:table-cell table:style-name="ce2" office:value-type="string" calcext:value-type="string">
            <text:p>14.12.2023</text:p>
          </table:table-cell>
          <table:table-cell table:style-name="ce2" office:value-type="string" calcext:value-type="string">
            <text:p>ID2014411300</text:p>
          </table:table-cell>
          <table:table-cell table:style-name="ce2" office:value-type="string" calcext:value-type="string">
            <text:p>Steffen Janich (AfD)</text:p>
          </table:table-cell>
          <table:table-cell table:style-name="ce2" office:value-type="string" calcext:value-type="string">
            <text:p>2024-10-26 12:24:22</text:p>
          </table:table-cell>
          <table:table-cell table:style-name="ce2" office:value-type="string" calcext:value-type="string">
            <text:p>0.20432789623737335</text:p>
          </table:table-cell>
          <table:table-cell table:style-name="ce2" office:value-type="string" calcext:value-type="string">
            <text:p>Sehr geehrte Frau Vizepräsidentin einer ehemaligen Fraktion! Meine Damen und Herren! Im vergangenen Jahr betrug der Sollwert des gesamten Bundeshaushalts insgesamt knapp 500 Milliarden Euro. Der mit Abstand größte Anteil an Ausgaben entfiel auf den Geschäftsbereich des Bundesministeriums für Arbeit und Soziales, nämlich circa ein Drittel des Bundeshaushalts; das macht ungefähr 161 Milliarden Euro. Davon wiederum wurden über 42 Milliarden Euro an Leistungen nach dem Zweiten und Dritten Buch Sozialgesetzbuch oder an gleichartigen Leistungen ausgereicht. Das sind überwiegend Leistungen für die Grundsicherung oder die Arbeitsförderung. <text:s/>Von den 5,5 Millionen Menschen, die in diesem Jahr Bürgergeld in Deutschland bezogen haben, waren 53 Prozent Deutsche und 47 Prozent Ausländer. Das heißt, es waren circa 2,6 Millionen Ausländer unter den Leistungsempfängern. Hierunter fallen etwa 700 000 Ukrainer, circa eine halbe Million Syrer, circa 200 000 Türken, 182 000 Afghanen und circa 115 000 Iraker, um nur die größten Gruppierungen zu nennen. <text:s/>Wo so viel Geld im Spiel ist, da ist die Kriminalität leider auch nicht fern. So hat die Bundesagentur für Arbeit mitgeteilt, dass die Jobcenter im Hinblick auf die Grundsicherung für Arbeitsuchende, also auf Bürgergeld, im vergangenen Jahr rund 119 000 Fälle von Leistungsmissbrauch oder des Verdachts auf Leistungsmissbrauch dokumentiert haben. Der Zoll leitete im Jahr 2022 circa 85 700 Ermittlungsverfahren wegen des Verdachts des Leistungsbetrugs beim Bürger- oder Arbeitslosengeld ein. In Bremen lag der Anteil von Ausländern, die Sozialleistungsbetrug begingen, in der Vergangenheit bei bis zu 85 Prozent. Es ist daher jede Maßnahme zu unterstützen, die Sozialleistungsbetrug entgegenwirkt. Deutschland ist nicht das Sozialamt der Welt, und Deutschland darf nicht länger das Wunschziel von ausländischen Sozialbetrügern werden. <text:s/>Es ist daher richtig, dass Ausländer- und Leistungsbehörden künftig besser vernetzt werden sollen. Eine Abbildung der Leistungsbehörde, der Leistungsart, des Bezugszeitraums von Sozialleistungen im Ausländerzentralregister, kurz AZR, ist ein guter Baustein, um deutsche Behörden in der Fläche zu vernetzen und bestimmte Personalabfragen abrufbar zu machen. Auch einheitlichen IT-Sicherheitsstandards bei der Identitätsüberprüfung von Ausländern stellen wir uns nicht entgegen. Langfristig muss es jedoch eine selbstverständliche Staatsräson werden, dass sich der großzügige Sozialstaat und offene Grenzen in Bezug auf illegale Migration gegenseitig ausschließen. Andernfalls wird es dabei bleiben: Wer Geld braucht, kommt nach Deutschland; wer Geld hat, wird Deutschland verlassen. <text:s/>Ich freue mich auf die Beratungen im Ausschuss. <text:s/>Vielen Dank. <text:s/>Herr Abgeordneter Janich, ich mache Sie darauf aufmerksam, dass hier keine Präsidentin, kein Vizepräsident als Präsidenten einer Fraktion gewählt wurden und auch nicht als solche agieren. Ich habe gerade noch mal nachgeschaut: Sie sind erst seit September 2021 Mitglied des Hauses. Deshalb ein kleiner Hinweis: Die korrekte Anrede für den Vizepräsidenten Kubicki, wenn er hier amtiert, ist „Herr Präsident“ und für die Präsidentin und die Vizepräsidentinnen „Frau Präsidentin“. Ganz einfach. <text:s/>Damit haben wir das jetzt auch geklärt und fahren in der Debatte fort. Das Wort hat der Kollege Stephan Thomae für die FDP-Fraktion.</text:p>
          </table:table-cell>
          <table:table-cell table:style-name="ce2" office:value-type="string" calcext:value-type="string">
            <text:p>-</text:p>
          </table:table-cell>
          <table:table-cell table:style-name="ce2" office:value-type="string" calcext:value-type="string">
            <text:p>Willkommene</text:p>
          </table:table-cell>
          <table:table-cell table:style-name="ce2" office:value-type="string" calcext:value-type="string">
            <text:p>Kostenintensive</text:p>
          </table:table-cell>
          <table:table-cell table:number-columns-repeated="1014"/>
        </table:table-row>
        <table:table-row table:style-name="ro1">
          <table:table-cell table:style-name="ce2" office:value-type="string" calcext:value-type="string">
            <text:p>151</text:p>
          </table:table-cell>
          <table:table-cell table:style-name="ce2" office:value-type="string" calcext:value-type="string">
            <text:p>01.02.2024</text:p>
          </table:table-cell>
          <table:table-cell table:style-name="ce2" office:value-type="string" calcext:value-type="string">
            <text:p>ID2015104000</text:p>
          </table:table-cell>
          <table:table-cell table:style-name="ce2" office:value-type="string" calcext:value-type="string">
            <text:p>Dr. Martin Rosemann (SPD)</text:p>
          </table:table-cell>
          <table:table-cell table:style-name="ce2" office:value-type="string" calcext:value-type="string">
            <text:p>2024-10-26 12:39:53</text:p>
          </table:table-cell>
          <table:table-cell table:style-name="ce2" office:value-type="string" calcext:value-type="string">
            <text:p>0.21287743747234344</text:p>
          </table:table-cell>
          <table:table-cell table:style-name="ce2" office:value-type="string" calcext:value-type="string">
            <text:p>Sehr geehrte Frau Präsidentin! Liebe Kolleginnen und Kollegen! Herr Stracke, Ihr Kollege Hermann Gröhe hat ja in der ersten Lesung des Haushalts kritisiert, wir würden bei den Jobcentern kürzen. Heute hat er – wahrscheinlich aus guten Gründen – nichts gesagt; denn Fakt ist: Wir kürzen nicht bei den Jobcentern. <text:s/>Und was haben Sie hierfür geleistet? Ganz einfach: Nichts! <text:s/>Sie haben in beiden Bereinigungssitzungen keinen einzigen Antrag gestellt. Ich nenne das Arbeitsverweigerung, meine Damen und Herren. <text:s/>Damit stelle ich fest: Offenbar war Ihnen die Finanzlage der Jobcenter also nicht so wichtig, wie Sie das noch vor Wochen und Monaten hier behauptet haben. <text:s/>Wir sorgen dafür, dass die Jobcenter in diesem Jahr die gleiche Summe bekommen wie im letzten Jahr und damit die finanzielle und personelle Ausstattung zur Verfügung haben, die notwendig ist, um die mit dem Bürgergeld verbesserten Förderinstrumente umzusetzen, um den Jobturbo für Flüchtlinge durchzuführen. Denn wir müssen die Potenziale an Arbeitskräften auch im Bürgergeld heben; das gilt gerade angesichts des Fach- und Arbeitskräftemangels, den der Minister angesprochen hat. <text:s/>Meine Damen und Herren, das macht man aber, indem man Jobsuchende und Arbeitsplätze besser und schneller zusammenbringt, indem Vermittlungshemmnisse abgebaut werden: im Rahmen eines Vertrauensverhältnisses, durch individuelle Unterstützung, durch Förderung bei Qualifikation, Sprache oder Gesundheit. Dafür haben wir im Bürgergeld die notwendigen Instrumente geschaffen. Heute sorgen wir für die notwendige Finanzausstattung. <text:s/>Was ist die Alternative der Union? Sie wollen – eben hat es Herr Stracke deutlich gemacht – das bessere Fördern mit dem Bürgergeld wieder abschaffen. <text:s/>Und durch was ersetzen? Ja, durch was eigentlich? Ich lese: durch gemeinnützige Pflichtarbeit nach sechs Monaten. Das ist ein verstaubter Ladenhüter, den Sie jetzt wieder aus der Mottenkiste holen. Man muss sich das mal vorstellen, meine Damen und Herren: Handwerk und Gastronomie klagen in diesem Land über Arbeitskräftemangel, und die Union will die alten Arbeitsbeschaffungsmaßnahmen wieder einführen und so unserer Wirtschaft die dringend notwendigen Arbeitskräfte entziehen. <text:s/>Ansonsten haben Sie wieder das Märchen erzählt, Arbeit würde sich nicht mehr lohnen. Dabei haben Sie dem Bürgergeld selber zugestimmt. Und es ist, Herr Stracke, noch gar nicht so lange her, da haben gerade Sie, Sie persönlich, Stephan Stracke, angesichts der Inflation gefordert, endlich das Bürgergeld zu erhöhen. <text:s/>Da konnte es Ihnen gar nicht schnell genug gehen, Herr Stracke. Erinnern Sie sich an die Ausschusssitzung am 22. Juni 2022 oder an die Plenardebatte am 10. November 2022? Da haben Sie jeweils eine schnellere Anpassung der Regelsätze an die Teuerungsrate gefordert. <text:s/>– Ich habe die Protokolle hier, Herr Stracke. – So schnell wechseln Sie Ihre Meinung. Sie sind sprunghaft. Wir sind standhaft. <text:s/>Die SPD steht dafür, dass Arbeit immer den Unterschied macht. Deshalb werden wir nach der Erhöhung des Mindestlohns auf 12 Euro die Tarifbindung stärken. <text:s/>Und während Sie als Union wollen, dass die Leute immer länger arbeiten müssen, werden wir das Rentenniveau stabilisieren. Das ist der Unterschied. <text:s/>Damit sorgen wir dafür, dass die Renten auch in Zukunft mit den Löhnen steigen <text:s/>und sich Arbeit auch in der Rente auszahlt. Das ist Respekt vor Lebensleistung, meine Damen und Herren. <text:s/>Während Ihr Oppositionsführer Friedrich Merz den hart arbeitenden Menschen in Deutschland erklärt, sie würden in einem Freizeitpark leben, machen wir Politik für die arbeitende Mitte in Deutschland. <text:s/>Wir sorgen dafür, dass sich gerade auch die arbeitende Mitte weiterhin auf den Sozialstaat verlassen kann, <text:s/>auf einen Sozialstaat, der die Schwachen schützt und Arbeit belohnt, vor allem aber auf einen Sozialstaat, der Menschen befähigt und unterstützt. In diesen Sozialstaat investieren wir und damit in die Köpfe und die Hände in Deutschland, die wir so dringend brauchen. <text:s/>Und damit investieren wir in den gesellschaftlichen Zusammenhalt und damit in unsere Demokratie. Denn gerade in dieser Woche wird uns allen wieder klar: Diese unsere Demokratie ist ein so hohes Gut! Und Demokratie gibt es nicht umsonst. <text:s/>Vielen Dank. <text:s/>Das Wort hat Dr. Ottilie Klein für die CDU/CSU-Fraktio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28</text:p>
          </table:table-cell>
          <table:table-cell table:style-name="ce2" office:value-type="string" calcext:value-type="string">
            <text:p>12.10.2023</text:p>
          </table:table-cell>
          <table:table-cell table:style-name="ce2" office:value-type="string" calcext:value-type="string">
            <text:p>ID2012812300</text:p>
          </table:table-cell>
          <table:table-cell table:style-name="ce2" office:value-type="string" calcext:value-type="string">
            <text:p>Kai Whittaker (CDU/CSU)</text:p>
          </table:table-cell>
          <table:table-cell table:style-name="ce2" office:value-type="string" calcext:value-type="string">
            <text:p>2024-10-26 11:55:50</text:p>
          </table:table-cell>
          <table:table-cell table:style-name="ce2" office:value-type="string" calcext:value-type="string">
            <text:p>0.20531845092773438</text:p>
          </table:table-cell>
          <table:table-cell table:style-name="ce2" office:value-type="string" calcext:value-type="string">
            <text:p>Frau Präsidentin! Werte Kolleginnen und Kollegen! Die Debatte zeigt, dass die Politik sich in einem Dilemma befindet. Einerseits haben wir in Deutschland eines der großzügigsten Asylrechtssysteme in der Welt – angesichts unserer Geschichte richtig so. Deshalb steht das Recht auf Asyl auch in unserem Grundgesetz, und deshalb wird dieses Recht auch von weiten Teilen der Bevölkerung akzeptiert. Und deshalb ist für uns als Christdemokraten klar: Wir behandeln die Menschen in diesem Land anständig. <text:s/>Andererseits sind wir gerade dabei, diese Akzeptanz bei den Menschen zu verlieren, wenn wir nicht Ordnung und Sicherheit schaffen. Deshalb müssen wir jetzt alles dafür tun, die überhitzte Lage in diesem Land abzukühlen, und deshalb brauchen wir jetzt die Einführung einer Bezahlkarte. <text:s/>Wer mit den Praktikern vor Ort spricht, der weiß, dass die Flüchtlinge teilweise einen Teil ihres Geldes in ihre Heimatländer überweisen. Mir haben auch Sachbearbeiter in meinem Wahlkreis bestätigt, dass sie schon öfters zusätzliches Geld ausgezahlt haben, weil Flüchtlinge ihren monatlichen Geldteil bereits komplett in die Heimat überwiesen haben. Da sage ich Ihnen: Das Asylsystem ist dafür nicht gedacht. Das Asylsystem ist keine alternative Entwicklungshilfe, sondern es soll ein menschenwürdiges Leben in Deutschland ermöglichen. Darum geht es, meine Damen und Herren. <text:s/>Natürlich spricht sich vor Ort rum, wenn in Deutschland Geld von einem Flüchtling eingezahlt wird. Das ist ein Anreiz, nach Deutschland zu gehen. <text:s/>Wir wissen, dass es nicht den einen Pull-Faktor gibt. Es gibt viele unterschiedliche Gründe, warum Menschen nach Deutschland fliehen. Aber zu glauben, es gäbe gar keine Pull-Faktoren, halte ich für genauso naiv, meine Damen und Herren. <text:s/>Deshalb wollen wir die Bezahlkarte. Wir erreichen zwei Dinge mit ihr: <text:s/>Erstens können Flüchtlinge in Deutschland ganz normal wie bisher auch weiter einkaufen. Sie erfahren keine Diskriminierung. <text:s/>Zweitens gewährleisten wir, dass kein Geld mehr ins Ausland überwiesen werden kann. <text:s/>SPD und FDP scheinen diese Idee ja zu unterstützen. Der SPD-Innenminister von Thüringen hat das im „Tagesspiegel“ gestern so gefordert. Der Fraktionsvorsitzende der FDP hat sich ebenfalls für eine Bundesregelung ausgesprochen. <text:s/>Insofern können Sie jetzt hier zustimmen. <text:s/>Aber ich höre von den Grünen ständig Bedenken. Da kann ich Ihnen nur sagen, liebe Grüne: Wenn Sie sagen, dieser Vorschlag bringe nichts, dann könnten Sie eigentlich jetzt hier umso leichter zustimmen; denn wenn es nichts bringt, dann haben wir ja offensichtlich auch keinen Schaden angerichtet. <text:s/>Wenn es aber etwas bringt, dann haben wir allesamt miteinander etwas dafür getan, für mehr Ordnung und Sicherheit in unserem Asylsystem zu sorgen. Und das sollten wir dringend tun, liebe Damen und Herren. <text:s/>Deshalb: Stimmen Sie zu! <text:s/>Es gibt eine gewisse Randale hier. Wir bringen das wieder in Ordnung. <text:s/>– Herr Brandner, wirklich! Das war ein Rollstuhl. Das haben Sie gesehen, oder? Mein Gott! <text:s/>Angelika Glöckner hat das Wort für die SPD-Fraktion.</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25</text:p>
          </table:table-cell>
          <table:table-cell table:style-name="ce2" office:value-type="string" calcext:value-type="string">
            <text:p>28.09.2023</text:p>
          </table:table-cell>
          <table:table-cell table:style-name="ce2" office:value-type="string" calcext:value-type="string">
            <text:p>ID2012506900</text:p>
          </table:table-cell>
          <table:table-cell table:style-name="ce2" office:value-type="string" calcext:value-type="string">
            <text:p>Helge Lindh (SPD)</text:p>
          </table:table-cell>
          <table:table-cell table:style-name="ce2" office:value-type="string" calcext:value-type="string">
            <text:p>2024-10-26 11:49:47</text:p>
          </table:table-cell>
          <table:table-cell table:style-name="ce2" office:value-type="string" calcext:value-type="string">
            <text:p>0.21465328335762024</text:p>
          </table:table-cell>
          <table:table-cell table:style-name="ce2" office:value-type="string" calcext:value-type="string">
            <text:p>Frau Präsidentin! Liebe Kolleginnen und Kollegen! Ich habe eben den Entschluss gefasst: Ich werde den Wissenschaftlichen Dienst damit beauftragen, einmal eine Sammlung von Plattheiten, Phrasen und Dreschereien von Allgemeinplätzen des Herrn Amthor zusammenzustellen. Ich denke, das wird ein epochales Werk sein. <text:s/>Sie haben wahrscheinlich ganze Teams damit bemüht, Ihre Slogans zusammenzustellen, die Sie eben an der Debatte vorbei rausgefeuert haben. Sie waren schon mal besser. Ich bin besorgt über Ihre aktuelle Performance. <text:s/>Abgesehen davon muss ich als gesetzlich versicherter Mensch, dem demnächst Zahn- und Kieferoperationen bevorstehen, feststellen, dass ich eigentlich traurig sein müsste, kein Asylsuchender oder abgelehnter Asylbewerber zu sein. Ich muss feststellen: Ich bin sehr glücklich, deutscher Staatsbürger in einer privilegierten Situation zu sein, weil ich die gesamte Gesundheitsversorgung bekomme und nicht nur eine reduzierte. <text:s/>Damit sind wir beim Kern des Problems; denn die entscheidende, zentrale Frage ist, wenn wir ehrlich sind, nicht die, was die Rechtsextremisten, die Rechtspopulisten, die AfD machen und machen werden. Die entscheidende Frage ist, was die AfD, die Rechtspopulisten und die Rechtsextremisten aus uns machen. Herr Merz sollte sich ernsthaft fragen, was er durch die Rechtspopulisten aus sich selbst machen lässt; denn er mutiert selbst gerade in Turbogeschwindigkeit zu einem solchen – unwürdig einer großen, stolzen, konservativen christdemokratischen Volkspartei. <text:s/>Sie merken doch gar nicht, wie es immer mehr abdriftet. Wir kennen beim Klima ja den Aspekt der Kipppunkte. Bei der Debatte über Migration und Asyl ist so ein Kipppunkt gerade erreicht, und zwar nicht links-mittig, sondern rechts in diesem Plenum. <text:s/>Er ist überschritten. Es sind alle Tore offen, <text:s/>und man meint, alles, egal was, einfach äußern zu können wie in einem Überbietungswettbewerb. <text:s/>Aber es gibt noch etwas, gerade auch in einer migrationspolitischen Debatte. Denken Sie an Ihre Kanzlerin, die Sie erst verschmäht haben und plötzlich wiederentdecken, je nach Stimmungslage: Politik hat mit Verantwortung zu tun – Verantwortung, nicht Verhetzung und Verdummung! <text:s/>Was aber die Union betreibt, ist Verdummung des Volkes, Volksverdummung! <text:s/>Verantwortung heißt aber: Antwort geben. Antwort geben, das ist aber kein Sammelsurium von Antworten, die sich täglich ändern. <text:s/>Sie jagen doch jeden Tag eine neue migrationspolitische Sau durchs Dorf. Antwort geben ist auch nicht, Copy-and-paste bei der AfD zu machen. <text:s/>Im Übrigen kurz zur AfD. Sie haben auch Aspekte und Fragmente aus dem damaligen Vorschlag zur Bundespolizei der GroKo aufgenommen. Das ist aber der Unterschied zwischen uns und Ihnen: Wir nehmen Kritik ernst. <text:s/>Damals hat – hätten Sie sich mal genauer vorbereitet! – Boris Pistorius zu Recht darauf hingewiesen, dass es Schnittstellenprobleme gibt, wenn man die Bundespolizei beauftragt. Da muss man nämlich entscheiden: <text:s/>Was ist denn mit den Familien von Aufgegriffenen? Ist dann Bundespolizei oder Ausländerbehörde zuständig? Was ist, wenn keine Abschiebungshaft angeordnet wird? Wo werden die Menschen untergebracht? Das sind Sachfragen. Migrationspolitik hat nämlich mit Sachpolitik zu tun, damit, sich für Probleme zu interessieren. Wir machen nämlich im Unterschied zu Ihnen evidenzbasierte Politik. <text:s/>Sie machen populismus- und wutbasierte Politik, jeden Tag. <text:s/>Jetzt zählen wir das mal auf. <text:s/>Seit dem Sommer: Abschaffung des individuellen Asylrechts, Refoulement-Verbot aufheben. Mehr Leistungen für Kommunen? Nein, mehr Leistungen für Kommunen bringen nichts. Arbeitsverbote, Arbeitszwänge, Grenzen zu, Zurückweisung aller Personen, ob es rechtlich zulässig ist oder nicht; keine Sozialleistungen mehr oder eingeschränkte Sozialleistungen; nur noch Sachleistungen, keine medizinischen Leistungen mehr, wie wir jetzt erfahren haben. <text:s/>In Außenfragen: Europa ist entscheidend. – „Nein, Europa ist überhaupt nicht entscheidend“ als nächste Variante. Neue sichere Herkunftsstaaten: Georgien und Moldau. – Nein, möglichst alle Länder, die uns einfallen, zu sicheren Herkunftsstaaten machen. Drittstaatenkonzepte, aber ohne Ausgestaltung usw. usf. Jeden Tag ein neuer Vorschlag! Noch vor zwei Monaten sahen Sie Rückführung als die entscheidende Antwort. Dann plötzlich war nichts mehr zu hören von Rückführung. Sie sagen: Rückführungen sind nicht die Lösung des Problems. – Jetzt kommen Rückführungen wieder. Das hat nichts mit Sachpolitik zu tun! Das ist Verdummung der Bevölkerung und eine Nulllösung. <text:s/>Und dann kommt es noch besser: Sie gucken sich ja nicht mal die Erlasslagen in den unionsgeführten Bundesländern an. Sprechen Sie mal mit Herrn Wüst, gehen Sie in eine Therapiegruppe – aber klären Sie die Differenzen! <text:s/>Fragen Sie in Ihrer eigenen Fraktion nach. Was ist mit den diversen – – <text:s/>Herr Lindh, möchten Sie denn eine Zwischenfrage von Herrn Müller zulassen? <text:s/>Selbstverständlich! <text:s/>Ich nehme an, Sie haben eine sehr kurze Zwischenfrage, und die Antwort von Herrn Lindh wird auch sehr kurz ausfallen. <text:s/>Vielen Dank, Frau Präsidentin. – Vielen Dank, Herr Kollege Lindh, dass Sie die Zwischenfrage zulassen. – Ich habe wirklich, wie es meiner Art entspricht, eine sehr kurze Zwischenfrage. Im „Spiegel“ dieser Woche stand, dass 82 Prozent der Deutschen bei einer Umfrage gesagt haben, sie meinen, dass der Staat mit dem Thema Migration überfordert sei. Sind Sie jetzt Teil dieser 82 Prozent, oder sind Sie Teil der verbliebenen 18 Prozent? <text:s/>Danke schön. <text:s/>Ich bin Teil der hier Sitzenden – in Prozentzahlen der Bevölkerung; aber es wird wahrscheinlich im Promillebereich sein –, die sich ernsthaft für die 82 Prozent und die 18 Prozent interessieren, weil wir nämlich nicht Ängste bedienen, schüren und daraus Nutzen ziehen wollen, sondern weil wir Ängste ernst nehmen, <text:s/>weil wir uns ernsthaft um Probleme und Sorgen kümmern, weil für uns nicht Stimmungsmache oder Stimmung hier Maßstab ist, sondern Problemlösung. Wir geben Antworten, die solide und verlässlich sind, und nicht solche Antworten, deren Haltbarkeit gerade bis zur Landtagswahl geht. Das ist der Unterschied! Für uns gibt es noch so was wie Maßstäbe, Ethik, Sachlichkeit – Fundamente, die man braucht, anstatt nur zu gucken, was kurzfristig Stimmengewinn bringt, am Ende aber nur denjenigen rechts außen nutzt. <text:s/>Das ist der Unterschied. Deshalb sind für uns Umfragen nicht der Maßstab, sondern die konkreten Sorgen. <text:s/>Deshalb antworten Sie mir bitte mal – – <text:s/>Herzlichen Dank. Das war die Antwort. <text:s/>Antworten Sie mir, wie Sie das denn bei all Ihren Forderungen machen wollen, wenn Sie einerseits Ausländerbehörden entlasten wollen, diese aber stärker belasten wollen mit Sachleistungssystem. Es ist aufwendiger, es ist teurer. <text:s/>Zweitens. Sie wollen Arbeitsverbote, wissen aber genau, dass 300 000 Menschen in diesem Land niemals abgeschoben werden können. Sie wissen das ganz genau, also nehmen Sie lieber in Kauf, dass die Leute perspektivlos sind und Transferleistungen bekommen. Sie wollen doch immer Anreize! Dann geben Sie doch Anreize zum Arbeiten! Ihre Politik ist zutiefst widersprüchlich! <text:s/>Und dann wollen Sie auch noch Arbeitszwänge. Also: Entscheiden Sie sich: Arbeitszwang oder Arbeitsmöglichkeiten. <text:s/>Dann sagen Sie auch noch – mein persönliches Highlight –: Der Chancen-Aufenthalt ist der Grund für explodierende irreguläre Migration. – Das ist wirklich eine Gewalttat gegen jede Form von Logik! <text:s/>Chancen-Aufenthalt betrifft Menschen, die hier sind, mit Stichtagsregelung. Wie sollen Menschen, die noch gar nicht in Deutschland sind, davon profitieren? Logisch unmöglich, aber es kommt Ihnen nicht auf Antworten an. Das muss man mal klarmachen! Wir sind da viel zu leise. <text:s/>Wir stehen für eine Politik der Vernunft und der Systematik. Wir verkaufen nicht unsere Moral, unsere Werte und unseren Verstand für billige Stimmgewinne! <text:s/>Wir sind kein Förderprogramm für die AfD. Wir stehen für Sachpolitik, für Anstand, und für uns sind auch Menschen, die abgeschoben werden, noch Menschen und nicht Vieh, das man benutzen kann für schnelle Erfolge! Populismus ohne uns! Evidenzbasierte Politik jetzt und in Zukunft! <text:s/>Vielen Dank.</text:p>
          </table:table-cell>
          <table:table-cell table:style-name="ce2" office:value-type="string" calcext:value-type="string">
            <text:p>-</text:p>
          </table:table-cell>
          <table:table-cell table:style-name="ce2" office:value-type="string" calcext:value-type="string">
            <text:p>Nützlich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52</text:p>
          </table:table-cell>
          <table:table-cell table:style-name="ce2" office:value-type="string" calcext:value-type="string">
            <text:p>09.09.2022</text:p>
          </table:table-cell>
          <table:table-cell table:style-name="ce2" office:value-type="string" calcext:value-type="string">
            <text:p>ID205200800</text:p>
          </table:table-cell>
          <table:table-cell table:style-name="ce2" office:value-type="string" calcext:value-type="string">
            <text:p>Mechthilde Wittmann (CDU/CSU)</text:p>
          </table:table-cell>
          <table:table-cell table:style-name="ce2" office:value-type="string" calcext:value-type="string">
            <text:p>2024-10-26 10:19:42</text:p>
          </table:table-cell>
          <table:table-cell table:style-name="ce2" office:value-type="string" calcext:value-type="string">
            <text:p>0.2246946394443512</text:p>
          </table:table-cell>
          <table:table-cell table:style-name="ce2" office:value-type="string" calcext:value-type="string">
            <text:p>Frau Präsidentin! Frau Bundesministerin! Kolleginnen und Kollegen! Lassen Sie mich eines voranstellen, weil ich glaube, dass es wichtig ist, dies zu erwähnen, wenn wir über die Zahlen, die ich jetzt gleich anführen werde, reden: Selbstverständlich, Herr Dr. Lieb, hat die Unionsfraktion das Bauministerium in sämtlichen Betrachtungen herausgerechnet. <text:s/>Herr Dr. Lieb, ich kann Ihnen nur eines sagen: Diese Behauptung, die Sie vorhin aufgestellt haben, in der Hoffnung, zu retten, was hier bei diesem Haushalt noch zu retten ist, ist schlicht unseriös, <text:s/>und sie erinnert mich an das unseriöse Verhalten Ihres Finanzministers bei dem entglittenen Haushalt 2023. <text:s/>Frau Bundesministerin Faeser, Sie haben vor drei Tagen beim Empfang der Sicherheitsbehörden gesagt: Sicherheit kostet. – Da sind wir vollkommen an Ihrer Seite. Sie haben jetzt gesagt: Sicherheit ist nicht selbstverständlich. – Und auch da sind wir an Ihrer Seite. Ich sehe Ihr Bestreben, etwas zu tun, was auch von uns mitgetragen wird, nämlich in irgendeiner Form Haushaltsdisziplin zu wahren. Seriosität macht sich auch daran fest. <text:s/>Es ist bedauerlich genug, dass sowohl die Kollegin Schäfer als auch der Kollege Gerster von sich aus gesagt haben, welchen Nachbesserungsbedarf denn der Haushalt des Innenministeriums noch hat. Ich habe das Gefühl, Sie werden im Stich gelassen von Ihren eigenen Leuten, nicht nur von den FDP-Ministern Buschmann und Lindner. <text:s/>Tatsächlich ist es so, dass dieser Haushalt natürlich um 2,2 Milliarden Euro gekürzt wird. Und tatsächlich ist es so, dass Mammutaufgaben vor uns stehen, nicht nur im Bereich der Migration und Integration, sondern vor allem im Bereich der Sicherheit unserer Bürgerinnen und Bürger. Unsere Bürgerinnen und Bürger fühlen sich unsicher angesichts von Straftaten und Kriminalität – das wissen wir –, trotz des tatsächlich gestiegenen Sicherheitsstandards bei uns in der Bundesrepublik Deutschland. Aber sie fühlen sich auch unsicher angesichts von Naturkatastrophen, die diese Zeit mit sich bringt, und von vielen Dingen, mit denen sie nicht gerechnet haben. <text:s/>Lassen Sie mich zum ersten Bereich kommen. Wir hatten im Jahr 2015 1,5 Millionen Flüchtlinge, die zu uns kamen. Im Jahr 2022 verzeichnen wir jetzt schon 1 Million Flüchtlinge aus der Ukraine und einen weiteren Anstieg aus anderen Ländern. Insgesamt sind knapp 3 Millionen Flüchtlinge im Land. Und dennoch kürzen Sie im so wichtigen Bereich der Integrationskurse um mehr als 70 Millionen Euro, und Sie kürzen bei den Migrationsberatungen ebenfalls noch mal um 13 Millionen Euro. Meine Damen und Herren, allein der bayerische Haushalt hat ein höheres Volumen im Bereich Migration und Integration als der Bundeshaushalt. Er ist um 200 Millionen Euro höher als der Bundeshaushalt. <text:s/>Das zeigt die Bedarfe, die wir hier haben. Aber stattdessen stecken Sie 20 Millionen Euro neu in behördenunabhängige Asylverfahrensberatung. Die Ergebnisse, die so etwas bringt, sehen wir verzweifelt vor Ort. <text:s/>Wissen Sie, wo Sie noch kürzen? Es wurde noch gar nicht erwähnt: Im Bereich der Leistungen im Rahmen der humanitären Aufnahme, für die sich diese Bundesregierung so gerne rühmt, kürzen Sie um 60 Prozent – um 60 Prozent! Ich kann Sie nicht verstehen. Das Chancen-Aufenthaltsrecht, das Sie so rühmen, hat einen Mittelbedarf von über 70 Millionen Euro. Kein einziger Euro ist in Ihrem Haushalt dafür ausgewiesen – kein einziger! <text:s/>Lassen Sie mich vielleicht rein inhaltlich noch etwas sagen: Wenn wir Menschen, die fünf Jahre da sind, darin stützen wollen, dass sie eventuell jetzt mal anfangen, ihre Identität zu klären, dann, glaube ich, geht hier etwas vollkommen in die falsche Richtung. Dafür hatten sie Zeit in fünf Jahren. <text:s/>Lassen Sie mich weitergehen zum Thema des Extremismus. Ja, beim Rechtsextremismus passt kein Blatt zwischen uns. Wir werden fest an Ihrer Seite stehen, um diesen massiv zu bekämpfen. Aber wieder einmal, auch in diesem Haushalt, ist Ihr Auge blind vor den Gefahren des Linksextremismus. Ich sage es Ihnen noch mal, wie schon die letzten Male: Der Linksextremismus richtet sich gegen die staatliche Ordnung und ihre Vollzugsorgane und dabei in erster Linie gegen unsere Polizistinnen und Polizisten, die nichts davon haben, wenn wir sie da nicht stützen, selbst wenn Sie sagen, Sie würden hinter ihnen stehen. <text:s/>Der Stellenaufwuchs bei Bundespolizei und Bundeskriminalamt ist richtig. Da sind wir an Ihrer Seite. Aber was hilft es dem Polizisten, wenn eine halbe Milliarde Euro bei der Ausrüstung fehlt? Sie können sie doch nicht blank gehen lassen in eine teilweise hohe Bedrohungslage. Sie lassen sie im Stich, wenn Sie sie nicht ausreichend ausrüsten. Und auch hier hat dieser Haushalt seine Fehler. <text:s/>Sie sprechen von Bevölkerungsschutz, und Sie sagen, auch hier würden Sie entsprechend stützen. Schon Frau Schäfer hat gesagt, dass hier erheblicher Nachholbedarf besteht. Und es klingt geradezu zynisch, wenn Sie mir sagen, dass dies alles – ich habe den Zuruf aus der FDP gehört – ein Selbstzweck wäre. Sagen Sie mal, wo leben Sie eigentlich? <text:s/>Es ist nicht Selbstzweck, unsere Bevölkerung zu schützen. Es ist nicht Selbstzweck, im Katastrophenfall zu helfen. Deswegen kann es nicht sein, dass wir hier in diesem Maße kürzen: 30 Prozent beim THW, 40 Prozent beim Bundesamt für Bevölkerungsschutz und Katastrophenhilfe. <text:s/>Nur dass wir uns noch mal erinnern: Dieses wurde einst von Rot-Grün aufgelöst und musste unter der Unionsführung wieder entsprechend aufgebaut werden, und das ist uns gelungen. <text:s/>Lassen Sie mich hier noch einmal ein ganzes Stück weitergehen. Sie wollen das Ehrenamt stützen. Das ist unser aller Bedürfnis; das wollen auch wir. Gleichzeitig streichen Sie allein beim Ehrenamt im Bereich des BBK eine Viertelmillion Euro. Und ähnlich sieht es aus beim THW; denn dort haben Sie die Mittel, wenn es um das Ehrenamt geht, von 7,6 Millionen auf 0,6 Millionen Euro gestrichen. Das ist ein Schlag ins Gesicht all derer, die wir brauchen, damit sie uns vor Ort helfen, all derer, die zuerst da sind, wenn die Katastrophe passiert, und die unsere gesamte Unterstützung brauchen. <text:s/>Meine sehr verehrten Damen und Herren, bei diesem Haushalt besteht – Frau Schäfer und Herr Gerster, ich kann Ihnen nur zustimmen – erheblicher Nachholbedarf. Wir sind an Ihrer Seite. Bewegen Sie sich! Setzen Sie sich gegen die Kollegen von der FDP durch! <text:s/>Vielen Dank. <text:s/>Nächste Rednerin: für die Fraktion Bündnis 90/Die Grünen Lamya Kaddor.</text:p>
          </table:table-cell>
          <table:table-cell table:style-name="ce2" office:value-type="string" calcext:value-type="string">
            <text:p>-</text:p>
          </table:table-cell>
          <table:table-cell table:style-name="ce2" office:value-type="string" calcext:value-type="string">
            <text:p>Kostenintensive</text:p>
          </table:table-cell>
          <table:table-cell table:style-name="ce2" office:value-type="string" calcext:value-type="string">
            <text:p>x</text:p>
          </table:table-cell>
          <table:table-cell table:number-columns-repeated="1014"/>
        </table:table-row>
        <table:table-row table:style-name="ro1">
          <table:table-cell table:style-name="ce2" office:value-type="string" calcext:value-type="string">
            <text:p>128</text:p>
          </table:table-cell>
          <table:table-cell table:style-name="ce2" office:value-type="string" calcext:value-type="string">
            <text:p>12.10.2023</text:p>
          </table:table-cell>
          <table:table-cell table:style-name="ce2" office:value-type="string" calcext:value-type="string">
            <text:p>ID2012811800</text:p>
          </table:table-cell>
          <table:table-cell table:style-name="ce2" office:value-type="string" calcext:value-type="string">
            <text:p>Rasha Nasr (SPD)</text:p>
          </table:table-cell>
          <table:table-cell table:style-name="ce2" office:value-type="string" calcext:value-type="string">
            <text:p>2024-10-26 11:55:20</text:p>
          </table:table-cell>
          <table:table-cell table:style-name="ce2" office:value-type="string" calcext:value-type="string">
            <text:p>0.21015064418315887</text:p>
          </table:table-cell>
          <table:table-cell table:style-name="ce2" office:value-type="string" calcext:value-type="string">
            <text:p>Sehr geehrte Frau Präsidentin! Meine sehr verehrten Damen und Herren! Werte Kolleginnen und Kollegen! Ich hatte schon gehofft, dass nach den Landtagswahlen am Wochenende endlich Schluss ist mit diesen Symboldebatten. <text:s/>Ich hatte gehofft, dass wir uns alle konstruktiv an der Problemlösung beteiligen; denn klar ist, dass diese Herausforderungen nur Bund, Länder und Kommunen gemeinsam schaffen können. <text:s/>Leider erleben wir aber heute wieder das Gegenteil von konstruktiver Arbeit. Warum? Weil Sie es sich meiner Meinung nach zu leicht machen. Ihr Grundfehler ist: Sie behaupten, Menschen kämen allein wegen der Geldleistungen nach Deutschland. <text:s/>Entscheidend für Migration sind aber vor allem der Aufenthaltsort von Freunden, der Familie, der eigenen Community sowie die Chancen auf dem Arbeitsmarkt und die Möglichkeit, in Frieden und Demokratie zu leben. Menschen fliehen vor Krieg. Sozial- und asylpolitische Detailregelungen spielen aufgrund des fehlenden Wissens darüber bei den Betroffenen gar keine Rolle. Es tut mir leid, Sie zu enttäuschen, liebe Union, aber diese Debatte gerade wird nicht gebannt vor afghanischen Fernsehbildschirmen verfolgt, und die durch das jüngste Erdbeben obdachlosen Menschen wägen jetzt nicht ab, ob sie nach Deutschland kommen oder nicht. Im Übrigen finden Sie die meisten geflüchteten Syrer in der Türkei und die meisten geflüchteten Afghanen in Pakistan oder in Turkmenistan, und das nicht, weil diese Länder so tolle Pull-Faktoren haben, sondern weil es geografisch und familiär für diese Menschen einfach sinnvoller ist, dorthin zu gehen, als nach Deutschland zu kommen. Auch unsere im Vergleich zur Ukraine schleppend vorangeschrittene Digitalisierung hat diejenigen Ukrainer, die nun bei uns sind, nicht davon abgehalten, zu uns zu kommen. Sie merken also: Wenn Bomben fallen, wenn Verfolgung und Haft oder der Hungertod drohen, dann ist es Menschen relativ egal, welche Detailregelungen wir hier wieder getroffen haben. <text:s/>Und Sie wissen ganz genau, dass es hier nicht um bundesgesetzliche Regelungen geht. Länder und Kommunen haben bereits jetzt die Möglichkeit, Sachleistungen auszugeben. Nur hat das bisher niemand so wirklich umgesetzt. Und warum? Weil es eben schwer umzusetzen ist. <text:s/>Ihr Antrag scheitert bereits daran, dass eine überwältigende Mehrheit der Praktiker, die sich vor Ort um die Migrationsverwaltung kümmern müssen, gegen diesen Vorschlag ist. Ihre eigenen Leute, die in Verantwortung sind, teilen unsere Bedenken, wenn es um Bezahlkarten geht. Die nordrhein-westfälische Landesregierung unter CDU-Ministerpräsident Hendrik Wüst und Innenminister Herbert Reul spricht von einem – Zitat – „unverhältnismäßigen Eingriff in die Ausübung der persönlichen Lebensgestaltung sowie des allgemeinen Persönlichkeitsrechts“. <text:s/>Das heißt übersetzt für Sie, liebe Union, dass das Bundesverfassungsgericht eine derartige Regelung wahrscheinlich sowieso wieder einkassieren würde. <text:s/>Statt dieses Antrags könnten Sie also die acht Innenminister der Union in den Ländern fragen, warum sie die Möglichkeit nicht ausschöpfen, das Sachleistungsprinzip umzusetzen. Dann bekommen Sie sicherlich die Antwort, dass der finanzielle, administrative und personelle Aufwand zu groß ist. Sie, liebe Union, die Sie so gerne von Bürokratieabbau sprechen, wollen, dass die überlasteten Kommunen sich jetzt auch noch um Dienstleistungen wie Friseurbesuche kümmern müssen. <text:s/>Lassen Sie uns doch stattdessen an pragmatischen Lösungen arbeiten, von denen die Kommunen wirklich etwas hätten, etwa dem schnelleren Arbeitsmarktzugang. <text:s/>Auch Gerd Landsberg, Ihr Parteimitglied, fordert im Namen der Kommunen, dass die Arbeitsverbote für Geflüchtete endlich fallen, und das ist richtig so. Das werden wir als Ampel auch umsetzen. Ich lade Sie herzlich ein, konstruktiv daran mitzutun. Denn damit schaffen wir wirkliche Verbesserungen für die Kommunen, die dann massiv entlastet würden, und für unsere Unternehmen, die händeringend nach Arbeitskräften suchen, aber vor allem für die Geflüchteten, die dann auf eigenen Beinen stehen könnten. Geflüchtete Menschen sehnen sich danach, sich um sich selbst kümmern zu können. Das Festhalten an Arbeitsverboten wäre also wirtschaftsfeindlich, wohlstandsgefährdend und wachstumshemmend. <text:s/>Lassen Sie uns dieses Schauspiel bitte endlich beenden. Die Lage in unseren Kommunen, für unsere Wirtschaft und insbesondere für die Geflüchteten, die es zu uns geschafft haben, ist viel zu ernst, um jetzt nicht an pragmatischen Lösungen zu arbeiten. <text:s/>Vielen Dank.</text:p>
          </table:table-cell>
          <table:table-cell table:style-name="ce2" office:value-type="string" calcext:value-type="string">
            <text:p>-</text:p>
          </table:table-cell>
          <table:table-cell table:style-name="ce2" office:value-type="string" calcext:value-type="string">
            <text:p>Kriminelle</text:p>
          </table:table-cell>
          <table:table-cell table:style-name="ce2" office:value-type="string" calcext:value-type="string">
            <text:p>Integrationswillige</text:p>
          </table:table-cell>
          <table:table-cell table:number-columns-repeated="1014"/>
        </table:table-row>
        <table:table-row table:style-name="ro2" table:number-rows-repeated="10483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0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andom_5f_200-annotated" style:display-name="PageStyle_random_200-annotate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63" meta:object-count="0"/>
    <meta:generator>LibreOfficeDev/6.0.5.2$Linux_X86_64 LibreOffice_project/</meta:generator>
  </office:meta>
</office:document-meta>
</file>